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9pt"/>
    </style:style>
    <style:style style:name="co2" style:family="table-column">
      <style:table-column-properties fo:break-before="auto" style:column-width="35.01pt"/>
    </style:style>
    <style:style style:name="co3" style:family="table-column">
      <style:table-column-properties fo:break-before="auto" style:column-width="30.16pt"/>
    </style:style>
    <style:style style:name="co4" style:family="table-column">
      <style:table-column-properties fo:break-before="auto" style:column-width="18.31pt"/>
    </style:style>
    <style:style style:name="co5" style:family="table-column">
      <style:table-column-properties fo:break-before="auto" style:column-width="25.85pt"/>
    </style:style>
    <style:style style:name="co6" style:family="table-column">
      <style:table-column-properties fo:break-before="auto" style:column-width="59.75pt"/>
    </style:style>
    <style:style style:name="co7" style:family="table-column">
      <style:table-column-properties fo:break-before="auto" style:column-width="19.9pt"/>
    </style:style>
    <style:style style:name="co8" style:family="table-column">
      <style:table-column-properties fo:break-before="auto" style:column-width="29.11pt"/>
    </style:style>
    <style:style style:name="co9" style:family="table-column">
      <style:table-column-properties fo:break-before="auto" style:column-width="25.31pt"/>
    </style:style>
    <style:style style:name="co10" style:family="table-column">
      <style:table-column-properties fo:break-before="auto" style:column-width="37.7pt"/>
    </style:style>
    <style:style style:name="co11" style:family="table-column">
      <style:table-column-properties fo:break-before="auto" style:column-width="45.24pt"/>
    </style:style>
    <style:style style:name="co12" style:family="table-column">
      <style:table-column-properties fo:break-before="auto" style:column-width="17.74pt"/>
    </style:style>
    <style:style style:name="co13" style:family="table-column">
      <style:table-column-properties fo:break-before="auto" style:column-width="16.95pt"/>
    </style:style>
    <style:style style:name="ro1" style:family="table-row">
      <style:table-row-properties style:row-height="14.6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conv-example">
      <style:table-properties table:display="true" style:writing-mode="lr-tb"/>
    </style:style>
    <style:style style:name="ta2" style:family="table" style:master-page-name="PageStyle_5f_conv-example_20__28_2_29_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125">
      <style:table-cell-properties style:rotation-align="none"/>
    </style:style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9" style:family="table-cell" style:parent-style-name="Default" style:data-style-name="N4">
      <style:table-cell-properties style:rotation-align="none"/>
    </style:style>
    <style:style style:name="ce10" style:family="table-cell" style:parent-style-name="Default" style:data-style-name="N125">
      <style:table-cell-properties style:rotation-align="none"/>
    </style:style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v-example" table:style-name="ta1">
        <office:forms form:automatic-focus="false" form:apply-design-mode="false"/>
        <table:table-column table:style-name="co1" table:number-columns-repeated="28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6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1" table:number-columns-repeated="25" table:default-cell-style-name="Default"/>
        <table:table-column table:style-name="co6" table:default-cell-style-name="Default"/>
        <table:table-column table:style-name="co7" table:number-columns-repeated="25" table:default-cell-style-name="Default"/>
        <table:table-column table:style-name="co8" table:number-columns-repeated="3" table:default-cell-style-name="Default"/>
        <table:table-column table:style-name="co9" table:number-columns-repeated="23" table:default-cell-style-name="Default"/>
        <table:table-column table:style-name="co8" table:default-cell-style-name="Default"/>
        <table:table-column table:style-name="co6" table:number-columns-repeated="882" table:default-cell-style-name="Default"/>
        <table:table-row table:style-name="ro1">
          <table:table-cell table:style-name="ce1" office:value-type="string" calcext:value-type="string">
            <text:p>Input</text:p>
          </table:table-cell>
          <table:table-cell table:number-columns-repeated="32"/>
          <table:table-cell table:style-name="ce1" office:value-type="string" calcext:value-type="string">
            <text:p>Conv1</text:p>
          </table:table-cell>
          <table:table-cell table:number-columns-repeated="30"/>
          <table:table-cell table:style-name="ce1" office:value-type="string" calcext:value-type="string">
            <text:p>Conv2</text:p>
          </table:table-cell>
          <table:table-cell table:number-columns-repeated="25"/>
          <table:table-cell table:style-name="ce1" office:value-type="string" calcext:value-type="string">
            <text:p>Maxpool</text:p>
          </table:table-cell>
          <table:table-cell table:number-columns-repeated="26"/>
          <table:table-cell table:style-name="ce1" office:value-type="string" calcext:value-type="string">
            <text:p>Dense weights</text:p>
          </table:table-cell>
          <table:table-cell table:number-columns-repeated="25"/>
          <table:table-cell table:style-name="ce1" office:value-type="string" calcext:value-type="string">
            <text:p>Dense activation</text:p>
          </table:table-cell>
          <table:table-cell/>
          <table:table-cell table:style-name="ce1"/>
          <table:table-cell table:number-columns-repeated="878"/>
        </table:table-row>
        <table:table-row table:style-name="ro1">
          <table:table-cell table:number-columns-repeated="28" table:style-name="ce2" office:value-type="float" office:value="0" calcext:value-type="float">
            <text:p>0.0</text:p>
          </table:table-cell>
          <table:table-cell table:number-columns-repeated="89"/>
          <table:table-cell table:style-name="ce8" office:value-type="string" calcext:value-type="string">
            <text:p>NB: For MNIST, there would need to be 10 sets of these weights, since there are 10 classes)</text:p>
          </table:table-cell>
          <table:table-cell table:number-columns-repeated="25"/>
          <table:table-cell table:style-name="ce8" office:value-type="string" calcext:value-type="string">
            <text:p>NB: MNIST would have 10 activations, and a softmax layer)</text:p>
          </table:table-cell>
          <table:table-cell table:number-columns-repeated="880"/>
        </table:table-row>
        <table:table-row table:style-name="ro1">
          <table:table-cell table:number-columns-repeated="28" table:style-name="ce2" office:value-type="float" office:value="0" calcext:value-type="float">
            <text:p>0.0</text:p>
          </table:table-cell>
          <table:table-cell table:number-columns-repeated="5"/>
          <table:table-cell table:style-name="ce3" table:number-matrix-columns-spanned="1" table:number-matrix-rows-spanned="1" table:formula="of:=SUM([.A2:.C4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B2:.D4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C2:.E4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D2:.F4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E2:.G4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F2:.H4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G2:.I4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H2:.J4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I2:.K4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J2:.L4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K2:.M4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L2:.N4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M2:.O4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N2:.P4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O2:.Q4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P2:.R4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Q2:.S4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R2:.T4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S2:.U4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T2:.V4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U2:.W4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V2:.X4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W2:.Y4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X2:.Z4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Y2:.AA4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Z2:.AB4]*[.$AD$11:.$AF$13])" office:value-type="float" office:value="0" calcext:value-type="float">
            <text:p>0</text:p>
          </table:table-cell>
          <table:table-cell table:number-columns-repeated="965"/>
        </table:table-row>
        <table:table-row table:style-name="ro1">
          <table:table-cell table:number-columns-repeated="28" table:style-name="ce2" office:value-type="float" office:value="0" calcext:value-type="float">
            <text:p>0.0</text:p>
          </table:table-cell>
          <table:table-cell table:number-columns-repeated="5"/>
          <table:table-cell table:style-name="ce3" table:number-matrix-columns-spanned="1" table:number-matrix-rows-spanned="1" table:formula="of:=SUM([.A3:.C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B3:.D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C3:.E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D3:.F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E3:.G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F3:.H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G3:.I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H3:.J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I3:.K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J3:.L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K3:.M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L3:.N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M3:.O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N3:.P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O3:.Q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P3:.R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Q3:.S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R3:.T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S3:.U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T3:.V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U3:.W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V3:.X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W3:.Y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X3:.Z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Y3:.AA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Z3:.AB5]*[.$AD$11:.$AF$13]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SUM([.AH3:.AJ5]*[.$BI$11:.$BK$13])+SUM([.AH32:.AJ34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I3:.AK5]*[.$BI$11:.$BK$13])+SUM([.AI32:.AK34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J3:.AL5]*[.$BI$11:.$BK$13])+SUM([.AJ32:.AL34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K3:.AM5]*[.$BI$11:.$BK$13])+SUM([.AK32:.AM34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L3:.AN5]*[.$BI$11:.$BK$13])+SUM([.AL32:.AN34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M3:.AO5]*[.$BI$11:.$BK$13])+SUM([.AM32:.AO34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N3:.AP5]*[.$BI$11:.$BK$13])+SUM([.AN32:.AP34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O3:.AQ5]*[.$BI$11:.$BK$13])+SUM([.AO32:.AQ34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P3:.AR5]*[.$BI$11:.$BK$13])+SUM([.AP32:.AR34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Q3:.AS5]*[.$BI$11:.$BK$13])+SUM([.AQ32:.AS34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R3:.AT5]*[.$BI$11:.$BK$13])+SUM([.AR32:.AT34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S3:.AU5]*[.$BI$11:.$BK$13])+SUM([.AS32:.AU34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T3:.AV5]*[.$BI$11:.$BK$13])+SUM([.AT32:.AV34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U3:.AW5]*[.$BI$11:.$BK$13])+SUM([.AU32:.AW34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V3:.AX5]*[.$BI$11:.$BK$13])+SUM([.AV32:.AX34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W3:.AY5]*[.$BI$11:.$BK$13])+SUM([.AW32:.AY34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X3:.AZ5]*[.$BI$11:.$BK$13])+SUM([.AX32:.AZ34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Y3:.BA5]*[.$BI$11:.$BK$13])+SUM([.AY32:.BA34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Z3:.BB5]*[.$BI$11:.$BK$13])+SUM([.AZ32:.BB34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A3:.BC5]*[.$BI$11:.$BK$13])+SUM([.BA32:.BC34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B3:.BD5]*[.$BI$11:.$BK$13])+SUM([.BB32:.BD34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C3:.BE5]*[.$BI$11:.$BK$13])+SUM([.BC32:.BE34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D3:.BF5]*[.$BI$11:.$BK$13])+SUM([.BD32:.BF34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E3:.BG5]*[.$BI$11:.$BK$13])+SUM([.BE32:.BG34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F3:.BH5]*[.$BI$11:.$BK$13])+SUM([.BF32:.BH34]*[.$BI$15:.$BK$17])" office:value-type="float" office:value="0" calcext:value-type="float">
            <text:p>0</text:p>
          </table:table-cell>
          <table:table-cell/>
          <table:table-cell table:style-name="ce6" table:formula="of:=MAX([.BM4:.BN5])" office:value-type="float" office:value="0" calcext:value-type="float">
            <text:p>0</text:p>
          </table:table-cell>
          <table:table-cell table:style-name="ce6"/>
          <table:table-cell table:style-name="ce6" table:formula="of:=MAX([.BO4:.BP5])" office:value-type="float" office:value="0" calcext:value-type="float">
            <text:p>0</text:p>
          </table:table-cell>
          <table:table-cell table:style-name="ce6"/>
          <table:table-cell table:style-name="ce6" table:formula="of:=MAX([.BQ4:.BR5])" office:value-type="float" office:value="0" calcext:value-type="float">
            <text:p>0</text:p>
          </table:table-cell>
          <table:table-cell table:style-name="ce6"/>
          <table:table-cell table:style-name="ce6" table:formula="of:=MAX([.BS4:.BT5])" office:value-type="float" office:value="0" calcext:value-type="float">
            <text:p>0</text:p>
          </table:table-cell>
          <table:table-cell table:style-name="ce6"/>
          <table:table-cell table:style-name="ce6" table:formula="of:=MAX([.BU4:.BV5])" office:value-type="float" office:value="0" calcext:value-type="float">
            <text:p>0</text:p>
          </table:table-cell>
          <table:table-cell table:style-name="ce6"/>
          <table:table-cell table:style-name="ce6" table:formula="of:=MAX([.BW4:.BX5])" office:value-type="float" office:value="0" calcext:value-type="float">
            <text:p>0</text:p>
          </table:table-cell>
          <table:table-cell table:style-name="ce6"/>
          <table:table-cell table:style-name="ce6" table:formula="of:=MAX([.BY4:.BZ5])" office:value-type="float" office:value="0" calcext:value-type="float">
            <text:p>0</text:p>
          </table:table-cell>
          <table:table-cell table:style-name="ce6"/>
          <table:table-cell table:style-name="ce6" table:formula="of:=MAX([.CA4:.CB5])" office:value-type="float" office:value="0" calcext:value-type="float">
            <text:p>0</text:p>
          </table:table-cell>
          <table:table-cell table:style-name="ce6"/>
          <table:table-cell table:style-name="ce6" table:formula="of:=MAX([.CC4:.CD5])" office:value-type="float" office:value="0" calcext:value-type="float">
            <text:p>0</text:p>
          </table:table-cell>
          <table:table-cell table:style-name="ce6"/>
          <table:table-cell table:style-name="ce6" table:formula="of:=MAX([.CE4:.CF5])" office:value-type="float" office:value="0" calcext:value-type="float">
            <text:p>0</text:p>
          </table:table-cell>
          <table:table-cell table:style-name="ce6"/>
          <table:table-cell table:style-name="ce6" table:formula="of:=MAX([.CG4:.CH5])" office:value-type="float" office:value="0" calcext:value-type="float">
            <text:p>0</text:p>
          </table:table-cell>
          <table:table-cell table:style-name="ce6"/>
          <table:table-cell table:style-name="ce6" table:formula="of:=MAX([.CI4:.CJ5])" office:value-type="float" office:value="0" calcext:value-type="float">
            <text:p>0</text:p>
          </table:table-cell>
          <table:table-cell table:style-name="ce6"/>
          <table:table-cell table:style-name="ce6" table:formula="of:=MAX([.CK4:.CL5])" office:value-type="float" office:value="0" calcext:value-type="float">
            <text:p>0</text:p>
          </table:table-cell>
          <table:table-cell table:number-columns-repeated="2"/>
          <table:table-cell office:value-type="float" office:value="0.583752157367908" calcext:value-type="float">
            <text:p>0.583752157367908</text:p>
          </table:table-cell>
          <table:table-cell/>
          <table:table-cell office:value-type="float" office:value="0.593577218412804" calcext:value-type="float">
            <text:p>0.593577218412804</text:p>
          </table:table-cell>
          <table:table-cell/>
          <table:table-cell office:value-type="float" office:value="0.770770783070254" calcext:value-type="float">
            <text:p>0.770770783070254</text:p>
          </table:table-cell>
          <table:table-cell/>
          <table:table-cell office:value-type="float" office:value="0.0237124073521396" calcext:value-type="float">
            <text:p>0.02371240735214</text:p>
          </table:table-cell>
          <table:table-cell/>
          <table:table-cell office:value-type="float" office:value="0.189939609732941" calcext:value-type="float">
            <text:p>0.189939609732941</text:p>
          </table:table-cell>
          <table:table-cell/>
          <table:table-cell office:value-type="float" office:value="0.81180870745284" calcext:value-type="float">
            <text:p>0.81180870745284</text:p>
          </table:table-cell>
          <table:table-cell/>
          <table:table-cell office:value-type="float" office:value="0.804187401490469" calcext:value-type="float">
            <text:p>0.804187401490469</text:p>
          </table:table-cell>
          <table:table-cell/>
          <table:table-cell office:value-type="float" office:value="0.932361236510127" calcext:value-type="float">
            <text:p>0.932361236510127</text:p>
          </table:table-cell>
          <table:table-cell/>
          <table:table-cell office:value-type="float" office:value="0.946131021006892" calcext:value-type="float">
            <text:p>0.946131021006892</text:p>
          </table:table-cell>
          <table:table-cell/>
          <table:table-cell office:value-type="float" office:value="0.572715146007855" calcext:value-type="float">
            <text:p>0.572715146007855</text:p>
          </table:table-cell>
          <table:table-cell/>
          <table:table-cell office:value-type="float" office:value="0.282743288758938" calcext:value-type="float">
            <text:p>0.282743288758938</text:p>
          </table:table-cell>
          <table:table-cell/>
          <table:table-cell office:value-type="float" office:value="0.407466799067949" calcext:value-type="float">
            <text:p>0.407466799067949</text:p>
          </table:table-cell>
          <table:table-cell/>
          <table:table-cell office:value-type="float" office:value="0.456016211261768" calcext:value-type="float">
            <text:p>0.456016211261768</text:p>
          </table:table-cell>
          <table:table-cell/>
          <table:table-cell table:style-name="ce9" table:formula="of:=SUMPRODUCT([.DN4:.EL26];[.CM4:.DK26])+SUMPRODUCT([.DN33:.EL55];[.CM33:.DK55])" office:value-type="float" office:value="1814.9177220748" calcext:value-type="float">
            <text:p>1,814.92</text:p>
          </table:table-cell>
          <table:table-cell table:number-columns-repeated="880"/>
        </table:table-row>
        <table:table-row table:style-name="ro1">
          <table:table-cell table:number-columns-repeated="28" table:style-name="ce2" office:value-type="float" office:value="0" calcext:value-type="float">
            <text:p>0.0</text:p>
          </table:table-cell>
          <table:table-cell table:number-columns-repeated="5"/>
          <table:table-cell table:style-name="ce3" table:number-matrix-columns-spanned="1" table:number-matrix-rows-spanned="1" table:formula="of:=SUM([.A4:.C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B4:.D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C4:.E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D4:.F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E4:.G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F4:.H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G4:.I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H4:.J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I4:.K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J4:.L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K4:.M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L4:.N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M4:.O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N4:.P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O4:.Q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P4:.R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Q4:.S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R4:.T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S4:.U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T4:.V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U4:.W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V4:.X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W4:.Y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X4:.Z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Y4:.AA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Z4:.AB6]*[.$AD$11:.$AF$13]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SUM([.AH4:.AJ6]*[.$BI$11:.$BK$13])+SUM([.AH33:.AJ35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I4:.AK6]*[.$BI$11:.$BK$13])+SUM([.AI33:.AK35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J4:.AL6]*[.$BI$11:.$BK$13])+SUM([.AJ33:.AL35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K4:.AM6]*[.$BI$11:.$BK$13])+SUM([.AK33:.AM35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L4:.AN6]*[.$BI$11:.$BK$13])+SUM([.AL33:.AN35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M4:.AO6]*[.$BI$11:.$BK$13])+SUM([.AM33:.AO35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N4:.AP6]*[.$BI$11:.$BK$13])+SUM([.AN33:.AP35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O4:.AQ6]*[.$BI$11:.$BK$13])+SUM([.AO33:.AQ35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P4:.AR6]*[.$BI$11:.$BK$13])+SUM([.AP33:.AR35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Q4:.AS6]*[.$BI$11:.$BK$13])+SUM([.AQ33:.AS35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R4:.AT6]*[.$BI$11:.$BK$13])+SUM([.AR33:.AT35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S4:.AU6]*[.$BI$11:.$BK$13])+SUM([.AS33:.AU35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T4:.AV6]*[.$BI$11:.$BK$13])+SUM([.AT33:.AV35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U4:.AW6]*[.$BI$11:.$BK$13])+SUM([.AU33:.AW35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V4:.AX6]*[.$BI$11:.$BK$13])+SUM([.AV33:.AX35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W4:.AY6]*[.$BI$11:.$BK$13])+SUM([.AW33:.AY35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X4:.AZ6]*[.$BI$11:.$BK$13])+SUM([.AX33:.AZ35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Y4:.BA6]*[.$BI$11:.$BK$13])+SUM([.AY33:.BA35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Z4:.BB6]*[.$BI$11:.$BK$13])+SUM([.AZ33:.BB35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A4:.BC6]*[.$BI$11:.$BK$13])+SUM([.BA33:.BC35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B4:.BD6]*[.$BI$11:.$BK$13])+SUM([.BB33:.BD35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C4:.BE6]*[.$BI$11:.$BK$13])+SUM([.BC33:.BE35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D4:.BF6]*[.$BI$11:.$BK$13])+SUM([.BD33:.BF35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E4:.BG6]*[.$BI$11:.$BK$13])+SUM([.BE33:.BG35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F4:.BH6]*[.$BI$11:.$BK$13])+SUM([.BF33:.BH35]*[.$BI$15:.$BK$17])" office:value-type="float" office:value="0" calcext:value-type="float">
            <text:p>0</text:p>
          </table:table-cell>
          <table:table-cell/>
          <table:table-cell table:style-name="ce6" table:number-columns-repeated="25"/>
          <table:table-cell table:number-columns-repeated="909"/>
        </table:table-row>
        <table:table-row table:style-name="ro1">
          <table:table-cell table:number-columns-repeated="28" table:style-name="ce2" office:value-type="float" office:value="0" calcext:value-type="float">
            <text:p>0.0</text:p>
          </table:table-cell>
          <table:table-cell table:number-columns-repeated="5"/>
          <table:table-cell table:style-name="ce3" table:number-matrix-columns-spanned="1" table:number-matrix-rows-spanned="1" table:formula="of:=SUM([.A5:.C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B5:.D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C5:.E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D5:.F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E5:.G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F5:.H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G5:.I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H5:.J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I5:.K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J5:.L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K5:.M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L5:.N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M5:.O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N5:.P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O5:.Q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P5:.R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Q5:.S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R5:.T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S5:.U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T5:.V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U5:.W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V5:.X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W5:.Y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X5:.Z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Y5:.AA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Z5:.AB7]*[.$AD$11:.$AF$13]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SUM([.AH5:.AJ7]*[.$BI$11:.$BK$13])+SUM([.AH34:.AJ36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I5:.AK7]*[.$BI$11:.$BK$13])+SUM([.AI34:.AK36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J5:.AL7]*[.$BI$11:.$BK$13])+SUM([.AJ34:.AL36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K5:.AM7]*[.$BI$11:.$BK$13])+SUM([.AK34:.AM36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L5:.AN7]*[.$BI$11:.$BK$13])+SUM([.AL34:.AN36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M5:.AO7]*[.$BI$11:.$BK$13])+SUM([.AM34:.AO36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N5:.AP7]*[.$BI$11:.$BK$13])+SUM([.AN34:.AP36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O5:.AQ7]*[.$BI$11:.$BK$13])+SUM([.AO34:.AQ36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P5:.AR7]*[.$BI$11:.$BK$13])+SUM([.AP34:.AR36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Q5:.AS7]*[.$BI$11:.$BK$13])+SUM([.AQ34:.AS36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R5:.AT7]*[.$BI$11:.$BK$13])+SUM([.AR34:.AT36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S5:.AU7]*[.$BI$11:.$BK$13])+SUM([.AS34:.AU36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T5:.AV7]*[.$BI$11:.$BK$13])+SUM([.AT34:.AV36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U5:.AW7]*[.$BI$11:.$BK$13])+SUM([.AU34:.AW36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V5:.AX7]*[.$BI$11:.$BK$13])+SUM([.AV34:.AX36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W5:.AY7]*[.$BI$11:.$BK$13])+SUM([.AW34:.AY36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X5:.AZ7]*[.$BI$11:.$BK$13])+SUM([.AX34:.AZ36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Y5:.BA7]*[.$BI$11:.$BK$13])+SUM([.AY34:.BA36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Z5:.BB7]*[.$BI$11:.$BK$13])+SUM([.AZ34:.BB36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A5:.BC7]*[.$BI$11:.$BK$13])+SUM([.BA34:.BC36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B5:.BD7]*[.$BI$11:.$BK$13])+SUM([.BB34:.BD36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C5:.BE7]*[.$BI$11:.$BK$13])+SUM([.BC34:.BE36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D5:.BF7]*[.$BI$11:.$BK$13])+SUM([.BD34:.BF36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E5:.BG7]*[.$BI$11:.$BK$13])+SUM([.BE34:.BG36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F5:.BH7]*[.$BI$11:.$BK$13])+SUM([.BF34:.BH36]*[.$BI$15:.$BK$17])" office:value-type="float" office:value="0" calcext:value-type="float">
            <text:p>0</text:p>
          </table:table-cell>
          <table:table-cell/>
          <table:table-cell table:style-name="ce6" table:formula="of:=MAX([.BM6:.BN7])" office:value-type="float" office:value="0" calcext:value-type="float">
            <text:p>0</text:p>
          </table:table-cell>
          <table:table-cell table:style-name="ce6"/>
          <table:table-cell table:style-name="ce6" table:formula="of:=MAX([.BO6:.BP7])" office:value-type="float" office:value="0" calcext:value-type="float">
            <text:p>0</text:p>
          </table:table-cell>
          <table:table-cell table:style-name="ce6"/>
          <table:table-cell table:style-name="ce6" table:formula="of:=MAX([.BQ6:.BR7])" office:value-type="float" office:value="0" calcext:value-type="float">
            <text:p>0</text:p>
          </table:table-cell>
          <table:table-cell table:style-name="ce6"/>
          <table:table-cell table:style-name="ce6" table:formula="of:=MAX([.BS6:.BT7])" office:value-type="float" office:value="0.431685005583153" calcext:value-type="float">
            <text:p>0.431685005583153</text:p>
          </table:table-cell>
          <table:table-cell table:style-name="ce6"/>
          <table:table-cell table:style-name="ce6" table:formula="of:=MAX([.BU6:.BV7])" office:value-type="float" office:value="1.43170427748676" calcext:value-type="float">
            <text:p>1.43170427748676</text:p>
          </table:table-cell>
          <table:table-cell table:style-name="ce6"/>
          <table:table-cell table:style-name="ce6" table:formula="of:=MAX([.BW6:.BX7])" office:value-type="float" office:value="1.71461962181521" calcext:value-type="float">
            <text:p>1.71461962181521</text:p>
          </table:table-cell>
          <table:table-cell table:style-name="ce6"/>
          <table:table-cell table:style-name="ce6" table:formula="of:=MAX([.BY6:.BZ7])" office:value-type="float" office:value="1.43255797619545" calcext:value-type="float">
            <text:p>1.43255797619545</text:p>
          </table:table-cell>
          <table:table-cell table:style-name="ce6"/>
          <table:table-cell table:style-name="ce6" table:formula="of:=MAX([.CA6:.CB7])" office:value-type="float" office:value="0.367164994827352" calcext:value-type="float">
            <text:p>0.367164994827352</text:p>
          </table:table-cell>
          <table:table-cell table:style-name="ce6"/>
          <table:table-cell table:style-name="ce6" table:formula="of:=MAX([.CC6:.CD7])" office:value-type="float" office:value="0" calcext:value-type="float">
            <text:p>0</text:p>
          </table:table-cell>
          <table:table-cell table:style-name="ce6"/>
          <table:table-cell table:style-name="ce6" table:formula="of:=MAX([.CE6:.CF7])" office:value-type="float" office:value="0" calcext:value-type="float">
            <text:p>0</text:p>
          </table:table-cell>
          <table:table-cell table:style-name="ce6"/>
          <table:table-cell table:style-name="ce6" table:formula="of:=MAX([.CG6:.CH7])" office:value-type="float" office:value="0" calcext:value-type="float">
            <text:p>0</text:p>
          </table:table-cell>
          <table:table-cell table:style-name="ce6"/>
          <table:table-cell table:style-name="ce6" table:formula="of:=MAX([.CI6:.CJ7])" office:value-type="float" office:value="0" calcext:value-type="float">
            <text:p>0</text:p>
          </table:table-cell>
          <table:table-cell table:style-name="ce6"/>
          <table:table-cell table:style-name="ce6" table:formula="of:=MAX([.CK6:.CL7])" office:value-type="float" office:value="0" calcext:value-type="float">
            <text:p>0</text:p>
          </table:table-cell>
          <table:table-cell table:number-columns-repeated="2"/>
          <table:table-cell office:value-type="float" office:value="0.110558830609085" calcext:value-type="float">
            <text:p>0.110558830609085</text:p>
          </table:table-cell>
          <table:table-cell/>
          <table:table-cell office:value-type="float" office:value="0.784170517195843" calcext:value-type="float">
            <text:p>0.784170517195843</text:p>
          </table:table-cell>
          <table:table-cell/>
          <table:table-cell office:value-type="float" office:value="0.961230662222373" calcext:value-type="float">
            <text:p>0.961230662222373</text:p>
          </table:table-cell>
          <table:table-cell/>
          <table:table-cell office:value-type="float" office:value="0.423503757824729" calcext:value-type="float">
            <text:p>0.423503757824729</text:p>
          </table:table-cell>
          <table:table-cell/>
          <table:table-cell office:value-type="float" office:value="0.700307199879885" calcext:value-type="float">
            <text:p>0.700307199879885</text:p>
          </table:table-cell>
          <table:table-cell/>
          <table:table-cell office:value-type="float" office:value="0.0939355711011745" calcext:value-type="float">
            <text:p>0.093935571101175</text:p>
          </table:table-cell>
          <table:table-cell/>
          <table:table-cell office:value-type="float" office:value="0.743542852002221" calcext:value-type="float">
            <text:p>0.743542852002221</text:p>
          </table:table-cell>
          <table:table-cell/>
          <table:table-cell office:value-type="float" office:value="0.226313394731718" calcext:value-type="float">
            <text:p>0.226313394731718</text:p>
          </table:table-cell>
          <table:table-cell/>
          <table:table-cell office:value-type="float" office:value="0.629134753771461" calcext:value-type="float">
            <text:p>0.629134753771461</text:p>
          </table:table-cell>
          <table:table-cell/>
          <table:table-cell office:value-type="float" office:value="0.930085606357676" calcext:value-type="float">
            <text:p>0.930085606357676</text:p>
          </table:table-cell>
          <table:table-cell/>
          <table:table-cell office:value-type="float" office:value="0.74079856996857" calcext:value-type="float">
            <text:p>0.74079856996857</text:p>
          </table:table-cell>
          <table:table-cell/>
          <table:table-cell office:value-type="float" office:value="0.278475680374338" calcext:value-type="float">
            <text:p>0.278475680374338</text:p>
          </table:table-cell>
          <table:table-cell/>
          <table:table-cell office:value-type="float" office:value="0.997884526240724" calcext:value-type="float">
            <text:p>0.997884526240724</text:p>
          </table:table-cell>
          <table:table-cell table:number-columns-repeated="882"/>
        </table:table-row>
        <table:table-row table:style-name="ro1">
          <table:table-cell table:number-columns-repeated="28" table:style-name="ce2" office:value-type="float" office:value="0" calcext:value-type="float">
            <text:p>0.0</text:p>
          </table:table-cell>
          <table:table-cell table:number-columns-repeated="5"/>
          <table:table-cell table:style-name="ce3" table:number-matrix-columns-spanned="1" table:number-matrix-rows-spanned="1" table:formula="of:=SUM([.A6:.C8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B6:.D8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C6:.E8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D6:.F8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E6:.G8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F6:.H8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G6:.I8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H6:.J8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I6:.K8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J6:.L8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K6:.M8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L6:.N8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M6:.O8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N6:.P8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O6:.Q8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P6:.R8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Q6:.S8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R6:.T8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S6:.U8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T6:.V8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U6:.W8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V6:.X8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W6:.Y8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X6:.Z8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Y6:.AA8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Z6:.AB8]*[.$AD$11:.$AF$13]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SUM([.AH6:.AJ8]*[.$BI$11:.$BK$13])+SUM([.AH35:.AJ37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I6:.AK8]*[.$BI$11:.$BK$13])+SUM([.AI35:.AK37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J6:.AL8]*[.$BI$11:.$BK$13])+SUM([.AJ35:.AL37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K6:.AM8]*[.$BI$11:.$BK$13])+SUM([.AK35:.AM37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L6:.AN8]*[.$BI$11:.$BK$13])+SUM([.AL35:.AN37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M6:.AO8]*[.$BI$11:.$BK$13])+SUM([.AM35:.AO37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N6:.AP8]*[.$BI$11:.$BK$13])+SUM([.AN35:.AP37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O6:.AQ8]*[.$BI$11:.$BK$13])+SUM([.AO35:.AQ37]*[.$BI$15:.$BK$17])" office:value-type="float" office:value="0.431685005583153" calcext:value-type="float">
            <text:p>0.431685005583153</text:p>
          </table:table-cell>
          <table:table-cell table:style-name="ce5" table:number-matrix-columns-spanned="1" table:number-matrix-rows-spanned="1" table:formula="of:=SUM([.AP6:.AR8]*[.$BI$11:.$BK$13])+SUM([.AP35:.AR37]*[.$BI$15:.$BK$17])" office:value-type="float" office:value="0.852843998224291" calcext:value-type="float">
            <text:p>0.852843998224291</text:p>
          </table:table-cell>
          <table:table-cell table:style-name="ce5" table:number-matrix-columns-spanned="1" table:number-matrix-rows-spanned="1" table:formula="of:=SUM([.AQ6:.AS8]*[.$BI$11:.$BK$13])+SUM([.AQ35:.AS37]*[.$BI$15:.$BK$17])" office:value-type="float" office:value="1.43170427748676" calcext:value-type="float">
            <text:p>1.43170427748676</text:p>
          </table:table-cell>
          <table:table-cell table:style-name="ce5" table:number-matrix-columns-spanned="1" table:number-matrix-rows-spanned="1" table:formula="of:=SUM([.AR6:.AT8]*[.$BI$11:.$BK$13])+SUM([.AR35:.AT37]*[.$BI$15:.$BK$17])" office:value-type="float" office:value="1.71461962181521" calcext:value-type="float">
            <text:p>1.71461962181521</text:p>
          </table:table-cell>
          <table:table-cell table:style-name="ce5" table:number-matrix-columns-spanned="1" table:number-matrix-rows-spanned="1" table:formula="of:=SUM([.AS6:.AU8]*[.$BI$11:.$BK$13])+SUM([.AS35:.AU37]*[.$BI$15:.$BK$17])" office:value-type="float" office:value="1.71131150718501" calcext:value-type="float">
            <text:p>1.71131150718501</text:p>
          </table:table-cell>
          <table:table-cell table:style-name="ce5" table:number-matrix-columns-spanned="1" table:number-matrix-rows-spanned="1" table:formula="of:=SUM([.AT6:.AV8]*[.$BI$11:.$BK$13])+SUM([.AT35:.AV37]*[.$BI$15:.$BK$17])" office:value-type="float" office:value="1.43255797619545" calcext:value-type="float">
            <text:p>1.43255797619545</text:p>
          </table:table-cell>
          <table:table-cell table:style-name="ce5" table:number-matrix-columns-spanned="1" table:number-matrix-rows-spanned="1" table:formula="of:=SUM([.AU6:.AW8]*[.$BI$11:.$BK$13])+SUM([.AU35:.AW37]*[.$BI$15:.$BK$17])" office:value-type="float" office:value="0.813281611454161" calcext:value-type="float">
            <text:p>0.813281611454161</text:p>
          </table:table-cell>
          <table:table-cell table:style-name="ce5" table:number-matrix-columns-spanned="1" table:number-matrix-rows-spanned="1" table:formula="of:=SUM([.AV6:.AX8]*[.$BI$11:.$BK$13])+SUM([.AV35:.AX37]*[.$BI$15:.$BK$17])" office:value-type="float" office:value="0.367164994827352" calcext:value-type="float">
            <text:p>0.367164994827352</text:p>
          </table:table-cell>
          <table:table-cell table:style-name="ce5" table:number-matrix-columns-spanned="1" table:number-matrix-rows-spanned="1" table:formula="of:=SUM([.AW6:.AY8]*[.$BI$11:.$BK$13])+SUM([.AW35:.AY37]*[.$BI$15:.$BK$17])" office:value-type="float" office:value="0.127810013389702" calcext:value-type="float">
            <text:p>0.127810013389702</text:p>
          </table:table-cell>
          <table:table-cell table:style-name="ce5" table:number-matrix-columns-spanned="1" table:number-matrix-rows-spanned="1" table:formula="of:=SUM([.AX6:.AZ8]*[.$BI$11:.$BK$13])+SUM([.AX35:.AZ37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Y6:.BA8]*[.$BI$11:.$BK$13])+SUM([.AY35:.BA37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Z6:.BB8]*[.$BI$11:.$BK$13])+SUM([.AZ35:.BB37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A6:.BC8]*[.$BI$11:.$BK$13])+SUM([.BA35:.BC37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B6:.BD8]*[.$BI$11:.$BK$13])+SUM([.BB35:.BD37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C6:.BE8]*[.$BI$11:.$BK$13])+SUM([.BC35:.BE37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D6:.BF8]*[.$BI$11:.$BK$13])+SUM([.BD35:.BF37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E6:.BG8]*[.$BI$11:.$BK$13])+SUM([.BE35:.BG37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F6:.BH8]*[.$BI$11:.$BK$13])+SUM([.BF35:.BH37]*[.$BI$15:.$BK$17])" office:value-type="float" office:value="0" calcext:value-type="float">
            <text:p>0</text:p>
          </table:table-cell>
          <table:table-cell/>
          <table:table-cell table:style-name="ce6" table:number-columns-repeated="25"/>
          <table:table-cell table:number-columns-repeated="909"/>
        </table:table-row>
        <table:table-row table:style-name="ro1">
          <table:table-cell table:number-columns-repeated="28" table:style-name="ce2" office:value-type="float" office:value="0" calcext:value-type="float">
            <text:p>0.0</text:p>
          </table:table-cell>
          <table:table-cell table:number-columns-repeated="5"/>
          <table:table-cell table:style-name="ce3" table:number-matrix-columns-spanned="1" table:number-matrix-rows-spanned="1" table:formula="of:=SUM([.A7:.C9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B7:.D9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C7:.E9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D7:.F9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E7:.G9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F7:.H9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G7:.I9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H7:.J9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I7:.K9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J7:.L9]*[.$AD$11:.$AF$13])" office:value-type="float" office:value="0.324473866821856" calcext:value-type="float">
            <text:p>0.324473866821856</text:p>
          </table:table-cell>
          <table:table-cell table:style-name="ce3" table:number-matrix-columns-spanned="1" table:number-matrix-rows-spanned="1" table:formula="of:=SUM([.K7:.M9]*[.$AD$11:.$AF$13])" office:value-type="float" office:value="0.445520215866541" calcext:value-type="float">
            <text:p>0.445520215866541</text:p>
          </table:table-cell>
          <table:table-cell table:style-name="ce3" table:number-matrix-columns-spanned="1" table:number-matrix-rows-spanned="1" table:formula="of:=SUM([.L7:.N9]*[.$AD$11:.$AF$13])" office:value-type="float" office:value="0.6103374984695" calcext:value-type="float">
            <text:p>0.6103374984695</text:p>
          </table:table-cell>
          <table:table-cell table:style-name="ce3" table:number-matrix-columns-spanned="1" table:number-matrix-rows-spanned="1" table:formula="of:=SUM([.M7:.O9]*[.$AD$11:.$AF$13])" office:value-type="float" office:value="0.720753319115655" calcext:value-type="float">
            <text:p>0.720753319115655</text:p>
          </table:table-cell>
          <table:table-cell table:style-name="ce3" table:number-matrix-columns-spanned="1" table:number-matrix-rows-spanned="1" table:formula="of:=SUM([.N7:.P9]*[.$AD$11:.$AF$13])" office:value-type="float" office:value="0.537676681516487" calcext:value-type="float">
            <text:p>0.537676681516487</text:p>
          </table:table-cell>
          <table:table-cell table:style-name="ce3" table:number-matrix-columns-spanned="1" table:number-matrix-rows-spanned="1" table:formula="of:=SUM([.O7:.Q9]*[.$AD$11:.$AF$13])" office:value-type="float" office:value="0.357601386313095" calcext:value-type="float">
            <text:p>0.357601386313095</text:p>
          </table:table-cell>
          <table:table-cell table:style-name="ce3" table:number-matrix-columns-spanned="1" table:number-matrix-rows-spanned="1" table:formula="of:=SUM([.P7:.R9]*[.$AD$11:.$AF$13])" office:value-type="float" office:value="0.144423105251787" calcext:value-type="float">
            <text:p>0.144423105251787</text:p>
          </table:table-cell>
          <table:table-cell table:style-name="ce3" table:number-matrix-columns-spanned="1" table:number-matrix-rows-spanned="1" table:formula="of:=SUM([.Q7:.S9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R7:.T9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S7:.U9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T7:.V9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U7:.W9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V7:.X9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W7:.Y9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X7:.Z9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Y7:.AA9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Z7:.AB9]*[.$AD$11:.$AF$13]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SUM([.AH7:.AJ9]*[.$BI$11:.$BK$13])+SUM([.AH36:.AJ38]*[.$BI$15:.$BK$17])" office:value-type="float" office:value="1.00904502045237" calcext:value-type="float">
            <text:p>1.00904502045237</text:p>
          </table:table-cell>
          <table:table-cell table:style-name="ce5" table:number-matrix-columns-spanned="1" table:number-matrix-rows-spanned="1" table:formula="of:=SUM([.AI7:.AK9]*[.$BI$11:.$BK$13])+SUM([.AI36:.AK38]*[.$BI$15:.$BK$17])" office:value-type="float" office:value="2.27095357174857" calcext:value-type="float">
            <text:p>2.27095357174857</text:p>
          </table:table-cell>
          <table:table-cell table:style-name="ce5" table:number-matrix-columns-spanned="1" table:number-matrix-rows-spanned="1" table:formula="of:=SUM([.AJ7:.AL9]*[.$BI$11:.$BK$13])+SUM([.AJ36:.AL38]*[.$BI$15:.$BK$17])" office:value-type="float" office:value="3.203962993833" calcext:value-type="float">
            <text:p>3.203962993833</text:p>
          </table:table-cell>
          <table:table-cell table:style-name="ce5" table:number-matrix-columns-spanned="1" table:number-matrix-rows-spanned="1" table:formula="of:=SUM([.AK7:.AM9]*[.$BI$11:.$BK$13])+SUM([.AK36:.AM38]*[.$BI$15:.$BK$17])" office:value-type="float" office:value="4.15470798337392" calcext:value-type="float">
            <text:p>4.15470798337392</text:p>
          </table:table-cell>
          <table:table-cell table:style-name="ce5" table:number-matrix-columns-spanned="1" table:number-matrix-rows-spanned="1" table:formula="of:=SUM([.AL7:.AN9]*[.$BI$11:.$BK$13])+SUM([.AL36:.AN38]*[.$BI$15:.$BK$17])" office:value-type="float" office:value="4.44598172956406" calcext:value-type="float">
            <text:p>4.44598172956406</text:p>
          </table:table-cell>
          <table:table-cell table:style-name="ce5" table:number-matrix-columns-spanned="1" table:number-matrix-rows-spanned="1" table:formula="of:=SUM([.AM7:.AO9]*[.$BI$11:.$BK$13])+SUM([.AM36:.AO38]*[.$BI$15:.$BK$17])" office:value-type="float" office:value="4.64922060984072" calcext:value-type="float">
            <text:p>4.64922060984072</text:p>
          </table:table-cell>
          <table:table-cell table:style-name="ce5" table:number-matrix-columns-spanned="1" table:number-matrix-rows-spanned="1" table:formula="of:=SUM([.AN7:.AP9]*[.$BI$11:.$BK$13])+SUM([.AN36:.AP38]*[.$BI$15:.$BK$17])" office:value-type="float" office:value="4.64922060984072" calcext:value-type="float">
            <text:p>4.64922060984072</text:p>
          </table:table-cell>
          <table:table-cell table:style-name="ce5" table:number-matrix-columns-spanned="1" table:number-matrix-rows-spanned="1" table:formula="of:=SUM([.AO7:.AQ9]*[.$BI$11:.$BK$13])+SUM([.AO36:.AQ38]*[.$BI$15:.$BK$17])" office:value-type="float" office:value="5.18990189431928" calcext:value-type="float">
            <text:p>5.18990189431928</text:p>
          </table:table-cell>
          <table:table-cell table:style-name="ce5" table:number-matrix-columns-spanned="1" table:number-matrix-rows-spanned="1" table:formula="of:=SUM([.AP7:.AR9]*[.$BI$11:.$BK$13])+SUM([.AP36:.AR38]*[.$BI$15:.$BK$17])" office:value-type="float" office:value="6.07496819273654" calcext:value-type="float">
            <text:p>6.07496819273654</text:p>
          </table:table-cell>
          <table:table-cell table:style-name="ce5" table:number-matrix-columns-spanned="1" table:number-matrix-rows-spanned="1" table:formula="of:=SUM([.AQ7:.AS9]*[.$BI$11:.$BK$13])+SUM([.AQ36:.AS38]*[.$BI$15:.$BK$17])" office:value-type="float" office:value="7.57676372377658" calcext:value-type="float">
            <text:p>7.57676372377658</text:p>
          </table:table-cell>
          <table:table-cell table:style-name="ce5" table:number-matrix-columns-spanned="1" table:number-matrix-rows-spanned="1" table:formula="of:=SUM([.AR7:.AT9]*[.$BI$11:.$BK$13])+SUM([.AR36:.AT38]*[.$BI$15:.$BK$17])" office:value-type="float" office:value="8.29068086622465" calcext:value-type="float">
            <text:p>8.29068086622465</text:p>
          </table:table-cell>
          <table:table-cell table:style-name="ce5" table:number-matrix-columns-spanned="1" table:number-matrix-rows-spanned="1" table:formula="of:=SUM([.AS7:.AU9]*[.$BI$11:.$BK$13])+SUM([.AS36:.AU38]*[.$BI$15:.$BK$17])" office:value-type="float" office:value="8.58993696869994" calcext:value-type="float">
            <text:p>8.58993696869994</text:p>
          </table:table-cell>
          <table:table-cell table:style-name="ce5" table:number-matrix-columns-spanned="1" table:number-matrix-rows-spanned="1" table:formula="of:=SUM([.AT7:.AV9]*[.$BI$11:.$BK$13])+SUM([.AT36:.AV38]*[.$BI$15:.$BK$17])" office:value-type="float" office:value="8.26861820541904" calcext:value-type="float">
            <text:p>8.26861820541904</text:p>
          </table:table-cell>
          <table:table-cell table:style-name="ce5" table:number-matrix-columns-spanned="1" table:number-matrix-rows-spanned="1" table:formula="of:=SUM([.AU7:.AW9]*[.$BI$11:.$BK$13])+SUM([.AU36:.AW38]*[.$BI$15:.$BK$17])" office:value-type="float" office:value="6.73719096489988" calcext:value-type="float">
            <text:p>6.73719096489988</text:p>
          </table:table-cell>
          <table:table-cell table:style-name="ce5" table:number-matrix-columns-spanned="1" table:number-matrix-rows-spanned="1" table:formula="of:=SUM([.AV7:.AX9]*[.$BI$11:.$BK$13])+SUM([.AV36:.AX38]*[.$BI$15:.$BK$17])" office:value-type="float" office:value="4.61149477072448" calcext:value-type="float">
            <text:p>4.61149477072448</text:p>
          </table:table-cell>
          <table:table-cell table:style-name="ce5" table:number-matrix-columns-spanned="1" table:number-matrix-rows-spanned="1" table:formula="of:=SUM([.AW7:.AY9]*[.$BI$11:.$BK$13])+SUM([.AW36:.AY38]*[.$BI$15:.$BK$17])" office:value-type="float" office:value="2.70952190567299" calcext:value-type="float">
            <text:p>2.70952190567299</text:p>
          </table:table-cell>
          <table:table-cell table:style-name="ce5" table:number-matrix-columns-spanned="1" table:number-matrix-rows-spanned="1" table:formula="of:=SUM([.AX7:.AZ9]*[.$BI$11:.$BK$13])+SUM([.AX36:.AZ38]*[.$BI$15:.$BK$17])" office:value-type="float" office:value="1.01049897797269" calcext:value-type="float">
            <text:p>1.01049897797269</text:p>
          </table:table-cell>
          <table:table-cell table:style-name="ce5" table:number-matrix-columns-spanned="1" table:number-matrix-rows-spanned="1" table:formula="of:=SUM([.AY7:.BA9]*[.$BI$11:.$BK$13])+SUM([.AY36:.BA38]*[.$BI$15:.$BK$17])" office:value-type="float" office:value="0.439382727157787" calcext:value-type="float">
            <text:p>0.439382727157787</text:p>
          </table:table-cell>
          <table:table-cell table:style-name="ce5" table:number-matrix-columns-spanned="1" table:number-matrix-rows-spanned="1" table:formula="of:=SUM([.AZ7:.BB9]*[.$BI$11:.$BK$13])+SUM([.AZ36:.BB38]*[.$BI$15:.$BK$17])" office:value-type="float" office:value="0.044000167043056" calcext:value-type="float">
            <text:p>0.044000167043056</text:p>
          </table:table-cell>
          <table:table-cell table:style-name="ce5" table:number-matrix-columns-spanned="1" table:number-matrix-rows-spanned="1" table:formula="of:=SUM([.BA7:.BC9]*[.$BI$11:.$BK$13])+SUM([.BA36:.BC38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B7:.BD9]*[.$BI$11:.$BK$13])+SUM([.BB36:.BD38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C7:.BE9]*[.$BI$11:.$BK$13])+SUM([.BC36:.BE38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D7:.BF9]*[.$BI$11:.$BK$13])+SUM([.BD36:.BF38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E7:.BG9]*[.$BI$11:.$BK$13])+SUM([.BE36:.BG38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F7:.BH9]*[.$BI$11:.$BK$13])+SUM([.BF36:.BH38]*[.$BI$15:.$BK$17])" office:value-type="float" office:value="0" calcext:value-type="float">
            <text:p>0</text:p>
          </table:table-cell>
          <table:table-cell/>
          <table:table-cell table:style-name="ce6" table:formula="of:=MAX([.BM8:.BN9])" office:value-type="float" office:value="7.94847430120592" calcext:value-type="float">
            <text:p>7.94847430120592</text:p>
          </table:table-cell>
          <table:table-cell table:style-name="ce6"/>
          <table:table-cell table:style-name="ce6" table:formula="of:=MAX([.BO8:.BP9])" office:value-type="float" office:value="13.2017925715052" calcext:value-type="float">
            <text:p>13.2017925715052</text:p>
          </table:table-cell>
          <table:table-cell table:style-name="ce6"/>
          <table:table-cell table:style-name="ce6" table:formula="of:=MAX([.BQ8:.BR9])" office:value-type="float" office:value="14.6484894316279" calcext:value-type="float">
            <text:p>14.6484894316279</text:p>
          </table:table-cell>
          <table:table-cell table:style-name="ce6"/>
          <table:table-cell table:style-name="ce6" table:formula="of:=MAX([.BS8:.BT9])" office:value-type="float" office:value="15.5334259432017" calcext:value-type="float">
            <text:p>15.5334259432017</text:p>
          </table:table-cell>
          <table:table-cell table:style-name="ce6"/>
          <table:table-cell table:style-name="ce6" table:formula="of:=MAX([.BU8:.BV9])" office:value-type="float" office:value="18.8530440904106" calcext:value-type="float">
            <text:p>18.8530440904106</text:p>
          </table:table-cell>
          <table:table-cell table:style-name="ce6"/>
          <table:table-cell table:style-name="ce6" table:formula="of:=MAX([.BW8:.BX9])" office:value-type="float" office:value="20.5788691202335" calcext:value-type="float">
            <text:p>20.5788691202335</text:p>
          </table:table-cell>
          <table:table-cell table:style-name="ce6"/>
          <table:table-cell table:style-name="ce6" table:formula="of:=MAX([.BY8:.BZ9])" office:value-type="float" office:value="20.0942763460115" calcext:value-type="float">
            <text:p>20.0942763460115</text:p>
          </table:table-cell>
          <table:table-cell table:style-name="ce6"/>
          <table:table-cell table:style-name="ce6" table:formula="of:=MAX([.CA8:.CB9])" office:value-type="float" office:value="14.8492846134628" calcext:value-type="float">
            <text:p>14.8492846134628</text:p>
          </table:table-cell>
          <table:table-cell table:style-name="ce6"/>
          <table:table-cell table:style-name="ce6" table:formula="of:=MAX([.CC8:.CD9])" office:value-type="float" office:value="5.312617929343" calcext:value-type="float">
            <text:p>5.312617929343</text:p>
          </table:table-cell>
          <table:table-cell table:style-name="ce6"/>
          <table:table-cell table:style-name="ce6" table:formula="of:=MAX([.CE8:.CF9])" office:value-type="float" office:value="0.556190430063177" calcext:value-type="float">
            <text:p>0.556190430063177</text:p>
          </table:table-cell>
          <table:table-cell table:style-name="ce6"/>
          <table:table-cell table:style-name="ce6" table:formula="of:=MAX([.CG8:.CH9])" office:value-type="float" office:value="0" calcext:value-type="float">
            <text:p>0</text:p>
          </table:table-cell>
          <table:table-cell table:style-name="ce6"/>
          <table:table-cell table:style-name="ce6" table:formula="of:=MAX([.CI8:.CJ9])" office:value-type="float" office:value="0" calcext:value-type="float">
            <text:p>0</text:p>
          </table:table-cell>
          <table:table-cell table:style-name="ce6"/>
          <table:table-cell table:style-name="ce6" table:formula="of:=MAX([.CK8:.CL9])" office:value-type="float" office:value="0" calcext:value-type="float">
            <text:p>0</text:p>
          </table:table-cell>
          <table:table-cell table:number-columns-repeated="2"/>
          <table:table-cell office:value-type="float" office:value="0.960785334981461" calcext:value-type="float">
            <text:p>0.960785334981461</text:p>
          </table:table-cell>
          <table:table-cell/>
          <table:table-cell office:value-type="float" office:value="0.50938176018735" calcext:value-type="float">
            <text:p>0.50938176018735</text:p>
          </table:table-cell>
          <table:table-cell/>
          <table:table-cell office:value-type="float" office:value="0.389136870545891" calcext:value-type="float">
            <text:p>0.389136870545891</text:p>
          </table:table-cell>
          <table:table-cell/>
          <table:table-cell office:value-type="float" office:value="0.311634456392374" calcext:value-type="float">
            <text:p>0.311634456392374</text:p>
          </table:table-cell>
          <table:table-cell/>
          <table:table-cell office:value-type="float" office:value="0.282104434504726" calcext:value-type="float">
            <text:p>0.282104434504726</text:p>
          </table:table-cell>
          <table:table-cell/>
          <table:table-cell office:value-type="float" office:value="0.6075627728114" calcext:value-type="float">
            <text:p>0.6075627728114</text:p>
          </table:table-cell>
          <table:table-cell/>
          <table:table-cell office:value-type="float" office:value="0.902516598222216" calcext:value-type="float">
            <text:p>0.902516598222216</text:p>
          </table:table-cell>
          <table:table-cell/>
          <table:table-cell office:value-type="float" office:value="0.128827351174405" calcext:value-type="float">
            <text:p>0.128827351174405</text:p>
          </table:table-cell>
          <table:table-cell/>
          <table:table-cell office:value-type="float" office:value="0.507489961254502" calcext:value-type="float">
            <text:p>0.507489961254502</text:p>
          </table:table-cell>
          <table:table-cell/>
          <table:table-cell office:value-type="float" office:value="0.600383483921319" calcext:value-type="float">
            <text:p>0.600383483921319</text:p>
          </table:table-cell>
          <table:table-cell/>
          <table:table-cell office:value-type="float" office:value="0.319198741321136" calcext:value-type="float">
            <text:p>0.319198741321136</text:p>
          </table:table-cell>
          <table:table-cell/>
          <table:table-cell office:value-type="float" office:value="0.0910022813190528" calcext:value-type="float">
            <text:p>0.091002281319053</text:p>
          </table:table-cell>
          <table:table-cell/>
          <table:table-cell office:value-type="float" office:value="0.121513867771086" calcext:value-type="float">
            <text:p>0.121513867771086</text:p>
          </table:table-cell>
          <table:table-cell table:number-columns-repeated="882"/>
        </table:table-row>
        <table:table-row table:style-name="ro1">
          <table:table-cell table:number-columns-repeated="11" table:style-name="ce2" office:value-type="float" office:value="0" calcext:value-type="float">
            <text:p>0.0</text:p>
          </table:table-cell>
          <table:table-cell table:style-name="ce2" office:value-type="float" office:value="0.38039219379425" calcext:value-type="float">
            <text:p>0.4</text:p>
          </table:table-cell>
          <table:table-cell table:style-name="ce2" office:value-type="float" office:value="0.376470625400543" calcext:value-type="float">
            <text:p>0.4</text:p>
          </table:table-cell>
          <table:table-cell table:style-name="ce2" office:value-type="float" office:value="0.301960796117782" calcext:value-type="float">
            <text:p>0.3</text:p>
          </table:table-cell>
          <table:table-cell table:style-name="ce2" office:value-type="float" office:value="0.462745130062103" calcext:value-type="float">
            <text:p>0.5</text:p>
          </table:table-cell>
          <table:table-cell table:style-name="ce2" office:value-type="float" office:value="0.239215701818466" calcext:value-type="float">
            <text:p>0.2</text:p>
          </table:table-cell>
          <table:table-cell table:number-columns-repeated="12" table:style-name="ce2" office:value-type="float" office:value="0" calcext:value-type="float">
            <text:p>0.0</text:p>
          </table:table-cell>
          <table:table-cell/>
          <table:table-cell table:style-name="ce1" office:value-type="string" calcext:value-type="string">
            <text:p>filter 1/1</text:p>
          </table:table-cell>
          <table:table-cell table:number-columns-repeated="3"/>
          <table:table-cell table:style-name="ce3" table:number-matrix-columns-spanned="1" table:number-matrix-rows-spanned="1" table:formula="of:=SUM([.A8:.C10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B8:.D10]*[.$AD$11:.$AF$13])" office:value-type="float" office:value="0.301058205195844" calcext:value-type="float">
            <text:p>0.301058205195844</text:p>
          </table:table-cell>
          <table:table-cell table:style-name="ce3" table:number-matrix-columns-spanned="1" table:number-matrix-rows-spanned="1" table:formula="of:=SUM([.C8:.E10]*[.$AD$11:.$AF$13])" office:value-type="float" office:value="0.577037322904925" calcext:value-type="float">
            <text:p>0.577037322904925</text:p>
          </table:table-cell>
          <table:table-cell table:style-name="ce3" table:number-matrix-columns-spanned="1" table:number-matrix-rows-spanned="1" table:formula="of:=SUM([.D8:.F10]*[.$AD$11:.$AF$13])" office:value-type="float" office:value="1.17614897829315" calcext:value-type="float">
            <text:p>1.17614897829315</text:p>
          </table:table-cell>
          <table:table-cell table:style-name="ce3" table:number-matrix-columns-spanned="1" table:number-matrix-rows-spanned="1" table:formula="of:=SUM([.E8:.G10]*[.$AD$11:.$AF$13])" office:value-type="float" office:value="1.41418483274866" calcext:value-type="float">
            <text:p>1.41418483274866</text:p>
          </table:table-cell>
          <table:table-cell table:style-name="ce3" table:number-matrix-columns-spanned="1" table:number-matrix-rows-spanned="1" table:formula="of:=SUM([.F8:.H10]*[.$AD$11:.$AF$13])" office:value-type="float" office:value="1.64384125339197" calcext:value-type="float">
            <text:p>1.64384125339197</text:p>
          </table:table-cell>
          <table:table-cell table:style-name="ce3" table:number-matrix-columns-spanned="1" table:number-matrix-rows-spanned="1" table:formula="of:=SUM([.G8:.I10]*[.$AD$11:.$AF$13])" office:value-type="float" office:value="1.64384125339197" calcext:value-type="float">
            <text:p>1.64384125339197</text:p>
          </table:table-cell>
          <table:table-cell table:style-name="ce3" table:number-matrix-columns-spanned="1" table:number-matrix-rows-spanned="1" table:formula="of:=SUM([.H8:.J10]*[.$AD$11:.$AF$13])" office:value-type="float" office:value="1.64384125339197" calcext:value-type="float">
            <text:p>1.64384125339197</text:p>
          </table:table-cell>
          <table:table-cell table:style-name="ce3" table:number-matrix-columns-spanned="1" table:number-matrix-rows-spanned="1" table:formula="of:=SUM([.I8:.K10]*[.$AD$11:.$AF$13])" office:value-type="float" office:value="1.64384125339197" calcext:value-type="float">
            <text:p>1.64384125339197</text:p>
          </table:table-cell>
          <table:table-cell table:style-name="ce3" table:number-matrix-columns-spanned="1" table:number-matrix-rows-spanned="1" table:formula="of:=SUM([.J8:.L10]*[.$AD$11:.$AF$13])" office:value-type="float" office:value="1.91208837301321" calcext:value-type="float">
            <text:p>1.91208837301321</text:p>
          </table:table-cell>
          <table:table-cell table:style-name="ce3" table:number-matrix-columns-spanned="1" table:number-matrix-rows-spanned="1" table:formula="of:=SUM([.K8:.M10]*[.$AD$11:.$AF$13])" office:value-type="float" office:value="1.94849978628869" calcext:value-type="float">
            <text:p>1.94849978628869</text:p>
          </table:table-cell>
          <table:table-cell table:style-name="ce3" table:number-matrix-columns-spanned="1" table:number-matrix-rows-spanned="1" table:formula="of:=SUM([.L8:.N10]*[.$AD$11:.$AF$13])" office:value-type="float" office:value="2.20521669466735" calcext:value-type="float">
            <text:p>2.20521669466735</text:p>
          </table:table-cell>
          <table:table-cell table:style-name="ce3" table:number-matrix-columns-spanned="1" table:number-matrix-rows-spanned="1" table:formula="of:=SUM([.M8:.O10]*[.$AD$11:.$AF$13])" office:value-type="float" office:value="2.30585868262348" calcext:value-type="float">
            <text:p>2.30585868262348</text:p>
          </table:table-cell>
          <table:table-cell table:style-name="ce3" table:number-matrix-columns-spanned="1" table:number-matrix-rows-spanned="1" table:formula="of:=SUM([.N8:.P10]*[.$AD$11:.$AF$13])" office:value-type="float" office:value="2.10471342671444" calcext:value-type="float">
            <text:p>2.10471342671444</text:p>
          </table:table-cell>
          <table:table-cell table:style-name="ce3" table:number-matrix-columns-spanned="1" table:number-matrix-rows-spanned="1" table:formula="of:=SUM([.O8:.Q10]*[.$AD$11:.$AF$13])" office:value-type="float" office:value="2.04284866735567" calcext:value-type="float">
            <text:p>2.04284866735567</text:p>
          </table:table-cell>
          <table:table-cell table:style-name="ce3" table:number-matrix-columns-spanned="1" table:number-matrix-rows-spanned="1" table:formula="of:=SUM([.P8:.R10]*[.$AD$11:.$AF$13])" office:value-type="float" office:value="1.68748431941468" calcext:value-type="float">
            <text:p>1.68748431941468</text:p>
          </table:table-cell>
          <table:table-cell table:style-name="ce3" table:number-matrix-columns-spanned="1" table:number-matrix-rows-spanned="1" table:formula="of:=SUM([.Q8:.S10]*[.$AD$11:.$AF$13])" office:value-type="float" office:value="0.870284328886832" calcext:value-type="float">
            <text:p>0.870284328886832</text:p>
          </table:table-cell>
          <table:table-cell table:style-name="ce3" table:number-matrix-columns-spanned="1" table:number-matrix-rows-spanned="1" table:formula="of:=SUM([.R8:.T10]*[.$AD$11:.$AF$13])" office:value-type="float" office:value="0.476772542692245" calcext:value-type="float">
            <text:p>0.476772542692245</text:p>
          </table:table-cell>
          <table:table-cell table:style-name="ce3" table:number-matrix-columns-spanned="1" table:number-matrix-rows-spanned="1" table:formula="of:=SUM([.S8:.U10]*[.$AD$11:.$AF$13])" office:value-type="float" office:value="0.0497194279808085" calcext:value-type="float">
            <text:p>0.049719427980809</text:p>
          </table:table-cell>
          <table:table-cell table:style-name="ce3" table:number-matrix-columns-spanned="1" table:number-matrix-rows-spanned="1" table:formula="of:=SUM([.T8:.V10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U8:.W10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V8:.X10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W8:.Y10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X8:.Z10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Y8:.AA10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Z8:.AB10]*[.$AD$11:.$AF$13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filter 1/2</text:p>
          </table:table-cell>
          <table:table-cell table:number-columns-repeated="3"/>
          <table:table-cell table:style-name="ce5" table:number-matrix-columns-spanned="1" table:number-matrix-rows-spanned="1" table:formula="of:=SUM([.AH8:.AJ10]*[.$BI$11:.$BK$13])+SUM([.AH37:.AJ39]*[.$BI$15:.$BK$17])" office:value-type="float" office:value="4.62401508061736" calcext:value-type="float">
            <text:p>4.62401508061736</text:p>
          </table:table-cell>
          <table:table-cell table:style-name="ce5" table:number-matrix-columns-spanned="1" table:number-matrix-rows-spanned="1" table:formula="of:=SUM([.AI8:.AK10]*[.$BI$11:.$BK$13])+SUM([.AI37:.AK39]*[.$BI$15:.$BK$17])" office:value-type="float" office:value="7.94847430120592" calcext:value-type="float">
            <text:p>7.94847430120592</text:p>
          </table:table-cell>
          <table:table-cell table:style-name="ce5" table:number-matrix-columns-spanned="1" table:number-matrix-rows-spanned="1" table:formula="of:=SUM([.AJ8:.AL10]*[.$BI$11:.$BK$13])+SUM([.AJ37:.AL39]*[.$BI$15:.$BK$17])" office:value-type="float" office:value="10.6452374654738" calcext:value-type="float">
            <text:p>10.6452374654738</text:p>
          </table:table-cell>
          <table:table-cell table:style-name="ce5" table:number-matrix-columns-spanned="1" table:number-matrix-rows-spanned="1" table:formula="of:=SUM([.AK8:.AM10]*[.$BI$11:.$BK$13])+SUM([.AK37:.AM39]*[.$BI$15:.$BK$17])" office:value-type="float" office:value="13.2017925715052" calcext:value-type="float">
            <text:p>13.2017925715052</text:p>
          </table:table-cell>
          <table:table-cell table:style-name="ce5" table:number-matrix-columns-spanned="1" table:number-matrix-rows-spanned="1" table:formula="of:=SUM([.AL8:.AN10]*[.$BI$11:.$BK$13])+SUM([.AL37:.AN39]*[.$BI$15:.$BK$17])" office:value-type="float" office:value="14.1174330996962" calcext:value-type="float">
            <text:p>14.1174330996962</text:p>
          </table:table-cell>
          <table:table-cell table:style-name="ce5" table:number-matrix-columns-spanned="1" table:number-matrix-rows-spanned="1" table:formula="of:=SUM([.AM8:.AO10]*[.$BI$11:.$BK$13])+SUM([.AM37:.AO39]*[.$BI$15:.$BK$17])" office:value-type="float" office:value="14.6484894316279" calcext:value-type="float">
            <text:p>14.6484894316279</text:p>
          </table:table-cell>
          <table:table-cell table:style-name="ce5" table:number-matrix-columns-spanned="1" table:number-matrix-rows-spanned="1" table:formula="of:=SUM([.AN8:.AP10]*[.$BI$11:.$BK$13])+SUM([.AN37:.AP39]*[.$BI$15:.$BK$17])" office:value-type="float" office:value="14.6484894316279" calcext:value-type="float">
            <text:p>14.6484894316279</text:p>
          </table:table-cell>
          <table:table-cell table:style-name="ce5" table:number-matrix-columns-spanned="1" table:number-matrix-rows-spanned="1" table:formula="of:=SUM([.AO8:.AQ10]*[.$BI$11:.$BK$13])+SUM([.AO37:.AQ39]*[.$BI$15:.$BK$17])" office:value-type="float" office:value="15.5334259432017" calcext:value-type="float">
            <text:p>15.5334259432017</text:p>
          </table:table-cell>
          <table:table-cell table:style-name="ce5" table:number-matrix-columns-spanned="1" table:number-matrix-rows-spanned="1" table:formula="of:=SUM([.AP8:.AR10]*[.$BI$11:.$BK$13])+SUM([.AP37:.AR39]*[.$BI$15:.$BK$17])" office:value-type="float" office:value="16.6921936066307" calcext:value-type="float">
            <text:p>16.6921936066307</text:p>
          </table:table-cell>
          <table:table-cell table:style-name="ce5" table:number-matrix-columns-spanned="1" table:number-matrix-rows-spanned="1" table:formula="of:=SUM([.AQ8:.AS10]*[.$BI$11:.$BK$13])+SUM([.AQ37:.AS39]*[.$BI$15:.$BK$17])" office:value-type="float" office:value="18.8530440904106" calcext:value-type="float">
            <text:p>18.8530440904106</text:p>
          </table:table-cell>
          <table:table-cell table:style-name="ce5" table:number-matrix-columns-spanned="1" table:number-matrix-rows-spanned="1" table:formula="of:=SUM([.AR8:.AT10]*[.$BI$11:.$BK$13])+SUM([.AR37:.AT39]*[.$BI$15:.$BK$17])" office:value-type="float" office:value="20.0794652738541" calcext:value-type="float">
            <text:p>20.0794652738541</text:p>
          </table:table-cell>
          <table:table-cell table:style-name="ce5" table:number-matrix-columns-spanned="1" table:number-matrix-rows-spanned="1" table:formula="of:=SUM([.AS8:.AU10]*[.$BI$11:.$BK$13])+SUM([.AS37:.AU39]*[.$BI$15:.$BK$17])" office:value-type="float" office:value="20.5788691202335" calcext:value-type="float">
            <text:p>20.5788691202335</text:p>
          </table:table-cell>
          <table:table-cell table:style-name="ce5" table:number-matrix-columns-spanned="1" table:number-matrix-rows-spanned="1" table:formula="of:=SUM([.AT8:.AV10]*[.$BI$11:.$BK$13])+SUM([.AT37:.AV39]*[.$BI$15:.$BK$17])" office:value-type="float" office:value="20.0942763460115" calcext:value-type="float">
            <text:p>20.0942763460115</text:p>
          </table:table-cell>
          <table:table-cell table:style-name="ce5" table:number-matrix-columns-spanned="1" table:number-matrix-rows-spanned="1" table:formula="of:=SUM([.AU8:.AW10]*[.$BI$11:.$BK$13])+SUM([.AU37:.AW39]*[.$BI$15:.$BK$17])" office:value-type="float" office:value="18.0390793223592" calcext:value-type="float">
            <text:p>18.0390793223592</text:p>
          </table:table-cell>
          <table:table-cell table:style-name="ce5" table:number-matrix-columns-spanned="1" table:number-matrix-rows-spanned="1" table:formula="of:=SUM([.AV8:.AX10]*[.$BI$11:.$BK$13])+SUM([.AV37:.AX39]*[.$BI$15:.$BK$17])" office:value-type="float" office:value="14.8492846134628" calcext:value-type="float">
            <text:p>14.8492846134628</text:p>
          </table:table-cell>
          <table:table-cell table:style-name="ce5" table:number-matrix-columns-spanned="1" table:number-matrix-rows-spanned="1" table:formula="of:=SUM([.AW8:.AY10]*[.$BI$11:.$BK$13])+SUM([.AW37:.AY39]*[.$BI$15:.$BK$17])" office:value-type="float" office:value="10.3183319667095" calcext:value-type="float">
            <text:p>10.3183319667095</text:p>
          </table:table-cell>
          <table:table-cell table:style-name="ce5" table:number-matrix-columns-spanned="1" table:number-matrix-rows-spanned="1" table:formula="of:=SUM([.AX8:.AZ10]*[.$BI$11:.$BK$13])+SUM([.AX37:.AZ39]*[.$BI$15:.$BK$17])" office:value-type="float" office:value="5.312617929343" calcext:value-type="float">
            <text:p>5.312617929343</text:p>
          </table:table-cell>
          <table:table-cell table:style-name="ce5" table:number-matrix-columns-spanned="1" table:number-matrix-rows-spanned="1" table:formula="of:=SUM([.AY8:.BA10]*[.$BI$11:.$BK$13])+SUM([.AY37:.BA39]*[.$BI$15:.$BK$17])" office:value-type="float" office:value="2.24230294489083" calcext:value-type="float">
            <text:p>2.24230294489083</text:p>
          </table:table-cell>
          <table:table-cell table:style-name="ce5" table:number-matrix-columns-spanned="1" table:number-matrix-rows-spanned="1" table:formula="of:=SUM([.AZ8:.BB10]*[.$BI$11:.$BK$13])+SUM([.AZ37:.BB39]*[.$BI$15:.$BK$17])" office:value-type="float" office:value="0.556190430063177" calcext:value-type="float">
            <text:p>0.556190430063177</text:p>
          </table:table-cell>
          <table:table-cell table:style-name="ce5" table:number-matrix-columns-spanned="1" table:number-matrix-rows-spanned="1" table:formula="of:=SUM([.BA8:.BC10]*[.$BI$11:.$BK$13])+SUM([.BA37:.BC39]*[.$BI$15:.$BK$17])" office:value-type="float" office:value="0.0481906587632753" calcext:value-type="float">
            <text:p>0.048190658763275</text:p>
          </table:table-cell>
          <table:table-cell table:style-name="ce5" table:number-matrix-columns-spanned="1" table:number-matrix-rows-spanned="1" table:formula="of:=SUM([.BB8:.BD10]*[.$BI$11:.$BK$13])+SUM([.BB37:.BD39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C8:.BE10]*[.$BI$11:.$BK$13])+SUM([.BC37:.BE39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D8:.BF10]*[.$BI$11:.$BK$13])+SUM([.BD37:.BF39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E8:.BG10]*[.$BI$11:.$BK$13])+SUM([.BE37:.BG39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F8:.BH10]*[.$BI$11:.$BK$13])+SUM([.BF37:.BH39]*[.$BI$15:.$BK$17])" office:value-type="float" office:value="0" calcext:value-type="float">
            <text:p>0</text:p>
          </table:table-cell>
          <table:table-cell/>
          <table:table-cell table:style-name="ce6" table:number-columns-repeated="25"/>
          <table:table-cell table:number-columns-repeated="909"/>
        </table:table-row>
        <table:table-row table:style-name="ro1">
          <table:table-cell table:number-columns-repeated="3" table:style-name="ce2" office:value-type="float" office:value="0" calcext:value-type="float">
            <text:p>0.0</text:p>
          </table:table-cell>
          <table:table-cell table:style-name="ce2" office:value-type="float" office:value="0.352941185235977" calcext:value-type="float">
            <text:p>0.4</text:p>
          </table:table-cell>
          <table:table-cell table:style-name="ce2" office:value-type="float" office:value="0.541176497936248" calcext:value-type="float">
            <text:p>0.5</text:p>
          </table:table-cell>
          <table:table-cell table:number-columns-repeated="6" table:style-name="ce2" office:value-type="float" office:value="0.921568691730499" calcext:value-type="float">
            <text:p>0.9</text:p>
          </table:table-cell>
          <table:table-cell table:number-columns-repeated="2" table:style-name="ce2" office:value-type="float" office:value="0.984313786029815" calcext:value-type="float">
            <text:p>1.0</text:p>
          </table:table-cell>
          <table:table-cell table:style-name="ce2" office:value-type="float" office:value="0.972549080848693" calcext:value-type="float">
            <text:p>1.0</text:p>
          </table:table-cell>
          <table:table-cell table:style-name="ce2" office:value-type="float" office:value="0.996078491210937" calcext:value-type="float">
            <text:p>1.0</text:p>
          </table:table-cell>
          <table:table-cell table:style-name="ce2" office:value-type="float" office:value="0.960784375667572" calcext:value-type="float">
            <text:p>1.0</text:p>
          </table:table-cell>
          <table:table-cell table:style-name="ce2" office:value-type="float" office:value="0.921568691730499" calcext:value-type="float">
            <text:p>0.9</text:p>
          </table:table-cell>
          <table:table-cell table:style-name="ce2" office:value-type="float" office:value="0.745098054409027" calcext:value-type="float">
            <text:p>0.7</text:p>
          </table:table-cell>
          <table:table-cell table:style-name="ce2" office:value-type="float" office:value="0.0823529437184333" calcext:value-type="float">
            <text:p>0.1</text:p>
          </table:table-cell>
          <table:table-cell table:number-columns-repeated="9" table:style-name="ce2" office:value-type="float" office:value="0" calcext:value-type="float">
            <text:p>0.0</text:p>
          </table:table-cell>
          <table:table-cell table:number-columns-repeated="5"/>
          <table:table-cell table:style-name="ce3" table:number-matrix-columns-spanned="1" table:number-matrix-rows-spanned="1" table:formula="of:=SUM([.A9:.C11]*[.$AD$11:.$AF$13])" office:value-type="float" office:value="0.468312774936347" calcext:value-type="float">
            <text:p>0.468312774936347</text:p>
          </table:table-cell>
          <table:table-cell table:style-name="ce3" table:number-matrix-columns-spanned="1" table:number-matrix-rows-spanned="1" table:formula="of:=SUM([.B9:.D11]*[.$AD$11:.$AF$13])" office:value-type="float" office:value="1.21838192700716" calcext:value-type="float">
            <text:p>1.21838192700716</text:p>
          </table:table-cell>
          <table:table-cell table:style-name="ce3" table:number-matrix-columns-spanned="1" table:number-matrix-rows-spanned="1" table:formula="of:=SUM([.C9:.E11]*[.$AD$11:.$AF$13])" office:value-type="float" office:value="1.8252811211593" calcext:value-type="float">
            <text:p>1.8252811211593</text:p>
          </table:table-cell>
          <table:table-cell table:style-name="ce3" table:number-matrix-columns-spanned="1" table:number-matrix-rows-spanned="1" table:formula="of:=SUM([.D9:.F11]*[.$AD$11:.$AF$13])" office:value-type="float" office:value="2.56716866028126" calcext:value-type="float">
            <text:p>2.56716866028126</text:p>
          </table:table-cell>
          <table:table-cell table:style-name="ce3" table:number-matrix-columns-spanned="1" table:number-matrix-rows-spanned="1" table:formula="of:=SUM([.E9:.G11]*[.$AD$11:.$AF$13])" office:value-type="float" office:value="2.72653936244838" calcext:value-type="float">
            <text:p>2.72653936244838</text:p>
          </table:table-cell>
          <table:table-cell table:style-name="ce3" table:number-matrix-columns-spanned="1" table:number-matrix-rows-spanned="1" table:formula="of:=SUM([.F9:.H11]*[.$AD$11:.$AF$13])" office:value-type="float" office:value="2.99765642375087" calcext:value-type="float">
            <text:p>2.99765642375087</text:p>
          </table:table-cell>
          <table:table-cell table:style-name="ce3" table:number-matrix-columns-spanned="1" table:number-matrix-rows-spanned="1" table:formula="of:=SUM([.G9:.I11]*[.$AD$11:.$AF$13])" office:value-type="float" office:value="2.99765642375087" calcext:value-type="float">
            <text:p>2.99765642375087</text:p>
          </table:table-cell>
          <table:table-cell table:style-name="ce3" table:number-matrix-columns-spanned="1" table:number-matrix-rows-spanned="1" table:formula="of:=SUM([.H9:.J11]*[.$AD$11:.$AF$13])" office:value-type="float" office:value="2.99765642375087" calcext:value-type="float">
            <text:p>2.99765642375087</text:p>
          </table:table-cell>
          <table:table-cell table:style-name="ce3" table:number-matrix-columns-spanned="1" table:number-matrix-rows-spanned="1" table:formula="of:=SUM([.I9:.K11]*[.$AD$11:.$AF$13])" office:value-type="float" office:value="2.99765642375087" calcext:value-type="float">
            <text:p>2.99765642375087</text:p>
          </table:table-cell>
          <table:table-cell table:style-name="ce3" table:number-matrix-columns-spanned="1" table:number-matrix-rows-spanned="1" table:formula="of:=SUM([.J9:.L11]*[.$AD$11:.$AF$13])" office:value-type="float" office:value="3.39076880498041" calcext:value-type="float">
            <text:p>3.39076880498041</text:p>
          </table:table-cell>
          <table:table-cell table:style-name="ce3" table:number-matrix-columns-spanned="1" table:number-matrix-rows-spanned="1" table:formula="of:=SUM([.K9:.M11]*[.$AD$11:.$AF$13])" office:value-type="float" office:value="3.49571521127795" calcext:value-type="float">
            <text:p>3.49571521127795</text:p>
          </table:table-cell>
          <table:table-cell table:style-name="ce3" table:number-matrix-columns-spanned="1" table:number-matrix-rows-spanned="1" table:formula="of:=SUM([.L9:.N11]*[.$AD$11:.$AF$13])" office:value-type="float" office:value="3.83498508573182" calcext:value-type="float">
            <text:p>3.83498508573182</text:p>
          </table:table-cell>
          <table:table-cell table:style-name="ce3" table:number-matrix-columns-spanned="1" table:number-matrix-rows-spanned="1" table:formula="of:=SUM([.M9:.O11]*[.$AD$11:.$AF$13])" office:value-type="float" office:value="3.97436481936845" calcext:value-type="float">
            <text:p>3.97436481936845</text:p>
          </table:table-cell>
          <table:table-cell table:style-name="ce3" table:number-matrix-columns-spanned="1" table:number-matrix-rows-spanned="1" table:formula="of:=SUM([.N9:.P11]*[.$AD$11:.$AF$13])" office:value-type="float" office:value="3.70870738943464" calcext:value-type="float">
            <text:p>3.70870738943464</text:p>
          </table:table-cell>
          <table:table-cell table:style-name="ce3" table:number-matrix-columns-spanned="1" table:number-matrix-rows-spanned="1" table:formula="of:=SUM([.O9:.Q11]*[.$AD$11:.$AF$13])" office:value-type="float" office:value="3.57202032015777" calcext:value-type="float">
            <text:p>3.57202032015777</text:p>
          </table:table-cell>
          <table:table-cell table:style-name="ce3" table:number-matrix-columns-spanned="1" table:number-matrix-rows-spanned="1" table:formula="of:=SUM([.P9:.R11]*[.$AD$11:.$AF$13])" office:value-type="float" office:value="3.16014571808102" calcext:value-type="float">
            <text:p>3.16014571808102</text:p>
          </table:table-cell>
          <table:table-cell table:style-name="ce3" table:number-matrix-columns-spanned="1" table:number-matrix-rows-spanned="1" table:formula="of:=SUM([.Q9:.S11]*[.$AD$11:.$AF$13])" office:value-type="float" office:value="2.29810069939762" calcext:value-type="float">
            <text:p>2.29810069939762</text:p>
          </table:table-cell>
          <table:table-cell table:style-name="ce3" table:number-matrix-columns-spanned="1" table:number-matrix-rows-spanned="1" table:formula="of:=SUM([.R9:.T11]*[.$AD$11:.$AF$13])" office:value-type="float" office:value="1.4556504138497" calcext:value-type="float">
            <text:p>1.4556504138497</text:p>
          </table:table-cell>
          <table:table-cell table:style-name="ce3" table:number-matrix-columns-spanned="1" table:number-matrix-rows-spanned="1" table:formula="of:=SUM([.S9:.U11]*[.$AD$11:.$AF$13])" office:value-type="float" office:value="0.535665165027771" calcext:value-type="float">
            <text:p>0.535665165027771</text:p>
          </table:table-cell>
          <table:table-cell table:style-name="ce3" table:number-matrix-columns-spanned="1" table:number-matrix-rows-spanned="1" table:formula="of:=SUM([.T9:.V11]*[.$AD$11:.$AF$13])" office:value-type="float" office:value="0.05445461116963" calcext:value-type="float">
            <text:p>0.05445461116963</text:p>
          </table:table-cell>
          <table:table-cell table:style-name="ce3" table:number-matrix-columns-spanned="1" table:number-matrix-rows-spanned="1" table:formula="of:=SUM([.U9:.W11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V9:.X11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W9:.Y11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X9:.Z11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Y9:.AA11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Z9:.AB11]*[.$AD$11:.$AF$13]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SUM([.AH9:.AJ11]*[.$BI$11:.$BK$13])+SUM([.AH38:.AJ40]*[.$BI$15:.$BK$17])" office:value-type="float" office:value="11.2254828282216" calcext:value-type="float">
            <text:p>11.2254828282216</text:p>
          </table:table-cell>
          <table:table-cell table:style-name="ce5" table:number-matrix-columns-spanned="1" table:number-matrix-rows-spanned="1" table:formula="of:=SUM([.AI9:.AK11]*[.$BI$11:.$BK$13])+SUM([.AI38:.AK40]*[.$BI$15:.$BK$17])" office:value-type="float" office:value="17.5646289360994" calcext:value-type="float">
            <text:p>17.5646289360994</text:p>
          </table:table-cell>
          <table:table-cell table:style-name="ce5" table:number-matrix-columns-spanned="1" table:number-matrix-rows-spanned="1" table:formula="of:=SUM([.AJ9:.AL11]*[.$BI$11:.$BK$13])+SUM([.AJ38:.AL40]*[.$BI$15:.$BK$17])" office:value-type="float" office:value="22.2853906816377" calcext:value-type="float">
            <text:p>22.2853906816377</text:p>
          </table:table-cell>
          <table:table-cell table:style-name="ce5" table:number-matrix-columns-spanned="1" table:number-matrix-rows-spanned="1" table:formula="of:=SUM([.AK9:.AM11]*[.$BI$11:.$BK$13])+SUM([.AK38:.AM40]*[.$BI$15:.$BK$17])" office:value-type="float" office:value="26.2540261010672" calcext:value-type="float">
            <text:p>26.2540261010672</text:p>
          </table:table-cell>
          <table:table-cell table:style-name="ce5" table:number-matrix-columns-spanned="1" table:number-matrix-rows-spanned="1" table:formula="of:=SUM([.AL9:.AN11]*[.$BI$11:.$BK$13])+SUM([.AL38:.AN40]*[.$BI$15:.$BK$17])" office:value-type="float" office:value="27.6053798439727" calcext:value-type="float">
            <text:p>27.6053798439727</text:p>
          </table:table-cell>
          <table:table-cell table:style-name="ce5" table:number-matrix-columns-spanned="1" table:number-matrix-rows-spanned="1" table:formula="of:=SUM([.AM9:.AO11]*[.$BI$11:.$BK$13])+SUM([.AM38:.AO40]*[.$BI$15:.$BK$17])" office:value-type="float" office:value="28.2298986851657" calcext:value-type="float">
            <text:p>28.2298986851657</text:p>
          </table:table-cell>
          <table:table-cell table:style-name="ce5" table:number-matrix-columns-spanned="1" table:number-matrix-rows-spanned="1" table:formula="of:=SUM([.AN9:.AP11]*[.$BI$11:.$BK$13])+SUM([.AN38:.AP40]*[.$BI$15:.$BK$17])" office:value-type="float" office:value="27.6195070142673" calcext:value-type="float">
            <text:p>27.6195070142673</text:p>
          </table:table-cell>
          <table:table-cell table:style-name="ce5" table:number-matrix-columns-spanned="1" table:number-matrix-rows-spanned="1" table:formula="of:=SUM([.AO9:.AQ11]*[.$BI$11:.$BK$13])+SUM([.AO38:.AQ40]*[.$BI$15:.$BK$17])" office:value-type="float" office:value="27.3442388529707" calcext:value-type="float">
            <text:p>27.3442388529707</text:p>
          </table:table-cell>
          <table:table-cell table:style-name="ce5" table:number-matrix-columns-spanned="1" table:number-matrix-rows-spanned="1" table:formula="of:=SUM([.AP9:.AR11]*[.$BI$11:.$BK$13])+SUM([.AP38:.AR40]*[.$BI$15:.$BK$17])" office:value-type="float" office:value="27.5805241968662" calcext:value-type="float">
            <text:p>27.5805241968662</text:p>
          </table:table-cell>
          <table:table-cell table:style-name="ce5" table:number-matrix-columns-spanned="1" table:number-matrix-rows-spanned="1" table:formula="of:=SUM([.AQ9:.AS11]*[.$BI$11:.$BK$13])+SUM([.AQ38:.AS40]*[.$BI$15:.$BK$17])" office:value-type="float" office:value="28.9439535271863" calcext:value-type="float">
            <text:p>28.9439535271863</text:p>
          </table:table-cell>
          <table:table-cell table:style-name="ce5" table:number-matrix-columns-spanned="1" table:number-matrix-rows-spanned="1" table:formula="of:=SUM([.AR9:.AT11]*[.$BI$11:.$BK$13])+SUM([.AR38:.AT40]*[.$BI$15:.$BK$17])" office:value-type="float" office:value="29.8662747007182" calcext:value-type="float">
            <text:p>29.8662747007182</text:p>
          </table:table-cell>
          <table:table-cell table:style-name="ce5" table:number-matrix-columns-spanned="1" table:number-matrix-rows-spanned="1" table:formula="of:=SUM([.AS9:.AU11]*[.$BI$11:.$BK$13])+SUM([.AS38:.AU40]*[.$BI$15:.$BK$17])" office:value-type="float" office:value="30.8457082564656" calcext:value-type="float">
            <text:p>30.8457082564656</text:p>
          </table:table-cell>
          <table:table-cell table:style-name="ce5" table:number-matrix-columns-spanned="1" table:number-matrix-rows-spanned="1" table:formula="of:=SUM([.AT9:.AV11]*[.$BI$11:.$BK$13])+SUM([.AT38:.AV40]*[.$BI$15:.$BK$17])" office:value-type="float" office:value="31.2375135867602" calcext:value-type="float">
            <text:p>31.2375135867602</text:p>
          </table:table-cell>
          <table:table-cell table:style-name="ce5" table:number-matrix-columns-spanned="1" table:number-matrix-rows-spanned="1" table:formula="of:=SUM([.AU9:.AW11]*[.$BI$11:.$BK$13])+SUM([.AU38:.AW40]*[.$BI$15:.$BK$17])" office:value-type="float" office:value="30.5666131702684" calcext:value-type="float">
            <text:p>30.5666131702684</text:p>
          </table:table-cell>
          <table:table-cell table:style-name="ce5" table:number-matrix-columns-spanned="1" table:number-matrix-rows-spanned="1" table:formula="of:=SUM([.AV9:.AX11]*[.$BI$11:.$BK$13])+SUM([.AV38:.AX40]*[.$BI$15:.$BK$17])" office:value-type="float" office:value="27.9512411083678" calcext:value-type="float">
            <text:p>27.9512411083678</text:p>
          </table:table-cell>
          <table:table-cell table:style-name="ce5" table:number-matrix-columns-spanned="1" table:number-matrix-rows-spanned="1" table:formula="of:=SUM([.AW9:.AY11]*[.$BI$11:.$BK$13])+SUM([.AW38:.AY40]*[.$BI$15:.$BK$17])" office:value-type="float" office:value="22.6855609131218" calcext:value-type="float">
            <text:p>22.6855609131218</text:p>
          </table:table-cell>
          <table:table-cell table:style-name="ce5" table:number-matrix-columns-spanned="1" table:number-matrix-rows-spanned="1" table:formula="of:=SUM([.AX9:.AZ11]*[.$BI$11:.$BK$13])+SUM([.AX38:.AZ40]*[.$BI$15:.$BK$17])" office:value-type="float" office:value="14.4623346472741" calcext:value-type="float">
            <text:p>14.4623346472741</text:p>
          </table:table-cell>
          <table:table-cell table:style-name="ce5" table:number-matrix-columns-spanned="1" table:number-matrix-rows-spanned="1" table:formula="of:=SUM([.AY9:.BA11]*[.$BI$11:.$BK$13])+SUM([.AY38:.BA40]*[.$BI$15:.$BK$17])" office:value-type="float" office:value="7.43166035467717" calcext:value-type="float">
            <text:p>7.43166035467717</text:p>
          </table:table-cell>
          <table:table-cell table:style-name="ce5" table:number-matrix-columns-spanned="1" table:number-matrix-rows-spanned="1" table:formula="of:=SUM([.AZ9:.BB11]*[.$BI$11:.$BK$13])+SUM([.AZ38:.BB40]*[.$BI$15:.$BK$17])" office:value-type="float" office:value="2.43348658583538" calcext:value-type="float">
            <text:p>2.43348658583538</text:p>
          </table:table-cell>
          <table:table-cell table:style-name="ce5" table:number-matrix-columns-spanned="1" table:number-matrix-rows-spanned="1" table:formula="of:=SUM([.BA9:.BC11]*[.$BI$11:.$BK$13])+SUM([.BA38:.BC40]*[.$BI$15:.$BK$17])" office:value-type="float" office:value="0.563208045519234" calcext:value-type="float">
            <text:p>0.563208045519234</text:p>
          </table:table-cell>
          <table:table-cell table:style-name="ce5" table:number-matrix-columns-spanned="1" table:number-matrix-rows-spanned="1" table:formula="of:=SUM([.BB9:.BD11]*[.$BI$11:.$BK$13])+SUM([.BB38:.BD40]*[.$BI$15:.$BK$17])" office:value-type="float" office:value="0.044000167043056" calcext:value-type="float">
            <text:p>0.044000167043056</text:p>
          </table:table-cell>
          <table:table-cell table:style-name="ce5" table:number-matrix-columns-spanned="1" table:number-matrix-rows-spanned="1" table:formula="of:=SUM([.BC9:.BE11]*[.$BI$11:.$BK$13])+SUM([.BC38:.BE40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D9:.BF11]*[.$BI$11:.$BK$13])+SUM([.BD38:.BF40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E9:.BG11]*[.$BI$11:.$BK$13])+SUM([.BE38:.BG40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F9:.BH11]*[.$BI$11:.$BK$13])+SUM([.BF38:.BH40]*[.$BI$15:.$BK$17])" office:value-type="float" office:value="0" calcext:value-type="float">
            <text:p>0</text:p>
          </table:table-cell>
          <table:table-cell/>
          <table:table-cell table:style-name="ce6" table:formula="of:=MAX([.BM10:.BN11])" office:value-type="float" office:value="23.7140795412102" calcext:value-type="float">
            <text:p>23.7140795412102</text:p>
          </table:table-cell>
          <table:table-cell table:style-name="ce6"/>
          <table:table-cell table:style-name="ce6" table:formula="of:=MAX([.BO10:.BP11])" office:value-type="float" office:value="31.9927299954327" calcext:value-type="float">
            <text:p>31.9927299954327</text:p>
          </table:table-cell>
          <table:table-cell table:style-name="ce6"/>
          <table:table-cell table:style-name="ce6" table:formula="of:=MAX([.BQ10:.BR11])" office:value-type="float" office:value="33.2621463786051" calcext:value-type="float">
            <text:p>33.2621463786051</text:p>
          </table:table-cell>
          <table:table-cell table:style-name="ce6"/>
          <table:table-cell table:style-name="ce6" table:formula="of:=MAX([.BS10:.BT11])" office:value-type="float" office:value="32.3775973813404" calcext:value-type="float">
            <text:p>32.3775973813404</text:p>
          </table:table-cell>
          <table:table-cell table:style-name="ce6"/>
          <table:table-cell table:style-name="ce6" table:formula="of:=MAX([.BU10:.BV11])" office:value-type="float" office:value="29.9292963999922" calcext:value-type="float">
            <text:p>29.9292963999922</text:p>
          </table:table-cell>
          <table:table-cell table:style-name="ce6"/>
          <table:table-cell table:style-name="ce6" table:formula="of:=MAX([.BW10:.BX11])" office:value-type="float" office:value="30.8457082564656" calcext:value-type="float">
            <text:p>30.8457082564656</text:p>
          </table:table-cell>
          <table:table-cell table:style-name="ce6"/>
          <table:table-cell table:style-name="ce6" table:formula="of:=MAX([.BY10:.BZ11])" office:value-type="float" office:value="33.7342378912907" calcext:value-type="float">
            <text:p>33.7342378912907</text:p>
          </table:table-cell>
          <table:table-cell table:style-name="ce6"/>
          <table:table-cell table:style-name="ce6" table:formula="of:=MAX([.CA10:.CB11])" office:value-type="float" office:value="34.9613949185861" calcext:value-type="float">
            <text:p>34.9613949185861</text:p>
          </table:table-cell>
          <table:table-cell table:style-name="ce6"/>
          <table:table-cell table:style-name="ce6" table:formula="of:=MAX([.CC10:.CD11])" office:value-type="float" office:value="25.7396267716469" calcext:value-type="float">
            <text:p>25.7396267716469</text:p>
          </table:table-cell>
          <table:table-cell table:style-name="ce6"/>
          <table:table-cell table:style-name="ce6" table:formula="of:=MAX([.CE10:.CF11])" office:value-type="float" office:value="6.9807394930777" calcext:value-type="float">
            <text:p>6.9807394930777</text:p>
          </table:table-cell>
          <table:table-cell table:style-name="ce6"/>
          <table:table-cell table:style-name="ce6" table:formula="of:=MAX([.CG10:.CH11])" office:value-type="float" office:value="0.355924256604544" calcext:value-type="float">
            <text:p>0.355924256604544</text:p>
          </table:table-cell>
          <table:table-cell table:style-name="ce6"/>
          <table:table-cell table:style-name="ce6" table:formula="of:=MAX([.CI10:.CJ11])" office:value-type="float" office:value="0" calcext:value-type="float">
            <text:p>0</text:p>
          </table:table-cell>
          <table:table-cell table:style-name="ce6"/>
          <table:table-cell table:style-name="ce6" table:formula="of:=MAX([.CK10:.CL11])" office:value-type="float" office:value="0" calcext:value-type="float">
            <text:p>0</text:p>
          </table:table-cell>
          <table:table-cell table:number-columns-repeated="2"/>
          <table:table-cell office:value-type="float" office:value="0.139464355046518" calcext:value-type="float">
            <text:p>0.139464355046518</text:p>
          </table:table-cell>
          <table:table-cell/>
          <table:table-cell office:value-type="float" office:value="0.126997463328169" calcext:value-type="float">
            <text:p>0.126997463328169</text:p>
          </table:table-cell>
          <table:table-cell/>
          <table:table-cell office:value-type="float" office:value="0.422604988287981" calcext:value-type="float">
            <text:p>0.422604988287981</text:p>
          </table:table-cell>
          <table:table-cell/>
          <table:table-cell office:value-type="float" office:value="0.0252640094756899" calcext:value-type="float">
            <text:p>0.02526400947569</text:p>
          </table:table-cell>
          <table:table-cell/>
          <table:table-cell office:value-type="float" office:value="0.567358262583019" calcext:value-type="float">
            <text:p>0.567358262583019</text:p>
          </table:table-cell>
          <table:table-cell/>
          <table:table-cell office:value-type="float" office:value="0.841234916720017" calcext:value-type="float">
            <text:p>0.841234916720017</text:p>
          </table:table-cell>
          <table:table-cell/>
          <table:table-cell office:value-type="float" office:value="0.858746141428934" calcext:value-type="float">
            <text:p>0.858746141428934</text:p>
          </table:table-cell>
          <table:table-cell/>
          <table:table-cell office:value-type="float" office:value="0.9124462529171" calcext:value-type="float">
            <text:p>0.9124462529171</text:p>
          </table:table-cell>
          <table:table-cell/>
          <table:table-cell office:value-type="float" office:value="0.429726254823333" calcext:value-type="float">
            <text:p>0.429726254823333</text:p>
          </table:table-cell>
          <table:table-cell/>
          <table:table-cell office:value-type="float" office:value="0.800893279233546" calcext:value-type="float">
            <text:p>0.800893279233546</text:p>
          </table:table-cell>
          <table:table-cell/>
          <table:table-cell office:value-type="float" office:value="0.96636067826494" calcext:value-type="float">
            <text:p>0.96636067826494</text:p>
          </table:table-cell>
          <table:table-cell/>
          <table:table-cell office:value-type="float" office:value="0.544002260518357" calcext:value-type="float">
            <text:p>0.544002260518357</text:p>
          </table:table-cell>
          <table:table-cell/>
          <table:table-cell office:value-type="float" office:value="0.29766403805958" calcext:value-type="float">
            <text:p>0.29766403805958</text:p>
          </table:table-cell>
          <table:table-cell table:number-columns-repeated="882"/>
        </table:table-row>
        <table:table-row table:style-name="ro1">
          <table:table-cell table:number-columns-repeated="2" table:style-name="ce2" office:value-type="float" office:value="0" calcext:value-type="float">
            <text:p>0.0</text:p>
          </table:table-cell>
          <table:table-cell table:style-name="ce2" office:value-type="float" office:value="0.549019634723663" calcext:value-type="float">
            <text:p>0.5</text:p>
          </table:table-cell>
          <table:table-cell table:style-name="ce2" office:value-type="float" office:value="0.984313786029815" calcext:value-type="float">
            <text:p>1.0</text:p>
          </table:table-cell>
          <table:table-cell table:number-columns-repeated="14" table:style-name="ce2" office:value-type="float" office:value="0.996078491210937" calcext:value-type="float">
            <text:p>1.0</text:p>
          </table:table-cell>
          <table:table-cell table:style-name="ce2" office:value-type="float" office:value="0.741176486015319" calcext:value-type="float">
            <text:p>0.7</text:p>
          </table:table-cell>
          <table:table-cell table:style-name="ce2" office:value-type="float" office:value="0.0901960805058479" calcext:value-type="float">
            <text:p>0.1</text:p>
          </table:table-cell>
          <table:table-cell table:number-columns-repeated="8" table:style-name="ce2" office:value-type="float" office:value="0" calcext:value-type="float">
            <text:p>0.0</text:p>
          </table:table-cell>
          <table:table-cell/>
          <table:table-cell office:value-type="float" office:value="0.97884086158159" calcext:value-type="float">
            <text:p>0.97884086158159</text:p>
          </table:table-cell>
          <table:table-cell office:value-type="float" office:value="0.277732471133785" calcext:value-type="float">
            <text:p>0.277732471133785</text:p>
          </table:table-cell>
          <table:table-cell office:value-type="float" office:value="0.940328761080398" calcext:value-type="float">
            <text:p>0.940328761080398</text:p>
          </table:table-cell>
          <table:table-cell/>
          <table:table-cell table:style-name="ce3" table:number-matrix-columns-spanned="1" table:number-matrix-rows-spanned="1" table:formula="of:=SUM([.A10:.C12]*[.$AD$11:.$AF$13])" office:value-type="float" office:value="1.06590395865437" calcext:value-type="float">
            <text:p>1.06590395865437</text:p>
          </table:table-cell>
          <table:table-cell table:style-name="ce3" table:number-matrix-columns-spanned="1" table:number-matrix-rows-spanned="1" table:formula="of:=SUM([.B10:.D12]*[.$AD$11:.$AF$13])" office:value-type="float" office:value="2.05311714855794" calcext:value-type="float">
            <text:p>2.05311714855794</text:p>
          </table:table-cell>
          <table:table-cell table:style-name="ce3" table:number-matrix-columns-spanned="1" table:number-matrix-rows-spanned="1" table:formula="of:=SUM([.C10:.E12]*[.$AD$11:.$AF$13])" office:value-type="float" office:value="3.16391607772708" calcext:value-type="float">
            <text:p>3.16391607772708</text:p>
          </table:table-cell>
          <table:table-cell table:style-name="ce3" table:number-matrix-columns-spanned="1" table:number-matrix-rows-spanned="1" table:formula="of:=SUM([.D10:.F12]*[.$AD$11:.$AF$13])" office:value-type="float" office:value="4.2073664713558" calcext:value-type="float">
            <text:p>4.2073664713558</text:p>
          </table:table-cell>
          <table:table-cell table:style-name="ce3" table:number-matrix-columns-spanned="1" table:number-matrix-rows-spanned="1" table:formula="of:=SUM([.E10:.G12]*[.$AD$11:.$AF$13])" office:value-type="float" office:value="4.38520052809718" calcext:value-type="float">
            <text:p>4.38520052809718</text:p>
          </table:table-cell>
          <table:table-cell table:style-name="ce3" table:number-matrix-columns-spanned="1" table:number-matrix-rows-spanned="1" table:formula="of:=SUM([.F10:.H12]*[.$AD$11:.$AF$13])" office:value-type="float" office:value="4.73623562645996" calcext:value-type="float">
            <text:p>4.73623562645996</text:p>
          </table:table-cell>
          <table:table-cell table:style-name="ce3" table:number-matrix-columns-spanned="1" table:number-matrix-rows-spanned="1" table:formula="of:=SUM([.G10:.I12]*[.$AD$11:.$AF$13])" office:value-type="float" office:value="4.73623562645996" calcext:value-type="float">
            <text:p>4.73623562645996</text:p>
          </table:table-cell>
          <table:table-cell table:style-name="ce3" table:number-matrix-columns-spanned="1" table:number-matrix-rows-spanned="1" table:formula="of:=SUM([.H10:.J12]*[.$AD$11:.$AF$13])" office:value-type="float" office:value="4.53553012243429" calcext:value-type="float">
            <text:p>4.53553012243429</text:p>
          </table:table-cell>
          <table:table-cell table:style-name="ce3" table:number-matrix-columns-spanned="1" table:number-matrix-rows-spanned="1" table:formula="of:=SUM([.I10:.K12]*[.$AD$11:.$AF$13])" office:value-type="float" office:value="4.19766984172" calcext:value-type="float">
            <text:p>4.19766984172</text:p>
          </table:table-cell>
          <table:table-cell table:style-name="ce3" table:number-matrix-columns-spanned="1" table:number-matrix-rows-spanned="1" table:formula="of:=SUM([.J10:.L12]*[.$AD$11:.$AF$13])" office:value-type="float" office:value="4.01458922644766" calcext:value-type="float">
            <text:p>4.01458922644766</text:p>
          </table:table-cell>
          <table:table-cell table:style-name="ce3" table:number-matrix-columns-spanned="1" table:number-matrix-rows-spanned="1" table:formula="of:=SUM([.K10:.M12]*[.$AD$11:.$AF$13])" office:value-type="float" office:value="3.84734341418217" calcext:value-type="float">
            <text:p>3.84734341418217</text:p>
          </table:table-cell>
          <table:table-cell table:style-name="ce3" table:number-matrix-columns-spanned="1" table:number-matrix-rows-spanned="1" table:formula="of:=SUM([.L10:.N12]*[.$AD$11:.$AF$13])" office:value-type="float" office:value="3.89769818569868" calcext:value-type="float">
            <text:p>3.89769818569868</text:p>
          </table:table-cell>
          <table:table-cell table:style-name="ce3" table:number-matrix-columns-spanned="1" table:number-matrix-rows-spanned="1" table:formula="of:=SUM([.M10:.O12]*[.$AD$11:.$AF$13])" office:value-type="float" office:value="3.91655612635145" calcext:value-type="float">
            <text:p>3.91655612635145</text:p>
          </table:table-cell>
          <table:table-cell table:style-name="ce3" table:number-matrix-columns-spanned="1" table:number-matrix-rows-spanned="1" table:formula="of:=SUM([.N10:.P12]*[.$AD$11:.$AF$13])" office:value-type="float" office:value="4.10250827634664" calcext:value-type="float">
            <text:p>4.10250827634664</text:p>
          </table:table-cell>
          <table:table-cell table:style-name="ce3" table:number-matrix-columns-spanned="1" table:number-matrix-rows-spanned="1" table:formula="of:=SUM([.O10:.Q12]*[.$AD$11:.$AF$13])" office:value-type="float" office:value="4.47922031825657" calcext:value-type="float">
            <text:p>4.47922031825657</text:p>
          </table:table-cell>
          <table:table-cell table:style-name="ce3" table:number-matrix-columns-spanned="1" table:number-matrix-rows-spanned="1" table:formula="of:=SUM([.P10:.R12]*[.$AD$11:.$AF$13])" office:value-type="float" office:value="4.65405695700313" calcext:value-type="float">
            <text:p>4.65405695700313</text:p>
          </table:table-cell>
          <table:table-cell table:style-name="ce3" table:number-matrix-columns-spanned="1" table:number-matrix-rows-spanned="1" table:formula="of:=SUM([.Q10:.S12]*[.$AD$11:.$AF$13])" office:value-type="float" office:value="4.06316277525405" calcext:value-type="float">
            <text:p>4.06316277525405</text:p>
          </table:table-cell>
          <table:table-cell table:style-name="ce3" table:number-matrix-columns-spanned="1" table:number-matrix-rows-spanned="1" table:formula="of:=SUM([.R10:.T12]*[.$AD$11:.$AF$13])" office:value-type="float" office:value="3.10765126643901" calcext:value-type="float">
            <text:p>3.10765126643901</text:p>
          </table:table-cell>
          <table:table-cell table:style-name="ce3" table:number-matrix-columns-spanned="1" table:number-matrix-rows-spanned="1" table:formula="of:=SUM([.S10:.U12]*[.$AD$11:.$AF$13])" office:value-type="float" office:value="1.52714897588051" calcext:value-type="float">
            <text:p>1.52714897588051</text:p>
          </table:table-cell>
          <table:table-cell table:style-name="ce3" table:number-matrix-columns-spanned="1" table:number-matrix-rows-spanned="1" table:formula="of:=SUM([.T10:.V12]*[.$AD$11:.$AF$13])" office:value-type="float" office:value="0.538690435097474" calcext:value-type="float">
            <text:p>0.538690435097474</text:p>
          </table:table-cell>
          <table:table-cell table:style-name="ce3" table:number-matrix-columns-spanned="1" table:number-matrix-rows-spanned="1" table:formula="of:=SUM([.U10:.W12]*[.$AD$11:.$AF$13])" office:value-type="float" office:value="0.0497194279808085" calcext:value-type="float">
            <text:p>0.049719427980809</text:p>
          </table:table-cell>
          <table:table-cell table:style-name="ce3" table:number-matrix-columns-spanned="1" table:number-matrix-rows-spanned="1" table:formula="of:=SUM([.V10:.X12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W10:.Y12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X10:.Z12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Y10:.AA12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Z10:.AB12]*[.$AD$11:.$AF$13])" office:value-type="float" office:value="0" calcext:value-type="float">
            <text:p>0</text:p>
          </table:table-cell>
          <table:table-cell/>
          <table:table-cell office:value-type="float" office:value="0.51646734636917" calcext:value-type="float">
            <text:p>0.51646734636917</text:p>
          </table:table-cell>
          <table:table-cell office:value-type="float" office:value="0.267090695616894" calcext:value-type="float">
            <text:p>0.267090695616894</text:p>
          </table:table-cell>
          <table:table-cell office:value-type="float" office:value="0.256953085582256" calcext:value-type="float">
            <text:p>0.256953085582256</text:p>
          </table:table-cell>
          <table:table-cell/>
          <table:table-cell table:style-name="ce5" table:number-matrix-columns-spanned="1" table:number-matrix-rows-spanned="1" table:formula="of:=SUM([.AH10:.AJ12]*[.$BI$11:.$BK$13])+SUM([.AH39:.AJ41]*[.$BI$15:.$BK$17])" office:value-type="float" office:value="16.3151940786607" calcext:value-type="float">
            <text:p>16.3151940786607</text:p>
          </table:table-cell>
          <table:table-cell table:style-name="ce5" table:number-matrix-columns-spanned="1" table:number-matrix-rows-spanned="1" table:formula="of:=SUM([.AI10:.AK12]*[.$BI$11:.$BK$13])+SUM([.AI39:.AK41]*[.$BI$15:.$BK$17])" office:value-type="float" office:value="23.7140795412102" calcext:value-type="float">
            <text:p>23.7140795412102</text:p>
          </table:table-cell>
          <table:table-cell table:style-name="ce5" table:number-matrix-columns-spanned="1" table:number-matrix-rows-spanned="1" table:formula="of:=SUM([.AJ10:.AL12]*[.$BI$11:.$BK$13])+SUM([.AJ39:.AL41]*[.$BI$15:.$BK$17])" office:value-type="float" office:value="28.7663901521332" calcext:value-type="float">
            <text:p>28.7663901521332</text:p>
          </table:table-cell>
          <table:table-cell table:style-name="ce5" table:number-matrix-columns-spanned="1" table:number-matrix-rows-spanned="1" table:formula="of:=SUM([.AK10:.AM12]*[.$BI$11:.$BK$13])+SUM([.AK39:.AM41]*[.$BI$15:.$BK$17])" office:value-type="float" office:value="31.9927299954327" calcext:value-type="float">
            <text:p>31.9927299954327</text:p>
          </table:table-cell>
          <table:table-cell table:style-name="ce5" table:number-matrix-columns-spanned="1" table:number-matrix-rows-spanned="1" table:formula="of:=SUM([.AL10:.AN12]*[.$BI$11:.$BK$13])+SUM([.AL39:.AN41]*[.$BI$15:.$BK$17])" office:value-type="float" office:value="32.8414249518433" calcext:value-type="float">
            <text:p>32.8414249518433</text:p>
          </table:table-cell>
          <table:table-cell table:style-name="ce5" table:number-matrix-columns-spanned="1" table:number-matrix-rows-spanned="1" table:formula="of:=SUM([.AM10:.AO12]*[.$BI$11:.$BK$13])+SUM([.AM39:.AO41]*[.$BI$15:.$BK$17])" office:value-type="float" office:value="33.2621463786051" calcext:value-type="float">
            <text:p>33.2621463786051</text:p>
          </table:table-cell>
          <table:table-cell table:style-name="ce5" table:number-matrix-columns-spanned="1" table:number-matrix-rows-spanned="1" table:formula="of:=SUM([.AN10:.AP12]*[.$BI$11:.$BK$13])+SUM([.AN39:.AP41]*[.$BI$15:.$BK$17])" office:value-type="float" office:value="32.3775973813404" calcext:value-type="float">
            <text:p>32.3775973813404</text:p>
          </table:table-cell>
          <table:table-cell table:style-name="ce5" table:number-matrix-columns-spanned="1" table:number-matrix-rows-spanned="1" table:formula="of:=SUM([.AO10:.AQ12]*[.$BI$11:.$BK$13])+SUM([.AO39:.AQ41]*[.$BI$15:.$BK$17])" office:value-type="float" office:value="31.096983243865" calcext:value-type="float">
            <text:p>31.096983243865</text:p>
          </table:table-cell>
          <table:table-cell table:style-name="ce5" table:number-matrix-columns-spanned="1" table:number-matrix-rows-spanned="1" table:formula="of:=SUM([.AP10:.AR12]*[.$BI$11:.$BK$13])+SUM([.AP39:.AR41]*[.$BI$15:.$BK$17])" office:value-type="float" office:value="29.9031828155642" calcext:value-type="float">
            <text:p>29.9031828155642</text:p>
          </table:table-cell>
          <table:table-cell table:style-name="ce5" table:number-matrix-columns-spanned="1" table:number-matrix-rows-spanned="1" table:formula="of:=SUM([.AQ10:.AS12]*[.$BI$11:.$BK$13])+SUM([.AQ39:.AS41]*[.$BI$15:.$BK$17])" office:value-type="float" office:value="29.9292963999922" calcext:value-type="float">
            <text:p>29.9292963999922</text:p>
          </table:table-cell>
          <table:table-cell table:style-name="ce5" table:number-matrix-columns-spanned="1" table:number-matrix-rows-spanned="1" table:formula="of:=SUM([.AR10:.AT12]*[.$BI$11:.$BK$13])+SUM([.AR39:.AT41]*[.$BI$15:.$BK$17])" office:value-type="float" office:value="30.0253652701848" calcext:value-type="float">
            <text:p>30.0253652701848</text:p>
          </table:table-cell>
          <table:table-cell table:style-name="ce5" table:number-matrix-columns-spanned="1" table:number-matrix-rows-spanned="1" table:formula="of:=SUM([.AS10:.AU12]*[.$BI$11:.$BK$13])+SUM([.AS39:.AU41]*[.$BI$15:.$BK$17])" office:value-type="float" office:value="30.6433197240978" calcext:value-type="float">
            <text:p>30.6433197240978</text:p>
          </table:table-cell>
          <table:table-cell table:style-name="ce5" table:number-matrix-columns-spanned="1" table:number-matrix-rows-spanned="1" table:formula="of:=SUM([.AT10:.AV12]*[.$BI$11:.$BK$13])+SUM([.AT39:.AV41]*[.$BI$15:.$BK$17])" office:value-type="float" office:value="31.6661550849404" calcext:value-type="float">
            <text:p>31.6661550849404</text:p>
          </table:table-cell>
          <table:table-cell table:style-name="ce5" table:number-matrix-columns-spanned="1" table:number-matrix-rows-spanned="1" table:formula="of:=SUM([.AU10:.AW12]*[.$BI$11:.$BK$13])+SUM([.AU39:.AW41]*[.$BI$15:.$BK$17])" office:value-type="float" office:value="33.7342378912907" calcext:value-type="float">
            <text:p>33.7342378912907</text:p>
          </table:table-cell>
          <table:table-cell table:style-name="ce5" table:number-matrix-columns-spanned="1" table:number-matrix-rows-spanned="1" table:formula="of:=SUM([.AV10:.AX12]*[.$BI$11:.$BK$13])+SUM([.AV39:.AX41]*[.$BI$15:.$BK$17])" office:value-type="float" office:value="34.9613949185861" calcext:value-type="float">
            <text:p>34.9613949185861</text:p>
          </table:table-cell>
          <table:table-cell table:style-name="ce5" table:number-matrix-columns-spanned="1" table:number-matrix-rows-spanned="1" table:formula="of:=SUM([.AW10:.AY12]*[.$BI$11:.$BK$13])+SUM([.AW39:.AY41]*[.$BI$15:.$BK$17])" office:value-type="float" office:value="32.9699683199039" calcext:value-type="float">
            <text:p>32.9699683199039</text:p>
          </table:table-cell>
          <table:table-cell table:style-name="ce5" table:number-matrix-columns-spanned="1" table:number-matrix-rows-spanned="1" table:formula="of:=SUM([.AX10:.AZ12]*[.$BI$11:.$BK$13])+SUM([.AX39:.AZ41]*[.$BI$15:.$BK$17])" office:value-type="float" office:value="25.7396267716469" calcext:value-type="float">
            <text:p>25.7396267716469</text:p>
          </table:table-cell>
          <table:table-cell table:style-name="ce5" table:number-matrix-columns-spanned="1" table:number-matrix-rows-spanned="1" table:formula="of:=SUM([.AY10:.BA12]*[.$BI$11:.$BK$13])+SUM([.AY39:.BA41]*[.$BI$15:.$BK$17])" office:value-type="float" office:value="15.9600574456932" calcext:value-type="float">
            <text:p>15.9600574456932</text:p>
          </table:table-cell>
          <table:table-cell table:style-name="ce5" table:number-matrix-columns-spanned="1" table:number-matrix-rows-spanned="1" table:formula="of:=SUM([.AZ10:.BB12]*[.$BI$11:.$BK$13])+SUM([.AZ39:.BB41]*[.$BI$15:.$BK$17])" office:value-type="float" office:value="6.9807394930777" calcext:value-type="float">
            <text:p>6.9807394930777</text:p>
          </table:table-cell>
          <table:table-cell table:style-name="ce5" table:number-matrix-columns-spanned="1" table:number-matrix-rows-spanned="1" table:formula="of:=SUM([.BA10:.BC12]*[.$BI$11:.$BK$13])+SUM([.BA39:.BC41]*[.$BI$15:.$BK$17])" office:value-type="float" office:value="2.14886622724581" calcext:value-type="float">
            <text:p>2.14886622724581</text:p>
          </table:table-cell>
          <table:table-cell table:style-name="ce5" table:number-matrix-columns-spanned="1" table:number-matrix-rows-spanned="1" table:formula="of:=SUM([.BB10:.BD12]*[.$BI$11:.$BK$13])+SUM([.BB39:.BD41]*[.$BI$15:.$BK$17])" office:value-type="float" office:value="0.355924256604544" calcext:value-type="float">
            <text:p>0.355924256604544</text:p>
          </table:table-cell>
          <table:table-cell table:style-name="ce5" table:number-matrix-columns-spanned="1" table:number-matrix-rows-spanned="1" table:formula="of:=SUM([.BC10:.BE12]*[.$BI$11:.$BK$13])+SUM([.BC39:.BE41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D10:.BF12]*[.$BI$11:.$BK$13])+SUM([.BD39:.BF41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E10:.BG12]*[.$BI$11:.$BK$13])+SUM([.BE39:.BG41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F10:.BH12]*[.$BI$11:.$BK$13])+SUM([.BF39:.BH41]*[.$BI$15:.$BK$17])" office:value-type="float" office:value="0" calcext:value-type="float">
            <text:p>0</text:p>
          </table:table-cell>
          <table:table-cell/>
          <table:table-cell table:style-name="ce6" table:number-columns-repeated="25"/>
          <table:table-cell table:number-columns-repeated="909"/>
        </table:table-row>
        <table:table-row table:style-name="ro1">
          <table:table-cell table:number-columns-repeated="2" table:style-name="ce2" office:value-type="float" office:value="0" calcext:value-type="float">
            <text:p>0.0</text:p>
          </table:table-cell>
          <table:table-cell table:style-name="ce2" office:value-type="float" office:value="0.886274576187133" calcext:value-type="float">
            <text:p>0.9</text:p>
          </table:table-cell>
          <table:table-cell table:style-name="ce2" office:value-type="float" office:value="0.996078491210937" calcext:value-type="float">
            <text:p>1.0</text:p>
          </table:table-cell>
          <table:table-cell table:style-name="ce2" office:value-type="float" office:value="0.815686345100402" calcext:value-type="float">
            <text:p>0.8</text:p>
          </table:table-cell>
          <table:table-cell table:number-columns-repeated="4" table:style-name="ce2" office:value-type="float" office:value="0.780392229557037" calcext:value-type="float">
            <text:p>0.8</text:p>
          </table:table-cell>
          <table:table-cell table:style-name="ce2" office:value-type="float" office:value="0.545098066329956" calcext:value-type="float">
            <text:p>0.5</text:p>
          </table:table-cell>
          <table:table-cell table:number-columns-repeated="5" table:style-name="ce2" office:value-type="float" office:value="0.239215701818466" calcext:value-type="float">
            <text:p>0.2</text:p>
          </table:table-cell>
          <table:table-cell table:style-name="ce2" office:value-type="float" office:value="0.501960813999176" calcext:value-type="float">
            <text:p>0.5</text:p>
          </table:table-cell>
          <table:table-cell table:style-name="ce2" office:value-type="float" office:value="0.870588302612304" calcext:value-type="float">
            <text:p>0.9</text:p>
          </table:table-cell>
          <table:table-cell table:number-columns-repeated="2" table:style-name="ce2" office:value-type="float" office:value="0.996078491210937" calcext:value-type="float">
            <text:p>1.0</text:p>
          </table:table-cell>
          <table:table-cell table:style-name="ce2" office:value-type="float" office:value="0.741176486015319" calcext:value-type="float">
            <text:p>0.7</text:p>
          </table:table-cell>
          <table:table-cell table:style-name="ce2" office:value-type="float" office:value="0.0823529437184333" calcext:value-type="float">
            <text:p>0.1</text:p>
          </table:table-cell>
          <table:table-cell table:number-columns-repeated="7" table:style-name="ce2" office:value-type="float" office:value="0" calcext:value-type="float">
            <text:p>0.0</text:p>
          </table:table-cell>
          <table:table-cell/>
          <table:table-cell office:value-type="float" office:value="0.71273034969044" calcext:value-type="float">
            <text:p>0.71273034969044</text:p>
          </table:table-cell>
          <table:table-cell office:value-type="float" office:value="0.0476006275479309" calcext:value-type="float">
            <text:p>0.047600627547931</text:p>
          </table:table-cell>
          <table:table-cell office:value-type="float" office:value="0.564484941968196" calcext:value-type="float">
            <text:p>0.564484941968196</text:p>
          </table:table-cell>
          <table:table-cell/>
          <table:table-cell table:style-name="ce3" table:number-matrix-columns-spanned="1" table:number-matrix-rows-spanned="1" table:formula="of:=SUM([.A11:.C13]*[.$AD$11:.$AF$13])" office:value-type="float" office:value="1.14366107202863" calcext:value-type="float">
            <text:p>1.14366107202863</text:p>
          </table:table-cell>
          <table:table-cell table:style-name="ce3" table:number-matrix-columns-spanned="1" table:number-matrix-rows-spanned="1" table:formula="of:=SUM([.B11:.D13]*[.$AD$11:.$AF$13])" office:value-type="float" office:value="2.00554582062914" calcext:value-type="float">
            <text:p>2.00554582062914</text:p>
          </table:table-cell>
          <table:table-cell table:style-name="ce3" table:number-matrix-columns-spanned="1" table:number-matrix-rows-spanned="1" table:formula="of:=SUM([.C11:.E13]*[.$AD$11:.$AF$13])" office:value-type="float" office:value="3.12556173605873" calcext:value-type="float">
            <text:p>3.12556173605873</text:p>
          </table:table-cell>
          <table:table-cell table:style-name="ce3" table:number-matrix-columns-spanned="1" table:number-matrix-rows-spanned="1" table:formula="of:=SUM([.D11:.F13]*[.$AD$11:.$AF$13])" office:value-type="float" office:value="3.5768669107347" calcext:value-type="float">
            <text:p>3.5768669107347</text:p>
          </table:table-cell>
          <table:table-cell table:style-name="ce3" table:number-matrix-columns-spanned="1" table:number-matrix-rows-spanned="1" table:formula="of:=SUM([.E11:.G13]*[.$AD$11:.$AF$13])" office:value-type="float" office:value="3.27809685440727" calcext:value-type="float">
            <text:p>3.27809685440727</text:p>
          </table:table-cell>
          <table:table-cell table:style-name="ce3" table:number-matrix-columns-spanned="1" table:number-matrix-rows-spanned="1" table:formula="of:=SUM([.F11:.H13]*[.$AD$11:.$AF$13])" office:value-type="float" office:value="3.22216297186851" calcext:value-type="float">
            <text:p>3.22216297186851</text:p>
          </table:table-cell>
          <table:table-cell table:style-name="ce3" table:number-matrix-columns-spanned="1" table:number-matrix-rows-spanned="1" table:formula="of:=SUM([.G11:.I13]*[.$AD$11:.$AF$13])" office:value-type="float" office:value="3.22216297186851" calcext:value-type="float">
            <text:p>3.22216297186851</text:p>
          </table:table-cell>
          <table:table-cell table:style-name="ce3" table:number-matrix-columns-spanned="1" table:number-matrix-rows-spanned="1" table:formula="of:=SUM([.H11:.J13]*[.$AD$11:.$AF$13])" office:value-type="float" office:value="3.08934295979382" calcext:value-type="float">
            <text:p>3.08934295979382</text:p>
          </table:table-cell>
          <table:table-cell table:style-name="ce3" table:number-matrix-columns-spanned="1" table:number-matrix-rows-spanned="1" table:formula="of:=SUM([.I11:.K13]*[.$AD$11:.$AF$13])" office:value-type="float" office:value="2.90547682118548" calcext:value-type="float">
            <text:p>2.90547682118548</text:p>
          </table:table-cell>
          <table:table-cell table:style-name="ce3" table:number-matrix-columns-spanned="1" table:number-matrix-rows-spanned="1" table:formula="of:=SUM([.J11:.L13]*[.$AD$11:.$AF$13])" office:value-type="float" office:value="2.72321533744193" calcext:value-type="float">
            <text:p>2.72321533744193</text:p>
          </table:table-cell>
          <table:table-cell table:style-name="ce3" table:number-matrix-columns-spanned="1" table:number-matrix-rows-spanned="1" table:formula="of:=SUM([.K11:.M13]*[.$AD$11:.$AF$13])" office:value-type="float" office:value="2.50520369281952" calcext:value-type="float">
            <text:p>2.50520369281952</text:p>
          </table:table-cell>
          <table:table-cell table:style-name="ce3" table:number-matrix-columns-spanned="1" table:number-matrix-rows-spanned="1" table:formula="of:=SUM([.L11:.N13]*[.$AD$11:.$AF$13])" office:value-type="float" office:value="2.50520369281952" calcext:value-type="float">
            <text:p>2.50520369281952</text:p>
          </table:table-cell>
          <table:table-cell table:style-name="ce3" table:number-matrix-columns-spanned="1" table:number-matrix-rows-spanned="1" table:formula="of:=SUM([.M11:.O13]*[.$AD$11:.$AF$13])" office:value-type="float" office:value="2.50520369281952" calcext:value-type="float">
            <text:p>2.50520369281952</text:p>
          </table:table-cell>
          <table:table-cell table:style-name="ce3" table:number-matrix-columns-spanned="1" table:number-matrix-rows-spanned="1" table:formula="of:=SUM([.N11:.P13]*[.$AD$11:.$AF$13])" office:value-type="float" office:value="2.65351935222127" calcext:value-type="float">
            <text:p>2.65351935222127</text:p>
          </table:table-cell>
          <table:table-cell table:style-name="ce3" table:number-matrix-columns-spanned="1" table:number-matrix-rows-spanned="1" table:formula="of:=SUM([.O11:.Q13]*[.$AD$11:.$AF$13])" office:value-type="float" office:value="2.98784395381159" calcext:value-type="float">
            <text:p>2.98784395381159</text:p>
          </table:table-cell>
          <table:table-cell table:style-name="ce3" table:number-matrix-columns-spanned="1" table:number-matrix-rows-spanned="1" table:formula="of:=SUM([.P11:.R13]*[.$AD$11:.$AF$13])" office:value-type="float" office:value="3.90586707006662" calcext:value-type="float">
            <text:p>3.90586707006662</text:p>
          </table:table-cell>
          <table:table-cell table:style-name="ce3" table:number-matrix-columns-spanned="1" table:number-matrix-rows-spanned="1" table:formula="of:=SUM([.Q11:.S13]*[.$AD$11:.$AF$13])" office:value-type="float" office:value="4.38207473178869" calcext:value-type="float">
            <text:p>4.38207473178869</text:p>
          </table:table-cell>
          <table:table-cell table:style-name="ce3" table:number-matrix-columns-spanned="1" table:number-matrix-rows-spanned="1" table:formula="of:=SUM([.R11:.T13]*[.$AD$11:.$AF$13])" office:value-type="float" office:value="4.12107366744165" calcext:value-type="float">
            <text:p>4.12107366744165</text:p>
          </table:table-cell>
          <table:table-cell table:style-name="ce3" table:number-matrix-columns-spanned="1" table:number-matrix-rows-spanned="1" table:formula="of:=SUM([.S11:.U13]*[.$AD$11:.$AF$13])" office:value-type="float" office:value="2.8540269106085" calcext:value-type="float">
            <text:p>2.8540269106085</text:p>
          </table:table-cell>
          <table:table-cell table:style-name="ce3" table:number-matrix-columns-spanned="1" table:number-matrix-rows-spanned="1" table:formula="of:=SUM([.T11:.V13]*[.$AD$11:.$AF$13])" office:value-type="float" office:value="1.36930935789654" calcext:value-type="float">
            <text:p>1.36930935789654</text:p>
          </table:table-cell>
          <table:table-cell table:style-name="ce3" table:number-matrix-columns-spanned="1" table:number-matrix-rows-spanned="1" table:formula="of:=SUM([.U11:.W13]*[.$AD$11:.$AF$13])" office:value-type="float" office:value="0.330968511717175" calcext:value-type="float">
            <text:p>0.330968511717175</text:p>
          </table:table-cell>
          <table:table-cell table:style-name="ce3" table:number-matrix-columns-spanned="1" table:number-matrix-rows-spanned="1" table:formula="of:=SUM([.V11:.X13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W11:.Y13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X11:.Z13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Y11:.AA13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Z11:.AB13]*[.$AD$11:.$AF$13])" office:value-type="float" office:value="0" calcext:value-type="float">
            <text:p>0</text:p>
          </table:table-cell>
          <table:table-cell/>
          <table:table-cell office:value-type="float" office:value="0.859535006395951" calcext:value-type="float">
            <text:p>0.859535006395951</text:p>
          </table:table-cell>
          <table:table-cell office:value-type="float" office:value="0.5171811576574" calcext:value-type="float">
            <text:p>0.5171811576574</text:p>
          </table:table-cell>
          <table:table-cell office:value-type="float" office:value="0.0494792913742374" calcext:value-type="float">
            <text:p>0.049479291374237</text:p>
          </table:table-cell>
          <table:table-cell/>
          <table:table-cell table:style-name="ce5" table:number-matrix-columns-spanned="1" table:number-matrix-rows-spanned="1" table:formula="of:=SUM([.AH11:.AJ13]*[.$BI$11:.$BK$13])+SUM([.AH40:.AJ42]*[.$BI$15:.$BK$17])" office:value-type="float" office:value="16.099485776787" calcext:value-type="float">
            <text:p>16.099485776787</text:p>
          </table:table-cell>
          <table:table-cell table:style-name="ce5" table:number-matrix-columns-spanned="1" table:number-matrix-rows-spanned="1" table:formula="of:=SUM([.AI11:.AK13]*[.$BI$11:.$BK$13])+SUM([.AI40:.AK42]*[.$BI$15:.$BK$17])" office:value-type="float" office:value="22.7524598568172" calcext:value-type="float">
            <text:p>22.7524598568172</text:p>
          </table:table-cell>
          <table:table-cell table:style-name="ce5" table:number-matrix-columns-spanned="1" table:number-matrix-rows-spanned="1" table:formula="of:=SUM([.AJ11:.AL13]*[.$BI$11:.$BK$13])+SUM([.AJ40:.AL42]*[.$BI$15:.$BK$17])" office:value-type="float" office:value="26.5757960463218" calcext:value-type="float">
            <text:p>26.5757960463218</text:p>
          </table:table-cell>
          <table:table-cell table:style-name="ce5" table:number-matrix-columns-spanned="1" table:number-matrix-rows-spanned="1" table:formula="of:=SUM([.AK11:.AM13]*[.$BI$11:.$BK$13])+SUM([.AK40:.AM42]*[.$BI$15:.$BK$17])" office:value-type="float" office:value="27.8835267737428" calcext:value-type="float">
            <text:p>27.8835267737428</text:p>
          </table:table-cell>
          <table:table-cell table:style-name="ce5" table:number-matrix-columns-spanned="1" table:number-matrix-rows-spanned="1" table:formula="of:=SUM([.AL11:.AN13]*[.$BI$11:.$BK$13])+SUM([.AL40:.AN42]*[.$BI$15:.$BK$17])" office:value-type="float" office:value="27.4290265942927" calcext:value-type="float">
            <text:p>27.4290265942927</text:p>
          </table:table-cell>
          <table:table-cell table:style-name="ce5" table:number-matrix-columns-spanned="1" table:number-matrix-rows-spanned="1" table:formula="of:=SUM([.AM11:.AO13]*[.$BI$11:.$BK$13])+SUM([.AM40:.AO42]*[.$BI$15:.$BK$17])" office:value-type="float" office:value="27.1318887335618" calcext:value-type="float">
            <text:p>27.1318887335618</text:p>
          </table:table-cell>
          <table:table-cell table:style-name="ce5" table:number-matrix-columns-spanned="1" table:number-matrix-rows-spanned="1" table:formula="of:=SUM([.AN11:.AP13]*[.$BI$11:.$BK$13])+SUM([.AN40:.AP42]*[.$BI$15:.$BK$17])" office:value-type="float" office:value="25.8442824303641" calcext:value-type="float">
            <text:p>25.8442824303641</text:p>
          </table:table-cell>
          <table:table-cell table:style-name="ce5" table:number-matrix-columns-spanned="1" table:number-matrix-rows-spanned="1" table:formula="of:=SUM([.AO11:.AQ13]*[.$BI$11:.$BK$13])+SUM([.AO40:.AQ42]*[.$BI$15:.$BK$17])" office:value-type="float" office:value="23.7597576290651" calcext:value-type="float">
            <text:p>23.7597576290651</text:p>
          </table:table-cell>
          <table:table-cell table:style-name="ce5" table:number-matrix-columns-spanned="1" table:number-matrix-rows-spanned="1" table:formula="of:=SUM([.AP11:.AR13]*[.$BI$11:.$BK$13])+SUM([.AP40:.AR42]*[.$BI$15:.$BK$17])" office:value-type="float" office:value="21.5062383084588" calcext:value-type="float">
            <text:p>21.5062383084588</text:p>
          </table:table-cell>
          <table:table-cell table:style-name="ce5" table:number-matrix-columns-spanned="1" table:number-matrix-rows-spanned="1" table:formula="of:=SUM([.AQ11:.AS13]*[.$BI$11:.$BK$13])+SUM([.AQ40:.AS42]*[.$BI$15:.$BK$17])" office:value-type="float" office:value="20.2490539017894" calcext:value-type="float">
            <text:p>20.2490539017894</text:p>
          </table:table-cell>
          <table:table-cell table:style-name="ce5" table:number-matrix-columns-spanned="1" table:number-matrix-rows-spanned="1" table:formula="of:=SUM([.AR11:.AT13]*[.$BI$11:.$BK$13])+SUM([.AR40:.AT42]*[.$BI$15:.$BK$17])" office:value-type="float" office:value="19.5782215669622" calcext:value-type="float">
            <text:p>19.5782215669622</text:p>
          </table:table-cell>
          <table:table-cell table:style-name="ce5" table:number-matrix-columns-spanned="1" table:number-matrix-rows-spanned="1" table:formula="of:=SUM([.AS11:.AU13]*[.$BI$11:.$BK$13])+SUM([.AS40:.AU42]*[.$BI$15:.$BK$17])" office:value-type="float" office:value="20.168264402501" calcext:value-type="float">
            <text:p>20.168264402501</text:p>
          </table:table-cell>
          <table:table-cell table:style-name="ce5" table:number-matrix-columns-spanned="1" table:number-matrix-rows-spanned="1" table:formula="of:=SUM([.AT11:.AV13]*[.$BI$11:.$BK$13])+SUM([.AT40:.AV42]*[.$BI$15:.$BK$17])" office:value-type="float" office:value="21.8077090195916" calcext:value-type="float">
            <text:p>21.8077090195916</text:p>
          </table:table-cell>
          <table:table-cell table:style-name="ce5" table:number-matrix-columns-spanned="1" table:number-matrix-rows-spanned="1" table:formula="of:=SUM([.AU11:.AW13]*[.$BI$11:.$BK$13])+SUM([.AU40:.AW42]*[.$BI$15:.$BK$17])" office:value-type="float" office:value="25.8450754640902" calcext:value-type="float">
            <text:p>25.8450754640902</text:p>
          </table:table-cell>
          <table:table-cell table:style-name="ce5" table:number-matrix-columns-spanned="1" table:number-matrix-rows-spanned="1" table:formula="of:=SUM([.AV11:.AX13]*[.$BI$11:.$BK$13])+SUM([.AV40:.AX42]*[.$BI$15:.$BK$17])" office:value-type="float" office:value="31.37705210844" calcext:value-type="float">
            <text:p>31.37705210844</text:p>
          </table:table-cell>
          <table:table-cell table:style-name="ce5" table:number-matrix-columns-spanned="1" table:number-matrix-rows-spanned="1" table:formula="of:=SUM([.AW11:.AY13]*[.$BI$11:.$BK$13])+SUM([.AW40:.AY42]*[.$BI$15:.$BK$17])" office:value-type="float" office:value="35.7474279216184" calcext:value-type="float">
            <text:p>35.7474279216184</text:p>
          </table:table-cell>
          <table:table-cell table:style-name="ce5" table:number-matrix-columns-spanned="1" table:number-matrix-rows-spanned="1" table:formula="of:=SUM([.AX11:.AZ13]*[.$BI$11:.$BK$13])+SUM([.AX40:.AZ42]*[.$BI$15:.$BK$17])" office:value-type="float" office:value="33.7113089554794" calcext:value-type="float">
            <text:p>33.7113089554794</text:p>
          </table:table-cell>
          <table:table-cell table:style-name="ce5" table:number-matrix-columns-spanned="1" table:number-matrix-rows-spanned="1" table:formula="of:=SUM([.AY11:.BA13]*[.$BI$11:.$BK$13])+SUM([.AY40:.BA42]*[.$BI$15:.$BK$17])" office:value-type="float" office:value="25.4748553419728" calcext:value-type="float">
            <text:p>25.4748553419728</text:p>
          </table:table-cell>
          <table:table-cell table:style-name="ce5" table:number-matrix-columns-spanned="1" table:number-matrix-rows-spanned="1" table:formula="of:=SUM([.AZ11:.BB13]*[.$BI$11:.$BK$13])+SUM([.AZ40:.BB42]*[.$BI$15:.$BK$17])" office:value-type="float" office:value="14.122757810181" calcext:value-type="float">
            <text:p>14.122757810181</text:p>
          </table:table-cell>
          <table:table-cell table:style-name="ce5" table:number-matrix-columns-spanned="1" table:number-matrix-rows-spanned="1" table:formula="of:=SUM([.BA11:.BC13]*[.$BI$11:.$BK$13])+SUM([.BA40:.BC42]*[.$BI$15:.$BK$17])" office:value-type="float" office:value="5.32617738781116" calcext:value-type="float">
            <text:p>5.32617738781116</text:p>
          </table:table-cell>
          <table:table-cell table:style-name="ce5" table:number-matrix-columns-spanned="1" table:number-matrix-rows-spanned="1" table:formula="of:=SUM([.BB11:.BD13]*[.$BI$11:.$BK$13])+SUM([.BB40:.BD42]*[.$BI$15:.$BK$17])" office:value-type="float" office:value="1.31698685057024" calcext:value-type="float">
            <text:p>1.31698685057024</text:p>
          </table:table-cell>
          <table:table-cell table:style-name="ce5" table:number-matrix-columns-spanned="1" table:number-matrix-rows-spanned="1" table:formula="of:=SUM([.BC11:.BE13]*[.$BI$11:.$BK$13])+SUM([.BC40:.BE42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D11:.BF13]*[.$BI$11:.$BK$13])+SUM([.BD40:.BF42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E11:.BG13]*[.$BI$11:.$BK$13])+SUM([.BE40:.BG42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F11:.BH13]*[.$BI$11:.$BK$13])+SUM([.BF40:.BH42]*[.$BI$15:.$BK$17])" office:value-type="float" office:value="0" calcext:value-type="float">
            <text:p>0</text:p>
          </table:table-cell>
          <table:table-cell/>
          <table:table-cell table:style-name="ce6" table:formula="of:=MAX([.BM12:.BN13])" office:value-type="float" office:value="22.7524598568172" calcext:value-type="float">
            <text:p>22.7524598568172</text:p>
          </table:table-cell>
          <table:table-cell table:style-name="ce6"/>
          <table:table-cell table:style-name="ce6" table:formula="of:=MAX([.BO12:.BP13])" office:value-type="float" office:value="27.8835267737428" calcext:value-type="float">
            <text:p>27.8835267737428</text:p>
          </table:table-cell>
          <table:table-cell table:style-name="ce6"/>
          <table:table-cell table:style-name="ce6" table:formula="of:=MAX([.BQ12:.BR13])" office:value-type="float" office:value="27.4290265942927" calcext:value-type="float">
            <text:p>27.4290265942927</text:p>
          </table:table-cell>
          <table:table-cell table:style-name="ce6"/>
          <table:table-cell table:style-name="ce6" table:formula="of:=MAX([.BS12:.BT13])" office:value-type="float" office:value="25.8442824303641" calcext:value-type="float">
            <text:p>25.8442824303641</text:p>
          </table:table-cell>
          <table:table-cell table:style-name="ce6"/>
          <table:table-cell table:style-name="ce6" table:formula="of:=MAX([.BU12:.BV13])" office:value-type="float" office:value="21.5062383084588" calcext:value-type="float">
            <text:p>21.5062383084588</text:p>
          </table:table-cell>
          <table:table-cell table:style-name="ce6"/>
          <table:table-cell table:style-name="ce6" table:formula="of:=MAX([.BW12:.BX13])" office:value-type="float" office:value="20.168264402501" calcext:value-type="float">
            <text:p>20.168264402501</text:p>
          </table:table-cell>
          <table:table-cell table:style-name="ce6"/>
          <table:table-cell table:style-name="ce6" table:formula="of:=MAX([.BY12:.BZ13])" office:value-type="float" office:value="25.8450754640902" calcext:value-type="float">
            <text:p>25.8450754640902</text:p>
          </table:table-cell>
          <table:table-cell table:style-name="ce6"/>
          <table:table-cell table:style-name="ce6" table:formula="of:=MAX([.CA12:.CB13])" office:value-type="float" office:value="35.7474279216184" calcext:value-type="float">
            <text:p>35.7474279216184</text:p>
          </table:table-cell>
          <table:table-cell table:style-name="ce6"/>
          <table:table-cell table:style-name="ce6" table:formula="of:=MAX([.CC12:.CD13])" office:value-type="float" office:value="36.1061158593762" calcext:value-type="float">
            <text:p>36.1061158593762</text:p>
          </table:table-cell>
          <table:table-cell table:style-name="ce6"/>
          <table:table-cell table:style-name="ce6" table:formula="of:=MAX([.CE12:.CF13])" office:value-type="float" office:value="21.7609496870792" calcext:value-type="float">
            <text:p>21.7609496870792</text:p>
          </table:table-cell>
          <table:table-cell table:style-name="ce6"/>
          <table:table-cell table:style-name="ce6" table:formula="of:=MAX([.CG12:.CH13])" office:value-type="float" office:value="3.02124787312759" calcext:value-type="float">
            <text:p>3.02124787312759</text:p>
          </table:table-cell>
          <table:table-cell table:style-name="ce6"/>
          <table:table-cell table:style-name="ce6" table:formula="of:=MAX([.CI12:.CJ13])" office:value-type="float" office:value="0" calcext:value-type="float">
            <text:p>0</text:p>
          </table:table-cell>
          <table:table-cell table:style-name="ce6"/>
          <table:table-cell table:style-name="ce6" table:formula="of:=MAX([.CK12:.CL13])" office:value-type="float" office:value="0" calcext:value-type="float">
            <text:p>0</text:p>
          </table:table-cell>
          <table:table-cell table:number-columns-repeated="2"/>
          <table:table-cell office:value-type="float" office:value="0.152299032642556" calcext:value-type="float">
            <text:p>0.152299032642556</text:p>
          </table:table-cell>
          <table:table-cell/>
          <table:table-cell office:value-type="float" office:value="0.177191701562242" calcext:value-type="float">
            <text:p>0.177191701562242</text:p>
          </table:table-cell>
          <table:table-cell/>
          <table:table-cell office:value-type="float" office:value="0.594999809803313" calcext:value-type="float">
            <text:p>0.594999809803313</text:p>
          </table:table-cell>
          <table:table-cell/>
          <table:table-cell office:value-type="float" office:value="0.62842706515019" calcext:value-type="float">
            <text:p>0.62842706515019</text:p>
          </table:table-cell>
          <table:table-cell/>
          <table:table-cell office:value-type="float" office:value="0.181367146637124" calcext:value-type="float">
            <text:p>0.181367146637124</text:p>
          </table:table-cell>
          <table:table-cell/>
          <table:table-cell office:value-type="float" office:value="0.925004398912992" calcext:value-type="float">
            <text:p>0.925004398912992</text:p>
          </table:table-cell>
          <table:table-cell/>
          <table:table-cell office:value-type="float" office:value="0.432512993006445" calcext:value-type="float">
            <text:p>0.432512993006445</text:p>
          </table:table-cell>
          <table:table-cell/>
          <table:table-cell office:value-type="float" office:value="0.897923630946937" calcext:value-type="float">
            <text:p>0.897923630946937</text:p>
          </table:table-cell>
          <table:table-cell/>
          <table:table-cell office:value-type="float" office:value="0.532038579451971" calcext:value-type="float">
            <text:p>0.532038579451971</text:p>
          </table:table-cell>
          <table:table-cell/>
          <table:table-cell office:value-type="float" office:value="0.408388697618991" calcext:value-type="float">
            <text:p>0.408388697618991</text:p>
          </table:table-cell>
          <table:table-cell/>
          <table:table-cell office:value-type="float" office:value="0.170423305829235" calcext:value-type="float">
            <text:p>0.170423305829235</text:p>
          </table:table-cell>
          <table:table-cell/>
          <table:table-cell office:value-type="float" office:value="0.504424410839726" calcext:value-type="float">
            <text:p>0.504424410839726</text:p>
          </table:table-cell>
          <table:table-cell/>
          <table:table-cell office:value-type="float" office:value="0.110763476355839" calcext:value-type="float">
            <text:p>0.110763476355839</text:p>
          </table:table-cell>
          <table:table-cell table:number-columns-repeated="882"/>
        </table:table-row>
        <table:table-row table:style-name="ro1">
          <table:table-cell table:number-columns-repeated="2" table:style-name="ce2" office:value-type="float" office:value="0" calcext:value-type="float">
            <text:p>0.0</text:p>
          </table:table-cell>
          <table:table-cell table:style-name="ce2" office:value-type="float" office:value="0.149019613862037" calcext:value-type="float">
            <text:p>0.1</text:p>
          </table:table-cell>
          <table:table-cell table:style-name="ce2" office:value-type="float" office:value="0.321568638086318" calcext:value-type="float">
            <text:p>0.3</text:p>
          </table:table-cell>
          <table:table-cell table:style-name="ce2" office:value-type="float" office:value="0.0509803965687751" calcext:value-type="float">
            <text:p>0.1</text:p>
          </table:table-cell>
          <table:table-cell table:number-columns-repeated="11" table:style-name="ce2" office:value-type="float" office:value="0" calcext:value-type="float">
            <text:p>0.0</text:p>
          </table:table-cell>
          <table:table-cell table:style-name="ce2" office:value-type="float" office:value="0.133333340287208" calcext:value-type="float">
            <text:p>0.1</text:p>
          </table:table-cell>
          <table:table-cell table:style-name="ce2" office:value-type="float" office:value="0.835294187068939" calcext:value-type="float">
            <text:p>0.8</text:p>
          </table:table-cell>
          <table:table-cell table:number-columns-repeated="2" table:style-name="ce2" office:value-type="float" office:value="0.996078491210937" calcext:value-type="float">
            <text:p>1.0</text:p>
          </table:table-cell>
          <table:table-cell table:style-name="ce2" office:value-type="float" office:value="0.450980424880981" calcext:value-type="float">
            <text:p>0.5</text:p>
          </table:table-cell>
          <table:table-cell table:number-columns-repeated="7" table:style-name="ce2" office:value-type="float" office:value="0" calcext:value-type="float">
            <text:p>0.0</text:p>
          </table:table-cell>
          <table:table-cell/>
          <table:table-cell office:value-type="float" office:value="0.603735892560203" calcext:value-type="float">
            <text:p>0.603735892560203</text:p>
          </table:table-cell>
          <table:table-cell office:value-type="float" office:value="0.327008392812471" calcext:value-type="float">
            <text:p>0.327008392812471</text:p>
          </table:table-cell>
          <table:table-cell office:value-type="float" office:value="0.852998226870451" calcext:value-type="float">
            <text:p>0.852998226870451</text:p>
          </table:table-cell>
          <table:table-cell/>
          <table:table-cell table:style-name="ce3" table:number-matrix-columns-spanned="1" table:number-matrix-rows-spanned="1" table:formula="of:=SUM([.A12:.C14]*[.$AD$11:.$AF$13])" office:value-type="float" office:value="0.917508802286136" calcext:value-type="float">
            <text:p>0.917508802286136</text:p>
          </table:table-cell>
          <table:table-cell table:style-name="ce3" table:number-matrix-columns-spanned="1" table:number-matrix-rows-spanned="1" table:formula="of:=SUM([.B12:.D14]*[.$AD$11:.$AF$13])" office:value-type="float" office:value="1.37140256287244" calcext:value-type="float">
            <text:p>1.37140256287244</text:p>
          </table:table-cell>
          <table:table-cell table:style-name="ce3" table:number-matrix-columns-spanned="1" table:number-matrix-rows-spanned="1" table:formula="of:=SUM([.C12:.E14]*[.$AD$11:.$AF$13])" office:value-type="float" office:value="2.06147377754846" calcext:value-type="float">
            <text:p>2.06147377754846</text:p>
          </table:table-cell>
          <table:table-cell table:style-name="ce3" table:number-matrix-columns-spanned="1" table:number-matrix-rows-spanned="1" table:formula="of:=SUM([.D12:.F14]*[.$AD$11:.$AF$13])" office:value-type="float" office:value="2.16698859795282" calcext:value-type="float">
            <text:p>2.16698859795282</text:p>
          </table:table-cell>
          <table:table-cell table:style-name="ce3" table:number-matrix-columns-spanned="1" table:number-matrix-rows-spanned="1" table:formula="of:=SUM([.E12:.G14]*[.$AD$11:.$AF$13])" office:value-type="float" office:value="1.78532792143685" calcext:value-type="float">
            <text:p>1.78532792143685</text:p>
          </table:table-cell>
          <table:table-cell table:style-name="ce3" table:number-matrix-columns-spanned="1" table:number-matrix-rows-spanned="1" table:formula="of:=SUM([.F12:.H14]*[.$AD$11:.$AF$13])" office:value-type="float" office:value="1.71444532309581" calcext:value-type="float">
            <text:p>1.71444532309581</text:p>
          </table:table-cell>
          <table:table-cell table:style-name="ce3" table:number-matrix-columns-spanned="1" table:number-matrix-rows-spanned="1" table:formula="of:=SUM([.G12:.I14]*[.$AD$11:.$AF$13])" office:value-type="float" office:value="1.71444532309581" calcext:value-type="float">
            <text:p>1.71444532309581</text:p>
          </table:table-cell>
          <table:table-cell table:style-name="ce3" table:number-matrix-columns-spanned="1" table:number-matrix-rows-spanned="1" table:formula="of:=SUM([.H12:.J14]*[.$AD$11:.$AF$13])" office:value-type="float" office:value="1.49319145409904" calcext:value-type="float">
            <text:p>1.49319145409904</text:p>
          </table:table-cell>
          <table:table-cell table:style-name="ce3" table:number-matrix-columns-spanned="1" table:number-matrix-rows-spanned="1" table:formula="of:=SUM([.I12:.K14]*[.$AD$11:.$AF$13])" office:value-type="float" office:value="1.14021263984519" calcext:value-type="float">
            <text:p>1.14021263984519</text:p>
          </table:table-cell>
          <table:table-cell table:style-name="ce3" table:number-matrix-columns-spanned="1" table:number-matrix-rows-spanned="1" table:formula="of:=SUM([.J12:.L14]*[.$AD$11:.$AF$13])" office:value-type="float" office:value="0.824943633414854" calcext:value-type="float">
            <text:p>0.824943633414854</text:p>
          </table:table-cell>
          <table:table-cell table:style-name="ce3" table:number-matrix-columns-spanned="1" table:number-matrix-rows-spanned="1" table:formula="of:=SUM([.K12:.M14]*[.$AD$11:.$AF$13])" office:value-type="float" office:value="0.525533476193813" calcext:value-type="float">
            <text:p>0.525533476193813</text:p>
          </table:table-cell>
          <table:table-cell table:style-name="ce3" table:number-matrix-columns-spanned="1" table:number-matrix-rows-spanned="1" table:formula="of:=SUM([.L12:.N14]*[.$AD$11:.$AF$13])" office:value-type="float" office:value="0.525533476193813" calcext:value-type="float">
            <text:p>0.525533476193813</text:p>
          </table:table-cell>
          <table:table-cell table:style-name="ce3" table:number-matrix-columns-spanned="1" table:number-matrix-rows-spanned="1" table:formula="of:=SUM([.M12:.O14]*[.$AD$11:.$AF$13])" office:value-type="float" office:value="0.525533476193813" calcext:value-type="float">
            <text:p>0.525533476193813</text:p>
          </table:table-cell>
          <table:table-cell table:style-name="ce3" table:number-matrix-columns-spanned="1" table:number-matrix-rows-spanned="1" table:formula="of:=SUM([.N12:.P14]*[.$AD$11:.$AF$13])" office:value-type="float" office:value="0.77260026201063" calcext:value-type="float">
            <text:p>0.77260026201063</text:p>
          </table:table-cell>
          <table:table-cell table:style-name="ce3" table:number-matrix-columns-spanned="1" table:number-matrix-rows-spanned="1" table:formula="of:=SUM([.O12:.Q14]*[.$AD$11:.$AF$13])" office:value-type="float" office:value="1.26746880381711" calcext:value-type="float">
            <text:p>1.26746880381711</text:p>
          </table:table-cell>
          <table:table-cell table:style-name="ce3" table:number-matrix-columns-spanned="1" table:number-matrix-rows-spanned="1" table:formula="of:=SUM([.P12:.R14]*[.$AD$11:.$AF$13])" office:value-type="float" office:value="2.4286170511213" calcext:value-type="float">
            <text:p>2.4286170511213</text:p>
          </table:table-cell>
          <table:table-cell table:style-name="ce3" table:number-matrix-columns-spanned="1" table:number-matrix-rows-spanned="1" table:formula="of:=SUM([.Q12:.S14]*[.$AD$11:.$AF$13])" office:value-type="float" office:value="3.7198881555469" calcext:value-type="float">
            <text:p>3.7198881555469</text:p>
          </table:table-cell>
          <table:table-cell table:style-name="ce3" table:number-matrix-columns-spanned="1" table:number-matrix-rows-spanned="1" table:formula="of:=SUM([.R12:.T14]*[.$AD$11:.$AF$13])" office:value-type="float" office:value="4.5278769500793" calcext:value-type="float">
            <text:p>4.5278769500793</text:p>
          </table:table-cell>
          <table:table-cell table:style-name="ce3" table:number-matrix-columns-spanned="1" table:number-matrix-rows-spanned="1" table:formula="of:=SUM([.S12:.U14]*[.$AD$11:.$AF$13])" office:value-type="float" office:value="3.98005667125771" calcext:value-type="float">
            <text:p>3.98005667125771</text:p>
          </table:table-cell>
          <table:table-cell table:style-name="ce3" table:number-matrix-columns-spanned="1" table:number-matrix-rows-spanned="1" table:formula="of:=SUM([.T12:.V14]*[.$AD$11:.$AF$13])" office:value-type="float" office:value="2.38121488723798" calcext:value-type="float">
            <text:p>2.38121488723798</text:p>
          </table:table-cell>
          <table:table-cell table:style-name="ce3" table:number-matrix-columns-spanned="1" table:number-matrix-rows-spanned="1" table:formula="of:=SUM([.U12:.W14]*[.$AD$11:.$AF$13])" office:value-type="float" office:value="0.956054367375136" calcext:value-type="float">
            <text:p>0.956054367375136</text:p>
          </table:table-cell>
          <table:table-cell table:style-name="ce3" table:number-matrix-columns-spanned="1" table:number-matrix-rows-spanned="1" table:formula="of:=SUM([.V12:.X14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W12:.Y14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X12:.Z14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Y12:.AA14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Z12:.AB14]*[.$AD$11:.$AF$13])" office:value-type="float" office:value="0" calcext:value-type="float">
            <text:p>0</text:p>
          </table:table-cell>
          <table:table-cell/>
          <table:table-cell office:value-type="float" office:value="0.802265973935455" calcext:value-type="float">
            <text:p>0.802265973935455</text:p>
          </table:table-cell>
          <table:table-cell office:value-type="float" office:value="0.0131633078696716" calcext:value-type="float">
            <text:p>0.013163307869672</text:p>
          </table:table-cell>
          <table:table-cell office:value-type="float" office:value="0.670883068626068" calcext:value-type="float">
            <text:p>0.670883068626068</text:p>
          </table:table-cell>
          <table:table-cell/>
          <table:table-cell table:style-name="ce5" table:number-matrix-columns-spanned="1" table:number-matrix-rows-spanned="1" table:formula="of:=SUM([.AH12:.AJ14]*[.$BI$11:.$BK$13])+SUM([.AH41:.AJ43]*[.$BI$15:.$BK$17])" office:value-type="float" office:value="10.1557470316116" calcext:value-type="float">
            <text:p>10.1557470316116</text:p>
          </table:table-cell>
          <table:table-cell table:style-name="ce5" table:number-matrix-columns-spanned="1" table:number-matrix-rows-spanned="1" table:formula="of:=SUM([.AI12:.AK14]*[.$BI$11:.$BK$13])+SUM([.AI41:.AK43]*[.$BI$15:.$BK$17])" office:value-type="float" office:value="14.1084682537803" calcext:value-type="float">
            <text:p>14.1084682537803</text:p>
          </table:table-cell>
          <table:table-cell table:style-name="ce5" table:number-matrix-columns-spanned="1" table:number-matrix-rows-spanned="1" table:formula="of:=SUM([.AJ12:.AL14]*[.$BI$11:.$BK$13])+SUM([.AJ41:.AL43]*[.$BI$15:.$BK$17])" office:value-type="float" office:value="15.5770190712995" calcext:value-type="float">
            <text:p>15.5770190712995</text:p>
          </table:table-cell>
          <table:table-cell table:style-name="ce5" table:number-matrix-columns-spanned="1" table:number-matrix-rows-spanned="1" table:formula="of:=SUM([.AK12:.AM14]*[.$BI$11:.$BK$13])+SUM([.AK41:.AM43]*[.$BI$15:.$BK$17])" office:value-type="float" office:value="15.083644975216" calcext:value-type="float">
            <text:p>15.083644975216</text:p>
          </table:table-cell>
          <table:table-cell table:style-name="ce5" table:number-matrix-columns-spanned="1" table:number-matrix-rows-spanned="1" table:formula="of:=SUM([.AL12:.AN14]*[.$BI$11:.$BK$13])+SUM([.AL41:.AN43]*[.$BI$15:.$BK$17])" office:value-type="float" office:value="13.855091985478" calcext:value-type="float">
            <text:p>13.855091985478</text:p>
          </table:table-cell>
          <table:table-cell table:style-name="ce5" table:number-matrix-columns-spanned="1" table:number-matrix-rows-spanned="1" table:formula="of:=SUM([.AM12:.AO14]*[.$BI$11:.$BK$13])+SUM([.AM41:.AO43]*[.$BI$15:.$BK$17])" office:value-type="float" office:value="13.4454518280472" calcext:value-type="float">
            <text:p>13.4454518280472</text:p>
          </table:table-cell>
          <table:table-cell table:style-name="ce5" table:number-matrix-columns-spanned="1" table:number-matrix-rows-spanned="1" table:formula="of:=SUM([.AN12:.AP14]*[.$BI$11:.$BK$13])+SUM([.AN41:.AP43]*[.$BI$15:.$BK$17])" office:value-type="float" office:value="12.7183249680574" calcext:value-type="float">
            <text:p>12.7183249680574</text:p>
          </table:table-cell>
          <table:table-cell table:style-name="ce5" table:number-matrix-columns-spanned="1" table:number-matrix-rows-spanned="1" table:formula="of:=SUM([.AO12:.AQ14]*[.$BI$11:.$BK$13])+SUM([.AO41:.AQ43]*[.$BI$15:.$BK$17])" office:value-type="float" office:value="11.2714205504756" calcext:value-type="float">
            <text:p>11.2714205504756</text:p>
          </table:table-cell>
          <table:table-cell table:style-name="ce5" table:number-matrix-columns-spanned="1" table:number-matrix-rows-spanned="1" table:formula="of:=SUM([.AP12:.AR14]*[.$BI$11:.$BK$13])+SUM([.AP41:.AR43]*[.$BI$15:.$BK$17])" office:value-type="float" office:value="9.58334070607665" calcext:value-type="float">
            <text:p>9.58334070607665</text:p>
          </table:table-cell>
          <table:table-cell table:style-name="ce5" table:number-matrix-columns-spanned="1" table:number-matrix-rows-spanned="1" table:formula="of:=SUM([.AQ12:.AS14]*[.$BI$11:.$BK$13])+SUM([.AQ41:.AS43]*[.$BI$15:.$BK$17])" office:value-type="float" office:value="8.36218710447412" calcext:value-type="float">
            <text:p>8.36218710447412</text:p>
          </table:table-cell>
          <table:table-cell table:style-name="ce5" table:number-matrix-columns-spanned="1" table:number-matrix-rows-spanned="1" table:formula="of:=SUM([.AR12:.AT14]*[.$BI$11:.$BK$13])+SUM([.AR41:.AT43]*[.$BI$15:.$BK$17])" office:value-type="float" office:value="7.72883506666277" calcext:value-type="float">
            <text:p>7.72883506666277</text:p>
          </table:table-cell>
          <table:table-cell table:style-name="ce5" table:number-matrix-columns-spanned="1" table:number-matrix-rows-spanned="1" table:formula="of:=SUM([.AS12:.AU14]*[.$BI$11:.$BK$13])+SUM([.AS41:.AU43]*[.$BI$15:.$BK$17])" office:value-type="float" office:value="7.96841476911707" calcext:value-type="float">
            <text:p>7.96841476911707</text:p>
          </table:table-cell>
          <table:table-cell table:style-name="ce5" table:number-matrix-columns-spanned="1" table:number-matrix-rows-spanned="1" table:formula="of:=SUM([.AT12:.AV14]*[.$BI$11:.$BK$13])+SUM([.AT41:.AV43]*[.$BI$15:.$BK$17])" office:value-type="float" office:value="9.08808644566409" calcext:value-type="float">
            <text:p>9.08808644566409</text:p>
          </table:table-cell>
          <table:table-cell table:style-name="ce5" table:number-matrix-columns-spanned="1" table:number-matrix-rows-spanned="1" table:formula="of:=SUM([.AU12:.AW14]*[.$BI$11:.$BK$13])+SUM([.AU41:.AW43]*[.$BI$15:.$BK$17])" office:value-type="float" office:value="13.501968277962" calcext:value-type="float">
            <text:p>13.501968277962</text:p>
          </table:table-cell>
          <table:table-cell table:style-name="ce5" table:number-matrix-columns-spanned="1" table:number-matrix-rows-spanned="1" table:formula="of:=SUM([.AV12:.AX14]*[.$BI$11:.$BK$13])+SUM([.AV41:.AX43]*[.$BI$15:.$BK$17])" office:value-type="float" office:value="21.1941396445199" calcext:value-type="float">
            <text:p>21.1941396445199</text:p>
          </table:table-cell>
          <table:table-cell table:style-name="ce5" table:number-matrix-columns-spanned="1" table:number-matrix-rows-spanned="1" table:formula="of:=SUM([.AW12:.AY14]*[.$BI$11:.$BK$13])+SUM([.AW41:.AY43]*[.$BI$15:.$BK$17])" office:value-type="float" office:value="30.9364507923821" calcext:value-type="float">
            <text:p>30.9364507923821</text:p>
          </table:table-cell>
          <table:table-cell table:style-name="ce5" table:number-matrix-columns-spanned="1" table:number-matrix-rows-spanned="1" table:formula="of:=SUM([.AX12:.AZ14]*[.$BI$11:.$BK$13])+SUM([.AX41:.AZ43]*[.$BI$15:.$BK$17])" office:value-type="float" office:value="36.1061158593762" calcext:value-type="float">
            <text:p>36.1061158593762</text:p>
          </table:table-cell>
          <table:table-cell table:style-name="ce5" table:number-matrix-columns-spanned="1" table:number-matrix-rows-spanned="1" table:formula="of:=SUM([.AY12:.BA14]*[.$BI$11:.$BK$13])+SUM([.AY41:.BA43]*[.$BI$15:.$BK$17])" office:value-type="float" office:value="31.9336505628408" calcext:value-type="float">
            <text:p>31.9336505628408</text:p>
          </table:table-cell>
          <table:table-cell table:style-name="ce5" table:number-matrix-columns-spanned="1" table:number-matrix-rows-spanned="1" table:formula="of:=SUM([.AZ12:.BB14]*[.$BI$11:.$BK$13])+SUM([.AZ41:.BB43]*[.$BI$15:.$BK$17])" office:value-type="float" office:value="21.7609496870792" calcext:value-type="float">
            <text:p>21.7609496870792</text:p>
          </table:table-cell>
          <table:table-cell table:style-name="ce5" table:number-matrix-columns-spanned="1" table:number-matrix-rows-spanned="1" table:formula="of:=SUM([.BA12:.BC14]*[.$BI$11:.$BK$13])+SUM([.BA41:.BC43]*[.$BI$15:.$BK$17])" office:value-type="float" office:value="9.32745343639295" calcext:value-type="float">
            <text:p>9.32745343639295</text:p>
          </table:table-cell>
          <table:table-cell table:style-name="ce5" table:number-matrix-columns-spanned="1" table:number-matrix-rows-spanned="1" table:formula="of:=SUM([.BB12:.BD14]*[.$BI$11:.$BK$13])+SUM([.BB41:.BD43]*[.$BI$15:.$BK$17])" office:value-type="float" office:value="3.02124787312759" calcext:value-type="float">
            <text:p>3.02124787312759</text:p>
          </table:table-cell>
          <table:table-cell table:style-name="ce5" table:number-matrix-columns-spanned="1" table:number-matrix-rows-spanned="1" table:formula="of:=SUM([.BC12:.BE14]*[.$BI$11:.$BK$13])+SUM([.BC41:.BE43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D12:.BF14]*[.$BI$11:.$BK$13])+SUM([.BD41:.BF43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E12:.BG14]*[.$BI$11:.$BK$13])+SUM([.BE41:.BG43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F12:.BH14]*[.$BI$11:.$BK$13])+SUM([.BF41:.BH43]*[.$BI$15:.$BK$17])" office:value-type="float" office:value="0" calcext:value-type="float">
            <text:p>0</text:p>
          </table:table-cell>
          <table:table-cell/>
          <table:table-cell table:style-name="ce6" table:number-columns-repeated="25"/>
          <table:table-cell table:number-columns-repeated="909"/>
        </table:table-row>
        <table:table-row table:style-name="ro1">
          <table:table-cell table:number-columns-repeated="17" table:style-name="ce2" office:value-type="float" office:value="0" calcext:value-type="float">
            <text:p>0.0</text:p>
          </table:table-cell>
          <table:table-cell table:style-name="ce2" office:value-type="float" office:value="0.329411774873733" calcext:value-type="float">
            <text:p>0.3</text:p>
          </table:table-cell>
          <table:table-cell table:number-columns-repeated="2" table:style-name="ce2" office:value-type="float" office:value="0.996078491210937" calcext:value-type="float">
            <text:p>1.0</text:p>
          </table:table-cell>
          <table:table-cell table:style-name="ce2" office:value-type="float" office:value="0.917647123336791" calcext:value-type="float">
            <text:p>0.9</text:p>
          </table:table-cell>
          <table:table-cell table:number-columns-repeated="7" table:style-name="ce2" office:value-type="float" office:value="0" calcext:value-type="float">
            <text:p>0.0</text:p>
          </table:table-cell>
          <table:table-cell table:number-columns-repeated="5"/>
          <table:table-cell table:style-name="ce3" table:number-matrix-columns-spanned="1" table:number-matrix-rows-spanned="1" table:formula="of:=SUM([.A13:.C15]*[.$AD$11:.$AF$13])" office:value-type="float" office:value="0.140127428879569" calcext:value-type="float">
            <text:p>0.140127428879569</text:p>
          </table:table-cell>
          <table:table-cell table:style-name="ce3" table:number-matrix-columns-spanned="1" table:number-matrix-rows-spanned="1" table:formula="of:=SUM([.B13:.D15]*[.$AD$11:.$AF$13])" office:value-type="float" office:value="0.343767824659324" calcext:value-type="float">
            <text:p>0.343767824659324</text:p>
          </table:table-cell>
          <table:table-cell table:style-name="ce3" table:number-matrix-columns-spanned="1" table:number-matrix-rows-spanned="1" table:formula="of:=SUM([.C13:.E15]*[.$AD$11:.$AF$13])" office:value-type="float" office:value="0.283114872865015" calcext:value-type="float">
            <text:p>0.283114872865015</text:p>
          </table:table-cell>
          <table:table-cell table:style-name="ce3" table:number-matrix-columns-spanned="1" table:number-matrix-rows-spanned="1" table:formula="of:=SUM([.D13:.F15]*[.$AD$11:.$AF$13])" office:value-type="float" office:value="0.328923434280456" calcext:value-type="float">
            <text:p>0.328923434280456</text:p>
          </table:table-cell>
          <table:table-cell table:style-name="ce3" table:number-matrix-columns-spanned="1" table:number-matrix-rows-spanned="1" table:formula="of:=SUM([.E13:.G15]*[.$AD$11:.$AF$13])" office:value-type="float" office:value="0.0499016953011509" calcext:value-type="float">
            <text:p>0.049901695301151</text:p>
          </table:table-cell>
          <table:table-cell table:style-name="ce3" table:number-matrix-columns-spanned="1" table:number-matrix-rows-spanned="1" table:formula="of:=SUM([.F13:.H1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G13:.I1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H13:.J1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I13:.K1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J13:.L1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K13:.M1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L13:.N1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M13:.O1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N13:.P1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O13:.Q15]*[.$AD$11:.$AF$13])" office:value-type="float" office:value="0.125377174682981" calcext:value-type="float">
            <text:p>0.125377174682981</text:p>
          </table:table-cell>
          <table:table-cell table:style-name="ce3" table:number-matrix-columns-spanned="1" table:number-matrix-rows-spanned="1" table:formula="of:=SUM([.P13:.R15]*[.$AD$11:.$AF$13])" office:value-type="float" office:value="1.28941779264746" calcext:value-type="float">
            <text:p>1.28941779264746</text:p>
          </table:table-cell>
          <table:table-cell table:style-name="ce3" table:number-matrix-columns-spanned="1" table:number-matrix-rows-spanned="1" table:formula="of:=SUM([.Q13:.S15]*[.$AD$11:.$AF$13])" office:value-type="float" office:value="2.83446681237616" calcext:value-type="float">
            <text:p>2.83446681237616</text:p>
          </table:table-cell>
          <table:table-cell table:style-name="ce3" table:number-matrix-columns-spanned="1" table:number-matrix-rows-spanned="1" table:formula="of:=SUM([.R13:.T15]*[.$AD$11:.$AF$13])" office:value-type="float" office:value="4.24962864148052" calcext:value-type="float">
            <text:p>4.24962864148052</text:p>
          </table:table-cell>
          <table:table-cell table:style-name="ce3" table:number-matrix-columns-spanned="1" table:number-matrix-rows-spanned="1" table:formula="of:=SUM([.S13:.U15]*[.$AD$11:.$AF$13])" office:value-type="float" office:value="4.66090858191573" calcext:value-type="float">
            <text:p>4.66090858191573</text:p>
          </table:table-cell>
          <table:table-cell table:style-name="ce3" table:number-matrix-columns-spanned="1" table:number-matrix-rows-spanned="1" table:formula="of:=SUM([.T13:.V15]*[.$AD$11:.$AF$13])" office:value-type="float" office:value="2.75531683459585" calcext:value-type="float">
            <text:p>2.75531683459585</text:p>
          </table:table-cell>
          <table:table-cell table:style-name="ce3" table:number-matrix-columns-spanned="1" table:number-matrix-rows-spanned="1" table:formula="of:=SUM([.U13:.W15]*[.$AD$11:.$AF$13])" office:value-type="float" office:value="1.64948952781823" calcext:value-type="float">
            <text:p>1.64948952781823</text:p>
          </table:table-cell>
          <table:table-cell table:style-name="ce3" table:number-matrix-columns-spanned="1" table:number-matrix-rows-spanned="1" table:formula="of:=SUM([.V13:.X1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W13:.Y1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X13:.Z1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Y13:.AA1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Z13:.AB15]*[.$AD$11:.$AF$13]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SUM([.AH13:.AJ15]*[.$BI$11:.$BK$13])+SUM([.AH42:.AJ44]*[.$BI$15:.$BK$17])" office:value-type="float" office:value="4.18073024277972" calcext:value-type="float">
            <text:p>4.18073024277972</text:p>
          </table:table-cell>
          <table:table-cell table:style-name="ce5" table:number-matrix-columns-spanned="1" table:number-matrix-rows-spanned="1" table:formula="of:=SUM([.AI13:.AK15]*[.$BI$11:.$BK$13])+SUM([.AI42:.AK44]*[.$BI$15:.$BK$17])" office:value-type="float" office:value="5.4240962596932" calcext:value-type="float">
            <text:p>5.4240962596932</text:p>
          </table:table-cell>
          <table:table-cell table:style-name="ce5" table:number-matrix-columns-spanned="1" table:number-matrix-rows-spanned="1" table:formula="of:=SUM([.AJ13:.AL15]*[.$BI$11:.$BK$13])+SUM([.AJ42:.AL44]*[.$BI$15:.$BK$17])" office:value-type="float" office:value="5.62259418460985" calcext:value-type="float">
            <text:p>5.62259418460985</text:p>
          </table:table-cell>
          <table:table-cell table:style-name="ce5" table:number-matrix-columns-spanned="1" table:number-matrix-rows-spanned="1" table:formula="of:=SUM([.AK13:.AM15]*[.$BI$11:.$BK$13])+SUM([.AK42:.AM44]*[.$BI$15:.$BK$17])" office:value-type="float" office:value="5.02324036003834" calcext:value-type="float">
            <text:p>5.02324036003834</text:p>
          </table:table-cell>
          <table:table-cell table:style-name="ce5" table:number-matrix-columns-spanned="1" table:number-matrix-rows-spanned="1" table:formula="of:=SUM([.AL13:.AN15]*[.$BI$11:.$BK$13])+SUM([.AL42:.AN44]*[.$BI$15:.$BK$17])" office:value-type="float" office:value="4.13999660510758" calcext:value-type="float">
            <text:p>4.13999660510758</text:p>
          </table:table-cell>
          <table:table-cell table:style-name="ce5" table:number-matrix-columns-spanned="1" table:number-matrix-rows-spanned="1" table:formula="of:=SUM([.AM13:.AO15]*[.$BI$11:.$BK$13])+SUM([.AM42:.AO44]*[.$BI$15:.$BK$17])" office:value-type="float" office:value="3.84504180379547" calcext:value-type="float">
            <text:p>3.84504180379547</text:p>
          </table:table-cell>
          <table:table-cell table:style-name="ce5" table:number-matrix-columns-spanned="1" table:number-matrix-rows-spanned="1" table:formula="of:=SUM([.AN13:.AP15]*[.$BI$11:.$BK$13])+SUM([.AN42:.AP44]*[.$BI$15:.$BK$17])" office:value-type="float" office:value="3.45659701882759" calcext:value-type="float">
            <text:p>3.45659701882759</text:p>
          </table:table-cell>
          <table:table-cell table:style-name="ce5" table:number-matrix-columns-spanned="1" table:number-matrix-rows-spanned="1" table:formula="of:=SUM([.AO13:.AQ15]*[.$BI$11:.$BK$13])+SUM([.AO42:.AQ44]*[.$BI$15:.$BK$17])" office:value-type="float" office:value="2.77803824542579" calcext:value-type="float">
            <text:p>2.77803824542579</text:p>
          </table:table-cell>
          <table:table-cell table:style-name="ce5" table:number-matrix-columns-spanned="1" table:number-matrix-rows-spanned="1" table:formula="of:=SUM([.AP13:.AR15]*[.$BI$11:.$BK$13])+SUM([.AP42:.AR44]*[.$BI$15:.$BK$17])" office:value-type="float" office:value="2.00340771272148" calcext:value-type="float">
            <text:p>2.00340771272148</text:p>
          </table:table-cell>
          <table:table-cell table:style-name="ce5" table:number-matrix-columns-spanned="1" table:number-matrix-rows-spanned="1" table:formula="of:=SUM([.AQ13:.AS15]*[.$BI$11:.$BK$13])+SUM([.AQ42:.AS44]*[.$BI$15:.$BK$17])" office:value-type="float" office:value="1.51437153266685" calcext:value-type="float">
            <text:p>1.51437153266685</text:p>
          </table:table-cell>
          <table:table-cell table:style-name="ce5" table:number-matrix-columns-spanned="1" table:number-matrix-rows-spanned="1" table:formula="of:=SUM([.AR13:.AT15]*[.$BI$11:.$BK$13])+SUM([.AR42:.AT44]*[.$BI$15:.$BK$17])" office:value-type="float" office:value="1.2265053873157" calcext:value-type="float">
            <text:p>1.2265053873157</text:p>
          </table:table-cell>
          <table:table-cell table:style-name="ce5" table:number-matrix-columns-spanned="1" table:number-matrix-rows-spanned="1" table:formula="of:=SUM([.AS13:.AU15]*[.$BI$11:.$BK$13])+SUM([.AS42:.AU44]*[.$BI$15:.$BK$17])" office:value-type="float" office:value="1.40090725845554" calcext:value-type="float">
            <text:p>1.40090725845554</text:p>
          </table:table-cell>
          <table:table-cell table:style-name="ce5" table:number-matrix-columns-spanned="1" table:number-matrix-rows-spanned="1" table:formula="of:=SUM([.AT13:.AV15]*[.$BI$11:.$BK$13])+SUM([.AT42:.AV44]*[.$BI$15:.$BK$17])" office:value-type="float" office:value="2.44594738435665" calcext:value-type="float">
            <text:p>2.44594738435665</text:p>
          </table:table-cell>
          <table:table-cell table:style-name="ce5" table:number-matrix-columns-spanned="1" table:number-matrix-rows-spanned="1" table:formula="of:=SUM([.AU13:.AW15]*[.$BI$11:.$BK$13])+SUM([.AU42:.AW44]*[.$BI$15:.$BK$17])" office:value-type="float" office:value="6.00024769875382" calcext:value-type="float">
            <text:p>6.00024769875382</text:p>
          </table:table-cell>
          <table:table-cell table:style-name="ce5" table:number-matrix-columns-spanned="1" table:number-matrix-rows-spanned="1" table:formula="of:=SUM([.AV13:.AX15]*[.$BI$11:.$BK$13])+SUM([.AV42:.AX44]*[.$BI$15:.$BK$17])" office:value-type="float" office:value="14.2146130145023" calcext:value-type="float">
            <text:p>14.2146130145023</text:p>
          </table:table-cell>
          <table:table-cell table:style-name="ce5" table:number-matrix-columns-spanned="1" table:number-matrix-rows-spanned="1" table:formula="of:=SUM([.AW13:.AY15]*[.$BI$11:.$BK$13])+SUM([.AW42:.AY44]*[.$BI$15:.$BK$17])" office:value-type="float" office:value="25.4018053190839" calcext:value-type="float">
            <text:p>25.4018053190839</text:p>
          </table:table-cell>
          <table:table-cell table:style-name="ce5" table:number-matrix-columns-spanned="1" table:number-matrix-rows-spanned="1" table:formula="of:=SUM([.AX13:.AZ15]*[.$BI$11:.$BK$13])+SUM([.AX42:.AZ44]*[.$BI$15:.$BK$17])" office:value-type="float" office:value="35.6882842686446" calcext:value-type="float">
            <text:p>35.6882842686446</text:p>
          </table:table-cell>
          <table:table-cell table:style-name="ce5" table:number-matrix-columns-spanned="1" table:number-matrix-rows-spanned="1" table:formula="of:=SUM([.AY13:.BA15]*[.$BI$11:.$BK$13])+SUM([.AY42:.BA44]*[.$BI$15:.$BK$17])" office:value-type="float" office:value="35.2121592074676" calcext:value-type="float">
            <text:p>35.2121592074676</text:p>
          </table:table-cell>
          <table:table-cell table:style-name="ce5" table:number-matrix-columns-spanned="1" table:number-matrix-rows-spanned="1" table:formula="of:=SUM([.AZ13:.BB15]*[.$BI$11:.$BK$13])+SUM([.AZ42:.BB44]*[.$BI$15:.$BK$17])" office:value-type="float" office:value="27.5460204144447" calcext:value-type="float">
            <text:p>27.5460204144447</text:p>
          </table:table-cell>
          <table:table-cell table:style-name="ce5" table:number-matrix-columns-spanned="1" table:number-matrix-rows-spanned="1" table:formula="of:=SUM([.BA13:.BC15]*[.$BI$11:.$BK$13])+SUM([.BA42:.BC44]*[.$BI$15:.$BK$17])" office:value-type="float" office:value="13.0182168830828" calcext:value-type="float">
            <text:p>13.0182168830828</text:p>
          </table:table-cell>
          <table:table-cell table:style-name="ce5" table:number-matrix-columns-spanned="1" table:number-matrix-rows-spanned="1" table:formula="of:=SUM([.BB13:.BD15]*[.$BI$11:.$BK$13])+SUM([.BB42:.BD44]*[.$BI$15:.$BK$17])" office:value-type="float" office:value="5.09802356943987" calcext:value-type="float">
            <text:p>5.09802356943987</text:p>
          </table:table-cell>
          <table:table-cell table:style-name="ce5" table:number-matrix-columns-spanned="1" table:number-matrix-rows-spanned="1" table:formula="of:=SUM([.BC13:.BE15]*[.$BI$11:.$BK$13])+SUM([.BC42:.BE44]*[.$BI$15:.$BK$17])" office:value-type="float" office:value="0.106857554788606" calcext:value-type="float">
            <text:p>0.106857554788606</text:p>
          </table:table-cell>
          <table:table-cell table:style-name="ce5" table:number-matrix-columns-spanned="1" table:number-matrix-rows-spanned="1" table:formula="of:=SUM([.BD13:.BF15]*[.$BI$11:.$BK$13])+SUM([.BD42:.BF44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E13:.BG15]*[.$BI$11:.$BK$13])+SUM([.BE42:.BG44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F13:.BH15]*[.$BI$11:.$BK$13])+SUM([.BF42:.BH44]*[.$BI$15:.$BK$17])" office:value-type="float" office:value="0" calcext:value-type="float">
            <text:p>0</text:p>
          </table:table-cell>
          <table:table-cell/>
          <table:table-cell table:style-name="ce6" table:formula="of:=MAX([.BM14:.BN15])" office:value-type="float" office:value="5.4240962596932" calcext:value-type="float">
            <text:p>5.4240962596932</text:p>
          </table:table-cell>
          <table:table-cell table:style-name="ce6"/>
          <table:table-cell table:style-name="ce6" table:formula="of:=MAX([.BO14:.BP15])" office:value-type="float" office:value="5.62259418460985" calcext:value-type="float">
            <text:p>5.62259418460985</text:p>
          </table:table-cell>
          <table:table-cell table:style-name="ce6"/>
          <table:table-cell table:style-name="ce6" table:formula="of:=MAX([.BQ14:.BR15])" office:value-type="float" office:value="4.13999660510758" calcext:value-type="float">
            <text:p>4.13999660510758</text:p>
          </table:table-cell>
          <table:table-cell table:style-name="ce6"/>
          <table:table-cell table:style-name="ce6" table:formula="of:=MAX([.BS14:.BT15])" office:value-type="float" office:value="3.45659701882759" calcext:value-type="float">
            <text:p>3.45659701882759</text:p>
          </table:table-cell>
          <table:table-cell table:style-name="ce6"/>
          <table:table-cell table:style-name="ce6" table:formula="of:=MAX([.BU14:.BV15])" office:value-type="float" office:value="2.00340771272148" calcext:value-type="float">
            <text:p>2.00340771272148</text:p>
          </table:table-cell>
          <table:table-cell table:style-name="ce6"/>
          <table:table-cell table:style-name="ce6" table:formula="of:=MAX([.BW14:.BX15])" office:value-type="float" office:value="3.86717232558212" calcext:value-type="float">
            <text:p>3.86717232558212</text:p>
          </table:table-cell>
          <table:table-cell table:style-name="ce6"/>
          <table:table-cell table:style-name="ce6" table:formula="of:=MAX([.BY14:.BZ15])" office:value-type="float" office:value="8.05091774096781" calcext:value-type="float">
            <text:p>8.05091774096781</text:p>
          </table:table-cell>
          <table:table-cell table:style-name="ce6"/>
          <table:table-cell table:style-name="ce6" table:formula="of:=MAX([.CA14:.CB15])" office:value-type="float" office:value="25.4018053190839" calcext:value-type="float">
            <text:p>25.4018053190839</text:p>
          </table:table-cell>
          <table:table-cell table:style-name="ce6"/>
          <table:table-cell table:style-name="ce6" table:formula="of:=MAX([.CC14:.CD15])" office:value-type="float" office:value="37.4819714409564" calcext:value-type="float">
            <text:p>37.4819714409564</text:p>
          </table:table-cell>
          <table:table-cell table:style-name="ce6"/>
          <table:table-cell table:style-name="ce6" table:formula="of:=MAX([.CE14:.CF15])" office:value-type="float" office:value="31.6441939241837" calcext:value-type="float">
            <text:p>31.6441939241837</text:p>
          </table:table-cell>
          <table:table-cell table:style-name="ce6"/>
          <table:table-cell table:style-name="ce6" table:formula="of:=MAX([.CG14:.CH15])" office:value-type="float" office:value="7.19504792321486" calcext:value-type="float">
            <text:p>7.19504792321486</text:p>
          </table:table-cell>
          <table:table-cell table:style-name="ce6"/>
          <table:table-cell table:style-name="ce6" table:formula="of:=MAX([.CI14:.CJ15])" office:value-type="float" office:value="0" calcext:value-type="float">
            <text:p>0</text:p>
          </table:table-cell>
          <table:table-cell table:style-name="ce6"/>
          <table:table-cell table:style-name="ce6" table:formula="of:=MAX([.CK14:.CL15])" office:value-type="float" office:value="0" calcext:value-type="float">
            <text:p>0</text:p>
          </table:table-cell>
          <table:table-cell table:number-columns-repeated="2"/>
          <table:table-cell office:value-type="float" office:value="0.313642044341934" calcext:value-type="float">
            <text:p>0.313642044341934</text:p>
          </table:table-cell>
          <table:table-cell/>
          <table:table-cell office:value-type="float" office:value="0.487586255610821" calcext:value-type="float">
            <text:p>0.487586255610821</text:p>
          </table:table-cell>
          <table:table-cell/>
          <table:table-cell office:value-type="float" office:value="0.484033900801497" calcext:value-type="float">
            <text:p>0.484033900801497</text:p>
          </table:table-cell>
          <table:table-cell/>
          <table:table-cell office:value-type="float" office:value="0.0424691343178293" calcext:value-type="float">
            <text:p>0.042469134317829</text:p>
          </table:table-cell>
          <table:table-cell/>
          <table:table-cell office:value-type="float" office:value="0.781570960547642" calcext:value-type="float">
            <text:p>0.781570960547642</text:p>
          </table:table-cell>
          <table:table-cell/>
          <table:table-cell office:value-type="float" office:value="0.029494715000552" calcext:value-type="float">
            <text:p>0.029494715000552</text:p>
          </table:table-cell>
          <table:table-cell/>
          <table:table-cell office:value-type="float" office:value="0.879973675908797" calcext:value-type="float">
            <text:p>0.879973675908797</text:p>
          </table:table-cell>
          <table:table-cell/>
          <table:table-cell office:value-type="float" office:value="0.0199922543378128" calcext:value-type="float">
            <text:p>0.019992254337813</text:p>
          </table:table-cell>
          <table:table-cell/>
          <table:table-cell office:value-type="float" office:value="0.734923354374058" calcext:value-type="float">
            <text:p>0.734923354374058</text:p>
          </table:table-cell>
          <table:table-cell/>
          <table:table-cell office:value-type="float" office:value="0.163208724172621" calcext:value-type="float">
            <text:p>0.163208724172621</text:p>
          </table:table-cell>
          <table:table-cell/>
          <table:table-cell office:value-type="float" office:value="0.185983347616729" calcext:value-type="float">
            <text:p>0.185983347616729</text:p>
          </table:table-cell>
          <table:table-cell/>
          <table:table-cell office:value-type="float" office:value="0.173734552653655" calcext:value-type="float">
            <text:p>0.173734552653655</text:p>
          </table:table-cell>
          <table:table-cell/>
          <table:table-cell office:value-type="float" office:value="0.0236054398227077" calcext:value-type="float">
            <text:p>0.023605439822708</text:p>
          </table:table-cell>
          <table:table-cell table:number-columns-repeated="882"/>
        </table:table-row>
        <table:table-row table:style-name="ro1">
          <table:table-cell table:number-columns-repeated="17" table:style-name="ce2" office:value-type="float" office:value="0" calcext:value-type="float">
            <text:p>0.0</text:p>
          </table:table-cell>
          <table:table-cell table:style-name="ce2" office:value-type="float" office:value="0.329411774873733" calcext:value-type="float">
            <text:p>0.3</text:p>
          </table:table-cell>
          <table:table-cell table:number-columns-repeated="2" table:style-name="ce2" office:value-type="float" office:value="0.996078491210937" calcext:value-type="float">
            <text:p>1.0</text:p>
          </table:table-cell>
          <table:table-cell table:style-name="ce2" office:value-type="float" office:value="0.917647123336791" calcext:value-type="float">
            <text:p>0.9</text:p>
          </table:table-cell>
          <table:table-cell table:number-columns-repeated="7" table:style-name="ce2" office:value-type="float" office:value="0" calcext:value-type="float">
            <text:p>0.0</text:p>
          </table:table-cell>
          <table:table-cell table:number-columns-repeated="5"/>
          <table:table-cell table:style-name="ce3" table:number-matrix-columns-spanned="1" table:number-matrix-rows-spanned="1" table:formula="of:=SUM([.A14:.C1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B14:.D1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C14:.E1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D14:.F1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E14:.G1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F14:.H1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G14:.I1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H14:.J1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I14:.K1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J14:.L1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K14:.M1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L14:.N1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M14:.O1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N14:.P1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O14:.Q16]*[.$AD$11:.$AF$13])" office:value-type="float" office:value="0.354579684799307" calcext:value-type="float">
            <text:p>0.354579684799307</text:p>
          </table:table-cell>
          <table:table-cell table:style-name="ce3" table:number-matrix-columns-spanned="1" table:number-matrix-rows-spanned="1" table:formula="of:=SUM([.P14:.R16]*[.$AD$11:.$AF$13])" office:value-type="float" office:value="1.15681558471106" calcext:value-type="float">
            <text:p>1.15681558471106</text:p>
          </table:table-cell>
          <table:table-cell table:style-name="ce3" table:number-matrix-columns-spanned="1" table:number-matrix-rows-spanned="1" table:formula="of:=SUM([.Q14:.S16]*[.$AD$11:.$AF$13])" office:value-type="float" office:value="2.90803363476272" calcext:value-type="float">
            <text:p>2.90803363476272</text:p>
          </table:table-cell>
          <table:table-cell table:style-name="ce3" table:number-matrix-columns-spanned="1" table:number-matrix-rows-spanned="1" table:formula="of:=SUM([.R14:.T16]*[.$AD$11:.$AF$13])" office:value-type="float" office:value="3.92728446965311" calcext:value-type="float">
            <text:p>3.92728446965311</text:p>
          </table:table-cell>
          <table:table-cell table:style-name="ce3" table:number-matrix-columns-spanned="1" table:number-matrix-rows-spanned="1" table:formula="of:=SUM([.S14:.U16]*[.$AD$11:.$AF$13])" office:value-type="float" office:value="5.12983451828961" calcext:value-type="float">
            <text:p>5.12983451828961</text:p>
          </table:table-cell>
          <table:table-cell table:style-name="ce3" table:number-matrix-columns-spanned="1" table:number-matrix-rows-spanned="1" table:formula="of:=SUM([.T14:.V16]*[.$AD$11:.$AF$13])" office:value-type="float" office:value="3.06706646258029" calcext:value-type="float">
            <text:p>3.06706646258029</text:p>
          </table:table-cell>
          <table:table-cell table:style-name="ce3" table:number-matrix-columns-spanned="1" table:number-matrix-rows-spanned="1" table:formula="of:=SUM([.U14:.W16]*[.$AD$11:.$AF$13])" office:value-type="float" office:value="2.19299196976571" calcext:value-type="float">
            <text:p>2.19299196976571</text:p>
          </table:table-cell>
          <table:table-cell table:style-name="ce3" table:number-matrix-columns-spanned="1" table:number-matrix-rows-spanned="1" table:formula="of:=SUM([.V14:.X16]*[.$AD$11:.$AF$13])" office:value-type="float" office:value="0.120747189307679" calcext:value-type="float">
            <text:p>0.120747189307679</text:p>
          </table:table-cell>
          <table:table-cell table:style-name="ce3" table:number-matrix-columns-spanned="1" table:number-matrix-rows-spanned="1" table:formula="of:=SUM([.W14:.Y1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X14:.Z1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Y14:.AA1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Z14:.AB16]*[.$AD$11:.$AF$13])" office:value-type="float" office:value="0" calcext:value-type="float">
            <text:p>0</text:p>
          </table:table-cell>
          <table:table-cell/>
          <table:table-cell office:value-type="float" office:value="0.82727290954498" calcext:value-type="float">
            <text:p>0.82727290954498</text:p>
          </table:table-cell>
          <table:table-cell office:value-type="float" office:value="0.365885432855941" calcext:value-type="float">
            <text:p>0.365885432855941</text:p>
          </table:table-cell>
          <table:table-cell office:value-type="float" office:value="0.548509636300906" calcext:value-type="float">
            <text:p>0.548509636300906</text:p>
          </table:table-cell>
          <table:table-cell/>
          <table:table-cell table:style-name="ce5" table:number-matrix-columns-spanned="1" table:number-matrix-rows-spanned="1" table:formula="of:=SUM([.AH14:.AJ16]*[.$BI$11:.$BK$13])+SUM([.AH43:.AJ45]*[.$BI$15:.$BK$17])" office:value-type="float" office:value="0.564332311129355" calcext:value-type="float">
            <text:p>0.564332311129355</text:p>
          </table:table-cell>
          <table:table-cell table:style-name="ce5" table:number-matrix-columns-spanned="1" table:number-matrix-rows-spanned="1" table:formula="of:=SUM([.AI14:.AK16]*[.$BI$11:.$BK$13])+SUM([.AI43:.AK45]*[.$BI$15:.$BK$17])" office:value-type="float" office:value="0.76849390778735" calcext:value-type="float">
            <text:p>0.76849390778735</text:p>
          </table:table-cell>
          <table:table-cell table:style-name="ce5" table:number-matrix-columns-spanned="1" table:number-matrix-rows-spanned="1" table:formula="of:=SUM([.AJ14:.AL16]*[.$BI$11:.$BK$13])+SUM([.AJ43:.AL45]*[.$BI$15:.$BK$17])" office:value-type="float" office:value="0.516363551940002" calcext:value-type="float">
            <text:p>0.516363551940002</text:p>
          </table:table-cell>
          <table:table-cell table:style-name="ce5" table:number-matrix-columns-spanned="1" table:number-matrix-rows-spanned="1" table:formula="of:=SUM([.AK14:.AM16]*[.$BI$11:.$BK$13])+SUM([.AK43:.AM45]*[.$BI$15:.$BK$17])" office:value-type="float" office:value="0.347228620699034" calcext:value-type="float">
            <text:p>0.347228620699034</text:p>
          </table:table-cell>
          <table:table-cell table:style-name="ce5" table:number-matrix-columns-spanned="1" table:number-matrix-rows-spanned="1" table:formula="of:=SUM([.AL14:.AN16]*[.$BI$11:.$BK$13])+SUM([.AL43:.AN45]*[.$BI$15:.$BK$17])" office:value-type="float" office:value="0.047977693229108" calcext:value-type="float">
            <text:p>0.047977693229108</text:p>
          </table:table-cell>
          <table:table-cell table:style-name="ce5" table:number-matrix-columns-spanned="1" table:number-matrix-rows-spanned="1" table:formula="of:=SUM([.AM14:.AO16]*[.$BI$11:.$BK$13])+SUM([.AM43:.AO45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N14:.AP16]*[.$BI$11:.$BK$13])+SUM([.AN43:.AP45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O14:.AQ16]*[.$BI$11:.$BK$13])+SUM([.AO43:.AQ45]*[.$BI$15:.$BK$17])" office:value-type="float" office:value="0.11125902153451" calcext:value-type="float">
            <text:p>0.11125902153451</text:p>
          </table:table-cell>
          <table:table-cell table:style-name="ce5" table:number-matrix-columns-spanned="1" table:number-matrix-rows-spanned="1" table:formula="of:=SUM([.AP14:.AR16]*[.$BI$11:.$BK$13])+SUM([.AP43:.AR45]*[.$BI$15:.$BK$17])" office:value-type="float" office:value="0.630385340938423" calcext:value-type="float">
            <text:p>0.630385340938423</text:p>
          </table:table-cell>
          <table:table-cell table:style-name="ce5" table:number-matrix-columns-spanned="1" table:number-matrix-rows-spanned="1" table:formula="of:=SUM([.AQ14:.AS16]*[.$BI$11:.$BK$13])+SUM([.AQ43:.AS45]*[.$BI$15:.$BK$17])" office:value-type="float" office:value="1.70016076156122" calcext:value-type="float">
            <text:p>1.70016076156122</text:p>
          </table:table-cell>
          <table:table-cell table:style-name="ce5" table:number-matrix-columns-spanned="1" table:number-matrix-rows-spanned="1" table:formula="of:=SUM([.AR14:.AT16]*[.$BI$11:.$BK$13])+SUM([.AR43:.AT45]*[.$BI$15:.$BK$17])" office:value-type="float" office:value="2.86973016865378" calcext:value-type="float">
            <text:p>2.86973016865378</text:p>
          </table:table-cell>
          <table:table-cell table:style-name="ce5" table:number-matrix-columns-spanned="1" table:number-matrix-rows-spanned="1" table:formula="of:=SUM([.AS14:.AU16]*[.$BI$11:.$BK$13])+SUM([.AS43:.AU45]*[.$BI$15:.$BK$17])" office:value-type="float" office:value="3.86717232558212" calcext:value-type="float">
            <text:p>3.86717232558212</text:p>
          </table:table-cell>
          <table:table-cell table:style-name="ce5" table:number-matrix-columns-spanned="1" table:number-matrix-rows-spanned="1" table:formula="of:=SUM([.AT14:.AV16]*[.$BI$11:.$BK$13])+SUM([.AT43:.AV45]*[.$BI$15:.$BK$17])" office:value-type="float" office:value="4.99095742872768" calcext:value-type="float">
            <text:p>4.99095742872768</text:p>
          </table:table-cell>
          <table:table-cell table:style-name="ce5" table:number-matrix-columns-spanned="1" table:number-matrix-rows-spanned="1" table:formula="of:=SUM([.AU14:.AW16]*[.$BI$11:.$BK$13])+SUM([.AU43:.AW45]*[.$BI$15:.$BK$17])" office:value-type="float" office:value="8.05091774096781" calcext:value-type="float">
            <text:p>8.05091774096781</text:p>
          </table:table-cell>
          <table:table-cell table:style-name="ce5" table:number-matrix-columns-spanned="1" table:number-matrix-rows-spanned="1" table:formula="of:=SUM([.AV14:.AX16]*[.$BI$11:.$BK$13])+SUM([.AV43:.AX45]*[.$BI$15:.$BK$17])" office:value-type="float" office:value="15.2249252332374" calcext:value-type="float">
            <text:p>15.2249252332374</text:p>
          </table:table-cell>
          <table:table-cell table:style-name="ce5" table:number-matrix-columns-spanned="1" table:number-matrix-rows-spanned="1" table:formula="of:=SUM([.AW14:.AY16]*[.$BI$11:.$BK$13])+SUM([.AW43:.AY45]*[.$BI$15:.$BK$17])" office:value-type="float" office:value="25.2506327186004" calcext:value-type="float">
            <text:p>25.2506327186004</text:p>
          </table:table-cell>
          <table:table-cell table:style-name="ce5" table:number-matrix-columns-spanned="1" table:number-matrix-rows-spanned="1" table:formula="of:=SUM([.AX14:.AZ16]*[.$BI$11:.$BK$13])+SUM([.AX43:.AZ45]*[.$BI$15:.$BK$17])" office:value-type="float" office:value="35.8930597850383" calcext:value-type="float">
            <text:p>35.8930597850383</text:p>
          </table:table-cell>
          <table:table-cell table:style-name="ce5" table:number-matrix-columns-spanned="1" table:number-matrix-rows-spanned="1" table:formula="of:=SUM([.AY14:.BA16]*[.$BI$11:.$BK$13])+SUM([.AY43:.BA45]*[.$BI$15:.$BK$17])" office:value-type="float" office:value="37.4819714409564" calcext:value-type="float">
            <text:p>37.4819714409564</text:p>
          </table:table-cell>
          <table:table-cell table:style-name="ce5" table:number-matrix-columns-spanned="1" table:number-matrix-rows-spanned="1" table:formula="of:=SUM([.AZ14:.BB16]*[.$BI$11:.$BK$13])+SUM([.AZ43:.BB45]*[.$BI$15:.$BK$17])" office:value-type="float" office:value="31.6441939241837" calcext:value-type="float">
            <text:p>31.6441939241837</text:p>
          </table:table-cell>
          <table:table-cell table:style-name="ce5" table:number-matrix-columns-spanned="1" table:number-matrix-rows-spanned="1" table:formula="of:=SUM([.BA14:.BC16]*[.$BI$11:.$BK$13])+SUM([.BA43:.BC45]*[.$BI$15:.$BK$17])" office:value-type="float" office:value="16.8746612067373" calcext:value-type="float">
            <text:p>16.8746612067373</text:p>
          </table:table-cell>
          <table:table-cell table:style-name="ce5" table:number-matrix-columns-spanned="1" table:number-matrix-rows-spanned="1" table:formula="of:=SUM([.BB14:.BD16]*[.$BI$11:.$BK$13])+SUM([.BB43:.BD45]*[.$BI$15:.$BK$17])" office:value-type="float" office:value="7.19504792321486" calcext:value-type="float">
            <text:p>7.19504792321486</text:p>
          </table:table-cell>
          <table:table-cell table:style-name="ce5" table:number-matrix-columns-spanned="1" table:number-matrix-rows-spanned="1" table:formula="of:=SUM([.BC14:.BE16]*[.$BI$11:.$BK$13])+SUM([.BC43:.BE45]*[.$BI$15:.$BK$17])" office:value-type="float" office:value="0.782074252803763" calcext:value-type="float">
            <text:p>0.782074252803763</text:p>
          </table:table-cell>
          <table:table-cell table:style-name="ce5" table:number-matrix-columns-spanned="1" table:number-matrix-rows-spanned="1" table:formula="of:=SUM([.BD14:.BF16]*[.$BI$11:.$BK$13])+SUM([.BD43:.BF45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E14:.BG16]*[.$BI$11:.$BK$13])+SUM([.BE43:.BG45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F14:.BH16]*[.$BI$11:.$BK$13])+SUM([.BF43:.BH45]*[.$BI$15:.$BK$17])" office:value-type="float" office:value="0" calcext:value-type="float">
            <text:p>0</text:p>
          </table:table-cell>
          <table:table-cell/>
          <table:table-cell table:style-name="ce6" table:number-columns-repeated="25"/>
          <table:table-cell table:number-columns-repeated="909"/>
        </table:table-row>
        <table:table-row table:style-name="ro1">
          <table:table-cell table:number-columns-repeated="16" table:style-name="ce2" office:value-type="float" office:value="0" calcext:value-type="float">
            <text:p>0.0</text:p>
          </table:table-cell>
          <table:table-cell table:style-name="ce2" office:value-type="float" office:value="0.415686309337615" calcext:value-type="float">
            <text:p>0.4</text:p>
          </table:table-cell>
          <table:table-cell table:style-name="ce2" office:value-type="float" office:value="0.615686297416687" calcext:value-type="float">
            <text:p>0.6</text:p>
          </table:table-cell>
          <table:table-cell table:number-columns-repeated="2" table:style-name="ce2" office:value-type="float" office:value="0.996078491210937" calcext:value-type="float">
            <text:p>1.0</text:p>
          </table:table-cell>
          <table:table-cell table:style-name="ce2" office:value-type="float" office:value="0.952941238880157" calcext:value-type="float">
            <text:p>1.0</text:p>
          </table:table-cell>
          <table:table-cell table:style-name="ce2" office:value-type="float" office:value="0.200000017881393" calcext:value-type="float">
            <text:p>0.2</text:p>
          </table:table-cell>
          <table:table-cell table:number-columns-repeated="6" table:style-name="ce2" office:value-type="float" office:value="0" calcext:value-type="float">
            <text:p>0.0</text:p>
          </table:table-cell>
          <table:table-cell table:number-columns-repeated="5"/>
          <table:table-cell table:style-name="ce3" table:number-matrix-columns-spanned="1" table:number-matrix-rows-spanned="1" table:formula="of:=SUM([.A15:.C1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B15:.D1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C15:.E1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D15:.F1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E15:.G1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F15:.H1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G15:.I1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H15:.J1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I15:.K1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J15:.L17]*[.$AD$11:.$AF$13])" office:value-type="float" office:value="0.0836272848702517" calcext:value-type="float">
            <text:p>0.083627284870252</text:p>
          </table:table-cell>
          <table:table-cell table:style-name="ce3" table:number-matrix-columns-spanned="1" table:number-matrix-rows-spanned="1" table:formula="of:=SUM([.K15:.M17]*[.$AD$11:.$AF$13])" office:value-type="float" office:value="0.423435333865591" calcext:value-type="float">
            <text:p>0.423435333865591</text:p>
          </table:table-cell>
          <table:table-cell table:style-name="ce3" table:number-matrix-columns-spanned="1" table:number-matrix-rows-spanned="1" table:formula="of:=SUM([.L15:.N17]*[.$AD$11:.$AF$13])" office:value-type="float" office:value="0.971909778123062" calcext:value-type="float">
            <text:p>0.971909778123062</text:p>
          </table:table-cell>
          <table:table-cell table:style-name="ce3" table:number-matrix-columns-spanned="1" table:number-matrix-rows-spanned="1" table:formula="of:=SUM([.M15:.O17]*[.$AD$11:.$AF$13])" office:value-type="float" office:value="1.33207307261724" calcext:value-type="float">
            <text:p>1.33207307261724</text:p>
          </table:table-cell>
          <table:table-cell table:style-name="ce3" table:number-matrix-columns-spanned="1" table:number-matrix-rows-spanned="1" table:formula="of:=SUM([.N15:.P17]*[.$AD$11:.$AF$13])" office:value-type="float" office:value="1.5948757755823" calcext:value-type="float">
            <text:p>1.5948757755823</text:p>
          </table:table-cell>
          <table:table-cell table:style-name="ce3" table:number-matrix-columns-spanned="1" table:number-matrix-rows-spanned="1" table:formula="of:=SUM([.O15:.Q17]*[.$AD$11:.$AF$13])" office:value-type="float" office:value="1.9131517099453" calcext:value-type="float">
            <text:p>1.9131517099453</text:p>
          </table:table-cell>
          <table:table-cell table:style-name="ce3" table:number-matrix-columns-spanned="1" table:number-matrix-rows-spanned="1" table:formula="of:=SUM([.P15:.R17]*[.$AD$11:.$AF$13])" office:value-type="float" office:value="2.39099572227927" calcext:value-type="float">
            <text:p>2.39099572227927</text:p>
          </table:table-cell>
          <table:table-cell table:style-name="ce3" table:number-matrix-columns-spanned="1" table:number-matrix-rows-spanned="1" table:formula="of:=SUM([.Q15:.S17]*[.$AD$11:.$AF$13])" office:value-type="float" office:value="3.69036017059738" calcext:value-type="float">
            <text:p>3.69036017059738</text:p>
          </table:table-cell>
          <table:table-cell table:style-name="ce3" table:number-matrix-columns-spanned="1" table:number-matrix-rows-spanned="1" table:formula="of:=SUM([.R15:.T17]*[.$AD$11:.$AF$13])" office:value-type="float" office:value="4.36097743085592" calcext:value-type="float">
            <text:p>4.36097743085592</text:p>
          </table:table-cell>
          <table:table-cell table:style-name="ce3" table:number-matrix-columns-spanned="1" table:number-matrix-rows-spanned="1" table:formula="of:=SUM([.S15:.U17]*[.$AD$11:.$AF$13])" office:value-type="float" office:value="5.18655351480414" calcext:value-type="float">
            <text:p>5.18655351480414</text:p>
          </table:table-cell>
          <table:table-cell table:style-name="ce3" table:number-matrix-columns-spanned="1" table:number-matrix-rows-spanned="1" table:formula="of:=SUM([.T15:.V17]*[.$AD$11:.$AF$13])" office:value-type="float" office:value="3.82797198046182" calcext:value-type="float">
            <text:p>3.82797198046182</text:p>
          </table:table-cell>
          <table:table-cell table:style-name="ce3" table:number-matrix-columns-spanned="1" table:number-matrix-rows-spanned="1" table:formula="of:=SUM([.U15:.W17]*[.$AD$11:.$AF$13])" office:value-type="float" office:value="2.49608173220609" calcext:value-type="float">
            <text:p>2.49608173220609</text:p>
          </table:table-cell>
          <table:table-cell table:style-name="ce3" table:number-matrix-columns-spanned="1" table:number-matrix-rows-spanned="1" table:formula="of:=SUM([.V15:.X17]*[.$AD$11:.$AF$13])" office:value-type="float" office:value="0.710768137312204" calcext:value-type="float">
            <text:p>0.710768137312204</text:p>
          </table:table-cell>
          <table:table-cell table:style-name="ce3" table:number-matrix-columns-spanned="1" table:number-matrix-rows-spanned="1" table:formula="of:=SUM([.W15:.Y1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X15:.Z1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Y15:.AA1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Z15:.AB17]*[.$AD$11:.$AF$13])" office:value-type="float" office:value="0" calcext:value-type="float">
            <text:p>0</text:p>
          </table:table-cell>
          <table:table-cell/>
          <table:table-cell office:value-type="float" office:value="0.568995606073257" calcext:value-type="float">
            <text:p>0.568995606073257</text:p>
          </table:table-cell>
          <table:table-cell office:value-type="float" office:value="0.360499048430684" calcext:value-type="float">
            <text:p>0.360499048430684</text:p>
          </table:table-cell>
          <table:table-cell office:value-type="float" office:value="0.300633805960565" calcext:value-type="float">
            <text:p>0.300633805960565</text:p>
          </table:table-cell>
          <table:table-cell/>
          <table:table-cell table:style-name="ce5" table:number-matrix-columns-spanned="1" table:number-matrix-rows-spanned="1" table:formula="of:=SUM([.AH15:.AJ17]*[.$BI$11:.$BK$13])+SUM([.AH44:.AJ46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I15:.AK17]*[.$BI$11:.$BK$13])+SUM([.AI44:.AK46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J15:.AL17]*[.$BI$11:.$BK$13])+SUM([.AJ44:.AL46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K15:.AM17]*[.$BI$11:.$BK$13])+SUM([.AK44:.AM46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L15:.AN17]*[.$BI$11:.$BK$13])+SUM([.AL44:.AN46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M15:.AO17]*[.$BI$11:.$BK$13])+SUM([.AM44:.AO46]*[.$BI$15:.$BK$17])" office:value-type="float" office:value="0.302624526398334" calcext:value-type="float">
            <text:p>0.302624526398334</text:p>
          </table:table-cell>
          <table:table-cell table:style-name="ce5" table:number-matrix-columns-spanned="1" table:number-matrix-rows-spanned="1" table:formula="of:=SUM([.AN15:.AP17]*[.$BI$11:.$BK$13])+SUM([.AN44:.AP46]*[.$BI$15:.$BK$17])" office:value-type="float" office:value="0.827958235752551" calcext:value-type="float">
            <text:p>0.827958235752551</text:p>
          </table:table-cell>
          <table:table-cell table:style-name="ce5" table:number-matrix-columns-spanned="1" table:number-matrix-rows-spanned="1" table:formula="of:=SUM([.AO15:.AQ17]*[.$BI$11:.$BK$13])+SUM([.AO44:.AQ46]*[.$BI$15:.$BK$17])" office:value-type="float" office:value="2.09036936961296" calcext:value-type="float">
            <text:p>2.09036936961296</text:p>
          </table:table-cell>
          <table:table-cell table:style-name="ce5" table:number-matrix-columns-spanned="1" table:number-matrix-rows-spanned="1" table:formula="of:=SUM([.AP15:.AR17]*[.$BI$11:.$BK$13])+SUM([.AP44:.AR46]*[.$BI$15:.$BK$17])" office:value-type="float" office:value="3.82618302364418" calcext:value-type="float">
            <text:p>3.82618302364418</text:p>
          </table:table-cell>
          <table:table-cell table:style-name="ce5" table:number-matrix-columns-spanned="1" table:number-matrix-rows-spanned="1" table:formula="of:=SUM([.AQ15:.AS17]*[.$BI$11:.$BK$13])+SUM([.AQ44:.AS46]*[.$BI$15:.$BK$17])" office:value-type="float" office:value="6.61612680627414" calcext:value-type="float">
            <text:p>6.61612680627414</text:p>
          </table:table-cell>
          <table:table-cell table:style-name="ce5" table:number-matrix-columns-spanned="1" table:number-matrix-rows-spanned="1" table:formula="of:=SUM([.AR15:.AT17]*[.$BI$11:.$BK$13])+SUM([.AR44:.AT46]*[.$BI$15:.$BK$17])" office:value-type="float" office:value="9.6880814359601" calcext:value-type="float">
            <text:p>9.6880814359601</text:p>
          </table:table-cell>
          <table:table-cell table:style-name="ce5" table:number-matrix-columns-spanned="1" table:number-matrix-rows-spanned="1" table:formula="of:=SUM([.AS15:.AU17]*[.$BI$11:.$BK$13])+SUM([.AS44:.AU46]*[.$BI$15:.$BK$17])" office:value-type="float" office:value="12.4393289666761" calcext:value-type="float">
            <text:p>12.4393289666761</text:p>
          </table:table-cell>
          <table:table-cell table:style-name="ce5" table:number-matrix-columns-spanned="1" table:number-matrix-rows-spanned="1" table:formula="of:=SUM([.AT15:.AV17]*[.$BI$11:.$BK$13])+SUM([.AT44:.AV46]*[.$BI$15:.$BK$17])" office:value-type="float" office:value="14.7575506403692" calcext:value-type="float">
            <text:p>14.7575506403692</text:p>
          </table:table-cell>
          <table:table-cell table:style-name="ce5" table:number-matrix-columns-spanned="1" table:number-matrix-rows-spanned="1" table:formula="of:=SUM([.AU15:.AW17]*[.$BI$11:.$BK$13])+SUM([.AU44:.AW46]*[.$BI$15:.$BK$17])" office:value-type="float" office:value="17.6525652539484" calcext:value-type="float">
            <text:p>17.6525652539484</text:p>
          </table:table-cell>
          <table:table-cell table:style-name="ce5" table:number-matrix-columns-spanned="1" table:number-matrix-rows-spanned="1" table:formula="of:=SUM([.AV15:.AX17]*[.$BI$11:.$BK$13])+SUM([.AV44:.AX46]*[.$BI$15:.$BK$17])" office:value-type="float" office:value="23.6268388384832" calcext:value-type="float">
            <text:p>23.6268388384832</text:p>
          </table:table-cell>
          <table:table-cell table:style-name="ce5" table:number-matrix-columns-spanned="1" table:number-matrix-rows-spanned="1" table:formula="of:=SUM([.AW15:.AY17]*[.$BI$11:.$BK$13])+SUM([.AW44:.AY46]*[.$BI$15:.$BK$17])" office:value-type="float" office:value="30.6516934375252" calcext:value-type="float">
            <text:p>30.6516934375252</text:p>
          </table:table-cell>
          <table:table-cell table:style-name="ce5" table:number-matrix-columns-spanned="1" table:number-matrix-rows-spanned="1" table:formula="of:=SUM([.AX15:.AZ17]*[.$BI$11:.$BK$13])+SUM([.AX44:.AZ46]*[.$BI$15:.$BK$17])" office:value-type="float" office:value="38.9627006378114" calcext:value-type="float">
            <text:p>38.9627006378114</text:p>
          </table:table-cell>
          <table:table-cell table:style-name="ce5" table:number-matrix-columns-spanned="1" table:number-matrix-rows-spanned="1" table:formula="of:=SUM([.AY15:.BA17]*[.$BI$11:.$BK$13])+SUM([.AY44:.BA46]*[.$BI$15:.$BK$17])" office:value-type="float" office:value="39.6816894240335" calcext:value-type="float">
            <text:p>39.6816894240335</text:p>
          </table:table-cell>
          <table:table-cell table:style-name="ce5" table:number-matrix-columns-spanned="1" table:number-matrix-rows-spanned="1" table:formula="of:=SUM([.AZ15:.BB17]*[.$BI$11:.$BK$13])+SUM([.AZ44:.BB46]*[.$BI$15:.$BK$17])" office:value-type="float" office:value="34.5868235365496" calcext:value-type="float">
            <text:p>34.5868235365496</text:p>
          </table:table-cell>
          <table:table-cell table:style-name="ce5" table:number-matrix-columns-spanned="1" table:number-matrix-rows-spanned="1" table:formula="of:=SUM([.BA15:.BC17]*[.$BI$11:.$BK$13])+SUM([.BA44:.BC46]*[.$BI$15:.$BK$17])" office:value-type="float" office:value="20.8093569585389" calcext:value-type="float">
            <text:p>20.8093569585389</text:p>
          </table:table-cell>
          <table:table-cell table:style-name="ce5" table:number-matrix-columns-spanned="1" table:number-matrix-rows-spanned="1" table:formula="of:=SUM([.BB15:.BD17]*[.$BI$11:.$BK$13])+SUM([.BB44:.BD46]*[.$BI$15:.$BK$17])" office:value-type="float" office:value="9.37103688873708" calcext:value-type="float">
            <text:p>9.37103688873708</text:p>
          </table:table-cell>
          <table:table-cell table:style-name="ce5" table:number-matrix-columns-spanned="1" table:number-matrix-rows-spanned="1" table:formula="of:=SUM([.BC15:.BE17]*[.$BI$11:.$BK$13])+SUM([.BC44:.BE46]*[.$BI$15:.$BK$17])" office:value-type="float" office:value="2.09014143723452" calcext:value-type="float">
            <text:p>2.09014143723452</text:p>
          </table:table-cell>
          <table:table-cell table:style-name="ce5" table:number-matrix-columns-spanned="1" table:number-matrix-rows-spanned="1" table:formula="of:=SUM([.BD15:.BF17]*[.$BI$11:.$BK$13])+SUM([.BD44:.BF46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E15:.BG17]*[.$BI$11:.$BK$13])+SUM([.BE44:.BG46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F15:.BH17]*[.$BI$11:.$BK$13])+SUM([.BF44:.BH46]*[.$BI$15:.$BK$17])" office:value-type="float" office:value="0" calcext:value-type="float">
            <text:p>0</text:p>
          </table:table-cell>
          <table:table-cell/>
          <table:table-cell table:style-name="ce6" table:formula="of:=MAX([.BM16:.BN17])" office:value-type="float" office:value="0" calcext:value-type="float">
            <text:p>0</text:p>
          </table:table-cell>
          <table:table-cell table:style-name="ce6"/>
          <table:table-cell table:style-name="ce6" table:formula="of:=MAX([.BO16:.BP17])" office:value-type="float" office:value="0.164663343754052" calcext:value-type="float">
            <text:p>0.164663343754052</text:p>
          </table:table-cell>
          <table:table-cell table:style-name="ce6"/>
          <table:table-cell table:style-name="ce6" table:formula="of:=MAX([.BQ16:.BR17])" office:value-type="float" office:value="2.53029235770114" calcext:value-type="float">
            <text:p>2.53029235770114</text:p>
          </table:table-cell>
          <table:table-cell table:style-name="ce6"/>
          <table:table-cell table:style-name="ce6" table:formula="of:=MAX([.BS16:.BT17])" office:value-type="float" office:value="7.76569625299548" calcext:value-type="float">
            <text:p>7.76569625299548</text:p>
          </table:table-cell>
          <table:table-cell table:style-name="ce6"/>
          <table:table-cell table:style-name="ce6" table:formula="of:=MAX([.BU16:.BV17])" office:value-type="float" office:value="16.5235038896168" calcext:value-type="float">
            <text:p>16.5235038896168</text:p>
          </table:table-cell>
          <table:table-cell table:style-name="ce6"/>
          <table:table-cell table:style-name="ce6" table:formula="of:=MAX([.BW16:.BX17])" office:value-type="float" office:value="25.2916229486077" calcext:value-type="float">
            <text:p>25.2916229486077</text:p>
          </table:table-cell>
          <table:table-cell table:style-name="ce6"/>
          <table:table-cell table:style-name="ce6" table:formula="of:=MAX([.BY16:.BZ17])" office:value-type="float" office:value="29.1146343885058" calcext:value-type="float">
            <text:p>29.1146343885058</text:p>
          </table:table-cell>
          <table:table-cell table:style-name="ce6"/>
          <table:table-cell table:style-name="ce6" table:formula="of:=MAX([.CA16:.CB17])" office:value-type="float" office:value="36.6944293288245" calcext:value-type="float">
            <text:p>36.6944293288245</text:p>
          </table:table-cell>
          <table:table-cell table:style-name="ce6"/>
          <table:table-cell table:style-name="ce6" table:formula="of:=MAX([.CC16:.CD17])" office:value-type="float" office:value="42.0728627182916" calcext:value-type="float">
            <text:p>42.0728627182916</text:p>
          </table:table-cell>
          <table:table-cell table:style-name="ce6"/>
          <table:table-cell table:style-name="ce6" table:formula="of:=MAX([.CE16:.CF17])" office:value-type="float" office:value="36.3261306096661" calcext:value-type="float">
            <text:p>36.3261306096661</text:p>
          </table:table-cell>
          <table:table-cell table:style-name="ce6"/>
          <table:table-cell table:style-name="ce6" table:formula="of:=MAX([.CG16:.CH17])" office:value-type="float" office:value="11.2704020256406" calcext:value-type="float">
            <text:p>11.2704020256406</text:p>
          </table:table-cell>
          <table:table-cell table:style-name="ce6"/>
          <table:table-cell table:style-name="ce6" table:formula="of:=MAX([.CI16:.CJ17])" office:value-type="float" office:value="0" calcext:value-type="float">
            <text:p>0</text:p>
          </table:table-cell>
          <table:table-cell table:style-name="ce6"/>
          <table:table-cell table:style-name="ce6" table:formula="of:=MAX([.CK16:.CL17])" office:value-type="float" office:value="0" calcext:value-type="float">
            <text:p>0</text:p>
          </table:table-cell>
          <table:table-cell table:number-columns-repeated="2"/>
          <table:table-cell office:value-type="float" office:value="0.321652374612516" calcext:value-type="float">
            <text:p>0.321652374612516</text:p>
          </table:table-cell>
          <table:table-cell/>
          <table:table-cell office:value-type="float" office:value="0.237751234964172" calcext:value-type="float">
            <text:p>0.237751234964172</text:p>
          </table:table-cell>
          <table:table-cell/>
          <table:table-cell office:value-type="float" office:value="0.032312378486418" calcext:value-type="float">
            <text:p>0.032312378486418</text:p>
          </table:table-cell>
          <table:table-cell/>
          <table:table-cell office:value-type="float" office:value="0.204007247327898" calcext:value-type="float">
            <text:p>0.204007247327898</text:p>
          </table:table-cell>
          <table:table-cell/>
          <table:table-cell office:value-type="float" office:value="0.933143009461628" calcext:value-type="float">
            <text:p>0.933143009461628</text:p>
          </table:table-cell>
          <table:table-cell/>
          <table:table-cell office:value-type="float" office:value="0.496930864192509" calcext:value-type="float">
            <text:p>0.496930864192509</text:p>
          </table:table-cell>
          <table:table-cell/>
          <table:table-cell office:value-type="float" office:value="0.0105253560648427" calcext:value-type="float">
            <text:p>0.010525356064843</text:p>
          </table:table-cell>
          <table:table-cell/>
          <table:table-cell office:value-type="float" office:value="0.962697447869764" calcext:value-type="float">
            <text:p>0.962697447869764</text:p>
          </table:table-cell>
          <table:table-cell/>
          <table:table-cell office:value-type="float" office:value="0.472863735401424" calcext:value-type="float">
            <text:p>0.472863735401424</text:p>
          </table:table-cell>
          <table:table-cell/>
          <table:table-cell office:value-type="float" office:value="0.392446215538595" calcext:value-type="float">
            <text:p>0.392446215538595</text:p>
          </table:table-cell>
          <table:table-cell/>
          <table:table-cell office:value-type="float" office:value="0.311313683427074" calcext:value-type="float">
            <text:p>0.311313683427074</text:p>
          </table:table-cell>
          <table:table-cell/>
          <table:table-cell office:value-type="float" office:value="0.0430580602176832" calcext:value-type="float">
            <text:p>0.043058060217683</text:p>
          </table:table-cell>
          <table:table-cell/>
          <table:table-cell office:value-type="float" office:value="0.254538213744939" calcext:value-type="float">
            <text:p>0.254538213744939</text:p>
          </table:table-cell>
          <table:table-cell table:number-columns-repeated="882"/>
        </table:table-row>
        <table:table-row table:style-name="ro1">
          <table:table-cell table:number-columns-repeated="11" table:style-name="ce2" office:value-type="float" office:value="0" calcext:value-type="float">
            <text:p>0.0</text:p>
          </table:table-cell>
          <table:table-cell table:style-name="ce2" office:value-type="float" office:value="0.098039224743843" calcext:value-type="float">
            <text:p>0.1</text:p>
          </table:table-cell>
          <table:table-cell table:style-name="ce2" office:value-type="float" office:value="0.458823561668395" calcext:value-type="float">
            <text:p>0.5</text:p>
          </table:table-cell>
          <table:table-cell table:number-columns-repeated="3" table:style-name="ce2" office:value-type="float" office:value="0.894117712974548" calcext:value-type="float">
            <text:p>0.9</text:p>
          </table:table-cell>
          <table:table-cell table:style-name="ce2" office:value-type="float" office:value="0.99215692281723" calcext:value-type="float">
            <text:p>1.0</text:p>
          </table:table-cell>
          <table:table-cell table:number-columns-repeated="4" table:style-name="ce2" office:value-type="float" office:value="0.996078491210937" calcext:value-type="float">
            <text:p>1.0</text:p>
          </table:table-cell>
          <table:table-cell table:style-name="ce2" office:value-type="float" office:value="0.941176533699035" calcext:value-type="float">
            <text:p>0.9</text:p>
          </table:table-cell>
          <table:table-cell table:number-columns-repeated="6" table:style-name="ce2" office:value-type="float" office:value="0" calcext:value-type="float">
            <text:p>0.0</text:p>
          </table:table-cell>
          <table:table-cell table:number-columns-repeated="5"/>
          <table:table-cell table:style-name="ce3" table:number-matrix-columns-spanned="1" table:number-matrix-rows-spanned="1" table:formula="of:=SUM([.A16:.C18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B16:.D18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C16:.E18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D16:.F18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E16:.G18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F16:.H18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G16:.I18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H16:.J18]*[.$AD$11:.$AF$13])" office:value-type="float" office:value="0.227466205695407" calcext:value-type="float">
            <text:p>0.227466205695407</text:p>
          </table:table-cell>
          <table:table-cell table:style-name="ce3" table:number-matrix-columns-spanned="1" table:number-matrix-rows-spanned="1" table:formula="of:=SUM([.I16:.K18]*[.$AD$11:.$AF$13])" office:value-type="float" office:value="0.48526810895357" calcext:value-type="float">
            <text:p>0.48526810895357</text:p>
          </table:table-cell>
          <table:table-cell table:style-name="ce3" table:number-matrix-columns-spanned="1" table:number-matrix-rows-spanned="1" table:formula="of:=SUM([.J16:.L18]*[.$AD$11:.$AF$13])" office:value-type="float" office:value="1.10486193623362" calcext:value-type="float">
            <text:p>1.10486193623362</text:p>
          </table:table-cell>
          <table:table-cell table:style-name="ce3" table:number-matrix-columns-spanned="1" table:number-matrix-rows-spanned="1" table:formula="of:=SUM([.K16:.M18]*[.$AD$11:.$AF$13])" office:value-type="float" office:value="1.67718725283434" calcext:value-type="float">
            <text:p>1.67718725283434</text:p>
          </table:table-cell>
          <table:table-cell table:style-name="ce3" table:number-matrix-columns-spanned="1" table:number-matrix-rows-spanned="1" table:formula="of:=SUM([.L16:.N18]*[.$AD$11:.$AF$13])" office:value-type="float" office:value="2.2926812418194" calcext:value-type="float">
            <text:p>2.2926812418194</text:p>
          </table:table-cell>
          <table:table-cell table:style-name="ce3" table:number-matrix-columns-spanned="1" table:number-matrix-rows-spanned="1" table:formula="of:=SUM([.M16:.O18]*[.$AD$11:.$AF$13])" office:value-type="float" office:value="2.65104157741855" calcext:value-type="float">
            <text:p>2.65104157741855</text:p>
          </table:table-cell>
          <table:table-cell table:style-name="ce3" table:number-matrix-columns-spanned="1" table:number-matrix-rows-spanned="1" table:formula="of:=SUM([.N16:.P18]*[.$AD$11:.$AF$13])" office:value-type="float" office:value="2.96128893009719" calcext:value-type="float">
            <text:p>2.96128893009719</text:p>
          </table:table-cell>
          <table:table-cell table:style-name="ce3" table:number-matrix-columns-spanned="1" table:number-matrix-rows-spanned="1" table:formula="of:=SUM([.O16:.Q18]*[.$AD$11:.$AF$13])" office:value-type="float" office:value="3.40751238003336" calcext:value-type="float">
            <text:p>3.40751238003336</text:p>
          </table:table-cell>
          <table:table-cell table:style-name="ce3" table:number-matrix-columns-spanned="1" table:number-matrix-rows-spanned="1" table:formula="of:=SUM([.P16:.R18]*[.$AD$11:.$AF$13])" office:value-type="float" office:value="3.71790810116863" calcext:value-type="float">
            <text:p>3.71790810116863</text:p>
          </table:table-cell>
          <table:table-cell table:style-name="ce3" table:number-matrix-columns-spanned="1" table:number-matrix-rows-spanned="1" table:formula="of:=SUM([.Q16:.S18]*[.$AD$11:.$AF$13])" office:value-type="float" office:value="4.60810124701053" calcext:value-type="float">
            <text:p>4.60810124701053</text:p>
          </table:table-cell>
          <table:table-cell table:style-name="ce3" table:number-matrix-columns-spanned="1" table:number-matrix-rows-spanned="1" table:formula="of:=SUM([.R16:.T18]*[.$AD$11:.$AF$13])" office:value-type="float" office:value="4.91231169245321" calcext:value-type="float">
            <text:p>4.91231169245321</text:p>
          </table:table-cell>
          <table:table-cell table:style-name="ce3" table:number-matrix-columns-spanned="1" table:number-matrix-rows-spanned="1" table:formula="of:=SUM([.S16:.U18]*[.$AD$11:.$AF$13])" office:value-type="float" office:value="5.24409191612507" calcext:value-type="float">
            <text:p>5.24409191612507</text:p>
          </table:table-cell>
          <table:table-cell table:style-name="ce3" table:number-matrix-columns-spanned="1" table:number-matrix-rows-spanned="1" table:formula="of:=SUM([.T16:.V18]*[.$AD$11:.$AF$13])" office:value-type="float" office:value="4.11845745651154" calcext:value-type="float">
            <text:p>4.11845745651154</text:p>
          </table:table-cell>
          <table:table-cell table:style-name="ce3" table:number-matrix-columns-spanned="1" table:number-matrix-rows-spanned="1" table:formula="of:=SUM([.U16:.W18]*[.$AD$11:.$AF$13])" office:value-type="float" office:value="2.52652742437263" calcext:value-type="float">
            <text:p>2.52652742437263</text:p>
          </table:table-cell>
          <table:table-cell table:style-name="ce3" table:number-matrix-columns-spanned="1" table:number-matrix-rows-spanned="1" table:formula="of:=SUM([.V16:.X18]*[.$AD$11:.$AF$13])" office:value-type="float" office:value="1.20277131219489" calcext:value-type="float">
            <text:p>1.20277131219489</text:p>
          </table:table-cell>
          <table:table-cell table:style-name="ce3" table:number-matrix-columns-spanned="1" table:number-matrix-rows-spanned="1" table:formula="of:=SUM([.W16:.Y18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X16:.Z18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Y16:.AA18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Z16:.AB18]*[.$AD$11:.$AF$13])" office:value-type="float" office:value="0" calcext:value-type="float">
            <text:p>0</text:p>
          </table:table-cell>
          <table:table-cell/>
          <table:table-cell office:value-type="float" office:value="0.318369987220825" calcext:value-type="float">
            <text:p>0.318369987220825</text:p>
          </table:table-cell>
          <table:table-cell office:value-type="float" office:value="0.696158557423265" calcext:value-type="float">
            <text:p>0.696158557423265</text:p>
          </table:table-cell>
          <table:table-cell office:value-type="float" office:value="0.591849449207911" calcext:value-type="float">
            <text:p>0.591849449207911</text:p>
          </table:table-cell>
          <table:table-cell/>
          <table:table-cell table:style-name="ce5" table:number-matrix-columns-spanned="1" table:number-matrix-rows-spanned="1" table:formula="of:=SUM([.AH16:.AJ18]*[.$BI$11:.$BK$13])+SUM([.AH45:.AJ47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I16:.AK18]*[.$BI$11:.$BK$13])+SUM([.AI45:.AK47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J16:.AL18]*[.$BI$11:.$BK$13])+SUM([.AJ45:.AL47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K16:.AM18]*[.$BI$11:.$BK$13])+SUM([.AK45:.AM47]*[.$BI$15:.$BK$17])" office:value-type="float" office:value="0.164663343754052" calcext:value-type="float">
            <text:p>0.164663343754052</text:p>
          </table:table-cell>
          <table:table-cell table:style-name="ce5" table:number-matrix-columns-spanned="1" table:number-matrix-rows-spanned="1" table:formula="of:=SUM([.AL16:.AN18]*[.$BI$11:.$BK$13])+SUM([.AL45:.AN47]*[.$BI$15:.$BK$17])" office:value-type="float" office:value="0.994563249077871" calcext:value-type="float">
            <text:p>0.994563249077871</text:p>
          </table:table-cell>
          <table:table-cell table:style-name="ce5" table:number-matrix-columns-spanned="1" table:number-matrix-rows-spanned="1" table:formula="of:=SUM([.AM16:.AO18]*[.$BI$11:.$BK$13])+SUM([.AM45:.AO47]*[.$BI$15:.$BK$17])" office:value-type="float" office:value="2.53029235770114" calcext:value-type="float">
            <text:p>2.53029235770114</text:p>
          </table:table-cell>
          <table:table-cell table:style-name="ce5" table:number-matrix-columns-spanned="1" table:number-matrix-rows-spanned="1" table:formula="of:=SUM([.AN16:.AP18]*[.$BI$11:.$BK$13])+SUM([.AN45:.AP47]*[.$BI$15:.$BK$17])" office:value-type="float" office:value="4.75123698682918" calcext:value-type="float">
            <text:p>4.75123698682918</text:p>
          </table:table-cell>
          <table:table-cell table:style-name="ce5" table:number-matrix-columns-spanned="1" table:number-matrix-rows-spanned="1" table:formula="of:=SUM([.AO16:.AQ18]*[.$BI$11:.$BK$13])+SUM([.AO45:.AQ47]*[.$BI$15:.$BK$17])" office:value-type="float" office:value="7.76569625299548" calcext:value-type="float">
            <text:p>7.76569625299548</text:p>
          </table:table-cell>
          <table:table-cell table:style-name="ce5" table:number-matrix-columns-spanned="1" table:number-matrix-rows-spanned="1" table:formula="of:=SUM([.AP16:.AR18]*[.$BI$11:.$BK$13])+SUM([.AP45:.AR47]*[.$BI$15:.$BK$17])" office:value-type="float" office:value="11.5112718721772" calcext:value-type="float">
            <text:p>11.5112718721772</text:p>
          </table:table-cell>
          <table:table-cell table:style-name="ce5" table:number-matrix-columns-spanned="1" table:number-matrix-rows-spanned="1" table:formula="of:=SUM([.AQ16:.AS18]*[.$BI$11:.$BK$13])+SUM([.AQ45:.AS47]*[.$BI$15:.$BK$17])" office:value-type="float" office:value="16.5235038896168" calcext:value-type="float">
            <text:p>16.5235038896168</text:p>
          </table:table-cell>
          <table:table-cell table:style-name="ce5" table:number-matrix-columns-spanned="1" table:number-matrix-rows-spanned="1" table:formula="of:=SUM([.AR16:.AT18]*[.$BI$11:.$BK$13])+SUM([.AR45:.AT47]*[.$BI$15:.$BK$17])" office:value-type="float" office:value="21.2200222334677" calcext:value-type="float">
            <text:p>21.2200222334677</text:p>
          </table:table-cell>
          <table:table-cell table:style-name="ce5" table:number-matrix-columns-spanned="1" table:number-matrix-rows-spanned="1" table:formula="of:=SUM([.AS16:.AU18]*[.$BI$11:.$BK$13])+SUM([.AS45:.AU47]*[.$BI$15:.$BK$17])" office:value-type="float" office:value="25.2916229486077" calcext:value-type="float">
            <text:p>25.2916229486077</text:p>
          </table:table-cell>
          <table:table-cell table:style-name="ce5" table:number-matrix-columns-spanned="1" table:number-matrix-rows-spanned="1" table:formula="of:=SUM([.AT16:.AV18]*[.$BI$11:.$BK$13])+SUM([.AT45:.AV47]*[.$BI$15:.$BK$17])" office:value-type="float" office:value="27.3100212270573" calcext:value-type="float">
            <text:p>27.3100212270573</text:p>
          </table:table-cell>
          <table:table-cell table:style-name="ce5" table:number-matrix-columns-spanned="1" table:number-matrix-rows-spanned="1" table:formula="of:=SUM([.AU16:.AW18]*[.$BI$11:.$BK$13])+SUM([.AU45:.AW47]*[.$BI$15:.$BK$17])" office:value-type="float" office:value="29.1146343885058" calcext:value-type="float">
            <text:p>29.1146343885058</text:p>
          </table:table-cell>
          <table:table-cell table:style-name="ce5" table:number-matrix-columns-spanned="1" table:number-matrix-rows-spanned="1" table:formula="of:=SUM([.AV16:.AX18]*[.$BI$11:.$BK$13])+SUM([.AV45:.AX47]*[.$BI$15:.$BK$17])" office:value-type="float" office:value="32.3081550985141" calcext:value-type="float">
            <text:p>32.3081550985141</text:p>
          </table:table-cell>
          <table:table-cell table:style-name="ce5" table:number-matrix-columns-spanned="1" table:number-matrix-rows-spanned="1" table:formula="of:=SUM([.AW16:.AY18]*[.$BI$11:.$BK$13])+SUM([.AW45:.AY47]*[.$BI$15:.$BK$17])" office:value-type="float" office:value="36.6944293288245" calcext:value-type="float">
            <text:p>36.6944293288245</text:p>
          </table:table-cell>
          <table:table-cell table:style-name="ce5" table:number-matrix-columns-spanned="1" table:number-matrix-rows-spanned="1" table:formula="of:=SUM([.AX16:.AZ18]*[.$BI$11:.$BK$13])+SUM([.AX45:.AZ47]*[.$BI$15:.$BK$17])" office:value-type="float" office:value="42.0084994406604" calcext:value-type="float">
            <text:p>42.0084994406604</text:p>
          </table:table-cell>
          <table:table-cell table:style-name="ce5" table:number-matrix-columns-spanned="1" table:number-matrix-rows-spanned="1" table:formula="of:=SUM([.AY16:.BA18]*[.$BI$11:.$BK$13])+SUM([.AY45:.BA47]*[.$BI$15:.$BK$17])" office:value-type="float" office:value="42.0728627182916" calcext:value-type="float">
            <text:p>42.0728627182916</text:p>
          </table:table-cell>
          <table:table-cell table:style-name="ce5" table:number-matrix-columns-spanned="1" table:number-matrix-rows-spanned="1" table:formula="of:=SUM([.AZ16:.BB18]*[.$BI$11:.$BK$13])+SUM([.AZ45:.BB47]*[.$BI$15:.$BK$17])" office:value-type="float" office:value="36.3261306096661" calcext:value-type="float">
            <text:p>36.3261306096661</text:p>
          </table:table-cell>
          <table:table-cell table:style-name="ce5" table:number-matrix-columns-spanned="1" table:number-matrix-rows-spanned="1" table:formula="of:=SUM([.BA16:.BC18]*[.$BI$11:.$BK$13])+SUM([.BA45:.BC47]*[.$BI$15:.$BK$17])" office:value-type="float" office:value="24.1325261594563" calcext:value-type="float">
            <text:p>24.1325261594563</text:p>
          </table:table-cell>
          <table:table-cell table:style-name="ce5" table:number-matrix-columns-spanned="1" table:number-matrix-rows-spanned="1" table:formula="of:=SUM([.BB16:.BD18]*[.$BI$11:.$BK$13])+SUM([.BB45:.BD47]*[.$BI$15:.$BK$17])" office:value-type="float" office:value="11.2704020256406" calcext:value-type="float">
            <text:p>11.2704020256406</text:p>
          </table:table-cell>
          <table:table-cell table:style-name="ce5" table:number-matrix-columns-spanned="1" table:number-matrix-rows-spanned="1" table:formula="of:=SUM([.BC16:.BE18]*[.$BI$11:.$BK$13])+SUM([.BC45:.BE47]*[.$BI$15:.$BK$17])" office:value-type="float" office:value="3.68921165062113" calcext:value-type="float">
            <text:p>3.68921165062113</text:p>
          </table:table-cell>
          <table:table-cell table:style-name="ce5" table:number-matrix-columns-spanned="1" table:number-matrix-rows-spanned="1" table:formula="of:=SUM([.BD16:.BF18]*[.$BI$11:.$BK$13])+SUM([.BD45:.BF47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E16:.BG18]*[.$BI$11:.$BK$13])+SUM([.BE45:.BG47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F16:.BH18]*[.$BI$11:.$BK$13])+SUM([.BF45:.BH47]*[.$BI$15:.$BK$17])" office:value-type="float" office:value="0" calcext:value-type="float">
            <text:p>0</text:p>
          </table:table-cell>
          <table:table-cell/>
          <table:table-cell table:style-name="ce6" table:number-columns-repeated="25"/>
          <table:table-cell table:number-columns-repeated="909"/>
        </table:table-row>
        <table:table-row table:style-name="ro1">
          <table:table-cell table:number-columns-repeated="9" table:style-name="ce2" office:value-type="float" office:value="0" calcext:value-type="float">
            <text:p>0.0</text:p>
          </table:table-cell>
          <table:table-cell table:style-name="ce2" office:value-type="float" office:value="0.266666680574417" calcext:value-type="float">
            <text:p>0.3</text:p>
          </table:table-cell>
          <table:table-cell table:style-name="ce2" office:value-type="float" office:value="0.46666669845581" calcext:value-type="float">
            <text:p>0.5</text:p>
          </table:table-cell>
          <table:table-cell table:style-name="ce2" office:value-type="float" office:value="0.86274516582489" calcext:value-type="float">
            <text:p>0.9</text:p>
          </table:table-cell>
          <table:table-cell table:number-columns-repeated="9" table:style-name="ce2" office:value-type="float" office:value="0.996078491210937" calcext:value-type="float">
            <text:p>1.0</text:p>
          </table:table-cell>
          <table:table-cell table:style-name="ce2" office:value-type="float" office:value="0.556862771511077" calcext:value-type="float">
            <text:p>0.6</text:p>
          </table:table-cell>
          <table:table-cell table:number-columns-repeated="6" table:style-name="ce2" office:value-type="float" office:value="0" calcext:value-type="float">
            <text:p>0.0</text:p>
          </table:table-cell>
          <table:table-cell table:number-columns-repeated="5"/>
          <table:table-cell table:style-name="ce3" table:number-matrix-columns-spanned="1" table:number-matrix-rows-spanned="1" table:formula="of:=SUM([.A17:.C19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B17:.D19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C17:.E19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D17:.F19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E17:.G19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F17:.H19]*[.$AD$11:.$AF$13])" office:value-type="float" office:value="0.123768375506854" calcext:value-type="float">
            <text:p>0.123768375506854</text:p>
          </table:table-cell>
          <table:table-cell table:style-name="ce3" table:number-matrix-columns-spanned="1" table:number-matrix-rows-spanned="1" table:formula="of:=SUM([.G17:.I19]*[.$AD$11:.$AF$13])" office:value-type="float" office:value="0.672980325245202" calcext:value-type="float">
            <text:p>0.672980325245202</text:p>
          </table:table-cell>
          <table:table-cell table:style-name="ce3" table:number-matrix-columns-spanned="1" table:number-matrix-rows-spanned="1" table:formula="of:=SUM([.H17:.J19]*[.$AD$11:.$AF$13])" office:value-type="float" office:value="1.32424447956561" calcext:value-type="float">
            <text:p>1.32424447956561</text:p>
          </table:table-cell>
          <table:table-cell table:style-name="ce3" table:number-matrix-columns-spanned="1" table:number-matrix-rows-spanned="1" table:formula="of:=SUM([.I17:.K19]*[.$AD$11:.$AF$13])" office:value-type="float" office:value="1.89295631725301" calcext:value-type="float">
            <text:p>1.89295631725301</text:p>
          </table:table-cell>
          <table:table-cell table:style-name="ce3" table:number-matrix-columns-spanned="1" table:number-matrix-rows-spanned="1" table:formula="of:=SUM([.J17:.L19]*[.$AD$11:.$AF$13])" office:value-type="float" office:value="2.565850780513" calcext:value-type="float">
            <text:p>2.565850780513</text:p>
          </table:table-cell>
          <table:table-cell table:style-name="ce3" table:number-matrix-columns-spanned="1" table:number-matrix-rows-spanned="1" table:formula="of:=SUM([.K17:.M19]*[.$AD$11:.$AF$13])" office:value-type="float" office:value="3.1713672575517" calcext:value-type="float">
            <text:p>3.1713672575517</text:p>
          </table:table-cell>
          <table:table-cell table:style-name="ce3" table:number-matrix-columns-spanned="1" table:number-matrix-rows-spanned="1" table:formula="of:=SUM([.L17:.N19]*[.$AD$11:.$AF$13])" office:value-type="float" office:value="3.96179926924879" calcext:value-type="float">
            <text:p>3.96179926924879</text:p>
          </table:table-cell>
          <table:table-cell table:style-name="ce3" table:number-matrix-columns-spanned="1" table:number-matrix-rows-spanned="1" table:formula="of:=SUM([.M17:.O19]*[.$AD$11:.$AF$13])" office:value-type="float" office:value="4.43425524421113" calcext:value-type="float">
            <text:p>4.43425524421113</text:p>
          </table:table-cell>
          <table:table-cell table:style-name="ce3" table:number-matrix-columns-spanned="1" table:number-matrix-rows-spanned="1" table:formula="of:=SUM([.N17:.P19]*[.$AD$11:.$AF$13])" office:value-type="float" office:value="4.76514304866892" calcext:value-type="float">
            <text:p>4.76514304866892</text:p>
          </table:table-cell>
          <table:table-cell table:style-name="ce3" table:number-matrix-columns-spanned="1" table:number-matrix-rows-spanned="1" table:formula="of:=SUM([.O17:.Q19]*[.$AD$11:.$AF$13])" office:value-type="float" office:value="4.37887609791238" calcext:value-type="float">
            <text:p>4.37887609791238</text:p>
          </table:table-cell>
          <table:table-cell table:style-name="ce3" table:number-matrix-columns-spanned="1" table:number-matrix-rows-spanned="1" table:formula="of:=SUM([.P17:.R19]*[.$AD$11:.$AF$13])" office:value-type="float" office:value="4.21838413115495" calcext:value-type="float">
            <text:p>4.21838413115495</text:p>
          </table:table-cell>
          <table:table-cell table:style-name="ce3" table:number-matrix-columns-spanned="1" table:number-matrix-rows-spanned="1" table:formula="of:=SUM([.Q17:.S19]*[.$AD$11:.$AF$13])" office:value-type="float" office:value="4.48803524593908" calcext:value-type="float">
            <text:p>4.48803524593908</text:p>
          </table:table-cell>
          <table:table-cell table:style-name="ce3" table:number-matrix-columns-spanned="1" table:number-matrix-rows-spanned="1" table:formula="of:=SUM([.R17:.T19]*[.$AD$11:.$AF$13])" office:value-type="float" office:value="4.79426997929561" calcext:value-type="float">
            <text:p>4.79426997929561</text:p>
          </table:table-cell>
          <table:table-cell table:style-name="ce3" table:number-matrix-columns-spanned="1" table:number-matrix-rows-spanned="1" table:formula="of:=SUM([.S17:.U19]*[.$AD$11:.$AF$13])" office:value-type="float" office:value="5.19231904298367" calcext:value-type="float">
            <text:p>5.19231904298367</text:p>
          </table:table-cell>
          <table:table-cell table:style-name="ce3" table:number-matrix-columns-spanned="1" table:number-matrix-rows-spanned="1" table:formula="of:=SUM([.T17:.V19]*[.$AD$11:.$AF$13])" office:value-type="float" office:value="4.52682106315414" calcext:value-type="float">
            <text:p>4.52682106315414</text:p>
          </table:table-cell>
          <table:table-cell table:style-name="ce3" table:number-matrix-columns-spanned="1" table:number-matrix-rows-spanned="1" table:formula="of:=SUM([.U17:.W19]*[.$AD$11:.$AF$13])" office:value-type="float" office:value="2.724247494196" calcext:value-type="float">
            <text:p>2.724247494196</text:p>
          </table:table-cell>
          <table:table-cell table:style-name="ce3" table:number-matrix-columns-spanned="1" table:number-matrix-rows-spanned="1" table:formula="of:=SUM([.V17:.X19]*[.$AD$11:.$AF$13])" office:value-type="float" office:value="1.59516329954653" calcext:value-type="float">
            <text:p>1.59516329954653</text:p>
          </table:table-cell>
          <table:table-cell table:style-name="ce3" table:number-matrix-columns-spanned="1" table:number-matrix-rows-spanned="1" table:formula="of:=SUM([.W17:.Y19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X17:.Z19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Y17:.AA19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Z17:.AB19]*[.$AD$11:.$AF$13]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SUM([.AH17:.AJ19]*[.$BI$11:.$BK$13])+SUM([.AH46:.AJ48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I17:.AK19]*[.$BI$11:.$BK$13])+SUM([.AI46:.AK48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J17:.AL19]*[.$BI$11:.$BK$13])+SUM([.AJ46:.AL48]*[.$BI$15:.$BK$17])" office:value-type="float" office:value="0.502890768542543" calcext:value-type="float">
            <text:p>0.502890768542543</text:p>
          </table:table-cell>
          <table:table-cell table:style-name="ce5" table:number-matrix-columns-spanned="1" table:number-matrix-rows-spanned="1" table:formula="of:=SUM([.AK17:.AM19]*[.$BI$11:.$BK$13])+SUM([.AK46:.AM48]*[.$BI$15:.$BK$17])" office:value-type="float" office:value="1.64952024425003" calcext:value-type="float">
            <text:p>1.64952024425003</text:p>
          </table:table-cell>
          <table:table-cell table:style-name="ce5" table:number-matrix-columns-spanned="1" table:number-matrix-rows-spanned="1" table:formula="of:=SUM([.AL17:.AN19]*[.$BI$11:.$BK$13])+SUM([.AL46:.AN48]*[.$BI$15:.$BK$17])" office:value-type="float" office:value="4.08700305639524" calcext:value-type="float">
            <text:p>4.08700305639524</text:p>
          </table:table-cell>
          <table:table-cell table:style-name="ce5" table:number-matrix-columns-spanned="1" table:number-matrix-rows-spanned="1" table:formula="of:=SUM([.AM17:.AO19]*[.$BI$11:.$BK$13])+SUM([.AM46:.AO48]*[.$BI$15:.$BK$17])" office:value-type="float" office:value="7.86641782009527" calcext:value-type="float">
            <text:p>7.86641782009527</text:p>
          </table:table-cell>
          <table:table-cell table:style-name="ce5" table:number-matrix-columns-spanned="1" table:number-matrix-rows-spanned="1" table:formula="of:=SUM([.AN17:.AP19]*[.$BI$11:.$BK$13])+SUM([.AN46:.AP48]*[.$BI$15:.$BK$17])" office:value-type="float" office:value="12.7182175363136" calcext:value-type="float">
            <text:p>12.7182175363136</text:p>
          </table:table-cell>
          <table:table-cell table:style-name="ce5" table:number-matrix-columns-spanned="1" table:number-matrix-rows-spanned="1" table:formula="of:=SUM([.AO17:.AQ19]*[.$BI$11:.$BK$13])+SUM([.AO46:.AQ48]*[.$BI$15:.$BK$17])" office:value-type="float" office:value="17.5394005484623" calcext:value-type="float">
            <text:p>17.5394005484623</text:p>
          </table:table-cell>
          <table:table-cell table:style-name="ce5" table:number-matrix-columns-spanned="1" table:number-matrix-rows-spanned="1" table:formula="of:=SUM([.AP17:.AR19]*[.$BI$11:.$BK$13])+SUM([.AP46:.AR48]*[.$BI$15:.$BK$17])" office:value-type="float" office:value="21.8305435394855" calcext:value-type="float">
            <text:p>21.8305435394855</text:p>
          </table:table-cell>
          <table:table-cell table:style-name="ce5" table:number-matrix-columns-spanned="1" table:number-matrix-rows-spanned="1" table:formula="of:=SUM([.AQ17:.AS19]*[.$BI$11:.$BK$13])+SUM([.AQ46:.AS48]*[.$BI$15:.$BK$17])" office:value-type="float" office:value="26.0020532949183" calcext:value-type="float">
            <text:p>26.0020532949183</text:p>
          </table:table-cell>
          <table:table-cell table:style-name="ce5" table:number-matrix-columns-spanned="1" table:number-matrix-rows-spanned="1" table:formula="of:=SUM([.AR17:.AT19]*[.$BI$11:.$BK$13])+SUM([.AR46:.AT48]*[.$BI$15:.$BK$17])" office:value-type="float" office:value="29.4827683535915" calcext:value-type="float">
            <text:p>29.4827683535915</text:p>
          </table:table-cell>
          <table:table-cell table:style-name="ce5" table:number-matrix-columns-spanned="1" table:number-matrix-rows-spanned="1" table:formula="of:=SUM([.AS17:.AU19]*[.$BI$11:.$BK$13])+SUM([.AS46:.AU48]*[.$BI$15:.$BK$17])" office:value-type="float" office:value="32.0023350138625" calcext:value-type="float">
            <text:p>32.0023350138625</text:p>
          </table:table-cell>
          <table:table-cell table:style-name="ce5" table:number-matrix-columns-spanned="1" table:number-matrix-rows-spanned="1" table:formula="of:=SUM([.AT17:.AV19]*[.$BI$11:.$BK$13])+SUM([.AT46:.AV48]*[.$BI$15:.$BK$17])" office:value-type="float" office:value="32.9918421618601" calcext:value-type="float">
            <text:p>32.9918421618601</text:p>
          </table:table-cell>
          <table:table-cell table:style-name="ce5" table:number-matrix-columns-spanned="1" table:number-matrix-rows-spanned="1" table:formula="of:=SUM([.AU17:.AW19]*[.$BI$11:.$BK$13])+SUM([.AU46:.AW48]*[.$BI$15:.$BK$17])" office:value-type="float" office:value="32.9373876232495" calcext:value-type="float">
            <text:p>32.9373876232495</text:p>
          </table:table-cell>
          <table:table-cell table:style-name="ce5" table:number-matrix-columns-spanned="1" table:number-matrix-rows-spanned="1" table:formula="of:=SUM([.AV17:.AX19]*[.$BI$11:.$BK$13])+SUM([.AV46:.AX48]*[.$BI$15:.$BK$17])" office:value-type="float" office:value="33.8393030030337" calcext:value-type="float">
            <text:p>33.8393030030337</text:p>
          </table:table-cell>
          <table:table-cell table:style-name="ce5" table:number-matrix-columns-spanned="1" table:number-matrix-rows-spanned="1" table:formula="of:=SUM([.AW17:.AY19]*[.$BI$11:.$BK$13])+SUM([.AW46:.AY48]*[.$BI$15:.$BK$17])" office:value-type="float" office:value="36.6912759790212" calcext:value-type="float">
            <text:p>36.6912759790212</text:p>
          </table:table-cell>
          <table:table-cell table:style-name="ce5" table:number-matrix-columns-spanned="1" table:number-matrix-rows-spanned="1" table:formula="of:=SUM([.AX17:.AZ19]*[.$BI$11:.$BK$13])+SUM([.AX46:.AZ48]*[.$BI$15:.$BK$17])" office:value-type="float" office:value="41.5516517828706" calcext:value-type="float">
            <text:p>41.5516517828706</text:p>
          </table:table-cell>
          <table:table-cell table:style-name="ce5" table:number-matrix-columns-spanned="1" table:number-matrix-rows-spanned="1" table:formula="of:=SUM([.AY17:.BA19]*[.$BI$11:.$BK$13])+SUM([.AY46:.BA48]*[.$BI$15:.$BK$17])" office:value-type="float" office:value="41.2661446634834" calcext:value-type="float">
            <text:p>41.2661446634834</text:p>
          </table:table-cell>
          <table:table-cell table:style-name="ce5" table:number-matrix-columns-spanned="1" table:number-matrix-rows-spanned="1" table:formula="of:=SUM([.AZ17:.BB19]*[.$BI$11:.$BK$13])+SUM([.AZ46:.BB48]*[.$BI$15:.$BK$17])" office:value-type="float" office:value="36.1979726756848" calcext:value-type="float">
            <text:p>36.1979726756848</text:p>
          </table:table-cell>
          <table:table-cell table:style-name="ce5" table:number-matrix-columns-spanned="1" table:number-matrix-rows-spanned="1" table:formula="of:=SUM([.BA17:.BC19]*[.$BI$11:.$BK$13])+SUM([.BA46:.BC48]*[.$BI$15:.$BK$17])" office:value-type="float" office:value="24.3068754343898" calcext:value-type="float">
            <text:p>24.3068754343898</text:p>
          </table:table-cell>
          <table:table-cell table:style-name="ce5" table:number-matrix-columns-spanned="1" table:number-matrix-rows-spanned="1" table:formula="of:=SUM([.BB17:.BD19]*[.$BI$11:.$BK$13])+SUM([.BB46:.BD48]*[.$BI$15:.$BK$17])" office:value-type="float" office:value="11.9942599598929" calcext:value-type="float">
            <text:p>11.9942599598929</text:p>
          </table:table-cell>
          <table:table-cell table:style-name="ce5" table:number-matrix-columns-spanned="1" table:number-matrix-rows-spanned="1" table:formula="of:=SUM([.BC17:.BE19]*[.$BI$11:.$BK$13])+SUM([.BC46:.BE48]*[.$BI$15:.$BK$17])" office:value-type="float" office:value="4.19620042360809" calcext:value-type="float">
            <text:p>4.19620042360809</text:p>
          </table:table-cell>
          <table:table-cell table:style-name="ce5" table:number-matrix-columns-spanned="1" table:number-matrix-rows-spanned="1" table:formula="of:=SUM([.BD17:.BF19]*[.$BI$11:.$BK$13])+SUM([.BD46:.BF48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E17:.BG19]*[.$BI$11:.$BK$13])+SUM([.BE46:.BG48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F17:.BH19]*[.$BI$11:.$BK$13])+SUM([.BF46:.BH48]*[.$BI$15:.$BK$17])" office:value-type="float" office:value="0" calcext:value-type="float">
            <text:p>0</text:p>
          </table:table-cell>
          <table:table-cell/>
          <table:table-cell table:style-name="ce6" table:formula="of:=MAX([.BM18:.BN19])" office:value-type="float" office:value="0" calcext:value-type="float">
            <text:p>0</text:p>
          </table:table-cell>
          <table:table-cell table:style-name="ce6"/>
          <table:table-cell table:style-name="ce6" table:formula="of:=MAX([.BO18:.BP19])" office:value-type="float" office:value="4.19479274168331" calcext:value-type="float">
            <text:p>4.19479274168331</text:p>
          </table:table-cell>
          <table:table-cell table:style-name="ce6"/>
          <table:table-cell table:style-name="ce6" table:formula="of:=MAX([.BQ18:.BR19])" office:value-type="float" office:value="15.736880093538" calcext:value-type="float">
            <text:p>15.736880093538</text:p>
          </table:table-cell>
          <table:table-cell table:style-name="ce6"/>
          <table:table-cell table:style-name="ce6" table:formula="of:=MAX([.BS18:.BT19])" office:value-type="float" office:value="25.7031443403158" calcext:value-type="float">
            <text:p>25.7031443403158</text:p>
          </table:table-cell>
          <table:table-cell table:style-name="ce6"/>
          <table:table-cell table:style-name="ce6" table:formula="of:=MAX([.BU18:.BV19])" office:value-type="float" office:value="29.4743346082559" calcext:value-type="float">
            <text:p>29.4743346082559</text:p>
          </table:table-cell>
          <table:table-cell table:style-name="ce6"/>
          <table:table-cell table:style-name="ce6" table:formula="of:=MAX([.BW18:.BX19])" office:value-type="float" office:value="32.0023350138625" calcext:value-type="float">
            <text:p>32.0023350138625</text:p>
          </table:table-cell>
          <table:table-cell table:style-name="ce6"/>
          <table:table-cell table:style-name="ce6" table:formula="of:=MAX([.BY18:.BZ19])" office:value-type="float" office:value="32.9918421618601" calcext:value-type="float">
            <text:p>32.9918421618601</text:p>
          </table:table-cell>
          <table:table-cell table:style-name="ce6"/>
          <table:table-cell table:style-name="ce6" table:formula="of:=MAX([.CA18:.CB19])" office:value-type="float" office:value="36.6912759790212" calcext:value-type="float">
            <text:p>36.6912759790212</text:p>
          </table:table-cell>
          <table:table-cell table:style-name="ce6"/>
          <table:table-cell table:style-name="ce6" table:formula="of:=MAX([.CC18:.CD19])" office:value-type="float" office:value="41.5516517828706" calcext:value-type="float">
            <text:p>41.5516517828706</text:p>
          </table:table-cell>
          <table:table-cell table:style-name="ce6"/>
          <table:table-cell table:style-name="ce6" table:formula="of:=MAX([.CE18:.CF19])" office:value-type="float" office:value="36.1979726756848" calcext:value-type="float">
            <text:p>36.1979726756848</text:p>
          </table:table-cell>
          <table:table-cell table:style-name="ce6"/>
          <table:table-cell table:style-name="ce6" table:formula="of:=MAX([.CG18:.CH19])" office:value-type="float" office:value="11.9942599598929" calcext:value-type="float">
            <text:p>11.9942599598929</text:p>
          </table:table-cell>
          <table:table-cell table:style-name="ce6"/>
          <table:table-cell table:style-name="ce6" table:formula="of:=MAX([.CI18:.CJ19])" office:value-type="float" office:value="0" calcext:value-type="float">
            <text:p>0</text:p>
          </table:table-cell>
          <table:table-cell table:style-name="ce6"/>
          <table:table-cell table:style-name="ce6" table:formula="of:=MAX([.CK18:.CL19])" office:value-type="float" office:value="0" calcext:value-type="float">
            <text:p>0</text:p>
          </table:table-cell>
          <table:table-cell table:number-columns-repeated="2"/>
          <table:table-cell office:value-type="float" office:value="0.346820831284614" calcext:value-type="float">
            <text:p>0.346820831284614</text:p>
          </table:table-cell>
          <table:table-cell/>
          <table:table-cell office:value-type="float" office:value="0.301915840594285" calcext:value-type="float">
            <text:p>0.301915840594285</text:p>
          </table:table-cell>
          <table:table-cell/>
          <table:table-cell office:value-type="float" office:value="0.775820039739472" calcext:value-type="float">
            <text:p>0.775820039739472</text:p>
          </table:table-cell>
          <table:table-cell/>
          <table:table-cell office:value-type="float" office:value="0.692677135518389" calcext:value-type="float">
            <text:p>0.692677135518389</text:p>
          </table:table-cell>
          <table:table-cell/>
          <table:table-cell office:value-type="float" office:value="0.243535142483375" calcext:value-type="float">
            <text:p>0.243535142483375</text:p>
          </table:table-cell>
          <table:table-cell/>
          <table:table-cell office:value-type="float" office:value="0.486967792701572" calcext:value-type="float">
            <text:p>0.486967792701572</text:p>
          </table:table-cell>
          <table:table-cell/>
          <table:table-cell office:value-type="float" office:value="0.278104425408666" calcext:value-type="float">
            <text:p>0.278104425408666</text:p>
          </table:table-cell>
          <table:table-cell/>
          <table:table-cell office:value-type="float" office:value="0.00616225756865529" calcext:value-type="float">
            <text:p>0.006162257568655</text:p>
          </table:table-cell>
          <table:table-cell/>
          <table:table-cell office:value-type="float" office:value="0.57889949894463" calcext:value-type="float">
            <text:p>0.57889949894463</text:p>
          </table:table-cell>
          <table:table-cell/>
          <table:table-cell office:value-type="float" office:value="0.241730848351222" calcext:value-type="float">
            <text:p>0.241730848351222</text:p>
          </table:table-cell>
          <table:table-cell/>
          <table:table-cell office:value-type="float" office:value="0.969636781369492" calcext:value-type="float">
            <text:p>0.969636781369492</text:p>
          </table:table-cell>
          <table:table-cell/>
          <table:table-cell office:value-type="float" office:value="0.932705171709724" calcext:value-type="float">
            <text:p>0.932705171709724</text:p>
          </table:table-cell>
          <table:table-cell/>
          <table:table-cell office:value-type="float" office:value="0.785392401292596" calcext:value-type="float">
            <text:p>0.785392401292596</text:p>
          </table:table-cell>
          <table:table-cell table:number-columns-repeated="882"/>
        </table:table-row>
        <table:table-row table:style-name="ro1">
          <table:table-cell table:number-columns-repeated="7" table:style-name="ce2" office:value-type="float" office:value="0" calcext:value-type="float">
            <text:p>0.0</text:p>
          </table:table-cell>
          <table:table-cell table:style-name="ce2" office:value-type="float" office:value="0.14509804546833" calcext:value-type="float">
            <text:p>0.1</text:p>
          </table:table-cell>
          <table:table-cell table:style-name="ce2" office:value-type="float" office:value="0.733333349227905" calcext:value-type="float">
            <text:p>0.7</text:p>
          </table:table-cell>
          <table:table-cell table:style-name="ce2" office:value-type="float" office:value="0.99215692281723" calcext:value-type="float">
            <text:p>1.0</text:p>
          </table:table-cell>
          <table:table-cell table:number-columns-repeated="3" table:style-name="ce2" office:value-type="float" office:value="0.996078491210937" calcext:value-type="float">
            <text:p>1.0</text:p>
          </table:table-cell>
          <table:table-cell table:style-name="ce2" office:value-type="float" office:value="0.874509871006011" calcext:value-type="float">
            <text:p>0.9</text:p>
          </table:table-cell>
          <table:table-cell table:number-columns-repeated="2" table:style-name="ce2" office:value-type="float" office:value="0.807843208312988" calcext:value-type="float">
            <text:p>0.8</text:p>
          </table:table-cell>
          <table:table-cell table:style-name="ce2" office:value-type="float" office:value="0.294117659330368" calcext:value-type="float">
            <text:p>0.3</text:p>
          </table:table-cell>
          <table:table-cell table:style-name="ce2" office:value-type="float" office:value="0.266666680574417" calcext:value-type="float">
            <text:p>0.3</text:p>
          </table:table-cell>
          <table:table-cell table:style-name="ce2" office:value-type="float" office:value="0.843137323856353" calcext:value-type="float">
            <text:p>0.8</text:p>
          </table:table-cell>
          <table:table-cell table:number-columns-repeated="2" table:style-name="ce2" office:value-type="float" office:value="0.996078491210937" calcext:value-type="float">
            <text:p>1.0</text:p>
          </table:table-cell>
          <table:table-cell table:style-name="ce2" office:value-type="float" office:value="0.458823561668395" calcext:value-type="float">
            <text:p>0.5</text:p>
          </table:table-cell>
          <table:table-cell table:number-columns-repeated="6" table:style-name="ce2" office:value-type="float" office:value="0" calcext:value-type="float">
            <text:p>0.0</text:p>
          </table:table-cell>
          <table:table-cell table:number-columns-repeated="5"/>
          <table:table-cell table:style-name="ce3" table:number-matrix-columns-spanned="1" table:number-matrix-rows-spanned="1" table:formula="of:=SUM([.A18:.C20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B18:.D20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C18:.E20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D18:.F20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E18:.G20]*[.$AD$11:.$AF$13])" office:value-type="float" office:value="0.377995321003992" calcext:value-type="float">
            <text:p>0.377995321003992</text:p>
          </table:table-cell>
          <table:table-cell table:style-name="ce3" table:number-matrix-columns-spanned="1" table:number-matrix-rows-spanned="1" table:formula="of:=SUM([.F18:.H20]*[.$AD$11:.$AF$13])" office:value-type="float" office:value="0.959390279953943" calcext:value-type="float">
            <text:p>0.959390279953943</text:p>
          </table:table-cell>
          <table:table-cell table:style-name="ce3" table:number-matrix-columns-spanned="1" table:number-matrix-rows-spanned="1" table:formula="of:=SUM([.G18:.I20]*[.$AD$11:.$AF$13])" office:value-type="float" office:value="1.81889598838852" calcext:value-type="float">
            <text:p>1.81889598838852</text:p>
          </table:table-cell>
          <table:table-cell table:style-name="ce3" table:number-matrix-columns-spanned="1" table:number-matrix-rows-spanned="1" table:formula="of:=SUM([.H18:.J20]*[.$AD$11:.$AF$13])" office:value-type="float" office:value="2.60287565453987" calcext:value-type="float">
            <text:p>2.60287565453987</text:p>
          </table:table-cell>
          <table:table-cell table:style-name="ce3" table:number-matrix-columns-spanned="1" table:number-matrix-rows-spanned="1" table:formula="of:=SUM([.I18:.K20]*[.$AD$11:.$AF$13])" office:value-type="float" office:value="3.31609111749419" calcext:value-type="float">
            <text:p>3.31609111749419</text:p>
          </table:table-cell>
          <table:table-cell table:style-name="ce3" table:number-matrix-columns-spanned="1" table:number-matrix-rows-spanned="1" table:formula="of:=SUM([.J18:.L20]*[.$AD$11:.$AF$13])" office:value-type="float" office:value="3.76746680388001" calcext:value-type="float">
            <text:p>3.76746680388001</text:p>
          </table:table-cell>
          <table:table-cell table:style-name="ce3" table:number-matrix-columns-spanned="1" table:number-matrix-rows-spanned="1" table:formula="of:=SUM([.K18:.M20]*[.$AD$11:.$AF$13])" office:value-type="float" office:value="3.93529753770775" calcext:value-type="float">
            <text:p>3.93529753770775</text:p>
          </table:table-cell>
          <table:table-cell table:style-name="ce3" table:number-matrix-columns-spanned="1" table:number-matrix-rows-spanned="1" table:formula="of:=SUM([.L18:.N20]*[.$AD$11:.$AF$13])" office:value-type="float" office:value="3.79887504573667" calcext:value-type="float">
            <text:p>3.79887504573667</text:p>
          </table:table-cell>
          <table:table-cell table:style-name="ce3" table:number-matrix-columns-spanned="1" table:number-matrix-rows-spanned="1" table:formula="of:=SUM([.M18:.O20]*[.$AD$11:.$AF$13])" office:value-type="float" office:value="3.64633447338458" calcext:value-type="float">
            <text:p>3.64633447338458</text:p>
          </table:table-cell>
          <table:table-cell table:style-name="ce3" table:number-matrix-columns-spanned="1" table:number-matrix-rows-spanned="1" table:formula="of:=SUM([.N18:.P20]*[.$AD$11:.$AF$13])" office:value-type="float" office:value="3.37944116775919" calcext:value-type="float">
            <text:p>3.37944116775919</text:p>
          </table:table-cell>
          <table:table-cell table:style-name="ce3" table:number-matrix-columns-spanned="1" table:number-matrix-rows-spanned="1" table:formula="of:=SUM([.O18:.Q20]*[.$AD$11:.$AF$13])" office:value-type="float" office:value="2.96854012881716" calcext:value-type="float">
            <text:p>2.96854012881716</text:p>
          </table:table-cell>
          <table:table-cell table:style-name="ce3" table:number-matrix-columns-spanned="1" table:number-matrix-rows-spanned="1" table:formula="of:=SUM([.P18:.R20]*[.$AD$11:.$AF$13])" office:value-type="float" office:value="2.92859080614816" calcext:value-type="float">
            <text:p>2.92859080614816</text:p>
          </table:table-cell>
          <table:table-cell table:style-name="ce3" table:number-matrix-columns-spanned="1" table:number-matrix-rows-spanned="1" table:formula="of:=SUM([.Q18:.S20]*[.$AD$11:.$AF$13])" office:value-type="float" office:value="3.55556360874266" calcext:value-type="float">
            <text:p>3.55556360874266</text:p>
          </table:table-cell>
          <table:table-cell table:style-name="ce3" table:number-matrix-columns-spanned="1" table:number-matrix-rows-spanned="1" table:formula="of:=SUM([.R18:.T20]*[.$AD$11:.$AF$13])" office:value-type="float" office:value="4.0868839158097" calcext:value-type="float">
            <text:p>4.0868839158097</text:p>
          </table:table-cell>
          <table:table-cell table:style-name="ce3" table:number-matrix-columns-spanned="1" table:number-matrix-rows-spanned="1" table:formula="of:=SUM([.S18:.U20]*[.$AD$11:.$AF$13])" office:value-type="float" office:value="5.00431317585382" calcext:value-type="float">
            <text:p>5.00431317585382</text:p>
          </table:table-cell>
          <table:table-cell table:style-name="ce3" table:number-matrix-columns-spanned="1" table:number-matrix-rows-spanned="1" table:formula="of:=SUM([.T18:.V20]*[.$AD$11:.$AF$13])" office:value-type="float" office:value="3.8392001610035" calcext:value-type="float">
            <text:p>3.8392001610035</text:p>
          </table:table-cell>
          <table:table-cell table:style-name="ce3" table:number-matrix-columns-spanned="1" table:number-matrix-rows-spanned="1" table:formula="of:=SUM([.U18:.W20]*[.$AD$11:.$AF$13])" office:value-type="float" office:value="2.48460433096674" calcext:value-type="float">
            <text:p>2.48460433096674</text:p>
          </table:table-cell>
          <table:table-cell table:style-name="ce3" table:number-matrix-columns-spanned="1" table:number-matrix-rows-spanned="1" table:formula="of:=SUM([.V18:.X20]*[.$AD$11:.$AF$13])" office:value-type="float" office:value="0.969168776969949" calcext:value-type="float">
            <text:p>0.969168776969949</text:p>
          </table:table-cell>
          <table:table-cell table:style-name="ce3" table:number-matrix-columns-spanned="1" table:number-matrix-rows-spanned="1" table:formula="of:=SUM([.W18:.Y20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X18:.Z20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Y18:.AA20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Z18:.AB20]*[.$AD$11:.$AF$13]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SUM([.AH18:.AJ20]*[.$BI$11:.$BK$13])+SUM([.AH47:.AJ49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I18:.AK20]*[.$BI$11:.$BK$13])+SUM([.AI47:.AK49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J18:.AL20]*[.$BI$11:.$BK$13])+SUM([.AJ47:.AL49]*[.$BI$15:.$BK$17])" office:value-type="float" office:value="1.29902570956693" calcext:value-type="float">
            <text:p>1.29902570956693</text:p>
          </table:table-cell>
          <table:table-cell table:style-name="ce5" table:number-matrix-columns-spanned="1" table:number-matrix-rows-spanned="1" table:formula="of:=SUM([.AK18:.AM20]*[.$BI$11:.$BK$13])+SUM([.AK47:.AM49]*[.$BI$15:.$BK$17])" office:value-type="float" office:value="4.19479274168331" calcext:value-type="float">
            <text:p>4.19479274168331</text:p>
          </table:table-cell>
          <table:table-cell table:style-name="ce5" table:number-matrix-columns-spanned="1" table:number-matrix-rows-spanned="1" table:formula="of:=SUM([.AL18:.AN20]*[.$BI$11:.$BK$13])+SUM([.AL47:.AN49]*[.$BI$15:.$BK$17])" office:value-type="float" office:value="9.84530104307854" calcext:value-type="float">
            <text:p>9.84530104307854</text:p>
          </table:table-cell>
          <table:table-cell table:style-name="ce5" table:number-matrix-columns-spanned="1" table:number-matrix-rows-spanned="1" table:formula="of:=SUM([.AM18:.AO20]*[.$BI$11:.$BK$13])+SUM([.AM47:.AO49]*[.$BI$15:.$BK$17])" office:value-type="float" office:value="15.736880093538" calcext:value-type="float">
            <text:p>15.736880093538</text:p>
          </table:table-cell>
          <table:table-cell table:style-name="ce5" table:number-matrix-columns-spanned="1" table:number-matrix-rows-spanned="1" table:formula="of:=SUM([.AN18:.AP20]*[.$BI$11:.$BK$13])+SUM([.AN47:.AP49]*[.$BI$15:.$BK$17])" office:value-type="float" office:value="21.6620242659594" calcext:value-type="float">
            <text:p>21.6620242659594</text:p>
          </table:table-cell>
          <table:table-cell table:style-name="ce5" table:number-matrix-columns-spanned="1" table:number-matrix-rows-spanned="1" table:formula="of:=SUM([.AO18:.AQ20]*[.$BI$11:.$BK$13])+SUM([.AO47:.AQ49]*[.$BI$15:.$BK$17])" office:value-type="float" office:value="25.7031443403158" calcext:value-type="float">
            <text:p>25.7031443403158</text:p>
          </table:table-cell>
          <table:table-cell table:style-name="ce5" table:number-matrix-columns-spanned="1" table:number-matrix-rows-spanned="1" table:formula="of:=SUM([.AP18:.AR20]*[.$BI$11:.$BK$13])+SUM([.AP47:.AR49]*[.$BI$15:.$BK$17])" office:value-type="float" office:value="28.3713696614369" calcext:value-type="float">
            <text:p>28.3713696614369</text:p>
          </table:table-cell>
          <table:table-cell table:style-name="ce5" table:number-matrix-columns-spanned="1" table:number-matrix-rows-spanned="1" table:formula="of:=SUM([.AQ18:.AS20]*[.$BI$11:.$BK$13])+SUM([.AQ47:.AS49]*[.$BI$15:.$BK$17])" office:value-type="float" office:value="29.4743346082559" calcext:value-type="float">
            <text:p>29.4743346082559</text:p>
          </table:table-cell>
          <table:table-cell table:style-name="ce5" table:number-matrix-columns-spanned="1" table:number-matrix-rows-spanned="1" table:formula="of:=SUM([.AR18:.AT20]*[.$BI$11:.$BK$13])+SUM([.AR47:.AT49]*[.$BI$15:.$BK$17])" office:value-type="float" office:value="29.9640451882413" calcext:value-type="float">
            <text:p>29.9640451882413</text:p>
          </table:table-cell>
          <table:table-cell table:style-name="ce5" table:number-matrix-columns-spanned="1" table:number-matrix-rows-spanned="1" table:formula="of:=SUM([.AS18:.AU20]*[.$BI$11:.$BK$13])+SUM([.AS47:.AU49]*[.$BI$15:.$BK$17])" office:value-type="float" office:value="29.5221590102479" calcext:value-type="float">
            <text:p>29.5221590102479</text:p>
          </table:table-cell>
          <table:table-cell table:style-name="ce5" table:number-matrix-columns-spanned="1" table:number-matrix-rows-spanned="1" table:formula="of:=SUM([.AT18:.AV20]*[.$BI$11:.$BK$13])+SUM([.AT47:.AV49]*[.$BI$15:.$BK$17])" office:value-type="float" office:value="27.796641565042" calcext:value-type="float">
            <text:p>27.796641565042</text:p>
          </table:table-cell>
          <table:table-cell table:style-name="ce5" table:number-matrix-columns-spanned="1" table:number-matrix-rows-spanned="1" table:formula="of:=SUM([.AU18:.AW20]*[.$BI$11:.$BK$13])+SUM([.AU47:.AW49]*[.$BI$15:.$BK$17])" office:value-type="float" office:value="26.0578046819316" calcext:value-type="float">
            <text:p>26.0578046819316</text:p>
          </table:table-cell>
          <table:table-cell table:style-name="ce5" table:number-matrix-columns-spanned="1" table:number-matrix-rows-spanned="1" table:formula="of:=SUM([.AV18:.AX20]*[.$BI$11:.$BK$13])+SUM([.AV47:.AX49]*[.$BI$15:.$BK$17])" office:value-type="float" office:value="26.2257119328579" calcext:value-type="float">
            <text:p>26.2257119328579</text:p>
          </table:table-cell>
          <table:table-cell table:style-name="ce5" table:number-matrix-columns-spanned="1" table:number-matrix-rows-spanned="1" table:formula="of:=SUM([.AW18:.AY20]*[.$BI$11:.$BK$13])+SUM([.AW47:.AY49]*[.$BI$15:.$BK$17])" office:value-type="float" office:value="29.8947223291429" calcext:value-type="float">
            <text:p>29.8947223291429</text:p>
          </table:table-cell>
          <table:table-cell table:style-name="ce5" table:number-matrix-columns-spanned="1" table:number-matrix-rows-spanned="1" table:formula="of:=SUM([.AX18:.AZ20]*[.$BI$11:.$BK$13])+SUM([.AX47:.AZ49]*[.$BI$15:.$BK$17])" office:value-type="float" office:value="37.1434335702626" calcext:value-type="float">
            <text:p>37.1434335702626</text:p>
          </table:table-cell>
          <table:table-cell table:style-name="ce5" table:number-matrix-columns-spanned="1" table:number-matrix-rows-spanned="1" table:formula="of:=SUM([.AY18:.BA20]*[.$BI$11:.$BK$13])+SUM([.AY47:.BA49]*[.$BI$15:.$BK$17])" office:value-type="float" office:value="38.4427506952507" calcext:value-type="float">
            <text:p>38.4427506952507</text:p>
          </table:table-cell>
          <table:table-cell table:style-name="ce5" table:number-matrix-columns-spanned="1" table:number-matrix-rows-spanned="1" table:formula="of:=SUM([.AZ18:.BB20]*[.$BI$11:.$BK$13])+SUM([.AZ47:.BB49]*[.$BI$15:.$BK$17])" office:value-type="float" office:value="34.4089049600613" calcext:value-type="float">
            <text:p>34.4089049600613</text:p>
          </table:table-cell>
          <table:table-cell table:style-name="ce5" table:number-matrix-columns-spanned="1" table:number-matrix-rows-spanned="1" table:formula="of:=SUM([.BA18:.BC20]*[.$BI$11:.$BK$13])+SUM([.BA47:.BC49]*[.$BI$15:.$BK$17])" office:value-type="float" office:value="22.2089048597288" calcext:value-type="float">
            <text:p>22.2089048597288</text:p>
          </table:table-cell>
          <table:table-cell table:style-name="ce5" table:number-matrix-columns-spanned="1" table:number-matrix-rows-spanned="1" table:formula="of:=SUM([.BB18:.BD20]*[.$BI$11:.$BK$13])+SUM([.BB47:.BD49]*[.$BI$15:.$BK$17])" office:value-type="float" office:value="10.8307425911835" calcext:value-type="float">
            <text:p>10.8307425911835</text:p>
          </table:table-cell>
          <table:table-cell table:style-name="ce5" table:number-matrix-columns-spanned="1" table:number-matrix-rows-spanned="1" table:formula="of:=SUM([.BC18:.BE20]*[.$BI$11:.$BK$13])+SUM([.BC47:.BE49]*[.$BI$15:.$BK$17])" office:value-type="float" office:value="3.36134319837537" calcext:value-type="float">
            <text:p>3.36134319837537</text:p>
          </table:table-cell>
          <table:table-cell table:style-name="ce5" table:number-matrix-columns-spanned="1" table:number-matrix-rows-spanned="1" table:formula="of:=SUM([.BD18:.BF20]*[.$BI$11:.$BK$13])+SUM([.BD47:.BF49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E18:.BG20]*[.$BI$11:.$BK$13])+SUM([.BE47:.BG49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F18:.BH20]*[.$BI$11:.$BK$13])+SUM([.BF47:.BH49]*[.$BI$15:.$BK$17])" office:value-type="float" office:value="0" calcext:value-type="float">
            <text:p>0</text:p>
          </table:table-cell>
          <table:table-cell/>
          <table:table-cell table:style-name="ce6" table:number-columns-repeated="25"/>
          <table:table-cell table:number-columns-repeated="909"/>
        </table:table-row>
        <table:table-row table:style-name="ro1">
          <table:table-cell table:number-columns-repeated="6" table:style-name="ce2" office:value-type="float" office:value="0" calcext:value-type="float">
            <text:p>0.0</text:p>
          </table:table-cell>
          <table:table-cell table:style-name="ce2" office:value-type="float" office:value="0.443137288093566" calcext:value-type="float">
            <text:p>0.4</text:p>
          </table:table-cell>
          <table:table-cell table:style-name="ce2" office:value-type="float" office:value="0.858823597431182" calcext:value-type="float">
            <text:p>0.9</text:p>
          </table:table-cell>
          <table:table-cell table:style-name="ce2" office:value-type="float" office:value="0.996078491210937" calcext:value-type="float">
            <text:p>1.0</text:p>
          </table:table-cell>
          <table:table-cell table:style-name="ce2" office:value-type="float" office:value="0.94901967048645" calcext:value-type="float">
            <text:p>0.9</text:p>
          </table:table-cell>
          <table:table-cell table:style-name="ce2" office:value-type="float" office:value="0.890196144580841" calcext:value-type="float">
            <text:p>0.9</text:p>
          </table:table-cell>
          <table:table-cell table:style-name="ce2" office:value-type="float" office:value="0.450980424880981" calcext:value-type="float">
            <text:p>0.5</text:p>
          </table:table-cell>
          <table:table-cell table:style-name="ce2" office:value-type="float" office:value="0.349019616842269" calcext:value-type="float">
            <text:p>0.3</text:p>
          </table:table-cell>
          <table:table-cell table:style-name="ce2" office:value-type="float" office:value="0.121568635106086" calcext:value-type="float">
            <text:p>0.1</text:p>
          </table:table-cell>
          <table:table-cell table:number-columns-repeated="4" table:style-name="ce2" office:value-type="float" office:value="0" calcext:value-type="float">
            <text:p>0.0</text:p>
          </table:table-cell>
          <table:table-cell table:style-name="ce2" office:value-type="float" office:value="0.784313797950744" calcext:value-type="float">
            <text:p>0.8</text:p>
          </table:table-cell>
          <table:table-cell table:style-name="ce2" office:value-type="float" office:value="0.996078491210937" calcext:value-type="float">
            <text:p>1.0</text:p>
          </table:table-cell>
          <table:table-cell table:style-name="ce2" office:value-type="float" office:value="0.945098102092742" calcext:value-type="float">
            <text:p>0.9</text:p>
          </table:table-cell>
          <table:table-cell table:style-name="ce2" office:value-type="float" office:value="0.160784319043159" calcext:value-type="float">
            <text:p>0.2</text:p>
          </table:table-cell>
          <table:table-cell table:number-columns-repeated="6" table:style-name="ce2" office:value-type="float" office:value="0" calcext:value-type="float">
            <text:p>0.0</text:p>
          </table:table-cell>
          <table:table-cell table:number-columns-repeated="5"/>
          <table:table-cell table:style-name="ce3" table:number-matrix-columns-spanned="1" table:number-matrix-rows-spanned="1" table:formula="of:=SUM([.A19:.C21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B19:.D21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C19:.E21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D19:.F21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E19:.G21]*[.$AD$11:.$AF$13])" office:value-type="float" office:value="0.81546473699491" calcext:value-type="float">
            <text:p>0.81546473699491</text:p>
          </table:table-cell>
          <table:table-cell table:style-name="ce3" table:number-matrix-columns-spanned="1" table:number-matrix-rows-spanned="1" table:formula="of:=SUM([.F19:.H21]*[.$AD$11:.$AF$13])" office:value-type="float" office:value="1.7087028696448" calcext:value-type="float">
            <text:p>1.7087028696448</text:p>
          </table:table-cell>
          <table:table-cell table:style-name="ce3" table:number-matrix-columns-spanned="1" table:number-matrix-rows-spanned="1" table:formula="of:=SUM([.G19:.I21]*[.$AD$11:.$AF$13])" office:value-type="float" office:value="2.96344721307748" calcext:value-type="float">
            <text:p>2.96344721307748</text:p>
          </table:table-cell>
          <table:table-cell table:style-name="ce3" table:number-matrix-columns-spanned="1" table:number-matrix-rows-spanned="1" table:formula="of:=SUM([.H19:.J21]*[.$AD$11:.$AF$13])" office:value-type="float" office:value="3.50834690062549" calcext:value-type="float">
            <text:p>3.50834690062549</text:p>
          </table:table-cell>
          <table:table-cell table:style-name="ce3" table:number-matrix-columns-spanned="1" table:number-matrix-rows-spanned="1" table:formula="of:=SUM([.I19:.K21]*[.$AD$11:.$AF$13])" office:value-type="float" office:value="3.68382780170155" calcext:value-type="float">
            <text:p>3.68382780170155</text:p>
          </table:table-cell>
          <table:table-cell table:style-name="ce3" table:number-matrix-columns-spanned="1" table:number-matrix-rows-spanned="1" table:formula="of:=SUM([.J19:.L21]*[.$AD$11:.$AF$13])" office:value-type="float" office:value="3.30457970408664" calcext:value-type="float">
            <text:p>3.30457970408664</text:p>
          </table:table-cell>
          <table:table-cell table:style-name="ce3" table:number-matrix-columns-spanned="1" table:number-matrix-rows-spanned="1" table:formula="of:=SUM([.K19:.M21]*[.$AD$11:.$AF$13])" office:value-type="float" office:value="3.04124000174156" calcext:value-type="float">
            <text:p>3.04124000174156</text:p>
          </table:table-cell>
          <table:table-cell table:style-name="ce3" table:number-matrix-columns-spanned="1" table:number-matrix-rows-spanned="1" table:formula="of:=SUM([.L19:.N21]*[.$AD$11:.$AF$13])" office:value-type="float" office:value="2.4806371055529" calcext:value-type="float">
            <text:p>2.4806371055529</text:p>
          </table:table-cell>
          <table:table-cell table:style-name="ce3" table:number-matrix-columns-spanned="1" table:number-matrix-rows-spanned="1" table:formula="of:=SUM([.M19:.O21]*[.$AD$11:.$AF$13])" office:value-type="float" office:value="2.23206393614736" calcext:value-type="float">
            <text:p>2.23206393614736</text:p>
          </table:table-cell>
          <table:table-cell table:style-name="ce3" table:number-matrix-columns-spanned="1" table:number-matrix-rows-spanned="1" table:formula="of:=SUM([.N19:.P21]*[.$AD$11:.$AF$13])" office:value-type="float" office:value="1.92665414516126" calcext:value-type="float">
            <text:p>1.92665414516126</text:p>
          </table:table-cell>
          <table:table-cell table:style-name="ce3" table:number-matrix-columns-spanned="1" table:number-matrix-rows-spanned="1" table:formula="of:=SUM([.O19:.Q21]*[.$AD$11:.$AF$13])" office:value-type="float" office:value="1.29168152679132" calcext:value-type="float">
            <text:p>1.29168152679132</text:p>
          </table:table-cell>
          <table:table-cell table:style-name="ce3" table:number-matrix-columns-spanned="1" table:number-matrix-rows-spanned="1" table:formula="of:=SUM([.P19:.R21]*[.$AD$11:.$AF$13])" office:value-type="float" office:value="1.28375470371153" calcext:value-type="float">
            <text:p>1.28375470371153</text:p>
          </table:table-cell>
          <table:table-cell table:style-name="ce3" table:number-matrix-columns-spanned="1" table:number-matrix-rows-spanned="1" table:formula="of:=SUM([.Q19:.S21]*[.$AD$11:.$AF$13])" office:value-type="float" office:value="2.43178660663041" calcext:value-type="float">
            <text:p>2.43178660663041</text:p>
          </table:table-cell>
          <table:table-cell table:style-name="ce3" table:number-matrix-columns-spanned="1" table:number-matrix-rows-spanned="1" table:formula="of:=SUM([.R19:.T21]*[.$AD$11:.$AF$13])" office:value-type="float" office:value="3.29096600268079" calcext:value-type="float">
            <text:p>3.29096600268079</text:p>
          </table:table-cell>
          <table:table-cell table:style-name="ce3" table:number-matrix-columns-spanned="1" table:number-matrix-rows-spanned="1" table:formula="of:=SUM([.S19:.U21]*[.$AD$11:.$AF$13])" office:value-type="float" office:value="4.83388484086959" calcext:value-type="float">
            <text:p>4.83388484086959</text:p>
          </table:table-cell>
          <table:table-cell table:style-name="ce3" table:number-matrix-columns-spanned="1" table:number-matrix-rows-spanned="1" table:formula="of:=SUM([.T19:.V21]*[.$AD$11:.$AF$13])" office:value-type="float" office:value="3.43022026968612" calcext:value-type="float">
            <text:p>3.43022026968612</text:p>
          </table:table-cell>
          <table:table-cell table:style-name="ce3" table:number-matrix-columns-spanned="1" table:number-matrix-rows-spanned="1" table:formula="of:=SUM([.U19:.W21]*[.$AD$11:.$AF$13])" office:value-type="float" office:value="2.33770257048206" calcext:value-type="float">
            <text:p>2.33770257048206</text:p>
          </table:table-cell>
          <table:table-cell table:style-name="ce3" table:number-matrix-columns-spanned="1" table:number-matrix-rows-spanned="1" table:formula="of:=SUM([.V19:.X21]*[.$AD$11:.$AF$13])" office:value-type="float" office:value="0.563711114353795" calcext:value-type="float">
            <text:p>0.563711114353795</text:p>
          </table:table-cell>
          <table:table-cell table:style-name="ce3" table:number-matrix-columns-spanned="1" table:number-matrix-rows-spanned="1" table:formula="of:=SUM([.W19:.Y21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X19:.Z21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Y19:.AA21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Z19:.AB21]*[.$AD$11:.$AF$13]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SUM([.AH19:.AJ21]*[.$BI$11:.$BK$13])+SUM([.AH48:.AJ50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I19:.AK21]*[.$BI$11:.$BK$13])+SUM([.AI48:.AK50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J19:.AL21]*[.$BI$11:.$BK$13])+SUM([.AJ48:.AL50]*[.$BI$15:.$BK$17])" office:value-type="float" office:value="1.83875130075262" calcext:value-type="float">
            <text:p>1.83875130075262</text:p>
          </table:table-cell>
          <table:table-cell table:style-name="ce5" table:number-matrix-columns-spanned="1" table:number-matrix-rows-spanned="1" table:formula="of:=SUM([.AK19:.AM21]*[.$BI$11:.$BK$13])+SUM([.AK48:.AM50]*[.$BI$15:.$BK$17])" office:value-type="float" office:value="6.44582251602692" calcext:value-type="float">
            <text:p>6.44582251602692</text:p>
          </table:table-cell>
          <table:table-cell table:style-name="ce5" table:number-matrix-columns-spanned="1" table:number-matrix-rows-spanned="1" table:formula="of:=SUM([.AL19:.AN21]*[.$BI$11:.$BK$13])+SUM([.AL48:.AN50]*[.$BI$15:.$BK$17])" office:value-type="float" office:value="14.119928716075" calcext:value-type="float">
            <text:p>14.119928716075</text:p>
          </table:table-cell>
          <table:table-cell table:style-name="ce5" table:number-matrix-columns-spanned="1" table:number-matrix-rows-spanned="1" table:formula="of:=SUM([.AM19:.AO21]*[.$BI$11:.$BK$13])+SUM([.AM48:.AO50]*[.$BI$15:.$BK$17])" office:value-type="float" office:value="21.368202378208" calcext:value-type="float">
            <text:p>21.368202378208</text:p>
          </table:table-cell>
          <table:table-cell table:style-name="ce5" table:number-matrix-columns-spanned="1" table:number-matrix-rows-spanned="1" table:formula="of:=SUM([.AN19:.AP21]*[.$BI$11:.$BK$13])+SUM([.AN48:.AP50]*[.$BI$15:.$BK$17])" office:value-type="float" office:value="25.7821196633321" calcext:value-type="float">
            <text:p>25.7821196633321</text:p>
          </table:table-cell>
          <table:table-cell table:style-name="ce5" table:number-matrix-columns-spanned="1" table:number-matrix-rows-spanned="1" table:formula="of:=SUM([.AO19:.AQ21]*[.$BI$11:.$BK$13])+SUM([.AO48:.AQ50]*[.$BI$15:.$BK$17])" office:value-type="float" office:value="27.0030167719409" calcext:value-type="float">
            <text:p>27.0030167719409</text:p>
          </table:table-cell>
          <table:table-cell table:style-name="ce5" table:number-matrix-columns-spanned="1" table:number-matrix-rows-spanned="1" table:formula="of:=SUM([.AP19:.AR21]*[.$BI$11:.$BK$13])+SUM([.AP48:.AR50]*[.$BI$15:.$BK$17])" office:value-type="float" office:value="25.9262756960793" calcext:value-type="float">
            <text:p>25.9262756960793</text:p>
          </table:table-cell>
          <table:table-cell table:style-name="ce5" table:number-matrix-columns-spanned="1" table:number-matrix-rows-spanned="1" table:formula="of:=SUM([.AQ19:.AS21]*[.$BI$11:.$BK$13])+SUM([.AQ48:.AS50]*[.$BI$15:.$BK$17])" office:value-type="float" office:value="23.1444293783303" calcext:value-type="float">
            <text:p>23.1444293783303</text:p>
          </table:table-cell>
          <table:table-cell table:style-name="ce5" table:number-matrix-columns-spanned="1" table:number-matrix-rows-spanned="1" table:formula="of:=SUM([.AR19:.AT21]*[.$BI$11:.$BK$13])+SUM([.AR48:.AT50]*[.$BI$15:.$BK$17])" office:value-type="float" office:value="20.5728703214112" calcext:value-type="float">
            <text:p>20.5728703214112</text:p>
          </table:table-cell>
          <table:table-cell table:style-name="ce5" table:number-matrix-columns-spanned="1" table:number-matrix-rows-spanned="1" table:formula="of:=SUM([.AS19:.AU21]*[.$BI$11:.$BK$13])+SUM([.AS48:.AU50]*[.$BI$15:.$BK$17])" office:value-type="float" office:value="17.5869615518379" calcext:value-type="float">
            <text:p>17.5869615518379</text:p>
          </table:table-cell>
          <table:table-cell table:style-name="ce5" table:number-matrix-columns-spanned="1" table:number-matrix-rows-spanned="1" table:formula="of:=SUM([.AT19:.AV21]*[.$BI$11:.$BK$13])+SUM([.AT48:.AV50]*[.$BI$15:.$BK$17])" office:value-type="float" office:value="15.1965667483703" calcext:value-type="float">
            <text:p>15.1965667483703</text:p>
          </table:table-cell>
          <table:table-cell table:style-name="ce5" table:number-matrix-columns-spanned="1" table:number-matrix-rows-spanned="1" table:formula="of:=SUM([.AU19:.AW21]*[.$BI$11:.$BK$13])+SUM([.AU48:.AW50]*[.$BI$15:.$BK$17])" office:value-type="float" office:value="13.5239338011434" calcext:value-type="float">
            <text:p>13.5239338011434</text:p>
          </table:table-cell>
          <table:table-cell table:style-name="ce5" table:number-matrix-columns-spanned="1" table:number-matrix-rows-spanned="1" table:formula="of:=SUM([.AV19:.AX21]*[.$BI$11:.$BK$13])+SUM([.AV48:.AX50]*[.$BI$15:.$BK$17])" office:value-type="float" office:value="15.762811556175" calcext:value-type="float">
            <text:p>15.762811556175</text:p>
          </table:table-cell>
          <table:table-cell table:style-name="ce5" table:number-matrix-columns-spanned="1" table:number-matrix-rows-spanned="1" table:formula="of:=SUM([.AW19:.AY21]*[.$BI$11:.$BK$13])+SUM([.AW48:.AY50]*[.$BI$15:.$BK$17])" office:value-type="float" office:value="21.9709462839499" calcext:value-type="float">
            <text:p>21.9709462839499</text:p>
          </table:table-cell>
          <table:table-cell table:style-name="ce5" table:number-matrix-columns-spanned="1" table:number-matrix-rows-spanned="1" table:formula="of:=SUM([.AX19:.AZ21]*[.$BI$11:.$BK$13])+SUM([.AX48:.AZ50]*[.$BI$15:.$BK$17])" office:value-type="float" office:value="32.2391597452728" calcext:value-type="float">
            <text:p>32.2391597452728</text:p>
          </table:table-cell>
          <table:table-cell table:style-name="ce5" table:number-matrix-columns-spanned="1" table:number-matrix-rows-spanned="1" table:formula="of:=SUM([.AY19:.BA21]*[.$BI$11:.$BK$13])+SUM([.AY48:.BA50]*[.$BI$15:.$BK$17])" office:value-type="float" office:value="34.691497527809" calcext:value-type="float">
            <text:p>34.691497527809</text:p>
          </table:table-cell>
          <table:table-cell table:style-name="ce5" table:number-matrix-columns-spanned="1" table:number-matrix-rows-spanned="1" table:formula="of:=SUM([.AZ19:.BB21]*[.$BI$11:.$BK$13])+SUM([.AZ48:.BB50]*[.$BI$15:.$BK$17])" office:value-type="float" office:value="31.6671275148093" calcext:value-type="float">
            <text:p>31.6671275148093</text:p>
          </table:table-cell>
          <table:table-cell table:style-name="ce5" table:number-matrix-columns-spanned="1" table:number-matrix-rows-spanned="1" table:formula="of:=SUM([.BA19:.BC21]*[.$BI$11:.$BK$13])+SUM([.BA48:.BC50]*[.$BI$15:.$BK$17])" office:value-type="float" office:value="18.541593142512" calcext:value-type="float">
            <text:p>18.541593142512</text:p>
          </table:table-cell>
          <table:table-cell table:style-name="ce5" table:number-matrix-columns-spanned="1" table:number-matrix-rows-spanned="1" table:formula="of:=SUM([.BB19:.BD21]*[.$BI$11:.$BK$13])+SUM([.BB48:.BD50]*[.$BI$15:.$BK$17])" office:value-type="float" office:value="8.9008518008963" calcext:value-type="float">
            <text:p>8.9008518008963</text:p>
          </table:table-cell>
          <table:table-cell table:style-name="ce5" table:number-matrix-columns-spanned="1" table:number-matrix-rows-spanned="1" table:formula="of:=SUM([.BC19:.BE21]*[.$BI$11:.$BK$13])+SUM([.BC48:.BE50]*[.$BI$15:.$BK$17])" office:value-type="float" office:value="1.85889936524329" calcext:value-type="float">
            <text:p>1.85889936524329</text:p>
          </table:table-cell>
          <table:table-cell table:style-name="ce5" table:number-matrix-columns-spanned="1" table:number-matrix-rows-spanned="1" table:formula="of:=SUM([.BD19:.BF21]*[.$BI$11:.$BK$13])+SUM([.BD48:.BF50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E19:.BG21]*[.$BI$11:.$BK$13])+SUM([.BE48:.BG50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F19:.BH21]*[.$BI$11:.$BK$13])+SUM([.BF48:.BH50]*[.$BI$15:.$BK$17])" office:value-type="float" office:value="0" calcext:value-type="float">
            <text:p>0</text:p>
          </table:table-cell>
          <table:table-cell/>
          <table:table-cell table:style-name="ce6" table:formula="of:=MAX([.BM20:.BN21])" office:value-type="float" office:value="0" calcext:value-type="float">
            <text:p>0</text:p>
          </table:table-cell>
          <table:table-cell table:style-name="ce6"/>
          <table:table-cell table:style-name="ce6" table:formula="of:=MAX([.BO20:.BP21])" office:value-type="float" office:value="6.44582251602692" calcext:value-type="float">
            <text:p>6.44582251602692</text:p>
          </table:table-cell>
          <table:table-cell table:style-name="ce6"/>
          <table:table-cell table:style-name="ce6" table:formula="of:=MAX([.BQ20:.BR21])" office:value-type="float" office:value="21.368202378208" calcext:value-type="float">
            <text:p>21.368202378208</text:p>
          </table:table-cell>
          <table:table-cell table:style-name="ce6"/>
          <table:table-cell table:style-name="ce6" table:formula="of:=MAX([.BS20:.BT21])" office:value-type="float" office:value="27.0030167719409" calcext:value-type="float">
            <text:p>27.0030167719409</text:p>
          </table:table-cell>
          <table:table-cell table:style-name="ce6"/>
          <table:table-cell table:style-name="ce6" table:formula="of:=MAX([.BU20:.BV21])" office:value-type="float" office:value="25.9262756960793" calcext:value-type="float">
            <text:p>25.9262756960793</text:p>
          </table:table-cell>
          <table:table-cell table:style-name="ce6"/>
          <table:table-cell table:style-name="ce6" table:formula="of:=MAX([.BW20:.BX21])" office:value-type="float" office:value="20.5728703214112" calcext:value-type="float">
            <text:p>20.5728703214112</text:p>
          </table:table-cell>
          <table:table-cell table:style-name="ce6"/>
          <table:table-cell table:style-name="ce6" table:formula="of:=MAX([.BY20:.BZ21])" office:value-type="float" office:value="15.1965667483703" calcext:value-type="float">
            <text:p>15.1965667483703</text:p>
          </table:table-cell>
          <table:table-cell table:style-name="ce6"/>
          <table:table-cell table:style-name="ce6" table:formula="of:=MAX([.CA20:.CB21])" office:value-type="float" office:value="21.9709462839499" calcext:value-type="float">
            <text:p>21.9709462839499</text:p>
          </table:table-cell>
          <table:table-cell table:style-name="ce6"/>
          <table:table-cell table:style-name="ce6" table:formula="of:=MAX([.CC20:.CD21])" office:value-type="float" office:value="34.691497527809" calcext:value-type="float">
            <text:p>34.691497527809</text:p>
          </table:table-cell>
          <table:table-cell table:style-name="ce6"/>
          <table:table-cell table:style-name="ce6" table:formula="of:=MAX([.CE20:.CF21])" office:value-type="float" office:value="31.6671275148093" calcext:value-type="float">
            <text:p>31.6671275148093</text:p>
          </table:table-cell>
          <table:table-cell table:style-name="ce6"/>
          <table:table-cell table:style-name="ce6" table:formula="of:=MAX([.CG20:.CH21])" office:value-type="float" office:value="8.9008518008963" calcext:value-type="float">
            <text:p>8.9008518008963</text:p>
          </table:table-cell>
          <table:table-cell table:style-name="ce6"/>
          <table:table-cell table:style-name="ce6" table:formula="of:=MAX([.CI20:.CJ21])" office:value-type="float" office:value="0" calcext:value-type="float">
            <text:p>0</text:p>
          </table:table-cell>
          <table:table-cell table:style-name="ce6"/>
          <table:table-cell table:style-name="ce6" table:formula="of:=MAX([.CK20:.CL21])" office:value-type="float" office:value="0" calcext:value-type="float">
            <text:p>0</text:p>
          </table:table-cell>
          <table:table-cell table:number-columns-repeated="2"/>
          <table:table-cell office:value-type="float" office:value="0.980730883437094" calcext:value-type="float">
            <text:p>0.980730883437094</text:p>
          </table:table-cell>
          <table:table-cell/>
          <table:table-cell office:value-type="float" office:value="0.328173476669861" calcext:value-type="float">
            <text:p>0.328173476669861</text:p>
          </table:table-cell>
          <table:table-cell/>
          <table:table-cell office:value-type="float" office:value="0.788046079887835" calcext:value-type="float">
            <text:p>0.788046079887835</text:p>
          </table:table-cell>
          <table:table-cell/>
          <table:table-cell office:value-type="float" office:value="0.757723962013344" calcext:value-type="float">
            <text:p>0.757723962013344</text:p>
          </table:table-cell>
          <table:table-cell/>
          <table:table-cell office:value-type="float" office:value="0.684495830190811" calcext:value-type="float">
            <text:p>0.684495830190811</text:p>
          </table:table-cell>
          <table:table-cell/>
          <table:table-cell office:value-type="float" office:value="0.728128108335856" calcext:value-type="float">
            <text:p>0.728128108335856</text:p>
          </table:table-cell>
          <table:table-cell/>
          <table:table-cell office:value-type="float" office:value="0.347020919868196" calcext:value-type="float">
            <text:p>0.347020919868196</text:p>
          </table:table-cell>
          <table:table-cell/>
          <table:table-cell office:value-type="float" office:value="0.0159608573841153" calcext:value-type="float">
            <text:p>0.015960857384115</text:p>
          </table:table-cell>
          <table:table-cell/>
          <table:table-cell office:value-type="float" office:value="0.892735171257711" calcext:value-type="float">
            <text:p>0.892735171257711</text:p>
          </table:table-cell>
          <table:table-cell/>
          <table:table-cell office:value-type="float" office:value="0.978729638738147" calcext:value-type="float">
            <text:p>0.978729638738147</text:p>
          </table:table-cell>
          <table:table-cell/>
          <table:table-cell office:value-type="float" office:value="0.453488305844851" calcext:value-type="float">
            <text:p>0.453488305844851</text:p>
          </table:table-cell>
          <table:table-cell/>
          <table:table-cell office:value-type="float" office:value="0.665803341738032" calcext:value-type="float">
            <text:p>0.665803341738032</text:p>
          </table:table-cell>
          <table:table-cell/>
          <table:table-cell office:value-type="float" office:value="0.701370043231895" calcext:value-type="float">
            <text:p>0.701370043231895</text:p>
          </table:table-cell>
          <table:table-cell table:number-columns-repeated="882"/>
        </table:table-row>
        <table:table-row table:style-name="ro1">
          <table:table-cell table:number-columns-repeated="6" table:style-name="ce2" office:value-type="float" office:value="0" calcext:value-type="float">
            <text:p>0.0</text:p>
          </table:table-cell>
          <table:table-cell table:style-name="ce2" office:value-type="float" office:value="0.662745118141174" calcext:value-type="float">
            <text:p>0.7</text:p>
          </table:table-cell>
          <table:table-cell table:style-name="ce2" office:value-type="float" office:value="0.996078491210937" calcext:value-type="float">
            <text:p>1.0</text:p>
          </table:table-cell>
          <table:table-cell table:style-name="ce2" office:value-type="float" office:value="0.690196096897125" calcext:value-type="float">
            <text:p>0.7</text:p>
          </table:table-cell>
          <table:table-cell table:style-name="ce2" office:value-type="float" office:value="0.243137270212173" calcext:value-type="float">
            <text:p>0.2</text:p>
          </table:table-cell>
          <table:table-cell table:number-columns-repeated="7" table:style-name="ce2" office:value-type="float" office:value="0" calcext:value-type="float">
            <text:p>0.0</text:p>
          </table:table-cell>
          <table:table-cell table:style-name="ce2" office:value-type="float" office:value="0.188235312700271" calcext:value-type="float">
            <text:p>0.2</text:p>
          </table:table-cell>
          <table:table-cell table:style-name="ce2" office:value-type="float" office:value="0.90588241815567" calcext:value-type="float">
            <text:p>0.9</text:p>
          </table:table-cell>
          <table:table-cell table:style-name="ce2" office:value-type="float" office:value="0.996078491210937" calcext:value-type="float">
            <text:p>1.0</text:p>
          </table:table-cell>
          <table:table-cell table:style-name="ce2" office:value-type="float" office:value="0.917647123336791" calcext:value-type="float">
            <text:p>0.9</text:p>
          </table:table-cell>
          <table:table-cell table:number-columns-repeated="7" table:style-name="ce2" office:value-type="float" office:value="0" calcext:value-type="float">
            <text:p>0.0</text:p>
          </table:table-cell>
          <table:table-cell table:number-columns-repeated="5"/>
          <table:table-cell table:style-name="ce3" table:number-matrix-columns-spanned="1" table:number-matrix-rows-spanned="1" table:formula="of:=SUM([.A20:.C22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B20:.D22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C20:.E22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D20:.F22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E20:.G22]*[.$AD$11:.$AF$13])" office:value-type="float" office:value="0.851016018965411" calcext:value-type="float">
            <text:p>0.851016018965411</text:p>
          </table:table-cell>
          <table:table-cell table:style-name="ce3" table:number-matrix-columns-spanned="1" table:number-matrix-rows-spanned="1" table:formula="of:=SUM([.F20:.H22]*[.$AD$11:.$AF$13])" office:value-type="float" office:value="1.96234280345741" calcext:value-type="float">
            <text:p>1.96234280345741</text:p>
          </table:table-cell>
          <table:table-cell table:style-name="ce3" table:number-matrix-columns-spanned="1" table:number-matrix-rows-spanned="1" table:formula="of:=SUM([.G20:.I22]*[.$AD$11:.$AF$13])" office:value-type="float" office:value="2.71993567234626" calcext:value-type="float">
            <text:p>2.71993567234626</text:p>
          </table:table-cell>
          <table:table-cell table:style-name="ce3" table:number-matrix-columns-spanned="1" table:number-matrix-rows-spanned="1" table:formula="of:=SUM([.H20:.J22]*[.$AD$11:.$AF$13])" office:value-type="float" office:value="3.18330332211457" calcext:value-type="float">
            <text:p>3.18330332211457</text:p>
          </table:table-cell>
          <table:table-cell table:style-name="ce3" table:number-matrix-columns-spanned="1" table:number-matrix-rows-spanned="1" table:formula="of:=SUM([.I20:.K22]*[.$AD$11:.$AF$13])" office:value-type="float" office:value="2.57915013666968" calcext:value-type="float">
            <text:p>2.57915013666968</text:p>
          </table:table-cell>
          <table:table-cell table:style-name="ce3" table:number-matrix-columns-spanned="1" table:number-matrix-rows-spanned="1" table:formula="of:=SUM([.J20:.L22]*[.$AD$11:.$AF$13])" office:value-type="float" office:value="1.77353678276598" calcext:value-type="float">
            <text:p>1.77353678276598</text:p>
          </table:table-cell>
          <table:table-cell table:style-name="ce3" table:number-matrix-columns-spanned="1" table:number-matrix-rows-spanned="1" table:formula="of:=SUM([.K20:.M22]*[.$AD$11:.$AF$13])" office:value-type="float" office:value="1.32480545287133" calcext:value-type="float">
            <text:p>1.32480545287133</text:p>
          </table:table-cell>
          <table:table-cell table:style-name="ce3" table:number-matrix-columns-spanned="1" table:number-matrix-rows-spanned="1" table:formula="of:=SUM([.L20:.N22]*[.$AD$11:.$AF$13])" office:value-type="float" office:value="0.652686632342242" calcext:value-type="float">
            <text:p>0.652686632342242</text:p>
          </table:table-cell>
          <table:table-cell table:style-name="ce3" table:number-matrix-columns-spanned="1" table:number-matrix-rows-spanned="1" table:formula="of:=SUM([.M20:.O22]*[.$AD$11:.$AF$13])" office:value-type="float" office:value="0.375398219899138" calcext:value-type="float">
            <text:p>0.375398219899138</text:p>
          </table:table-cell>
          <table:table-cell table:style-name="ce3" table:number-matrix-columns-spanned="1" table:number-matrix-rows-spanned="1" table:formula="of:=SUM([.N20:.P22]*[.$AD$11:.$AF$13])" office:value-type="float" office:value="0.118996347528539" calcext:value-type="float">
            <text:p>0.118996347528539</text:p>
          </table:table-cell>
          <table:table-cell table:style-name="ce3" table:number-matrix-columns-spanned="1" table:number-matrix-rows-spanned="1" table:formula="of:=SUM([.O20:.Q22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P20:.R22]*[.$AD$11:.$AF$13])" office:value-type="float" office:value="0.38724365944352" calcext:value-type="float">
            <text:p>0.38724365944352</text:p>
          </table:table-cell>
          <table:table-cell table:style-name="ce3" table:number-matrix-columns-spanned="1" table:number-matrix-rows-spanned="1" table:formula="of:=SUM([.Q20:.S22]*[.$AD$11:.$AF$13])" office:value-type="float" office:value="2.2152035270808" calcext:value-type="float">
            <text:p>2.2152035270808</text:p>
          </table:table-cell>
          <table:table-cell table:style-name="ce3" table:number-matrix-columns-spanned="1" table:number-matrix-rows-spanned="1" table:formula="of:=SUM([.R20:.T22]*[.$AD$11:.$AF$13])" office:value-type="float" office:value="3.26828048924509" calcext:value-type="float">
            <text:p>3.26828048924509</text:p>
          </table:table-cell>
          <table:table-cell table:style-name="ce3" table:number-matrix-columns-spanned="1" table:number-matrix-rows-spanned="1" table:formula="of:=SUM([.S20:.U22]*[.$AD$11:.$AF$13])" office:value-type="float" office:value="4.6265060005467" calcext:value-type="float">
            <text:p>4.6265060005467</text:p>
          </table:table-cell>
          <table:table-cell table:style-name="ce3" table:number-matrix-columns-spanned="1" table:number-matrix-rows-spanned="1" table:formula="of:=SUM([.T20:.V22]*[.$AD$11:.$AF$13])" office:value-type="float" office:value="2.95653722526888" calcext:value-type="float">
            <text:p>2.95653722526888</text:p>
          </table:table-cell>
          <table:table-cell table:style-name="ce3" table:number-matrix-columns-spanned="1" table:number-matrix-rows-spanned="1" table:formula="of:=SUM([.U20:.W22]*[.$AD$11:.$AF$13])" office:value-type="float" office:value="2.01681086254491" calcext:value-type="float">
            <text:p>2.01681086254491</text:p>
          </table:table-cell>
          <table:table-cell table:style-name="ce3" table:number-matrix-columns-spanned="1" table:number-matrix-rows-spanned="1" table:formula="of:=SUM([.V20:.X22]*[.$AD$11:.$AF$13])" office:value-type="float" office:value="0.157382261381015" calcext:value-type="float">
            <text:p>0.157382261381015</text:p>
          </table:table-cell>
          <table:table-cell table:style-name="ce3" table:number-matrix-columns-spanned="1" table:number-matrix-rows-spanned="1" table:formula="of:=SUM([.W20:.Y22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X20:.Z22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Y20:.AA22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Z20:.AB22]*[.$AD$11:.$AF$13]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SUM([.AH20:.AJ22]*[.$BI$11:.$BK$13])+SUM([.AH49:.AJ51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I20:.AK22]*[.$BI$11:.$BK$13])+SUM([.AI49:.AK51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J20:.AL22]*[.$BI$11:.$BK$13])+SUM([.AJ49:.AL51]*[.$BI$15:.$BK$17])" office:value-type="float" office:value="1.89806301216055" calcext:value-type="float">
            <text:p>1.89806301216055</text:p>
          </table:table-cell>
          <table:table-cell table:style-name="ce5" table:number-matrix-columns-spanned="1" table:number-matrix-rows-spanned="1" table:formula="of:=SUM([.AK20:.AM22]*[.$BI$11:.$BK$13])+SUM([.AK49:.AM51]*[.$BI$15:.$BK$17])" office:value-type="float" office:value="6.38810922778304" calcext:value-type="float">
            <text:p>6.38810922778304</text:p>
          </table:table-cell>
          <table:table-cell table:style-name="ce5" table:number-matrix-columns-spanned="1" table:number-matrix-rows-spanned="1" table:formula="of:=SUM([.AL20:.AN22]*[.$BI$11:.$BK$13])+SUM([.AL49:.AN51]*[.$BI$15:.$BK$17])" office:value-type="float" office:value="13.918935378375" calcext:value-type="float">
            <text:p>13.918935378375</text:p>
          </table:table-cell>
          <table:table-cell table:style-name="ce5" table:number-matrix-columns-spanned="1" table:number-matrix-rows-spanned="1" table:formula="of:=SUM([.AM20:.AO22]*[.$BI$11:.$BK$13])+SUM([.AM49:.AO51]*[.$BI$15:.$BK$17])" office:value-type="float" office:value="20.1473637711998" calcext:value-type="float">
            <text:p>20.1473637711998</text:p>
          </table:table-cell>
          <table:table-cell table:style-name="ce5" table:number-matrix-columns-spanned="1" table:number-matrix-rows-spanned="1" table:formula="of:=SUM([.AN20:.AP22]*[.$BI$11:.$BK$13])+SUM([.AN49:.AP51]*[.$BI$15:.$BK$17])" office:value-type="float" office:value="21.7781075815035" calcext:value-type="float">
            <text:p>21.7781075815035</text:p>
          </table:table-cell>
          <table:table-cell table:style-name="ce5" table:number-matrix-columns-spanned="1" table:number-matrix-rows-spanned="1" table:formula="of:=SUM([.AO20:.AQ22]*[.$BI$11:.$BK$13])+SUM([.AO49:.AQ51]*[.$BI$15:.$BK$17])" office:value-type="float" office:value="20.0442191180477" calcext:value-type="float">
            <text:p>20.0442191180477</text:p>
          </table:table-cell>
          <table:table-cell table:style-name="ce5" table:number-matrix-columns-spanned="1" table:number-matrix-rows-spanned="1" table:formula="of:=SUM([.AP20:.AR22]*[.$BI$11:.$BK$13])+SUM([.AP49:.AR51]*[.$BI$15:.$BK$17])" office:value-type="float" office:value="15.9330523289745" calcext:value-type="float">
            <text:p>15.9330523289745</text:p>
          </table:table-cell>
          <table:table-cell table:style-name="ce5" table:number-matrix-columns-spanned="1" table:number-matrix-rows-spanned="1" table:formula="of:=SUM([.AQ20:.AS22]*[.$BI$11:.$BK$13])+SUM([.AQ49:.AS51]*[.$BI$15:.$BK$17])" office:value-type="float" office:value="12.137769238216" calcext:value-type="float">
            <text:p>12.137769238216</text:p>
          </table:table-cell>
          <table:table-cell table:style-name="ce5" table:number-matrix-columns-spanned="1" table:number-matrix-rows-spanned="1" table:formula="of:=SUM([.AR20:.AT22]*[.$BI$11:.$BK$13])+SUM([.AR49:.AT51]*[.$BI$15:.$BK$17])" office:value-type="float" office:value="9.32519911054495" calcext:value-type="float">
            <text:p>9.32519911054495</text:p>
          </table:table-cell>
          <table:table-cell table:style-name="ce5" table:number-matrix-columns-spanned="1" table:number-matrix-rows-spanned="1" table:formula="of:=SUM([.AS20:.AU22]*[.$BI$11:.$BK$13])+SUM([.AS49:.AU51]*[.$BI$15:.$BK$17])" office:value-type="float" office:value="6.82553297427927" calcext:value-type="float">
            <text:p>6.82553297427927</text:p>
          </table:table-cell>
          <table:table-cell table:style-name="ce5" table:number-matrix-columns-spanned="1" table:number-matrix-rows-spanned="1" table:formula="of:=SUM([.AT20:.AV22]*[.$BI$11:.$BK$13])+SUM([.AT49:.AV51]*[.$BI$15:.$BK$17])" office:value-type="float" office:value="5.05081880265747" calcext:value-type="float">
            <text:p>5.05081880265747</text:p>
          </table:table-cell>
          <table:table-cell table:style-name="ce5" table:number-matrix-columns-spanned="1" table:number-matrix-rows-spanned="1" table:formula="of:=SUM([.AU20:.AW22]*[.$BI$11:.$BK$13])+SUM([.AU49:.AW51]*[.$BI$15:.$BK$17])" office:value-type="float" office:value="5.11714138335721" calcext:value-type="float">
            <text:p>5.11714138335721</text:p>
          </table:table-cell>
          <table:table-cell table:style-name="ce5" table:number-matrix-columns-spanned="1" table:number-matrix-rows-spanned="1" table:formula="of:=SUM([.AV20:.AX22]*[.$BI$11:.$BK$13])+SUM([.AV49:.AX51]*[.$BI$15:.$BK$17])" office:value-type="float" office:value="9.61196279923666" calcext:value-type="float">
            <text:p>9.61196279923666</text:p>
          </table:table-cell>
          <table:table-cell table:style-name="ce5" table:number-matrix-columns-spanned="1" table:number-matrix-rows-spanned="1" table:formula="of:=SUM([.AW20:.AY22]*[.$BI$11:.$BK$13])+SUM([.AW49:.AY51]*[.$BI$15:.$BK$17])" office:value-type="float" office:value="18.6603222517728" calcext:value-type="float">
            <text:p>18.6603222517728</text:p>
          </table:table-cell>
          <table:table-cell table:style-name="ce5" table:number-matrix-columns-spanned="1" table:number-matrix-rows-spanned="1" table:formula="of:=SUM([.AX20:.AZ22]*[.$BI$11:.$BK$13])+SUM([.AX49:.AZ51]*[.$BI$15:.$BK$17])" office:value-type="float" office:value="30.0709049927157" calcext:value-type="float">
            <text:p>30.0709049927157</text:p>
          </table:table-cell>
          <table:table-cell table:style-name="ce5" table:number-matrix-columns-spanned="1" table:number-matrix-rows-spanned="1" table:formula="of:=SUM([.AY20:.BA22]*[.$BI$11:.$BK$13])+SUM([.AY49:.BA51]*[.$BI$15:.$BK$17])" office:value-type="float" office:value="32.4004207744689" calcext:value-type="float">
            <text:p>32.4004207744689</text:p>
          </table:table-cell>
          <table:table-cell table:style-name="ce5" table:number-matrix-columns-spanned="1" table:number-matrix-rows-spanned="1" table:formula="of:=SUM([.AZ20:.BB22]*[.$BI$11:.$BK$13])+SUM([.AZ49:.BB51]*[.$BI$15:.$BK$17])" office:value-type="float" office:value="28.5614136274922" calcext:value-type="float">
            <text:p>28.5614136274922</text:p>
          </table:table-cell>
          <table:table-cell table:style-name="ce5" table:number-matrix-columns-spanned="1" table:number-matrix-rows-spanned="1" table:formula="of:=SUM([.BA20:.BC22]*[.$BI$11:.$BK$13])+SUM([.BA49:.BC51]*[.$BI$15:.$BK$17])" office:value-type="float" office:value="15.483259690928" calcext:value-type="float">
            <text:p>15.483259690928</text:p>
          </table:table-cell>
          <table:table-cell table:style-name="ce5" table:number-matrix-columns-spanned="1" table:number-matrix-rows-spanned="1" table:formula="of:=SUM([.BB20:.BD22]*[.$BI$11:.$BK$13])+SUM([.BB49:.BD51]*[.$BI$15:.$BK$17])" office:value-type="float" office:value="6.90597020768605" calcext:value-type="float">
            <text:p>6.90597020768605</text:p>
          </table:table-cell>
          <table:table-cell table:style-name="ce5" table:number-matrix-columns-spanned="1" table:number-matrix-rows-spanned="1" table:formula="of:=SUM([.BC20:.BE22]*[.$BI$11:.$BK$13])+SUM([.BC49:.BE51]*[.$BI$15:.$BK$17])" office:value-type="float" office:value="0.76471504521496" calcext:value-type="float">
            <text:p>0.76471504521496</text:p>
          </table:table-cell>
          <table:table-cell table:style-name="ce5" table:number-matrix-columns-spanned="1" table:number-matrix-rows-spanned="1" table:formula="of:=SUM([.BD20:.BF22]*[.$BI$11:.$BK$13])+SUM([.BD49:.BF51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E20:.BG22]*[.$BI$11:.$BK$13])+SUM([.BE49:.BG51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F20:.BH22]*[.$BI$11:.$BK$13])+SUM([.BF49:.BH51]*[.$BI$15:.$BK$17])" office:value-type="float" office:value="0" calcext:value-type="float">
            <text:p>0</text:p>
          </table:table-cell>
          <table:table-cell/>
          <table:table-cell table:style-name="ce6" table:number-columns-repeated="25"/>
          <table:table-cell table:number-columns-repeated="909"/>
        </table:table-row>
        <table:table-row table:style-name="ro1">
          <table:table-cell table:number-columns-repeated="6" table:style-name="ce2" office:value-type="float" office:value="0" calcext:value-type="float">
            <text:p>0.0</text:p>
          </table:table-cell>
          <table:table-cell table:style-name="ce2" office:value-type="float" office:value="0.0705882385373115" calcext:value-type="float">
            <text:p>0.1</text:p>
          </table:table-cell>
          <table:table-cell table:style-name="ce2" office:value-type="float" office:value="0.486274540424346" calcext:value-type="float">
            <text:p>0.5</text:p>
          </table:table-cell>
          <table:table-cell table:number-columns-repeated="9" table:style-name="ce2" office:value-type="float" office:value="0" calcext:value-type="float">
            <text:p>0.0</text:p>
          </table:table-cell>
          <table:table-cell table:style-name="ce2" office:value-type="float" office:value="0.329411774873733" calcext:value-type="float">
            <text:p>0.3</text:p>
          </table:table-cell>
          <table:table-cell table:number-columns-repeated="2" table:style-name="ce2" office:value-type="float" office:value="0.996078491210937" calcext:value-type="float">
            <text:p>1.0</text:p>
          </table:table-cell>
          <table:table-cell table:style-name="ce2" office:value-type="float" office:value="0.650980412960052" calcext:value-type="float">
            <text:p>0.7</text:p>
          </table:table-cell>
          <table:table-cell table:number-columns-repeated="7" table:style-name="ce2" office:value-type="float" office:value="0" calcext:value-type="float">
            <text:p>0.0</text:p>
          </table:table-cell>
          <table:table-cell table:number-columns-repeated="5"/>
          <table:table-cell table:style-name="ce3" table:number-matrix-columns-spanned="1" table:number-matrix-rows-spanned="1" table:formula="of:=SUM([.A21:.C23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B21:.D23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C21:.E23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D21:.F23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E21:.G23]*[.$AD$11:.$AF$13])" office:value-type="float" office:value="0.663044293588143" calcext:value-type="float">
            <text:p>0.663044293588143</text:p>
          </table:table-cell>
          <table:table-cell table:style-name="ce3" table:number-matrix-columns-spanned="1" table:number-matrix-rows-spanned="1" table:formula="of:=SUM([.F21:.H23]*[.$AD$11:.$AF$13])" office:value-type="float" office:value="1.39856179315634" calcext:value-type="float">
            <text:p>1.39856179315634</text:p>
          </table:table-cell>
          <table:table-cell table:style-name="ce3" table:number-matrix-columns-spanned="1" table:number-matrix-rows-spanned="1" table:formula="of:=SUM([.G21:.I23]*[.$AD$11:.$AF$13])" office:value-type="float" office:value="1.64783393717684" calcext:value-type="float">
            <text:p>1.64783393717684</text:p>
          </table:table-cell>
          <table:table-cell table:style-name="ce3" table:number-matrix-columns-spanned="1" table:number-matrix-rows-spanned="1" table:formula="of:=SUM([.H21:.J23]*[.$AD$11:.$AF$13])" office:value-type="float" office:value="1.74190378741122" calcext:value-type="float">
            <text:p>1.74190378741122</text:p>
          </table:table-cell>
          <table:table-cell table:style-name="ce3" table:number-matrix-columns-spanned="1" table:number-matrix-rows-spanned="1" table:formula="of:=SUM([.I21:.K23]*[.$AD$11:.$AF$13])" office:value-type="float" office:value="0.743119257027782" calcext:value-type="float">
            <text:p>0.743119257027782</text:p>
          </table:table-cell>
          <table:table-cell table:style-name="ce3" table:number-matrix-columns-spanned="1" table:number-matrix-rows-spanned="1" table:formula="of:=SUM([.J21:.L23]*[.$AD$11:.$AF$13])" office:value-type="float" office:value="0.237992695057079" calcext:value-type="float">
            <text:p>0.237992695057079</text:p>
          </table:table-cell>
          <table:table-cell table:style-name="ce3" table:number-matrix-columns-spanned="1" table:number-matrix-rows-spanned="1" table:formula="of:=SUM([.K21:.M23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L21:.N23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M21:.O23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N21:.P23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O21:.Q23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P21:.R23]*[.$AD$11:.$AF$13])" office:value-type="float" office:value="0.827918749056231" calcext:value-type="float">
            <text:p>0.827918749056231</text:p>
          </table:table-cell>
          <table:table-cell table:style-name="ce3" table:number-matrix-columns-spanned="1" table:number-matrix-rows-spanned="1" table:formula="of:=SUM([.Q21:.S23]*[.$AD$11:.$AF$13])" office:value-type="float" office:value="2.50996269643483" calcext:value-type="float">
            <text:p>2.50996269643483</text:p>
          </table:table-cell>
          <table:table-cell table:style-name="ce3" table:number-matrix-columns-spanned="1" table:number-matrix-rows-spanned="1" table:formula="of:=SUM([.R21:.T23]*[.$AD$11:.$AF$13])" office:value-type="float" office:value="3.66790669864647" calcext:value-type="float">
            <text:p>3.66790669864647</text:p>
          </table:table-cell>
          <table:table-cell table:style-name="ce3" table:number-matrix-columns-spanned="1" table:number-matrix-rows-spanned="1" table:formula="of:=SUM([.S21:.U23]*[.$AD$11:.$AF$13])" office:value-type="float" office:value="4.24831242032205" calcext:value-type="float">
            <text:p>4.24831242032205</text:p>
          </table:table-cell>
          <table:table-cell table:style-name="ce3" table:number-matrix-columns-spanned="1" table:number-matrix-rows-spanned="1" table:formula="of:=SUM([.T21:.V23]*[.$AD$11:.$AF$13])" office:value-type="float" office:value="2.60736804978807" calcext:value-type="float">
            <text:p>2.60736804978807</text:p>
          </table:table-cell>
          <table:table-cell table:style-name="ce3" table:number-matrix-columns-spanned="1" table:number-matrix-rows-spanned="1" table:formula="of:=SUM([.U21:.W23]*[.$AD$11:.$AF$13])" office:value-type="float" office:value="1.49715673707964" calcext:value-type="float">
            <text:p>1.49715673707964</text:p>
          </table:table-cell>
          <table:table-cell table:style-name="ce3" table:number-matrix-columns-spanned="1" table:number-matrix-rows-spanned="1" table:formula="of:=SUM([.V21:.X23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W21:.Y23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X21:.Z23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Y21:.AA23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Z21:.AB23]*[.$AD$11:.$AF$13]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SUM([.AH21:.AJ23]*[.$BI$11:.$BK$13])+SUM([.AH50:.AJ52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I21:.AK23]*[.$BI$11:.$BK$13])+SUM([.AI50:.AK52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J21:.AL23]*[.$BI$11:.$BK$13])+SUM([.AJ50:.AL52]*[.$BI$15:.$BK$17])" office:value-type="float" office:value="1.04829828721584" calcext:value-type="float">
            <text:p>1.04829828721584</text:p>
          </table:table-cell>
          <table:table-cell table:style-name="ce5" table:number-matrix-columns-spanned="1" table:number-matrix-rows-spanned="1" table:formula="of:=SUM([.AK21:.AM23]*[.$BI$11:.$BK$13])+SUM([.AK50:.AM52]*[.$BI$15:.$BK$17])" office:value-type="float" office:value="4.31372060555522" calcext:value-type="float">
            <text:p>4.31372060555522</text:p>
          </table:table-cell>
          <table:table-cell table:style-name="ce5" table:number-matrix-columns-spanned="1" table:number-matrix-rows-spanned="1" table:formula="of:=SUM([.AL21:.AN23]*[.$BI$11:.$BK$13])+SUM([.AL50:.AN52]*[.$BI$15:.$BK$17])" office:value-type="float" office:value="8.83096980550837" calcext:value-type="float">
            <text:p>8.83096980550837</text:p>
          </table:table-cell>
          <table:table-cell table:style-name="ce5" table:number-matrix-columns-spanned="1" table:number-matrix-rows-spanned="1" table:formula="of:=SUM([.AM21:.AO23]*[.$BI$11:.$BK$13])+SUM([.AM50:.AO52]*[.$BI$15:.$BK$17])" office:value-type="float" office:value="13.0492826325493" calcext:value-type="float">
            <text:p>13.0492826325493</text:p>
          </table:table-cell>
          <table:table-cell table:style-name="ce5" table:number-matrix-columns-spanned="1" table:number-matrix-rows-spanned="1" table:formula="of:=SUM([.AN21:.AP23]*[.$BI$11:.$BK$13])+SUM([.AN50:.AP52]*[.$BI$15:.$BK$17])" office:value-type="float" office:value="12.5652015315419" calcext:value-type="float">
            <text:p>12.5652015315419</text:p>
          </table:table-cell>
          <table:table-cell table:style-name="ce5" table:number-matrix-columns-spanned="1" table:number-matrix-rows-spanned="1" table:formula="of:=SUM([.AO21:.AQ23]*[.$BI$11:.$BK$13])+SUM([.AO50:.AQ52]*[.$BI$15:.$BK$17])" office:value-type="float" office:value="10.2205692946903" calcext:value-type="float">
            <text:p>10.2205692946903</text:p>
          </table:table-cell>
          <table:table-cell table:style-name="ce5" table:number-matrix-columns-spanned="1" table:number-matrix-rows-spanned="1" table:formula="of:=SUM([.AP21:.AR23]*[.$BI$11:.$BK$13])+SUM([.AP50:.AR52]*[.$BI$15:.$BK$17])" office:value-type="float" office:value="6.02250807750188" calcext:value-type="float">
            <text:p>6.02250807750188</text:p>
          </table:table-cell>
          <table:table-cell table:style-name="ce5" table:number-matrix-columns-spanned="1" table:number-matrix-rows-spanned="1" table:formula="of:=SUM([.AQ21:.AS23]*[.$BI$11:.$BK$13])+SUM([.AQ50:.AS52]*[.$BI$15:.$BK$17])" office:value-type="float" office:value="3.36965286558405" calcext:value-type="float">
            <text:p>3.36965286558405</text:p>
          </table:table-cell>
          <table:table-cell table:style-name="ce5" table:number-matrix-columns-spanned="1" table:number-matrix-rows-spanned="1" table:formula="of:=SUM([.AR21:.AT23]*[.$BI$11:.$BK$13])+SUM([.AR50:.AT52]*[.$BI$15:.$BK$17])" office:value-type="float" office:value="1.97709574136618" calcext:value-type="float">
            <text:p>1.97709574136618</text:p>
          </table:table-cell>
          <table:table-cell table:style-name="ce5" table:number-matrix-columns-spanned="1" table:number-matrix-rows-spanned="1" table:formula="of:=SUM([.AS21:.AU23]*[.$BI$11:.$BK$13])+SUM([.AS50:.AU52]*[.$BI$15:.$BK$17])" office:value-type="float" office:value="0.955812372612578" calcext:value-type="float">
            <text:p>0.955812372612578</text:p>
          </table:table-cell>
          <table:table-cell table:style-name="ce5" table:number-matrix-columns-spanned="1" table:number-matrix-rows-spanned="1" table:formula="of:=SUM([.AT21:.AV23]*[.$BI$11:.$BK$13])+SUM([.AT50:.AV52]*[.$BI$15:.$BK$17])" office:value-type="float" office:value="1.36939253000731" calcext:value-type="float">
            <text:p>1.36939253000731</text:p>
          </table:table-cell>
          <table:table-cell table:style-name="ce5" table:number-matrix-columns-spanned="1" table:number-matrix-rows-spanned="1" table:formula="of:=SUM([.AU21:.AW23]*[.$BI$11:.$BK$13])+SUM([.AU50:.AW52]*[.$BI$15:.$BK$17])" office:value-type="float" office:value="3.692089505043" calcext:value-type="float">
            <text:p>3.692089505043</text:p>
          </table:table-cell>
          <table:table-cell table:style-name="ce5" table:number-matrix-columns-spanned="1" table:number-matrix-rows-spanned="1" table:formula="of:=SUM([.AV21:.AX23]*[.$BI$11:.$BK$13])+SUM([.AV50:.AX52]*[.$BI$15:.$BK$17])" office:value-type="float" office:value="10.7903136586409" calcext:value-type="float">
            <text:p>10.7903136586409</text:p>
          </table:table-cell>
          <table:table-cell table:style-name="ce5" table:number-matrix-columns-spanned="1" table:number-matrix-rows-spanned="1" table:formula="of:=SUM([.AW21:.AY23]*[.$BI$11:.$BK$13])+SUM([.AW50:.AY52]*[.$BI$15:.$BK$17])" office:value-type="float" office:value="20.6876784418278" calcext:value-type="float">
            <text:p>20.6876784418278</text:p>
          </table:table-cell>
          <table:table-cell table:style-name="ce5" table:number-matrix-columns-spanned="1" table:number-matrix-rows-spanned="1" table:formula="of:=SUM([.AX21:.AZ23]*[.$BI$11:.$BK$13])+SUM([.AX50:.AZ52]*[.$BI$15:.$BK$17])" office:value-type="float" office:value="30.3934658737093" calcext:value-type="float">
            <text:p>30.3934658737093</text:p>
          </table:table-cell>
          <table:table-cell table:style-name="ce5" table:number-matrix-columns-spanned="1" table:number-matrix-rows-spanned="1" table:formula="of:=SUM([.AY21:.BA23]*[.$BI$11:.$BK$13])+SUM([.AY50:.BA52]*[.$BI$15:.$BK$17])" office:value-type="float" office:value="30.826051591497" calcext:value-type="float">
            <text:p>30.826051591497</text:p>
          </table:table-cell>
          <table:table-cell table:style-name="ce5" table:number-matrix-columns-spanned="1" table:number-matrix-rows-spanned="1" table:formula="of:=SUM([.AZ21:.BB23]*[.$BI$11:.$BK$13])+SUM([.AZ50:.BB52]*[.$BI$15:.$BK$17])" office:value-type="float" office:value="24.4392889963542" calcext:value-type="float">
            <text:p>24.4392889963542</text:p>
          </table:table-cell>
          <table:table-cell table:style-name="ce5" table:number-matrix-columns-spanned="1" table:number-matrix-rows-spanned="1" table:formula="of:=SUM([.BA21:.BC23]*[.$BI$11:.$BK$13])+SUM([.BA50:.BC52]*[.$BI$15:.$BK$17])" office:value-type="float" office:value="12.4551806995278" calcext:value-type="float">
            <text:p>12.4551806995278</text:p>
          </table:table-cell>
          <table:table-cell table:style-name="ce5" table:number-matrix-columns-spanned="1" table:number-matrix-rows-spanned="1" table:formula="of:=SUM([.BB21:.BD23]*[.$BI$11:.$BK$13])+SUM([.BB50:.BD52]*[.$BI$15:.$BK$17])" office:value-type="float" office:value="4.80021482184948" calcext:value-type="float">
            <text:p>4.80021482184948</text:p>
          </table:table-cell>
          <table:table-cell table:style-name="ce5" table:number-matrix-columns-spanned="1" table:number-matrix-rows-spanned="1" table:formula="of:=SUM([.BC21:.BE23]*[.$BI$11:.$BK$13])+SUM([.BC50:.BE52]*[.$BI$15:.$BK$17])" office:value-type="float" office:value="0.151314255170555" calcext:value-type="float">
            <text:p>0.151314255170555</text:p>
          </table:table-cell>
          <table:table-cell table:style-name="ce5" table:number-matrix-columns-spanned="1" table:number-matrix-rows-spanned="1" table:formula="of:=SUM([.BD21:.BF23]*[.$BI$11:.$BK$13])+SUM([.BD50:.BF52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E21:.BG23]*[.$BI$11:.$BK$13])+SUM([.BE50:.BG52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F21:.BH23]*[.$BI$11:.$BK$13])+SUM([.BF50:.BH52]*[.$BI$15:.$BK$17])" office:value-type="float" office:value="0" calcext:value-type="float">
            <text:p>0</text:p>
          </table:table-cell>
          <table:table-cell/>
          <table:table-cell table:style-name="ce6" table:formula="of:=MAX([.BM22:.BN23])" office:value-type="float" office:value="0" calcext:value-type="float">
            <text:p>0</text:p>
          </table:table-cell>
          <table:table-cell table:style-name="ce6"/>
          <table:table-cell table:style-name="ce6" table:formula="of:=MAX([.BO22:.BP23])" office:value-type="float" office:value="4.31372060555522" calcext:value-type="float">
            <text:p>4.31372060555522</text:p>
          </table:table-cell>
          <table:table-cell table:style-name="ce6"/>
          <table:table-cell table:style-name="ce6" table:formula="of:=MAX([.BQ22:.BR23])" office:value-type="float" office:value="13.0492826325493" calcext:value-type="float">
            <text:p>13.0492826325493</text:p>
          </table:table-cell>
          <table:table-cell table:style-name="ce6"/>
          <table:table-cell table:style-name="ce6" table:formula="of:=MAX([.BS22:.BT23])" office:value-type="float" office:value="12.5652015315419" calcext:value-type="float">
            <text:p>12.5652015315419</text:p>
          </table:table-cell>
          <table:table-cell table:style-name="ce6"/>
          <table:table-cell table:style-name="ce6" table:formula="of:=MAX([.BU22:.BV23])" office:value-type="float" office:value="6.02250807750188" calcext:value-type="float">
            <text:p>6.02250807750188</text:p>
          </table:table-cell>
          <table:table-cell table:style-name="ce6"/>
          <table:table-cell table:style-name="ce6" table:formula="of:=MAX([.BW22:.BX23])" office:value-type="float" office:value="1.97709574136618" calcext:value-type="float">
            <text:p>1.97709574136618</text:p>
          </table:table-cell>
          <table:table-cell table:style-name="ce6"/>
          <table:table-cell table:style-name="ce6" table:formula="of:=MAX([.BY22:.BZ23])" office:value-type="float" office:value="6.75927190674432" calcext:value-type="float">
            <text:p>6.75927190674432</text:p>
          </table:table-cell>
          <table:table-cell table:style-name="ce6"/>
          <table:table-cell table:style-name="ce6" table:formula="of:=MAX([.CA22:.CB23])" office:value-type="float" office:value="25.1933296929491" calcext:value-type="float">
            <text:p>25.1933296929491</text:p>
          </table:table-cell>
          <table:table-cell table:style-name="ce6"/>
          <table:table-cell table:style-name="ce6" table:formula="of:=MAX([.CC22:.CD23])" office:value-type="float" office:value="31.1881992449793" calcext:value-type="float">
            <text:p>31.1881992449793</text:p>
          </table:table-cell>
          <table:table-cell table:style-name="ce6"/>
          <table:table-cell table:style-name="ce6" table:formula="of:=MAX([.CE22:.CF23])" office:value-type="float" office:value="24.4392889963542" calcext:value-type="float">
            <text:p>24.4392889963542</text:p>
          </table:table-cell>
          <table:table-cell table:style-name="ce6"/>
          <table:table-cell table:style-name="ce6" table:formula="of:=MAX([.CG22:.CH23])" office:value-type="float" office:value="4.80021482184948" calcext:value-type="float">
            <text:p>4.80021482184948</text:p>
          </table:table-cell>
          <table:table-cell table:style-name="ce6"/>
          <table:table-cell table:style-name="ce6" table:formula="of:=MAX([.CI22:.CJ23])" office:value-type="float" office:value="0" calcext:value-type="float">
            <text:p>0</text:p>
          </table:table-cell>
          <table:table-cell table:style-name="ce6"/>
          <table:table-cell table:style-name="ce6" table:formula="of:=MAX([.CK22:.CL23])" office:value-type="float" office:value="0" calcext:value-type="float">
            <text:p>0</text:p>
          </table:table-cell>
          <table:table-cell table:number-columns-repeated="2"/>
          <table:table-cell office:value-type="float" office:value="0.822363866004635" calcext:value-type="float">
            <text:p>0.822363866004635</text:p>
          </table:table-cell>
          <table:table-cell/>
          <table:table-cell office:value-type="float" office:value="0.828082745677968" calcext:value-type="float">
            <text:p>0.828082745677968</text:p>
          </table:table-cell>
          <table:table-cell/>
          <table:table-cell office:value-type="float" office:value="0.331231766251688" calcext:value-type="float">
            <text:p>0.331231766251688</text:p>
          </table:table-cell>
          <table:table-cell/>
          <table:table-cell office:value-type="float" office:value="0.163863720459703" calcext:value-type="float">
            <text:p>0.163863720459703</text:p>
          </table:table-cell>
          <table:table-cell/>
          <table:table-cell office:value-type="float" office:value="0.840477884386306" calcext:value-type="float">
            <text:p>0.840477884386306</text:p>
          </table:table-cell>
          <table:table-cell/>
          <table:table-cell office:value-type="float" office:value="0.902331575950587" calcext:value-type="float">
            <text:p>0.902331575950587</text:p>
          </table:table-cell>
          <table:table-cell/>
          <table:table-cell office:value-type="float" office:value="0.807495504388167" calcext:value-type="float">
            <text:p>0.807495504388167</text:p>
          </table:table-cell>
          <table:table-cell/>
          <table:table-cell office:value-type="float" office:value="0.368269786021521" calcext:value-type="float">
            <text:p>0.368269786021521</text:p>
          </table:table-cell>
          <table:table-cell/>
          <table:table-cell office:value-type="float" office:value="0.737283929207629" calcext:value-type="float">
            <text:p>0.737283929207629</text:p>
          </table:table-cell>
          <table:table-cell/>
          <table:table-cell office:value-type="float" office:value="0.950643291213283" calcext:value-type="float">
            <text:p>0.950643291213283</text:p>
          </table:table-cell>
          <table:table-cell/>
          <table:table-cell office:value-type="float" office:value="0.406212970706346" calcext:value-type="float">
            <text:p>0.406212970706346</text:p>
          </table:table-cell>
          <table:table-cell/>
          <table:table-cell office:value-type="float" office:value="0.253964157870325" calcext:value-type="float">
            <text:p>0.253964157870325</text:p>
          </table:table-cell>
          <table:table-cell/>
          <table:table-cell office:value-type="float" office:value="0.140693013721403" calcext:value-type="float">
            <text:p>0.140693013721403</text:p>
          </table:table-cell>
          <table:table-cell table:number-columns-repeated="882"/>
        </table:table-row>
        <table:table-row table:style-name="ro1">
          <table:table-cell table:number-columns-repeated="17" table:style-name="ce2" office:value-type="float" office:value="0" calcext:value-type="float">
            <text:p>0.0</text:p>
          </table:table-cell>
          <table:table-cell table:style-name="ce2" office:value-type="float" office:value="0.545098066329956" calcext:value-type="float">
            <text:p>0.5</text:p>
          </table:table-cell>
          <table:table-cell table:style-name="ce2" office:value-type="float" office:value="0.996078491210937" calcext:value-type="float">
            <text:p>1.0</text:p>
          </table:table-cell>
          <table:table-cell table:style-name="ce2" office:value-type="float" office:value="0.933333396911621" calcext:value-type="float">
            <text:p>0.9</text:p>
          </table:table-cell>
          <table:table-cell table:style-name="ce2" office:value-type="float" office:value="0.223529428243637" calcext:value-type="float">
            <text:p>0.2</text:p>
          </table:table-cell>
          <table:table-cell table:number-columns-repeated="7" table:style-name="ce2" office:value-type="float" office:value="0" calcext:value-type="float">
            <text:p>0.0</text:p>
          </table:table-cell>
          <table:table-cell table:number-columns-repeated="5"/>
          <table:table-cell table:style-name="ce3" table:number-matrix-columns-spanned="1" table:number-matrix-rows-spanned="1" table:formula="of:=SUM([.A22:.C24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B22:.D24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C22:.E24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D22:.F24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E22:.G24]*[.$AD$11:.$AF$13])" office:value-type="float" office:value="0.0663761508906377" calcext:value-type="float">
            <text:p>0.066376150890638</text:p>
          </table:table-cell>
          <table:table-cell table:style-name="ce3" table:number-matrix-columns-spanned="1" table:number-matrix-rows-spanned="1" table:formula="of:=SUM([.F22:.H24]*[.$AD$11:.$AF$13])" office:value-type="float" office:value="0.476862582064114" calcext:value-type="float">
            <text:p>0.476862582064114</text:p>
          </table:table-cell>
          <table:table-cell table:style-name="ce3" table:number-matrix-columns-spanned="1" table:number-matrix-rows-spanned="1" table:formula="of:=SUM([.G22:.I24]*[.$AD$11:.$AF$13])" office:value-type="float" office:value="0.204148881988888" calcext:value-type="float">
            <text:p>0.204148881988888</text:p>
          </table:table-cell>
          <table:table-cell table:style-name="ce3" table:number-matrix-columns-spanned="1" table:number-matrix-rows-spanned="1" table:formula="of:=SUM([.H22:.J24]*[.$AD$11:.$AF$13])" office:value-type="float" office:value="0.475985390114158" calcext:value-type="float">
            <text:p>0.475985390114158</text:p>
          </table:table-cell>
          <table:table-cell table:style-name="ce3" table:number-matrix-columns-spanned="1" table:number-matrix-rows-spanned="1" table:formula="of:=SUM([.I22:.K24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J22:.L24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K22:.M24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L22:.N24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M22:.O24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N22:.P24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O22:.Q24]*[.$AD$11:.$AF$13])" office:value-type="float" office:value="0.702469187825849" calcext:value-type="float">
            <text:p>0.702469187825849</text:p>
          </table:table-cell>
          <table:table-cell table:style-name="ce3" table:number-matrix-columns-spanned="1" table:number-matrix-rows-spanned="1" table:formula="of:=SUM([.P22:.R24]*[.$AD$11:.$AF$13])" office:value-type="float" office:value="1.72302889207857" calcext:value-type="float">
            <text:p>1.72302889207857</text:p>
          </table:table-cell>
          <table:table-cell table:style-name="ce3" table:number-matrix-columns-spanned="1" table:number-matrix-rows-spanned="1" table:formula="of:=SUM([.Q22:.S24]*[.$AD$11:.$AF$13])" office:value-type="float" office:value="3.28379189621385" calcext:value-type="float">
            <text:p>3.28379189621385</text:p>
          </table:table-cell>
          <table:table-cell table:style-name="ce3" table:number-matrix-columns-spanned="1" table:number-matrix-rows-spanned="1" table:formula="of:=SUM([.R22:.T24]*[.$AD$11:.$AF$13])" office:value-type="float" office:value="3.97810016186583" calcext:value-type="float">
            <text:p>3.97810016186583</text:p>
          </table:table-cell>
          <table:table-cell table:style-name="ce3" table:number-matrix-columns-spanned="1" table:number-matrix-rows-spanned="1" table:formula="of:=SUM([.S22:.U24]*[.$AD$11:.$AF$13])" office:value-type="float" office:value="3.56113206474917" calcext:value-type="float">
            <text:p>3.56113206474917</text:p>
          </table:table-cell>
          <table:table-cell table:style-name="ce3" table:number-matrix-columns-spanned="1" table:number-matrix-rows-spanned="1" table:formula="of:=SUM([.T22:.V24]*[.$AD$11:.$AF$13])" office:value-type="float" office:value="2.22941133055577" calcext:value-type="float">
            <text:p>2.22941133055577</text:p>
          </table:table-cell>
          <table:table-cell table:style-name="ce3" table:number-matrix-columns-spanned="1" table:number-matrix-rows-spanned="1" table:formula="of:=SUM([.U22:.W24]*[.$AD$11:.$AF$13])" office:value-type="float" office:value="0.796522435852748" calcext:value-type="float">
            <text:p>0.796522435852748</text:p>
          </table:table-cell>
          <table:table-cell table:style-name="ce3" table:number-matrix-columns-spanned="1" table:number-matrix-rows-spanned="1" table:formula="of:=SUM([.V22:.X24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W22:.Y24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X22:.Z24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Y22:.AA24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Z22:.AB24]*[.$AD$11:.$AF$13]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SUM([.AH22:.AJ24]*[.$BI$11:.$BK$13])+SUM([.AH51:.AJ53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I22:.AK24]*[.$BI$11:.$BK$13])+SUM([.AI51:.AK53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J22:.AL24]*[.$BI$11:.$BK$13])+SUM([.AJ51:.AL53]*[.$BI$15:.$BK$17])" office:value-type="float" office:value="0.504273882693703" calcext:value-type="float">
            <text:p>0.504273882693703</text:p>
          </table:table-cell>
          <table:table-cell table:style-name="ce5" table:number-matrix-columns-spanned="1" table:number-matrix-rows-spanned="1" table:formula="of:=SUM([.AK22:.AM24]*[.$BI$11:.$BK$13])+SUM([.AK51:.AM53]*[.$BI$15:.$BK$17])" office:value-type="float" office:value="1.7612679304359" calcext:value-type="float">
            <text:p>1.7612679304359</text:p>
          </table:table-cell>
          <table:table-cell table:style-name="ce5" table:number-matrix-columns-spanned="1" table:number-matrix-rows-spanned="1" table:formula="of:=SUM([.AL22:.AN24]*[.$BI$11:.$BK$13])+SUM([.AL51:.AN53]*[.$BI$15:.$BK$17])" office:value-type="float" office:value="3.6609718347132" calcext:value-type="float">
            <text:p>3.6609718347132</text:p>
          </table:table-cell>
          <table:table-cell table:style-name="ce5" table:number-matrix-columns-spanned="1" table:number-matrix-rows-spanned="1" table:formula="of:=SUM([.AM22:.AO24]*[.$BI$11:.$BK$13])+SUM([.AM51:.AO53]*[.$BI$15:.$BK$17])" office:value-type="float" office:value="5.09269536139201" calcext:value-type="float">
            <text:p>5.09269536139201</text:p>
          </table:table-cell>
          <table:table-cell table:style-name="ce5" table:number-matrix-columns-spanned="1" table:number-matrix-rows-spanned="1" table:formula="of:=SUM([.AN22:.AP24]*[.$BI$11:.$BK$13])+SUM([.AN51:.AP53]*[.$BI$15:.$BK$17])" office:value-type="float" office:value="4.28309310483636" calcext:value-type="float">
            <text:p>4.28309310483636</text:p>
          </table:table-cell>
          <table:table-cell table:style-name="ce5" table:number-matrix-columns-spanned="1" table:number-matrix-rows-spanned="1" table:formula="of:=SUM([.AO22:.AQ24]*[.$BI$11:.$BK$13])+SUM([.AO51:.AQ53]*[.$BI$15:.$BK$17])" office:value-type="float" office:value="3.0002047482057" calcext:value-type="float">
            <text:p>3.0002047482057</text:p>
          </table:table-cell>
          <table:table-cell table:style-name="ce5" table:number-matrix-columns-spanned="1" table:number-matrix-rows-spanned="1" table:formula="of:=SUM([.AP22:.AR24]*[.$BI$11:.$BK$13])+SUM([.AP51:.AR53]*[.$BI$15:.$BK$17])" office:value-type="float" office:value="0.86225232926825" calcext:value-type="float">
            <text:p>0.86225232926825</text:p>
          </table:table-cell>
          <table:table-cell table:style-name="ce5" table:number-matrix-columns-spanned="1" table:number-matrix-rows-spanned="1" table:formula="of:=SUM([.AQ22:.AS24]*[.$BI$11:.$BK$13])+SUM([.AQ51:.AS53]*[.$BI$15:.$BK$17])" office:value-type="float" office:value="0.228816685391324" calcext:value-type="float">
            <text:p>0.228816685391324</text:p>
          </table:table-cell>
          <table:table-cell table:style-name="ce5" table:number-matrix-columns-spanned="1" table:number-matrix-rows-spanned="1" table:formula="of:=SUM([.AR22:.AT24]*[.$BI$11:.$BK$13])+SUM([.AR51:.AT53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S22:.AU24]*[.$BI$11:.$BK$13])+SUM([.AS51:.AU53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T22:.AV24]*[.$BI$11:.$BK$13])+SUM([.AT51:.AV53]*[.$BI$15:.$BK$17])" office:value-type="float" office:value="2.09337759223017" calcext:value-type="float">
            <text:p>2.09337759223017</text:p>
          </table:table-cell>
          <table:table-cell table:style-name="ce5" table:number-matrix-columns-spanned="1" table:number-matrix-rows-spanned="1" table:formula="of:=SUM([.AU22:.AW24]*[.$BI$11:.$BK$13])+SUM([.AU51:.AW53]*[.$BI$15:.$BK$17])" office:value-type="float" office:value="6.75927190674432" calcext:value-type="float">
            <text:p>6.75927190674432</text:p>
          </table:table-cell>
          <table:table-cell table:style-name="ce5" table:number-matrix-columns-spanned="1" table:number-matrix-rows-spanned="1" table:formula="of:=SUM([.AV22:.AX24]*[.$BI$11:.$BK$13])+SUM([.AV51:.AX53]*[.$BI$15:.$BK$17])" office:value-type="float" office:value="16.3238273374885" calcext:value-type="float">
            <text:p>16.3238273374885</text:p>
          </table:table-cell>
          <table:table-cell table:style-name="ce5" table:number-matrix-columns-spanned="1" table:number-matrix-rows-spanned="1" table:formula="of:=SUM([.AW22:.AY24]*[.$BI$11:.$BK$13])+SUM([.AW51:.AY53]*[.$BI$15:.$BK$17])" office:value-type="float" office:value="25.1933296929491" calcext:value-type="float">
            <text:p>25.1933296929491</text:p>
          </table:table-cell>
          <table:table-cell table:style-name="ce5" table:number-matrix-columns-spanned="1" table:number-matrix-rows-spanned="1" table:formula="of:=SUM([.AX22:.AZ24]*[.$BI$11:.$BK$13])+SUM([.AX51:.AZ53]*[.$BI$15:.$BK$17])" office:value-type="float" office:value="31.1881992449793" calcext:value-type="float">
            <text:p>31.1881992449793</text:p>
          </table:table-cell>
          <table:table-cell table:style-name="ce5" table:number-matrix-columns-spanned="1" table:number-matrix-rows-spanned="1" table:formula="of:=SUM([.AY22:.BA24]*[.$BI$11:.$BK$13])+SUM([.AY51:.BA53]*[.$BI$15:.$BK$17])" office:value-type="float" office:value="28.247272210718" calcext:value-type="float">
            <text:p>28.247272210718</text:p>
          </table:table-cell>
          <table:table-cell table:style-name="ce5" table:number-matrix-columns-spanned="1" table:number-matrix-rows-spanned="1" table:formula="of:=SUM([.AZ22:.BB24]*[.$BI$11:.$BK$13])+SUM([.AZ51:.BB53]*[.$BI$15:.$BK$17])" office:value-type="float" office:value="19.4625437426385" calcext:value-type="float">
            <text:p>19.4625437426385</text:p>
          </table:table-cell>
          <table:table-cell table:style-name="ce5" table:number-matrix-columns-spanned="1" table:number-matrix-rows-spanned="1" table:formula="of:=SUM([.BA22:.BC24]*[.$BI$11:.$BK$13])+SUM([.BA51:.BC53]*[.$BI$15:.$BK$17])" office:value-type="float" office:value="9.2243855641182" calcext:value-type="float">
            <text:p>9.2243855641182</text:p>
          </table:table-cell>
          <table:table-cell table:style-name="ce5" table:number-matrix-columns-spanned="1" table:number-matrix-rows-spanned="1" table:formula="of:=SUM([.BB22:.BD24]*[.$BI$11:.$BK$13])+SUM([.BB51:.BD53]*[.$BI$15:.$BK$17])" office:value-type="float" office:value="2.74647748575909" calcext:value-type="float">
            <text:p>2.74647748575909</text:p>
          </table:table-cell>
          <table:table-cell table:style-name="ce5" table:number-matrix-columns-spanned="1" table:number-matrix-rows-spanned="1" table:formula="of:=SUM([.BC22:.BE24]*[.$BI$11:.$BK$13])+SUM([.BC51:.BE53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D22:.BF24]*[.$BI$11:.$BK$13])+SUM([.BD51:.BF53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E22:.BG24]*[.$BI$11:.$BK$13])+SUM([.BE51:.BG53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F22:.BH24]*[.$BI$11:.$BK$13])+SUM([.BF51:.BH53]*[.$BI$15:.$BK$17])" office:value-type="float" office:value="0" calcext:value-type="float">
            <text:p>0</text:p>
          </table:table-cell>
          <table:table-cell/>
          <table:table-cell table:style-name="ce6" table:number-columns-repeated="25"/>
          <table:table-cell table:number-columns-repeated="909"/>
        </table:table-row>
        <table:table-row table:style-name="ro1">
          <table:table-cell table:number-columns-repeated="16" table:style-name="ce2" office:value-type="float" office:value="0" calcext:value-type="float">
            <text:p>0.0</text:p>
          </table:table-cell>
          <table:table-cell table:style-name="ce2" office:value-type="float" office:value="0.823529481887817" calcext:value-type="float">
            <text:p>0.8</text:p>
          </table:table-cell>
          <table:table-cell table:style-name="ce2" office:value-type="float" office:value="0.980392217636108" calcext:value-type="float">
            <text:p>1.0</text:p>
          </table:table-cell>
          <table:table-cell table:style-name="ce2" office:value-type="float" office:value="0.996078491210937" calcext:value-type="float">
            <text:p>1.0</text:p>
          </table:table-cell>
          <table:table-cell table:style-name="ce2" office:value-type="float" office:value="0.658823549747467" calcext:value-type="float">
            <text:p>0.7</text:p>
          </table:table-cell>
          <table:table-cell table:number-columns-repeated="8" table:style-name="ce2" office:value-type="float" office:value="0" calcext:value-type="float">
            <text:p>0.0</text:p>
          </table:table-cell>
          <table:table-cell table:number-columns-repeated="5"/>
          <table:table-cell table:style-name="ce3" table:number-matrix-columns-spanned="1" table:number-matrix-rows-spanned="1" table:formula="of:=SUM([.A23:.C2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B23:.D2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C23:.E2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D23:.F2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E23:.G2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F23:.H2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G23:.I2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H23:.J2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I23:.K2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J23:.L2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K23:.M2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L23:.N2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M23:.O2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N23:.P2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O23:.Q25]*[.$AD$11:.$AF$13])" office:value-type="float" office:value="1.27438208798266" calcext:value-type="float">
            <text:p>1.27438208798266</text:p>
          </table:table-cell>
          <table:table-cell table:style-name="ce3" table:number-matrix-columns-spanned="1" table:number-matrix-rows-spanned="1" table:formula="of:=SUM([.P23:.R25]*[.$AD$11:.$AF$13])" office:value-type="float" office:value="2.26517913761976" calcext:value-type="float">
            <text:p>2.26517913761976</text:p>
          </table:table-cell>
          <table:table-cell table:style-name="ce3" table:number-matrix-columns-spanned="1" table:number-matrix-rows-spanned="1" table:formula="of:=SUM([.Q23:.S25]*[.$AD$11:.$AF$13])" office:value-type="float" office:value="3.98208582414239" calcext:value-type="float">
            <text:p>3.98208582414239</text:p>
          </table:table-cell>
          <table:table-cell table:style-name="ce3" table:number-matrix-columns-spanned="1" table:number-matrix-rows-spanned="1" table:formula="of:=SUM([.R23:.T25]*[.$AD$11:.$AF$13])" office:value-type="float" office:value="3.9044418438741" calcext:value-type="float">
            <text:p>3.9044418438741</text:p>
          </table:table-cell>
          <table:table-cell table:style-name="ce3" table:number-matrix-columns-spanned="1" table:number-matrix-rows-spanned="1" table:formula="of:=SUM([.S23:.U25]*[.$AD$11:.$AF$13])" office:value-type="float" office:value="2.82465671746368" calcext:value-type="float">
            <text:p>2.82465671746368</text:p>
          </table:table-cell>
          <table:table-cell table:style-name="ce3" table:number-matrix-columns-spanned="1" table:number-matrix-rows-spanned="1" table:formula="of:=SUM([.T23:.V25]*[.$AD$11:.$AF$13])" office:value-type="float" office:value="1.58018252472302" calcext:value-type="float">
            <text:p>1.58018252472302</text:p>
          </table:table-cell>
          <table:table-cell table:style-name="ce3" table:number-matrix-columns-spanned="1" table:number-matrix-rows-spanned="1" table:formula="of:=SUM([.U23:.W25]*[.$AD$11:.$AF$13])" office:value-type="float" office:value="0.218799738130842" calcext:value-type="float">
            <text:p>0.218799738130842</text:p>
          </table:table-cell>
          <table:table-cell table:style-name="ce3" table:number-matrix-columns-spanned="1" table:number-matrix-rows-spanned="1" table:formula="of:=SUM([.V23:.X2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W23:.Y2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X23:.Z2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Y23:.AA25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Z23:.AB25]*[.$AD$11:.$AF$13]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SUM([.AH23:.AJ25]*[.$BI$11:.$BK$13])+SUM([.AH52:.AJ54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I23:.AK25]*[.$BI$11:.$BK$13])+SUM([.AI52:.AK54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J23:.AL25]*[.$BI$11:.$BK$13])+SUM([.AJ52:.AL54]*[.$BI$15:.$BK$17])" office:value-type="float" office:value="0.0468542336685057" calcext:value-type="float">
            <text:p>0.046854233668506</text:p>
          </table:table-cell>
          <table:table-cell table:style-name="ce5" table:number-matrix-columns-spanned="1" table:number-matrix-rows-spanned="1" table:formula="of:=SUM([.AK23:.AM25]*[.$BI$11:.$BK$13])+SUM([.AK52:.AM54]*[.$BI$15:.$BK$17])" office:value-type="float" office:value="0.378396539207787" calcext:value-type="float">
            <text:p>0.378396539207787</text:p>
          </table:table-cell>
          <table:table-cell table:style-name="ce5" table:number-matrix-columns-spanned="1" table:number-matrix-rows-spanned="1" table:formula="of:=SUM([.AL23:.AN25]*[.$BI$11:.$BK$13])+SUM([.AL52:.AN54]*[.$BI$15:.$BK$17])" office:value-type="float" office:value="0.514437961626348" calcext:value-type="float">
            <text:p>0.514437961626348</text:p>
          </table:table-cell>
          <table:table-cell table:style-name="ce5" table:number-matrix-columns-spanned="1" table:number-matrix-rows-spanned="1" table:formula="of:=SUM([.AM23:.AO25]*[.$BI$11:.$BK$13])+SUM([.AM52:.AO54]*[.$BI$15:.$BK$17])" office:value-type="float" office:value="0.965974494622686" calcext:value-type="float">
            <text:p>0.965974494622686</text:p>
          </table:table-cell>
          <table:table-cell table:style-name="ce5" table:number-matrix-columns-spanned="1" table:number-matrix-rows-spanned="1" table:formula="of:=SUM([.AN23:.AP25]*[.$BI$11:.$BK$13])+SUM([.AN52:.AP54]*[.$BI$15:.$BK$17])" office:value-type="float" office:value="0.491847076698873" calcext:value-type="float">
            <text:p>0.491847076698873</text:p>
          </table:table-cell>
          <table:table-cell table:style-name="ce5" table:number-matrix-columns-spanned="1" table:number-matrix-rows-spanned="1" table:formula="of:=SUM([.AO23:.AQ25]*[.$BI$11:.$BK$13])+SUM([.AO52:.AQ54]*[.$BI$15:.$BK$17])" office:value-type="float" office:value="0.457633370782649" calcext:value-type="float">
            <text:p>0.457633370782649</text:p>
          </table:table-cell>
          <table:table-cell table:style-name="ce5" table:number-matrix-columns-spanned="1" table:number-matrix-rows-spanned="1" table:formula="of:=SUM([.AP23:.AR25]*[.$BI$11:.$BK$13])+SUM([.AP52:.AR54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Q23:.AS25]*[.$BI$11:.$BK$13])+SUM([.AQ52:.AS54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R23:.AT25]*[.$BI$11:.$BK$13])+SUM([.AR52:.AT54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S23:.AU25]*[.$BI$11:.$BK$13])+SUM([.AS52:.AU54]*[.$BI$15:.$BK$17])" office:value-type="float" office:value="0.396082090282533" calcext:value-type="float">
            <text:p>0.396082090282533</text:p>
          </table:table-cell>
          <table:table-cell table:style-name="ce5" table:number-matrix-columns-spanned="1" table:number-matrix-rows-spanned="1" table:formula="of:=SUM([.AT23:.AV25]*[.$BI$11:.$BK$13])+SUM([.AT52:.AV54]*[.$BI$15:.$BK$17])" office:value-type="float" office:value="4.42700678358821" calcext:value-type="float">
            <text:p>4.42700678358821</text:p>
          </table:table-cell>
          <table:table-cell table:style-name="ce5" table:number-matrix-columns-spanned="1" table:number-matrix-rows-spanned="1" table:formula="of:=SUM([.AU23:.AW25]*[.$BI$11:.$BK$13])+SUM([.AU52:.AW54]*[.$BI$15:.$BK$17])" office:value-type="float" office:value="11.0918086606" calcext:value-type="float">
            <text:p>11.0918086606</text:p>
          </table:table-cell>
          <table:table-cell table:style-name="ce5" table:number-matrix-columns-spanned="1" table:number-matrix-rows-spanned="1" table:formula="of:=SUM([.AV23:.AX25]*[.$BI$11:.$BK$13])+SUM([.AV52:.AX54]*[.$BI$15:.$BK$17])" office:value-type="float" office:value="22.5808776203032" calcext:value-type="float">
            <text:p>22.5808776203032</text:p>
          </table:table-cell>
          <table:table-cell table:style-name="ce5" table:number-matrix-columns-spanned="1" table:number-matrix-rows-spanned="1" table:formula="of:=SUM([.AW23:.AY25]*[.$BI$11:.$BK$13])+SUM([.AW52:.AY54]*[.$BI$15:.$BK$17])" office:value-type="float" office:value="29.0403056709579" calcext:value-type="float">
            <text:p>29.0403056709579</text:p>
          </table:table-cell>
          <table:table-cell table:style-name="ce5" table:number-matrix-columns-spanned="1" table:number-matrix-rows-spanned="1" table:formula="of:=SUM([.AX23:.AZ25]*[.$BI$11:.$BK$13])+SUM([.AX52:.AZ54]*[.$BI$15:.$BK$17])" office:value-type="float" office:value="30.9259865976843" calcext:value-type="float">
            <text:p>30.9259865976843</text:p>
          </table:table-cell>
          <table:table-cell table:style-name="ce5" table:number-matrix-columns-spanned="1" table:number-matrix-rows-spanned="1" table:formula="of:=SUM([.AY23:.BA25]*[.$BI$11:.$BK$13])+SUM([.AY52:.BA54]*[.$BI$15:.$BK$17])" office:value-type="float" office:value="24.0525218798223" calcext:value-type="float">
            <text:p>24.0525218798223</text:p>
          </table:table-cell>
          <table:table-cell table:style-name="ce5" table:number-matrix-columns-spanned="1" table:number-matrix-rows-spanned="1" table:formula="of:=SUM([.AZ23:.BB25]*[.$BI$11:.$BK$13])+SUM([.AZ52:.BB54]*[.$BI$15:.$BK$17])" office:value-type="float" office:value="14.124200457961" calcext:value-type="float">
            <text:p>14.124200457961</text:p>
          </table:table-cell>
          <table:table-cell table:style-name="ce5" table:number-matrix-columns-spanned="1" table:number-matrix-rows-spanned="1" table:formula="of:=SUM([.BA23:.BC25]*[.$BI$11:.$BK$13])+SUM([.BA52:.BC54]*[.$BI$15:.$BK$17])" office:value-type="float" office:value="5.86464552073184" calcext:value-type="float">
            <text:p>5.86464552073184</text:p>
          </table:table-cell>
          <table:table-cell table:style-name="ce5" table:number-matrix-columns-spanned="1" table:number-matrix-rows-spanned="1" table:formula="of:=SUM([.BB23:.BD25]*[.$BI$11:.$BK$13])+SUM([.BB52:.BD54]*[.$BI$15:.$BK$17])" office:value-type="float" office:value="1.07547240126839" calcext:value-type="float">
            <text:p>1.07547240126839</text:p>
          </table:table-cell>
          <table:table-cell table:style-name="ce5" table:number-matrix-columns-spanned="1" table:number-matrix-rows-spanned="1" table:formula="of:=SUM([.BC23:.BE25]*[.$BI$11:.$BK$13])+SUM([.BC52:.BE54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D23:.BF25]*[.$BI$11:.$BK$13])+SUM([.BD52:.BF54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E23:.BG25]*[.$BI$11:.$BK$13])+SUM([.BE52:.BG54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F23:.BH25]*[.$BI$11:.$BK$13])+SUM([.BF52:.BH54]*[.$BI$15:.$BK$17])" office:value-type="float" office:value="0" calcext:value-type="float">
            <text:p>0</text:p>
          </table:table-cell>
          <table:table-cell/>
          <table:table-cell table:style-name="ce6" table:formula="of:=MAX([.BM24:.BN25])" office:value-type="float" office:value="0" calcext:value-type="float">
            <text:p>0</text:p>
          </table:table-cell>
          <table:table-cell table:style-name="ce6"/>
          <table:table-cell table:style-name="ce6" table:formula="of:=MAX([.BO24:.BP25])" office:value-type="float" office:value="0.378396539207787" calcext:value-type="float">
            <text:p>0.378396539207787</text:p>
          </table:table-cell>
          <table:table-cell table:style-name="ce6"/>
          <table:table-cell table:style-name="ce6" table:formula="of:=MAX([.BQ24:.BR25])" office:value-type="float" office:value="0.965974494622686" calcext:value-type="float">
            <text:p>0.965974494622686</text:p>
          </table:table-cell>
          <table:table-cell table:style-name="ce6"/>
          <table:table-cell table:style-name="ce6" table:formula="of:=MAX([.BS24:.BT25])" office:value-type="float" office:value="0.491847076698873" calcext:value-type="float">
            <text:p>0.491847076698873</text:p>
          </table:table-cell>
          <table:table-cell table:style-name="ce6"/>
          <table:table-cell table:style-name="ce6" table:formula="of:=MAX([.BU24:.BV25])" office:value-type="float" office:value="0" calcext:value-type="float">
            <text:p>0</text:p>
          </table:table-cell>
          <table:table-cell table:style-name="ce6"/>
          <table:table-cell table:style-name="ce6" table:formula="of:=MAX([.BW24:.BX25])" office:value-type="float" office:value="1.36946881863044" calcext:value-type="float">
            <text:p>1.36946881863044</text:p>
          </table:table-cell>
          <table:table-cell table:style-name="ce6"/>
          <table:table-cell table:style-name="ce6" table:formula="of:=MAX([.BY24:.BZ25])" office:value-type="float" office:value="15.3882890860478" calcext:value-type="float">
            <text:p>15.3882890860478</text:p>
          </table:table-cell>
          <table:table-cell table:style-name="ce6"/>
          <table:table-cell table:style-name="ce6" table:formula="of:=MAX([.CA24:.CB25])" office:value-type="float" office:value="30.1128447880464" calcext:value-type="float">
            <text:p>30.1128447880464</text:p>
          </table:table-cell>
          <table:table-cell table:style-name="ce6"/>
          <table:table-cell table:style-name="ce6" table:formula="of:=MAX([.CC24:.CD25])" office:value-type="float" office:value="30.9259865976843" calcext:value-type="float">
            <text:p>30.9259865976843</text:p>
          </table:table-cell>
          <table:table-cell table:style-name="ce6"/>
          <table:table-cell table:style-name="ce6" table:formula="of:=MAX([.CE24:.CF25])" office:value-type="float" office:value="14.124200457961" calcext:value-type="float">
            <text:p>14.124200457961</text:p>
          </table:table-cell>
          <table:table-cell table:style-name="ce6"/>
          <table:table-cell table:style-name="ce6" table:formula="of:=MAX([.CG24:.CH25])" office:value-type="float" office:value="1.07547240126839" calcext:value-type="float">
            <text:p>1.07547240126839</text:p>
          </table:table-cell>
          <table:table-cell table:style-name="ce6"/>
          <table:table-cell table:style-name="ce6" table:formula="of:=MAX([.CI24:.CJ25])" office:value-type="float" office:value="0" calcext:value-type="float">
            <text:p>0</text:p>
          </table:table-cell>
          <table:table-cell table:style-name="ce6"/>
          <table:table-cell table:style-name="ce6" table:formula="of:=MAX([.CK24:.CL25])" office:value-type="float" office:value="0" calcext:value-type="float">
            <text:p>0</text:p>
          </table:table-cell>
          <table:table-cell table:number-columns-repeated="2"/>
          <table:table-cell office:value-type="float" office:value="0.954962722813511" calcext:value-type="float">
            <text:p>0.954962722813511</text:p>
          </table:table-cell>
          <table:table-cell/>
          <table:table-cell office:value-type="float" office:value="0.322331461515375" calcext:value-type="float">
            <text:p>0.322331461515375</text:p>
          </table:table-cell>
          <table:table-cell/>
          <table:table-cell office:value-type="float" office:value="0.163076425747968" calcext:value-type="float">
            <text:p>0.163076425747968</text:p>
          </table:table-cell>
          <table:table-cell/>
          <table:table-cell office:value-type="float" office:value="0.494460790408476" calcext:value-type="float">
            <text:p>0.494460790408476</text:p>
          </table:table-cell>
          <table:table-cell/>
          <table:table-cell office:value-type="float" office:value="0.0767573882131357" calcext:value-type="float">
            <text:p>0.076757388213136</text:p>
          </table:table-cell>
          <table:table-cell/>
          <table:table-cell office:value-type="float" office:value="0.632810194984815" calcext:value-type="float">
            <text:p>0.632810194984815</text:p>
          </table:table-cell>
          <table:table-cell/>
          <table:table-cell office:value-type="float" office:value="0.563702772743677" calcext:value-type="float">
            <text:p>0.563702772743677</text:p>
          </table:table-cell>
          <table:table-cell/>
          <table:table-cell office:value-type="float" office:value="0.368084711696488" calcext:value-type="float">
            <text:p>0.368084711696488</text:p>
          </table:table-cell>
          <table:table-cell/>
          <table:table-cell office:value-type="float" office:value="0.454068194194301" calcext:value-type="float">
            <text:p>0.454068194194301</text:p>
          </table:table-cell>
          <table:table-cell/>
          <table:table-cell office:value-type="float" office:value="0.164529963741409" calcext:value-type="float">
            <text:p>0.164529963741409</text:p>
          </table:table-cell>
          <table:table-cell/>
          <table:table-cell office:value-type="float" office:value="0.687019113600085" calcext:value-type="float">
            <text:p>0.687019113600085</text:p>
          </table:table-cell>
          <table:table-cell/>
          <table:table-cell office:value-type="float" office:value="0.384699116636135" calcext:value-type="float">
            <text:p>0.384699116636135</text:p>
          </table:table-cell>
          <table:table-cell/>
          <table:table-cell office:value-type="float" office:value="0.273645519970926" calcext:value-type="float">
            <text:p>0.273645519970926</text:p>
          </table:table-cell>
          <table:table-cell table:number-columns-repeated="882"/>
        </table:table-row>
        <table:table-row table:style-name="ro1">
          <table:table-cell table:number-columns-repeated="16" table:style-name="ce2" office:value-type="float" office:value="0" calcext:value-type="float">
            <text:p>0.0</text:p>
          </table:table-cell>
          <table:table-cell table:style-name="ce2" office:value-type="float" office:value="0.94901967048645" calcext:value-type="float">
            <text:p>0.9</text:p>
          </table:table-cell>
          <table:table-cell table:style-name="ce2" office:value-type="float" office:value="0.996078491210937" calcext:value-type="float">
            <text:p>1.0</text:p>
          </table:table-cell>
          <table:table-cell table:style-name="ce2" office:value-type="float" office:value="0.937254965305328" calcext:value-type="float">
            <text:p>0.9</text:p>
          </table:table-cell>
          <table:table-cell table:style-name="ce2" office:value-type="float" office:value="0.223529428243637" calcext:value-type="float">
            <text:p>0.2</text:p>
          </table:table-cell>
          <table:table-cell table:number-columns-repeated="8" table:style-name="ce2" office:value-type="float" office:value="0" calcext:value-type="float">
            <text:p>0.0</text:p>
          </table:table-cell>
          <table:table-cell table:number-columns-repeated="5"/>
          <table:table-cell table:style-name="ce3" table:number-matrix-columns-spanned="1" table:number-matrix-rows-spanned="1" table:formula="of:=SUM([.A24:.C2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B24:.D2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C24:.E2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D24:.F2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E24:.G2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F24:.H2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G24:.I2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H24:.J2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I24:.K2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J24:.L2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K24:.M2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L24:.N2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M24:.O2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N24:.P26]*[.$AD$11:.$AF$13])" office:value-type="float" office:value="0.29771311430946" calcext:value-type="float">
            <text:p>0.29771311430946</text:p>
          </table:table-cell>
          <table:table-cell table:style-name="ce3" table:number-matrix-columns-spanned="1" table:number-matrix-rows-spanned="1" table:formula="of:=SUM([.O24:.Q26]*[.$AD$11:.$AF$13])" office:value-type="float" office:value="2.26384602916916" calcext:value-type="float">
            <text:p>2.26384602916916</text:p>
          </table:table-cell>
          <table:table-cell table:style-name="ce3" table:number-matrix-columns-spanned="1" table:number-matrix-rows-spanned="1" table:formula="of:=SUM([.P24:.R26]*[.$AD$11:.$AF$13])" office:value-type="float" office:value="3.09681866300811" calcext:value-type="float">
            <text:p>3.09681866300811</text:p>
          </table:table-cell>
          <table:table-cell table:style-name="ce3" table:number-matrix-columns-spanned="1" table:number-matrix-rows-spanned="1" table:formula="of:=SUM([.Q24:.S26]*[.$AD$11:.$AF$13])" office:value-type="float" office:value="4.45890612726366" calcext:value-type="float">
            <text:p>4.45890612726366</text:p>
          </table:table-cell>
          <table:table-cell table:style-name="ce3" table:number-matrix-columns-spanned="1" table:number-matrix-rows-spanned="1" table:formula="of:=SUM([.R24:.T26]*[.$AD$11:.$AF$13])" office:value-type="float" office:value="3.41740516117614" calcext:value-type="float">
            <text:p>3.41740516117614</text:p>
          </table:table-cell>
          <table:table-cell table:style-name="ce3" table:number-matrix-columns-spanned="1" table:number-matrix-rows-spanned="1" table:formula="of:=SUM([.S24:.U26]*[.$AD$11:.$AF$13])" office:value-type="float" office:value="2.04024211639535" calcext:value-type="float">
            <text:p>2.04024211639535</text:p>
          </table:table-cell>
          <table:table-cell table:style-name="ce3" table:number-matrix-columns-spanned="1" table:number-matrix-rows-spanned="1" table:formula="of:=SUM([.T24:.V26]*[.$AD$11:.$AF$13])" office:value-type="float" office:value="0.804199618623243" calcext:value-type="float">
            <text:p>0.804199618623243</text:p>
          </table:table-cell>
          <table:table-cell table:style-name="ce3" table:number-matrix-columns-spanned="1" table:number-matrix-rows-spanned="1" table:formula="of:=SUM([.U24:.W2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V24:.X2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W24:.Y2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X24:.Z2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Y24:.AA26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Z24:.AB26]*[.$AD$11:.$AF$13]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SUM([.AH24:.AJ26]*[.$BI$11:.$BK$13])+SUM([.AH53:.AJ55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I24:.AK26]*[.$BI$11:.$BK$13])+SUM([.AI53:.AK55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J24:.AL26]*[.$BI$11:.$BK$13])+SUM([.AJ53:.AL55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K24:.AM26]*[.$BI$11:.$BK$13])+SUM([.AK53:.AM55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L24:.AN26]*[.$BI$11:.$BK$13])+SUM([.AL53:.AN55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M24:.AO26]*[.$BI$11:.$BK$13])+SUM([.AM53:.AO55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N24:.AP26]*[.$BI$11:.$BK$13])+SUM([.AN53:.AP55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O24:.AQ26]*[.$BI$11:.$BK$13])+SUM([.AO53:.AQ55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P24:.AR26]*[.$BI$11:.$BK$13])+SUM([.AP53:.AR55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Q24:.AS26]*[.$BI$11:.$BK$13])+SUM([.AQ53:.AS55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R24:.AT26]*[.$BI$11:.$BK$13])+SUM([.AR53:.AT55]*[.$BI$15:.$BK$17])" office:value-type="float" office:value="0.0222518030386173" calcext:value-type="float">
            <text:p>0.022251803038617</text:p>
          </table:table-cell>
          <table:table-cell table:style-name="ce5" table:number-matrix-columns-spanned="1" table:number-matrix-rows-spanned="1" table:formula="of:=SUM([.AS24:.AU26]*[.$BI$11:.$BK$13])+SUM([.AS53:.AU55]*[.$BI$15:.$BK$17])" office:value-type="float" office:value="1.36946881863044" calcext:value-type="float">
            <text:p>1.36946881863044</text:p>
          </table:table-cell>
          <table:table-cell table:style-name="ce5" table:number-matrix-columns-spanned="1" table:number-matrix-rows-spanned="1" table:formula="of:=SUM([.AT24:.AV26]*[.$BI$11:.$BK$13])+SUM([.AT53:.AV55]*[.$BI$15:.$BK$17])" office:value-type="float" office:value="6.76551191641263" calcext:value-type="float">
            <text:p>6.76551191641263</text:p>
          </table:table-cell>
          <table:table-cell table:style-name="ce5" table:number-matrix-columns-spanned="1" table:number-matrix-rows-spanned="1" table:formula="of:=SUM([.AU24:.AW26]*[.$BI$11:.$BK$13])+SUM([.AU53:.AW55]*[.$BI$15:.$BK$17])" office:value-type="float" office:value="15.3882890860478" calcext:value-type="float">
            <text:p>15.3882890860478</text:p>
          </table:table-cell>
          <table:table-cell table:style-name="ce5" table:number-matrix-columns-spanned="1" table:number-matrix-rows-spanned="1" table:formula="of:=SUM([.AV24:.AX26]*[.$BI$11:.$BK$13])+SUM([.AV53:.AX55]*[.$BI$15:.$BK$17])" office:value-type="float" office:value="26.551247472299" calcext:value-type="float">
            <text:p>26.551247472299</text:p>
          </table:table-cell>
          <table:table-cell table:style-name="ce5" table:number-matrix-columns-spanned="1" table:number-matrix-rows-spanned="1" table:formula="of:=SUM([.AW24:.AY26]*[.$BI$11:.$BK$13])+SUM([.AW53:.AY55]*[.$BI$15:.$BK$17])" office:value-type="float" office:value="30.1128447880464" calcext:value-type="float">
            <text:p>30.1128447880464</text:p>
          </table:table-cell>
          <table:table-cell table:style-name="ce5" table:number-matrix-columns-spanned="1" table:number-matrix-rows-spanned="1" table:formula="of:=SUM([.AX24:.AZ26]*[.$BI$11:.$BK$13])+SUM([.AX53:.AZ55]*[.$BI$15:.$BK$17])" office:value-type="float" office:value="27.9797691721407" calcext:value-type="float">
            <text:p>27.9797691721407</text:p>
          </table:table-cell>
          <table:table-cell table:style-name="ce5" table:number-matrix-columns-spanned="1" table:number-matrix-rows-spanned="1" table:formula="of:=SUM([.AY24:.BA26]*[.$BI$11:.$BK$13])+SUM([.AY53:.BA55]*[.$BI$15:.$BK$17])" office:value-type="float" office:value="18.4333142365865" calcext:value-type="float">
            <text:p>18.4333142365865</text:p>
          </table:table-cell>
          <table:table-cell table:style-name="ce5" table:number-matrix-columns-spanned="1" table:number-matrix-rows-spanned="1" table:formula="of:=SUM([.AZ24:.BB26]*[.$BI$11:.$BK$13])+SUM([.AZ53:.BB55]*[.$BI$15:.$BK$17])" office:value-type="float" office:value="9.11360022117889" calcext:value-type="float">
            <text:p>9.11360022117889</text:p>
          </table:table-cell>
          <table:table-cell table:style-name="ce5" table:number-matrix-columns-spanned="1" table:number-matrix-rows-spanned="1" table:formula="of:=SUM([.BA24:.BC26]*[.$BI$11:.$BK$13])+SUM([.BA53:.BC55]*[.$BI$15:.$BK$17])" office:value-type="float" office:value="2.97303397253204" calcext:value-type="float">
            <text:p>2.97303397253204</text:p>
          </table:table-cell>
          <table:table-cell table:style-name="ce5" table:number-matrix-columns-spanned="1" table:number-matrix-rows-spanned="1" table:formula="of:=SUM([.BB24:.BD26]*[.$BI$11:.$BK$13])+SUM([.BB53:.BD55]*[.$BI$15:.$BK$17])" office:value-type="float" office:value="0.210363729153878" calcext:value-type="float">
            <text:p>0.210363729153878</text:p>
          </table:table-cell>
          <table:table-cell table:style-name="ce5" table:number-matrix-columns-spanned="1" table:number-matrix-rows-spanned="1" table:formula="of:=SUM([.BC24:.BE26]*[.$BI$11:.$BK$13])+SUM([.BC53:.BE55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D24:.BF26]*[.$BI$11:.$BK$13])+SUM([.BD53:.BF55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E24:.BG26]*[.$BI$11:.$BK$13])+SUM([.BE53:.BG55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F24:.BH26]*[.$BI$11:.$BK$13])+SUM([.BF53:.BH55]*[.$BI$15:.$BK$17])" office:value-type="float" office:value="0" calcext:value-type="float">
            <text:p>0</text:p>
          </table:table-cell>
          <table:table-cell/>
          <table:table-cell table:style-name="ce6" table:number-columns-repeated="25"/>
          <table:table-cell table:number-columns-repeated="909"/>
        </table:table-row>
        <table:table-row table:style-name="ro1">
          <table:table-cell table:number-columns-repeated="15" table:style-name="ce2" office:value-type="float" office:value="0" calcext:value-type="float">
            <text:p>0.0</text:p>
          </table:table-cell>
          <table:table-cell table:style-name="ce2" office:value-type="float" office:value="0.349019616842269" calcext:value-type="float">
            <text:p>0.3</text:p>
          </table:table-cell>
          <table:table-cell table:style-name="ce2" office:value-type="float" office:value="0.984313786029815" calcext:value-type="float">
            <text:p>1.0</text:p>
          </table:table-cell>
          <table:table-cell table:style-name="ce2" office:value-type="float" office:value="0.945098102092742" calcext:value-type="float">
            <text:p>0.9</text:p>
          </table:table-cell>
          <table:table-cell table:style-name="ce2" office:value-type="float" office:value="0.337254911661148" calcext:value-type="float">
            <text:p>0.3</text:p>
          </table:table-cell>
          <table:table-cell table:number-columns-repeated="9" table:style-name="ce2" office:value-type="float" office:value="0" calcext:value-type="float">
            <text:p>0.0</text:p>
          </table:table-cell>
          <table:table-cell table:number-columns-repeated="5"/>
          <table:table-cell table:style-name="ce3" table:number-matrix-columns-spanned="1" table:number-matrix-rows-spanned="1" table:formula="of:=SUM([.A25:.C2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B25:.D2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C25:.E2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D25:.F2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E25:.G2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F25:.H2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G25:.I2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H25:.J2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I25:.K2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J25:.L2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K25:.M2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L25:.N2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M25:.O27]*[.$AD$11:.$AF$13])" office:value-type="float" office:value="0.0167254560207505" calcext:value-type="float">
            <text:p>0.016725456020751</text:p>
          </table:table-cell>
          <table:table-cell table:style-name="ce3" table:number-matrix-columns-spanned="1" table:number-matrix-rows-spanned="1" table:formula="of:=SUM([.N25:.P27]*[.$AD$11:.$AF$13])" office:value-type="float" office:value="0.892517071937038" calcext:value-type="float">
            <text:p>0.892517071937038</text:p>
          </table:table-cell>
          <table:table-cell table:style-name="ce3" table:number-matrix-columns-spanned="1" table:number-matrix-rows-spanned="1" table:formula="of:=SUM([.O25:.Q27]*[.$AD$11:.$AF$13])" office:value-type="float" office:value="2.56353628219037" calcext:value-type="float">
            <text:p>2.56353628219037</text:p>
          </table:table-cell>
          <table:table-cell table:style-name="ce3" table:number-matrix-columns-spanned="1" table:number-matrix-rows-spanned="1" table:formula="of:=SUM([.P25:.R27]*[.$AD$11:.$AF$13])" office:value-type="float" office:value="3.35768950734049" calcext:value-type="float">
            <text:p>3.35768950734049</text:p>
          </table:table-cell>
          <table:table-cell table:style-name="ce3" table:number-matrix-columns-spanned="1" table:number-matrix-rows-spanned="1" table:formula="of:=SUM([.Q25:.S27]*[.$AD$11:.$AF$13])" office:value-type="float" office:value="3.80758545477059" calcext:value-type="float">
            <text:p>3.80758545477059</text:p>
          </table:table-cell>
          <table:table-cell table:style-name="ce3" table:number-matrix-columns-spanned="1" table:number-matrix-rows-spanned="1" table:formula="of:=SUM([.R25:.T27]*[.$AD$11:.$AF$13])" office:value-type="float" office:value="2.50686517900479" calcext:value-type="float">
            <text:p>2.50686517900479</text:p>
          </table:table-cell>
          <table:table-cell table:style-name="ce3" table:number-matrix-columns-spanned="1" table:number-matrix-rows-spanned="1" table:formula="of:=SUM([.S25:.U27]*[.$AD$11:.$AF$13])" office:value-type="float" office:value="1.21987664936139" calcext:value-type="float">
            <text:p>1.21987664936139</text:p>
          </table:table-cell>
          <table:table-cell table:style-name="ce3" table:number-matrix-columns-spanned="1" table:number-matrix-rows-spanned="1" table:formula="of:=SUM([.T25:.V27]*[.$AD$11:.$AF$13])" office:value-type="float" office:value="0.218799738130842" calcext:value-type="float">
            <text:p>0.218799738130842</text:p>
          </table:table-cell>
          <table:table-cell table:style-name="ce3" table:number-matrix-columns-spanned="1" table:number-matrix-rows-spanned="1" table:formula="of:=SUM([.U25:.W2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V25:.X2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W25:.Y2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X25:.Z2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Y25:.AA27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Z25:.AB27]*[.$AD$11:.$AF$13]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SUM([.AH25:.AJ27]*[.$BI$11:.$BK$13])+SUM([.AH54:.AJ56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I25:.AK27]*[.$BI$11:.$BK$13])+SUM([.AI54:.AK56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J25:.AL27]*[.$BI$11:.$BK$13])+SUM([.AJ54:.AL56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K25:.AM27]*[.$BI$11:.$BK$13])+SUM([.AK54:.AM56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L25:.AN27]*[.$BI$11:.$BK$13])+SUM([.AL54:.AN56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M25:.AO27]*[.$BI$11:.$BK$13])+SUM([.AM54:.AO56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N25:.AP27]*[.$BI$11:.$BK$13])+SUM([.AN54:.AP56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O25:.AQ27]*[.$BI$11:.$BK$13])+SUM([.AO54:.AQ56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P25:.AR27]*[.$BI$11:.$BK$13])+SUM([.AP54:.AR56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Q25:.AS27]*[.$BI$11:.$BK$13])+SUM([.AQ54:.AS56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R25:.AT27]*[.$BI$11:.$BK$13])+SUM([.AR54:.AT56]*[.$BI$15:.$BK$17])" office:value-type="float" office:value="0.0420012105110575" calcext:value-type="float">
            <text:p>0.042001210511058</text:p>
          </table:table-cell>
          <table:table-cell table:style-name="ce5" table:number-matrix-columns-spanned="1" table:number-matrix-rows-spanned="1" table:formula="of:=SUM([.AS25:.AU27]*[.$BI$11:.$BK$13])+SUM([.AS54:.AU56]*[.$BI$15:.$BK$17])" office:value-type="float" office:value="2.31842579861279" calcext:value-type="float">
            <text:p>2.31842579861279</text:p>
          </table:table-cell>
          <table:table-cell table:style-name="ce5" table:number-matrix-columns-spanned="1" table:number-matrix-rows-spanned="1" table:formula="of:=SUM([.AT25:.AV27]*[.$BI$11:.$BK$13])+SUM([.AT54:.AV56]*[.$BI$15:.$BK$17])" office:value-type="float" office:value="8.30527890152794" calcext:value-type="float">
            <text:p>8.30527890152794</text:p>
          </table:table-cell>
          <table:table-cell table:style-name="ce5" table:number-matrix-columns-spanned="1" table:number-matrix-rows-spanned="1" table:formula="of:=SUM([.AU25:.AW27]*[.$BI$11:.$BK$13])+SUM([.AU54:.AW56]*[.$BI$15:.$BK$17])" office:value-type="float" office:value="17.8003239778738" calcext:value-type="float">
            <text:p>17.8003239778738</text:p>
          </table:table-cell>
          <table:table-cell table:style-name="ce5" table:number-matrix-columns-spanned="1" table:number-matrix-rows-spanned="1" table:formula="of:=SUM([.AV25:.AX27]*[.$BI$11:.$BK$13])+SUM([.AV54:.AX56]*[.$BI$15:.$BK$17])" office:value-type="float" office:value="26.0804530333959" calcext:value-type="float">
            <text:p>26.0804530333959</text:p>
          </table:table-cell>
          <table:table-cell table:style-name="ce5" table:number-matrix-columns-spanned="1" table:number-matrix-rows-spanned="1" table:formula="of:=SUM([.AW25:.AY27]*[.$BI$11:.$BK$13])+SUM([.AW54:.AY56]*[.$BI$15:.$BK$17])" office:value-type="float" office:value="26.8167188743775" calcext:value-type="float">
            <text:p>26.8167188743775</text:p>
          </table:table-cell>
          <table:table-cell table:style-name="ce5" table:number-matrix-columns-spanned="1" table:number-matrix-rows-spanned="1" table:formula="of:=SUM([.AX25:.AZ27]*[.$BI$11:.$BK$13])+SUM([.AX54:.AZ56]*[.$BI$15:.$BK$17])" office:value-type="float" office:value="21.460097064416" calcext:value-type="float">
            <text:p>21.460097064416</text:p>
          </table:table-cell>
          <table:table-cell table:style-name="ce5" table:number-matrix-columns-spanned="1" table:number-matrix-rows-spanned="1" table:formula="of:=SUM([.AY25:.BA27]*[.$BI$11:.$BK$13])+SUM([.AY54:.BA56]*[.$BI$15:.$BK$17])" office:value-type="float" office:value="12.1582634287086" calcext:value-type="float">
            <text:p>12.1582634287086</text:p>
          </table:table-cell>
          <table:table-cell table:style-name="ce5" table:number-matrix-columns-spanned="1" table:number-matrix-rows-spanned="1" table:formula="of:=SUM([.AZ25:.BB27]*[.$BI$11:.$BK$13])+SUM([.AZ54:.BB56]*[.$BI$15:.$BK$17])" office:value-type="float" office:value="4.7979484206162" calcext:value-type="float">
            <text:p>4.7979484206162</text:p>
          </table:table-cell>
          <table:table-cell table:style-name="ce5" table:number-matrix-columns-spanned="1" table:number-matrix-rows-spanned="1" table:formula="of:=SUM([.BA25:.BC27]*[.$BI$11:.$BK$13])+SUM([.BA54:.BC56]*[.$BI$15:.$BK$17])" office:value-type="float" office:value="1.08285358376337" calcext:value-type="float">
            <text:p>1.08285358376337</text:p>
          </table:table-cell>
          <table:table-cell table:style-name="ce5" table:number-matrix-columns-spanned="1" table:number-matrix-rows-spanned="1" table:formula="of:=SUM([.BB25:.BD27]*[.$BI$11:.$BK$13])+SUM([.BB54:.BD56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C25:.BE27]*[.$BI$11:.$BK$13])+SUM([.BC54:.BE56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D25:.BF27]*[.$BI$11:.$BK$13])+SUM([.BD54:.BF56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E25:.BG27]*[.$BI$11:.$BK$13])+SUM([.BE54:.BG56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F25:.BH27]*[.$BI$11:.$BK$13])+SUM([.BF54:.BH56]*[.$BI$15:.$BK$17])" office:value-type="float" office:value="0" calcext:value-type="float">
            <text:p>0</text:p>
          </table:table-cell>
          <table:table-cell/>
          <table:table-cell table:style-name="ce6" table:formula="of:=MAX([.BM26:.BN27])" office:value-type="float" office:value="0" calcext:value-type="float">
            <text:p>0</text:p>
          </table:table-cell>
          <table:table-cell table:style-name="ce6"/>
          <table:table-cell table:style-name="ce6" table:formula="of:=MAX([.BO26:.BP27])" office:value-type="float" office:value="0" calcext:value-type="float">
            <text:p>0</text:p>
          </table:table-cell>
          <table:table-cell table:style-name="ce6"/>
          <table:table-cell table:style-name="ce6" table:formula="of:=MAX([.BQ26:.BR27])" office:value-type="float" office:value="0" calcext:value-type="float">
            <text:p>0</text:p>
          </table:table-cell>
          <table:table-cell table:style-name="ce6"/>
          <table:table-cell table:style-name="ce6" table:formula="of:=MAX([.BS26:.BT27])" office:value-type="float" office:value="0" calcext:value-type="float">
            <text:p>0</text:p>
          </table:table-cell>
          <table:table-cell table:style-name="ce6"/>
          <table:table-cell table:style-name="ce6" table:formula="of:=MAX([.BU26:.BV27])" office:value-type="float" office:value="0" calcext:value-type="float">
            <text:p>0</text:p>
          </table:table-cell>
          <table:table-cell table:style-name="ce6"/>
          <table:table-cell table:style-name="ce6" table:formula="of:=MAX([.BW26:.BX27])" office:value-type="float" office:value="2.68640536516421" calcext:value-type="float">
            <text:p>2.68640536516421</text:p>
          </table:table-cell>
          <table:table-cell table:style-name="ce6"/>
          <table:table-cell table:style-name="ce6" table:formula="of:=MAX([.BY26:.BZ27])" office:value-type="float" office:value="17.8003239778738" calcext:value-type="float">
            <text:p>17.8003239778738</text:p>
          </table:table-cell>
          <table:table-cell table:style-name="ce6"/>
          <table:table-cell table:style-name="ce6" table:formula="of:=MAX([.CA26:.CB27])" office:value-type="float" office:value="26.8167188743775" calcext:value-type="float">
            <text:p>26.8167188743775</text:p>
          </table:table-cell>
          <table:table-cell table:style-name="ce6"/>
          <table:table-cell table:style-name="ce6" table:formula="of:=MAX([.CC26:.CD27])" office:value-type="float" office:value="21.460097064416" calcext:value-type="float">
            <text:p>21.460097064416</text:p>
          </table:table-cell>
          <table:table-cell table:style-name="ce6"/>
          <table:table-cell table:style-name="ce6" table:formula="of:=MAX([.CE26:.CF27])" office:value-type="float" office:value="4.7979484206162" calcext:value-type="float">
            <text:p>4.7979484206162</text:p>
          </table:table-cell>
          <table:table-cell table:style-name="ce6"/>
          <table:table-cell table:style-name="ce6" table:formula="of:=MAX([.CG26:.CH27])" office:value-type="float" office:value="0" calcext:value-type="float">
            <text:p>0</text:p>
          </table:table-cell>
          <table:table-cell table:style-name="ce6"/>
          <table:table-cell table:style-name="ce6" table:formula="of:=MAX([.CI26:.CJ27])" office:value-type="float" office:value="0" calcext:value-type="float">
            <text:p>0</text:p>
          </table:table-cell>
          <table:table-cell table:style-name="ce6"/>
          <table:table-cell table:style-name="ce6" table:formula="of:=MAX([.CK26:.CL27])" office:value-type="float" office:value="0" calcext:value-type="float">
            <text:p>0</text:p>
          </table:table-cell>
          <table:table-cell table:number-columns-repeated="2"/>
          <table:table-cell office:value-type="float" office:value="0.778626728758628" calcext:value-type="float">
            <text:p>0.778626728758628</text:p>
          </table:table-cell>
          <table:table-cell/>
          <table:table-cell office:value-type="float" office:value="0.315167269719656" calcext:value-type="float">
            <text:p>0.315167269719656</text:p>
          </table:table-cell>
          <table:table-cell/>
          <table:table-cell office:value-type="float" office:value="0.971649194777687" calcext:value-type="float">
            <text:p>0.971649194777687</text:p>
          </table:table-cell>
          <table:table-cell/>
          <table:table-cell office:value-type="float" office:value="0.663252272291178" calcext:value-type="float">
            <text:p>0.663252272291178</text:p>
          </table:table-cell>
          <table:table-cell/>
          <table:table-cell office:value-type="float" office:value="0.609213662462871" calcext:value-type="float">
            <text:p>0.609213662462871</text:p>
          </table:table-cell>
          <table:table-cell/>
          <table:table-cell office:value-type="float" office:value="0.385626462427338" calcext:value-type="float">
            <text:p>0.385626462427338</text:p>
          </table:table-cell>
          <table:table-cell/>
          <table:table-cell office:value-type="float" office:value="0.0975342081580657" calcext:value-type="float">
            <text:p>0.097534208158066</text:p>
          </table:table-cell>
          <table:table-cell/>
          <table:table-cell office:value-type="float" office:value="0.0107849440180477" calcext:value-type="float">
            <text:p>0.010784944018048</text:p>
          </table:table-cell>
          <table:table-cell/>
          <table:table-cell office:value-type="float" office:value="0.00338400358852997" calcext:value-type="float">
            <text:p>0.00338400358853</text:p>
          </table:table-cell>
          <table:table-cell/>
          <table:table-cell office:value-type="float" office:value="0.193297622149934" calcext:value-type="float">
            <text:p>0.193297622149934</text:p>
          </table:table-cell>
          <table:table-cell/>
          <table:table-cell office:value-type="float" office:value="0.718371067493071" calcext:value-type="float">
            <text:p>0.718371067493071</text:p>
          </table:table-cell>
          <table:table-cell/>
          <table:table-cell office:value-type="float" office:value="0.649152774302593" calcext:value-type="float">
            <text:p>0.649152774302593</text:p>
          </table:table-cell>
          <table:table-cell/>
          <table:table-cell office:value-type="float" office:value="0.411372740220156" calcext:value-type="float">
            <text:p>0.411372740220156</text:p>
          </table:table-cell>
          <table:table-cell table:number-columns-repeated="882"/>
        </table:table-row>
        <table:table-row table:style-name="ro1">
          <table:table-cell table:number-columns-repeated="14" table:style-name="ce2" office:value-type="float" office:value="0" calcext:value-type="float">
            <text:p>0.0</text:p>
          </table:table-cell>
          <table:table-cell table:style-name="ce2" office:value-type="float" office:value="0.0196078438311815" calcext:value-type="float">
            <text:p>0.0</text:p>
          </table:table-cell>
          <table:table-cell table:style-name="ce2" office:value-type="float" office:value="0.807843208312988" calcext:value-type="float">
            <text:p>0.8</text:p>
          </table:table-cell>
          <table:table-cell table:style-name="ce2" office:value-type="float" office:value="0.964705944061279" calcext:value-type="float">
            <text:p>1.0</text:p>
          </table:table-cell>
          <table:table-cell table:style-name="ce2" office:value-type="float" office:value="0.615686297416687" calcext:value-type="float">
            <text:p>0.6</text:p>
          </table:table-cell>
          <table:table-cell table:number-columns-repeated="10" table:style-name="ce2" office:value-type="float" office:value="0" calcext:value-type="float">
            <text:p>0.0</text:p>
          </table:table-cell>
          <table:table-cell table:number-columns-repeated="5"/>
          <table:table-cell table:style-name="ce3" table:number-matrix-columns-spanned="1" table:number-matrix-rows-spanned="1" table:formula="of:=SUM([.A26:.C28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B26:.D28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C26:.E28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D26:.F28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E26:.G28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F26:.H28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G26:.I28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H26:.J28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I26:.K28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J26:.L28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K26:.M28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L26:.N28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M26:.O28]*[.$AD$11:.$AF$13])" office:value-type="float" office:value="0.0244486977215329" calcext:value-type="float">
            <text:p>0.024448697721533</text:p>
          </table:table-cell>
          <table:table-cell table:style-name="ce3" table:number-matrix-columns-spanned="1" table:number-matrix-rows-spanned="1" table:formula="of:=SUM([.N26:.P28]*[.$AD$11:.$AF$13])" office:value-type="float" office:value="1.18164708440278" calcext:value-type="float">
            <text:p>1.18164708440278</text:p>
          </table:table-cell>
          <table:table-cell table:style-name="ce3" table:number-matrix-columns-spanned="1" table:number-matrix-rows-spanned="1" table:formula="of:=SUM([.O26:.Q28]*[.$AD$11:.$AF$13])" office:value-type="float" office:value="2.00982439107751" calcext:value-type="float">
            <text:p>2.00982439107751</text:p>
          </table:table-cell>
          <table:table-cell table:style-name="ce3" table:number-matrix-columns-spanned="1" table:number-matrix-rows-spanned="1" table:formula="of:=SUM([.P26:.R28]*[.$AD$11:.$AF$13])" office:value-type="float" office:value="2.83844699556508" calcext:value-type="float">
            <text:p>2.83844699556508</text:p>
          </table:table-cell>
          <table:table-cell table:style-name="ce3" table:number-matrix-columns-spanned="1" table:number-matrix-rows-spanned="1" table:formula="of:=SUM([.Q26:.S28]*[.$AD$11:.$AF$13])" office:value-type="float" office:value="2.42334757598875" calcext:value-type="float">
            <text:p>2.42334757598875</text:p>
          </table:table-cell>
          <table:table-cell table:style-name="ce3" table:number-matrix-columns-spanned="1" table:number-matrix-rows-spanned="1" table:formula="of:=SUM([.R26:.T28]*[.$AD$11:.$AF$13])" office:value-type="float" office:value="1.45758559060665" calcext:value-type="float">
            <text:p>1.45758559060665</text:p>
          </table:table-cell>
          <table:table-cell table:style-name="ce3" table:number-matrix-columns-spanned="1" table:number-matrix-rows-spanned="1" table:formula="of:=SUM([.S26:.U28]*[.$AD$11:.$AF$13])" office:value-type="float" office:value="0.330118888303021" calcext:value-type="float">
            <text:p>0.330118888303021</text:p>
          </table:table-cell>
          <table:table-cell table:style-name="ce3" table:number-matrix-columns-spanned="1" table:number-matrix-rows-spanned="1" table:formula="of:=SUM([.T26:.V28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U26:.W28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V26:.X28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W26:.Y28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X26:.Z28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Y26:.AA28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Z26:.AB28]*[.$AD$11:.$AF$13]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SUM([.AH26:.AJ28]*[.$BI$11:.$BK$13])+SUM([.AH55:.AJ57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I26:.AK28]*[.$BI$11:.$BK$13])+SUM([.AI55:.AK57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J26:.AL28]*[.$BI$11:.$BK$13])+SUM([.AJ55:.AL57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K26:.AM28]*[.$BI$11:.$BK$13])+SUM([.AK55:.AM57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L26:.AN28]*[.$BI$11:.$BK$13])+SUM([.AL55:.AN57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M26:.AO28]*[.$BI$11:.$BK$13])+SUM([.AM55:.AO57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N26:.AP28]*[.$BI$11:.$BK$13])+SUM([.AN55:.AP57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O26:.AQ28]*[.$BI$11:.$BK$13])+SUM([.AO55:.AQ57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P26:.AR28]*[.$BI$11:.$BK$13])+SUM([.AP55:.AR57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Q26:.AS28]*[.$BI$11:.$BK$13])+SUM([.AQ55:.AS57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R26:.AT28]*[.$BI$11:.$BK$13])+SUM([.AR55:.AT57]*[.$BI$15:.$BK$17])" office:value-type="float" office:value="0.0609833822457796" calcext:value-type="float">
            <text:p>0.06098338224578</text:p>
          </table:table-cell>
          <table:table-cell table:style-name="ce5" table:number-matrix-columns-spanned="1" table:number-matrix-rows-spanned="1" table:formula="of:=SUM([.AS26:.AU28]*[.$BI$11:.$BK$13])+SUM([.AS55:.AU57]*[.$BI$15:.$BK$17])" office:value-type="float" office:value="2.68640536516421" calcext:value-type="float">
            <text:p>2.68640536516421</text:p>
          </table:table-cell>
          <table:table-cell table:style-name="ce5" table:number-matrix-columns-spanned="1" table:number-matrix-rows-spanned="1" table:formula="of:=SUM([.AT26:.AV28]*[.$BI$11:.$BK$13])+SUM([.AT55:.AV57]*[.$BI$15:.$BK$17])" office:value-type="float" office:value="7.92439421926568" calcext:value-type="float">
            <text:p>7.92439421926568</text:p>
          </table:table-cell>
          <table:table-cell table:style-name="ce5" table:number-matrix-columns-spanned="1" table:number-matrix-rows-spanned="1" table:formula="of:=SUM([.AU26:.AW28]*[.$BI$11:.$BK$13])+SUM([.AU55:.AW57]*[.$BI$15:.$BK$17])" office:value-type="float" office:value="16.2796648574774" calcext:value-type="float">
            <text:p>16.2796648574774</text:p>
          </table:table-cell>
          <table:table-cell table:style-name="ce5" table:number-matrix-columns-spanned="1" table:number-matrix-rows-spanned="1" table:formula="of:=SUM([.AV26:.AX28]*[.$BI$11:.$BK$13])+SUM([.AV55:.AX57]*[.$BI$15:.$BK$17])" office:value-type="float" office:value="20.757895681519" calcext:value-type="float">
            <text:p>20.757895681519</text:p>
          </table:table-cell>
          <table:table-cell table:style-name="ce5" table:number-matrix-columns-spanned="1" table:number-matrix-rows-spanned="1" table:formula="of:=SUM([.AW26:.AY28]*[.$BI$11:.$BK$13])+SUM([.AW55:.AY57]*[.$BI$15:.$BK$17])" office:value-type="float" office:value="19.7260800559793" calcext:value-type="float">
            <text:p>19.7260800559793</text:p>
          </table:table-cell>
          <table:table-cell table:style-name="ce5" table:number-matrix-columns-spanned="1" table:number-matrix-rows-spanned="1" table:formula="of:=SUM([.AX26:.AZ28]*[.$BI$11:.$BK$13])+SUM([.AX55:.AZ57]*[.$BI$15:.$BK$17])" office:value-type="float" office:value="13.5307911342596" calcext:value-type="float">
            <text:p>13.5307911342596</text:p>
          </table:table-cell>
          <table:table-cell table:style-name="ce5" table:number-matrix-columns-spanned="1" table:number-matrix-rows-spanned="1" table:formula="of:=SUM([.AY26:.BA28]*[.$BI$11:.$BK$13])+SUM([.AY55:.BA57]*[.$BI$15:.$BK$17])" office:value-type="float" office:value="6.41267917172114" calcext:value-type="float">
            <text:p>6.41267917172114</text:p>
          </table:table-cell>
          <table:table-cell table:style-name="ce5" table:number-matrix-columns-spanned="1" table:number-matrix-rows-spanned="1" table:formula="of:=SUM([.AZ26:.BB28]*[.$BI$11:.$BK$13])+SUM([.AZ55:.BB57]*[.$BI$15:.$BK$17])" office:value-type="float" office:value="1.77591696270942" calcext:value-type="float">
            <text:p>1.77591696270942</text:p>
          </table:table-cell>
          <table:table-cell table:style-name="ce5" table:number-matrix-columns-spanned="1" table:number-matrix-rows-spanned="1" table:formula="of:=SUM([.BA26:.BC28]*[.$BI$11:.$BK$13])+SUM([.BA55:.BC57]*[.$BI$15:.$BK$17])" office:value-type="float" office:value="0.210363729153878" calcext:value-type="float">
            <text:p>0.210363729153878</text:p>
          </table:table-cell>
          <table:table-cell table:style-name="ce5" table:number-matrix-columns-spanned="1" table:number-matrix-rows-spanned="1" table:formula="of:=SUM([.BB26:.BD28]*[.$BI$11:.$BK$13])+SUM([.BB55:.BD57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C26:.BE28]*[.$BI$11:.$BK$13])+SUM([.BC55:.BE57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D26:.BF28]*[.$BI$11:.$BK$13])+SUM([.BD55:.BF57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E26:.BG28]*[.$BI$11:.$BK$13])+SUM([.BE55:.BG57]*[.$BI$15:.$BK$17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F26:.BH28]*[.$BI$11:.$BK$13])+SUM([.BF55:.BH57]*[.$BI$15:.$BK$17])" office:value-type="float" office:value="0" calcext:value-type="float">
            <text:p>0</text:p>
          </table:table-cell>
          <table:table-cell/>
          <table:table-cell table:style-name="ce6" table:number-columns-repeated="25"/>
          <table:table-cell table:number-columns-repeated="909"/>
        </table:table-row>
        <table:table-row table:style-name="ro1">
          <table:table-cell table:number-columns-repeated="14" table:style-name="ce2" office:value-type="float" office:value="0" calcext:value-type="float">
            <text:p>0.0</text:p>
          </table:table-cell>
          <table:table-cell table:style-name="ce2" office:value-type="float" office:value="0.0156862754374742" calcext:value-type="float">
            <text:p>0.0</text:p>
          </table:table-cell>
          <table:table-cell table:style-name="ce2" office:value-type="float" office:value="0.458823561668395" calcext:value-type="float">
            <text:p>0.5</text:p>
          </table:table-cell>
          <table:table-cell table:style-name="ce2" office:value-type="float" office:value="0.270588248968124" calcext:value-type="float">
            <text:p>0.3</text:p>
          </table:table-cell>
          <table:table-cell table:number-columns-repeated="11" table:style-name="ce2" office:value-type="float" office:value="0" calcext:value-type="float">
            <text:p>0.0</text:p>
          </table:table-cell>
          <table:table-cell table:number-columns-repeated="5"/>
          <table:table-cell table:style-name="ce3" table:number-matrix-columns-spanned="1" table:number-matrix-rows-spanned="1" table:formula="of:=SUM([.A27:.C29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B27:.D29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C27:.E29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D27:.F29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E27:.G29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F27:.H29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G27:.I29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H27:.J29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I27:.K29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J27:.L29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K27:.M29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L27:.N29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M27:.O29]*[.$AD$11:.$AF$13])" office:value-type="float" office:value="0.0272924857772526" calcext:value-type="float">
            <text:p>0.027292485777253</text:p>
          </table:table-cell>
          <table:table-cell table:style-name="ce3" table:number-matrix-columns-spanned="1" table:number-matrix-rows-spanned="1" table:formula="of:=SUM([.N27:.P29]*[.$AD$11:.$AF$13])" office:value-type="float" office:value="1.02482960627774" calcext:value-type="float">
            <text:p>1.02482960627774</text:p>
          </table:table-cell>
          <table:table-cell table:style-name="ce3" table:number-matrix-columns-spanned="1" table:number-matrix-rows-spanned="1" table:formula="of:=SUM([.O27:.Q29]*[.$AD$11:.$AF$13])" office:value-type="float" office:value="1.33646136053205" calcext:value-type="float">
            <text:p>1.33646136053205</text:p>
          </table:table-cell>
          <table:table-cell table:style-name="ce3" table:number-matrix-columns-spanned="1" table:number-matrix-rows-spanned="1" table:formula="of:=SUM([.P27:.R29]*[.$AD$11:.$AF$13])" office:value-type="float" office:value="1.97752528908563" calcext:value-type="float">
            <text:p>1.97752528908563</text:p>
          </table:table-cell>
          <table:table-cell table:style-name="ce3" table:number-matrix-columns-spanned="1" table:number-matrix-rows-spanned="1" table:formula="of:=SUM([.Q27:.S29]*[.$AD$11:.$AF$13])" office:value-type="float" office:value="1.30814613159175" calcext:value-type="float">
            <text:p>1.30814613159175</text:p>
          </table:table-cell>
          <table:table-cell table:style-name="ce3" table:number-matrix-columns-spanned="1" table:number-matrix-rows-spanned="1" table:formula="of:=SUM([.R27:.T29]*[.$AD$11:.$AF$13])" office:value-type="float" office:value="0.602658905827329" calcext:value-type="float">
            <text:p>0.602658905827329</text:p>
          </table:table-cell>
          <table:table-cell table:style-name="ce3" table:number-matrix-columns-spanned="1" table:number-matrix-rows-spanned="1" table:formula="of:=SUM([.S27:.U29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T27:.V29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U27:.W29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V27:.X29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W27:.Y29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X27:.Z29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Y27:.AA29]*[.$AD$11:.$AF$13]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[.Z27:.AB29]*[.$AD$11:.$AF$13])" office:value-type="float" office:value="0" calcext:value-type="float">
            <text:p>0</text:p>
          </table:table-cell>
          <table:table-cell table:number-columns-repeated="965"/>
        </table:table-row>
        <table:table-row table:style-name="ro1">
          <table:table-cell table:number-columns-repeated="28" table:style-name="ce2" office:value-type="float" office:value="0" calcext:value-type="float">
            <text:p>0.0</text:p>
          </table:table-cell>
          <table:table-cell table:number-columns-repeated="996"/>
        </table:table-row>
        <table:table-row table:style-name="ro1">
          <table:table-cell table:style-name="ce2" table:number-columns-repeated="28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3"/>
          <table:table-cell table:style-name="ce4" table:number-matrix-columns-spanned="1" table:number-matrix-rows-spanned="1" table:formula="of:=SUM([.A2:.C4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B2:.D4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C2:.E4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D2:.F4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E2:.G4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F2:.H4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G2:.I4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H2:.J4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I2:.K4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J2:.L4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K2:.M4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L2:.N4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M2:.O4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N2:.P4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O2:.Q4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P2:.R4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Q2:.S4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R2:.T4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S2:.U4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T2:.V4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U2:.W4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V2:.X4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W2:.Y4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X2:.Z4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Y2:.AA4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Z2:.AB4]*[.$AD$38:.$AF$40])" office:value-type="float" office:value="0" calcext:value-type="float">
            <text:p>0</text:p>
          </table:table-cell>
          <table:table-cell table:number-columns-repeated="965"/>
        </table:table-row>
        <table:table-row table:style-name="ro1">
          <table:table-cell table:number-columns-repeated="33"/>
          <table:table-cell table:style-name="ce4" table:number-matrix-columns-spanned="1" table:number-matrix-rows-spanned="1" table:formula="of:=SUM([.A3:.C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B3:.D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C3:.E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D3:.F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E3:.G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F3:.H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G3:.I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H3:.J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I3:.K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J3:.L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K3:.M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L3:.N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M3:.O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N3:.P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O3:.Q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P3:.R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Q3:.S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R3:.T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S3:.U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T3:.V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U3:.W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V3:.X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W3:.Y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X3:.Z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Y3:.AA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Z3:.AB5]*[.$AD$38:.$AF$40]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SUM([.AH3:.AJ5]*[.$BI$38:.$BK$40])+SUM([.AH32:.AJ34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I3:.AK5]*[.$BI$38:.$BK$40])+SUM([.AI32:.AK34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J3:.AL5]*[.$BI$38:.$BK$40])+SUM([.AJ32:.AL34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K3:.AM5]*[.$BI$38:.$BK$40])+SUM([.AK32:.AM34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L3:.AN5]*[.$BI$38:.$BK$40])+SUM([.AL32:.AN34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M3:.AO5]*[.$BI$38:.$BK$40])+SUM([.AM32:.AO34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N3:.AP5]*[.$BI$38:.$BK$40])+SUM([.AN32:.AP34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O3:.AQ5]*[.$BI$38:.$BK$40])+SUM([.AO32:.AQ34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P3:.AR5]*[.$BI$38:.$BK$40])+SUM([.AP32:.AR34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Q3:.AS5]*[.$BI$38:.$BK$40])+SUM([.AQ32:.AS34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R3:.AT5]*[.$BI$38:.$BK$40])+SUM([.AR32:.AT34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S3:.AU5]*[.$BI$38:.$BK$40])+SUM([.AS32:.AU34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T3:.AV5]*[.$BI$38:.$BK$40])+SUM([.AT32:.AV34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U3:.AW5]*[.$BI$38:.$BK$40])+SUM([.AU32:.AW34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V3:.AX5]*[.$BI$38:.$BK$40])+SUM([.AV32:.AX34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W3:.AY5]*[.$BI$38:.$BK$40])+SUM([.AW32:.AY34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X3:.AZ5]*[.$BI$38:.$BK$40])+SUM([.AX32:.AZ34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Y3:.BA5]*[.$BI$38:.$BK$40])+SUM([.AY32:.BA34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Z3:.BB5]*[.$BI$38:.$BK$40])+SUM([.AZ32:.BB34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A3:.BC5]*[.$BI$38:.$BK$40])+SUM([.BA32:.BC34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B3:.BD5]*[.$BI$38:.$BK$40])+SUM([.BB32:.BD34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C3:.BE5]*[.$BI$38:.$BK$40])+SUM([.BC32:.BE34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D3:.BF5]*[.$BI$38:.$BK$40])+SUM([.BD32:.BF34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E3:.BG5]*[.$BI$38:.$BK$40])+SUM([.BE32:.BG34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F3:.BH5]*[.$BI$38:.$BK$40])+SUM([.BF32:.BH34]*[.$BI$42:.$BK$44])" office:value-type="float" office:value="0" calcext:value-type="float">
            <text:p>0</text:p>
          </table:table-cell>
          <table:table-cell/>
          <table:table-cell table:style-name="ce7" table:formula="of:=MAX([.BM33:.BN34])" office:value-type="float" office:value="0" calcext:value-type="float">
            <text:p>0</text:p>
          </table:table-cell>
          <table:table-cell table:style-name="ce7"/>
          <table:table-cell table:style-name="ce7" table:formula="of:=MAX([.BO33:.BP34])" office:value-type="float" office:value="0" calcext:value-type="float">
            <text:p>0</text:p>
          </table:table-cell>
          <table:table-cell table:style-name="ce7"/>
          <table:table-cell table:style-name="ce7" table:formula="of:=MAX([.BQ33:.BR34])" office:value-type="float" office:value="0" calcext:value-type="float">
            <text:p>0</text:p>
          </table:table-cell>
          <table:table-cell table:style-name="ce7"/>
          <table:table-cell table:style-name="ce7" table:formula="of:=MAX([.BS33:.BT34])" office:value-type="float" office:value="0" calcext:value-type="float">
            <text:p>0</text:p>
          </table:table-cell>
          <table:table-cell table:style-name="ce7"/>
          <table:table-cell table:style-name="ce7" table:formula="of:=MAX([.BU33:.BV34])" office:value-type="float" office:value="0" calcext:value-type="float">
            <text:p>0</text:p>
          </table:table-cell>
          <table:table-cell table:style-name="ce7"/>
          <table:table-cell table:style-name="ce7" table:formula="of:=MAX([.BW33:.BX34])" office:value-type="float" office:value="0" calcext:value-type="float">
            <text:p>0</text:p>
          </table:table-cell>
          <table:table-cell table:style-name="ce7"/>
          <table:table-cell table:style-name="ce7" table:formula="of:=MAX([.BY33:.BZ34])" office:value-type="float" office:value="0" calcext:value-type="float">
            <text:p>0</text:p>
          </table:table-cell>
          <table:table-cell table:style-name="ce7"/>
          <table:table-cell table:style-name="ce7" table:formula="of:=MAX([.CA33:.CB34])" office:value-type="float" office:value="0" calcext:value-type="float">
            <text:p>0</text:p>
          </table:table-cell>
          <table:table-cell table:style-name="ce7"/>
          <table:table-cell table:style-name="ce7" table:formula="of:=MAX([.CC33:.CD34])" office:value-type="float" office:value="0" calcext:value-type="float">
            <text:p>0</text:p>
          </table:table-cell>
          <table:table-cell table:style-name="ce7"/>
          <table:table-cell table:style-name="ce7" table:formula="of:=MAX([.CE33:.CF34])" office:value-type="float" office:value="0" calcext:value-type="float">
            <text:p>0</text:p>
          </table:table-cell>
          <table:table-cell table:style-name="ce7"/>
          <table:table-cell table:style-name="ce7" table:formula="of:=MAX([.CG33:.CH34])" office:value-type="float" office:value="0" calcext:value-type="float">
            <text:p>0</text:p>
          </table:table-cell>
          <table:table-cell table:style-name="ce7"/>
          <table:table-cell table:style-name="ce7" table:formula="of:=MAX([.CI33:.CJ34])" office:value-type="float" office:value="0" calcext:value-type="float">
            <text:p>0</text:p>
          </table:table-cell>
          <table:table-cell table:style-name="ce7"/>
          <table:table-cell table:style-name="ce7" table:formula="of:=MAX([.CK33:.CL34])" office:value-type="float" office:value="0" calcext:value-type="float">
            <text:p>0</text:p>
          </table:table-cell>
          <table:table-cell table:number-columns-repeated="2"/>
          <table:table-cell office:value-type="float" office:value="0.00112835415134149" calcext:value-type="float">
            <text:p>0.001128354151342</text:p>
          </table:table-cell>
          <table:table-cell/>
          <table:table-cell office:value-type="float" office:value="0.149287217863115" calcext:value-type="float">
            <text:p>0.149287217863115</text:p>
          </table:table-cell>
          <table:table-cell/>
          <table:table-cell office:value-type="float" office:value="0.0138254428569797" calcext:value-type="float">
            <text:p>0.01382544285698</text:p>
          </table:table-cell>
          <table:table-cell/>
          <table:table-cell office:value-type="float" office:value="0.0580934978174894" calcext:value-type="float">
            <text:p>0.058093497817489</text:p>
          </table:table-cell>
          <table:table-cell/>
          <table:table-cell office:value-type="float" office:value="0.897187281284923" calcext:value-type="float">
            <text:p>0.897187281284923</text:p>
          </table:table-cell>
          <table:table-cell/>
          <table:table-cell office:value-type="float" office:value="0.851793991270348" calcext:value-type="float">
            <text:p>0.851793991270348</text:p>
          </table:table-cell>
          <table:table-cell/>
          <table:table-cell office:value-type="float" office:value="0.768000185444295" calcext:value-type="float">
            <text:p>0.768000185444295</text:p>
          </table:table-cell>
          <table:table-cell/>
          <table:table-cell office:value-type="float" office:value="0.418238035681442" calcext:value-type="float">
            <text:p>0.418238035681442</text:p>
          </table:table-cell>
          <table:table-cell/>
          <table:table-cell office:value-type="float" office:value="0.887445339157041" calcext:value-type="float">
            <text:p>0.887445339157041</text:p>
          </table:table-cell>
          <table:table-cell/>
          <table:table-cell office:value-type="float" office:value="0.771873311594526" calcext:value-type="float">
            <text:p>0.771873311594526</text:p>
          </table:table-cell>
          <table:table-cell/>
          <table:table-cell office:value-type="float" office:value="0.890026437997746" calcext:value-type="float">
            <text:p>0.890026437997746</text:p>
          </table:table-cell>
          <table:table-cell/>
          <table:table-cell office:value-type="float" office:value="0.91325139153309" calcext:value-type="float">
            <text:p>0.91325139153309</text:p>
          </table:table-cell>
          <table:table-cell/>
          <table:table-cell office:value-type="float" office:value="0.124186780179578" calcext:value-type="float">
            <text:p>0.124186780179578</text:p>
          </table:table-cell>
          <table:table-cell table:number-columns-repeated="882"/>
        </table:table-row>
        <table:table-row table:style-name="ro1">
          <table:table-cell table:number-columns-repeated="33"/>
          <table:table-cell table:style-name="ce4" table:number-matrix-columns-spanned="1" table:number-matrix-rows-spanned="1" table:formula="of:=SUM([.A4:.C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B4:.D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C4:.E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D4:.F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E4:.G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F4:.H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G4:.I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H4:.J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I4:.K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J4:.L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K4:.M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L4:.N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M4:.O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N4:.P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O4:.Q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P4:.R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Q4:.S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R4:.T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S4:.U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T4:.V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U4:.W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V4:.X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W4:.Y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X4:.Z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Y4:.AA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Z4:.AB6]*[.$AD$38:.$AF$40]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SUM([.AH4:.AJ6]*[.$BI$38:.$BK$40])+SUM([.AH33:.AJ35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I4:.AK6]*[.$BI$38:.$BK$40])+SUM([.AI33:.AK35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J4:.AL6]*[.$BI$38:.$BK$40])+SUM([.AJ33:.AL35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K4:.AM6]*[.$BI$38:.$BK$40])+SUM([.AK33:.AM35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L4:.AN6]*[.$BI$38:.$BK$40])+SUM([.AL33:.AN35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M4:.AO6]*[.$BI$38:.$BK$40])+SUM([.AM33:.AO35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N4:.AP6]*[.$BI$38:.$BK$40])+SUM([.AN33:.AP35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O4:.AQ6]*[.$BI$38:.$BK$40])+SUM([.AO33:.AQ35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P4:.AR6]*[.$BI$38:.$BK$40])+SUM([.AP33:.AR35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Q4:.AS6]*[.$BI$38:.$BK$40])+SUM([.AQ33:.AS35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R4:.AT6]*[.$BI$38:.$BK$40])+SUM([.AR33:.AT35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S4:.AU6]*[.$BI$38:.$BK$40])+SUM([.AS33:.AU35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T4:.AV6]*[.$BI$38:.$BK$40])+SUM([.AT33:.AV35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U4:.AW6]*[.$BI$38:.$BK$40])+SUM([.AU33:.AW35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V4:.AX6]*[.$BI$38:.$BK$40])+SUM([.AV33:.AX35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W4:.AY6]*[.$BI$38:.$BK$40])+SUM([.AW33:.AY35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X4:.AZ6]*[.$BI$38:.$BK$40])+SUM([.AX33:.AZ35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Y4:.BA6]*[.$BI$38:.$BK$40])+SUM([.AY33:.BA35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Z4:.BB6]*[.$BI$38:.$BK$40])+SUM([.AZ33:.BB35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A4:.BC6]*[.$BI$38:.$BK$40])+SUM([.BA33:.BC35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B4:.BD6]*[.$BI$38:.$BK$40])+SUM([.BB33:.BD35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C4:.BE6]*[.$BI$38:.$BK$40])+SUM([.BC33:.BE35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D4:.BF6]*[.$BI$38:.$BK$40])+SUM([.BD33:.BF35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E4:.BG6]*[.$BI$38:.$BK$40])+SUM([.BE33:.BG35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F4:.BH6]*[.$BI$38:.$BK$40])+SUM([.BF33:.BH35]*[.$BI$42:.$BK$44])" office:value-type="float" office:value="0" calcext:value-type="float">
            <text:p>0</text:p>
          </table:table-cell>
          <table:table-cell/>
          <table:table-cell table:style-name="ce7" table:number-columns-repeated="25"/>
          <table:table-cell table:number-columns-repeated="909"/>
        </table:table-row>
        <table:table-row table:style-name="ro1">
          <table:table-cell table:number-columns-repeated="33"/>
          <table:table-cell table:style-name="ce4" table:number-matrix-columns-spanned="1" table:number-matrix-rows-spanned="1" table:formula="of:=SUM([.A5:.C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B5:.D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C5:.E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D5:.F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E5:.G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F5:.H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G5:.I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H5:.J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I5:.K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J5:.L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K5:.M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L5:.N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M5:.O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N5:.P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O5:.Q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P5:.R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Q5:.S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R5:.T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S5:.U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T5:.V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U5:.W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V5:.X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W5:.Y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X5:.Z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Y5:.AA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Z5:.AB7]*[.$AD$38:.$AF$40]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SUM([.AH5:.AJ7]*[.$BI$38:.$BK$40])+SUM([.AH34:.AJ36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I5:.AK7]*[.$BI$38:.$BK$40])+SUM([.AI34:.AK36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J5:.AL7]*[.$BI$38:.$BK$40])+SUM([.AJ34:.AL36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K5:.AM7]*[.$BI$38:.$BK$40])+SUM([.AK34:.AM36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L5:.AN7]*[.$BI$38:.$BK$40])+SUM([.AL34:.AN36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M5:.AO7]*[.$BI$38:.$BK$40])+SUM([.AM34:.AO36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N5:.AP7]*[.$BI$38:.$BK$40])+SUM([.AN34:.AP36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O5:.AQ7]*[.$BI$38:.$BK$40])+SUM([.AO34:.AQ36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P5:.AR7]*[.$BI$38:.$BK$40])+SUM([.AP34:.AR36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Q5:.AS7]*[.$BI$38:.$BK$40])+SUM([.AQ34:.AS36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R5:.AT7]*[.$BI$38:.$BK$40])+SUM([.AR34:.AT36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S5:.AU7]*[.$BI$38:.$BK$40])+SUM([.AS34:.AU36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T5:.AV7]*[.$BI$38:.$BK$40])+SUM([.AT34:.AV36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U5:.AW7]*[.$BI$38:.$BK$40])+SUM([.AU34:.AW36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V5:.AX7]*[.$BI$38:.$BK$40])+SUM([.AV34:.AX36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W5:.AY7]*[.$BI$38:.$BK$40])+SUM([.AW34:.AY36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X5:.AZ7]*[.$BI$38:.$BK$40])+SUM([.AX34:.AZ36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Y5:.BA7]*[.$BI$38:.$BK$40])+SUM([.AY34:.BA36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Z5:.BB7]*[.$BI$38:.$BK$40])+SUM([.AZ34:.BB36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A5:.BC7]*[.$BI$38:.$BK$40])+SUM([.BA34:.BC36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B5:.BD7]*[.$BI$38:.$BK$40])+SUM([.BB34:.BD36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C5:.BE7]*[.$BI$38:.$BK$40])+SUM([.BC34:.BE36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D5:.BF7]*[.$BI$38:.$BK$40])+SUM([.BD34:.BF36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E5:.BG7]*[.$BI$38:.$BK$40])+SUM([.BE34:.BG36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F5:.BH7]*[.$BI$38:.$BK$40])+SUM([.BF34:.BH36]*[.$BI$42:.$BK$44])" office:value-type="float" office:value="0" calcext:value-type="float">
            <text:p>0</text:p>
          </table:table-cell>
          <table:table-cell/>
          <table:table-cell table:style-name="ce7" table:formula="of:=MAX([.BM35:.BN36])" office:value-type="float" office:value="0" calcext:value-type="float">
            <text:p>0</text:p>
          </table:table-cell>
          <table:table-cell table:style-name="ce7"/>
          <table:table-cell table:style-name="ce7" table:formula="of:=MAX([.BO35:.BP36])" office:value-type="float" office:value="0" calcext:value-type="float">
            <text:p>0</text:p>
          </table:table-cell>
          <table:table-cell table:style-name="ce7"/>
          <table:table-cell table:style-name="ce7" table:formula="of:=MAX([.BQ35:.BR36])" office:value-type="float" office:value="0" calcext:value-type="float">
            <text:p>0</text:p>
          </table:table-cell>
          <table:table-cell table:style-name="ce7"/>
          <table:table-cell table:style-name="ce7" table:formula="of:=MAX([.BS35:.BT36])" office:value-type="float" office:value="0.508316984377272" calcext:value-type="float">
            <text:p>0.508316984377272</text:p>
          </table:table-cell>
          <table:table-cell table:style-name="ce7"/>
          <table:table-cell table:style-name="ce7" table:formula="of:=MAX([.BU35:.BV36])" office:value-type="float" office:value="1.47117928451888" calcext:value-type="float">
            <text:p>1.47117928451888</text:p>
          </table:table-cell>
          <table:table-cell table:style-name="ce7"/>
          <table:table-cell table:style-name="ce7" table:formula="of:=MAX([.BW35:.BX36])" office:value-type="float" office:value="1.86527600267916" calcext:value-type="float">
            <text:p>1.86527600267916</text:p>
          </table:table-cell>
          <table:table-cell table:style-name="ce7"/>
          <table:table-cell table:style-name="ce7" table:formula="of:=MAX([.BY35:.BZ36])" office:value-type="float" office:value="1.51000331664761" calcext:value-type="float">
            <text:p>1.51000331664761</text:p>
          </table:table-cell>
          <table:table-cell table:style-name="ce7"/>
          <table:table-cell table:style-name="ce7" table:formula="of:=MAX([.CA35:.CB36])" office:value-type="float" office:value="0.451764713507662" calcext:value-type="float">
            <text:p>0.451764713507662</text:p>
          </table:table-cell>
          <table:table-cell table:style-name="ce7"/>
          <table:table-cell table:style-name="ce7" table:formula="of:=MAX([.CC35:.CD36])" office:value-type="float" office:value="0" calcext:value-type="float">
            <text:p>0</text:p>
          </table:table-cell>
          <table:table-cell table:style-name="ce7"/>
          <table:table-cell table:style-name="ce7" table:formula="of:=MAX([.CE35:.CF36])" office:value-type="float" office:value="0" calcext:value-type="float">
            <text:p>0</text:p>
          </table:table-cell>
          <table:table-cell table:style-name="ce7"/>
          <table:table-cell table:style-name="ce7" table:formula="of:=MAX([.CG35:.CH36])" office:value-type="float" office:value="0" calcext:value-type="float">
            <text:p>0</text:p>
          </table:table-cell>
          <table:table-cell table:style-name="ce7"/>
          <table:table-cell table:style-name="ce7" table:formula="of:=MAX([.CI35:.CJ36])" office:value-type="float" office:value="0" calcext:value-type="float">
            <text:p>0</text:p>
          </table:table-cell>
          <table:table-cell table:style-name="ce7"/>
          <table:table-cell table:style-name="ce7" table:formula="of:=MAX([.CK35:.CL36])" office:value-type="float" office:value="0" calcext:value-type="float">
            <text:p>0</text:p>
          </table:table-cell>
          <table:table-cell table:number-columns-repeated="2"/>
          <table:table-cell office:value-type="float" office:value="0.703247175645309" calcext:value-type="float">
            <text:p>0.703247175645309</text:p>
          </table:table-cell>
          <table:table-cell/>
          <table:table-cell office:value-type="float" office:value="0.372879387580367" calcext:value-type="float">
            <text:p>0.372879387580367</text:p>
          </table:table-cell>
          <table:table-cell/>
          <table:table-cell office:value-type="float" office:value="0.357648058860644" calcext:value-type="float">
            <text:p>0.357648058860644</text:p>
          </table:table-cell>
          <table:table-cell/>
          <table:table-cell office:value-type="float" office:value="0.915139107064866" calcext:value-type="float">
            <text:p>0.915139107064866</text:p>
          </table:table-cell>
          <table:table-cell/>
          <table:table-cell office:value-type="float" office:value="0.293709027991274" calcext:value-type="float">
            <text:p>0.293709027991274</text:p>
          </table:table-cell>
          <table:table-cell/>
          <table:table-cell office:value-type="float" office:value="0.407324653341685" calcext:value-type="float">
            <text:p>0.407324653341685</text:p>
          </table:table-cell>
          <table:table-cell/>
          <table:table-cell office:value-type="float" office:value="0.327965316578206" calcext:value-type="float">
            <text:p>0.327965316578206</text:p>
          </table:table-cell>
          <table:table-cell/>
          <table:table-cell office:value-type="float" office:value="0.679917996591947" calcext:value-type="float">
            <text:p>0.679917996591947</text:p>
          </table:table-cell>
          <table:table-cell/>
          <table:table-cell office:value-type="float" office:value="0.0667201326780957" calcext:value-type="float">
            <text:p>0.066720132678096</text:p>
          </table:table-cell>
          <table:table-cell/>
          <table:table-cell office:value-type="float" office:value="0.279864795651246" calcext:value-type="float">
            <text:p>0.279864795651246</text:p>
          </table:table-cell>
          <table:table-cell/>
          <table:table-cell office:value-type="float" office:value="0.636986847159318" calcext:value-type="float">
            <text:p>0.636986847159318</text:p>
          </table:table-cell>
          <table:table-cell/>
          <table:table-cell office:value-type="float" office:value="0.435324008854579" calcext:value-type="float">
            <text:p>0.435324008854579</text:p>
          </table:table-cell>
          <table:table-cell/>
          <table:table-cell office:value-type="float" office:value="0.0645841700537525" calcext:value-type="float">
            <text:p>0.064584170053753</text:p>
          </table:table-cell>
          <table:table-cell table:number-columns-repeated="882"/>
        </table:table-row>
        <table:table-row table:style-name="ro1">
          <table:table-cell table:number-columns-repeated="29"/>
          <table:table-cell table:style-name="ce1" office:value-type="string" calcext:value-type="string">
            <text:p>filter 2/1</text:p>
          </table:table-cell>
          <table:table-cell table:number-columns-repeated="3"/>
          <table:table-cell table:style-name="ce4" table:number-matrix-columns-spanned="1" table:number-matrix-rows-spanned="1" table:formula="of:=SUM([.A6:.C8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B6:.D8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C6:.E8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D6:.F8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E6:.G8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F6:.H8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G6:.I8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H6:.J8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I6:.K8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J6:.L8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K6:.M8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L6:.N8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M6:.O8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N6:.P8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O6:.Q8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P6:.R8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Q6:.S8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R6:.T8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S6:.U8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T6:.V8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U6:.W8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V6:.X8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W6:.Y8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X6:.Z8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Y6:.AA8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Z6:.AB8]*[.$AD$38:.$AF$40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filter 2/2</text:p>
          </table:table-cell>
          <table:table-cell table:number-columns-repeated="3"/>
          <table:table-cell table:style-name="ce5" table:number-matrix-columns-spanned="1" table:number-matrix-rows-spanned="1" table:formula="of:=SUM([.AH6:.AJ8]*[.$BI$38:.$BK$40])+SUM([.AH35:.AJ37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I6:.AK8]*[.$BI$38:.$BK$40])+SUM([.AI35:.AK37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J6:.AL8]*[.$BI$38:.$BK$40])+SUM([.AJ35:.AL37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K6:.AM8]*[.$BI$38:.$BK$40])+SUM([.AK35:.AM37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L6:.AN8]*[.$BI$38:.$BK$40])+SUM([.AL35:.AN37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M6:.AO8]*[.$BI$38:.$BK$40])+SUM([.AM35:.AO37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N6:.AP8]*[.$BI$38:.$BK$40])+SUM([.AN35:.AP37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O6:.AQ8]*[.$BI$38:.$BK$40])+SUM([.AO35:.AQ37]*[.$BI$42:.$BK$44])" office:value-type="float" office:value="0.508316984377272" calcext:value-type="float">
            <text:p>0.508316984377272</text:p>
          </table:table-cell>
          <table:table-cell table:style-name="ce5" table:number-matrix-columns-spanned="1" table:number-matrix-rows-spanned="1" table:formula="of:=SUM([.AP6:.AR8]*[.$BI$38:.$BK$40])+SUM([.AP35:.AR37]*[.$BI$42:.$BK$44])" office:value-type="float" office:value="0.904911979044342" calcext:value-type="float">
            <text:p>0.904911979044342</text:p>
          </table:table-cell>
          <table:table-cell table:style-name="ce5" table:number-matrix-columns-spanned="1" table:number-matrix-rows-spanned="1" table:formula="of:=SUM([.AQ6:.AS8]*[.$BI$38:.$BK$40])+SUM([.AQ35:.AS37]*[.$BI$42:.$BK$44])" office:value-type="float" office:value="1.47117928451888" calcext:value-type="float">
            <text:p>1.47117928451888</text:p>
          </table:table-cell>
          <table:table-cell table:style-name="ce5" table:number-matrix-columns-spanned="1" table:number-matrix-rows-spanned="1" table:formula="of:=SUM([.AR6:.AT8]*[.$BI$38:.$BK$40])+SUM([.AR35:.AT37]*[.$BI$42:.$BK$44])" office:value-type="float" office:value="1.86527600267916" calcext:value-type="float">
            <text:p>1.86527600267916</text:p>
          </table:table-cell>
          <table:table-cell table:style-name="ce5" table:number-matrix-columns-spanned="1" table:number-matrix-rows-spanned="1" table:formula="of:=SUM([.AS6:.AU8]*[.$BI$38:.$BK$40])+SUM([.AS35:.AU37]*[.$BI$42:.$BK$44])" office:value-type="float" office:value="1.83690679616539" calcext:value-type="float">
            <text:p>1.83690679616539</text:p>
          </table:table-cell>
          <table:table-cell table:style-name="ce5" table:number-matrix-columns-spanned="1" table:number-matrix-rows-spanned="1" table:formula="of:=SUM([.AT6:.AV8]*[.$BI$38:.$BK$40])+SUM([.AT35:.AV37]*[.$BI$42:.$BK$44])" office:value-type="float" office:value="1.51000331664761" calcext:value-type="float">
            <text:p>1.51000331664761</text:p>
          </table:table-cell>
          <table:table-cell table:style-name="ce5" table:number-matrix-columns-spanned="1" table:number-matrix-rows-spanned="1" table:formula="of:=SUM([.AU6:.AW8]*[.$BI$38:.$BK$40])+SUM([.AU35:.AW37]*[.$BI$42:.$BK$44])" office:value-type="float" office:value="0.929632359817248" calcext:value-type="float">
            <text:p>0.929632359817248</text:p>
          </table:table-cell>
          <table:table-cell table:style-name="ce5" table:number-matrix-columns-spanned="1" table:number-matrix-rows-spanned="1" table:formula="of:=SUM([.AV6:.AX8]*[.$BI$38:.$BK$40])+SUM([.AV35:.AX37]*[.$BI$42:.$BK$44])" office:value-type="float" office:value="0.451764713507662" calcext:value-type="float">
            <text:p>0.451764713507662</text:p>
          </table:table-cell>
          <table:table-cell table:style-name="ce5" table:number-matrix-columns-spanned="1" table:number-matrix-rows-spanned="1" table:formula="of:=SUM([.AW6:.AY8]*[.$BI$38:.$BK$40])+SUM([.AW35:.AY37]*[.$BI$42:.$BK$44])" office:value-type="float" office:value="0.147436208348853" calcext:value-type="float">
            <text:p>0.147436208348853</text:p>
          </table:table-cell>
          <table:table-cell table:style-name="ce5" table:number-matrix-columns-spanned="1" table:number-matrix-rows-spanned="1" table:formula="of:=SUM([.AX6:.AZ8]*[.$BI$38:.$BK$40])+SUM([.AX35:.AZ37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Y6:.BA8]*[.$BI$38:.$BK$40])+SUM([.AY35:.BA37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Z6:.BB8]*[.$BI$38:.$BK$40])+SUM([.AZ35:.BB37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A6:.BC8]*[.$BI$38:.$BK$40])+SUM([.BA35:.BC37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B6:.BD8]*[.$BI$38:.$BK$40])+SUM([.BB35:.BD37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C6:.BE8]*[.$BI$38:.$BK$40])+SUM([.BC35:.BE37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D6:.BF8]*[.$BI$38:.$BK$40])+SUM([.BD35:.BF37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E6:.BG8]*[.$BI$38:.$BK$40])+SUM([.BE35:.BG37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F6:.BH8]*[.$BI$38:.$BK$40])+SUM([.BF35:.BH37]*[.$BI$42:.$BK$44])" office:value-type="float" office:value="0" calcext:value-type="float">
            <text:p>0</text:p>
          </table:table-cell>
          <table:table-cell/>
          <table:table-cell table:style-name="ce7" table:number-columns-repeated="25"/>
          <table:table-cell table:number-columns-repeated="909"/>
        </table:table-row>
        <table:table-row table:style-name="ro1">
          <table:table-cell table:number-columns-repeated="33"/>
          <table:table-cell table:style-name="ce4" table:number-matrix-columns-spanned="1" table:number-matrix-rows-spanned="1" table:formula="of:=SUM([.A7:.C9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B7:.D9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C7:.E9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D7:.F9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E7:.G9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F7:.H9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G7:.I9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H7:.J9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I7:.K9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J7:.L9]*[.$AD$38:.$AF$40])" office:value-type="float" office:value="0.361580098464472" calcext:value-type="float">
            <text:p>0.361580098464472</text:p>
          </table:table-cell>
          <table:table-cell table:style-name="ce4" table:number-matrix-columns-spanned="1" table:number-matrix-rows-spanned="1" table:formula="of:=SUM([.K7:.M9]*[.$AD$38:.$AF$40])" office:value-type="float" office:value="0.503445259470873" calcext:value-type="float">
            <text:p>0.503445259470873</text:p>
          </table:table-cell>
          <table:table-cell table:style-name="ce4" table:number-matrix-columns-spanned="1" table:number-matrix-rows-spanned="1" table:formula="of:=SUM([.L7:.N9]*[.$AD$38:.$AF$40])" office:value-type="float" office:value="0.490777417392897" calcext:value-type="float">
            <text:p>0.490777417392897</text:p>
          </table:table-cell>
          <table:table-cell table:style-name="ce4" table:number-matrix-columns-spanned="1" table:number-matrix-rows-spanned="1" table:formula="of:=SUM([.M7:.O9]*[.$AD$38:.$AF$40])" office:value-type="float" office:value="0.614477032684672" calcext:value-type="float">
            <text:p>0.614477032684672</text:p>
          </table:table-cell>
          <table:table-cell table:style-name="ce4" table:number-matrix-columns-spanned="1" table:number-matrix-rows-spanned="1" table:formula="of:=SUM([.N7:.P9]*[.$AD$38:.$AF$40])" office:value-type="float" office:value="0.451855746921369" calcext:value-type="float">
            <text:p>0.451855746921369</text:p>
          </table:table-cell>
          <table:table-cell table:style-name="ce4" table:number-matrix-columns-spanned="1" table:number-matrix-rows-spanned="1" table:formula="of:=SUM([.O7:.Q9]*[.$AD$38:.$AF$40])" office:value-type="float" office:value="0.164132117934062" calcext:value-type="float">
            <text:p>0.164132117934062</text:p>
          </table:table-cell>
          <table:table-cell table:style-name="ce4" table:number-matrix-columns-spanned="1" table:number-matrix-rows-spanned="1" table:formula="of:=SUM([.P7:.R9]*[.$AD$38:.$AF$40])" office:value-type="float" office:value="0.0375169478139602" calcext:value-type="float">
            <text:p>0.03751694781396</text:p>
          </table:table-cell>
          <table:table-cell table:style-name="ce4" table:number-matrix-columns-spanned="1" table:number-matrix-rows-spanned="1" table:formula="of:=SUM([.Q7:.S9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R7:.T9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S7:.U9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T7:.V9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U7:.W9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V7:.X9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W7:.Y9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X7:.Z9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Y7:.AA9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Z7:.AB9]*[.$AD$38:.$AF$40]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SUM([.AH7:.AJ9]*[.$BI$38:.$BK$40])+SUM([.AH36:.AJ38]*[.$BI$42:.$BK$44])" office:value-type="float" office:value="1.09600950233956" calcext:value-type="float">
            <text:p>1.09600950233956</text:p>
          </table:table-cell>
          <table:table-cell table:style-name="ce5" table:number-matrix-columns-spanned="1" table:number-matrix-rows-spanned="1" table:formula="of:=SUM([.AI7:.AK9]*[.$BI$38:.$BK$40])+SUM([.AI36:.AK38]*[.$BI$42:.$BK$44])" office:value-type="float" office:value="2.42480114892257" calcext:value-type="float">
            <text:p>2.42480114892257</text:p>
          </table:table-cell>
          <table:table-cell table:style-name="ce5" table:number-matrix-columns-spanned="1" table:number-matrix-rows-spanned="1" table:formula="of:=SUM([.AJ7:.AL9]*[.$BI$38:.$BK$40])+SUM([.AJ36:.AL38]*[.$BI$42:.$BK$44])" office:value-type="float" office:value="3.4039162488893" calcext:value-type="float">
            <text:p>3.4039162488893</text:p>
          </table:table-cell>
          <table:table-cell table:style-name="ce5" table:number-matrix-columns-spanned="1" table:number-matrix-rows-spanned="1" table:formula="of:=SUM([.AK7:.AM9]*[.$BI$38:.$BK$40])+SUM([.AK36:.AM38]*[.$BI$42:.$BK$44])" office:value-type="float" office:value="4.4224860810304" calcext:value-type="float">
            <text:p>4.4224860810304</text:p>
          </table:table-cell>
          <table:table-cell table:style-name="ce5" table:number-matrix-columns-spanned="1" table:number-matrix-rows-spanned="1" table:formula="of:=SUM([.AL7:.AN9]*[.$BI$38:.$BK$40])+SUM([.AL36:.AN38]*[.$BI$42:.$BK$44])" office:value-type="float" office:value="4.80335956294202" calcext:value-type="float">
            <text:p>4.80335956294202</text:p>
          </table:table-cell>
          <table:table-cell table:style-name="ce5" table:number-matrix-columns-spanned="1" table:number-matrix-rows-spanned="1" table:formula="of:=SUM([.AM7:.AO9]*[.$BI$38:.$BK$40])+SUM([.AM36:.AO38]*[.$BI$42:.$BK$44])" office:value-type="float" office:value="5.03780731161484" calcext:value-type="float">
            <text:p>5.03780731161484</text:p>
          </table:table-cell>
          <table:table-cell table:style-name="ce5" table:number-matrix-columns-spanned="1" table:number-matrix-rows-spanned="1" table:formula="of:=SUM([.AN7:.AP9]*[.$BI$38:.$BK$40])+SUM([.AN36:.AP38]*[.$BI$42:.$BK$44])" office:value-type="float" office:value="5.03780731161484" calcext:value-type="float">
            <text:p>5.03780731161484</text:p>
          </table:table-cell>
          <table:table-cell table:style-name="ce5" table:number-matrix-columns-spanned="1" table:number-matrix-rows-spanned="1" table:formula="of:=SUM([.AO7:.AQ9]*[.$BI$38:.$BK$40])+SUM([.AO36:.AQ38]*[.$BI$42:.$BK$44])" office:value-type="float" office:value="5.79262107263957" calcext:value-type="float">
            <text:p>5.79262107263957</text:p>
          </table:table-cell>
          <table:table-cell table:style-name="ce5" table:number-matrix-columns-spanned="1" table:number-matrix-rows-spanned="1" table:formula="of:=SUM([.AP7:.AR9]*[.$BI$38:.$BK$40])+SUM([.AP36:.AR38]*[.$BI$42:.$BK$44])" office:value-type="float" office:value="6.63175460232288" calcext:value-type="float">
            <text:p>6.63175460232288</text:p>
          </table:table-cell>
          <table:table-cell table:style-name="ce5" table:number-matrix-columns-spanned="1" table:number-matrix-rows-spanned="1" table:formula="of:=SUM([.AQ7:.AS9]*[.$BI$38:.$BK$40])+SUM([.AQ36:.AS38]*[.$BI$42:.$BK$44])" office:value-type="float" office:value="7.97816244809803" calcext:value-type="float">
            <text:p>7.97816244809803</text:p>
          </table:table-cell>
          <table:table-cell table:style-name="ce5" table:number-matrix-columns-spanned="1" table:number-matrix-rows-spanned="1" table:formula="of:=SUM([.AR7:.AT9]*[.$BI$38:.$BK$40])+SUM([.AR36:.AT38]*[.$BI$42:.$BK$44])" office:value-type="float" office:value="8.68821054174577" calcext:value-type="float">
            <text:p>8.68821054174577</text:p>
          </table:table-cell>
          <table:table-cell table:style-name="ce5" table:number-matrix-columns-spanned="1" table:number-matrix-rows-spanned="1" table:formula="of:=SUM([.AS7:.AU9]*[.$BI$38:.$BK$40])+SUM([.AS36:.AU38]*[.$BI$42:.$BK$44])" office:value-type="float" office:value="8.84161596953763" calcext:value-type="float">
            <text:p>8.84161596953763</text:p>
          </table:table-cell>
          <table:table-cell table:style-name="ce5" table:number-matrix-columns-spanned="1" table:number-matrix-rows-spanned="1" table:formula="of:=SUM([.AT7:.AV9]*[.$BI$38:.$BK$40])+SUM([.AT36:.AV38]*[.$BI$42:.$BK$44])" office:value-type="float" office:value="8.38386520803462" calcext:value-type="float">
            <text:p>8.38386520803462</text:p>
          </table:table-cell>
          <table:table-cell table:style-name="ce5" table:number-matrix-columns-spanned="1" table:number-matrix-rows-spanned="1" table:formula="of:=SUM([.AU7:.AW9]*[.$BI$38:.$BK$40])+SUM([.AU36:.AW38]*[.$BI$42:.$BK$44])" office:value-type="float" office:value="6.87213093974044" calcext:value-type="float">
            <text:p>6.87213093974044</text:p>
          </table:table-cell>
          <table:table-cell table:style-name="ce5" table:number-matrix-columns-spanned="1" table:number-matrix-rows-spanned="1" table:formula="of:=SUM([.AV7:.AX9]*[.$BI$38:.$BK$40])+SUM([.AV36:.AX38]*[.$BI$42:.$BK$44])" office:value-type="float" office:value="4.74572589855762" calcext:value-type="float">
            <text:p>4.74572589855762</text:p>
          </table:table-cell>
          <table:table-cell table:style-name="ce5" table:number-matrix-columns-spanned="1" table:number-matrix-rows-spanned="1" table:formula="of:=SUM([.AW7:.AY9]*[.$BI$38:.$BK$40])+SUM([.AW36:.AY38]*[.$BI$42:.$BK$44])" office:value-type="float" office:value="2.94783568181405" calcext:value-type="float">
            <text:p>2.94783568181405</text:p>
          </table:table-cell>
          <table:table-cell table:style-name="ce5" table:number-matrix-columns-spanned="1" table:number-matrix-rows-spanned="1" table:formula="of:=SUM([.AX7:.AZ9]*[.$BI$38:.$BK$40])+SUM([.AX36:.AZ38]*[.$BI$42:.$BK$44])" office:value-type="float" office:value="1.23183273347859" calcext:value-type="float">
            <text:p>1.23183273347859</text:p>
          </table:table-cell>
          <table:table-cell table:style-name="ce5" table:number-matrix-columns-spanned="1" table:number-matrix-rows-spanned="1" table:formula="of:=SUM([.AY7:.BA9]*[.$BI$38:.$BK$40])+SUM([.AY36:.BA38]*[.$BI$42:.$BK$44])" office:value-type="float" office:value="0.516567923532898" calcext:value-type="float">
            <text:p>0.516567923532898</text:p>
          </table:table-cell>
          <table:table-cell table:style-name="ce5" table:number-matrix-columns-spanned="1" table:number-matrix-rows-spanned="1" table:formula="of:=SUM([.AZ7:.BB9]*[.$BI$38:.$BK$40])+SUM([.AZ36:.BB38]*[.$BI$42:.$BK$44])" office:value-type="float" office:value="0.0507567257329386" calcext:value-type="float">
            <text:p>0.050756725732939</text:p>
          </table:table-cell>
          <table:table-cell table:style-name="ce5" table:number-matrix-columns-spanned="1" table:number-matrix-rows-spanned="1" table:formula="of:=SUM([.BA7:.BC9]*[.$BI$38:.$BK$40])+SUM([.BA36:.BC38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B7:.BD9]*[.$BI$38:.$BK$40])+SUM([.BB36:.BD38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C7:.BE9]*[.$BI$38:.$BK$40])+SUM([.BC36:.BE38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D7:.BF9]*[.$BI$38:.$BK$40])+SUM([.BD36:.BF38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E7:.BG9]*[.$BI$38:.$BK$40])+SUM([.BE36:.BG38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F7:.BH9]*[.$BI$38:.$BK$40])+SUM([.BF36:.BH38]*[.$BI$42:.$BK$44])" office:value-type="float" office:value="0" calcext:value-type="float">
            <text:p>0</text:p>
          </table:table-cell>
          <table:table-cell/>
          <table:table-cell table:style-name="ce7" table:formula="of:=MAX([.BM37:.BN38])" office:value-type="float" office:value="8.52480416818624" calcext:value-type="float">
            <text:p>8.52480416818624</text:p>
          </table:table-cell>
          <table:table-cell table:style-name="ce7"/>
          <table:table-cell table:style-name="ce7" table:formula="of:=MAX([.BO37:.BP38])" office:value-type="float" office:value="13.5421654416334" calcext:value-type="float">
            <text:p>13.5421654416334</text:p>
          </table:table-cell>
          <table:table-cell table:style-name="ce7"/>
          <table:table-cell table:style-name="ce7" table:formula="of:=MAX([.BQ37:.BR38])" office:value-type="float" office:value="14.8282599157761" calcext:value-type="float">
            <text:p>14.8282599157761</text:p>
          </table:table-cell>
          <table:table-cell table:style-name="ce7"/>
          <table:table-cell table:style-name="ce7" table:formula="of:=MAX([.BS37:.BT38])" office:value-type="float" office:value="16.0209880197257" calcext:value-type="float">
            <text:p>16.0209880197257</text:p>
          </table:table-cell>
          <table:table-cell table:style-name="ce7"/>
          <table:table-cell table:style-name="ce7" table:formula="of:=MAX([.BU37:.BV38])" office:value-type="float" office:value="19.3174802423932" calcext:value-type="float">
            <text:p>19.3174802423932</text:p>
          </table:table-cell>
          <table:table-cell table:style-name="ce7"/>
          <table:table-cell table:style-name="ce7" table:formula="of:=MAX([.BW37:.BX38])" office:value-type="float" office:value="20.9010674417584" calcext:value-type="float">
            <text:p>20.9010674417584</text:p>
          </table:table-cell>
          <table:table-cell table:style-name="ce7"/>
          <table:table-cell table:style-name="ce7" table:formula="of:=MAX([.BY37:.BZ38])" office:value-type="float" office:value="20.2174160450791" calcext:value-type="float">
            <text:p>20.2174160450791</text:p>
          </table:table-cell>
          <table:table-cell table:style-name="ce7"/>
          <table:table-cell table:style-name="ce7" table:formula="of:=MAX([.CA37:.CB38])" office:value-type="float" office:value="14.4441213238866" calcext:value-type="float">
            <text:p>14.4441213238866</text:p>
          </table:table-cell>
          <table:table-cell table:style-name="ce7"/>
          <table:table-cell table:style-name="ce7" table:formula="of:=MAX([.CC37:.CD38])" office:value-type="float" office:value="5.26138725059446" calcext:value-type="float">
            <text:p>5.26138725059446</text:p>
          </table:table-cell>
          <table:table-cell table:style-name="ce7"/>
          <table:table-cell table:style-name="ce7" table:formula="of:=MAX([.CE37:.CF38])" office:value-type="float" office:value="0.62794633804414" calcext:value-type="float">
            <text:p>0.62794633804414</text:p>
          </table:table-cell>
          <table:table-cell table:style-name="ce7"/>
          <table:table-cell table:style-name="ce7" table:formula="of:=MAX([.CG37:.CH38])" office:value-type="float" office:value="0" calcext:value-type="float">
            <text:p>0</text:p>
          </table:table-cell>
          <table:table-cell table:style-name="ce7"/>
          <table:table-cell table:style-name="ce7" table:formula="of:=MAX([.CI37:.CJ38])" office:value-type="float" office:value="0" calcext:value-type="float">
            <text:p>0</text:p>
          </table:table-cell>
          <table:table-cell table:style-name="ce7"/>
          <table:table-cell table:style-name="ce7" table:formula="of:=MAX([.CK37:.CL38])" office:value-type="float" office:value="0" calcext:value-type="float">
            <text:p>0</text:p>
          </table:table-cell>
          <table:table-cell table:number-columns-repeated="2"/>
          <table:table-cell office:value-type="float" office:value="0.860265150252619" calcext:value-type="float">
            <text:p>0.860265150252619</text:p>
          </table:table-cell>
          <table:table-cell/>
          <table:table-cell office:value-type="float" office:value="0.959518198426056" calcext:value-type="float">
            <text:p>0.959518198426056</text:p>
          </table:table-cell>
          <table:table-cell/>
          <table:table-cell office:value-type="float" office:value="0.989936681035858" calcext:value-type="float">
            <text:p>0.989936681035858</text:p>
          </table:table-cell>
          <table:table-cell/>
          <table:table-cell office:value-type="float" office:value="0.231768880596344" calcext:value-type="float">
            <text:p>0.231768880596344</text:p>
          </table:table-cell>
          <table:table-cell/>
          <table:table-cell office:value-type="float" office:value="0.738526901206016" calcext:value-type="float">
            <text:p>0.738526901206016</text:p>
          </table:table-cell>
          <table:table-cell/>
          <table:table-cell office:value-type="float" office:value="0.209395594441572" calcext:value-type="float">
            <text:p>0.209395594441572</text:p>
          </table:table-cell>
          <table:table-cell/>
          <table:table-cell office:value-type="float" office:value="0.569490470294984" calcext:value-type="float">
            <text:p>0.569490470294984</text:p>
          </table:table-cell>
          <table:table-cell/>
          <table:table-cell office:value-type="float" office:value="0.302532005780875" calcext:value-type="float">
            <text:p>0.302532005780875</text:p>
          </table:table-cell>
          <table:table-cell/>
          <table:table-cell office:value-type="float" office:value="0.244526413471581" calcext:value-type="float">
            <text:p>0.244526413471581</text:p>
          </table:table-cell>
          <table:table-cell/>
          <table:table-cell office:value-type="float" office:value="0.519928108097676" calcext:value-type="float">
            <text:p>0.519928108097676</text:p>
          </table:table-cell>
          <table:table-cell/>
          <table:table-cell office:value-type="float" office:value="0.816760040254004" calcext:value-type="float">
            <text:p>0.816760040254004</text:p>
          </table:table-cell>
          <table:table-cell/>
          <table:table-cell office:value-type="float" office:value="0.0556810373804991" calcext:value-type="float">
            <text:p>0.055681037380499</text:p>
          </table:table-cell>
          <table:table-cell/>
          <table:table-cell office:value-type="float" office:value="0.925717918633054" calcext:value-type="float">
            <text:p>0.925717918633054</text:p>
          </table:table-cell>
          <table:table-cell table:number-columns-repeated="882"/>
        </table:table-row>
        <table:table-row table:style-name="ro1">
          <table:table-cell table:number-columns-repeated="29"/>
          <table:table-cell office:value-type="float" office:value="0.526502774210939" calcext:value-type="float">
            <text:p>0.526502774210939</text:p>
          </table:table-cell>
          <table:table-cell office:value-type="float" office:value="0.335233397856785" calcext:value-type="float">
            <text:p>0.335233397856785</text:p>
          </table:table-cell>
          <table:table-cell office:value-type="float" office:value="0.769627140978614" calcext:value-type="float">
            <text:p>0.769627140978614</text:p>
          </table:table-cell>
          <table:table-cell/>
          <table:table-cell table:style-name="ce4" table:number-matrix-columns-spanned="1" table:number-matrix-rows-spanned="1" table:formula="of:=SUM([.A8:.C10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B8:.D10]*[.$AD$38:.$AF$40])" office:value-type="float" office:value="0.335486665057113" calcext:value-type="float">
            <text:p>0.335486665057113</text:p>
          </table:table-cell>
          <table:table-cell table:style-name="ce4" table:number-matrix-columns-spanned="1" table:number-matrix-rows-spanned="1" table:formula="of:=SUM([.C8:.E10]*[.$AD$38:.$AF$40])" office:value-type="float" office:value="0.649498983976446" calcext:value-type="float">
            <text:p>0.649498983976446</text:p>
          </table:table-cell>
          <table:table-cell table:style-name="ce4" table:number-matrix-columns-spanned="1" table:number-matrix-rows-spanned="1" table:formula="of:=SUM([.D8:.F10]*[.$AD$38:.$AF$40])" office:value-type="float" office:value="1.13847787101149" calcext:value-type="float">
            <text:p>1.13847787101149</text:p>
          </table:table-cell>
          <table:table-cell table:style-name="ce4" table:number-matrix-columns-spanned="1" table:number-matrix-rows-spanned="1" table:formula="of:=SUM([.E8:.G10]*[.$AD$38:.$AF$40])" office:value-type="float" office:value="1.31359219501704" calcext:value-type="float">
            <text:p>1.31359219501704</text:p>
          </table:table-cell>
          <table:table-cell table:style-name="ce4" table:number-matrix-columns-spanned="1" table:number-matrix-rows-spanned="1" table:formula="of:=SUM([.F8:.H10]*[.$AD$38:.$AF$40])" office:value-type="float" office:value="1.37325029427612" calcext:value-type="float">
            <text:p>1.37325029427612</text:p>
          </table:table-cell>
          <table:table-cell table:style-name="ce4" table:number-matrix-columns-spanned="1" table:number-matrix-rows-spanned="1" table:formula="of:=SUM([.G8:.I10]*[.$AD$38:.$AF$40])" office:value-type="float" office:value="1.37325029427612" calcext:value-type="float">
            <text:p>1.37325029427612</text:p>
          </table:table-cell>
          <table:table-cell table:style-name="ce4" table:number-matrix-columns-spanned="1" table:number-matrix-rows-spanned="1" table:formula="of:=SUM([.H8:.J10]*[.$AD$38:.$AF$40])" office:value-type="float" office:value="1.37325029427612" calcext:value-type="float">
            <text:p>1.37325029427612</text:p>
          </table:table-cell>
          <table:table-cell table:style-name="ce4" table:number-matrix-columns-spanned="1" table:number-matrix-rows-spanned="1" table:formula="of:=SUM([.I8:.K10]*[.$AD$38:.$AF$40])" office:value-type="float" office:value="1.37325029427612" calcext:value-type="float">
            <text:p>1.37325029427612</text:p>
          </table:table-cell>
          <table:table-cell table:style-name="ce4" table:number-matrix-columns-spanned="1" table:number-matrix-rows-spanned="1" table:formula="of:=SUM([.J8:.L10]*[.$AD$38:.$AF$40])" office:value-type="float" office:value="1.77193427695444" calcext:value-type="float">
            <text:p>1.77193427695444</text:p>
          </table:table-cell>
          <table:table-cell table:style-name="ce4" table:number-matrix-columns-spanned="1" table:number-matrix-rows-spanned="1" table:formula="of:=SUM([.K8:.M10]*[.$AD$38:.$AF$40])" office:value-type="float" office:value="2.16521065834928" calcext:value-type="float">
            <text:p>2.16521065834928</text:p>
          </table:table-cell>
          <table:table-cell table:style-name="ce4" table:number-matrix-columns-spanned="1" table:number-matrix-rows-spanned="1" table:formula="of:=SUM([.L8:.N10]*[.$AD$38:.$AF$40])" office:value-type="float" office:value="2.35182230102455" calcext:value-type="float">
            <text:p>2.35182230102455</text:p>
          </table:table-cell>
          <table:table-cell table:style-name="ce4" table:number-matrix-columns-spanned="1" table:number-matrix-rows-spanned="1" table:formula="of:=SUM([.M8:.O10]*[.$AD$38:.$AF$40])" office:value-type="float" office:value="2.43731550932633" calcext:value-type="float">
            <text:p>2.43731550932633</text:p>
          </table:table-cell>
          <table:table-cell table:style-name="ce4" table:number-matrix-columns-spanned="1" table:number-matrix-rows-spanned="1" table:formula="of:=SUM([.N8:.P10]*[.$AD$38:.$AF$40])" office:value-type="float" office:value="2.31867682053857" calcext:value-type="float">
            <text:p>2.31867682053857</text:p>
          </table:table-cell>
          <table:table-cell table:style-name="ce4" table:number-matrix-columns-spanned="1" table:number-matrix-rows-spanned="1" table:formula="of:=SUM([.O8:.Q10]*[.$AD$38:.$AF$40])" office:value-type="float" office:value="1.94846691392958" calcext:value-type="float">
            <text:p>1.94846691392958</text:p>
          </table:table-cell>
          <table:table-cell table:style-name="ce4" table:number-matrix-columns-spanned="1" table:number-matrix-rows-spanned="1" table:formula="of:=SUM([.P8:.R10]*[.$AD$38:.$AF$40])" office:value-type="float" office:value="1.37403492943502" calcext:value-type="float">
            <text:p>1.37403492943502</text:p>
          </table:table-cell>
          <table:table-cell table:style-name="ce4" table:number-matrix-columns-spanned="1" table:number-matrix-rows-spanned="1" table:formula="of:=SUM([.Q8:.S10]*[.$AD$38:.$AF$40])" office:value-type="float" office:value="0.507994459211808" calcext:value-type="float">
            <text:p>0.507994459211808</text:p>
          </table:table-cell>
          <table:table-cell table:style-name="ce4" table:number-matrix-columns-spanned="1" table:number-matrix-rows-spanned="1" table:formula="of:=SUM([.R8:.T10]*[.$AD$38:.$AF$40])" office:value-type="float" office:value="0.148376148286246" calcext:value-type="float">
            <text:p>0.148376148286246</text:p>
          </table:table-cell>
          <table:table-cell table:style-name="ce4" table:number-matrix-columns-spanned="1" table:number-matrix-rows-spanned="1" table:formula="of:=SUM([.S8:.U10]*[.$AD$38:.$AF$40])" office:value-type="float" office:value="0.0129156701183232" calcext:value-type="float">
            <text:p>0.012915670118323</text:p>
          </table:table-cell>
          <table:table-cell table:style-name="ce4" table:number-matrix-columns-spanned="1" table:number-matrix-rows-spanned="1" table:formula="of:=SUM([.T8:.V10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U8:.W10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V8:.X10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W8:.Y10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X8:.Z10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Y8:.AA10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Z8:.AB10]*[.$AD$38:.$AF$40])" office:value-type="float" office:value="0" calcext:value-type="float">
            <text:p>0</text:p>
          </table:table-cell>
          <table:table-cell/>
          <table:table-cell office:value-type="float" office:value="0.017247060502671" calcext:value-type="float">
            <text:p>0.017247060502671</text:p>
          </table:table-cell>
          <table:table-cell office:value-type="float" office:value="0.257591832707463" calcext:value-type="float">
            <text:p>0.257591832707463</text:p>
          </table:table-cell>
          <table:table-cell office:value-type="float" office:value="0.436008891961467" calcext:value-type="float">
            <text:p>0.436008891961467</text:p>
          </table:table-cell>
          <table:table-cell/>
          <table:table-cell table:style-name="ce5" table:number-matrix-columns-spanned="1" table:number-matrix-rows-spanned="1" table:formula="of:=SUM([.AH8:.AJ10]*[.$BI$38:.$BK$40])+SUM([.AH37:.AJ39]*[.$BI$42:.$BK$44])" office:value-type="float" office:value="5.01590405616525" calcext:value-type="float">
            <text:p>5.01590405616525</text:p>
          </table:table-cell>
          <table:table-cell table:style-name="ce5" table:number-matrix-columns-spanned="1" table:number-matrix-rows-spanned="1" table:formula="of:=SUM([.AI8:.AK10]*[.$BI$38:.$BK$40])+SUM([.AI37:.AK39]*[.$BI$42:.$BK$44])" office:value-type="float" office:value="8.52480416818624" calcext:value-type="float">
            <text:p>8.52480416818624</text:p>
          </table:table-cell>
          <table:table-cell table:style-name="ce5" table:number-matrix-columns-spanned="1" table:number-matrix-rows-spanned="1" table:formula="of:=SUM([.AJ8:.AL10]*[.$BI$38:.$BK$40])+SUM([.AJ37:.AL39]*[.$BI$42:.$BK$44])" office:value-type="float" office:value="11.1476413335106" calcext:value-type="float">
            <text:p>11.1476413335106</text:p>
          </table:table-cell>
          <table:table-cell table:style-name="ce5" table:number-matrix-columns-spanned="1" table:number-matrix-rows-spanned="1" table:formula="of:=SUM([.AK8:.AM10]*[.$BI$38:.$BK$40])+SUM([.AK37:.AM39]*[.$BI$42:.$BK$44])" office:value-type="float" office:value="13.5421654416334" calcext:value-type="float">
            <text:p>13.5421654416334</text:p>
          </table:table-cell>
          <table:table-cell table:style-name="ce5" table:number-matrix-columns-spanned="1" table:number-matrix-rows-spanned="1" table:formula="of:=SUM([.AL8:.AN10]*[.$BI$38:.$BK$40])+SUM([.AL37:.AN39]*[.$BI$42:.$BK$44])" office:value-type="float" office:value="14.3278580826075" calcext:value-type="float">
            <text:p>14.3278580826075</text:p>
          </table:table-cell>
          <table:table-cell table:style-name="ce5" table:number-matrix-columns-spanned="1" table:number-matrix-rows-spanned="1" table:formula="of:=SUM([.AM8:.AO10]*[.$BI$38:.$BK$40])+SUM([.AM37:.AO39]*[.$BI$42:.$BK$44])" office:value-type="float" office:value="14.8282599157761" calcext:value-type="float">
            <text:p>14.8282599157761</text:p>
          </table:table-cell>
          <table:table-cell table:style-name="ce5" table:number-matrix-columns-spanned="1" table:number-matrix-rows-spanned="1" table:formula="of:=SUM([.AN8:.AP10]*[.$BI$38:.$BK$40])+SUM([.AN37:.AP39]*[.$BI$42:.$BK$44])" office:value-type="float" office:value="14.8282599157761" calcext:value-type="float">
            <text:p>14.8282599157761</text:p>
          </table:table-cell>
          <table:table-cell table:style-name="ce5" table:number-matrix-columns-spanned="1" table:number-matrix-rows-spanned="1" table:formula="of:=SUM([.AO8:.AQ10]*[.$BI$38:.$BK$40])+SUM([.AO37:.AQ39]*[.$BI$42:.$BK$44])" office:value-type="float" office:value="16.0209880197257" calcext:value-type="float">
            <text:p>16.0209880197257</text:p>
          </table:table-cell>
          <table:table-cell table:style-name="ce5" table:number-matrix-columns-spanned="1" table:number-matrix-rows-spanned="1" table:formula="of:=SUM([.AP8:.AR10]*[.$BI$38:.$BK$40])+SUM([.AP37:.AR39]*[.$BI$42:.$BK$44])" office:value-type="float" office:value="17.2025206318857" calcext:value-type="float">
            <text:p>17.2025206318857</text:p>
          </table:table-cell>
          <table:table-cell table:style-name="ce5" table:number-matrix-columns-spanned="1" table:number-matrix-rows-spanned="1" table:formula="of:=SUM([.AQ8:.AS10]*[.$BI$38:.$BK$40])+SUM([.AQ37:.AS39]*[.$BI$42:.$BK$44])" office:value-type="float" office:value="19.3174802423932" calcext:value-type="float">
            <text:p>19.3174802423932</text:p>
          </table:table-cell>
          <table:table-cell table:style-name="ce5" table:number-matrix-columns-spanned="1" table:number-matrix-rows-spanned="1" table:formula="of:=SUM([.AR8:.AT10]*[.$BI$38:.$BK$40])+SUM([.AR37:.AT39]*[.$BI$42:.$BK$44])" office:value-type="float" office:value="20.6571900868179" calcext:value-type="float">
            <text:p>20.6571900868179</text:p>
          </table:table-cell>
          <table:table-cell table:style-name="ce5" table:number-matrix-columns-spanned="1" table:number-matrix-rows-spanned="1" table:formula="of:=SUM([.AS8:.AU10]*[.$BI$38:.$BK$40])+SUM([.AS37:.AU39]*[.$BI$42:.$BK$44])" office:value-type="float" office:value="20.9010674417584" calcext:value-type="float">
            <text:p>20.9010674417584</text:p>
          </table:table-cell>
          <table:table-cell table:style-name="ce5" table:number-matrix-columns-spanned="1" table:number-matrix-rows-spanned="1" table:formula="of:=SUM([.AT8:.AV10]*[.$BI$38:.$BK$40])+SUM([.AT37:.AV39]*[.$BI$42:.$BK$44])" office:value-type="float" office:value="20.2174160450791" calcext:value-type="float">
            <text:p>20.2174160450791</text:p>
          </table:table-cell>
          <table:table-cell table:style-name="ce5" table:number-matrix-columns-spanned="1" table:number-matrix-rows-spanned="1" table:formula="of:=SUM([.AU8:.AW10]*[.$BI$38:.$BK$40])+SUM([.AU37:.AW39]*[.$BI$42:.$BK$44])" office:value-type="float" office:value="18.0567403490571" calcext:value-type="float">
            <text:p>18.0567403490571</text:p>
          </table:table-cell>
          <table:table-cell table:style-name="ce5" table:number-matrix-columns-spanned="1" table:number-matrix-rows-spanned="1" table:formula="of:=SUM([.AV8:.AX10]*[.$BI$38:.$BK$40])+SUM([.AV37:.AX39]*[.$BI$42:.$BK$44])" office:value-type="float" office:value="14.4441213238866" calcext:value-type="float">
            <text:p>14.4441213238866</text:p>
          </table:table-cell>
          <table:table-cell table:style-name="ce5" table:number-matrix-columns-spanned="1" table:number-matrix-rows-spanned="1" table:formula="of:=SUM([.AW8:.AY10]*[.$BI$38:.$BK$40])+SUM([.AW37:.AY39]*[.$BI$42:.$BK$44])" office:value-type="float" office:value="9.93200699899402" calcext:value-type="float">
            <text:p>9.93200699899402</text:p>
          </table:table-cell>
          <table:table-cell table:style-name="ce5" table:number-matrix-columns-spanned="1" table:number-matrix-rows-spanned="1" table:formula="of:=SUM([.AX8:.AZ10]*[.$BI$38:.$BK$40])+SUM([.AX37:.AZ39]*[.$BI$42:.$BK$44])" office:value-type="float" office:value="5.26138725059446" calcext:value-type="float">
            <text:p>5.26138725059446</text:p>
          </table:table-cell>
          <table:table-cell table:style-name="ce5" table:number-matrix-columns-spanned="1" table:number-matrix-rows-spanned="1" table:formula="of:=SUM([.AY8:.BA10]*[.$BI$38:.$BK$40])+SUM([.AY37:.BA39]*[.$BI$42:.$BK$44])" office:value-type="float" office:value="2.38392723028785" calcext:value-type="float">
            <text:p>2.38392723028785</text:p>
          </table:table-cell>
          <table:table-cell table:style-name="ce5" table:number-matrix-columns-spanned="1" table:number-matrix-rows-spanned="1" table:formula="of:=SUM([.AZ8:.BB10]*[.$BI$38:.$BK$40])+SUM([.AZ37:.BB39]*[.$BI$42:.$BK$44])" office:value-type="float" office:value="0.62794633804414" calcext:value-type="float">
            <text:p>0.62794633804414</text:p>
          </table:table-cell>
          <table:table-cell table:style-name="ce5" table:number-matrix-columns-spanned="1" table:number-matrix-rows-spanned="1" table:formula="of:=SUM([.BA8:.BC10]*[.$BI$38:.$BK$40])+SUM([.BA37:.BC39]*[.$BI$42:.$BK$44])" office:value-type="float" office:value="0.0555906991749301" calcext:value-type="float">
            <text:p>0.05559069917493</text:p>
          </table:table-cell>
          <table:table-cell table:style-name="ce5" table:number-matrix-columns-spanned="1" table:number-matrix-rows-spanned="1" table:formula="of:=SUM([.BB8:.BD10]*[.$BI$38:.$BK$40])+SUM([.BB37:.BD39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C8:.BE10]*[.$BI$38:.$BK$40])+SUM([.BC37:.BE39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D8:.BF10]*[.$BI$38:.$BK$40])+SUM([.BD37:.BF39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E8:.BG10]*[.$BI$38:.$BK$40])+SUM([.BE37:.BG39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F8:.BH10]*[.$BI$38:.$BK$40])+SUM([.BF37:.BH39]*[.$BI$42:.$BK$44])" office:value-type="float" office:value="0" calcext:value-type="float">
            <text:p>0</text:p>
          </table:table-cell>
          <table:table-cell/>
          <table:table-cell table:style-name="ce7" table:number-columns-repeated="25"/>
          <table:table-cell table:number-columns-repeated="909"/>
        </table:table-row>
        <table:table-row table:style-name="ro1">
          <table:table-cell table:number-columns-repeated="29"/>
          <table:table-cell office:value-type="float" office:value="0.678791945504671" calcext:value-type="float">
            <text:p>0.678791945504671</text:p>
          </table:table-cell>
          <table:table-cell office:value-type="float" office:value="0.979926408947015" calcext:value-type="float">
            <text:p>0.979926408947015</text:p>
          </table:table-cell>
          <table:table-cell office:value-type="float" office:value="0.891295666571829" calcext:value-type="float">
            <text:p>0.891295666571829</text:p>
          </table:table-cell>
          <table:table-cell/>
          <table:table-cell table:style-name="ce4" table:number-matrix-columns-spanned="1" table:number-matrix-rows-spanned="1" table:formula="of:=SUM([.A9:.C11]*[.$AD$38:.$AF$40])" office:value-type="float" office:value="0.521868158234827" calcext:value-type="float">
            <text:p>0.521868158234827</text:p>
          </table:table-cell>
          <table:table-cell table:style-name="ce4" table:number-matrix-columns-spanned="1" table:number-matrix-rows-spanned="1" table:formula="of:=SUM([.B9:.D11]*[.$AD$38:.$AF$40])" office:value-type="float" office:value="1.46034392984874" calcext:value-type="float">
            <text:p>1.46034392984874</text:p>
          </table:table-cell>
          <table:table-cell table:style-name="ce4" table:number-matrix-columns-spanned="1" table:number-matrix-rows-spanned="1" table:formula="of:=SUM([.C9:.E11]*[.$AD$38:.$AF$40])" office:value-type="float" office:value="2.23786717290218" calcext:value-type="float">
            <text:p>2.23786717290218</text:p>
          </table:table-cell>
          <table:table-cell table:style-name="ce4" table:number-matrix-columns-spanned="1" table:number-matrix-rows-spanned="1" table:formula="of:=SUM([.D9:.F11]*[.$AD$38:.$AF$40])" office:value-type="float" office:value="3.07371088893846" calcext:value-type="float">
            <text:p>3.07371088893846</text:p>
          </table:table-cell>
          <table:table-cell table:style-name="ce4" table:number-matrix-columns-spanned="1" table:number-matrix-rows-spanned="1" table:formula="of:=SUM([.E9:.G11]*[.$AD$38:.$AF$40])" office:value-type="float" office:value="3.57608495507949" calcext:value-type="float">
            <text:p>3.57608495507949</text:p>
          </table:table-cell>
          <table:table-cell table:style-name="ce4" table:number-matrix-columns-spanned="1" table:number-matrix-rows-spanned="1" table:formula="of:=SUM([.F9:.H11]*[.$AD$38:.$AF$40])" office:value-type="float" office:value="3.83429211235988" calcext:value-type="float">
            <text:p>3.83429211235988</text:p>
          </table:table-cell>
          <table:table-cell table:style-name="ce4" table:number-matrix-columns-spanned="1" table:number-matrix-rows-spanned="1" table:formula="of:=SUM([.G9:.I11]*[.$AD$38:.$AF$40])" office:value-type="float" office:value="3.83429211235988" calcext:value-type="float">
            <text:p>3.83429211235988</text:p>
          </table:table-cell>
          <table:table-cell table:style-name="ce4" table:number-matrix-columns-spanned="1" table:number-matrix-rows-spanned="1" table:formula="of:=SUM([.H9:.J11]*[.$AD$38:.$AF$40])" office:value-type="float" office:value="3.83429211235988" calcext:value-type="float">
            <text:p>3.83429211235988</text:p>
          </table:table-cell>
          <table:table-cell table:style-name="ce4" table:number-matrix-columns-spanned="1" table:number-matrix-rows-spanned="1" table:formula="of:=SUM([.I9:.K11]*[.$AD$38:.$AF$40])" office:value-type="float" office:value="3.83429211235988" calcext:value-type="float">
            <text:p>3.83429211235988</text:p>
          </table:table-cell>
          <table:table-cell table:style-name="ce4" table:number-matrix-columns-spanned="1" table:number-matrix-rows-spanned="1" table:formula="of:=SUM([.J9:.L11]*[.$AD$38:.$AF$40])" office:value-type="float" office:value="4.18297669956796" calcext:value-type="float">
            <text:p>4.18297669956796</text:p>
          </table:table-cell>
          <table:table-cell table:style-name="ce4" table:number-matrix-columns-spanned="1" table:number-matrix-rows-spanned="1" table:formula="of:=SUM([.K9:.M11]*[.$AD$38:.$AF$40])" office:value-type="float" office:value="4.36896429667657" calcext:value-type="float">
            <text:p>4.36896429667657</text:p>
          </table:table-cell>
          <table:table-cell table:style-name="ce4" table:number-matrix-columns-spanned="1" table:number-matrix-rows-spanned="1" table:formula="of:=SUM([.L9:.N11]*[.$AD$38:.$AF$40])" office:value-type="float" office:value="4.54268744829806" calcext:value-type="float">
            <text:p>4.54268744829806</text:p>
          </table:table-cell>
          <table:table-cell table:style-name="ce4" table:number-matrix-columns-spanned="1" table:number-matrix-rows-spanned="1" table:formula="of:=SUM([.M9:.O11]*[.$AD$38:.$AF$40])" office:value-type="float" office:value="4.64883165185544" calcext:value-type="float">
            <text:p>4.64883165185544</text:p>
          </table:table-cell>
          <table:table-cell table:style-name="ce4" table:number-matrix-columns-spanned="1" table:number-matrix-rows-spanned="1" table:formula="of:=SUM([.N9:.P11]*[.$AD$38:.$AF$40])" office:value-type="float" office:value="4.47508179508209" calcext:value-type="float">
            <text:p>4.47508179508209</text:p>
          </table:table-cell>
          <table:table-cell table:style-name="ce4" table:number-matrix-columns-spanned="1" table:number-matrix-rows-spanned="1" table:formula="of:=SUM([.O9:.Q11]*[.$AD$38:.$AF$40])" office:value-type="float" office:value="4.24712693571483" calcext:value-type="float">
            <text:p>4.24712693571483</text:p>
          </table:table-cell>
          <table:table-cell table:style-name="ce4" table:number-matrix-columns-spanned="1" table:number-matrix-rows-spanned="1" table:formula="of:=SUM([.P9:.R11]*[.$AD$38:.$AF$40])" office:value-type="float" office:value="3.82957161907427" calcext:value-type="float">
            <text:p>3.82957161907427</text:p>
          </table:table-cell>
          <table:table-cell table:style-name="ce4" table:number-matrix-columns-spanned="1" table:number-matrix-rows-spanned="1" table:formula="of:=SUM([.Q9:.S11]*[.$AD$38:.$AF$40])" office:value-type="float" office:value="2.67107855396192" calcext:value-type="float">
            <text:p>2.67107855396192</text:p>
          </table:table-cell>
          <table:table-cell table:style-name="ce4" table:number-matrix-columns-spanned="1" table:number-matrix-rows-spanned="1" table:formula="of:=SUM([.R9:.T11]*[.$AD$38:.$AF$40])" office:value-type="float" office:value="1.11210074902849" calcext:value-type="float">
            <text:p>1.11210074902849</text:p>
          </table:table-cell>
          <table:table-cell table:style-name="ce4" table:number-matrix-columns-spanned="1" table:number-matrix-rows-spanned="1" table:formula="of:=SUM([.S9:.U11]*[.$AD$38:.$AF$40])" office:value-type="float" office:value="0.206663544047918" calcext:value-type="float">
            <text:p>0.206663544047918</text:p>
          </table:table-cell>
          <table:table-cell table:style-name="ce4" table:number-matrix-columns-spanned="1" table:number-matrix-rows-spanned="1" table:formula="of:=SUM([.T9:.V11]*[.$AD$38:.$AF$40])" office:value-type="float" office:value="0.0141457338278303" calcext:value-type="float">
            <text:p>0.01414573382783</text:p>
          </table:table-cell>
          <table:table-cell table:style-name="ce4" table:number-matrix-columns-spanned="1" table:number-matrix-rows-spanned="1" table:formula="of:=SUM([.U9:.W11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V9:.X11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W9:.Y11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X9:.Z11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Y9:.AA11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Z9:.AB11]*[.$AD$38:.$AF$40])" office:value-type="float" office:value="0" calcext:value-type="float">
            <text:p>0</text:p>
          </table:table-cell>
          <table:table-cell/>
          <table:table-cell office:value-type="float" office:value="0.554911681815742" calcext:value-type="float">
            <text:p>0.554911681815742</text:p>
          </table:table-cell>
          <table:table-cell office:value-type="float" office:value="0.19528290944465" calcext:value-type="float">
            <text:p>0.19528290944465</text:p>
          </table:table-cell>
          <table:table-cell office:value-type="float" office:value="0.173799349766957" calcext:value-type="float">
            <text:p>0.173799349766957</text:p>
          </table:table-cell>
          <table:table-cell/>
          <table:table-cell table:style-name="ce5" table:number-matrix-columns-spanned="1" table:number-matrix-rows-spanned="1" table:formula="of:=SUM([.AH9:.AJ11]*[.$BI$38:.$BK$40])+SUM([.AH38:.AJ40]*[.$BI$42:.$BK$44])" office:value-type="float" office:value="12.0123660411264" calcext:value-type="float">
            <text:p>12.0123660411264</text:p>
          </table:table-cell>
          <table:table-cell table:style-name="ce5" table:number-matrix-columns-spanned="1" table:number-matrix-rows-spanned="1" table:formula="of:=SUM([.AI9:.AK11]*[.$BI$38:.$BK$40])+SUM([.AI38:.AK40]*[.$BI$42:.$BK$44])" office:value-type="float" office:value="18.551357479931" calcext:value-type="float">
            <text:p>18.551357479931</text:p>
          </table:table-cell>
          <table:table-cell table:style-name="ce5" table:number-matrix-columns-spanned="1" table:number-matrix-rows-spanned="1" table:formula="of:=SUM([.AJ9:.AL11]*[.$BI$38:.$BK$40])+SUM([.AJ38:.AL40]*[.$BI$42:.$BK$44])" office:value-type="float" office:value="23.2444609004255" calcext:value-type="float">
            <text:p>23.2444609004255</text:p>
          </table:table-cell>
          <table:table-cell table:style-name="ce5" table:number-matrix-columns-spanned="1" table:number-matrix-rows-spanned="1" table:formula="of:=SUM([.AK9:.AM11]*[.$BI$38:.$BK$40])+SUM([.AK38:.AM40]*[.$BI$42:.$BK$44])" office:value-type="float" office:value="27.1131561898036" calcext:value-type="float">
            <text:p>27.1131561898036</text:p>
          </table:table-cell>
          <table:table-cell table:style-name="ce5" table:number-matrix-columns-spanned="1" table:number-matrix-rows-spanned="1" table:formula="of:=SUM([.AL9:.AN11]*[.$BI$38:.$BK$40])+SUM([.AL38:.AN40]*[.$BI$42:.$BK$44])" office:value-type="float" office:value="28.4123223993554" calcext:value-type="float">
            <text:p>28.4123223993554</text:p>
          </table:table-cell>
          <table:table-cell table:style-name="ce5" table:number-matrix-columns-spanned="1" table:number-matrix-rows-spanned="1" table:formula="of:=SUM([.AM9:.AO11]*[.$BI$38:.$BK$40])+SUM([.AM38:.AO40]*[.$BI$42:.$BK$44])" office:value-type="float" office:value="28.9080578954454" calcext:value-type="float">
            <text:p>28.9080578954454</text:p>
          </table:table-cell>
          <table:table-cell table:style-name="ce5" table:number-matrix-columns-spanned="1" table:number-matrix-rows-spanned="1" table:formula="of:=SUM([.AN9:.AP11]*[.$BI$38:.$BK$40])+SUM([.AN38:.AP40]*[.$BI$42:.$BK$44])" office:value-type="float" office:value="28.2507501916398" calcext:value-type="float">
            <text:p>28.2507501916398</text:p>
          </table:table-cell>
          <table:table-cell table:style-name="ce5" table:number-matrix-columns-spanned="1" table:number-matrix-rows-spanned="1" table:formula="of:=SUM([.AO9:.AQ11]*[.$BI$38:.$BK$40])+SUM([.AO38:.AQ40]*[.$BI$42:.$BK$44])" office:value-type="float" office:value="28.2385326943373" calcext:value-type="float">
            <text:p>28.2385326943373</text:p>
          </table:table-cell>
          <table:table-cell table:style-name="ce5" table:number-matrix-columns-spanned="1" table:number-matrix-rows-spanned="1" table:formula="of:=SUM([.AP9:.AR11]*[.$BI$38:.$BK$40])+SUM([.AP38:.AR40]*[.$BI$42:.$BK$44])" office:value-type="float" office:value="28.361523249077" calcext:value-type="float">
            <text:p>28.361523249077</text:p>
          </table:table-cell>
          <table:table-cell table:style-name="ce5" table:number-matrix-columns-spanned="1" table:number-matrix-rows-spanned="1" table:formula="of:=SUM([.AQ9:.AS11]*[.$BI$38:.$BK$40])+SUM([.AQ38:.AS40]*[.$BI$42:.$BK$44])" office:value-type="float" office:value="29.5479310128101" calcext:value-type="float">
            <text:p>29.5479310128101</text:p>
          </table:table-cell>
          <table:table-cell table:style-name="ce5" table:number-matrix-columns-spanned="1" table:number-matrix-rows-spanned="1" table:formula="of:=SUM([.AR9:.AT11]*[.$BI$38:.$BK$40])+SUM([.AR38:.AT40]*[.$BI$42:.$BK$44])" office:value-type="float" office:value="30.384787117601" calcext:value-type="float">
            <text:p>30.384787117601</text:p>
          </table:table-cell>
          <table:table-cell table:style-name="ce5" table:number-matrix-columns-spanned="1" table:number-matrix-rows-spanned="1" table:formula="of:=SUM([.AS9:.AU11]*[.$BI$38:.$BK$40])+SUM([.AS38:.AU40]*[.$BI$42:.$BK$44])" office:value-type="float" office:value="31.049747018121" calcext:value-type="float">
            <text:p>31.049747018121</text:p>
          </table:table-cell>
          <table:table-cell table:style-name="ce5" table:number-matrix-columns-spanned="1" table:number-matrix-rows-spanned="1" table:formula="of:=SUM([.AT9:.AV11]*[.$BI$38:.$BK$40])+SUM([.AT38:.AV40]*[.$BI$42:.$BK$44])" office:value-type="float" office:value="31.3972719564169" calcext:value-type="float">
            <text:p>31.3972719564169</text:p>
          </table:table-cell>
          <table:table-cell table:style-name="ce5" table:number-matrix-columns-spanned="1" table:number-matrix-rows-spanned="1" table:formula="of:=SUM([.AU9:.AW11]*[.$BI$38:.$BK$40])+SUM([.AU38:.AW40]*[.$BI$42:.$BK$44])" office:value-type="float" office:value="30.6397827185417" calcext:value-type="float">
            <text:p>30.6397827185417</text:p>
          </table:table-cell>
          <table:table-cell table:style-name="ce5" table:number-matrix-columns-spanned="1" table:number-matrix-rows-spanned="1" table:formula="of:=SUM([.AV9:.AX11]*[.$BI$38:.$BK$40])+SUM([.AV38:.AX40]*[.$BI$42:.$BK$44])" office:value-type="float" office:value="27.488841825812" calcext:value-type="float">
            <text:p>27.488841825812</text:p>
          </table:table-cell>
          <table:table-cell table:style-name="ce5" table:number-matrix-columns-spanned="1" table:number-matrix-rows-spanned="1" table:formula="of:=SUM([.AW9:.AY11]*[.$BI$38:.$BK$40])+SUM([.AW38:.AY40]*[.$BI$42:.$BK$44])" office:value-type="float" office:value="22.0495394236599" calcext:value-type="float">
            <text:p>22.0495394236599</text:p>
          </table:table-cell>
          <table:table-cell table:style-name="ce5" table:number-matrix-columns-spanned="1" table:number-matrix-rows-spanned="1" table:formula="of:=SUM([.AX9:.AZ11]*[.$BI$38:.$BK$40])+SUM([.AX38:.AZ40]*[.$BI$42:.$BK$44])" office:value-type="float" office:value="13.9235712223104" calcext:value-type="float">
            <text:p>13.9235712223104</text:p>
          </table:table-cell>
          <table:table-cell table:style-name="ce5" table:number-matrix-columns-spanned="1" table:number-matrix-rows-spanned="1" table:formula="of:=SUM([.AY9:.BA11]*[.$BI$38:.$BK$40])+SUM([.AY38:.BA40]*[.$BI$42:.$BK$44])" office:value-type="float" office:value="7.22202417920911" calcext:value-type="float">
            <text:p>7.22202417920911</text:p>
          </table:table-cell>
          <table:table-cell table:style-name="ce5" table:number-matrix-columns-spanned="1" table:number-matrix-rows-spanned="1" table:formula="of:=SUM([.AZ9:.BB11]*[.$BI$38:.$BK$40])+SUM([.AZ38:.BB40]*[.$BI$42:.$BK$44])" office:value-type="float" office:value="2.55600372503934" calcext:value-type="float">
            <text:p>2.55600372503934</text:p>
          </table:table-cell>
          <table:table-cell table:style-name="ce5" table:number-matrix-columns-spanned="1" table:number-matrix-rows-spanned="1" table:formula="of:=SUM([.BA9:.BC11]*[.$BI$38:.$BK$40])+SUM([.BA38:.BC40]*[.$BI$42:.$BK$44])" office:value-type="float" office:value="0.632802909081767" calcext:value-type="float">
            <text:p>0.632802909081767</text:p>
          </table:table-cell>
          <table:table-cell table:style-name="ce5" table:number-matrix-columns-spanned="1" table:number-matrix-rows-spanned="1" table:formula="of:=SUM([.BB9:.BD11]*[.$BI$38:.$BK$40])+SUM([.BB38:.BD40]*[.$BI$42:.$BK$44])" office:value-type="float" office:value="0.0507567257329386" calcext:value-type="float">
            <text:p>0.050756725732939</text:p>
          </table:table-cell>
          <table:table-cell table:style-name="ce5" table:number-matrix-columns-spanned="1" table:number-matrix-rows-spanned="1" table:formula="of:=SUM([.BC9:.BE11]*[.$BI$38:.$BK$40])+SUM([.BC38:.BE40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D9:.BF11]*[.$BI$38:.$BK$40])+SUM([.BD38:.BF40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E9:.BG11]*[.$BI$38:.$BK$40])+SUM([.BE38:.BG40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F9:.BH11]*[.$BI$38:.$BK$40])+SUM([.BF38:.BH40]*[.$BI$42:.$BK$44])" office:value-type="float" office:value="0" calcext:value-type="float">
            <text:p>0</text:p>
          </table:table-cell>
          <table:table-cell/>
          <table:table-cell table:style-name="ce7" table:formula="of:=MAX([.BM39:.BN40])" office:value-type="float" office:value="24.7372022286398" calcext:value-type="float">
            <text:p>24.7372022286398</text:p>
          </table:table-cell>
          <table:table-cell table:style-name="ce7"/>
          <table:table-cell table:style-name="ce7" table:formula="of:=MAX([.BO39:.BP40])" office:value-type="float" office:value="32.2563232653131" calcext:value-type="float">
            <text:p>32.2563232653131</text:p>
          </table:table-cell>
          <table:table-cell table:style-name="ce7"/>
          <table:table-cell table:style-name="ce7" table:formula="of:=MAX([.BQ39:.BR40])" office:value-type="float" office:value="32.9206794728693" calcext:value-type="float">
            <text:p>32.9206794728693</text:p>
          </table:table-cell>
          <table:table-cell table:style-name="ce7"/>
          <table:table-cell table:style-name="ce7" table:formula="of:=MAX([.BS39:.BT40])" office:value-type="float" office:value="31.8988073447285" calcext:value-type="float">
            <text:p>31.8988073447285</text:p>
          </table:table-cell>
          <table:table-cell table:style-name="ce7"/>
          <table:table-cell table:style-name="ce7" table:formula="of:=MAX([.BU39:.BV40])" office:value-type="float" office:value="29.7963938120448" calcext:value-type="float">
            <text:p>29.7963938120448</text:p>
          </table:table-cell>
          <table:table-cell table:style-name="ce7"/>
          <table:table-cell table:style-name="ce7" table:formula="of:=MAX([.BW39:.BX40])" office:value-type="float" office:value="31.049747018121" calcext:value-type="float">
            <text:p>31.049747018121</text:p>
          </table:table-cell>
          <table:table-cell table:style-name="ce7"/>
          <table:table-cell table:style-name="ce7" table:formula="of:=MAX([.BY39:.BZ40])" office:value-type="float" office:value="33.5697516810315" calcext:value-type="float">
            <text:p>33.5697516810315</text:p>
          </table:table-cell>
          <table:table-cell table:style-name="ce7"/>
          <table:table-cell table:style-name="ce7" table:formula="of:=MAX([.CA39:.CB40])" office:value-type="float" office:value="34.1415893101743" calcext:value-type="float">
            <text:p>34.1415893101743</text:p>
          </table:table-cell>
          <table:table-cell table:style-name="ce7"/>
          <table:table-cell table:style-name="ce7" table:formula="of:=MAX([.CC39:.CD40])" office:value-type="float" office:value="24.298892572496" calcext:value-type="float">
            <text:p>24.298892572496</text:p>
          </table:table-cell>
          <table:table-cell table:style-name="ce7"/>
          <table:table-cell table:style-name="ce7" table:formula="of:=MAX([.CE39:.CF40])" office:value-type="float" office:value="6.73547354153574" calcext:value-type="float">
            <text:p>6.73547354153574</text:p>
          </table:table-cell>
          <table:table-cell table:style-name="ce7"/>
          <table:table-cell table:style-name="ce7" table:formula="of:=MAX([.CG39:.CH40])" office:value-type="float" office:value="0.386287919966801" calcext:value-type="float">
            <text:p>0.386287919966801</text:p>
          </table:table-cell>
          <table:table-cell table:style-name="ce7"/>
          <table:table-cell table:style-name="ce7" table:formula="of:=MAX([.CI39:.CJ40])" office:value-type="float" office:value="0" calcext:value-type="float">
            <text:p>0</text:p>
          </table:table-cell>
          <table:table-cell table:style-name="ce7"/>
          <table:table-cell table:style-name="ce7" table:formula="of:=MAX([.CK39:.CL40])" office:value-type="float" office:value="0" calcext:value-type="float">
            <text:p>0</text:p>
          </table:table-cell>
          <table:table-cell table:number-columns-repeated="2"/>
          <table:table-cell office:value-type="float" office:value="0.265081935027391" calcext:value-type="float">
            <text:p>0.265081935027391</text:p>
          </table:table-cell>
          <table:table-cell/>
          <table:table-cell office:value-type="float" office:value="0.0716029290363907" calcext:value-type="float">
            <text:p>0.071602929036391</text:p>
          </table:table-cell>
          <table:table-cell/>
          <table:table-cell office:value-type="float" office:value="0.50296713371874" calcext:value-type="float">
            <text:p>0.50296713371874</text:p>
          </table:table-cell>
          <table:table-cell/>
          <table:table-cell office:value-type="float" office:value="0.987924438665075" calcext:value-type="float">
            <text:p>0.987924438665075</text:p>
          </table:table-cell>
          <table:table-cell/>
          <table:table-cell office:value-type="float" office:value="0.111050247506184" calcext:value-type="float">
            <text:p>0.111050247506184</text:p>
          </table:table-cell>
          <table:table-cell/>
          <table:table-cell office:value-type="float" office:value="0.601259969505043" calcext:value-type="float">
            <text:p>0.601259969505043</text:p>
          </table:table-cell>
          <table:table-cell/>
          <table:table-cell office:value-type="float" office:value="0.376478510952448" calcext:value-type="float">
            <text:p>0.376478510952448</text:p>
          </table:table-cell>
          <table:table-cell/>
          <table:table-cell office:value-type="float" office:value="0.0229034877979699" calcext:value-type="float">
            <text:p>0.02290348779797</text:p>
          </table:table-cell>
          <table:table-cell/>
          <table:table-cell office:value-type="float" office:value="0.945864410630574" calcext:value-type="float">
            <text:p>0.945864410630574</text:p>
          </table:table-cell>
          <table:table-cell/>
          <table:table-cell office:value-type="float" office:value="0.705047582382693" calcext:value-type="float">
            <text:p>0.705047582382693</text:p>
          </table:table-cell>
          <table:table-cell/>
          <table:table-cell office:value-type="float" office:value="0.100027123885164" calcext:value-type="float">
            <text:p>0.100027123885164</text:p>
          </table:table-cell>
          <table:table-cell/>
          <table:table-cell office:value-type="float" office:value="0.230859164434265" calcext:value-type="float">
            <text:p>0.230859164434265</text:p>
          </table:table-cell>
          <table:table-cell/>
          <table:table-cell office:value-type="float" office:value="0.393434966490464" calcext:value-type="float">
            <text:p>0.393434966490464</text:p>
          </table:table-cell>
          <table:table-cell table:number-columns-repeated="882"/>
        </table:table-row>
        <table:table-row table:style-name="ro1">
          <table:table-cell table:number-columns-repeated="29"/>
          <table:table-cell office:value-type="float" office:value="0.156833132310147" calcext:value-type="float">
            <text:p>0.156833132310147</text:p>
          </table:table-cell>
          <table:table-cell office:value-type="float" office:value="0.382743896111955" calcext:value-type="float">
            <text:p>0.382743896111955</text:p>
          </table:table-cell>
          <table:table-cell office:value-type="float" office:value="0.950545527388101" calcext:value-type="float">
            <text:p>0.950545527388101</text:p>
          </table:table-cell>
          <table:table-cell/>
          <table:table-cell table:style-name="ce4" table:number-matrix-columns-spanned="1" table:number-matrix-rows-spanned="1" table:formula="of:=SUM([.A10:.C12]*[.$AD$38:.$AF$40])" office:value-type="float" office:value="1.33178315572451" calcext:value-type="float">
            <text:p>1.33178315572451</text:p>
          </table:table-cell>
          <table:table-cell table:style-name="ce4" table:number-matrix-columns-spanned="1" table:number-matrix-rows-spanned="1" table:formula="of:=SUM([.B10:.D12]*[.$AD$38:.$AF$40])" office:value-type="float" office:value="2.97298070552109" calcext:value-type="float">
            <text:p>2.97298070552109</text:p>
          </table:table-cell>
          <table:table-cell table:style-name="ce4" table:number-matrix-columns-spanned="1" table:number-matrix-rows-spanned="1" table:formula="of:=SUM([.C10:.E12]*[.$AD$38:.$AF$40])" office:value-type="float" office:value="4.05543460353544" calcext:value-type="float">
            <text:p>4.05543460353544</text:p>
          </table:table-cell>
          <table:table-cell table:style-name="ce4" table:number-matrix-columns-spanned="1" table:number-matrix-rows-spanned="1" table:formula="of:=SUM([.D10:.F12]*[.$AD$38:.$AF$40])" office:value-type="float" office:value="4.81875298129134" calcext:value-type="float">
            <text:p>4.81875298129134</text:p>
          </table:table-cell>
          <table:table-cell table:style-name="ce4" table:number-matrix-columns-spanned="1" table:number-matrix-rows-spanned="1" table:formula="of:=SUM([.E10:.G12]*[.$AD$38:.$AF$40])" office:value-type="float" office:value="5.01156527778296" calcext:value-type="float">
            <text:p>5.01156527778296</text:p>
          </table:table-cell>
          <table:table-cell table:style-name="ce4" table:number-matrix-columns-spanned="1" table:number-matrix-rows-spanned="1" table:formula="of:=SUM([.F10:.H12]*[.$AD$38:.$AF$40])" office:value-type="float" office:value="5.20630753641104" calcext:value-type="float">
            <text:p>5.20630753641104</text:p>
          </table:table-cell>
          <table:table-cell table:style-name="ce4" table:number-matrix-columns-spanned="1" table:number-matrix-rows-spanned="1" table:formula="of:=SUM([.G10:.I12]*[.$AD$38:.$AF$40])" office:value-type="float" office:value="5.20630753641104" calcext:value-type="float">
            <text:p>5.20630753641104</text:p>
          </table:table-cell>
          <table:table-cell table:style-name="ce4" table:number-matrix-columns-spanned="1" table:number-matrix-rows-spanned="1" table:formula="of:=SUM([.H10:.J12]*[.$AD$38:.$AF$40])" office:value-type="float" office:value="4.98264972193501" calcext:value-type="float">
            <text:p>4.98264972193501</text:p>
          </table:table-cell>
          <table:table-cell table:style-name="ce4" table:number-matrix-columns-spanned="1" table:number-matrix-rows-spanned="1" table:formula="of:=SUM([.I10:.K12]*[.$AD$38:.$AF$40])" office:value-type="float" office:value="4.60183720367578" calcext:value-type="float">
            <text:p>4.60183720367578</text:p>
          </table:table-cell>
          <table:table-cell table:style-name="ce4" table:number-matrix-columns-spanned="1" table:number-matrix-rows-spanned="1" table:formula="of:=SUM([.J10:.L12]*[.$AD$38:.$AF$40])" office:value-type="float" office:value="4.49615100263354" calcext:value-type="float">
            <text:p>4.49615100263354</text:p>
          </table:table-cell>
          <table:table-cell table:style-name="ce4" table:number-matrix-columns-spanned="1" table:number-matrix-rows-spanned="1" table:formula="of:=SUM([.K10:.M12]*[.$AD$38:.$AF$40])" office:value-type="float" office:value="4.46921276444957" calcext:value-type="float">
            <text:p>4.46921276444957</text:p>
          </table:table-cell>
          <table:table-cell table:style-name="ce4" table:number-matrix-columns-spanned="1" table:number-matrix-rows-spanned="1" table:formula="of:=SUM([.L10:.N12]*[.$AD$38:.$AF$40])" office:value-type="float" office:value="4.49319379425328" calcext:value-type="float">
            <text:p>4.49319379425328</text:p>
          </table:table-cell>
          <table:table-cell table:style-name="ce4" table:number-matrix-columns-spanned="1" table:number-matrix-rows-spanned="1" table:formula="of:=SUM([.M10:.O12]*[.$AD$38:.$AF$40])" office:value-type="float" office:value="4.50735874498664" calcext:value-type="float">
            <text:p>4.50735874498664</text:p>
          </table:table-cell>
          <table:table-cell table:style-name="ce4" table:number-matrix-columns-spanned="1" table:number-matrix-rows-spanned="1" table:formula="of:=SUM([.N10:.P12]*[.$AD$38:.$AF$40])" office:value-type="float" office:value="4.73164032124375" calcext:value-type="float">
            <text:p>4.73164032124375</text:p>
          </table:table-cell>
          <table:table-cell table:style-name="ce4" table:number-matrix-columns-spanned="1" table:number-matrix-rows-spanned="1" table:formula="of:=SUM([.O10:.Q12]*[.$AD$38:.$AF$40])" office:value-type="float" office:value="5.152976698581" calcext:value-type="float">
            <text:p>5.152976698581</text:p>
          </table:table-cell>
          <table:table-cell table:style-name="ce4" table:number-matrix-columns-spanned="1" table:number-matrix-rows-spanned="1" table:formula="of:=SUM([.P10:.R12]*[.$AD$38:.$AF$40])" office:value-type="float" office:value="5.28701244744195" calcext:value-type="float">
            <text:p>5.28701244744195</text:p>
          </table:table-cell>
          <table:table-cell table:style-name="ce4" table:number-matrix-columns-spanned="1" table:number-matrix-rows-spanned="1" table:formula="of:=SUM([.Q10:.S12]*[.$AD$38:.$AF$40])" office:value-type="float" office:value="4.57579035971847" calcext:value-type="float">
            <text:p>4.57579035971847</text:p>
          </table:table-cell>
          <table:table-cell table:style-name="ce4" table:number-matrix-columns-spanned="1" table:number-matrix-rows-spanned="1" table:formula="of:=SUM([.R10:.T12]*[.$AD$38:.$AF$40])" office:value-type="float" office:value="3.14470656095964" calcext:value-type="float">
            <text:p>3.14470656095964</text:p>
          </table:table-cell>
          <table:table-cell table:style-name="ce4" table:number-matrix-columns-spanned="1" table:number-matrix-rows-spanned="1" table:formula="of:=SUM([.S10:.U12]*[.$AD$38:.$AF$40])" office:value-type="float" office:value="1.15302831159429" calcext:value-type="float">
            <text:p>1.15302831159429</text:p>
          </table:table-cell>
          <table:table-cell table:style-name="ce4" table:number-matrix-columns-spanned="1" table:number-matrix-rows-spanned="1" table:formula="of:=SUM([.T10:.V12]*[.$AD$38:.$AF$40])" office:value-type="float" office:value="0.208985489394953" calcext:value-type="float">
            <text:p>0.208985489394953</text:p>
          </table:table-cell>
          <table:table-cell table:style-name="ce4" table:number-matrix-columns-spanned="1" table:number-matrix-rows-spanned="1" table:formula="of:=SUM([.U10:.W12]*[.$AD$38:.$AF$40])" office:value-type="float" office:value="0.0129156701183232" calcext:value-type="float">
            <text:p>0.012915670118323</text:p>
          </table:table-cell>
          <table:table-cell table:style-name="ce4" table:number-matrix-columns-spanned="1" table:number-matrix-rows-spanned="1" table:formula="of:=SUM([.V10:.X12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W10:.Y12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X10:.Z12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Y10:.AA12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Z10:.AB12]*[.$AD$38:.$AF$40])" office:value-type="float" office:value="0" calcext:value-type="float">
            <text:p>0</text:p>
          </table:table-cell>
          <table:table-cell/>
          <table:table-cell office:value-type="float" office:value="0.959947008656919" calcext:value-type="float">
            <text:p>0.959947008656919</text:p>
          </table:table-cell>
          <table:table-cell office:value-type="float" office:value="0.443578155375708" calcext:value-type="float">
            <text:p>0.443578155375708</text:p>
          </table:table-cell>
          <table:table-cell office:value-type="float" office:value="0.633843436342315" calcext:value-type="float">
            <text:p>0.633843436342315</text:p>
          </table:table-cell>
          <table:table-cell/>
          <table:table-cell table:style-name="ce5" table:number-matrix-columns-spanned="1" table:number-matrix-rows-spanned="1" table:formula="of:=SUM([.AH10:.AJ12]*[.$BI$38:.$BK$40])+SUM([.AH39:.AJ41]*[.$BI$42:.$BK$44])" office:value-type="float" office:value="17.438220499868" calcext:value-type="float">
            <text:p>17.438220499868</text:p>
          </table:table-cell>
          <table:table-cell table:style-name="ce5" table:number-matrix-columns-spanned="1" table:number-matrix-rows-spanned="1" table:formula="of:=SUM([.AI10:.AK12]*[.$BI$38:.$BK$40])+SUM([.AI39:.AK41]*[.$BI$42:.$BK$44])" office:value-type="float" office:value="24.7372022286398" calcext:value-type="float">
            <text:p>24.7372022286398</text:p>
          </table:table-cell>
          <table:table-cell table:style-name="ce5" table:number-matrix-columns-spanned="1" table:number-matrix-rows-spanned="1" table:formula="of:=SUM([.AJ10:.AL12]*[.$BI$38:.$BK$40])+SUM([.AJ39:.AL41]*[.$BI$42:.$BK$44])" office:value-type="float" office:value="29.4277615679561" calcext:value-type="float">
            <text:p>29.4277615679561</text:p>
          </table:table-cell>
          <table:table-cell table:style-name="ce5" table:number-matrix-columns-spanned="1" table:number-matrix-rows-spanned="1" table:formula="of:=SUM([.AK10:.AM12]*[.$BI$38:.$BK$40])+SUM([.AK39:.AM41]*[.$BI$42:.$BK$44])" office:value-type="float" office:value="32.2563232653131" calcext:value-type="float">
            <text:p>32.2563232653131</text:p>
          </table:table-cell>
          <table:table-cell table:style-name="ce5" table:number-matrix-columns-spanned="1" table:number-matrix-rows-spanned="1" table:formula="of:=SUM([.AL10:.AN12]*[.$BI$38:.$BK$40])+SUM([.AL39:.AN41]*[.$BI$42:.$BK$44])" office:value-type="float" office:value="32.8221344035872" calcext:value-type="float">
            <text:p>32.8221344035872</text:p>
          </table:table-cell>
          <table:table-cell table:style-name="ce5" table:number-matrix-columns-spanned="1" table:number-matrix-rows-spanned="1" table:formula="of:=SUM([.AM10:.AO12]*[.$BI$38:.$BK$40])+SUM([.AM39:.AO41]*[.$BI$42:.$BK$44])" office:value-type="float" office:value="32.9206794728693" calcext:value-type="float">
            <text:p>32.9206794728693</text:p>
          </table:table-cell>
          <table:table-cell table:style-name="ce5" table:number-matrix-columns-spanned="1" table:number-matrix-rows-spanned="1" table:formula="of:=SUM([.AN10:.AP12]*[.$BI$38:.$BK$40])+SUM([.AN39:.AP41]*[.$BI$42:.$BK$44])" office:value-type="float" office:value="31.8988073447285" calcext:value-type="float">
            <text:p>31.8988073447285</text:p>
          </table:table-cell>
          <table:table-cell table:style-name="ce5" table:number-matrix-columns-spanned="1" table:number-matrix-rows-spanned="1" table:formula="of:=SUM([.AO10:.AQ12]*[.$BI$38:.$BK$40])+SUM([.AO39:.AQ41]*[.$BI$42:.$BK$44])" office:value-type="float" office:value="30.8590316076424" calcext:value-type="float">
            <text:p>30.8590316076424</text:p>
          </table:table-cell>
          <table:table-cell table:style-name="ce5" table:number-matrix-columns-spanned="1" table:number-matrix-rows-spanned="1" table:formula="of:=SUM([.AP10:.AR12]*[.$BI$38:.$BK$40])+SUM([.AP39:.AR41]*[.$BI$42:.$BK$44])" office:value-type="float" office:value="29.7963938120448" calcext:value-type="float">
            <text:p>29.7963938120448</text:p>
          </table:table-cell>
          <table:table-cell table:style-name="ce5" table:number-matrix-columns-spanned="1" table:number-matrix-rows-spanned="1" table:formula="of:=SUM([.AQ10:.AS12]*[.$BI$38:.$BK$40])+SUM([.AQ39:.AS41]*[.$BI$42:.$BK$44])" office:value-type="float" office:value="29.7808631904487" calcext:value-type="float">
            <text:p>29.7808631904487</text:p>
          </table:table-cell>
          <table:table-cell table:style-name="ce5" table:number-matrix-columns-spanned="1" table:number-matrix-rows-spanned="1" table:formula="of:=SUM([.AR10:.AT12]*[.$BI$38:.$BK$40])+SUM([.AR39:.AT41]*[.$BI$42:.$BK$44])" office:value-type="float" office:value="29.8395217557207" calcext:value-type="float">
            <text:p>29.8395217557207</text:p>
          </table:table-cell>
          <table:table-cell table:style-name="ce5" table:number-matrix-columns-spanned="1" table:number-matrix-rows-spanned="1" table:formula="of:=SUM([.AS10:.AU12]*[.$BI$38:.$BK$40])+SUM([.AS39:.AU41]*[.$BI$42:.$BK$44])" office:value-type="float" office:value="30.3046354373127" calcext:value-type="float">
            <text:p>30.3046354373127</text:p>
          </table:table-cell>
          <table:table-cell table:style-name="ce5" table:number-matrix-columns-spanned="1" table:number-matrix-rows-spanned="1" table:formula="of:=SUM([.AT10:.AV12]*[.$BI$38:.$BK$40])+SUM([.AT39:.AV41]*[.$BI$42:.$BK$44])" office:value-type="float" office:value="31.4265839092329" calcext:value-type="float">
            <text:p>31.4265839092329</text:p>
          </table:table-cell>
          <table:table-cell table:style-name="ce5" table:number-matrix-columns-spanned="1" table:number-matrix-rows-spanned="1" table:formula="of:=SUM([.AU10:.AW12]*[.$BI$38:.$BK$40])+SUM([.AU39:.AW41]*[.$BI$42:.$BK$44])" office:value-type="float" office:value="33.5697516810315" calcext:value-type="float">
            <text:p>33.5697516810315</text:p>
          </table:table-cell>
          <table:table-cell table:style-name="ce5" table:number-matrix-columns-spanned="1" table:number-matrix-rows-spanned="1" table:formula="of:=SUM([.AV10:.AX12]*[.$BI$38:.$BK$40])+SUM([.AV39:.AX41]*[.$BI$42:.$BK$44])" office:value-type="float" office:value="34.1415893101743" calcext:value-type="float">
            <text:p>34.1415893101743</text:p>
          </table:table-cell>
          <table:table-cell table:style-name="ce5" table:number-matrix-columns-spanned="1" table:number-matrix-rows-spanned="1" table:formula="of:=SUM([.AW10:.AY12]*[.$BI$38:.$BK$40])+SUM([.AW39:.AY41]*[.$BI$42:.$BK$44])" office:value-type="float" office:value="31.6861835923076" calcext:value-type="float">
            <text:p>31.6861835923076</text:p>
          </table:table-cell>
          <table:table-cell table:style-name="ce5" table:number-matrix-columns-spanned="1" table:number-matrix-rows-spanned="1" table:formula="of:=SUM([.AX10:.AZ12]*[.$BI$38:.$BK$40])+SUM([.AX39:.AZ41]*[.$BI$42:.$BK$44])" office:value-type="float" office:value="24.298892572496" calcext:value-type="float">
            <text:p>24.298892572496</text:p>
          </table:table-cell>
          <table:table-cell table:style-name="ce5" table:number-matrix-columns-spanned="1" table:number-matrix-rows-spanned="1" table:formula="of:=SUM([.AY10:.BA12]*[.$BI$38:.$BK$40])+SUM([.AY39:.BA41]*[.$BI$42:.$BK$44])" office:value-type="float" office:value="14.9834571472204" calcext:value-type="float">
            <text:p>14.9834571472204</text:p>
          </table:table-cell>
          <table:table-cell table:style-name="ce5" table:number-matrix-columns-spanned="1" table:number-matrix-rows-spanned="1" table:formula="of:=SUM([.AZ10:.BB12]*[.$BI$38:.$BK$40])+SUM([.AZ39:.BB41]*[.$BI$42:.$BK$44])" office:value-type="float" office:value="6.73547354153574" calcext:value-type="float">
            <text:p>6.73547354153574</text:p>
          </table:table-cell>
          <table:table-cell table:style-name="ce5" table:number-matrix-columns-spanned="1" table:number-matrix-rows-spanned="1" table:formula="of:=SUM([.BA10:.BC12]*[.$BI$38:.$BK$40])+SUM([.BA39:.BC41]*[.$BI$42:.$BK$44])" office:value-type="float" office:value="2.21510852265298" calcext:value-type="float">
            <text:p>2.21510852265298</text:p>
          </table:table-cell>
          <table:table-cell table:style-name="ce5" table:number-matrix-columns-spanned="1" table:number-matrix-rows-spanned="1" table:formula="of:=SUM([.BB10:.BD12]*[.$BI$38:.$BK$40])+SUM([.BB39:.BD41]*[.$BI$42:.$BK$44])" office:value-type="float" office:value="0.386287919966801" calcext:value-type="float">
            <text:p>0.386287919966801</text:p>
          </table:table-cell>
          <table:table-cell table:style-name="ce5" table:number-matrix-columns-spanned="1" table:number-matrix-rows-spanned="1" table:formula="of:=SUM([.BC10:.BE12]*[.$BI$38:.$BK$40])+SUM([.BC39:.BE41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D10:.BF12]*[.$BI$38:.$BK$40])+SUM([.BD39:.BF41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E10:.BG12]*[.$BI$38:.$BK$40])+SUM([.BE39:.BG41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F10:.BH12]*[.$BI$38:.$BK$40])+SUM([.BF39:.BH41]*[.$BI$42:.$BK$44])" office:value-type="float" office:value="0" calcext:value-type="float">
            <text:p>0</text:p>
          </table:table-cell>
          <table:table-cell/>
          <table:table-cell table:style-name="ce7" table:number-columns-repeated="25"/>
          <table:table-cell table:number-columns-repeated="909"/>
        </table:table-row>
        <table:table-row table:style-name="ro1">
          <table:table-cell table:number-columns-repeated="33"/>
          <table:table-cell table:style-name="ce4" table:number-matrix-columns-spanned="1" table:number-matrix-rows-spanned="1" table:formula="of:=SUM([.A11:.C13]*[.$AD$38:.$AF$40])" office:value-type="float" office:value="1.35412302841153" calcext:value-type="float">
            <text:p>1.35412302841153</text:p>
          </table:table-cell>
          <table:table-cell table:style-name="ce4" table:number-matrix-columns-spanned="1" table:number-matrix-rows-spanned="1" table:formula="of:=SUM([.B11:.D13]*[.$AD$38:.$AF$40])" office:value-type="float" office:value="3.06059060646016" calcext:value-type="float">
            <text:p>3.06059060646016</text:p>
          </table:table-cell>
          <table:table-cell table:style-name="ce4" table:number-matrix-columns-spanned="1" table:number-matrix-rows-spanned="1" table:formula="of:=SUM([.C11:.E13]*[.$AD$38:.$AF$40])" office:value-type="float" office:value="3.88525045878931" calcext:value-type="float">
            <text:p>3.88525045878931</text:p>
          </table:table-cell>
          <table:table-cell table:style-name="ce4" table:number-matrix-columns-spanned="1" table:number-matrix-rows-spanned="1" table:formula="of:=SUM([.D11:.F13]*[.$AD$38:.$AF$40])" office:value-type="float" office:value="3.85971967026859" calcext:value-type="float">
            <text:p>3.85971967026859</text:p>
          </table:table-cell>
          <table:table-cell table:style-name="ce4" table:number-matrix-columns-spanned="1" table:number-matrix-rows-spanned="1" table:formula="of:=SUM([.E11:.G13]*[.$AD$38:.$AF$40])" office:value-type="float" office:value="3.64692981137916" calcext:value-type="float">
            <text:p>3.64692981137916</text:p>
          </table:table-cell>
          <table:table-cell table:style-name="ce4" table:number-matrix-columns-spanned="1" table:number-matrix-rows-spanned="1" table:formula="of:=SUM([.F11:.H13]*[.$AD$38:.$AF$40])" office:value-type="float" office:value="3.61497703474432" calcext:value-type="float">
            <text:p>3.61497703474432</text:p>
          </table:table-cell>
          <table:table-cell table:style-name="ce4" table:number-matrix-columns-spanned="1" table:number-matrix-rows-spanned="1" table:formula="of:=SUM([.G11:.I13]*[.$AD$38:.$AF$40])" office:value-type="float" office:value="3.61497703474432" calcext:value-type="float">
            <text:p>3.61497703474432</text:p>
          </table:table-cell>
          <table:table-cell table:style-name="ce4" table:number-matrix-columns-spanned="1" table:number-matrix-rows-spanned="1" table:formula="of:=SUM([.H11:.J13]*[.$AD$38:.$AF$40])" office:value-type="float" office:value="3.40526036669038" calcext:value-type="float">
            <text:p>3.40526036669038</text:p>
          </table:table-cell>
          <table:table-cell table:style-name="ce4" table:number-matrix-columns-spanned="1" table:number-matrix-rows-spanned="1" table:formula="of:=SUM([.I11:.K13]*[.$AD$38:.$AF$40])" office:value-type="float" office:value="2.90205777630323" calcext:value-type="float">
            <text:p>2.90205777630323</text:p>
          </table:table-cell>
          <table:table-cell table:style-name="ce4" table:number-matrix-columns-spanned="1" table:number-matrix-rows-spanned="1" table:formula="of:=SUM([.J11:.L13]*[.$AD$38:.$AF$40])" office:value-type="float" office:value="2.44259978646446" calcext:value-type="float">
            <text:p>2.44259978646446</text:p>
          </table:table-cell>
          <table:table-cell table:style-name="ce4" table:number-matrix-columns-spanned="1" table:number-matrix-rows-spanned="1" table:formula="of:=SUM([.K11:.M13]*[.$AD$38:.$AF$40])" office:value-type="float" office:value="2.23496930116214" calcext:value-type="float">
            <text:p>2.23496930116214</text:p>
          </table:table-cell>
          <table:table-cell table:style-name="ce4" table:number-matrix-columns-spanned="1" table:number-matrix-rows-spanned="1" table:formula="of:=SUM([.L11:.N13]*[.$AD$38:.$AF$40])" office:value-type="float" office:value="2.23496930116214" calcext:value-type="float">
            <text:p>2.23496930116214</text:p>
          </table:table-cell>
          <table:table-cell table:style-name="ce4" table:number-matrix-columns-spanned="1" table:number-matrix-rows-spanned="1" table:formula="of:=SUM([.M11:.O13]*[.$AD$38:.$AF$40])" office:value-type="float" office:value="2.23496930116214" calcext:value-type="float">
            <text:p>2.23496930116214</text:p>
          </table:table-cell>
          <table:table-cell table:style-name="ce4" table:number-matrix-columns-spanned="1" table:number-matrix-rows-spanned="1" table:formula="of:=SUM([.N11:.P13]*[.$AD$38:.$AF$40])" office:value-type="float" office:value="2.46915288106174" calcext:value-type="float">
            <text:p>2.46915288106174</text:p>
          </table:table-cell>
          <table:table-cell table:style-name="ce4" table:number-matrix-columns-spanned="1" table:number-matrix-rows-spanned="1" table:formula="of:=SUM([.O11:.Q13]*[.$AD$38:.$AF$40])" office:value-type="float" office:value="3.18191924875122" calcext:value-type="float">
            <text:p>3.18191924875122</text:p>
          </table:table-cell>
          <table:table-cell table:style-name="ce4" table:number-matrix-columns-spanned="1" table:number-matrix-rows-spanned="1" table:formula="of:=SUM([.P11:.R13]*[.$AD$38:.$AF$40])" office:value-type="float" office:value="4.55162345252435" calcext:value-type="float">
            <text:p>4.55162345252435</text:p>
          </table:table-cell>
          <table:table-cell table:style-name="ce4" table:number-matrix-columns-spanned="1" table:number-matrix-rows-spanned="1" table:formula="of:=SUM([.Q11:.S13]*[.$AD$38:.$AF$40])" office:value-type="float" office:value="5.17105158705997" calcext:value-type="float">
            <text:p>5.17105158705997</text:p>
          </table:table-cell>
          <table:table-cell table:style-name="ce4" table:number-matrix-columns-spanned="1" table:number-matrix-rows-spanned="1" table:formula="of:=SUM([.R11:.T13]*[.$AD$38:.$AF$40])" office:value-type="float" office:value="4.6142063394025" calcext:value-type="float">
            <text:p>4.6142063394025</text:p>
          </table:table-cell>
          <table:table-cell table:style-name="ce4" table:number-matrix-columns-spanned="1" table:number-matrix-rows-spanned="1" table:formula="of:=SUM([.S11:.U13]*[.$AD$38:.$AF$40])" office:value-type="float" office:value="2.86243600390835" calcext:value-type="float">
            <text:p>2.86243600390835</text:p>
          </table:table-cell>
          <table:table-cell table:style-name="ce4" table:number-matrix-columns-spanned="1" table:number-matrix-rows-spanned="1" table:formula="of:=SUM([.T11:.V13]*[.$AD$38:.$AF$40])" office:value-type="float" office:value="0.960121054610704" calcext:value-type="float">
            <text:p>0.960121054610704</text:p>
          </table:table-cell>
          <table:table-cell table:style-name="ce4" table:number-matrix-columns-spanned="1" table:number-matrix-rows-spanned="1" table:formula="of:=SUM([.U11:.W13]*[.$AD$38:.$AF$40])" office:value-type="float" office:value="0.126629187529317" calcext:value-type="float">
            <text:p>0.126629187529317</text:p>
          </table:table-cell>
          <table:table-cell table:style-name="ce4" table:number-matrix-columns-spanned="1" table:number-matrix-rows-spanned="1" table:formula="of:=SUM([.V11:.X13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W11:.Y13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X11:.Z13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Y11:.AA13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Z11:.AB13]*[.$AD$38:.$AF$40]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SUM([.AH11:.AJ13]*[.$BI$38:.$BK$40])+SUM([.AH40:.AJ42]*[.$BI$42:.$BK$44])" office:value-type="float" office:value="17.1931108595551" calcext:value-type="float">
            <text:p>17.1931108595551</text:p>
          </table:table-cell>
          <table:table-cell table:style-name="ce5" table:number-matrix-columns-spanned="1" table:number-matrix-rows-spanned="1" table:formula="of:=SUM([.AI11:.AK13]*[.$BI$38:.$BK$40])+SUM([.AI40:.AK42]*[.$BI$42:.$BK$44])" office:value-type="float" office:value="23.4049973535425" calcext:value-type="float">
            <text:p>23.4049973535425</text:p>
          </table:table-cell>
          <table:table-cell table:style-name="ce5" table:number-matrix-columns-spanned="1" table:number-matrix-rows-spanned="1" table:formula="of:=SUM([.AJ11:.AL13]*[.$BI$38:.$BK$40])+SUM([.AJ40:.AL42]*[.$BI$42:.$BK$44])" office:value-type="float" office:value="26.3964655430393" calcext:value-type="float">
            <text:p>26.3964655430393</text:p>
          </table:table-cell>
          <table:table-cell table:style-name="ce5" table:number-matrix-columns-spanned="1" table:number-matrix-rows-spanned="1" table:formula="of:=SUM([.AK11:.AM13]*[.$BI$38:.$BK$40])+SUM([.AK40:.AM42]*[.$BI$42:.$BK$44])" office:value-type="float" office:value="27.1834232525203" calcext:value-type="float">
            <text:p>27.1834232525203</text:p>
          </table:table-cell>
          <table:table-cell table:style-name="ce5" table:number-matrix-columns-spanned="1" table:number-matrix-rows-spanned="1" table:formula="of:=SUM([.AL11:.AN13]*[.$BI$38:.$BK$40])+SUM([.AL40:.AN42]*[.$BI$42:.$BK$44])" office:value-type="float" office:value="26.6043077017101" calcext:value-type="float">
            <text:p>26.6043077017101</text:p>
          </table:table-cell>
          <table:table-cell table:style-name="ce5" table:number-matrix-columns-spanned="1" table:number-matrix-rows-spanned="1" table:formula="of:=SUM([.AM11:.AO13]*[.$BI$38:.$BK$40])+SUM([.AM40:.AO42]*[.$BI$42:.$BK$44])" office:value-type="float" office:value="25.9562067805509" calcext:value-type="float">
            <text:p>25.9562067805509</text:p>
          </table:table-cell>
          <table:table-cell table:style-name="ce5" table:number-matrix-columns-spanned="1" table:number-matrix-rows-spanned="1" table:formula="of:=SUM([.AN11:.AP13]*[.$BI$38:.$BK$40])+SUM([.AN40:.AP42]*[.$BI$42:.$BK$44])" office:value-type="float" office:value="24.4279169887431" calcext:value-type="float">
            <text:p>24.4279169887431</text:p>
          </table:table-cell>
          <table:table-cell table:style-name="ce5" table:number-matrix-columns-spanned="1" table:number-matrix-rows-spanned="1" table:formula="of:=SUM([.AO11:.AQ13]*[.$BI$38:.$BK$40])+SUM([.AO40:.AQ42]*[.$BI$42:.$BK$44])" office:value-type="float" office:value="22.3142340011567" calcext:value-type="float">
            <text:p>22.3142340011567</text:p>
          </table:table-cell>
          <table:table-cell table:style-name="ce5" table:number-matrix-columns-spanned="1" table:number-matrix-rows-spanned="1" table:formula="of:=SUM([.AP11:.AR13]*[.$BI$38:.$BK$40])+SUM([.AP40:.AR42]*[.$BI$42:.$BK$44])" office:value-type="float" office:value="20.0249067948239" calcext:value-type="float">
            <text:p>20.0249067948239</text:p>
          </table:table-cell>
          <table:table-cell table:style-name="ce5" table:number-matrix-columns-spanned="1" table:number-matrix-rows-spanned="1" table:formula="of:=SUM([.AQ11:.AS13]*[.$BI$38:.$BK$40])+SUM([.AQ40:.AS42]*[.$BI$42:.$BK$44])" office:value-type="float" office:value="18.7861318757055" calcext:value-type="float">
            <text:p>18.7861318757055</text:p>
          </table:table-cell>
          <table:table-cell table:style-name="ce5" table:number-matrix-columns-spanned="1" table:number-matrix-rows-spanned="1" table:formula="of:=SUM([.AR11:.AT13]*[.$BI$38:.$BK$40])+SUM([.AR40:.AT42]*[.$BI$42:.$BK$44])" office:value-type="float" office:value="18.1695319951538" calcext:value-type="float">
            <text:p>18.1695319951538</text:p>
          </table:table-cell>
          <table:table-cell table:style-name="ce5" table:number-matrix-columns-spanned="1" table:number-matrix-rows-spanned="1" table:formula="of:=SUM([.AS11:.AU13]*[.$BI$38:.$BK$40])+SUM([.AS40:.AU42]*[.$BI$42:.$BK$44])" office:value-type="float" office:value="18.9101265880155" calcext:value-type="float">
            <text:p>18.9101265880155</text:p>
          </table:table-cell>
          <table:table-cell table:style-name="ce5" table:number-matrix-columns-spanned="1" table:number-matrix-rows-spanned="1" table:formula="of:=SUM([.AT11:.AV13]*[.$BI$38:.$BK$40])+SUM([.AT40:.AV42]*[.$BI$42:.$BK$44])" office:value-type="float" office:value="20.8952234214874" calcext:value-type="float">
            <text:p>20.8952234214874</text:p>
          </table:table-cell>
          <table:table-cell table:style-name="ce5" table:number-matrix-columns-spanned="1" table:number-matrix-rows-spanned="1" table:formula="of:=SUM([.AU11:.AW13]*[.$BI$38:.$BK$40])+SUM([.AU40:.AW42]*[.$BI$42:.$BK$44])" office:value-type="float" office:value="25.465764063884" calcext:value-type="float">
            <text:p>25.465764063884</text:p>
          </table:table-cell>
          <table:table-cell table:style-name="ce5" table:number-matrix-columns-spanned="1" table:number-matrix-rows-spanned="1" table:formula="of:=SUM([.AV11:.AX13]*[.$BI$38:.$BK$40])+SUM([.AV40:.AX42]*[.$BI$42:.$BK$44])" office:value-type="float" office:value="30.8336341683769" calcext:value-type="float">
            <text:p>30.8336341683769</text:p>
          </table:table-cell>
          <table:table-cell table:style-name="ce5" table:number-matrix-columns-spanned="1" table:number-matrix-rows-spanned="1" table:formula="of:=SUM([.AW11:.AY13]*[.$BI$38:.$BK$40])+SUM([.AW40:.AY42]*[.$BI$42:.$BK$44])" office:value-type="float" office:value="34.4759866310957" calcext:value-type="float">
            <text:p>34.4759866310957</text:p>
          </table:table-cell>
          <table:table-cell table:style-name="ce5" table:number-matrix-columns-spanned="1" table:number-matrix-rows-spanned="1" table:formula="of:=SUM([.AX11:.AZ13]*[.$BI$38:.$BK$40])+SUM([.AX40:.AZ42]*[.$BI$42:.$BK$44])" office:value-type="float" office:value="31.7434486633259" calcext:value-type="float">
            <text:p>31.7434486633259</text:p>
          </table:table-cell>
          <table:table-cell table:style-name="ce5" table:number-matrix-columns-spanned="1" table:number-matrix-rows-spanned="1" table:formula="of:=SUM([.AY11:.BA13]*[.$BI$38:.$BK$40])+SUM([.AY40:.BA42]*[.$BI$42:.$BK$44])" office:value-type="float" office:value="23.5487448229471" calcext:value-type="float">
            <text:p>23.5487448229471</text:p>
          </table:table-cell>
          <table:table-cell table:style-name="ce5" table:number-matrix-columns-spanned="1" table:number-matrix-rows-spanned="1" table:formula="of:=SUM([.AZ11:.BB13]*[.$BI$38:.$BK$40])+SUM([.AZ40:.BB42]*[.$BI$42:.$BK$44])" office:value-type="float" office:value="13.2389613556108" calcext:value-type="float">
            <text:p>13.2389613556108</text:p>
          </table:table-cell>
          <table:table-cell table:style-name="ce5" table:number-matrix-columns-spanned="1" table:number-matrix-rows-spanned="1" table:formula="of:=SUM([.BA11:.BC13]*[.$BI$38:.$BK$40])+SUM([.BA40:.BC42]*[.$BI$42:.$BK$44])" office:value-type="float" office:value="5.17185844471512" calcext:value-type="float">
            <text:p>5.17185844471512</text:p>
          </table:table-cell>
          <table:table-cell table:style-name="ce5" table:number-matrix-columns-spanned="1" table:number-matrix-rows-spanned="1" table:formula="of:=SUM([.BB11:.BD13]*[.$BI$38:.$BK$40])+SUM([.BB40:.BD42]*[.$BI$42:.$BK$44])" office:value-type="float" office:value="1.33893934977232" calcext:value-type="float">
            <text:p>1.33893934977232</text:p>
          </table:table-cell>
          <table:table-cell table:style-name="ce5" table:number-matrix-columns-spanned="1" table:number-matrix-rows-spanned="1" table:formula="of:=SUM([.BC11:.BE13]*[.$BI$38:.$BK$40])+SUM([.BC40:.BE42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D11:.BF13]*[.$BI$38:.$BK$40])+SUM([.BD40:.BF42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E11:.BG13]*[.$BI$38:.$BK$40])+SUM([.BE40:.BG42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F11:.BH13]*[.$BI$38:.$BK$40])+SUM([.BF40:.BH42]*[.$BI$42:.$BK$44])" office:value-type="float" office:value="0" calcext:value-type="float">
            <text:p>0</text:p>
          </table:table-cell>
          <table:table-cell/>
          <table:table-cell table:style-name="ce7" table:formula="of:=MAX([.BM41:.BN42])" office:value-type="float" office:value="23.4049973535425" calcext:value-type="float">
            <text:p>23.4049973535425</text:p>
          </table:table-cell>
          <table:table-cell table:style-name="ce7"/>
          <table:table-cell table:style-name="ce7" table:formula="of:=MAX([.BO41:.BP42])" office:value-type="float" office:value="27.1834232525203" calcext:value-type="float">
            <text:p>27.1834232525203</text:p>
          </table:table-cell>
          <table:table-cell table:style-name="ce7"/>
          <table:table-cell table:style-name="ce7" table:formula="of:=MAX([.BQ41:.BR42])" office:value-type="float" office:value="26.6043077017101" calcext:value-type="float">
            <text:p>26.6043077017101</text:p>
          </table:table-cell>
          <table:table-cell table:style-name="ce7"/>
          <table:table-cell table:style-name="ce7" table:formula="of:=MAX([.BS41:.BT42])" office:value-type="float" office:value="24.4279169887431" calcext:value-type="float">
            <text:p>24.4279169887431</text:p>
          </table:table-cell>
          <table:table-cell table:style-name="ce7"/>
          <table:table-cell table:style-name="ce7" table:formula="of:=MAX([.BU41:.BV42])" office:value-type="float" office:value="20.0249067948239" calcext:value-type="float">
            <text:p>20.0249067948239</text:p>
          </table:table-cell>
          <table:table-cell table:style-name="ce7"/>
          <table:table-cell table:style-name="ce7" table:formula="of:=MAX([.BW41:.BX42])" office:value-type="float" office:value="18.9101265880155" calcext:value-type="float">
            <text:p>18.9101265880155</text:p>
          </table:table-cell>
          <table:table-cell table:style-name="ce7"/>
          <table:table-cell table:style-name="ce7" table:formula="of:=MAX([.BY41:.BZ42])" office:value-type="float" office:value="25.465764063884" calcext:value-type="float">
            <text:p>25.465764063884</text:p>
          </table:table-cell>
          <table:table-cell table:style-name="ce7"/>
          <table:table-cell table:style-name="ce7" table:formula="of:=MAX([.CA41:.CB42])" office:value-type="float" office:value="34.4759866310957" calcext:value-type="float">
            <text:p>34.4759866310957</text:p>
          </table:table-cell>
          <table:table-cell table:style-name="ce7"/>
          <table:table-cell table:style-name="ce7" table:formula="of:=MAX([.CC41:.CD42])" office:value-type="float" office:value="34.6276678649167" calcext:value-type="float">
            <text:p>34.6276678649167</text:p>
          </table:table-cell>
          <table:table-cell table:style-name="ce7"/>
          <table:table-cell table:style-name="ce7" table:formula="of:=MAX([.CE41:.CF42])" office:value-type="float" office:value="19.9731728010151" calcext:value-type="float">
            <text:p>19.9731728010151</text:p>
          </table:table-cell>
          <table:table-cell table:style-name="ce7"/>
          <table:table-cell table:style-name="ce7" table:formula="of:=MAX([.CG41:.CH42])" office:value-type="float" office:value="2.88705720579444" calcext:value-type="float">
            <text:p>2.88705720579444</text:p>
          </table:table-cell>
          <table:table-cell table:style-name="ce7"/>
          <table:table-cell table:style-name="ce7" table:formula="of:=MAX([.CI41:.CJ42])" office:value-type="float" office:value="0" calcext:value-type="float">
            <text:p>0</text:p>
          </table:table-cell>
          <table:table-cell table:style-name="ce7"/>
          <table:table-cell table:style-name="ce7" table:formula="of:=MAX([.CK41:.CL42])" office:value-type="float" office:value="0" calcext:value-type="float">
            <text:p>0</text:p>
          </table:table-cell>
          <table:table-cell table:number-columns-repeated="2"/>
          <table:table-cell office:value-type="float" office:value="0.765375405130307" calcext:value-type="float">
            <text:p>0.765375405130307</text:p>
          </table:table-cell>
          <table:table-cell/>
          <table:table-cell office:value-type="float" office:value="0.00679130442817533" calcext:value-type="float">
            <text:p>0.006791304428175</text:p>
          </table:table-cell>
          <table:table-cell/>
          <table:table-cell office:value-type="float" office:value="0.278518670119258" calcext:value-type="float">
            <text:p>0.278518670119258</text:p>
          </table:table-cell>
          <table:table-cell/>
          <table:table-cell office:value-type="float" office:value="0.142727940169782" calcext:value-type="float">
            <text:p>0.142727940169782</text:p>
          </table:table-cell>
          <table:table-cell/>
          <table:table-cell office:value-type="float" office:value="0.984749422203123" calcext:value-type="float">
            <text:p>0.984749422203123</text:p>
          </table:table-cell>
          <table:table-cell/>
          <table:table-cell office:value-type="float" office:value="0.774531586974779" calcext:value-type="float">
            <text:p>0.774531586974779</text:p>
          </table:table-cell>
          <table:table-cell/>
          <table:table-cell office:value-type="float" office:value="0.618460631285477" calcext:value-type="float">
            <text:p>0.618460631285477</text:p>
          </table:table-cell>
          <table:table-cell/>
          <table:table-cell office:value-type="float" office:value="0.112161650540882" calcext:value-type="float">
            <text:p>0.112161650540882</text:p>
          </table:table-cell>
          <table:table-cell/>
          <table:table-cell office:value-type="float" office:value="0.413027526383006" calcext:value-type="float">
            <text:p>0.413027526383006</text:p>
          </table:table-cell>
          <table:table-cell/>
          <table:table-cell office:value-type="float" office:value="0.49745554367929" calcext:value-type="float">
            <text:p>0.49745554367929</text:p>
          </table:table-cell>
          <table:table-cell/>
          <table:table-cell office:value-type="float" office:value="0.312706256047547" calcext:value-type="float">
            <text:p>0.312706256047547</text:p>
          </table:table-cell>
          <table:table-cell/>
          <table:table-cell office:value-type="float" office:value="0.228655341858138" calcext:value-type="float">
            <text:p>0.228655341858138</text:p>
          </table:table-cell>
          <table:table-cell/>
          <table:table-cell office:value-type="float" office:value="0.0275678333462265" calcext:value-type="float">
            <text:p>0.027567833346227</text:p>
          </table:table-cell>
          <table:table-cell table:number-columns-repeated="882"/>
        </table:table-row>
        <table:table-row table:style-name="ro1">
          <table:table-cell table:number-columns-repeated="33"/>
          <table:table-cell table:style-name="ce4" table:number-matrix-columns-spanned="1" table:number-matrix-rows-spanned="1" table:formula="of:=SUM([.A12:.C14]*[.$AD$38:.$AF$40])" office:value-type="float" office:value="0.814921504262377" calcext:value-type="float">
            <text:p>0.814921504262377</text:p>
          </table:table-cell>
          <table:table-cell table:style-name="ce4" table:number-matrix-columns-spanned="1" table:number-matrix-rows-spanned="1" table:formula="of:=SUM([.B12:.D14]*[.$AD$38:.$AF$40])" office:value-type="float" office:value="1.4963588676965" calcext:value-type="float">
            <text:p>1.4963588676965</text:p>
          </table:table-cell>
          <table:table-cell table:style-name="ce4" table:number-matrix-columns-spanned="1" table:number-matrix-rows-spanned="1" table:formula="of:=SUM([.C12:.E14]*[.$AD$38:.$AF$40])" office:value-type="float" office:value="1.89002467083431" calcext:value-type="float">
            <text:p>1.89002467083431</text:p>
          </table:table-cell>
          <table:table-cell table:style-name="ce4" table:number-matrix-columns-spanned="1" table:number-matrix-rows-spanned="1" table:formula="of:=SUM([.D12:.F14]*[.$AD$38:.$AF$40])" office:value-type="float" office:value="1.66672967287994" calcext:value-type="float">
            <text:p>1.66672967287994</text:p>
          </table:table-cell>
          <table:table-cell table:style-name="ce4" table:number-matrix-columns-spanned="1" table:number-matrix-rows-spanned="1" table:formula="of:=SUM([.E12:.G14]*[.$AD$38:.$AF$40])" office:value-type="float" office:value="1.32629078540221" calcext:value-type="float">
            <text:p>1.32629078540221</text:p>
          </table:table-cell>
          <table:table-cell table:style-name="ce4" table:number-matrix-columns-spanned="1" table:number-matrix-rows-spanned="1" table:formula="of:=SUM([.F12:.H14]*[.$AD$38:.$AF$40])" office:value-type="float" office:value="1.27310325308579" calcext:value-type="float">
            <text:p>1.27310325308579</text:p>
          </table:table-cell>
          <table:table-cell table:style-name="ce4" table:number-matrix-columns-spanned="1" table:number-matrix-rows-spanned="1" table:formula="of:=SUM([.G12:.I14]*[.$AD$38:.$AF$40])" office:value-type="float" office:value="1.27310325308579" calcext:value-type="float">
            <text:p>1.27310325308579</text:p>
          </table:table-cell>
          <table:table-cell table:style-name="ce4" table:number-matrix-columns-spanned="1" table:number-matrix-rows-spanned="1" table:formula="of:=SUM([.H12:.J14]*[.$AD$38:.$AF$40])" office:value-type="float" office:value="1.09201447895237" calcext:value-type="float">
            <text:p>1.09201447895237</text:p>
          </table:table-cell>
          <table:table-cell table:style-name="ce4" table:number-matrix-columns-spanned="1" table:number-matrix-rows-spanned="1" table:formula="of:=SUM([.I12:.K14]*[.$AD$38:.$AF$40])" office:value-type="float" office:value="0.777720647443133" calcext:value-type="float">
            <text:p>0.777720647443133</text:p>
          </table:table-cell>
          <table:table-cell table:style-name="ce4" table:number-matrix-columns-spanned="1" table:number-matrix-rows-spanned="1" table:formula="of:=SUM([.J12:.L14]*[.$AD$38:.$AF$40])" office:value-type="float" office:value="0.551295633348779" calcext:value-type="float">
            <text:p>0.551295633348779</text:p>
          </table:table-cell>
          <table:table-cell table:style-name="ce4" table:number-matrix-columns-spanned="1" table:number-matrix-rows-spanned="1" table:formula="of:=SUM([.K12:.M14]*[.$AD$38:.$AF$40])" office:value-type="float" office:value="0.390247719851278" calcext:value-type="float">
            <text:p>0.390247719851278</text:p>
          </table:table-cell>
          <table:table-cell table:style-name="ce4" table:number-matrix-columns-spanned="1" table:number-matrix-rows-spanned="1" table:formula="of:=SUM([.L12:.N14]*[.$AD$38:.$AF$40])" office:value-type="float" office:value="0.390247719851278" calcext:value-type="float">
            <text:p>0.390247719851278</text:p>
          </table:table-cell>
          <table:table-cell table:style-name="ce4" table:number-matrix-columns-spanned="1" table:number-matrix-rows-spanned="1" table:formula="of:=SUM([.M12:.O14]*[.$AD$38:.$AF$40])" office:value-type="float" office:value="0.390247719851278" calcext:value-type="float">
            <text:p>0.390247719851278</text:p>
          </table:table-cell>
          <table:table-cell table:style-name="ce4" table:number-matrix-columns-spanned="1" table:number-matrix-rows-spanned="1" table:formula="of:=SUM([.N12:.P14]*[.$AD$38:.$AF$40])" office:value-type="float" office:value="0.592463489345023" calcext:value-type="float">
            <text:p>0.592463489345023</text:p>
          </table:table-cell>
          <table:table-cell table:style-name="ce4" table:number-matrix-columns-spanned="1" table:number-matrix-rows-spanned="1" table:formula="of:=SUM([.O12:.Q14]*[.$AD$38:.$AF$40])" office:value-type="float" office:value="1.08308957462661" calcext:value-type="float">
            <text:p>1.08308957462661</text:p>
          </table:table-cell>
          <table:table-cell table:style-name="ce4" table:number-matrix-columns-spanned="1" table:number-matrix-rows-spanned="1" table:formula="of:=SUM([.P12:.R14]*[.$AD$38:.$AF$40])" office:value-type="float" office:value="2.51101491717875" calcext:value-type="float">
            <text:p>2.51101491717875</text:p>
          </table:table-cell>
          <table:table-cell table:style-name="ce4" table:number-matrix-columns-spanned="1" table:number-matrix-rows-spanned="1" table:formula="of:=SUM([.Q12:.S14]*[.$AD$38:.$AF$40])" office:value-type="float" office:value="4.42862614931569" calcext:value-type="float">
            <text:p>4.42862614931569</text:p>
          </table:table-cell>
          <table:table-cell table:style-name="ce4" table:number-matrix-columns-spanned="1" table:number-matrix-rows-spanned="1" table:formula="of:=SUM([.R12:.T14]*[.$AD$38:.$AF$40])" office:value-type="float" office:value="5.23938503178106" calcext:value-type="float">
            <text:p>5.23938503178106</text:p>
          </table:table-cell>
          <table:table-cell table:style-name="ce4" table:number-matrix-columns-spanned="1" table:number-matrix-rows-spanned="1" table:formula="of:=SUM([.S12:.U14]*[.$AD$38:.$AF$40])" office:value-type="float" office:value="4.30018327682044" calcext:value-type="float">
            <text:p>4.30018327682044</text:p>
          </table:table-cell>
          <table:table-cell table:style-name="ce4" table:number-matrix-columns-spanned="1" table:number-matrix-rows-spanned="1" table:formula="of:=SUM([.T12:.V14]*[.$AD$38:.$AF$40])" office:value-type="float" office:value="2.0433385634419" calcext:value-type="float">
            <text:p>2.0433385634419</text:p>
          </table:table-cell>
          <table:table-cell table:style-name="ce4" table:number-matrix-columns-spanned="1" table:number-matrix-rows-spanned="1" table:formula="of:=SUM([.U12:.W14]*[.$AD$38:.$AF$40])" office:value-type="float" office:value="0.493398406029981" calcext:value-type="float">
            <text:p>0.493398406029981</text:p>
          </table:table-cell>
          <table:table-cell table:style-name="ce4" table:number-matrix-columns-spanned="1" table:number-matrix-rows-spanned="1" table:formula="of:=SUM([.V12:.X14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W12:.Y14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X12:.Z14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Y12:.AA14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Z12:.AB14]*[.$AD$38:.$AF$40])" office:value-type="float" office:value="0" calcext:value-type="float">
            <text:p>0</text:p>
          </table:table-cell>
          <table:table-cell/>
          <table:table-cell office:value-type="float" office:value="0.794099350821507" calcext:value-type="float">
            <text:p>0.794099350821507</text:p>
          </table:table-cell>
          <table:table-cell office:value-type="float" office:value="0.183909093806948" calcext:value-type="float">
            <text:p>0.183909093806948</text:p>
          </table:table-cell>
          <table:table-cell office:value-type="float" office:value="0.688480563364824" calcext:value-type="float">
            <text:p>0.688480563364824</text:p>
          </table:table-cell>
          <table:table-cell/>
          <table:table-cell table:style-name="ce5" table:number-matrix-columns-spanned="1" table:number-matrix-rows-spanned="1" table:formula="of:=SUM([.AH12:.AJ14]*[.$BI$38:.$BK$40])+SUM([.AH41:.AJ43]*[.$BI$42:.$BK$44])" office:value-type="float" office:value="10.4027252715103" calcext:value-type="float">
            <text:p>10.4027252715103</text:p>
          </table:table-cell>
          <table:table-cell table:style-name="ce5" table:number-matrix-columns-spanned="1" table:number-matrix-rows-spanned="1" table:formula="of:=SUM([.AI12:.AK14]*[.$BI$38:.$BK$40])+SUM([.AI41:.AK43]*[.$BI$42:.$BK$44])" office:value-type="float" office:value="13.6257158992072" calcext:value-type="float">
            <text:p>13.6257158992072</text:p>
          </table:table-cell>
          <table:table-cell table:style-name="ce5" table:number-matrix-columns-spanned="1" table:number-matrix-rows-spanned="1" table:formula="of:=SUM([.AJ12:.AL14]*[.$BI$38:.$BK$40])+SUM([.AJ41:.AL43]*[.$BI$42:.$BK$44])" office:value-type="float" office:value="14.1724252096715" calcext:value-type="float">
            <text:p>14.1724252096715</text:p>
          </table:table-cell>
          <table:table-cell table:style-name="ce5" table:number-matrix-columns-spanned="1" table:number-matrix-rows-spanned="1" table:formula="of:=SUM([.AK12:.AM14]*[.$BI$38:.$BK$40])+SUM([.AK41:.AM43]*[.$BI$42:.$BK$44])" office:value-type="float" office:value="13.4413935609568" calcext:value-type="float">
            <text:p>13.4413935609568</text:p>
          </table:table-cell>
          <table:table-cell table:style-name="ce5" table:number-matrix-columns-spanned="1" table:number-matrix-rows-spanned="1" table:formula="of:=SUM([.AL12:.AN14]*[.$BI$38:.$BK$40])+SUM([.AL41:.AN43]*[.$BI$42:.$BK$44])" office:value-type="float" office:value="12.3708946964129" calcext:value-type="float">
            <text:p>12.3708946964129</text:p>
          </table:table-cell>
          <table:table-cell table:style-name="ce5" table:number-matrix-columns-spanned="1" table:number-matrix-rows-spanned="1" table:formula="of:=SUM([.AM12:.AO14]*[.$BI$38:.$BK$40])+SUM([.AM41:.AO43]*[.$BI$42:.$BK$44])" office:value-type="float" office:value="11.8662728741581" calcext:value-type="float">
            <text:p>11.8662728741581</text:p>
          </table:table-cell>
          <table:table-cell table:style-name="ce5" table:number-matrix-columns-spanned="1" table:number-matrix-rows-spanned="1" table:formula="of:=SUM([.AN12:.AP14]*[.$BI$38:.$BK$40])+SUM([.AN41:.AP43]*[.$BI$42:.$BK$44])" office:value-type="float" office:value="11.0209635825669" calcext:value-type="float">
            <text:p>11.0209635825669</text:p>
          </table:table-cell>
          <table:table-cell table:style-name="ce5" table:number-matrix-columns-spanned="1" table:number-matrix-rows-spanned="1" table:formula="of:=SUM([.AO12:.AQ14]*[.$BI$38:.$BK$40])+SUM([.AO41:.AQ43]*[.$BI$42:.$BK$44])" office:value-type="float" office:value="9.66450997953035" calcext:value-type="float">
            <text:p>9.66450997953035</text:p>
          </table:table-cell>
          <table:table-cell table:style-name="ce5" table:number-matrix-columns-spanned="1" table:number-matrix-rows-spanned="1" table:formula="of:=SUM([.AP12:.AR14]*[.$BI$38:.$BK$40])+SUM([.AP41:.AR43]*[.$BI$42:.$BK$44])" office:value-type="float" office:value="8.13114237307993" calcext:value-type="float">
            <text:p>8.13114237307993</text:p>
          </table:table-cell>
          <table:table-cell table:style-name="ce5" table:number-matrix-columns-spanned="1" table:number-matrix-rows-spanned="1" table:formula="of:=SUM([.AQ12:.AS14]*[.$BI$38:.$BK$40])+SUM([.AQ41:.AS43]*[.$BI$42:.$BK$44])" office:value-type="float" office:value="7.17328263175769" calcext:value-type="float">
            <text:p>7.17328263175769</text:p>
          </table:table-cell>
          <table:table-cell table:style-name="ce5" table:number-matrix-columns-spanned="1" table:number-matrix-rows-spanned="1" table:formula="of:=SUM([.AR12:.AT14]*[.$BI$38:.$BK$40])+SUM([.AR41:.AT43]*[.$BI$42:.$BK$44])" office:value-type="float" office:value="6.69770257100902" calcext:value-type="float">
            <text:p>6.69770257100902</text:p>
          </table:table-cell>
          <table:table-cell table:style-name="ce5" table:number-matrix-columns-spanned="1" table:number-matrix-rows-spanned="1" table:formula="of:=SUM([.AS12:.AU14]*[.$BI$38:.$BK$40])+SUM([.AS41:.AU43]*[.$BI$42:.$BK$44])" office:value-type="float" office:value="7.07541941954563" calcext:value-type="float">
            <text:p>7.07541941954563</text:p>
          </table:table-cell>
          <table:table-cell table:style-name="ce5" table:number-matrix-columns-spanned="1" table:number-matrix-rows-spanned="1" table:formula="of:=SUM([.AT12:.AV14]*[.$BI$38:.$BK$40])+SUM([.AT41:.AV43]*[.$BI$42:.$BK$44])" office:value-type="float" office:value="8.43752360304199" calcext:value-type="float">
            <text:p>8.43752360304199</text:p>
          </table:table-cell>
          <table:table-cell table:style-name="ce5" table:number-matrix-columns-spanned="1" table:number-matrix-rows-spanned="1" table:formula="of:=SUM([.AU12:.AW14]*[.$BI$38:.$BK$40])+SUM([.AU41:.AW43]*[.$BI$42:.$BK$44])" office:value-type="float" office:value="13.5702597439739" calcext:value-type="float">
            <text:p>13.5702597439739</text:p>
          </table:table-cell>
          <table:table-cell table:style-name="ce5" table:number-matrix-columns-spanned="1" table:number-matrix-rows-spanned="1" table:formula="of:=SUM([.AV12:.AX14]*[.$BI$38:.$BK$40])+SUM([.AV41:.AX43]*[.$BI$42:.$BK$44])" office:value-type="float" office:value="21.6119023083553" calcext:value-type="float">
            <text:p>21.6119023083553</text:p>
          </table:table-cell>
          <table:table-cell table:style-name="ce5" table:number-matrix-columns-spanned="1" table:number-matrix-rows-spanned="1" table:formula="of:=SUM([.AW12:.AY14]*[.$BI$38:.$BK$40])+SUM([.AW41:.AY43]*[.$BI$42:.$BK$44])" office:value-type="float" office:value="30.5981092751099" calcext:value-type="float">
            <text:p>30.5981092751099</text:p>
          </table:table-cell>
          <table:table-cell table:style-name="ce5" table:number-matrix-columns-spanned="1" table:number-matrix-rows-spanned="1" table:formula="of:=SUM([.AX12:.AZ14]*[.$BI$38:.$BK$40])+SUM([.AX41:.AZ43]*[.$BI$42:.$BK$44])" office:value-type="float" office:value="34.6276678649167" calcext:value-type="float">
            <text:p>34.6276678649167</text:p>
          </table:table-cell>
          <table:table-cell table:style-name="ce5" table:number-matrix-columns-spanned="1" table:number-matrix-rows-spanned="1" table:formula="of:=SUM([.AY12:.BA14]*[.$BI$38:.$BK$40])+SUM([.AY41:.BA43]*[.$BI$42:.$BK$44])" office:value-type="float" office:value="29.533017154279" calcext:value-type="float">
            <text:p>29.533017154279</text:p>
          </table:table-cell>
          <table:table-cell table:style-name="ce5" table:number-matrix-columns-spanned="1" table:number-matrix-rows-spanned="1" table:formula="of:=SUM([.AZ12:.BB14]*[.$BI$38:.$BK$40])+SUM([.AZ41:.BB43]*[.$BI$42:.$BK$44])" office:value-type="float" office:value="19.9731728010151" calcext:value-type="float">
            <text:p>19.9731728010151</text:p>
          </table:table-cell>
          <table:table-cell table:style-name="ce5" table:number-matrix-columns-spanned="1" table:number-matrix-rows-spanned="1" table:formula="of:=SUM([.BA12:.BC14]*[.$BI$38:.$BK$40])+SUM([.BA41:.BC43]*[.$BI$42:.$BK$44])" office:value-type="float" office:value="8.56790457882208" calcext:value-type="float">
            <text:p>8.56790457882208</text:p>
          </table:table-cell>
          <table:table-cell table:style-name="ce5" table:number-matrix-columns-spanned="1" table:number-matrix-rows-spanned="1" table:formula="of:=SUM([.BB12:.BD14]*[.$BI$38:.$BK$40])+SUM([.BB41:.BD43]*[.$BI$42:.$BK$44])" office:value-type="float" office:value="2.88705720579444" calcext:value-type="float">
            <text:p>2.88705720579444</text:p>
          </table:table-cell>
          <table:table-cell table:style-name="ce5" table:number-matrix-columns-spanned="1" table:number-matrix-rows-spanned="1" table:formula="of:=SUM([.BC12:.BE14]*[.$BI$38:.$BK$40])+SUM([.BC41:.BE43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D12:.BF14]*[.$BI$38:.$BK$40])+SUM([.BD41:.BF43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E12:.BG14]*[.$BI$38:.$BK$40])+SUM([.BE41:.BG43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F12:.BH14]*[.$BI$38:.$BK$40])+SUM([.BF41:.BH43]*[.$BI$42:.$BK$44])" office:value-type="float" office:value="0" calcext:value-type="float">
            <text:p>0</text:p>
          </table:table-cell>
          <table:table-cell/>
          <table:table-cell table:style-name="ce7" table:number-columns-repeated="25"/>
          <table:table-cell table:number-columns-repeated="909"/>
        </table:table-row>
        <table:table-row table:style-name="ro1">
          <table:table-cell table:number-columns-repeated="33"/>
          <table:table-cell table:style-name="ce4" table:number-matrix-columns-spanned="1" table:number-matrix-rows-spanned="1" table:formula="of:=SUM([.A13:.C15]*[.$AD$38:.$AF$40])" office:value-type="float" office:value="0.114689539366377" calcext:value-type="float">
            <text:p>0.114689539366377</text:p>
          </table:table-cell>
          <table:table-cell table:style-name="ce4" table:number-matrix-columns-spanned="1" table:number-matrix-rows-spanned="1" table:formula="of:=SUM([.B13:.D15]*[.$AD$38:.$AF$40])" office:value-type="float" office:value="0.297444303061036" calcext:value-type="float">
            <text:p>0.297444303061036</text:p>
          </table:table-cell>
          <table:table-cell table:style-name="ce4" table:number-matrix-columns-spanned="1" table:number-matrix-rows-spanned="1" table:formula="of:=SUM([.C13:.E15]*[.$AD$38:.$AF$40])" office:value-type="float" office:value="0.225495684157243" calcext:value-type="float">
            <text:p>0.225495684157243</text:p>
          </table:table-cell>
          <table:table-cell table:style-name="ce4" table:number-matrix-columns-spanned="1" table:number-matrix-rows-spanned="1" table:formula="of:=SUM([.D13:.F15]*[.$AD$38:.$AF$40])" office:value-type="float" office:value="0.186397111617517" calcext:value-type="float">
            <text:p>0.186397111617517</text:p>
          </table:table-cell>
          <table:table-cell table:style-name="ce4" table:number-matrix-columns-spanned="1" table:number-matrix-rows-spanned="1" table:formula="of:=SUM([.E13:.G15]*[.$AD$38:.$AF$40])" office:value-type="float" office:value="0.0268413202238339" calcext:value-type="float">
            <text:p>0.026841320223834</text:p>
          </table:table-cell>
          <table:table-cell table:style-name="ce4" table:number-matrix-columns-spanned="1" table:number-matrix-rows-spanned="1" table:formula="of:=SUM([.F13:.H1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G13:.I1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H13:.J1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I13:.K1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J13:.L1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K13:.M1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L13:.N1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M13:.O1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N13:.P1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O13:.Q15]*[.$AD$38:.$AF$40])" office:value-type="float" office:value="0.102616957482373" calcext:value-type="float">
            <text:p>0.102616957482373</text:p>
          </table:table-cell>
          <table:table-cell table:style-name="ce4" table:number-matrix-columns-spanned="1" table:number-matrix-rows-spanned="1" table:formula="of:=SUM([.P13:.R15]*[.$AD$38:.$AF$40])" office:value-type="float" office:value="1.2942870425199" calcext:value-type="float">
            <text:p>1.2942870425199</text:p>
          </table:table-cell>
          <table:table-cell table:style-name="ce4" table:number-matrix-columns-spanned="1" table:number-matrix-rows-spanned="1" table:formula="of:=SUM([.Q13:.S15]*[.$AD$38:.$AF$40])" office:value-type="float" office:value="3.4003259647651" calcext:value-type="float">
            <text:p>3.4003259647651</text:p>
          </table:table-cell>
          <table:table-cell table:style-name="ce4" table:number-matrix-columns-spanned="1" table:number-matrix-rows-spanned="1" table:formula="of:=SUM([.R13:.T15]*[.$AD$38:.$AF$40])" office:value-type="float" office:value="5.00752224431856" calcext:value-type="float">
            <text:p>5.00752224431856</text:p>
          </table:table-cell>
          <table:table-cell table:style-name="ce4" table:number-matrix-columns-spanned="1" table:number-matrix-rows-spanned="1" table:formula="of:=SUM([.S13:.U15]*[.$AD$38:.$AF$40])" office:value-type="float" office:value="5.085278662623" calcext:value-type="float">
            <text:p>5.085278662623</text:p>
          </table:table-cell>
          <table:table-cell table:style-name="ce4" table:number-matrix-columns-spanned="1" table:number-matrix-rows-spanned="1" table:formula="of:=SUM([.T13:.V15]*[.$AD$38:.$AF$40])" office:value-type="float" office:value="2.75842044137579" calcext:value-type="float">
            <text:p>2.75842044137579</text:p>
          </table:table-cell>
          <table:table-cell table:style-name="ce4" table:number-matrix-columns-spanned="1" table:number-matrix-rows-spanned="1" table:formula="of:=SUM([.U13:.W15]*[.$AD$38:.$AF$40])" office:value-type="float" office:value="1.00425139365951" calcext:value-type="float">
            <text:p>1.00425139365951</text:p>
          </table:table-cell>
          <table:table-cell table:style-name="ce4" table:number-matrix-columns-spanned="1" table:number-matrix-rows-spanned="1" table:formula="of:=SUM([.V13:.X1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W13:.Y1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X13:.Z1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Y13:.AA1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Z13:.AB15]*[.$AD$38:.$AF$40])" office:value-type="float" office:value="0" calcext:value-type="float">
            <text:p>0</text:p>
          </table:table-cell>
          <table:table-cell/>
          <table:table-cell office:value-type="float" office:value="0.874240281543229" calcext:value-type="float">
            <text:p>0.874240281543229</text:p>
          </table:table-cell>
          <table:table-cell office:value-type="float" office:value="0.398339915557246" calcext:value-type="float">
            <text:p>0.398339915557246</text:p>
          </table:table-cell>
          <table:table-cell office:value-type="float" office:value="0.538429879869696" calcext:value-type="float">
            <text:p>0.538429879869696</text:p>
          </table:table-cell>
          <table:table-cell/>
          <table:table-cell table:style-name="ce5" table:number-matrix-columns-spanned="1" table:number-matrix-rows-spanned="1" table:formula="of:=SUM([.AH13:.AJ15]*[.$BI$38:.$BK$40])+SUM([.AH42:.AJ44]*[.$BI$42:.$BK$44])" office:value-type="float" office:value="4.02573449485029" calcext:value-type="float">
            <text:p>4.02573449485029</text:p>
          </table:table-cell>
          <table:table-cell table:style-name="ce5" table:number-matrix-columns-spanned="1" table:number-matrix-rows-spanned="1" table:formula="of:=SUM([.AI13:.AK15]*[.$BI$38:.$BK$40])+SUM([.AI42:.AK44]*[.$BI$42:.$BK$44])" office:value-type="float" office:value="4.9362975372505" calcext:value-type="float">
            <text:p>4.9362975372505</text:p>
          </table:table-cell>
          <table:table-cell table:style-name="ce5" table:number-matrix-columns-spanned="1" table:number-matrix-rows-spanned="1" table:formula="of:=SUM([.AJ13:.AL15]*[.$BI$38:.$BK$40])+SUM([.AJ42:.AL44]*[.$BI$42:.$BK$44])" office:value-type="float" office:value="4.60854005781329" calcext:value-type="float">
            <text:p>4.60854005781329</text:p>
          </table:table-cell>
          <table:table-cell table:style-name="ce5" table:number-matrix-columns-spanned="1" table:number-matrix-rows-spanned="1" table:formula="of:=SUM([.AK13:.AM15]*[.$BI$38:.$BK$40])+SUM([.AK42:.AM44]*[.$BI$42:.$BK$44])" office:value-type="float" office:value="4.05466244989911" calcext:value-type="float">
            <text:p>4.05466244989911</text:p>
          </table:table-cell>
          <table:table-cell table:style-name="ce5" table:number-matrix-columns-spanned="1" table:number-matrix-rows-spanned="1" table:formula="of:=SUM([.AL13:.AN15]*[.$BI$38:.$BK$40])+SUM([.AL42:.AN44]*[.$BI$42:.$BK$44])" office:value-type="float" office:value="3.43493773638935" calcext:value-type="float">
            <text:p>3.43493773638935</text:p>
          </table:table-cell>
          <table:table-cell table:style-name="ce5" table:number-matrix-columns-spanned="1" table:number-matrix-rows-spanned="1" table:formula="of:=SUM([.AM13:.AO15]*[.$BI$38:.$BK$40])+SUM([.AM42:.AO44]*[.$BI$42:.$BK$44])" office:value-type="float" office:value="3.11917748253053" calcext:value-type="float">
            <text:p>3.11917748253053</text:p>
          </table:table-cell>
          <table:table-cell table:style-name="ce5" table:number-matrix-columns-spanned="1" table:number-matrix-rows-spanned="1" table:formula="of:=SUM([.AN13:.AP15]*[.$BI$38:.$BK$40])+SUM([.AN42:.AP44]*[.$BI$42:.$BK$44])" office:value-type="float" office:value="2.65859332470428" calcext:value-type="float">
            <text:p>2.65859332470428</text:p>
          </table:table-cell>
          <table:table-cell table:style-name="ce5" table:number-matrix-columns-spanned="1" table:number-matrix-rows-spanned="1" table:formula="of:=SUM([.AO13:.AQ15]*[.$BI$38:.$BK$40])+SUM([.AO42:.AQ44]*[.$BI$42:.$BK$44])" office:value-type="float" office:value="2.06889960301925" calcext:value-type="float">
            <text:p>2.06889960301925</text:p>
          </table:table-cell>
          <table:table-cell table:style-name="ce5" table:number-matrix-columns-spanned="1" table:number-matrix-rows-spanned="1" table:formula="of:=SUM([.AP13:.AR15]*[.$BI$38:.$BK$40])+SUM([.AP42:.AR44]*[.$BI$42:.$BK$44])" office:value-type="float" office:value="1.44895503905995" calcext:value-type="float">
            <text:p>1.44895503905995</text:p>
          </table:table-cell>
          <table:table-cell table:style-name="ce5" table:number-matrix-columns-spanned="1" table:number-matrix-rows-spanned="1" table:formula="of:=SUM([.AQ13:.AS15]*[.$BI$38:.$BK$40])+SUM([.AQ42:.AS44]*[.$BI$42:.$BK$44])" office:value-type="float" office:value="1.15696983176873" calcext:value-type="float">
            <text:p>1.15696983176873</text:p>
          </table:table-cell>
          <table:table-cell table:style-name="ce5" table:number-matrix-columns-spanned="1" table:number-matrix-rows-spanned="1" table:formula="of:=SUM([.AR13:.AT15]*[.$BI$38:.$BK$40])+SUM([.AR42:.AT44]*[.$BI$42:.$BK$44])" office:value-type="float" office:value="1.0239178431125" calcext:value-type="float">
            <text:p>1.0239178431125</text:p>
          </table:table-cell>
          <table:table-cell table:style-name="ce5" table:number-matrix-columns-spanned="1" table:number-matrix-rows-spanned="1" table:formula="of:=SUM([.AS13:.AU15]*[.$BI$38:.$BK$40])+SUM([.AS42:.AU44]*[.$BI$42:.$BK$44])" office:value-type="float" office:value="1.27086278553928" calcext:value-type="float">
            <text:p>1.27086278553928</text:p>
          </table:table-cell>
          <table:table-cell table:style-name="ce5" table:number-matrix-columns-spanned="1" table:number-matrix-rows-spanned="1" table:formula="of:=SUM([.AT13:.AV15]*[.$BI$38:.$BK$40])+SUM([.AT42:.AV44]*[.$BI$42:.$BK$44])" office:value-type="float" office:value="2.55777101484844" calcext:value-type="float">
            <text:p>2.55777101484844</text:p>
          </table:table-cell>
          <table:table-cell table:style-name="ce5" table:number-matrix-columns-spanned="1" table:number-matrix-rows-spanned="1" table:formula="of:=SUM([.AU13:.AW15]*[.$BI$38:.$BK$40])+SUM([.AU42:.AW44]*[.$BI$42:.$BK$44])" office:value-type="float" office:value="6.81752269242665" calcext:value-type="float">
            <text:p>6.81752269242665</text:p>
          </table:table-cell>
          <table:table-cell table:style-name="ce5" table:number-matrix-columns-spanned="1" table:number-matrix-rows-spanned="1" table:formula="of:=SUM([.AV13:.AX15]*[.$BI$38:.$BK$40])+SUM([.AV42:.AX44]*[.$BI$42:.$BK$44])" office:value-type="float" office:value="15.6758056302565" calcext:value-type="float">
            <text:p>15.6758056302565</text:p>
          </table:table-cell>
          <table:table-cell table:style-name="ce5" table:number-matrix-columns-spanned="1" table:number-matrix-rows-spanned="1" table:formula="of:=SUM([.AW13:.AY15]*[.$BI$38:.$BK$40])+SUM([.AW42:.AY44]*[.$BI$42:.$BK$44])" office:value-type="float" office:value="26.3059946795576" calcext:value-type="float">
            <text:p>26.3059946795576</text:p>
          </table:table-cell>
          <table:table-cell table:style-name="ce5" table:number-matrix-columns-spanned="1" table:number-matrix-rows-spanned="1" table:formula="of:=SUM([.AX13:.AZ15]*[.$BI$38:.$BK$40])+SUM([.AX42:.AZ44]*[.$BI$42:.$BK$44])" office:value-type="float" office:value="35.2346023819353" calcext:value-type="float">
            <text:p>35.2346023819353</text:p>
          </table:table-cell>
          <table:table-cell table:style-name="ce5" table:number-matrix-columns-spanned="1" table:number-matrix-rows-spanned="1" table:formula="of:=SUM([.AY13:.BA15]*[.$BI$38:.$BK$40])+SUM([.AY42:.BA44]*[.$BI$42:.$BK$44])" office:value-type="float" office:value="32.7243006458225" calcext:value-type="float">
            <text:p>32.7243006458225</text:p>
          </table:table-cell>
          <table:table-cell table:style-name="ce5" table:number-matrix-columns-spanned="1" table:number-matrix-rows-spanned="1" table:formula="of:=SUM([.AZ13:.BB15]*[.$BI$38:.$BK$40])+SUM([.AZ42:.BB44]*[.$BI$42:.$BK$44])" office:value-type="float" office:value="25.2932241987633" calcext:value-type="float">
            <text:p>25.2932241987633</text:p>
          </table:table-cell>
          <table:table-cell table:style-name="ce5" table:number-matrix-columns-spanned="1" table:number-matrix-rows-spanned="1" table:formula="of:=SUM([.BA13:.BC15]*[.$BI$38:.$BK$40])+SUM([.BA42:.BC44]*[.$BI$42:.$BK$44])" office:value-type="float" office:value="11.6250872612175" calcext:value-type="float">
            <text:p>11.6250872612175</text:p>
          </table:table-cell>
          <table:table-cell table:style-name="ce5" table:number-matrix-columns-spanned="1" table:number-matrix-rows-spanned="1" table:formula="of:=SUM([.BB13:.BD15]*[.$BI$38:.$BK$40])+SUM([.BB42:.BD44]*[.$BI$42:.$BK$44])" office:value-type="float" office:value="4.67761419873249" calcext:value-type="float">
            <text:p>4.67761419873249</text:p>
          </table:table-cell>
          <table:table-cell table:style-name="ce5" table:number-matrix-columns-spanned="1" table:number-matrix-rows-spanned="1" table:formula="of:=SUM([.BC13:.BE15]*[.$BI$38:.$BK$40])+SUM([.BC42:.BE44]*[.$BI$42:.$BK$44])" office:value-type="float" office:value="0.123266341138896" calcext:value-type="float">
            <text:p>0.123266341138896</text:p>
          </table:table-cell>
          <table:table-cell table:style-name="ce5" table:number-matrix-columns-spanned="1" table:number-matrix-rows-spanned="1" table:formula="of:=SUM([.BD13:.BF15]*[.$BI$38:.$BK$40])+SUM([.BD42:.BF44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E13:.BG15]*[.$BI$38:.$BK$40])+SUM([.BE42:.BG44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F13:.BH15]*[.$BI$38:.$BK$40])+SUM([.BF42:.BH44]*[.$BI$42:.$BK$44])" office:value-type="float" office:value="0" calcext:value-type="float">
            <text:p>0</text:p>
          </table:table-cell>
          <table:table-cell/>
          <table:table-cell table:style-name="ce7" table:formula="of:=MAX([.BM43:.BN44])" office:value-type="float" office:value="4.9362975372505" calcext:value-type="float">
            <text:p>4.9362975372505</text:p>
          </table:table-cell>
          <table:table-cell table:style-name="ce7"/>
          <table:table-cell table:style-name="ce7" table:formula="of:=MAX([.BO43:.BP44])" office:value-type="float" office:value="4.60854005781329" calcext:value-type="float">
            <text:p>4.60854005781329</text:p>
          </table:table-cell>
          <table:table-cell table:style-name="ce7"/>
          <table:table-cell table:style-name="ce7" table:formula="of:=MAX([.BQ43:.BR44])" office:value-type="float" office:value="3.43493773638935" calcext:value-type="float">
            <text:p>3.43493773638935</text:p>
          </table:table-cell>
          <table:table-cell table:style-name="ce7"/>
          <table:table-cell table:style-name="ce7" table:formula="of:=MAX([.BS43:.BT44])" office:value-type="float" office:value="2.65859332470428" calcext:value-type="float">
            <text:p>2.65859332470428</text:p>
          </table:table-cell>
          <table:table-cell table:style-name="ce7"/>
          <table:table-cell table:style-name="ce7" table:formula="of:=MAX([.BU43:.BV44])" office:value-type="float" office:value="1.85216945809812" calcext:value-type="float">
            <text:p>1.85216945809812</text:p>
          </table:table-cell>
          <table:table-cell table:style-name="ce7"/>
          <table:table-cell table:style-name="ce7" table:formula="of:=MAX([.BW43:.BX44])" office:value-type="float" office:value="4.0940115795743" calcext:value-type="float">
            <text:p>4.0940115795743</text:p>
          </table:table-cell>
          <table:table-cell table:style-name="ce7"/>
          <table:table-cell table:style-name="ce7" table:formula="of:=MAX([.BY43:.BZ44])" office:value-type="float" office:value="9.35942062850152" calcext:value-type="float">
            <text:p>9.35942062850152</text:p>
          </table:table-cell>
          <table:table-cell table:style-name="ce7"/>
          <table:table-cell table:style-name="ce7" table:formula="of:=MAX([.CA43:.CB44])" office:value-type="float" office:value="26.8295177957766" calcext:value-type="float">
            <text:p>26.8295177957766</text:p>
          </table:table-cell>
          <table:table-cell table:style-name="ce7"/>
          <table:table-cell table:style-name="ce7" table:formula="of:=MAX([.CC43:.CD44])" office:value-type="float" office:value="36.5190219786477" calcext:value-type="float">
            <text:p>36.5190219786477</text:p>
          </table:table-cell>
          <table:table-cell table:style-name="ce7"/>
          <table:table-cell table:style-name="ce7" table:formula="of:=MAX([.CE43:.CF44])" office:value-type="float" office:value="29.0651365031813" calcext:value-type="float">
            <text:p>29.0651365031813</text:p>
          </table:table-cell>
          <table:table-cell table:style-name="ce7"/>
          <table:table-cell table:style-name="ce7" table:formula="of:=MAX([.CG43:.CH44])" office:value-type="float" office:value="6.4316939772987" calcext:value-type="float">
            <text:p>6.4316939772987</text:p>
          </table:table-cell>
          <table:table-cell table:style-name="ce7"/>
          <table:table-cell table:style-name="ce7" table:formula="of:=MAX([.CI43:.CJ44])" office:value-type="float" office:value="0" calcext:value-type="float">
            <text:p>0</text:p>
          </table:table-cell>
          <table:table-cell table:style-name="ce7"/>
          <table:table-cell table:style-name="ce7" table:formula="of:=MAX([.CK43:.CL44])" office:value-type="float" office:value="0" calcext:value-type="float">
            <text:p>0</text:p>
          </table:table-cell>
          <table:table-cell table:number-columns-repeated="2"/>
          <table:table-cell office:value-type="float" office:value="0.506507390734882" calcext:value-type="float">
            <text:p>0.506507390734882</text:p>
          </table:table-cell>
          <table:table-cell/>
          <table:table-cell office:value-type="float" office:value="0.812795379856488" calcext:value-type="float">
            <text:p>0.812795379856488</text:p>
          </table:table-cell>
          <table:table-cell/>
          <table:table-cell office:value-type="float" office:value="0.525609899268912" calcext:value-type="float">
            <text:p>0.525609899268912</text:p>
          </table:table-cell>
          <table:table-cell/>
          <table:table-cell office:value-type="float" office:value="0.0310092820589625" calcext:value-type="float">
            <text:p>0.031009282058963</text:p>
          </table:table-cell>
          <table:table-cell/>
          <table:table-cell office:value-type="float" office:value="0.24762234409151" calcext:value-type="float">
            <text:p>0.24762234409151</text:p>
          </table:table-cell>
          <table:table-cell/>
          <table:table-cell office:value-type="float" office:value="0.672046164528274" calcext:value-type="float">
            <text:p>0.672046164528274</text:p>
          </table:table-cell>
          <table:table-cell/>
          <table:table-cell office:value-type="float" office:value="0.616244021626318" calcext:value-type="float">
            <text:p>0.616244021626318</text:p>
          </table:table-cell>
          <table:table-cell/>
          <table:table-cell office:value-type="float" office:value="0.717418228604588" calcext:value-type="float">
            <text:p>0.717418228604588</text:p>
          </table:table-cell>
          <table:table-cell/>
          <table:table-cell office:value-type="float" office:value="0.823262817333547" calcext:value-type="float">
            <text:p>0.823262817333547</text:p>
          </table:table-cell>
          <table:table-cell/>
          <table:table-cell office:value-type="float" office:value="0.0300533959504824" calcext:value-type="float">
            <text:p>0.030053395950482</text:p>
          </table:table-cell>
          <table:table-cell/>
          <table:table-cell office:value-type="float" office:value="0.361613308922035" calcext:value-type="float">
            <text:p>0.361613308922035</text:p>
          </table:table-cell>
          <table:table-cell/>
          <table:table-cell office:value-type="float" office:value="0.614981842506982" calcext:value-type="float">
            <text:p>0.614981842506982</text:p>
          </table:table-cell>
          <table:table-cell/>
          <table:table-cell office:value-type="float" office:value="0.608811161573383" calcext:value-type="float">
            <text:p>0.608811161573383</text:p>
          </table:table-cell>
          <table:table-cell table:number-columns-repeated="882"/>
        </table:table-row>
        <table:table-row table:style-name="ro1">
          <table:table-cell table:number-columns-repeated="33"/>
          <table:table-cell table:style-name="ce4" table:number-matrix-columns-spanned="1" table:number-matrix-rows-spanned="1" table:formula="of:=SUM([.A14:.C1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B14:.D1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C14:.E1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D14:.F1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E14:.G1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F14:.H1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G14:.I1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H14:.J1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I14:.K1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J14:.L1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K14:.M1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L14:.N1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M14:.O1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N14:.P1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O14:.Q16]*[.$AD$38:.$AF$40])" office:value-type="float" office:value="0.395128762137337" calcext:value-type="float">
            <text:p>0.395128762137337</text:p>
          </table:table-cell>
          <table:table-cell table:style-name="ce4" table:number-matrix-columns-spanned="1" table:number-matrix-rows-spanned="1" table:formula="of:=SUM([.P14:.R16]*[.$AD$38:.$AF$40])" office:value-type="float" office:value="1.29146678384331" calcext:value-type="float">
            <text:p>1.29146678384331</text:p>
          </table:table-cell>
          <table:table-cell table:style-name="ce4" table:number-matrix-columns-spanned="1" table:number-matrix-rows-spanned="1" table:formula="of:=SUM([.Q14:.S16]*[.$AD$38:.$AF$40])" office:value-type="float" office:value="3.33530012332043" calcext:value-type="float">
            <text:p>3.33530012332043</text:p>
          </table:table-cell>
          <table:table-cell table:style-name="ce4" table:number-matrix-columns-spanned="1" table:number-matrix-rows-spanned="1" table:formula="of:=SUM([.R14:.T16]*[.$AD$38:.$AF$40])" office:value-type="float" office:value="4.78607108094427" calcext:value-type="float">
            <text:p>4.78607108094427</text:p>
          </table:table-cell>
          <table:table-cell table:style-name="ce4" table:number-matrix-columns-spanned="1" table:number-matrix-rows-spanned="1" table:formula="of:=SUM([.S14:.U16]*[.$AD$38:.$AF$40])" office:value-type="float" office:value="5.47798668321834" calcext:value-type="float">
            <text:p>5.47798668321834</text:p>
          </table:table-cell>
          <table:table-cell table:style-name="ce4" table:number-matrix-columns-spanned="1" table:number-matrix-rows-spanned="1" table:formula="of:=SUM([.T14:.V16]*[.$AD$38:.$AF$40])" office:value-type="float" office:value="3.11848043413333" calcext:value-type="float">
            <text:p>3.11848043413333</text:p>
          </table:table-cell>
          <table:table-cell table:style-name="ce4" table:number-matrix-columns-spanned="1" table:number-matrix-rows-spanned="1" table:formula="of:=SUM([.U14:.W16]*[.$AD$38:.$AF$40])" office:value-type="float" office:value="1.33203677778753" calcext:value-type="float">
            <text:p>1.33203677778753</text:p>
          </table:table-cell>
          <table:table-cell table:style-name="ce4" table:number-matrix-columns-spanned="1" table:number-matrix-rows-spanned="1" table:formula="of:=SUM([.V14:.X16]*[.$AD$38:.$AF$40])" office:value-type="float" office:value="0.0313666292664243" calcext:value-type="float">
            <text:p>0.031366629266424</text:p>
          </table:table-cell>
          <table:table-cell table:style-name="ce4" table:number-matrix-columns-spanned="1" table:number-matrix-rows-spanned="1" table:formula="of:=SUM([.W14:.Y1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X14:.Z1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Y14:.AA1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Z14:.AB16]*[.$AD$38:.$AF$40])" office:value-type="float" office:value="0" calcext:value-type="float">
            <text:p>0</text:p>
          </table:table-cell>
          <table:table-cell/>
          <table:table-cell office:value-type="float" office:value="0.234498833036282" calcext:value-type="float">
            <text:p>0.234498833036282</text:p>
          </table:table-cell>
          <table:table-cell office:value-type="float" office:value="0.158184714645172" calcext:value-type="float">
            <text:p>0.158184714645172</text:p>
          </table:table-cell>
          <table:table-cell office:value-type="float" office:value="0.837024368633402" calcext:value-type="float">
            <text:p>0.837024368633402</text:p>
          </table:table-cell>
          <table:table-cell/>
          <table:table-cell table:style-name="ce5" table:number-matrix-columns-spanned="1" table:number-matrix-rows-spanned="1" table:formula="of:=SUM([.AH14:.AJ16]*[.$BI$38:.$BK$40])+SUM([.AH43:.AJ45]*[.$BI$42:.$BK$44])" office:value-type="float" office:value="0.515436168895276" calcext:value-type="float">
            <text:p>0.515436168895276</text:p>
          </table:table-cell>
          <table:table-cell table:style-name="ce5" table:number-matrix-columns-spanned="1" table:number-matrix-rows-spanned="1" table:formula="of:=SUM([.AI14:.AK16]*[.$BI$38:.$BK$40])+SUM([.AI43:.AK45]*[.$BI$42:.$BK$44])" office:value-type="float" office:value="0.628272428872658" calcext:value-type="float">
            <text:p>0.628272428872658</text:p>
          </table:table-cell>
          <table:table-cell table:style-name="ce5" table:number-matrix-columns-spanned="1" table:number-matrix-rows-spanned="1" table:formula="of:=SUM([.AJ14:.AL16]*[.$BI$38:.$BK$40])+SUM([.AJ43:.AL45]*[.$BI$42:.$BK$44])" office:value-type="float" office:value="0.343194300030787" calcext:value-type="float">
            <text:p>0.343194300030787</text:p>
          </table:table-cell>
          <table:table-cell table:style-name="ce5" table:number-matrix-columns-spanned="1" table:number-matrix-rows-spanned="1" table:formula="of:=SUM([.AK14:.AM16]*[.$BI$38:.$BK$40])+SUM([.AK43:.AM45]*[.$BI$42:.$BK$44])" office:value-type="float" office:value="0.171481419729036" calcext:value-type="float">
            <text:p>0.171481419729036</text:p>
          </table:table-cell>
          <table:table-cell table:style-name="ce5" table:number-matrix-columns-spanned="1" table:number-matrix-rows-spanned="1" table:formula="of:=SUM([.AL14:.AN16]*[.$BI$38:.$BK$40])+SUM([.AL43:.AN45]*[.$BI$42:.$BK$44])" office:value-type="float" office:value="0.0221753325229835" calcext:value-type="float">
            <text:p>0.022175332522984</text:p>
          </table:table-cell>
          <table:table-cell table:style-name="ce5" table:number-matrix-columns-spanned="1" table:number-matrix-rows-spanned="1" table:formula="of:=SUM([.AM14:.AO16]*[.$BI$38:.$BK$40])+SUM([.AM43:.AO45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N14:.AP16]*[.$BI$38:.$BK$40])+SUM([.AN43:.AP45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O14:.AQ16]*[.$BI$38:.$BK$40])+SUM([.AO43:.AQ45]*[.$BI$42:.$BK$44])" office:value-type="float" office:value="0.131009531440151" calcext:value-type="float">
            <text:p>0.131009531440151</text:p>
          </table:table-cell>
          <table:table-cell table:style-name="ce5" table:number-matrix-columns-spanned="1" table:number-matrix-rows-spanned="1" table:formula="of:=SUM([.AP14:.AR16]*[.$BI$38:.$BK$40])+SUM([.AP43:.AR45]*[.$BI$42:.$BK$44])" office:value-type="float" office:value="0.716690411444655" calcext:value-type="float">
            <text:p>0.716690411444655</text:p>
          </table:table-cell>
          <table:table-cell table:style-name="ce5" table:number-matrix-columns-spanned="1" table:number-matrix-rows-spanned="1" table:formula="of:=SUM([.AQ14:.AS16]*[.$BI$38:.$BK$40])+SUM([.AQ43:.AS45]*[.$BI$42:.$BK$44])" office:value-type="float" office:value="1.85216945809812" calcext:value-type="float">
            <text:p>1.85216945809812</text:p>
          </table:table-cell>
          <table:table-cell table:style-name="ce5" table:number-matrix-columns-spanned="1" table:number-matrix-rows-spanned="1" table:formula="of:=SUM([.AR14:.AT16]*[.$BI$38:.$BK$40])+SUM([.AR43:.AT45]*[.$BI$42:.$BK$44])" office:value-type="float" office:value="3.01570635700963" calcext:value-type="float">
            <text:p>3.01570635700963</text:p>
          </table:table-cell>
          <table:table-cell table:style-name="ce5" table:number-matrix-columns-spanned="1" table:number-matrix-rows-spanned="1" table:formula="of:=SUM([.AS14:.AU16]*[.$BI$38:.$BK$40])+SUM([.AS43:.AU45]*[.$BI$42:.$BK$44])" office:value-type="float" office:value="4.0940115795743" calcext:value-type="float">
            <text:p>4.0940115795743</text:p>
          </table:table-cell>
          <table:table-cell table:style-name="ce5" table:number-matrix-columns-spanned="1" table:number-matrix-rows-spanned="1" table:formula="of:=SUM([.AT14:.AV16]*[.$BI$38:.$BK$40])+SUM([.AT43:.AV45]*[.$BI$42:.$BK$44])" office:value-type="float" office:value="5.60900667454233" calcext:value-type="float">
            <text:p>5.60900667454233</text:p>
          </table:table-cell>
          <table:table-cell table:style-name="ce5" table:number-matrix-columns-spanned="1" table:number-matrix-rows-spanned="1" table:formula="of:=SUM([.AU14:.AW16]*[.$BI$38:.$BK$40])+SUM([.AU43:.AW45]*[.$BI$42:.$BK$44])" office:value-type="float" office:value="9.35942062850152" calcext:value-type="float">
            <text:p>9.35942062850152</text:p>
          </table:table-cell>
          <table:table-cell table:style-name="ce5" table:number-matrix-columns-spanned="1" table:number-matrix-rows-spanned="1" table:formula="of:=SUM([.AV14:.AX16]*[.$BI$38:.$BK$40])+SUM([.AV43:.AX45]*[.$BI$42:.$BK$44])" office:value-type="float" office:value="17.3555412794854" calcext:value-type="float">
            <text:p>17.3555412794854</text:p>
          </table:table-cell>
          <table:table-cell table:style-name="ce5" table:number-matrix-columns-spanned="1" table:number-matrix-rows-spanned="1" table:formula="of:=SUM([.AW14:.AY16]*[.$BI$38:.$BK$40])+SUM([.AW43:.AY45]*[.$BI$42:.$BK$44])" office:value-type="float" office:value="26.8295177957766" calcext:value-type="float">
            <text:p>26.8295177957766</text:p>
          </table:table-cell>
          <table:table-cell table:style-name="ce5" table:number-matrix-columns-spanned="1" table:number-matrix-rows-spanned="1" table:formula="of:=SUM([.AX14:.AZ16]*[.$BI$38:.$BK$40])+SUM([.AX43:.AZ45]*[.$BI$42:.$BK$44])" office:value-type="float" office:value="36.5190219786477" calcext:value-type="float">
            <text:p>36.5190219786477</text:p>
          </table:table-cell>
          <table:table-cell table:style-name="ce5" table:number-matrix-columns-spanned="1" table:number-matrix-rows-spanned="1" table:formula="of:=SUM([.AY14:.BA16]*[.$BI$38:.$BK$40])+SUM([.AY43:.BA45]*[.$BI$42:.$BK$44])" office:value-type="float" office:value="35.4106334519816" calcext:value-type="float">
            <text:p>35.4106334519816</text:p>
          </table:table-cell>
          <table:table-cell table:style-name="ce5" table:number-matrix-columns-spanned="1" table:number-matrix-rows-spanned="1" table:formula="of:=SUM([.AZ14:.BB16]*[.$BI$38:.$BK$40])+SUM([.AZ43:.BB45]*[.$BI$42:.$BK$44])" office:value-type="float" office:value="29.0651365031813" calcext:value-type="float">
            <text:p>29.0651365031813</text:p>
          </table:table-cell>
          <table:table-cell table:style-name="ce5" table:number-matrix-columns-spanned="1" table:number-matrix-rows-spanned="1" table:formula="of:=SUM([.BA14:.BC16]*[.$BI$38:.$BK$40])+SUM([.BA43:.BC45]*[.$BI$42:.$BK$44])" office:value-type="float" office:value="14.9838253299074" calcext:value-type="float">
            <text:p>14.9838253299074</text:p>
          </table:table-cell>
          <table:table-cell table:style-name="ce5" table:number-matrix-columns-spanned="1" table:number-matrix-rows-spanned="1" table:formula="of:=SUM([.BB14:.BD16]*[.$BI$38:.$BK$40])+SUM([.BB43:.BD45]*[.$BI$42:.$BK$44])" office:value-type="float" office:value="6.4316939772987" calcext:value-type="float">
            <text:p>6.4316939772987</text:p>
          </table:table-cell>
          <table:table-cell table:style-name="ce5" table:number-matrix-columns-spanned="1" table:number-matrix-rows-spanned="1" table:formula="of:=SUM([.BC14:.BE16]*[.$BI$38:.$BK$40])+SUM([.BC43:.BE45]*[.$BI$42:.$BK$44])" office:value-type="float" office:value="0.843174755537979" calcext:value-type="float">
            <text:p>0.843174755537979</text:p>
          </table:table-cell>
          <table:table-cell table:style-name="ce5" table:number-matrix-columns-spanned="1" table:number-matrix-rows-spanned="1" table:formula="of:=SUM([.BD14:.BF16]*[.$BI$38:.$BK$40])+SUM([.BD43:.BF45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E14:.BG16]*[.$BI$38:.$BK$40])+SUM([.BE43:.BG45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F14:.BH16]*[.$BI$38:.$BK$40])+SUM([.BF43:.BH45]*[.$BI$42:.$BK$44])" office:value-type="float" office:value="0" calcext:value-type="float">
            <text:p>0</text:p>
          </table:table-cell>
          <table:table-cell/>
          <table:table-cell table:style-name="ce7" table:number-columns-repeated="25"/>
          <table:table-cell table:number-columns-repeated="909"/>
        </table:table-row>
        <table:table-row table:style-name="ro1">
          <table:table-cell table:number-columns-repeated="33"/>
          <table:table-cell table:style-name="ce4" table:number-matrix-columns-spanned="1" table:number-matrix-rows-spanned="1" table:formula="of:=SUM([.A15:.C1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B15:.D1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C15:.E1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D15:.F1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E15:.G1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F15:.H1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G15:.I1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H15:.J1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I15:.K1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J15:.L17]*[.$AD$38:.$AF$40])" office:value-type="float" office:value="0.0931907465888568" calcext:value-type="float">
            <text:p>0.093190746588857</text:p>
          </table:table-cell>
          <table:table-cell table:style-name="ce4" table:number-matrix-columns-spanned="1" table:number-matrix-rows-spanned="1" table:formula="of:=SUM([.K15:.M17]*[.$AD$38:.$AF$40])" office:value-type="float" office:value="0.473656599254426" calcext:value-type="float">
            <text:p>0.473656599254426</text:p>
          </table:table-cell>
          <table:table-cell table:style-name="ce4" table:number-matrix-columns-spanned="1" table:number-matrix-rows-spanned="1" table:formula="of:=SUM([.L15:.N17]*[.$AD$38:.$AF$40])" office:value-type="float" office:value="1.0408873093532" calcext:value-type="float">
            <text:p>1.0408873093532</text:p>
          </table:table-cell>
          <table:table-cell table:style-name="ce4" table:number-matrix-columns-spanned="1" table:number-matrix-rows-spanned="1" table:formula="of:=SUM([.M15:.O17]*[.$AD$38:.$AF$40])" office:value-type="float" office:value="1.26407642642718" calcext:value-type="float">
            <text:p>1.26407642642718</text:p>
          </table:table-cell>
          <table:table-cell table:style-name="ce4" table:number-matrix-columns-spanned="1" table:number-matrix-rows-spanned="1" table:formula="of:=SUM([.N15:.P17]*[.$AD$38:.$AF$40])" office:value-type="float" office:value="1.33234497165281" calcext:value-type="float">
            <text:p>1.33234497165281</text:p>
          </table:table-cell>
          <table:table-cell table:style-name="ce4" table:number-matrix-columns-spanned="1" table:number-matrix-rows-spanned="1" table:formula="of:=SUM([.O15:.Q17]*[.$AD$38:.$AF$40])" office:value-type="float" office:value="1.79603511024329" calcext:value-type="float">
            <text:p>1.79603511024329</text:p>
          </table:table-cell>
          <table:table-cell table:style-name="ce4" table:number-matrix-columns-spanned="1" table:number-matrix-rows-spanned="1" table:formula="of:=SUM([.P15:.R17]*[.$AD$38:.$AF$40])" office:value-type="float" office:value="2.6764120062349" calcext:value-type="float">
            <text:p>2.6764120062349</text:p>
          </table:table-cell>
          <table:table-cell table:style-name="ce4" table:number-matrix-columns-spanned="1" table:number-matrix-rows-spanned="1" table:formula="of:=SUM([.Q15:.S17]*[.$AD$38:.$AF$40])" office:value-type="float" office:value="4.13399508910405" calcext:value-type="float">
            <text:p>4.13399508910405</text:p>
          </table:table-cell>
          <table:table-cell table:style-name="ce4" table:number-matrix-columns-spanned="1" table:number-matrix-rows-spanned="1" table:formula="of:=SUM([.R15:.T17]*[.$AD$38:.$AF$40])" office:value-type="float" office:value="5.0400500203087" calcext:value-type="float">
            <text:p>5.0400500203087</text:p>
          </table:table-cell>
          <table:table-cell table:style-name="ce4" table:number-matrix-columns-spanned="1" table:number-matrix-rows-spanned="1" table:formula="of:=SUM([.S15:.U17]*[.$AD$38:.$AF$40])" office:value-type="float" office:value="5.55044809772446" calcext:value-type="float">
            <text:p>5.55044809772446</text:p>
          </table:table-cell>
          <table:table-cell table:style-name="ce4" table:number-matrix-columns-spanned="1" table:number-matrix-rows-spanned="1" table:formula="of:=SUM([.T15:.V17]*[.$AD$38:.$AF$40])" office:value-type="float" office:value="4.05235776142688" calcext:value-type="float">
            <text:p>4.05235776142688</text:p>
          </table:table-cell>
          <table:table-cell table:style-name="ce4" table:number-matrix-columns-spanned="1" table:number-matrix-rows-spanned="1" table:formula="of:=SUM([.U15:.W17]*[.$AD$38:.$AF$40])" office:value-type="float" office:value="1.84242557622694" calcext:value-type="float">
            <text:p>1.84242557622694</text:p>
          </table:table-cell>
          <table:table-cell table:style-name="ce4" table:number-matrix-columns-spanned="1" table:number-matrix-rows-spanned="1" table:formula="of:=SUM([.V15:.X17]*[.$AD$38:.$AF$40])" office:value-type="float" office:value="0.283366065075506" calcext:value-type="float">
            <text:p>0.283366065075506</text:p>
          </table:table-cell>
          <table:table-cell table:style-name="ce4" table:number-matrix-columns-spanned="1" table:number-matrix-rows-spanned="1" table:formula="of:=SUM([.W15:.Y1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X15:.Z1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Y15:.AA1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Z15:.AB17]*[.$AD$38:.$AF$40]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SUM([.AH15:.AJ17]*[.$BI$38:.$BK$40])+SUM([.AH44:.AJ46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I15:.AK17]*[.$BI$38:.$BK$40])+SUM([.AI44:.AK46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J15:.AL17]*[.$BI$38:.$BK$40])+SUM([.AJ44:.AL46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K15:.AM17]*[.$BI$38:.$BK$40])+SUM([.AK44:.AM46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L15:.AN17]*[.$BI$38:.$BK$40])+SUM([.AL44:.AN46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M15:.AO17]*[.$BI$38:.$BK$40])+SUM([.AM44:.AO46]*[.$BI$42:.$BK$44])" office:value-type="float" office:value="0.356345911180299" calcext:value-type="float">
            <text:p>0.356345911180299</text:p>
          </table:table-cell>
          <table:table-cell table:style-name="ce5" table:number-matrix-columns-spanned="1" table:number-matrix-rows-spanned="1" table:formula="of:=SUM([.AN15:.AP17]*[.$BI$38:.$BK$40])+SUM([.AN44:.AP46]*[.$BI$42:.$BK$44])" office:value-type="float" office:value="0.905304367726929" calcext:value-type="float">
            <text:p>0.905304367726929</text:p>
          </table:table-cell>
          <table:table-cell table:style-name="ce5" table:number-matrix-columns-spanned="1" table:number-matrix-rows-spanned="1" table:formula="of:=SUM([.AO15:.AQ17]*[.$BI$38:.$BK$40])+SUM([.AO44:.AQ46]*[.$BI$42:.$BK$44])" office:value-type="float" office:value="2.28846167505338" calcext:value-type="float">
            <text:p>2.28846167505338</text:p>
          </table:table-cell>
          <table:table-cell table:style-name="ce5" table:number-matrix-columns-spanned="1" table:number-matrix-rows-spanned="1" table:formula="of:=SUM([.AP15:.AR17]*[.$BI$38:.$BK$40])+SUM([.AP44:.AR46]*[.$BI$42:.$BK$44])" office:value-type="float" office:value="4.2603232601693" calcext:value-type="float">
            <text:p>4.2603232601693</text:p>
          </table:table-cell>
          <table:table-cell table:style-name="ce5" table:number-matrix-columns-spanned="1" table:number-matrix-rows-spanned="1" table:formula="of:=SUM([.AQ15:.AS17]*[.$BI$38:.$BK$40])+SUM([.AQ44:.AS46]*[.$BI$42:.$BK$44])" office:value-type="float" office:value="7.26829746598583" calcext:value-type="float">
            <text:p>7.26829746598583</text:p>
          </table:table-cell>
          <table:table-cell table:style-name="ce5" table:number-matrix-columns-spanned="1" table:number-matrix-rows-spanned="1" table:formula="of:=SUM([.AR15:.AT17]*[.$BI$38:.$BK$40])+SUM([.AR44:.AT46]*[.$BI$42:.$BK$44])" office:value-type="float" office:value="10.2506805509275" calcext:value-type="float">
            <text:p>10.2506805509275</text:p>
          </table:table-cell>
          <table:table-cell table:style-name="ce5" table:number-matrix-columns-spanned="1" table:number-matrix-rows-spanned="1" table:formula="of:=SUM([.AS15:.AU17]*[.$BI$38:.$BK$40])+SUM([.AS44:.AU46]*[.$BI$42:.$BK$44])" office:value-type="float" office:value="12.8119185625713" calcext:value-type="float">
            <text:p>12.8119185625713</text:p>
          </table:table-cell>
          <table:table-cell table:style-name="ce5" table:number-matrix-columns-spanned="1" table:number-matrix-rows-spanned="1" table:formula="of:=SUM([.AT15:.AV17]*[.$BI$38:.$BK$40])+SUM([.AT44:.AV46]*[.$BI$42:.$BK$44])" office:value-type="float" office:value="15.3315168656702" calcext:value-type="float">
            <text:p>15.3315168656702</text:p>
          </table:table-cell>
          <table:table-cell table:style-name="ce5" table:number-matrix-columns-spanned="1" table:number-matrix-rows-spanned="1" table:formula="of:=SUM([.AU15:.AW17]*[.$BI$38:.$BK$40])+SUM([.AU44:.AW46]*[.$BI$42:.$BK$44])" office:value-type="float" office:value="18.6268964937399" calcext:value-type="float">
            <text:p>18.6268964937399</text:p>
          </table:table-cell>
          <table:table-cell table:style-name="ce5" table:number-matrix-columns-spanned="1" table:number-matrix-rows-spanned="1" table:formula="of:=SUM([.AV15:.AX17]*[.$BI$38:.$BK$40])+SUM([.AV44:.AX46]*[.$BI$42:.$BK$44])" office:value-type="float" office:value="25.3568049027294" calcext:value-type="float">
            <text:p>25.3568049027294</text:p>
          </table:table-cell>
          <table:table-cell table:style-name="ce5" table:number-matrix-columns-spanned="1" table:number-matrix-rows-spanned="1" table:formula="of:=SUM([.AW15:.AY17]*[.$BI$38:.$BK$40])+SUM([.AW44:.AY46]*[.$BI$42:.$BK$44])" office:value-type="float" office:value="32.1037634915271" calcext:value-type="float">
            <text:p>32.1037634915271</text:p>
          </table:table-cell>
          <table:table-cell table:style-name="ce5" table:number-matrix-columns-spanned="1" table:number-matrix-rows-spanned="1" table:formula="of:=SUM([.AX15:.AZ17]*[.$BI$38:.$BK$40])+SUM([.AX44:.AZ46]*[.$BI$42:.$BK$44])" office:value-type="float" office:value="39.7215911163391" calcext:value-type="float">
            <text:p>39.7215911163391</text:p>
          </table:table-cell>
          <table:table-cell table:style-name="ce5" table:number-matrix-columns-spanned="1" table:number-matrix-rows-spanned="1" table:formula="of:=SUM([.AY15:.BA17]*[.$BI$38:.$BK$40])+SUM([.AY44:.BA46]*[.$BI$42:.$BK$44])" office:value-type="float" office:value="38.210233926786" calcext:value-type="float">
            <text:p>38.210233926786</text:p>
          </table:table-cell>
          <table:table-cell table:style-name="ce5" table:number-matrix-columns-spanned="1" table:number-matrix-rows-spanned="1" table:formula="of:=SUM([.AZ15:.BB17]*[.$BI$38:.$BK$40])+SUM([.AZ44:.BB46]*[.$BI$42:.$BK$44])" office:value-type="float" office:value="31.8165225329375" calcext:value-type="float">
            <text:p>31.8165225329375</text:p>
          </table:table-cell>
          <table:table-cell table:style-name="ce5" table:number-matrix-columns-spanned="1" table:number-matrix-rows-spanned="1" table:formula="of:=SUM([.BA15:.BC17]*[.$BI$38:.$BK$40])+SUM([.BA44:.BC46]*[.$BI$42:.$BK$44])" office:value-type="float" office:value="18.5798833442419" calcext:value-type="float">
            <text:p>18.5798833442419</text:p>
          </table:table-cell>
          <table:table-cell table:style-name="ce5" table:number-matrix-columns-spanned="1" table:number-matrix-rows-spanned="1" table:formula="of:=SUM([.BB15:.BD17]*[.$BI$38:.$BK$40])+SUM([.BB44:.BD46]*[.$BI$42:.$BK$44])" office:value-type="float" office:value="8.06517039172314" calcext:value-type="float">
            <text:p>8.06517039172314</text:p>
          </table:table-cell>
          <table:table-cell table:style-name="ce5" table:number-matrix-columns-spanned="1" table:number-matrix-rows-spanned="1" table:formula="of:=SUM([.BC15:.BE17]*[.$BI$38:.$BK$40])+SUM([.BC44:.BE46]*[.$BI$42:.$BK$44])" office:value-type="float" office:value="2.01871639345169" calcext:value-type="float">
            <text:p>2.01871639345169</text:p>
          </table:table-cell>
          <table:table-cell table:style-name="ce5" table:number-matrix-columns-spanned="1" table:number-matrix-rows-spanned="1" table:formula="of:=SUM([.BD15:.BF17]*[.$BI$38:.$BK$40])+SUM([.BD44:.BF46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E15:.BG17]*[.$BI$38:.$BK$40])+SUM([.BE44:.BG46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F15:.BH17]*[.$BI$38:.$BK$40])+SUM([.BF44:.BH46]*[.$BI$42:.$BK$44])" office:value-type="float" office:value="0" calcext:value-type="float">
            <text:p>0</text:p>
          </table:table-cell>
          <table:table-cell/>
          <table:table-cell table:style-name="ce7" table:formula="of:=MAX([.BM45:.BN46])" office:value-type="float" office:value="0" calcext:value-type="float">
            <text:p>0</text:p>
          </table:table-cell>
          <table:table-cell table:style-name="ce7"/>
          <table:table-cell table:style-name="ce7" table:formula="of:=MAX([.BO45:.BP46])" office:value-type="float" office:value="0.193894096973482" calcext:value-type="float">
            <text:p>0.193894096973482</text:p>
          </table:table-cell>
          <table:table-cell table:style-name="ce7"/>
          <table:table-cell table:style-name="ce7" table:formula="of:=MAX([.BQ45:.BR46])" office:value-type="float" office:value="2.82641605027811" calcext:value-type="float">
            <text:p>2.82641605027811</text:p>
          </table:table-cell>
          <table:table-cell table:style-name="ce7"/>
          <table:table-cell table:style-name="ce7" table:formula="of:=MAX([.BS45:.BT46])" office:value-type="float" office:value="8.46326027829742" calcext:value-type="float">
            <text:p>8.46326027829742</text:p>
          </table:table-cell>
          <table:table-cell table:style-name="ce7"/>
          <table:table-cell table:style-name="ce7" table:formula="of:=MAX([.BU45:.BV46])" office:value-type="float" office:value="17.6117277128507" calcext:value-type="float">
            <text:p>17.6117277128507</text:p>
          </table:table-cell>
          <table:table-cell table:style-name="ce7"/>
          <table:table-cell table:style-name="ce7" table:formula="of:=MAX([.BW45:.BX46])" office:value-type="float" office:value="26.2261141855338" calcext:value-type="float">
            <text:p>26.2261141855338</text:p>
          </table:table-cell>
          <table:table-cell table:style-name="ce7"/>
          <table:table-cell table:style-name="ce7" table:formula="of:=MAX([.BY45:.BZ46])" office:value-type="float" office:value="30.1819892668542" calcext:value-type="float">
            <text:p>30.1819892668542</text:p>
          </table:table-cell>
          <table:table-cell table:style-name="ce7"/>
          <table:table-cell table:style-name="ce7" table:formula="of:=MAX([.CA45:.CB46])" office:value-type="float" office:value="37.6175860709171" calcext:value-type="float">
            <text:p>37.6175860709171</text:p>
          </table:table-cell>
          <table:table-cell table:style-name="ce7"/>
          <table:table-cell table:style-name="ce7" table:formula="of:=MAX([.CC45:.CD46])" office:value-type="float" office:value="42.1591990525585" calcext:value-type="float">
            <text:p>42.1591990525585</text:p>
          </table:table-cell>
          <table:table-cell table:style-name="ce7"/>
          <table:table-cell table:style-name="ce7" table:formula="of:=MAX([.CE45:.CF46])" office:value-type="float" office:value="33.614745233719" calcext:value-type="float">
            <text:p>33.614745233719</text:p>
          </table:table-cell>
          <table:table-cell table:style-name="ce7"/>
          <table:table-cell table:style-name="ce7" table:formula="of:=MAX([.CG45:.CH46])" office:value-type="float" office:value="9.96053549931726" calcext:value-type="float">
            <text:p>9.96053549931726</text:p>
          </table:table-cell>
          <table:table-cell table:style-name="ce7"/>
          <table:table-cell table:style-name="ce7" table:formula="of:=MAX([.CI45:.CJ46])" office:value-type="float" office:value="0" calcext:value-type="float">
            <text:p>0</text:p>
          </table:table-cell>
          <table:table-cell table:style-name="ce7"/>
          <table:table-cell table:style-name="ce7" table:formula="of:=MAX([.CK45:.CL46])" office:value-type="float" office:value="0" calcext:value-type="float">
            <text:p>0</text:p>
          </table:table-cell>
          <table:table-cell table:number-columns-repeated="2"/>
          <table:table-cell office:value-type="float" office:value="0.950675527740899" calcext:value-type="float">
            <text:p>0.950675527740899</text:p>
          </table:table-cell>
          <table:table-cell/>
          <table:table-cell office:value-type="float" office:value="0.816090608666015" calcext:value-type="float">
            <text:p>0.816090608666015</text:p>
          </table:table-cell>
          <table:table-cell/>
          <table:table-cell office:value-type="float" office:value="0.62983613370886" calcext:value-type="float">
            <text:p>0.62983613370886</text:p>
          </table:table-cell>
          <table:table-cell/>
          <table:table-cell office:value-type="float" office:value="0.246834002294929" calcext:value-type="float">
            <text:p>0.246834002294929</text:p>
          </table:table-cell>
          <table:table-cell/>
          <table:table-cell office:value-type="float" office:value="0.986314165138849" calcext:value-type="float">
            <text:p>0.986314165138849</text:p>
          </table:table-cell>
          <table:table-cell/>
          <table:table-cell office:value-type="float" office:value="0.35243728132568" calcext:value-type="float">
            <text:p>0.35243728132568</text:p>
          </table:table-cell>
          <table:table-cell/>
          <table:table-cell office:value-type="float" office:value="0.971539601076218" calcext:value-type="float">
            <text:p>0.971539601076218</text:p>
          </table:table-cell>
          <table:table-cell/>
          <table:table-cell office:value-type="float" office:value="0.994900266658249" calcext:value-type="float">
            <text:p>0.994900266658249</text:p>
          </table:table-cell>
          <table:table-cell/>
          <table:table-cell office:value-type="float" office:value="0.00367158111845123" calcext:value-type="float">
            <text:p>0.003671581118451</text:p>
          </table:table-cell>
          <table:table-cell/>
          <table:table-cell office:value-type="float" office:value="0.203539613514286" calcext:value-type="float">
            <text:p>0.203539613514286</text:p>
          </table:table-cell>
          <table:table-cell/>
          <table:table-cell office:value-type="float" office:value="0.721258988056806" calcext:value-type="float">
            <text:p>0.721258988056806</text:p>
          </table:table-cell>
          <table:table-cell/>
          <table:table-cell office:value-type="float" office:value="0.223484843035508" calcext:value-type="float">
            <text:p>0.223484843035508</text:p>
          </table:table-cell>
          <table:table-cell/>
          <table:table-cell office:value-type="float" office:value="0.866785372019066" calcext:value-type="float">
            <text:p>0.866785372019066</text:p>
          </table:table-cell>
          <table:table-cell table:number-columns-repeated="882"/>
        </table:table-row>
        <table:table-row table:style-name="ro1">
          <table:table-cell table:number-columns-repeated="33"/>
          <table:table-cell table:style-name="ce4" table:number-matrix-columns-spanned="1" table:number-matrix-rows-spanned="1" table:formula="of:=SUM([.A16:.C18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B16:.D18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C16:.E18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D16:.F18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E16:.G18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F16:.H18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G16:.I18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H16:.J18]*[.$AD$38:.$AF$40])" office:value-type="float" office:value="0.253478820523443" calcext:value-type="float">
            <text:p>0.253478820523443</text:p>
          </table:table-cell>
          <table:table-cell table:style-name="ce4" table:number-matrix-columns-spanned="1" table:number-matrix-rows-spanned="1" table:formula="of:=SUM([.I16:.K18]*[.$AD$38:.$AF$40])" office:value-type="float" office:value="0.545652987284437" calcext:value-type="float">
            <text:p>0.545652987284437</text:p>
          </table:table-cell>
          <table:table-cell table:style-name="ce4" table:number-matrix-columns-spanned="1" table:number-matrix-rows-spanned="1" table:formula="of:=SUM([.J16:.L18]*[.$AD$38:.$AF$40])" office:value-type="float" office:value="1.12789649596872" calcext:value-type="float">
            <text:p>1.12789649596872</text:p>
          </table:table-cell>
          <table:table-cell table:style-name="ce4" table:number-matrix-columns-spanned="1" table:number-matrix-rows-spanned="1" table:formula="of:=SUM([.K16:.M18]*[.$AD$38:.$AF$40])" office:value-type="float" office:value="1.85523587860655" calcext:value-type="float">
            <text:p>1.85523587860655</text:p>
          </table:table-cell>
          <table:table-cell table:style-name="ce4" table:number-matrix-columns-spanned="1" table:number-matrix-rows-spanned="1" table:formula="of:=SUM([.L16:.N18]*[.$AD$38:.$AF$40])" office:value-type="float" office:value="2.77645274825415" calcext:value-type="float">
            <text:p>2.77645274825415</text:p>
          </table:table-cell>
          <table:table-cell table:style-name="ce4" table:number-matrix-columns-spanned="1" table:number-matrix-rows-spanned="1" table:formula="of:=SUM([.M16:.O18]*[.$AD$38:.$AF$40])" office:value-type="float" office:value="3.46881756780948" calcext:value-type="float">
            <text:p>3.46881756780948</text:p>
          </table:table-cell>
          <table:table-cell table:style-name="ce4" table:number-matrix-columns-spanned="1" table:number-matrix-rows-spanned="1" table:formula="of:=SUM([.N16:.P18]*[.$AD$38:.$AF$40])" office:value-type="float" office:value="3.76429173164139" calcext:value-type="float">
            <text:p>3.76429173164139</text:p>
          </table:table-cell>
          <table:table-cell table:style-name="ce4" table:number-matrix-columns-spanned="1" table:number-matrix-rows-spanned="1" table:formula="of:=SUM([.O16:.Q18]*[.$AD$38:.$AF$40])" office:value-type="float" office:value="4.17159712032776" calcext:value-type="float">
            <text:p>4.17159712032776</text:p>
          </table:table-cell>
          <table:table-cell table:style-name="ce4" table:number-matrix-columns-spanned="1" table:number-matrix-rows-spanned="1" table:formula="of:=SUM([.P16:.R18]*[.$AD$38:.$AF$40])" office:value-type="float" office:value="4.56444096102323" calcext:value-type="float">
            <text:p>4.56444096102323</text:p>
          </table:table-cell>
          <table:table-cell table:style-name="ce4" table:number-matrix-columns-spanned="1" table:number-matrix-rows-spanned="1" table:formula="of:=SUM([.Q16:.S18]*[.$AD$38:.$AF$40])" office:value-type="float" office:value="5.21349886264484" calcext:value-type="float">
            <text:p>5.21349886264484</text:p>
          </table:table-cell>
          <table:table-cell table:style-name="ce4" table:number-matrix-columns-spanned="1" table:number-matrix-rows-spanned="1" table:formula="of:=SUM([.R16:.T18]*[.$AD$38:.$AF$40])" office:value-type="float" office:value="5.44898150789386" calcext:value-type="float">
            <text:p>5.44898150789386</text:p>
          </table:table-cell>
          <table:table-cell table:style-name="ce4" table:number-matrix-columns-spanned="1" table:number-matrix-rows-spanned="1" table:formula="of:=SUM([.S16:.U18]*[.$AD$38:.$AF$40])" office:value-type="float" office:value="5.61605945303371" calcext:value-type="float">
            <text:p>5.61605945303371</text:p>
          </table:table-cell>
          <table:table-cell table:style-name="ce4" table:number-matrix-columns-spanned="1" table:number-matrix-rows-spanned="1" table:formula="of:=SUM([.T16:.V18]*[.$AD$38:.$AF$40])" office:value-type="float" office:value="4.55568599138252" calcext:value-type="float">
            <text:p>4.55568599138252</text:p>
          </table:table-cell>
          <table:table-cell table:style-name="ce4" table:number-matrix-columns-spanned="1" table:number-matrix-rows-spanned="1" table:formula="of:=SUM([.U16:.W18]*[.$AD$38:.$AF$40])" office:value-type="float" office:value="2.53654062584476" calcext:value-type="float">
            <text:p>2.53654062584476</text:p>
          </table:table-cell>
          <table:table-cell table:style-name="ce4" table:number-matrix-columns-spanned="1" table:number-matrix-rows-spanned="1" table:formula="of:=SUM([.V16:.X18]*[.$AD$38:.$AF$40])" office:value-type="float" office:value="0.831498147352693" calcext:value-type="float">
            <text:p>0.831498147352693</text:p>
          </table:table-cell>
          <table:table-cell table:style-name="ce4" table:number-matrix-columns-spanned="1" table:number-matrix-rows-spanned="1" table:formula="of:=SUM([.W16:.Y18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X16:.Z18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Y16:.AA18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Z16:.AB18]*[.$AD$38:.$AF$40]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SUM([.AH16:.AJ18]*[.$BI$38:.$BK$40])+SUM([.AH45:.AJ47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I16:.AK18]*[.$BI$38:.$BK$40])+SUM([.AI45:.AK47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J16:.AL18]*[.$BI$38:.$BK$40])+SUM([.AJ45:.AL47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K16:.AM18]*[.$BI$38:.$BK$40])+SUM([.AK45:.AM47]*[.$BI$42:.$BK$44])" office:value-type="float" office:value="0.193894096973482" calcext:value-type="float">
            <text:p>0.193894096973482</text:p>
          </table:table-cell>
          <table:table-cell table:style-name="ce5" table:number-matrix-columns-spanned="1" table:number-matrix-rows-spanned="1" table:formula="of:=SUM([.AL16:.AN18]*[.$BI$38:.$BK$40])+SUM([.AL45:.AN47]*[.$BI$42:.$BK$44])" office:value-type="float" office:value="1.13322862873234" calcext:value-type="float">
            <text:p>1.13322862873234</text:p>
          </table:table-cell>
          <table:table-cell table:style-name="ce5" table:number-matrix-columns-spanned="1" table:number-matrix-rows-spanned="1" table:formula="of:=SUM([.AM16:.AO18]*[.$BI$38:.$BK$40])+SUM([.AM45:.AO47]*[.$BI$42:.$BK$44])" office:value-type="float" office:value="2.82641605027811" calcext:value-type="float">
            <text:p>2.82641605027811</text:p>
          </table:table-cell>
          <table:table-cell table:style-name="ce5" table:number-matrix-columns-spanned="1" table:number-matrix-rows-spanned="1" table:formula="of:=SUM([.AN16:.AP18]*[.$BI$38:.$BK$40])+SUM([.AN45:.AP47]*[.$BI$42:.$BK$44])" office:value-type="float" office:value="5.14156439740266" calcext:value-type="float">
            <text:p>5.14156439740266</text:p>
          </table:table-cell>
          <table:table-cell table:style-name="ce5" table:number-matrix-columns-spanned="1" table:number-matrix-rows-spanned="1" table:formula="of:=SUM([.AO16:.AQ18]*[.$BI$38:.$BK$40])+SUM([.AO45:.AQ47]*[.$BI$42:.$BK$44])" office:value-type="float" office:value="8.46326027829742" calcext:value-type="float">
            <text:p>8.46326027829742</text:p>
          </table:table-cell>
          <table:table-cell table:style-name="ce5" table:number-matrix-columns-spanned="1" table:number-matrix-rows-spanned="1" table:formula="of:=SUM([.AP16:.AR18]*[.$BI$38:.$BK$40])+SUM([.AP45:.AR47]*[.$BI$42:.$BK$44])" office:value-type="float" office:value="12.4640728876706" calcext:value-type="float">
            <text:p>12.4640728876706</text:p>
          </table:table-cell>
          <table:table-cell table:style-name="ce5" table:number-matrix-columns-spanned="1" table:number-matrix-rows-spanned="1" table:formula="of:=SUM([.AQ16:.AS18]*[.$BI$38:.$BK$40])+SUM([.AQ45:.AS47]*[.$BI$42:.$BK$44])" office:value-type="float" office:value="17.6117277128507" calcext:value-type="float">
            <text:p>17.6117277128507</text:p>
          </table:table-cell>
          <table:table-cell table:style-name="ce5" table:number-matrix-columns-spanned="1" table:number-matrix-rows-spanned="1" table:formula="of:=SUM([.AR16:.AT18]*[.$BI$38:.$BK$40])+SUM([.AR45:.AT47]*[.$BI$42:.$BK$44])" office:value-type="float" office:value="22.1968408813571" calcext:value-type="float">
            <text:p>22.1968408813571</text:p>
          </table:table-cell>
          <table:table-cell table:style-name="ce5" table:number-matrix-columns-spanned="1" table:number-matrix-rows-spanned="1" table:formula="of:=SUM([.AS16:.AU18]*[.$BI$38:.$BK$40])+SUM([.AS45:.AU47]*[.$BI$42:.$BK$44])" office:value-type="float" office:value="26.2261141855338" calcext:value-type="float">
            <text:p>26.2261141855338</text:p>
          </table:table-cell>
          <table:table-cell table:style-name="ce5" table:number-matrix-columns-spanned="1" table:number-matrix-rows-spanned="1" table:formula="of:=SUM([.AT16:.AV18]*[.$BI$38:.$BK$40])+SUM([.AT45:.AV47]*[.$BI$42:.$BK$44])" office:value-type="float" office:value="28.3316802757838" calcext:value-type="float">
            <text:p>28.3316802757838</text:p>
          </table:table-cell>
          <table:table-cell table:style-name="ce5" table:number-matrix-columns-spanned="1" table:number-matrix-rows-spanned="1" table:formula="of:=SUM([.AU16:.AW18]*[.$BI$38:.$BK$40])+SUM([.AU45:.AW47]*[.$BI$42:.$BK$44])" office:value-type="float" office:value="30.1819892668542" calcext:value-type="float">
            <text:p>30.1819892668542</text:p>
          </table:table-cell>
          <table:table-cell table:style-name="ce5" table:number-matrix-columns-spanned="1" table:number-matrix-rows-spanned="1" table:formula="of:=SUM([.AV16:.AX18]*[.$BI$38:.$BK$40])+SUM([.AV45:.AX47]*[.$BI$42:.$BK$44])" office:value-type="float" office:value="33.7625672542974" calcext:value-type="float">
            <text:p>33.7625672542974</text:p>
          </table:table-cell>
          <table:table-cell table:style-name="ce5" table:number-matrix-columns-spanned="1" table:number-matrix-rows-spanned="1" table:formula="of:=SUM([.AW16:.AY18]*[.$BI$38:.$BK$40])+SUM([.AW45:.AY47]*[.$BI$42:.$BK$44])" office:value-type="float" office:value="37.6175860709171" calcext:value-type="float">
            <text:p>37.6175860709171</text:p>
          </table:table-cell>
          <table:table-cell table:style-name="ce5" table:number-matrix-columns-spanned="1" table:number-matrix-rows-spanned="1" table:formula="of:=SUM([.AX16:.AZ18]*[.$BI$38:.$BK$40])+SUM([.AX45:.AZ47]*[.$BI$42:.$BK$44])" office:value-type="float" office:value="42.1591990525585" calcext:value-type="float">
            <text:p>42.1591990525585</text:p>
          </table:table-cell>
          <table:table-cell table:style-name="ce5" table:number-matrix-columns-spanned="1" table:number-matrix-rows-spanned="1" table:formula="of:=SUM([.AY16:.BA18]*[.$BI$38:.$BK$40])+SUM([.AY45:.BA47]*[.$BI$42:.$BK$44])" office:value-type="float" office:value="40.6996461359805" calcext:value-type="float">
            <text:p>40.6996461359805</text:p>
          </table:table-cell>
          <table:table-cell table:style-name="ce5" table:number-matrix-columns-spanned="1" table:number-matrix-rows-spanned="1" table:formula="of:=SUM([.AZ16:.BB18]*[.$BI$38:.$BK$40])+SUM([.AZ45:.BB47]*[.$BI$42:.$BK$44])" office:value-type="float" office:value="33.614745233719" calcext:value-type="float">
            <text:p>33.614745233719</text:p>
          </table:table-cell>
          <table:table-cell table:style-name="ce5" table:number-matrix-columns-spanned="1" table:number-matrix-rows-spanned="1" table:formula="of:=SUM([.BA16:.BC18]*[.$BI$38:.$BK$40])+SUM([.BA45:.BC47]*[.$BI$42:.$BK$44])" office:value-type="float" office:value="22.0377944480113" calcext:value-type="float">
            <text:p>22.0377944480113</text:p>
          </table:table-cell>
          <table:table-cell table:style-name="ce5" table:number-matrix-columns-spanned="1" table:number-matrix-rows-spanned="1" table:formula="of:=SUM([.BB16:.BD18]*[.$BI$38:.$BK$40])+SUM([.BB45:.BD47]*[.$BI$42:.$BK$44])" office:value-type="float" office:value="9.96053549931726" calcext:value-type="float">
            <text:p>9.96053549931726</text:p>
          </table:table-cell>
          <table:table-cell table:style-name="ce5" table:number-matrix-columns-spanned="1" table:number-matrix-rows-spanned="1" table:formula="of:=SUM([.BC16:.BE18]*[.$BI$38:.$BK$40])+SUM([.BC45:.BE47]*[.$BI$42:.$BK$44])" office:value-type="float" office:value="3.38462780527655" calcext:value-type="float">
            <text:p>3.38462780527655</text:p>
          </table:table-cell>
          <table:table-cell table:style-name="ce5" table:number-matrix-columns-spanned="1" table:number-matrix-rows-spanned="1" table:formula="of:=SUM([.BD16:.BF18]*[.$BI$38:.$BK$40])+SUM([.BD45:.BF47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E16:.BG18]*[.$BI$38:.$BK$40])+SUM([.BE45:.BG47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F16:.BH18]*[.$BI$38:.$BK$40])+SUM([.BF45:.BH47]*[.$BI$42:.$BK$44])" office:value-type="float" office:value="0" calcext:value-type="float">
            <text:p>0</text:p>
          </table:table-cell>
          <table:table-cell/>
          <table:table-cell table:style-name="ce7" table:number-columns-repeated="25"/>
          <table:table-cell table:number-columns-repeated="909"/>
        </table:table-row>
        <table:table-row table:style-name="ro1">
          <table:table-cell table:number-columns-repeated="33"/>
          <table:table-cell table:style-name="ce4" table:number-matrix-columns-spanned="1" table:number-matrix-rows-spanned="1" table:formula="of:=SUM([.A17:.C19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B17:.D19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C17:.E19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D17:.F19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E17:.G19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F17:.H19]*[.$AD$38:.$AF$40])" office:value-type="float" office:value="0.137922298152676" calcext:value-type="float">
            <text:p>0.137922298152676</text:p>
          </table:table-cell>
          <table:table-cell table:style-name="ce4" table:number-matrix-columns-spanned="1" table:number-matrix-rows-spanned="1" table:formula="of:=SUM([.G17:.I19]*[.$AD$38:.$AF$40])" office:value-type="float" office:value="0.7526021264339" calcext:value-type="float">
            <text:p>0.7526021264339</text:p>
          </table:table-cell>
          <table:table-cell table:style-name="ce4" table:number-matrix-columns-spanned="1" table:number-matrix-rows-spanned="1" table:formula="of:=SUM([.H17:.J19]*[.$AD$38:.$AF$40])" office:value-type="float" office:value="1.48420422646133" calcext:value-type="float">
            <text:p>1.48420422646133</text:p>
          </table:table-cell>
          <table:table-cell table:style-name="ce4" table:number-matrix-columns-spanned="1" table:number-matrix-rows-spanned="1" table:formula="of:=SUM([.I17:.K19]*[.$AD$38:.$AF$40])" office:value-type="float" office:value="2.11882265587662" calcext:value-type="float">
            <text:p>2.11882265587662</text:p>
          </table:table-cell>
          <table:table-cell table:style-name="ce4" table:number-matrix-columns-spanned="1" table:number-matrix-rows-spanned="1" table:formula="of:=SUM([.J17:.L19]*[.$AD$38:.$AF$40])" office:value-type="float" office:value="2.96638888805628" calcext:value-type="float">
            <text:p>2.96638888805628</text:p>
          </table:table-cell>
          <table:table-cell table:style-name="ce4" table:number-matrix-columns-spanned="1" table:number-matrix-rows-spanned="1" table:formula="of:=SUM([.K17:.M19]*[.$AD$38:.$AF$40])" office:value-type="float" office:value="3.92026492663736" calcext:value-type="float">
            <text:p>3.92026492663736</text:p>
          </table:table-cell>
          <table:table-cell table:style-name="ce4" table:number-matrix-columns-spanned="1" table:number-matrix-rows-spanned="1" table:formula="of:=SUM([.L17:.N19]*[.$AD$38:.$AF$40])" office:value-type="float" office:value="4.71179921473162" calcext:value-type="float">
            <text:p>4.71179921473162</text:p>
          </table:table-cell>
          <table:table-cell table:style-name="ce4" table:number-matrix-columns-spanned="1" table:number-matrix-rows-spanned="1" table:formula="of:=SUM([.M17:.O19]*[.$AD$38:.$AF$40])" office:value-type="float" office:value="5.02828454837227" calcext:value-type="float">
            <text:p>5.02828454837227</text:p>
          </table:table-cell>
          <table:table-cell table:style-name="ce4" table:number-matrix-columns-spanned="1" table:number-matrix-rows-spanned="1" table:formula="of:=SUM([.N17:.P19]*[.$AD$38:.$AF$40])" office:value-type="float" office:value="5.21288588091549" calcext:value-type="float">
            <text:p>5.21288588091549</text:p>
          </table:table-cell>
          <table:table-cell table:style-name="ce4" table:number-matrix-columns-spanned="1" table:number-matrix-rows-spanned="1" table:formula="of:=SUM([.O17:.Q19]*[.$AD$38:.$AF$40])" office:value-type="float" office:value="4.78956445326928" calcext:value-type="float">
            <text:p>4.78956445326928</text:p>
          </table:table-cell>
          <table:table-cell table:style-name="ce4" table:number-matrix-columns-spanned="1" table:number-matrix-rows-spanned="1" table:formula="of:=SUM([.P17:.R19]*[.$AD$38:.$AF$40])" office:value-type="float" office:value="4.60272989295028" calcext:value-type="float">
            <text:p>4.60272989295028</text:p>
          </table:table-cell>
          <table:table-cell table:style-name="ce4" table:number-matrix-columns-spanned="1" table:number-matrix-rows-spanned="1" table:formula="of:=SUM([.Q17:.S19]*[.$AD$38:.$AF$40])" office:value-type="float" office:value="5.1125481596978" calcext:value-type="float">
            <text:p>5.1125481596978</text:p>
          </table:table-cell>
          <table:table-cell table:style-name="ce4" table:number-matrix-columns-spanned="1" table:number-matrix-rows-spanned="1" table:formula="of:=SUM([.R17:.T19]*[.$AD$38:.$AF$40])" office:value-type="float" office:value="5.47632581593938" calcext:value-type="float">
            <text:p>5.47632581593938</text:p>
          </table:table-cell>
          <table:table-cell table:style-name="ce4" table:number-matrix-columns-spanned="1" table:number-matrix-rows-spanned="1" table:formula="of:=SUM([.S17:.U19]*[.$AD$38:.$AF$40])" office:value-type="float" office:value="5.62527281087933" calcext:value-type="float">
            <text:p>5.62527281087933</text:p>
          </table:table-cell>
          <table:table-cell table:style-name="ce4" table:number-matrix-columns-spanned="1" table:number-matrix-rows-spanned="1" table:formula="of:=SUM([.T17:.V19]*[.$AD$38:.$AF$40])" office:value-type="float" office:value="4.70484867861812" calcext:value-type="float">
            <text:p>4.70484867861812</text:p>
          </table:table-cell>
          <table:table-cell table:style-name="ce4" table:number-matrix-columns-spanned="1" table:number-matrix-rows-spanned="1" table:formula="of:=SUM([.U17:.W19]*[.$AD$38:.$AF$40])" office:value-type="float" office:value="2.39359651664127" calcext:value-type="float">
            <text:p>2.39359651664127</text:p>
          </table:table-cell>
          <table:table-cell table:style-name="ce4" table:number-matrix-columns-spanned="1" table:number-matrix-rows-spanned="1" table:formula="of:=SUM([.V17:.X19]*[.$AD$38:.$AF$40])" office:value-type="float" office:value="0.945484756422057" calcext:value-type="float">
            <text:p>0.945484756422057</text:p>
          </table:table-cell>
          <table:table-cell table:style-name="ce4" table:number-matrix-columns-spanned="1" table:number-matrix-rows-spanned="1" table:formula="of:=SUM([.W17:.Y19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X17:.Z19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Y17:.AA19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Z17:.AB19]*[.$AD$38:.$AF$40]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SUM([.AH17:.AJ19]*[.$BI$38:.$BK$40])+SUM([.AH46:.AJ48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I17:.AK19]*[.$BI$38:.$BK$40])+SUM([.AI46:.AK48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J17:.AL19]*[.$BI$38:.$BK$40])+SUM([.AJ46:.AL48]*[.$BI$42:.$BK$44])" office:value-type="float" office:value="0.592163071755046" calcext:value-type="float">
            <text:p>0.592163071755046</text:p>
          </table:table-cell>
          <table:table-cell table:style-name="ce5" table:number-matrix-columns-spanned="1" table:number-matrix-rows-spanned="1" table:formula="of:=SUM([.AK17:.AM19]*[.$BI$38:.$BK$40])+SUM([.AK46:.AM48]*[.$BI$42:.$BK$44])" office:value-type="float" office:value="1.87169707787518" calcext:value-type="float">
            <text:p>1.87169707787518</text:p>
          </table:table-cell>
          <table:table-cell table:style-name="ce5" table:number-matrix-columns-spanned="1" table:number-matrix-rows-spanned="1" table:formula="of:=SUM([.AL17:.AN19]*[.$BI$38:.$BK$40])+SUM([.AL46:.AN48]*[.$BI$42:.$BK$44])" office:value-type="float" office:value="4.6097346379967" calcext:value-type="float">
            <text:p>4.6097346379967</text:p>
          </table:table-cell>
          <table:table-cell table:style-name="ce5" table:number-matrix-columns-spanned="1" table:number-matrix-rows-spanned="1" table:formula="of:=SUM([.AM17:.AO19]*[.$BI$38:.$BK$40])+SUM([.AM46:.AO48]*[.$BI$42:.$BK$44])" office:value-type="float" office:value="8.68406245210763" calcext:value-type="float">
            <text:p>8.68406245210763</text:p>
          </table:table-cell>
          <table:table-cell table:style-name="ce5" table:number-matrix-columns-spanned="1" table:number-matrix-rows-spanned="1" table:formula="of:=SUM([.AN17:.AP19]*[.$BI$38:.$BK$40])+SUM([.AN46:.AP48]*[.$BI$42:.$BK$44])" office:value-type="float" office:value="13.5660174036396" calcext:value-type="float">
            <text:p>13.5660174036396</text:p>
          </table:table-cell>
          <table:table-cell table:style-name="ce5" table:number-matrix-columns-spanned="1" table:number-matrix-rows-spanned="1" table:formula="of:=SUM([.AO17:.AQ19]*[.$BI$38:.$BK$40])+SUM([.AO46:.AQ48]*[.$BI$42:.$BK$44])" office:value-type="float" office:value="18.4718052455346" calcext:value-type="float">
            <text:p>18.4718052455346</text:p>
          </table:table-cell>
          <table:table-cell table:style-name="ce5" table:number-matrix-columns-spanned="1" table:number-matrix-rows-spanned="1" table:formula="of:=SUM([.AP17:.AR19]*[.$BI$38:.$BK$40])+SUM([.AP46:.AR48]*[.$BI$42:.$BK$44])" office:value-type="float" office:value="22.969953583452" calcext:value-type="float">
            <text:p>22.969953583452</text:p>
          </table:table-cell>
          <table:table-cell table:style-name="ce5" table:number-matrix-columns-spanned="1" table:number-matrix-rows-spanned="1" table:formula="of:=SUM([.AQ17:.AS19]*[.$BI$38:.$BK$40])+SUM([.AQ46:.AS48]*[.$BI$42:.$BK$44])" office:value-type="float" office:value="27.1424403775805" calcext:value-type="float">
            <text:p>27.1424403775805</text:p>
          </table:table-cell>
          <table:table-cell table:style-name="ce5" table:number-matrix-columns-spanned="1" table:number-matrix-rows-spanned="1" table:formula="of:=SUM([.AR17:.AT19]*[.$BI$38:.$BK$40])+SUM([.AR46:.AT48]*[.$BI$42:.$BK$44])" office:value-type="float" office:value="30.3009819921639" calcext:value-type="float">
            <text:p>30.3009819921639</text:p>
          </table:table-cell>
          <table:table-cell table:style-name="ce5" table:number-matrix-columns-spanned="1" table:number-matrix-rows-spanned="1" table:formula="of:=SUM([.AS17:.AU19]*[.$BI$38:.$BK$40])+SUM([.AS46:.AU48]*[.$BI$42:.$BK$44])" office:value-type="float" office:value="32.4532265680663" calcext:value-type="float">
            <text:p>32.4532265680663</text:p>
          </table:table-cell>
          <table:table-cell table:style-name="ce5" table:number-matrix-columns-spanned="1" table:number-matrix-rows-spanned="1" table:formula="of:=SUM([.AT17:.AV19]*[.$BI$38:.$BK$40])+SUM([.AT46:.AV48]*[.$BI$42:.$BK$44])" office:value-type="float" office:value="32.924975088987" calcext:value-type="float">
            <text:p>32.924975088987</text:p>
          </table:table-cell>
          <table:table-cell table:style-name="ce5" table:number-matrix-columns-spanned="1" table:number-matrix-rows-spanned="1" table:formula="of:=SUM([.AU17:.AW19]*[.$BI$38:.$BK$40])+SUM([.AU46:.AW48]*[.$BI$42:.$BK$44])" office:value-type="float" office:value="32.6908738635756" calcext:value-type="float">
            <text:p>32.6908738635756</text:p>
          </table:table-cell>
          <table:table-cell table:style-name="ce5" table:number-matrix-columns-spanned="1" table:number-matrix-rows-spanned="1" table:formula="of:=SUM([.AV17:.AX19]*[.$BI$38:.$BK$40])+SUM([.AV46:.AX48]*[.$BI$42:.$BK$44])" office:value-type="float" office:value="34.1593577858328" calcext:value-type="float">
            <text:p>34.1593577858328</text:p>
          </table:table-cell>
          <table:table-cell table:style-name="ce5" table:number-matrix-columns-spanned="1" table:number-matrix-rows-spanned="1" table:formula="of:=SUM([.AW17:.AY19]*[.$BI$38:.$BK$40])+SUM([.AW46:.AY48]*[.$BI$42:.$BK$44])" office:value-type="float" office:value="36.9561706863215" calcext:value-type="float">
            <text:p>36.9561706863215</text:p>
          </table:table-cell>
          <table:table-cell table:style-name="ce5" table:number-matrix-columns-spanned="1" table:number-matrix-rows-spanned="1" table:formula="of:=SUM([.AX17:.AZ19]*[.$BI$38:.$BK$40])+SUM([.AX46:.AZ48]*[.$BI$42:.$BK$44])" office:value-type="float" office:value="41.2145205997941" calcext:value-type="float">
            <text:p>41.2145205997941</text:p>
          </table:table-cell>
          <table:table-cell table:style-name="ce5" table:number-matrix-columns-spanned="1" table:number-matrix-rows-spanned="1" table:formula="of:=SUM([.AY17:.BA19]*[.$BI$38:.$BK$40])+SUM([.AY46:.BA48]*[.$BI$42:.$BK$44])" office:value-type="float" office:value="39.6728594081558" calcext:value-type="float">
            <text:p>39.6728594081558</text:p>
          </table:table-cell>
          <table:table-cell table:style-name="ce5" table:number-matrix-columns-spanned="1" table:number-matrix-rows-spanned="1" table:formula="of:=SUM([.AZ17:.BB19]*[.$BI$38:.$BK$40])+SUM([.AZ46:.BB48]*[.$BI$42:.$BK$44])" office:value-type="float" office:value="33.3280863790587" calcext:value-type="float">
            <text:p>33.3280863790587</text:p>
          </table:table-cell>
          <table:table-cell table:style-name="ce5" table:number-matrix-columns-spanned="1" table:number-matrix-rows-spanned="1" table:formula="of:=SUM([.BA17:.BC19]*[.$BI$38:.$BK$40])+SUM([.BA46:.BC48]*[.$BI$42:.$BK$44])" office:value-type="float" office:value="21.9950409813029" calcext:value-type="float">
            <text:p>21.9950409813029</text:p>
          </table:table-cell>
          <table:table-cell table:style-name="ce5" table:number-matrix-columns-spanned="1" table:number-matrix-rows-spanned="1" table:formula="of:=SUM([.BB17:.BD19]*[.$BI$38:.$BK$40])+SUM([.BB46:.BD48]*[.$BI$42:.$BK$44])" office:value-type="float" office:value="10.2075663601376" calcext:value-type="float">
            <text:p>10.2075663601376</text:p>
          </table:table-cell>
          <table:table-cell table:style-name="ce5" table:number-matrix-columns-spanned="1" table:number-matrix-rows-spanned="1" table:formula="of:=SUM([.BC17:.BE19]*[.$BI$38:.$BK$40])+SUM([.BC46:.BE48]*[.$BI$42:.$BK$44])" office:value-type="float" office:value="3.47084220750602" calcext:value-type="float">
            <text:p>3.47084220750602</text:p>
          </table:table-cell>
          <table:table-cell table:style-name="ce5" table:number-matrix-columns-spanned="1" table:number-matrix-rows-spanned="1" table:formula="of:=SUM([.BD17:.BF19]*[.$BI$38:.$BK$40])+SUM([.BD46:.BF48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E17:.BG19]*[.$BI$38:.$BK$40])+SUM([.BE46:.BG48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F17:.BH19]*[.$BI$38:.$BK$40])+SUM([.BF46:.BH48]*[.$BI$42:.$BK$44])" office:value-type="float" office:value="0" calcext:value-type="float">
            <text:p>0</text:p>
          </table:table-cell>
          <table:table-cell/>
          <table:table-cell table:style-name="ce7" table:formula="of:=MAX([.BM47:.BN48])" office:value-type="float" office:value="0" calcext:value-type="float">
            <text:p>0</text:p>
          </table:table-cell>
          <table:table-cell table:style-name="ce7"/>
          <table:table-cell table:style-name="ce7" table:formula="of:=MAX([.BO47:.BP48])" office:value-type="float" office:value="4.86715888760672" calcext:value-type="float">
            <text:p>4.86715888760672</text:p>
          </table:table-cell>
          <table:table-cell table:style-name="ce7"/>
          <table:table-cell table:style-name="ce7" table:formula="of:=MAX([.BQ47:.BR48])" office:value-type="float" office:value="16.8138518428407" calcext:value-type="float">
            <text:p>16.8138518428407</text:p>
          </table:table-cell>
          <table:table-cell table:style-name="ce7"/>
          <table:table-cell table:style-name="ce7" table:formula="of:=MAX([.BS47:.BT48])" office:value-type="float" office:value="26.6431712777416" calcext:value-type="float">
            <text:p>26.6431712777416</text:p>
          </table:table-cell>
          <table:table-cell table:style-name="ce7"/>
          <table:table-cell table:style-name="ce7" table:formula="of:=MAX([.BU47:.BV48])" office:value-type="float" office:value="29.7146171577018" calcext:value-type="float">
            <text:p>29.7146171577018</text:p>
          </table:table-cell>
          <table:table-cell table:style-name="ce7"/>
          <table:table-cell table:style-name="ce7" table:formula="of:=MAX([.BW47:.BX48])" office:value-type="float" office:value="32.4532265680663" calcext:value-type="float">
            <text:p>32.4532265680663</text:p>
          </table:table-cell>
          <table:table-cell table:style-name="ce7"/>
          <table:table-cell table:style-name="ce7" table:formula="of:=MAX([.BY47:.BZ48])" office:value-type="float" office:value="32.924975088987" calcext:value-type="float">
            <text:p>32.924975088987</text:p>
          </table:table-cell>
          <table:table-cell table:style-name="ce7"/>
          <table:table-cell table:style-name="ce7" table:formula="of:=MAX([.CA47:.CB48])" office:value-type="float" office:value="36.9561706863215" calcext:value-type="float">
            <text:p>36.9561706863215</text:p>
          </table:table-cell>
          <table:table-cell table:style-name="ce7"/>
          <table:table-cell table:style-name="ce7" table:formula="of:=MAX([.CC47:.CD48])" office:value-type="float" office:value="41.2145205997941" calcext:value-type="float">
            <text:p>41.2145205997941</text:p>
          </table:table-cell>
          <table:table-cell table:style-name="ce7"/>
          <table:table-cell table:style-name="ce7" table:formula="of:=MAX([.CE47:.CF48])" office:value-type="float" office:value="33.3280863790587" calcext:value-type="float">
            <text:p>33.3280863790587</text:p>
          </table:table-cell>
          <table:table-cell table:style-name="ce7"/>
          <table:table-cell table:style-name="ce7" table:formula="of:=MAX([.CG47:.CH48])" office:value-type="float" office:value="10.2075663601376" calcext:value-type="float">
            <text:p>10.2075663601376</text:p>
          </table:table-cell>
          <table:table-cell table:style-name="ce7"/>
          <table:table-cell table:style-name="ce7" table:formula="of:=MAX([.CI47:.CJ48])" office:value-type="float" office:value="0" calcext:value-type="float">
            <text:p>0</text:p>
          </table:table-cell>
          <table:table-cell table:style-name="ce7"/>
          <table:table-cell table:style-name="ce7" table:formula="of:=MAX([.CK47:.CL48])" office:value-type="float" office:value="0" calcext:value-type="float">
            <text:p>0</text:p>
          </table:table-cell>
          <table:table-cell table:number-columns-repeated="2"/>
          <table:table-cell office:value-type="float" office:value="0.231196291822798" calcext:value-type="float">
            <text:p>0.231196291822798</text:p>
          </table:table-cell>
          <table:table-cell/>
          <table:table-cell office:value-type="float" office:value="0.394321030287892" calcext:value-type="float">
            <text:p>0.394321030287892</text:p>
          </table:table-cell>
          <table:table-cell/>
          <table:table-cell office:value-type="float" office:value="0.978170377345237" calcext:value-type="float">
            <text:p>0.978170377345237</text:p>
          </table:table-cell>
          <table:table-cell/>
          <table:table-cell office:value-type="float" office:value="0.917012957914088" calcext:value-type="float">
            <text:p>0.917012957914088</text:p>
          </table:table-cell>
          <table:table-cell/>
          <table:table-cell office:value-type="float" office:value="0.570855212969282" calcext:value-type="float">
            <text:p>0.570855212969282</text:p>
          </table:table-cell>
          <table:table-cell/>
          <table:table-cell office:value-type="float" office:value="0.978667631924775" calcext:value-type="float">
            <text:p>0.978667631924775</text:p>
          </table:table-cell>
          <table:table-cell/>
          <table:table-cell office:value-type="float" office:value="0.0130601505903429" calcext:value-type="float">
            <text:p>0.013060150590343</text:p>
          </table:table-cell>
          <table:table-cell/>
          <table:table-cell office:value-type="float" office:value="0.6115449525017" calcext:value-type="float">
            <text:p>0.6115449525017</text:p>
          </table:table-cell>
          <table:table-cell/>
          <table:table-cell office:value-type="float" office:value="0.240891924024357" calcext:value-type="float">
            <text:p>0.240891924024357</text:p>
          </table:table-cell>
          <table:table-cell/>
          <table:table-cell office:value-type="float" office:value="0.236087055218597" calcext:value-type="float">
            <text:p>0.236087055218597</text:p>
          </table:table-cell>
          <table:table-cell/>
          <table:table-cell office:value-type="float" office:value="0.823573415548941" calcext:value-type="float">
            <text:p>0.823573415548941</text:p>
          </table:table-cell>
          <table:table-cell/>
          <table:table-cell office:value-type="float" office:value="0.573446047287007" calcext:value-type="float">
            <text:p>0.573446047287007</text:p>
          </table:table-cell>
          <table:table-cell/>
          <table:table-cell office:value-type="float" office:value="0.475747281741596" calcext:value-type="float">
            <text:p>0.475747281741596</text:p>
          </table:table-cell>
          <table:table-cell table:number-columns-repeated="882"/>
        </table:table-row>
        <table:table-row table:style-name="ro1">
          <table:table-cell table:number-columns-repeated="33"/>
          <table:table-cell table:style-name="ce4" table:number-matrix-columns-spanned="1" table:number-matrix-rows-spanned="1" table:formula="of:=SUM([.A18:.C20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B18:.D20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C18:.E20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D18:.F20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E18:.G20]*[.$AD$38:.$AF$40])" office:value-type="float" office:value="0.421222167216232" calcext:value-type="float">
            <text:p>0.421222167216232</text:p>
          </table:table-cell>
          <table:table-cell table:style-name="ce4" table:number-matrix-columns-spanned="1" table:number-matrix-rows-spanned="1" table:formula="of:=SUM([.F18:.H20]*[.$AD$38:.$AF$40])" office:value-type="float" office:value="1.11528428066495" calcext:value-type="float">
            <text:p>1.11528428066495</text:p>
          </table:table-cell>
          <table:table-cell table:style-name="ce4" table:number-matrix-columns-spanned="1" table:number-matrix-rows-spanned="1" table:formula="of:=SUM([.G18:.I20]*[.$AD$38:.$AF$40])" office:value-type="float" office:value="2.14082829639733" calcext:value-type="float">
            <text:p>2.14082829639733</text:p>
          </table:table-cell>
          <table:table-cell table:style-name="ce4" table:number-matrix-columns-spanned="1" table:number-matrix-rows-spanned="1" table:formula="of:=SUM([.H18:.J20]*[.$AD$38:.$AF$40])" office:value-type="float" office:value="3.32466454150396" calcext:value-type="float">
            <text:p>3.32466454150396</text:p>
          </table:table-cell>
          <table:table-cell table:style-name="ce4" table:number-matrix-columns-spanned="1" table:number-matrix-rows-spanned="1" table:formula="of:=SUM([.I18:.K20]*[.$AD$38:.$AF$40])" office:value-type="float" office:value="4.17199847814411" calcext:value-type="float">
            <text:p>4.17199847814411</text:p>
          </table:table-cell>
          <table:table-cell table:style-name="ce4" table:number-matrix-columns-spanned="1" table:number-matrix-rows-spanned="1" table:formula="of:=SUM([.J18:.L20]*[.$AD$38:.$AF$40])" office:value-type="float" office:value="4.41641958909462" calcext:value-type="float">
            <text:p>4.41641958909462</text:p>
          </table:table-cell>
          <table:table-cell table:style-name="ce4" table:number-matrix-columns-spanned="1" table:number-matrix-rows-spanned="1" table:formula="of:=SUM([.K18:.M20]*[.$AD$38:.$AF$40])" office:value-type="float" office:value="4.48552675517597" calcext:value-type="float">
            <text:p>4.48552675517597</text:p>
          </table:table-cell>
          <table:table-cell table:style-name="ce4" table:number-matrix-columns-spanned="1" table:number-matrix-rows-spanned="1" table:formula="of:=SUM([.L18:.N20]*[.$AD$38:.$AF$40])" office:value-type="float" office:value="4.30629639899874" calcext:value-type="float">
            <text:p>4.30629639899874</text:p>
          </table:table-cell>
          <table:table-cell table:style-name="ce4" table:number-matrix-columns-spanned="1" table:number-matrix-rows-spanned="1" table:formula="of:=SUM([.M18:.O20]*[.$AD$38:.$AF$40])" office:value-type="float" office:value="3.97934592551556" calcext:value-type="float">
            <text:p>3.97934592551556</text:p>
          </table:table-cell>
          <table:table-cell table:style-name="ce4" table:number-matrix-columns-spanned="1" table:number-matrix-rows-spanned="1" table:formula="of:=SUM([.N18:.P20]*[.$AD$38:.$AF$40])" office:value-type="float" office:value="3.74929619896687" calcext:value-type="float">
            <text:p>3.74929619896687</text:p>
          </table:table-cell>
          <table:table-cell table:style-name="ce4" table:number-matrix-columns-spanned="1" table:number-matrix-rows-spanned="1" table:formula="of:=SUM([.O18:.Q20]*[.$AD$38:.$AF$40])" office:value-type="float" office:value="3.22709605984737" calcext:value-type="float">
            <text:p>3.22709605984737</text:p>
          </table:table-cell>
          <table:table-cell table:style-name="ce4" table:number-matrix-columns-spanned="1" table:number-matrix-rows-spanned="1" table:formula="of:=SUM([.P18:.R20]*[.$AD$38:.$AF$40])" office:value-type="float" office:value="2.69921588904016" calcext:value-type="float">
            <text:p>2.69921588904016</text:p>
          </table:table-cell>
          <table:table-cell table:style-name="ce4" table:number-matrix-columns-spanned="1" table:number-matrix-rows-spanned="1" table:formula="of:=SUM([.Q18:.S20]*[.$AD$38:.$AF$40])" office:value-type="float" office:value="3.58293494413031" calcext:value-type="float">
            <text:p>3.58293494413031</text:p>
          </table:table-cell>
          <table:table-cell table:style-name="ce4" table:number-matrix-columns-spanned="1" table:number-matrix-rows-spanned="1" table:formula="of:=SUM([.R18:.T20]*[.$AD$38:.$AF$40])" office:value-type="float" office:value="4.766999348732" calcext:value-type="float">
            <text:p>4.766999348732</text:p>
          </table:table-cell>
          <table:table-cell table:style-name="ce4" table:number-matrix-columns-spanned="1" table:number-matrix-rows-spanned="1" table:formula="of:=SUM([.S18:.U20]*[.$AD$38:.$AF$40])" office:value-type="float" office:value="5.46377291966085" calcext:value-type="float">
            <text:p>5.46377291966085</text:p>
          </table:table-cell>
          <table:table-cell table:style-name="ce4" table:number-matrix-columns-spanned="1" table:number-matrix-rows-spanned="1" table:formula="of:=SUM([.T18:.V20]*[.$AD$38:.$AF$40])" office:value-type="float" office:value="4.01887615187981" calcext:value-type="float">
            <text:p>4.01887615187981</text:p>
          </table:table-cell>
          <table:table-cell table:style-name="ce4" table:number-matrix-columns-spanned="1" table:number-matrix-rows-spanned="1" table:formula="of:=SUM([.U18:.W20]*[.$AD$38:.$AF$40])" office:value-type="float" office:value="2.04662238243429" calcext:value-type="float">
            <text:p>2.04662238243429</text:p>
          </table:table-cell>
          <table:table-cell table:style-name="ce4" table:number-matrix-columns-spanned="1" table:number-matrix-rows-spanned="1" table:formula="of:=SUM([.V18:.X20]*[.$AD$38:.$AF$40])" office:value-type="float" office:value="0.629851840505539" calcext:value-type="float">
            <text:p>0.629851840505539</text:p>
          </table:table-cell>
          <table:table-cell table:style-name="ce4" table:number-matrix-columns-spanned="1" table:number-matrix-rows-spanned="1" table:formula="of:=SUM([.W18:.Y20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X18:.Z20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Y18:.AA20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Z18:.AB20]*[.$AD$38:.$AF$40]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SUM([.AH18:.AJ20]*[.$BI$38:.$BK$40])+SUM([.AH47:.AJ49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I18:.AK20]*[.$BI$38:.$BK$40])+SUM([.AI47:.AK49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J18:.AL20]*[.$BI$38:.$BK$40])+SUM([.AJ47:.AL49]*[.$BI$42:.$BK$44])" office:value-type="float" office:value="1.66726711407144" calcext:value-type="float">
            <text:p>1.66726711407144</text:p>
          </table:table-cell>
          <table:table-cell table:style-name="ce5" table:number-matrix-columns-spanned="1" table:number-matrix-rows-spanned="1" table:formula="of:=SUM([.AK18:.AM20]*[.$BI$38:.$BK$40])+SUM([.AK47:.AM49]*[.$BI$42:.$BK$44])" office:value-type="float" office:value="4.86715888760672" calcext:value-type="float">
            <text:p>4.86715888760672</text:p>
          </table:table-cell>
          <table:table-cell table:style-name="ce5" table:number-matrix-columns-spanned="1" table:number-matrix-rows-spanned="1" table:formula="of:=SUM([.AL18:.AN20]*[.$BI$38:.$BK$40])+SUM([.AL47:.AN49]*[.$BI$42:.$BK$44])" office:value-type="float" office:value="10.7717311074099" calcext:value-type="float">
            <text:p>10.7717311074099</text:p>
          </table:table-cell>
          <table:table-cell table:style-name="ce5" table:number-matrix-columns-spanned="1" table:number-matrix-rows-spanned="1" table:formula="of:=SUM([.AM18:.AO20]*[.$BI$38:.$BK$40])+SUM([.AM47:.AO49]*[.$BI$42:.$BK$44])" office:value-type="float" office:value="16.8138518428407" calcext:value-type="float">
            <text:p>16.8138518428407</text:p>
          </table:table-cell>
          <table:table-cell table:style-name="ce5" table:number-matrix-columns-spanned="1" table:number-matrix-rows-spanned="1" table:formula="of:=SUM([.AN18:.AP20]*[.$BI$38:.$BK$40])+SUM([.AN47:.AP49]*[.$BI$42:.$BK$44])" office:value-type="float" office:value="22.7425094636414" calcext:value-type="float">
            <text:p>22.7425094636414</text:p>
          </table:table-cell>
          <table:table-cell table:style-name="ce5" table:number-matrix-columns-spanned="1" table:number-matrix-rows-spanned="1" table:formula="of:=SUM([.AO18:.AQ20]*[.$BI$38:.$BK$40])+SUM([.AO47:.AQ49]*[.$BI$42:.$BK$44])" office:value-type="float" office:value="26.6431712777416" calcext:value-type="float">
            <text:p>26.6431712777416</text:p>
          </table:table-cell>
          <table:table-cell table:style-name="ce5" table:number-matrix-columns-spanned="1" table:number-matrix-rows-spanned="1" table:formula="of:=SUM([.AP18:.AR20]*[.$BI$38:.$BK$40])+SUM([.AP47:.AR49]*[.$BI$42:.$BK$44])" office:value-type="float" office:value="29.0353895940989" calcext:value-type="float">
            <text:p>29.0353895940989</text:p>
          </table:table-cell>
          <table:table-cell table:style-name="ce5" table:number-matrix-columns-spanned="1" table:number-matrix-rows-spanned="1" table:formula="of:=SUM([.AQ18:.AS20]*[.$BI$38:.$BK$40])+SUM([.AQ47:.AS49]*[.$BI$42:.$BK$44])" office:value-type="float" office:value="29.7146171577018" calcext:value-type="float">
            <text:p>29.7146171577018</text:p>
          </table:table-cell>
          <table:table-cell table:style-name="ce5" table:number-matrix-columns-spanned="1" table:number-matrix-rows-spanned="1" table:formula="of:=SUM([.AR18:.AT20]*[.$BI$38:.$BK$40])+SUM([.AR47:.AT49]*[.$BI$42:.$BK$44])" office:value-type="float" office:value="29.787404329998" calcext:value-type="float">
            <text:p>29.787404329998</text:p>
          </table:table-cell>
          <table:table-cell table:style-name="ce5" table:number-matrix-columns-spanned="1" table:number-matrix-rows-spanned="1" table:formula="of:=SUM([.AS18:.AU20]*[.$BI$38:.$BK$40])+SUM([.AS47:.AU49]*[.$BI$42:.$BK$44])" office:value-type="float" office:value="28.9342467588354" calcext:value-type="float">
            <text:p>28.9342467588354</text:p>
          </table:table-cell>
          <table:table-cell table:style-name="ce5" table:number-matrix-columns-spanned="1" table:number-matrix-rows-spanned="1" table:formula="of:=SUM([.AT18:.AV20]*[.$BI$38:.$BK$40])+SUM([.AT47:.AV49]*[.$BI$42:.$BK$44])" office:value-type="float" office:value="26.6078408873217" calcext:value-type="float">
            <text:p>26.6078408873217</text:p>
          </table:table-cell>
          <table:table-cell table:style-name="ce5" table:number-matrix-columns-spanned="1" table:number-matrix-rows-spanned="1" table:formula="of:=SUM([.AU18:.AW20]*[.$BI$38:.$BK$40])+SUM([.AU47:.AW49]*[.$BI$42:.$BK$44])" office:value-type="float" office:value="24.6980650352652" calcext:value-type="float">
            <text:p>24.6980650352652</text:p>
          </table:table-cell>
          <table:table-cell table:style-name="ce5" table:number-matrix-columns-spanned="1" table:number-matrix-rows-spanned="1" table:formula="of:=SUM([.AV18:.AX20]*[.$BI$38:.$BK$40])+SUM([.AV47:.AX49]*[.$BI$42:.$BK$44])" office:value-type="float" office:value="25.7759923393616" calcext:value-type="float">
            <text:p>25.7759923393616</text:p>
          </table:table-cell>
          <table:table-cell table:style-name="ce5" table:number-matrix-columns-spanned="1" table:number-matrix-rows-spanned="1" table:formula="of:=SUM([.AW18:.AY20]*[.$BI$38:.$BK$40])+SUM([.AW47:.AY49]*[.$BI$42:.$BK$44])" office:value-type="float" office:value="29.5672500101104" calcext:value-type="float">
            <text:p>29.5672500101104</text:p>
          </table:table-cell>
          <table:table-cell table:style-name="ce5" table:number-matrix-columns-spanned="1" table:number-matrix-rows-spanned="1" table:formula="of:=SUM([.AX18:.AZ20]*[.$BI$38:.$BK$40])+SUM([.AX47:.AZ49]*[.$BI$42:.$BK$44])" office:value-type="float" office:value="36.6684961593251" calcext:value-type="float">
            <text:p>36.6684961593251</text:p>
          </table:table-cell>
          <table:table-cell table:style-name="ce5" table:number-matrix-columns-spanned="1" table:number-matrix-rows-spanned="1" table:formula="of:=SUM([.AY18:.BA20]*[.$BI$38:.$BK$40])+SUM([.AY47:.BA49]*[.$BI$42:.$BK$44])" office:value-type="float" office:value="36.628612544241" calcext:value-type="float">
            <text:p>36.628612544241</text:p>
          </table:table-cell>
          <table:table-cell table:style-name="ce5" table:number-matrix-columns-spanned="1" table:number-matrix-rows-spanned="1" table:formula="of:=SUM([.AZ18:.BB20]*[.$BI$38:.$BK$40])+SUM([.AZ47:.BB49]*[.$BI$42:.$BK$44])" office:value-type="float" office:value="31.6509867479935" calcext:value-type="float">
            <text:p>31.6509867479935</text:p>
          </table:table-cell>
          <table:table-cell table:style-name="ce5" table:number-matrix-columns-spanned="1" table:number-matrix-rows-spanned="1" table:formula="of:=SUM([.BA18:.BC20]*[.$BI$38:.$BK$40])+SUM([.BA47:.BC49]*[.$BI$42:.$BK$44])" office:value-type="float" office:value="19.8040138999888" calcext:value-type="float">
            <text:p>19.8040138999888</text:p>
          </table:table-cell>
          <table:table-cell table:style-name="ce5" table:number-matrix-columns-spanned="1" table:number-matrix-rows-spanned="1" table:formula="of:=SUM([.BB18:.BD20]*[.$BI$38:.$BK$40])+SUM([.BB47:.BD49]*[.$BI$42:.$BK$44])" office:value-type="float" office:value="9.07043485801069" calcext:value-type="float">
            <text:p>9.07043485801069</text:p>
          </table:table-cell>
          <table:table-cell table:style-name="ce5" table:number-matrix-columns-spanned="1" table:number-matrix-rows-spanned="1" table:formula="of:=SUM([.BC18:.BE20]*[.$BI$38:.$BK$40])+SUM([.BC47:.BE49]*[.$BI$42:.$BK$44])" office:value-type="float" office:value="2.49013974882838" calcext:value-type="float">
            <text:p>2.49013974882838</text:p>
          </table:table-cell>
          <table:table-cell table:style-name="ce5" table:number-matrix-columns-spanned="1" table:number-matrix-rows-spanned="1" table:formula="of:=SUM([.BD18:.BF20]*[.$BI$38:.$BK$40])+SUM([.BD47:.BF49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E18:.BG20]*[.$BI$38:.$BK$40])+SUM([.BE47:.BG49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F18:.BH20]*[.$BI$38:.$BK$40])+SUM([.BF47:.BH49]*[.$BI$42:.$BK$44])" office:value-type="float" office:value="0" calcext:value-type="float">
            <text:p>0</text:p>
          </table:table-cell>
          <table:table-cell/>
          <table:table-cell table:style-name="ce7" table:number-columns-repeated="25"/>
          <table:table-cell table:number-columns-repeated="909"/>
        </table:table-row>
        <table:table-row table:style-name="ro1">
          <table:table-cell table:number-columns-repeated="33"/>
          <table:table-cell table:style-name="ce4" table:number-matrix-columns-spanned="1" table:number-matrix-rows-spanned="1" table:formula="of:=SUM([.A19:.C21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B19:.D21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C19:.E21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D19:.F21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E19:.G21]*[.$AD$38:.$AF$40])" office:value-type="float" office:value="1.02493575242158" calcext:value-type="float">
            <text:p>1.02493575242158</text:p>
          </table:table-cell>
          <table:table-cell table:style-name="ce4" table:number-matrix-columns-spanned="1" table:number-matrix-rows-spanned="1" table:formula="of:=SUM([.F19:.H21]*[.$AD$38:.$AF$40])" office:value-type="float" office:value="2.51185867942204" calcext:value-type="float">
            <text:p>2.51185867942204</text:p>
          </table:table-cell>
          <table:table-cell table:style-name="ce4" table:number-matrix-columns-spanned="1" table:number-matrix-rows-spanned="1" table:formula="of:=SUM([.G19:.I21]*[.$AD$38:.$AF$40])" office:value-type="float" office:value="3.78446351648439" calcext:value-type="float">
            <text:p>3.78446351648439</text:p>
          </table:table-cell>
          <table:table-cell table:style-name="ce4" table:number-matrix-columns-spanned="1" table:number-matrix-rows-spanned="1" table:formula="of:=SUM([.H19:.J21]*[.$AD$38:.$AF$40])" office:value-type="float" office:value="4.1422260268209" calcext:value-type="float">
            <text:p>4.1422260268209</text:p>
          </table:table-cell>
          <table:table-cell table:style-name="ce4" table:number-matrix-columns-spanned="1" table:number-matrix-rows-spanned="1" table:formula="of:=SUM([.I19:.K21]*[.$AD$38:.$AF$40])" office:value-type="float" office:value="4.0861476031978" calcext:value-type="float">
            <text:p>4.0861476031978</text:p>
          </table:table-cell>
          <table:table-cell table:style-name="ce4" table:number-matrix-columns-spanned="1" table:number-matrix-rows-spanned="1" table:formula="of:=SUM([.J19:.L21]*[.$AD$38:.$AF$40])" office:value-type="float" office:value="3.57950368858066" calcext:value-type="float">
            <text:p>3.57950368858066</text:p>
          </table:table-cell>
          <table:table-cell table:style-name="ce4" table:number-matrix-columns-spanned="1" table:number-matrix-rows-spanned="1" table:formula="of:=SUM([.K19:.M21]*[.$AD$38:.$AF$40])" office:value-type="float" office:value="2.98223118063595" calcext:value-type="float">
            <text:p>2.98223118063595</text:p>
          </table:table-cell>
          <table:table-cell table:style-name="ce4" table:number-matrix-columns-spanned="1" table:number-matrix-rows-spanned="1" table:formula="of:=SUM([.L19:.N21]*[.$AD$38:.$AF$40])" office:value-type="float" office:value="2.28789241530994" calcext:value-type="float">
            <text:p>2.28789241530994</text:p>
          </table:table-cell>
          <table:table-cell table:style-name="ce4" table:number-matrix-columns-spanned="1" table:number-matrix-rows-spanned="1" table:formula="of:=SUM([.M19:.O21]*[.$AD$38:.$AF$40])" office:value-type="float" office:value="1.79538108401972" calcext:value-type="float">
            <text:p>1.79538108401972</text:p>
          </table:table-cell>
          <table:table-cell table:style-name="ce4" table:number-matrix-columns-spanned="1" table:number-matrix-rows-spanned="1" table:formula="of:=SUM([.N19:.P21]*[.$AD$38:.$AF$40])" office:value-type="float" office:value="1.43550576592673" calcext:value-type="float">
            <text:p>1.43550576592673</text:p>
          </table:table-cell>
          <table:table-cell table:style-name="ce4" table:number-matrix-columns-spanned="1" table:number-matrix-rows-spanned="1" table:formula="of:=SUM([.O19:.Q21]*[.$AD$38:.$AF$40])" office:value-type="float" office:value="0.922508647224297" calcext:value-type="float">
            <text:p>0.922508647224297</text:p>
          </table:table-cell>
          <table:table-cell table:style-name="ce4" table:number-matrix-columns-spanned="1" table:number-matrix-rows-spanned="1" table:formula="of:=SUM([.P19:.R21]*[.$AD$38:.$AF$40])" office:value-type="float" office:value="0.908089902159747" calcext:value-type="float">
            <text:p>0.908089902159747</text:p>
          </table:table-cell>
          <table:table-cell table:style-name="ce4" table:number-matrix-columns-spanned="1" table:number-matrix-rows-spanned="1" table:formula="of:=SUM([.Q19:.S21]*[.$AD$38:.$AF$40])" office:value-type="float" office:value="2.52533459625008" calcext:value-type="float">
            <text:p>2.52533459625008</text:p>
          </table:table-cell>
          <table:table-cell table:style-name="ce4" table:number-matrix-columns-spanned="1" table:number-matrix-rows-spanned="1" table:formula="of:=SUM([.R19:.T21]*[.$AD$38:.$AF$40])" office:value-type="float" office:value="4.16908827931887" calcext:value-type="float">
            <text:p>4.16908827931887</text:p>
          </table:table-cell>
          <table:table-cell table:style-name="ce4" table:number-matrix-columns-spanned="1" table:number-matrix-rows-spanned="1" table:formula="of:=SUM([.S19:.U21]*[.$AD$38:.$AF$40])" office:value-type="float" office:value="5.29085401768396" calcext:value-type="float">
            <text:p>5.29085401768396</text:p>
          </table:table-cell>
          <table:table-cell table:style-name="ce4" table:number-matrix-columns-spanned="1" table:number-matrix-rows-spanned="1" table:formula="of:=SUM([.T19:.V21]*[.$AD$38:.$AF$40])" office:value-type="float" office:value="3.46448489014749" calcext:value-type="float">
            <text:p>3.46448489014749</text:p>
          </table:table-cell>
          <table:table-cell table:style-name="ce4" table:number-matrix-columns-spanned="1" table:number-matrix-rows-spanned="1" table:formula="of:=SUM([.U19:.W21]*[.$AD$38:.$AF$40])" office:value-type="float" office:value="1.62125032304482" calcext:value-type="float">
            <text:p>1.62125032304482</text:p>
          </table:table-cell>
          <table:table-cell table:style-name="ce4" table:number-matrix-columns-spanned="1" table:number-matrix-rows-spanned="1" table:formula="of:=SUM([.V19:.X21]*[.$AD$38:.$AF$40])" office:value-type="float" office:value="0.350710978821704" calcext:value-type="float">
            <text:p>0.350710978821704</text:p>
          </table:table-cell>
          <table:table-cell table:style-name="ce4" table:number-matrix-columns-spanned="1" table:number-matrix-rows-spanned="1" table:formula="of:=SUM([.W19:.Y21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X19:.Z21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Y19:.AA21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Z19:.AB21]*[.$AD$38:.$AF$40]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SUM([.AH19:.AJ21]*[.$BI$38:.$BK$40])+SUM([.AH48:.AJ50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I19:.AK21]*[.$BI$38:.$BK$40])+SUM([.AI48:.AK50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J19:.AL21]*[.$BI$38:.$BK$40])+SUM([.AJ48:.AL50]*[.$BI$42:.$BK$44])" office:value-type="float" office:value="2.52386830370295" calcext:value-type="float">
            <text:p>2.52386830370295</text:p>
          </table:table-cell>
          <table:table-cell table:style-name="ce5" table:number-matrix-columns-spanned="1" table:number-matrix-rows-spanned="1" table:formula="of:=SUM([.AK19:.AM21]*[.$BI$38:.$BK$40])+SUM([.AK48:.AM50]*[.$BI$42:.$BK$44])" office:value-type="float" office:value="7.73106513252352" calcext:value-type="float">
            <text:p>7.73106513252352</text:p>
          </table:table-cell>
          <table:table-cell table:style-name="ce5" table:number-matrix-columns-spanned="1" table:number-matrix-rows-spanned="1" table:formula="of:=SUM([.AL19:.AN21]*[.$BI$38:.$BK$40])+SUM([.AL48:.AN50]*[.$BI$42:.$BK$44])" office:value-type="float" office:value="15.3414465170568" calcext:value-type="float">
            <text:p>15.3414465170568</text:p>
          </table:table-cell>
          <table:table-cell table:style-name="ce5" table:number-matrix-columns-spanned="1" table:number-matrix-rows-spanned="1" table:formula="of:=SUM([.AM19:.AO21]*[.$BI$38:.$BK$40])+SUM([.AM48:.AO50]*[.$BI$42:.$BK$44])" office:value-type="float" office:value="22.2360915462085" calcext:value-type="float">
            <text:p>22.2360915462085</text:p>
          </table:table-cell>
          <table:table-cell table:style-name="ce5" table:number-matrix-columns-spanned="1" table:number-matrix-rows-spanned="1" table:formula="of:=SUM([.AN19:.AP21]*[.$BI$38:.$BK$40])+SUM([.AN48:.AP50]*[.$BI$42:.$BK$44])" office:value-type="float" office:value="26.3151214546125" calcext:value-type="float">
            <text:p>26.3151214546125</text:p>
          </table:table-cell>
          <table:table-cell table:style-name="ce5" table:number-matrix-columns-spanned="1" table:number-matrix-rows-spanned="1" table:formula="of:=SUM([.AO19:.AQ21]*[.$BI$38:.$BK$40])+SUM([.AO48:.AQ50]*[.$BI$42:.$BK$44])" office:value-type="float" office:value="26.9221791935799" calcext:value-type="float">
            <text:p>26.9221791935799</text:p>
          </table:table-cell>
          <table:table-cell table:style-name="ce5" table:number-matrix-columns-spanned="1" table:number-matrix-rows-spanned="1" table:formula="of:=SUM([.AP19:.AR21]*[.$BI$38:.$BK$40])+SUM([.AP48:.AR50]*[.$BI$42:.$BK$44])" office:value-type="float" office:value="25.3560231836653" calcext:value-type="float">
            <text:p>25.3560231836653</text:p>
          </table:table-cell>
          <table:table-cell table:style-name="ce5" table:number-matrix-columns-spanned="1" table:number-matrix-rows-spanned="1" table:formula="of:=SUM([.AQ19:.AS21]*[.$BI$38:.$BK$40])+SUM([.AQ48:.AS50]*[.$BI$42:.$BK$44])" office:value-type="float" office:value="21.9664101705035" calcext:value-type="float">
            <text:p>21.9664101705035</text:p>
          </table:table-cell>
          <table:table-cell table:style-name="ce5" table:number-matrix-columns-spanned="1" table:number-matrix-rows-spanned="1" table:formula="of:=SUM([.AR19:.AT21]*[.$BI$38:.$BK$40])+SUM([.AR48:.AT50]*[.$BI$42:.$BK$44])" office:value-type="float" office:value="19.0414436627655" calcext:value-type="float">
            <text:p>19.0414436627655</text:p>
          </table:table-cell>
          <table:table-cell table:style-name="ce5" table:number-matrix-columns-spanned="1" table:number-matrix-rows-spanned="1" table:formula="of:=SUM([.AS19:.AU21]*[.$BI$38:.$BK$40])+SUM([.AS48:.AU50]*[.$BI$42:.$BK$44])" office:value-type="float" office:value="15.9091978203292" calcext:value-type="float">
            <text:p>15.9091978203292</text:p>
          </table:table-cell>
          <table:table-cell table:style-name="ce5" table:number-matrix-columns-spanned="1" table:number-matrix-rows-spanned="1" table:formula="of:=SUM([.AT19:.AV21]*[.$BI$38:.$BK$40])+SUM([.AT48:.AV50]*[.$BI$42:.$BK$44])" office:value-type="float" office:value="13.2524073793587" calcext:value-type="float">
            <text:p>13.2524073793587</text:p>
          </table:table-cell>
          <table:table-cell table:style-name="ce5" table:number-matrix-columns-spanned="1" table:number-matrix-rows-spanned="1" table:formula="of:=SUM([.AU19:.AW21]*[.$BI$38:.$BK$40])+SUM([.AU48:.AW50]*[.$BI$42:.$BK$44])" office:value-type="float" office:value="11.9620976814335" calcext:value-type="float">
            <text:p>11.9620976814335</text:p>
          </table:table-cell>
          <table:table-cell table:style-name="ce5" table:number-matrix-columns-spanned="1" table:number-matrix-rows-spanned="1" table:formula="of:=SUM([.AV19:.AX21]*[.$BI$38:.$BK$40])+SUM([.AV48:.AX50]*[.$BI$42:.$BK$44])" office:value-type="float" office:value="15.6851544337368" calcext:value-type="float">
            <text:p>15.6851544337368</text:p>
          </table:table-cell>
          <table:table-cell table:style-name="ce5" table:number-matrix-columns-spanned="1" table:number-matrix-rows-spanned="1" table:formula="of:=SUM([.AW19:.AY21]*[.$BI$38:.$BK$40])+SUM([.AW48:.AY50]*[.$BI$42:.$BK$44])" office:value-type="float" office:value="22.2069843444448" calcext:value-type="float">
            <text:p>22.2069843444448</text:p>
          </table:table-cell>
          <table:table-cell table:style-name="ce5" table:number-matrix-columns-spanned="1" table:number-matrix-rows-spanned="1" table:formula="of:=SUM([.AX19:.AZ21]*[.$BI$38:.$BK$40])+SUM([.AX48:.AZ50]*[.$BI$42:.$BK$44])" office:value-type="float" office:value="32.3637190662212" calcext:value-type="float">
            <text:p>32.3637190662212</text:p>
          </table:table-cell>
          <table:table-cell table:style-name="ce5" table:number-matrix-columns-spanned="1" table:number-matrix-rows-spanned="1" table:formula="of:=SUM([.AY19:.BA21]*[.$BI$38:.$BK$40])+SUM([.AY48:.BA50]*[.$BI$42:.$BK$44])" office:value-type="float" office:value="32.9124441025075" calcext:value-type="float">
            <text:p>32.9124441025075</text:p>
          </table:table-cell>
          <table:table-cell table:style-name="ce5" table:number-matrix-columns-spanned="1" table:number-matrix-rows-spanned="1" table:formula="of:=SUM([.AZ19:.BB21]*[.$BI$38:.$BK$40])+SUM([.AZ48:.BB50]*[.$BI$42:.$BK$44])" office:value-type="float" office:value="29.0296394147209" calcext:value-type="float">
            <text:p>29.0296394147209</text:p>
          </table:table-cell>
          <table:table-cell table:style-name="ce5" table:number-matrix-columns-spanned="1" table:number-matrix-rows-spanned="1" table:formula="of:=SUM([.BA19:.BC21]*[.$BI$38:.$BK$40])+SUM([.BA48:.BC50]*[.$BI$42:.$BK$44])" office:value-type="float" office:value="16.247643338302" calcext:value-type="float">
            <text:p>16.247643338302</text:p>
          </table:table-cell>
          <table:table-cell table:style-name="ce5" table:number-matrix-columns-spanned="1" table:number-matrix-rows-spanned="1" table:formula="of:=SUM([.BB19:.BD21]*[.$BI$38:.$BK$40])+SUM([.BB48:.BD50]*[.$BI$42:.$BK$44])" office:value-type="float" office:value="7.31649292735486" calcext:value-type="float">
            <text:p>7.31649292735486</text:p>
          </table:table-cell>
          <table:table-cell table:style-name="ce5" table:number-matrix-columns-spanned="1" table:number-matrix-rows-spanned="1" table:formula="of:=SUM([.BC19:.BE21]*[.$BI$38:.$BK$40])+SUM([.BC48:.BE50]*[.$BI$42:.$BK$44])" office:value-type="float" office:value="1.30722554978455" calcext:value-type="float">
            <text:p>1.30722554978455</text:p>
          </table:table-cell>
          <table:table-cell table:style-name="ce5" table:number-matrix-columns-spanned="1" table:number-matrix-rows-spanned="1" table:formula="of:=SUM([.BD19:.BF21]*[.$BI$38:.$BK$40])+SUM([.BD48:.BF50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E19:.BG21]*[.$BI$38:.$BK$40])+SUM([.BE48:.BG50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F19:.BH21]*[.$BI$38:.$BK$40])+SUM([.BF48:.BH50]*[.$BI$42:.$BK$44])" office:value-type="float" office:value="0" calcext:value-type="float">
            <text:p>0</text:p>
          </table:table-cell>
          <table:table-cell/>
          <table:table-cell table:style-name="ce7" table:formula="of:=MAX([.BM49:.BN50])" office:value-type="float" office:value="0" calcext:value-type="float">
            <text:p>0</text:p>
          </table:table-cell>
          <table:table-cell table:style-name="ce7"/>
          <table:table-cell table:style-name="ce7" table:formula="of:=MAX([.BO49:.BP50])" office:value-type="float" office:value="7.82457682250247" calcext:value-type="float">
            <text:p>7.82457682250247</text:p>
          </table:table-cell>
          <table:table-cell table:style-name="ce7"/>
          <table:table-cell table:style-name="ce7" table:formula="of:=MAX([.BQ49:.BR50])" office:value-type="float" office:value="22.2360915462085" calcext:value-type="float">
            <text:p>22.2360915462085</text:p>
          </table:table-cell>
          <table:table-cell table:style-name="ce7"/>
          <table:table-cell table:style-name="ce7" table:formula="of:=MAX([.BS49:.BT50])" office:value-type="float" office:value="26.9221791935799" calcext:value-type="float">
            <text:p>26.9221791935799</text:p>
          </table:table-cell>
          <table:table-cell table:style-name="ce7"/>
          <table:table-cell table:style-name="ce7" table:formula="of:=MAX([.BU49:.BV50])" office:value-type="float" office:value="25.3560231836653" calcext:value-type="float">
            <text:p>25.3560231836653</text:p>
          </table:table-cell>
          <table:table-cell table:style-name="ce7"/>
          <table:table-cell table:style-name="ce7" table:formula="of:=MAX([.BW49:.BX50])" office:value-type="float" office:value="19.0414436627655" calcext:value-type="float">
            <text:p>19.0414436627655</text:p>
          </table:table-cell>
          <table:table-cell table:style-name="ce7"/>
          <table:table-cell table:style-name="ce7" table:formula="of:=MAX([.BY49:.BZ50])" office:value-type="float" office:value="13.2524073793587" calcext:value-type="float">
            <text:p>13.2524073793587</text:p>
          </table:table-cell>
          <table:table-cell table:style-name="ce7"/>
          <table:table-cell table:style-name="ce7" table:formula="of:=MAX([.CA49:.CB50])" office:value-type="float" office:value="22.2069843444448" calcext:value-type="float">
            <text:p>22.2069843444448</text:p>
          </table:table-cell>
          <table:table-cell table:style-name="ce7"/>
          <table:table-cell table:style-name="ce7" table:formula="of:=MAX([.CC49:.CD50])" office:value-type="float" office:value="32.9124441025075" calcext:value-type="float">
            <text:p>32.9124441025075</text:p>
          </table:table-cell>
          <table:table-cell table:style-name="ce7"/>
          <table:table-cell table:style-name="ce7" table:formula="of:=MAX([.CE49:.CF50])" office:value-type="float" office:value="29.0296394147209" calcext:value-type="float">
            <text:p>29.0296394147209</text:p>
          </table:table-cell>
          <table:table-cell table:style-name="ce7"/>
          <table:table-cell table:style-name="ce7" table:formula="of:=MAX([.CG49:.CH50])" office:value-type="float" office:value="7.31649292735486" calcext:value-type="float">
            <text:p>7.31649292735486</text:p>
          </table:table-cell>
          <table:table-cell table:style-name="ce7"/>
          <table:table-cell table:style-name="ce7" table:formula="of:=MAX([.CI49:.CJ50])" office:value-type="float" office:value="0" calcext:value-type="float">
            <text:p>0</text:p>
          </table:table-cell>
          <table:table-cell table:style-name="ce7"/>
          <table:table-cell table:style-name="ce7" table:formula="of:=MAX([.CK49:.CL50])" office:value-type="float" office:value="0" calcext:value-type="float">
            <text:p>0</text:p>
          </table:table-cell>
          <table:table-cell table:number-columns-repeated="2"/>
          <table:table-cell office:value-type="float" office:value="0.961117532826952" calcext:value-type="float">
            <text:p>0.961117532826952</text:p>
          </table:table-cell>
          <table:table-cell/>
          <table:table-cell office:value-type="float" office:value="0.431955661792767" calcext:value-type="float">
            <text:p>0.431955661792767</text:p>
          </table:table-cell>
          <table:table-cell/>
          <table:table-cell office:value-type="float" office:value="0.954367413478495" calcext:value-type="float">
            <text:p>0.954367413478495</text:p>
          </table:table-cell>
          <table:table-cell/>
          <table:table-cell office:value-type="float" office:value="0.892565189715383" calcext:value-type="float">
            <text:p>0.892565189715383</text:p>
          </table:table-cell>
          <table:table-cell/>
          <table:table-cell office:value-type="float" office:value="0.64664731216752" calcext:value-type="float">
            <text:p>0.64664731216752</text:p>
          </table:table-cell>
          <table:table-cell/>
          <table:table-cell office:value-type="float" office:value="0.224782725543128" calcext:value-type="float">
            <text:p>0.224782725543128</text:p>
          </table:table-cell>
          <table:table-cell/>
          <table:table-cell office:value-type="float" office:value="0.599440806459711" calcext:value-type="float">
            <text:p>0.599440806459711</text:p>
          </table:table-cell>
          <table:table-cell/>
          <table:table-cell office:value-type="float" office:value="0.897693212941615" calcext:value-type="float">
            <text:p>0.897693212941615</text:p>
          </table:table-cell>
          <table:table-cell/>
          <table:table-cell office:value-type="float" office:value="0.785478717354311" calcext:value-type="float">
            <text:p>0.785478717354311</text:p>
          </table:table-cell>
          <table:table-cell/>
          <table:table-cell office:value-type="float" office:value="0.809102450303152" calcext:value-type="float">
            <text:p>0.809102450303152</text:p>
          </table:table-cell>
          <table:table-cell/>
          <table:table-cell office:value-type="float" office:value="0.696716006563327" calcext:value-type="float">
            <text:p>0.696716006563327</text:p>
          </table:table-cell>
          <table:table-cell/>
          <table:table-cell office:value-type="float" office:value="0.470000677576535" calcext:value-type="float">
            <text:p>0.470000677576535</text:p>
          </table:table-cell>
          <table:table-cell/>
          <table:table-cell office:value-type="float" office:value="0.573015487051578" calcext:value-type="float">
            <text:p>0.573015487051578</text:p>
          </table:table-cell>
          <table:table-cell table:number-columns-repeated="882"/>
        </table:table-row>
        <table:table-row table:style-name="ro1">
          <table:table-cell table:number-columns-repeated="33"/>
          <table:table-cell table:style-name="ce4" table:number-matrix-columns-spanned="1" table:number-matrix-rows-spanned="1" table:formula="of:=SUM([.A20:.C22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B20:.D22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C20:.E22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D20:.F22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E20:.G22]*[.$AD$38:.$AF$40])" office:value-type="float" office:value="0.998849670365177" calcext:value-type="float">
            <text:p>0.998849670365177</text:p>
          </table:table-cell>
          <table:table-cell table:style-name="ce4" table:number-matrix-columns-spanned="1" table:number-matrix-rows-spanned="1" table:formula="of:=SUM([.F20:.H22]*[.$AD$38:.$AF$40])" office:value-type="float" office:value="2.83601356207005" calcext:value-type="float">
            <text:p>2.83601356207005</text:p>
          </table:table-cell>
          <table:table-cell table:style-name="ce4" table:number-matrix-columns-spanned="1" table:number-matrix-rows-spanned="1" table:formula="of:=SUM([.G20:.I22]*[.$AD$38:.$AF$40])" office:value-type="float" office:value="3.52613604966877" calcext:value-type="float">
            <text:p>3.52613604966877</text:p>
          </table:table-cell>
          <table:table-cell table:style-name="ce4" table:number-matrix-columns-spanned="1" table:number-matrix-rows-spanned="1" table:formula="of:=SUM([.H20:.J22]*[.$AD$38:.$AF$40])" office:value-type="float" office:value="3.16192567376071" calcext:value-type="float">
            <text:p>3.16192567376071</text:p>
          </table:table-cell>
          <table:table-cell table:style-name="ce4" table:number-matrix-columns-spanned="1" table:number-matrix-rows-spanned="1" table:formula="of:=SUM([.I20:.K22]*[.$AD$38:.$AF$40])" office:value-type="float" office:value="2.23445647486117" calcext:value-type="float">
            <text:p>2.23445647486117</text:p>
          </table:table-cell>
          <table:table-cell table:style-name="ce4" table:number-matrix-columns-spanned="1" table:number-matrix-rows-spanned="1" table:formula="of:=SUM([.J20:.L22]*[.$AD$38:.$AF$40])" office:value-type="float" office:value="1.3102113633092" calcext:value-type="float">
            <text:p>1.3102113633092</text:p>
          </table:table-cell>
          <table:table-cell table:style-name="ce4" table:number-matrix-columns-spanned="1" table:number-matrix-rows-spanned="1" table:formula="of:=SUM([.K20:.M22]*[.$AD$38:.$AF$40])" office:value-type="float" office:value="0.88848940976921" calcext:value-type="float">
            <text:p>0.88848940976921</text:p>
          </table:table-cell>
          <table:table-cell table:style-name="ce4" table:number-matrix-columns-spanned="1" table:number-matrix-rows-spanned="1" table:formula="of:=SUM([.L20:.N22]*[.$AD$38:.$AF$40])" office:value-type="float" office:value="0.448007997956741" calcext:value-type="float">
            <text:p>0.448007997956741</text:p>
          </table:table-cell>
          <table:table-cell table:style-name="ce4" table:number-matrix-columns-spanned="1" table:number-matrix-rows-spanned="1" table:formula="of:=SUM([.M20:.O22]*[.$AD$38:.$AF$40])" office:value-type="float" office:value="0.224513663140919" calcext:value-type="float">
            <text:p>0.224513663140919</text:p>
          </table:table-cell>
          <table:table-cell table:style-name="ce4" table:number-matrix-columns-spanned="1" table:number-matrix-rows-spanned="1" table:formula="of:=SUM([.N20:.P22]*[.$AD$38:.$AF$40])" office:value-type="float" office:value="0.0640062236403917" calcext:value-type="float">
            <text:p>0.064006223640392</text:p>
          </table:table-cell>
          <table:table-cell table:style-name="ce4" table:number-matrix-columns-spanned="1" table:number-matrix-rows-spanned="1" table:formula="of:=SUM([.O20:.Q22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P20:.R22]*[.$AD$38:.$AF$40])" office:value-type="float" office:value="0.480894207780748" calcext:value-type="float">
            <text:p>0.480894207780748</text:p>
          </table:table-cell>
          <table:table-cell table:style-name="ce4" table:number-matrix-columns-spanned="1" table:number-matrix-rows-spanned="1" table:formula="of:=SUM([.Q20:.S22]*[.$AD$38:.$AF$40])" office:value-type="float" office:value="2.66839331457243" calcext:value-type="float">
            <text:p>2.66839331457243</text:p>
          </table:table-cell>
          <table:table-cell table:style-name="ce4" table:number-matrix-columns-spanned="1" table:number-matrix-rows-spanned="1" table:formula="of:=SUM([.R20:.T22]*[.$AD$38:.$AF$40])" office:value-type="float" office:value="4.31253198048842" calcext:value-type="float">
            <text:p>4.31253198048842</text:p>
          </table:table-cell>
          <table:table-cell table:style-name="ce4" table:number-matrix-columns-spanned="1" table:number-matrix-rows-spanned="1" table:formula="of:=SUM([.S20:.U22]*[.$AD$38:.$AF$40])" office:value-type="float" office:value="5.03936712260309" calcext:value-type="float">
            <text:p>5.03936712260309</text:p>
          </table:table-cell>
          <table:table-cell table:style-name="ce4" table:number-matrix-columns-spanned="1" table:number-matrix-rows-spanned="1" table:formula="of:=SUM([.T20:.V22]*[.$AD$38:.$AF$40])" office:value-type="float" office:value="2.94574410933502" calcext:value-type="float">
            <text:p>2.94574410933502</text:p>
          </table:table-cell>
          <table:table-cell table:style-name="ce4" table:number-matrix-columns-spanned="1" table:number-matrix-rows-spanned="1" table:formula="of:=SUM([.U20:.W22]*[.$AD$38:.$AF$40])" office:value-type="float" office:value="1.27648381962187" calcext:value-type="float">
            <text:p>1.27648381962187</text:p>
          </table:table-cell>
          <table:table-cell table:style-name="ce4" table:number-matrix-columns-spanned="1" table:number-matrix-rows-spanned="1" table:formula="of:=SUM([.V20:.X22]*[.$AD$38:.$AF$40])" office:value-type="float" office:value="0.08465339002584" calcext:value-type="float">
            <text:p>0.08465339002584</text:p>
          </table:table-cell>
          <table:table-cell table:style-name="ce4" table:number-matrix-columns-spanned="1" table:number-matrix-rows-spanned="1" table:formula="of:=SUM([.W20:.Y22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X20:.Z22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Y20:.AA22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Z20:.AB22]*[.$AD$38:.$AF$40]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SUM([.AH20:.AJ22]*[.$BI$38:.$BK$40])+SUM([.AH49:.AJ51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I20:.AK22]*[.$BI$38:.$BK$40])+SUM([.AI49:.AK51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J20:.AL22]*[.$BI$38:.$BK$40])+SUM([.AJ49:.AL51]*[.$BI$42:.$BK$44])" office:value-type="float" office:value="2.64678061295728" calcext:value-type="float">
            <text:p>2.64678061295728</text:p>
          </table:table-cell>
          <table:table-cell table:style-name="ce5" table:number-matrix-columns-spanned="1" table:number-matrix-rows-spanned="1" table:formula="of:=SUM([.AK20:.AM22]*[.$BI$38:.$BK$40])+SUM([.AK49:.AM51]*[.$BI$42:.$BK$44])" office:value-type="float" office:value="7.82457682250247" calcext:value-type="float">
            <text:p>7.82457682250247</text:p>
          </table:table-cell>
          <table:table-cell table:style-name="ce5" table:number-matrix-columns-spanned="1" table:number-matrix-rows-spanned="1" table:formula="of:=SUM([.AL20:.AN22]*[.$BI$38:.$BK$40])+SUM([.AL49:.AN51]*[.$BI$42:.$BK$44])" office:value-type="float" office:value="14.9841194328553" calcext:value-type="float">
            <text:p>14.9841194328553</text:p>
          </table:table-cell>
          <table:table-cell table:style-name="ce5" table:number-matrix-columns-spanned="1" table:number-matrix-rows-spanned="1" table:formula="of:=SUM([.AM20:.AO22]*[.$BI$38:.$BK$40])+SUM([.AM49:.AO51]*[.$BI$42:.$BK$44])" office:value-type="float" office:value="20.4926338468893" calcext:value-type="float">
            <text:p>20.4926338468893</text:p>
          </table:table-cell>
          <table:table-cell table:style-name="ce5" table:number-matrix-columns-spanned="1" table:number-matrix-rows-spanned="1" table:formula="of:=SUM([.AN20:.AP22]*[.$BI$38:.$BK$40])+SUM([.AN49:.AP51]*[.$BI$42:.$BK$44])" office:value-type="float" office:value="21.0727716394625" calcext:value-type="float">
            <text:p>21.0727716394625</text:p>
          </table:table-cell>
          <table:table-cell table:style-name="ce5" table:number-matrix-columns-spanned="1" table:number-matrix-rows-spanned="1" table:formula="of:=SUM([.AO20:.AQ22]*[.$BI$38:.$BK$40])+SUM([.AO49:.AQ51]*[.$BI$42:.$BK$44])" office:value-type="float" office:value="18.5223288006339" calcext:value-type="float">
            <text:p>18.5223288006339</text:p>
          </table:table-cell>
          <table:table-cell table:style-name="ce5" table:number-matrix-columns-spanned="1" table:number-matrix-rows-spanned="1" table:formula="of:=SUM([.AP20:.AR22]*[.$BI$38:.$BK$40])+SUM([.AP49:.AR51]*[.$BI$42:.$BK$44])" office:value-type="float" office:value="14.1021382632489" calcext:value-type="float">
            <text:p>14.1021382632489</text:p>
          </table:table-cell>
          <table:table-cell table:style-name="ce5" table:number-matrix-columns-spanned="1" table:number-matrix-rows-spanned="1" table:formula="of:=SUM([.AQ20:.AS22]*[.$BI$38:.$BK$40])+SUM([.AQ49:.AS51]*[.$BI$42:.$BK$44])" office:value-type="float" office:value="10.2434481957242" calcext:value-type="float">
            <text:p>10.2434481957242</text:p>
          </table:table-cell>
          <table:table-cell table:style-name="ce5" table:number-matrix-columns-spanned="1" table:number-matrix-rows-spanned="1" table:formula="of:=SUM([.AR20:.AT22]*[.$BI$38:.$BK$40])+SUM([.AR49:.AT51]*[.$BI$42:.$BK$44])" office:value-type="float" office:value="7.693631175219" calcext:value-type="float">
            <text:p>7.693631175219</text:p>
          </table:table-cell>
          <table:table-cell table:style-name="ce5" table:number-matrix-columns-spanned="1" table:number-matrix-rows-spanned="1" table:formula="of:=SUM([.AS20:.AU22]*[.$BI$38:.$BK$40])+SUM([.AS49:.AU51]*[.$BI$42:.$BK$44])" office:value-type="float" office:value="5.56483812213673" calcext:value-type="float">
            <text:p>5.56483812213673</text:p>
          </table:table-cell>
          <table:table-cell table:style-name="ce5" table:number-matrix-columns-spanned="1" table:number-matrix-rows-spanned="1" table:formula="of:=SUM([.AT20:.AV22]*[.$BI$38:.$BK$40])+SUM([.AT49:.AV51]*[.$BI$42:.$BK$44])" office:value-type="float" office:value="3.87614026858307" calcext:value-type="float">
            <text:p>3.87614026858307</text:p>
          </table:table-cell>
          <table:table-cell table:style-name="ce5" table:number-matrix-columns-spanned="1" table:number-matrix-rows-spanned="1" table:formula="of:=SUM([.AU20:.AW22]*[.$BI$38:.$BK$40])+SUM([.AU49:.AW51]*[.$BI$42:.$BK$44])" office:value-type="float" office:value="4.63417894320243" calcext:value-type="float">
            <text:p>4.63417894320243</text:p>
          </table:table-cell>
          <table:table-cell table:style-name="ce5" table:number-matrix-columns-spanned="1" table:number-matrix-rows-spanned="1" table:formula="of:=SUM([.AV20:.AX22]*[.$BI$38:.$BK$40])+SUM([.AV49:.AX51]*[.$BI$42:.$BK$44])" office:value-type="float" office:value="10.8667003036883" calcext:value-type="float">
            <text:p>10.8667003036883</text:p>
          </table:table-cell>
          <table:table-cell table:style-name="ce5" table:number-matrix-columns-spanned="1" table:number-matrix-rows-spanned="1" table:formula="of:=SUM([.AW20:.AY22]*[.$BI$38:.$BK$40])+SUM([.AW49:.AY51]*[.$BI$42:.$BK$44])" office:value-type="float" office:value="19.9713764122518" calcext:value-type="float">
            <text:p>19.9713764122518</text:p>
          </table:table-cell>
          <table:table-cell table:style-name="ce5" table:number-matrix-columns-spanned="1" table:number-matrix-rows-spanned="1" table:formula="of:=SUM([.AX20:.AZ22]*[.$BI$38:.$BK$40])+SUM([.AX49:.AZ51]*[.$BI$42:.$BK$44])" office:value-type="float" office:value="30.7853692892855" calcext:value-type="float">
            <text:p>30.7853692892855</text:p>
          </table:table-cell>
          <table:table-cell table:style-name="ce5" table:number-matrix-columns-spanned="1" table:number-matrix-rows-spanned="1" table:formula="of:=SUM([.AY20:.BA22]*[.$BI$38:.$BK$40])+SUM([.AY49:.BA51]*[.$BI$42:.$BK$44])" office:value-type="float" office:value="30.8988179068621" calcext:value-type="float">
            <text:p>30.8988179068621</text:p>
          </table:table-cell>
          <table:table-cell table:style-name="ce5" table:number-matrix-columns-spanned="1" table:number-matrix-rows-spanned="1" table:formula="of:=SUM([.AZ20:.BB22]*[.$BI$38:.$BK$40])+SUM([.AZ49:.BB51]*[.$BI$42:.$BK$44])" office:value-type="float" office:value="26.1155066166537" calcext:value-type="float">
            <text:p>26.1155066166537</text:p>
          </table:table-cell>
          <table:table-cell table:style-name="ce5" table:number-matrix-columns-spanned="1" table:number-matrix-rows-spanned="1" table:formula="of:=SUM([.BA20:.BC22]*[.$BI$38:.$BK$40])+SUM([.BA49:.BC51]*[.$BI$42:.$BK$44])" office:value-type="float" office:value="13.2656028376143" calcext:value-type="float">
            <text:p>13.2656028376143</text:p>
          </table:table-cell>
          <table:table-cell table:style-name="ce5" table:number-matrix-columns-spanned="1" table:number-matrix-rows-spanned="1" table:formula="of:=SUM([.BB20:.BD22]*[.$BI$38:.$BK$40])+SUM([.BB49:.BD51]*[.$BI$42:.$BK$44])" office:value-type="float" office:value="5.49934798299172" calcext:value-type="float">
            <text:p>5.49934798299172</text:p>
          </table:table-cell>
          <table:table-cell table:style-name="ce5" table:number-matrix-columns-spanned="1" table:number-matrix-rows-spanned="1" table:formula="of:=SUM([.BC20:.BE22]*[.$BI$38:.$BK$40])+SUM([.BC49:.BE51]*[.$BI$42:.$BK$44])" office:value-type="float" office:value="0.449562379184261" calcext:value-type="float">
            <text:p>0.449562379184261</text:p>
          </table:table-cell>
          <table:table-cell table:style-name="ce5" table:number-matrix-columns-spanned="1" table:number-matrix-rows-spanned="1" table:formula="of:=SUM([.BD20:.BF22]*[.$BI$38:.$BK$40])+SUM([.BD49:.BF51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E20:.BG22]*[.$BI$38:.$BK$40])+SUM([.BE49:.BG51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F20:.BH22]*[.$BI$38:.$BK$40])+SUM([.BF49:.BH51]*[.$BI$42:.$BK$44])" office:value-type="float" office:value="0" calcext:value-type="float">
            <text:p>0</text:p>
          </table:table-cell>
          <table:table-cell/>
          <table:table-cell table:style-name="ce7" table:number-columns-repeated="25"/>
          <table:table-cell table:number-columns-repeated="909"/>
        </table:table-row>
        <table:table-row table:style-name="ro1">
          <table:table-cell table:number-columns-repeated="33"/>
          <table:table-cell table:style-name="ce4" table:number-matrix-columns-spanned="1" table:number-matrix-rows-spanned="1" table:formula="of:=SUM([.A21:.C23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B21:.D23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C21:.E23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D21:.F23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E21:.G23]*[.$AD$38:.$AF$40])" office:value-type="float" office:value="0.57298162159177" calcext:value-type="float">
            <text:p>0.57298162159177</text:p>
          </table:table-cell>
          <table:table-cell table:style-name="ce4" table:number-matrix-columns-spanned="1" table:number-matrix-rows-spanned="1" table:formula="of:=SUM([.F21:.H23]*[.$AD$38:.$AF$40])" office:value-type="float" office:value="1.49136900899662" calcext:value-type="float">
            <text:p>1.49136900899662</text:p>
          </table:table-cell>
          <table:table-cell table:style-name="ce4" table:number-matrix-columns-spanned="1" table:number-matrix-rows-spanned="1" table:formula="of:=SUM([.G21:.I23]*[.$AD$38:.$AF$40])" office:value-type="float" office:value="1.7384775611332" calcext:value-type="float">
            <text:p>1.7384775611332</text:p>
          </table:table-cell>
          <table:table-cell table:style-name="ce4" table:number-matrix-columns-spanned="1" table:number-matrix-rows-spanned="1" table:formula="of:=SUM([.H21:.J23]*[.$AD$38:.$AF$40])" office:value-type="float" office:value="1.27301915518749" calcext:value-type="float">
            <text:p>1.27301915518749</text:p>
          </table:table-cell>
          <table:table-cell table:style-name="ce4" table:number-matrix-columns-spanned="1" table:number-matrix-rows-spanned="1" table:formula="of:=SUM([.I21:.K23]*[.$AD$38:.$AF$40])" office:value-type="float" office:value="0.444897893004749" calcext:value-type="float">
            <text:p>0.444897893004749</text:p>
          </table:table-cell>
          <table:table-cell table:style-name="ce4" table:number-matrix-columns-spanned="1" table:number-matrix-rows-spanned="1" table:formula="of:=SUM([.J21:.L23]*[.$AD$38:.$AF$40])" office:value-type="float" office:value="0.128012447280784" calcext:value-type="float">
            <text:p>0.128012447280784</text:p>
          </table:table-cell>
          <table:table-cell table:style-name="ce4" table:number-matrix-columns-spanned="1" table:number-matrix-rows-spanned="1" table:formula="of:=SUM([.K21:.M23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L21:.N23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M21:.O23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N21:.P23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O21:.Q23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P21:.R23]*[.$AD$38:.$AF$40])" office:value-type="float" office:value="0.956614821945261" calcext:value-type="float">
            <text:p>0.956614821945261</text:p>
          </table:table-cell>
          <table:table-cell table:style-name="ce4" table:number-matrix-columns-spanned="1" table:number-matrix-rows-spanned="1" table:formula="of:=SUM([.Q21:.S23]*[.$AD$38:.$AF$40])" office:value-type="float" office:value="3.12634511183795" calcext:value-type="float">
            <text:p>3.12634511183795</text:p>
          </table:table-cell>
          <table:table-cell table:style-name="ce4" table:number-matrix-columns-spanned="1" table:number-matrix-rows-spanned="1" table:formula="of:=SUM([.R21:.T23]*[.$AD$38:.$AF$40])" office:value-type="float" office:value="4.61079190377567" calcext:value-type="float">
            <text:p>4.61079190377567</text:p>
          </table:table-cell>
          <table:table-cell table:style-name="ce4" table:number-matrix-columns-spanned="1" table:number-matrix-rows-spanned="1" table:formula="of:=SUM([.S21:.U23]*[.$AD$38:.$AF$40])" office:value-type="float" office:value="4.47546488107542" calcext:value-type="float">
            <text:p>4.47546488107542</text:p>
          </table:table-cell>
          <table:table-cell table:style-name="ce4" table:number-matrix-columns-spanned="1" table:number-matrix-rows-spanned="1" table:formula="of:=SUM([.T21:.V23]*[.$AD$38:.$AF$40])" office:value-type="float" office:value="2.37803913182429" calcext:value-type="float">
            <text:p>2.37803913182429</text:p>
          </table:table-cell>
          <table:table-cell table:style-name="ce4" table:number-matrix-columns-spanned="1" table:number-matrix-rows-spanned="1" table:formula="of:=SUM([.U21:.W23]*[.$AD$38:.$AF$40])" office:value-type="float" office:value="0.960080837577042" calcext:value-type="float">
            <text:p>0.960080837577042</text:p>
          </table:table-cell>
          <table:table-cell table:style-name="ce4" table:number-matrix-columns-spanned="1" table:number-matrix-rows-spanned="1" table:formula="of:=SUM([.V21:.X23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W21:.Y23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X21:.Z23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Y21:.AA23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Z21:.AB23]*[.$AD$38:.$AF$40]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SUM([.AH21:.AJ23]*[.$BI$38:.$BK$40])+SUM([.AH50:.AJ52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I21:.AK23]*[.$BI$38:.$BK$40])+SUM([.AI50:.AK52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J21:.AL23]*[.$BI$38:.$BK$40])+SUM([.AJ50:.AL52]*[.$BI$42:.$BK$44])" office:value-type="float" office:value="1.57003102391675" calcext:value-type="float">
            <text:p>1.57003102391675</text:p>
          </table:table-cell>
          <table:table-cell table:style-name="ce5" table:number-matrix-columns-spanned="1" table:number-matrix-rows-spanned="1" table:formula="of:=SUM([.AK21:.AM23]*[.$BI$38:.$BK$40])+SUM([.AK50:.AM52]*[.$BI$42:.$BK$44])" office:value-type="float" office:value="5.28819714193289" calcext:value-type="float">
            <text:p>5.28819714193289</text:p>
          </table:table-cell>
          <table:table-cell table:style-name="ce5" table:number-matrix-columns-spanned="1" table:number-matrix-rows-spanned="1" table:formula="of:=SUM([.AL21:.AN23]*[.$BI$38:.$BK$40])+SUM([.AL50:.AN52]*[.$BI$42:.$BK$44])" office:value-type="float" office:value="9.05487129712295" calcext:value-type="float">
            <text:p>9.05487129712295</text:p>
          </table:table-cell>
          <table:table-cell table:style-name="ce5" table:number-matrix-columns-spanned="1" table:number-matrix-rows-spanned="1" table:formula="of:=SUM([.AM21:.AO23]*[.$BI$38:.$BK$40])+SUM([.AM50:.AO52]*[.$BI$42:.$BK$44])" office:value-type="float" office:value="12.4715748819986" calcext:value-type="float">
            <text:p>12.4715748819986</text:p>
          </table:table-cell>
          <table:table-cell table:style-name="ce5" table:number-matrix-columns-spanned="1" table:number-matrix-rows-spanned="1" table:formula="of:=SUM([.AN21:.AP23]*[.$BI$38:.$BK$40])+SUM([.AN50:.AP52]*[.$BI$42:.$BK$44])" office:value-type="float" office:value="11.0561831881176" calcext:value-type="float">
            <text:p>11.0561831881176</text:p>
          </table:table-cell>
          <table:table-cell table:style-name="ce5" table:number-matrix-columns-spanned="1" table:number-matrix-rows-spanned="1" table:formula="of:=SUM([.AO21:.AQ23]*[.$BI$38:.$BK$40])+SUM([.AO50:.AQ52]*[.$BI$42:.$BK$44])" office:value-type="float" office:value="8.34553694814542" calcext:value-type="float">
            <text:p>8.34553694814542</text:p>
          </table:table-cell>
          <table:table-cell table:style-name="ce5" table:number-matrix-columns-spanned="1" table:number-matrix-rows-spanned="1" table:formula="of:=SUM([.AP21:.AR23]*[.$BI$38:.$BK$40])+SUM([.AP50:.AR52]*[.$BI$42:.$BK$44])" office:value-type="float" office:value="4.60478780560269" calcext:value-type="float">
            <text:p>4.60478780560269</text:p>
          </table:table-cell>
          <table:table-cell table:style-name="ce5" table:number-matrix-columns-spanned="1" table:number-matrix-rows-spanned="1" table:formula="of:=SUM([.AQ21:.AS23]*[.$BI$38:.$BK$40])+SUM([.AQ50:.AS52]*[.$BI$42:.$BK$44])" office:value-type="float" office:value="2.41268717484915" calcext:value-type="float">
            <text:p>2.41268717484915</text:p>
          </table:table-cell>
          <table:table-cell table:style-name="ce5" table:number-matrix-columns-spanned="1" table:number-matrix-rows-spanned="1" table:formula="of:=SUM([.AR21:.AT23]*[.$BI$38:.$BK$40])+SUM([.AR50:.AT52]*[.$BI$42:.$BK$44])" office:value-type="float" office:value="1.29716760922553" calcext:value-type="float">
            <text:p>1.29716760922553</text:p>
          </table:table-cell>
          <table:table-cell table:style-name="ce5" table:number-matrix-columns-spanned="1" table:number-matrix-rows-spanned="1" table:formula="of:=SUM([.AS21:.AU23]*[.$BI$38:.$BK$40])+SUM([.AS50:.AU52]*[.$BI$42:.$BK$44])" office:value-type="float" office:value="0.600959912516217" calcext:value-type="float">
            <text:p>0.600959912516217</text:p>
          </table:table-cell>
          <table:table-cell table:style-name="ce5" table:number-matrix-columns-spanned="1" table:number-matrix-rows-spanned="1" table:formula="of:=SUM([.AT21:.AV23]*[.$BI$38:.$BK$40])+SUM([.AT50:.AV52]*[.$BI$42:.$BK$44])" office:value-type="float" office:value="1.32766453992736" calcext:value-type="float">
            <text:p>1.32766453992736</text:p>
          </table:table-cell>
          <table:table-cell table:style-name="ce5" table:number-matrix-columns-spanned="1" table:number-matrix-rows-spanned="1" table:formula="of:=SUM([.AU21:.AW23]*[.$BI$38:.$BK$40])+SUM([.AU50:.AW52]*[.$BI$42:.$BK$44])" office:value-type="float" office:value="4.40205617833741" calcext:value-type="float">
            <text:p>4.40205617833741</text:p>
          </table:table-cell>
          <table:table-cell table:style-name="ce5" table:number-matrix-columns-spanned="1" table:number-matrix-rows-spanned="1" table:formula="of:=SUM([.AV21:.AX23]*[.$BI$38:.$BK$40])+SUM([.AV50:.AX52]*[.$BI$42:.$BK$44])" office:value-type="float" office:value="12.8103146406297" calcext:value-type="float">
            <text:p>12.8103146406297</text:p>
          </table:table-cell>
          <table:table-cell table:style-name="ce5" table:number-matrix-columns-spanned="1" table:number-matrix-rows-spanned="1" table:formula="of:=SUM([.AW21:.AY23]*[.$BI$38:.$BK$40])+SUM([.AW50:.AY52]*[.$BI$42:.$BK$44])" office:value-type="float" office:value="22.5478313921306" calcext:value-type="float">
            <text:p>22.5478313921306</text:p>
          </table:table-cell>
          <table:table-cell table:style-name="ce5" table:number-matrix-columns-spanned="1" table:number-matrix-rows-spanned="1" table:formula="of:=SUM([.AX21:.AZ23]*[.$BI$38:.$BK$40])+SUM([.AX50:.AZ52]*[.$BI$42:.$BK$44])" office:value-type="float" office:value="30.8669851351849" calcext:value-type="float">
            <text:p>30.8669851351849</text:p>
          </table:table-cell>
          <table:table-cell table:style-name="ce5" table:number-matrix-columns-spanned="1" table:number-matrix-rows-spanned="1" table:formula="of:=SUM([.AY21:.BA23]*[.$BI$38:.$BK$40])+SUM([.AY50:.BA52]*[.$BI$42:.$BK$44])" office:value-type="float" office:value="29.2067077292833" calcext:value-type="float">
            <text:p>29.2067077292833</text:p>
          </table:table-cell>
          <table:table-cell table:style-name="ce5" table:number-matrix-columns-spanned="1" table:number-matrix-rows-spanned="1" table:formula="of:=SUM([.AZ21:.BB23]*[.$BI$38:.$BK$40])+SUM([.AZ50:.BB52]*[.$BI$42:.$BK$44])" office:value-type="float" office:value="22.0758552351423" calcext:value-type="float">
            <text:p>22.0758552351423</text:p>
          </table:table-cell>
          <table:table-cell table:style-name="ce5" table:number-matrix-columns-spanned="1" table:number-matrix-rows-spanned="1" table:formula="of:=SUM([.BA21:.BC23]*[.$BI$38:.$BK$40])+SUM([.BA50:.BC52]*[.$BI$42:.$BK$44])" office:value-type="float" office:value="10.4419912693219" calcext:value-type="float">
            <text:p>10.4419912693219</text:p>
          </table:table-cell>
          <table:table-cell table:style-name="ce5" table:number-matrix-columns-spanned="1" table:number-matrix-rows-spanned="1" table:formula="of:=SUM([.BB21:.BD23]*[.$BI$38:.$BK$40])+SUM([.BB50:.BD52]*[.$BI$42:.$BK$44])" office:value-type="float" office:value="3.65525171330857" calcext:value-type="float">
            <text:p>3.65525171330857</text:p>
          </table:table-cell>
          <table:table-cell table:style-name="ce5" table:number-matrix-columns-spanned="1" table:number-matrix-rows-spanned="1" table:formula="of:=SUM([.BC21:.BE23]*[.$BI$38:.$BK$40])+SUM([.BC50:.BE52]*[.$BI$42:.$BK$44])" office:value-type="float" office:value="0.069937583448445" calcext:value-type="float">
            <text:p>0.069937583448445</text:p>
          </table:table-cell>
          <table:table-cell table:style-name="ce5" table:number-matrix-columns-spanned="1" table:number-matrix-rows-spanned="1" table:formula="of:=SUM([.BD21:.BF23]*[.$BI$38:.$BK$40])+SUM([.BD50:.BF52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E21:.BG23]*[.$BI$38:.$BK$40])+SUM([.BE50:.BG52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F21:.BH23]*[.$BI$38:.$BK$40])+SUM([.BF50:.BH52]*[.$BI$42:.$BK$44])" office:value-type="float" office:value="0" calcext:value-type="float">
            <text:p>0</text:p>
          </table:table-cell>
          <table:table-cell/>
          <table:table-cell table:style-name="ce7" table:formula="of:=MAX([.BM51:.BN52])" office:value-type="float" office:value="0" calcext:value-type="float">
            <text:p>0</text:p>
          </table:table-cell>
          <table:table-cell table:style-name="ce7"/>
          <table:table-cell table:style-name="ce7" table:formula="of:=MAX([.BO51:.BP52])" office:value-type="float" office:value="5.28819714193289" calcext:value-type="float">
            <text:p>5.28819714193289</text:p>
          </table:table-cell>
          <table:table-cell table:style-name="ce7"/>
          <table:table-cell table:style-name="ce7" table:formula="of:=MAX([.BQ51:.BR52])" office:value-type="float" office:value="12.4715748819986" calcext:value-type="float">
            <text:p>12.4715748819986</text:p>
          </table:table-cell>
          <table:table-cell table:style-name="ce7"/>
          <table:table-cell table:style-name="ce7" table:formula="of:=MAX([.BS51:.BT52])" office:value-type="float" office:value="11.0561831881176" calcext:value-type="float">
            <text:p>11.0561831881176</text:p>
          </table:table-cell>
          <table:table-cell table:style-name="ce7"/>
          <table:table-cell table:style-name="ce7" table:formula="of:=MAX([.BU51:.BV52])" office:value-type="float" office:value="4.60478780560269" calcext:value-type="float">
            <text:p>4.60478780560269</text:p>
          </table:table-cell>
          <table:table-cell table:style-name="ce7"/>
          <table:table-cell table:style-name="ce7" table:formula="of:=MAX([.BW51:.BX52])" office:value-type="float" office:value="1.29716760922553" calcext:value-type="float">
            <text:p>1.29716760922553</text:p>
          </table:table-cell>
          <table:table-cell table:style-name="ce7"/>
          <table:table-cell table:style-name="ce7" table:formula="of:=MAX([.BY51:.BZ52])" office:value-type="float" office:value="7.9520727832934" calcext:value-type="float">
            <text:p>7.9520727832934</text:p>
          </table:table-cell>
          <table:table-cell table:style-name="ce7"/>
          <table:table-cell table:style-name="ce7" table:formula="of:=MAX([.CA51:.CB52])" office:value-type="float" office:value="26.338805983811" calcext:value-type="float">
            <text:p>26.338805983811</text:p>
          </table:table-cell>
          <table:table-cell table:style-name="ce7"/>
          <table:table-cell table:style-name="ce7" table:formula="of:=MAX([.CC51:.CD52])" office:value-type="float" office:value="30.8669851351849" calcext:value-type="float">
            <text:p>30.8669851351849</text:p>
          </table:table-cell>
          <table:table-cell table:style-name="ce7"/>
          <table:table-cell table:style-name="ce7" table:formula="of:=MAX([.CE51:.CF52])" office:value-type="float" office:value="22.0758552351423" calcext:value-type="float">
            <text:p>22.0758552351423</text:p>
          </table:table-cell>
          <table:table-cell table:style-name="ce7"/>
          <table:table-cell table:style-name="ce7" table:formula="of:=MAX([.CG51:.CH52])" office:value-type="float" office:value="3.65525171330857" calcext:value-type="float">
            <text:p>3.65525171330857</text:p>
          </table:table-cell>
          <table:table-cell table:style-name="ce7"/>
          <table:table-cell table:style-name="ce7" table:formula="of:=MAX([.CI51:.CJ52])" office:value-type="float" office:value="0" calcext:value-type="float">
            <text:p>0</text:p>
          </table:table-cell>
          <table:table-cell table:style-name="ce7"/>
          <table:table-cell table:style-name="ce7" table:formula="of:=MAX([.CK51:.CL52])" office:value-type="float" office:value="0" calcext:value-type="float">
            <text:p>0</text:p>
          </table:table-cell>
          <table:table-cell table:number-columns-repeated="2"/>
          <table:table-cell office:value-type="float" office:value="0.453181443106527" calcext:value-type="float">
            <text:p>0.453181443106527</text:p>
          </table:table-cell>
          <table:table-cell/>
          <table:table-cell office:value-type="float" office:value="0.754975694685096" calcext:value-type="float">
            <text:p>0.754975694685096</text:p>
          </table:table-cell>
          <table:table-cell/>
          <table:table-cell office:value-type="float" office:value="0.613855736703549" calcext:value-type="float">
            <text:p>0.613855736703549</text:p>
          </table:table-cell>
          <table:table-cell/>
          <table:table-cell office:value-type="float" office:value="0.718771928603609" calcext:value-type="float">
            <text:p>0.718771928603609</text:p>
          </table:table-cell>
          <table:table-cell/>
          <table:table-cell office:value-type="float" office:value="0.394601238521448" calcext:value-type="float">
            <text:p>0.394601238521448</text:p>
          </table:table-cell>
          <table:table-cell/>
          <table:table-cell office:value-type="float" office:value="0.506389476314064" calcext:value-type="float">
            <text:p>0.506389476314064</text:p>
          </table:table-cell>
          <table:table-cell/>
          <table:table-cell office:value-type="float" office:value="0.335476371251519" calcext:value-type="float">
            <text:p>0.335476371251519</text:p>
          </table:table-cell>
          <table:table-cell/>
          <table:table-cell office:value-type="float" office:value="0.65941495736426" calcext:value-type="float">
            <text:p>0.65941495736426</text:p>
          </table:table-cell>
          <table:table-cell/>
          <table:table-cell office:value-type="float" office:value="0.761943915837495" calcext:value-type="float">
            <text:p>0.761943915837495</text:p>
          </table:table-cell>
          <table:table-cell/>
          <table:table-cell office:value-type="float" office:value="0.155847227497309" calcext:value-type="float">
            <text:p>0.155847227497309</text:p>
          </table:table-cell>
          <table:table-cell/>
          <table:table-cell office:value-type="float" office:value="0.585481887635991" calcext:value-type="float">
            <text:p>0.585481887635991</text:p>
          </table:table-cell>
          <table:table-cell/>
          <table:table-cell office:value-type="float" office:value="0.0774136891727641" calcext:value-type="float">
            <text:p>0.077413689172764</text:p>
          </table:table-cell>
          <table:table-cell/>
          <table:table-cell office:value-type="float" office:value="0.470848429900169" calcext:value-type="float">
            <text:p>0.470848429900169</text:p>
          </table:table-cell>
          <table:table-cell table:number-columns-repeated="882"/>
        </table:table-row>
        <table:table-row table:style-name="ro1">
          <table:table-cell table:number-columns-repeated="33"/>
          <table:table-cell table:style-name="ce4" table:number-matrix-columns-spanned="1" table:number-matrix-rows-spanned="1" table:formula="of:=SUM([.A22:.C24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B22:.D24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C22:.E24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D22:.F24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E22:.G24]*[.$AD$38:.$AF$40])" office:value-type="float" office:value="0.0543266242121875" calcext:value-type="float">
            <text:p>0.054326624212188</text:p>
          </table:table-cell>
          <table:table-cell table:style-name="ce4" table:number-matrix-columns-spanned="1" table:number-matrix-rows-spanned="1" table:formula="of:=SUM([.F22:.H24]*[.$AD$38:.$AF$40])" office:value-type="float" office:value="0.397913619331067" calcext:value-type="float">
            <text:p>0.397913619331067</text:p>
          </table:table-cell>
          <table:table-cell table:style-name="ce4" table:number-matrix-columns-spanned="1" table:number-matrix-rows-spanned="1" table:formula="of:=SUM([.G22:.I24]*[.$AD$38:.$AF$40])" office:value-type="float" office:value="0.200180369894258" calcext:value-type="float">
            <text:p>0.200180369894258</text:p>
          </table:table-cell>
          <table:table-cell table:style-name="ce4" table:number-matrix-columns-spanned="1" table:number-matrix-rows-spanned="1" table:formula="of:=SUM([.H22:.J24]*[.$AD$38:.$AF$40])" office:value-type="float" office:value="0.256024894561568" calcext:value-type="float">
            <text:p>0.256024894561568</text:p>
          </table:table-cell>
          <table:table-cell table:style-name="ce4" table:number-matrix-columns-spanned="1" table:number-matrix-rows-spanned="1" table:formula="of:=SUM([.I22:.K24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J22:.L24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K22:.M24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L22:.N24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M22:.O24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N22:.P24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O22:.Q24]*[.$AD$38:.$AF$40])" office:value-type="float" office:value="0.782802265680705" calcext:value-type="float">
            <text:p>0.782802265680705</text:p>
          </table:table-cell>
          <table:table-cell table:style-name="ce4" table:number-matrix-columns-spanned="1" table:number-matrix-rows-spanned="1" table:formula="of:=SUM([.P22:.R24]*[.$AD$38:.$AF$40])" office:value-type="float" office:value="1.98647610689824" calcext:value-type="float">
            <text:p>1.98647610689824</text:p>
          </table:table-cell>
          <table:table-cell table:style-name="ce4" table:number-matrix-columns-spanned="1" table:number-matrix-rows-spanned="1" table:formula="of:=SUM([.Q22:.S24]*[.$AD$38:.$AF$40])" office:value-type="float" office:value="3.75020910344846" calcext:value-type="float">
            <text:p>3.75020910344846</text:p>
          </table:table-cell>
          <table:table-cell table:style-name="ce4" table:number-matrix-columns-spanned="1" table:number-matrix-rows-spanned="1" table:formula="of:=SUM([.R22:.T24]*[.$AD$38:.$AF$40])" office:value-type="float" office:value="4.61317456333533" calcext:value-type="float">
            <text:p>4.61317456333533</text:p>
          </table:table-cell>
          <table:table-cell table:style-name="ce4" table:number-matrix-columns-spanned="1" table:number-matrix-rows-spanned="1" table:formula="of:=SUM([.S22:.U24]*[.$AD$38:.$AF$40])" office:value-type="float" office:value="3.55770677389384" calcext:value-type="float">
            <text:p>3.55770677389384</text:p>
          </table:table-cell>
          <table:table-cell table:style-name="ce4" table:number-matrix-columns-spanned="1" table:number-matrix-rows-spanned="1" table:formula="of:=SUM([.T22:.V24]*[.$AD$38:.$AF$40])" office:value-type="float" office:value="1.69857540788269" calcext:value-type="float">
            <text:p>1.69857540788269</text:p>
          </table:table-cell>
          <table:table-cell table:style-name="ce4" table:number-matrix-columns-spanned="1" table:number-matrix-rows-spanned="1" table:formula="of:=SUM([.U22:.W24]*[.$AD$38:.$AF$40])" office:value-type="float" office:value="0.494472968855496" calcext:value-type="float">
            <text:p>0.494472968855496</text:p>
          </table:table-cell>
          <table:table-cell table:style-name="ce4" table:number-matrix-columns-spanned="1" table:number-matrix-rows-spanned="1" table:formula="of:=SUM([.V22:.X24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W22:.Y24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X22:.Z24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Y22:.AA24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Z22:.AB24]*[.$AD$38:.$AF$40]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SUM([.AH22:.AJ24]*[.$BI$38:.$BK$40])+SUM([.AH51:.AJ53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I22:.AK24]*[.$BI$38:.$BK$40])+SUM([.AI51:.AK53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J22:.AL24]*[.$BI$38:.$BK$40])+SUM([.AJ51:.AL53]*[.$BI$42:.$BK$44])" office:value-type="float" office:value="0.724367127013053" calcext:value-type="float">
            <text:p>0.724367127013053</text:p>
          </table:table-cell>
          <table:table-cell table:style-name="ce5" table:number-matrix-columns-spanned="1" table:number-matrix-rows-spanned="1" table:formula="of:=SUM([.AK22:.AM24]*[.$BI$38:.$BK$40])+SUM([.AK51:.AM53]*[.$BI$42:.$BK$44])" office:value-type="float" office:value="2.24446485852987" calcext:value-type="float">
            <text:p>2.24446485852987</text:p>
          </table:table-cell>
          <table:table-cell table:style-name="ce5" table:number-matrix-columns-spanned="1" table:number-matrix-rows-spanned="1" table:formula="of:=SUM([.AL22:.AN24]*[.$BI$38:.$BK$40])+SUM([.AL51:.AN53]*[.$BI$42:.$BK$44])" office:value-type="float" office:value="3.495572027171" calcext:value-type="float">
            <text:p>3.495572027171</text:p>
          </table:table-cell>
          <table:table-cell table:style-name="ce5" table:number-matrix-columns-spanned="1" table:number-matrix-rows-spanned="1" table:formula="of:=SUM([.AM22:.AO24]*[.$BI$38:.$BK$40])+SUM([.AM51:.AO53]*[.$BI$42:.$BK$44])" office:value-type="float" office:value="4.5412138796793" calcext:value-type="float">
            <text:p>4.5412138796793</text:p>
          </table:table-cell>
          <table:table-cell table:style-name="ce5" table:number-matrix-columns-spanned="1" table:number-matrix-rows-spanned="1" table:formula="of:=SUM([.AN22:.AP24]*[.$BI$38:.$BK$40])+SUM([.AN51:.AP53]*[.$BI$42:.$BK$44])" office:value-type="float" office:value="3.20530142751875" calcext:value-type="float">
            <text:p>3.20530142751875</text:p>
          </table:table-cell>
          <table:table-cell table:style-name="ce5" table:number-matrix-columns-spanned="1" table:number-matrix-rows-spanned="1" table:formula="of:=SUM([.AO22:.AQ24]*[.$BI$38:.$BK$40])+SUM([.AO51:.AQ53]*[.$BI$42:.$BK$44])" office:value-type="float" office:value="1.99404676674606" calcext:value-type="float">
            <text:p>1.99404676674606</text:p>
          </table:table-cell>
          <table:table-cell table:style-name="ce5" table:number-matrix-columns-spanned="1" table:number-matrix-rows-spanned="1" table:formula="of:=SUM([.AP22:.AR24]*[.$BI$38:.$BK$40])+SUM([.AP51:.AR53]*[.$BI$42:.$BK$44])" office:value-type="float" office:value="0.450957378469746" calcext:value-type="float">
            <text:p>0.450957378469746</text:p>
          </table:table-cell>
          <table:table-cell table:style-name="ce5" table:number-matrix-columns-spanned="1" table:number-matrix-rows-spanned="1" table:formula="of:=SUM([.AQ22:.AS24]*[.$BI$38:.$BK$40])+SUM([.AQ51:.AS53]*[.$BI$42:.$BK$44])" office:value-type="float" office:value="0.105759275693586" calcext:value-type="float">
            <text:p>0.105759275693586</text:p>
          </table:table-cell>
          <table:table-cell table:style-name="ce5" table:number-matrix-columns-spanned="1" table:number-matrix-rows-spanned="1" table:formula="of:=SUM([.AR22:.AT24]*[.$BI$38:.$BK$40])+SUM([.AR51:.AT53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S22:.AU24]*[.$BI$38:.$BK$40])+SUM([.AS51:.AU53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T22:.AV24]*[.$BI$38:.$BK$40])+SUM([.AT51:.AV53]*[.$BI$42:.$BK$44])" office:value-type="float" office:value="2.72078264102902" calcext:value-type="float">
            <text:p>2.72078264102902</text:p>
          </table:table-cell>
          <table:table-cell table:style-name="ce5" table:number-matrix-columns-spanned="1" table:number-matrix-rows-spanned="1" table:formula="of:=SUM([.AU22:.AW24]*[.$BI$38:.$BK$40])+SUM([.AU51:.AW53]*[.$BI$42:.$BK$44])" office:value-type="float" office:value="7.9520727832934" calcext:value-type="float">
            <text:p>7.9520727832934</text:p>
          </table:table-cell>
          <table:table-cell table:style-name="ce5" table:number-matrix-columns-spanned="1" table:number-matrix-rows-spanned="1" table:formula="of:=SUM([.AV22:.AX24]*[.$BI$38:.$BK$40])+SUM([.AV51:.AX53]*[.$BI$42:.$BK$44])" office:value-type="float" office:value="18.1023208015197" calcext:value-type="float">
            <text:p>18.1023208015197</text:p>
          </table:table-cell>
          <table:table-cell table:style-name="ce5" table:number-matrix-columns-spanned="1" table:number-matrix-rows-spanned="1" table:formula="of:=SUM([.AW22:.AY24]*[.$BI$38:.$BK$40])+SUM([.AW51:.AY53]*[.$BI$42:.$BK$44])" office:value-type="float" office:value="26.338805983811" calcext:value-type="float">
            <text:p>26.338805983811</text:p>
          </table:table-cell>
          <table:table-cell table:style-name="ce5" table:number-matrix-columns-spanned="1" table:number-matrix-rows-spanned="1" table:formula="of:=SUM([.AX22:.AZ24]*[.$BI$38:.$BK$40])+SUM([.AX51:.AZ53]*[.$BI$42:.$BK$44])" office:value-type="float" office:value="30.7926429722985" calcext:value-type="float">
            <text:p>30.7926429722985</text:p>
          </table:table-cell>
          <table:table-cell table:style-name="ce5" table:number-matrix-columns-spanned="1" table:number-matrix-rows-spanned="1" table:formula="of:=SUM([.AY22:.BA24]*[.$BI$38:.$BK$40])+SUM([.AY51:.BA53]*[.$BI$42:.$BK$44])" office:value-type="float" office:value="26.3644261972467" calcext:value-type="float">
            <text:p>26.3644261972467</text:p>
          </table:table-cell>
          <table:table-cell table:style-name="ce5" table:number-matrix-columns-spanned="1" table:number-matrix-rows-spanned="1" table:formula="of:=SUM([.AZ22:.BB24]*[.$BI$38:.$BK$40])+SUM([.AZ51:.BB53]*[.$BI$42:.$BK$44])" office:value-type="float" office:value="17.0697293296035" calcext:value-type="float">
            <text:p>17.0697293296035</text:p>
          </table:table-cell>
          <table:table-cell table:style-name="ce5" table:number-matrix-columns-spanned="1" table:number-matrix-rows-spanned="1" table:formula="of:=SUM([.BA22:.BC24]*[.$BI$38:.$BK$40])+SUM([.BA51:.BC53]*[.$BI$42:.$BK$44])" office:value-type="float" office:value="7.44865456321837" calcext:value-type="float">
            <text:p>7.44865456321837</text:p>
          </table:table-cell>
          <table:table-cell table:style-name="ce5" table:number-matrix-columns-spanned="1" table:number-matrix-rows-spanned="1" table:formula="of:=SUM([.BB22:.BD24]*[.$BI$38:.$BK$40])+SUM([.BB51:.BD53]*[.$BI$42:.$BK$44])" office:value-type="float" office:value="1.90014297007689" calcext:value-type="float">
            <text:p>1.90014297007689</text:p>
          </table:table-cell>
          <table:table-cell table:style-name="ce5" table:number-matrix-columns-spanned="1" table:number-matrix-rows-spanned="1" table:formula="of:=SUM([.BC22:.BE24]*[.$BI$38:.$BK$40])+SUM([.BC51:.BE53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D22:.BF24]*[.$BI$38:.$BK$40])+SUM([.BD51:.BF53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E22:.BG24]*[.$BI$38:.$BK$40])+SUM([.BE51:.BG53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F22:.BH24]*[.$BI$38:.$BK$40])+SUM([.BF51:.BH53]*[.$BI$42:.$BK$44])" office:value-type="float" office:value="0" calcext:value-type="float">
            <text:p>0</text:p>
          </table:table-cell>
          <table:table-cell/>
          <table:table-cell table:style-name="ce7" table:number-columns-repeated="25"/>
          <table:table-cell table:number-columns-repeated="909"/>
        </table:table-row>
        <table:table-row table:style-name="ro1">
          <table:table-cell table:number-columns-repeated="33"/>
          <table:table-cell table:style-name="ce4" table:number-matrix-columns-spanned="1" table:number-matrix-rows-spanned="1" table:formula="of:=SUM([.A23:.C2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B23:.D2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C23:.E2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D23:.F2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E23:.G2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F23:.H2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G23:.I2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H23:.J2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I23:.K2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J23:.L2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K23:.M2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L23:.N2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M23:.O2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N23:.P2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O23:.Q25]*[.$AD$38:.$AF$40])" office:value-type="float" office:value="1.63609466168498" calcext:value-type="float">
            <text:p>1.63609466168498</text:p>
          </table:table-cell>
          <table:table-cell table:style-name="ce4" table:number-matrix-columns-spanned="1" table:number-matrix-rows-spanned="1" table:formula="of:=SUM([.P23:.R25]*[.$AD$38:.$AF$40])" office:value-type="float" office:value="3.41038933022754" calcext:value-type="float">
            <text:p>3.41038933022754</text:p>
          </table:table-cell>
          <table:table-cell table:style-name="ce4" table:number-matrix-columns-spanned="1" table:number-matrix-rows-spanned="1" table:formula="of:=SUM([.Q23:.S25]*[.$AD$38:.$AF$40])" office:value-type="float" office:value="4.77784617088147" calcext:value-type="float">
            <text:p>4.77784617088147</text:p>
          </table:table-cell>
          <table:table-cell table:style-name="ce4" table:number-matrix-columns-spanned="1" table:number-matrix-rows-spanned="1" table:formula="of:=SUM([.R23:.T25]*[.$AD$38:.$AF$40])" office:value-type="float" office:value="4.29542729487055" calcext:value-type="float">
            <text:p>4.29542729487055</text:p>
          </table:table-cell>
          <table:table-cell table:style-name="ce4" table:number-matrix-columns-spanned="1" table:number-matrix-rows-spanned="1" table:formula="of:=SUM([.S23:.U25]*[.$AD$38:.$AF$40])" office:value-type="float" office:value="2.56363273811995" calcext:value-type="float">
            <text:p>2.56363273811995</text:p>
          </table:table-cell>
          <table:table-cell table:style-name="ce4" table:number-matrix-columns-spanned="1" table:number-matrix-rows-spanned="1" table:formula="of:=SUM([.T23:.V25]*[.$AD$38:.$AF$40])" office:value-type="float" office:value="1.04859809196111" calcext:value-type="float">
            <text:p>1.04859809196111</text:p>
          </table:table-cell>
          <table:table-cell table:style-name="ce4" table:number-matrix-columns-spanned="1" table:number-matrix-rows-spanned="1" table:formula="of:=SUM([.U23:.W25]*[.$AD$38:.$AF$40])" office:value-type="float" office:value="0.11768886408806" calcext:value-type="float">
            <text:p>0.11768886408806</text:p>
          </table:table-cell>
          <table:table-cell table:style-name="ce4" table:number-matrix-columns-spanned="1" table:number-matrix-rows-spanned="1" table:formula="of:=SUM([.V23:.X2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W23:.Y2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X23:.Z2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Y23:.AA25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Z23:.AB25]*[.$AD$38:.$AF$40]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SUM([.AH23:.AJ25]*[.$BI$38:.$BK$40])+SUM([.AH52:.AJ54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I23:.AK25]*[.$BI$38:.$BK$40])+SUM([.AI52:.AK54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J23:.AL25]*[.$BI$38:.$BK$40])+SUM([.AJ52:.AL54]*[.$BI$42:.$BK$44])" office:value-type="float" office:value="0.06634341684581" calcext:value-type="float">
            <text:p>0.06634341684581</text:p>
          </table:table-cell>
          <table:table-cell table:style-name="ce5" table:number-matrix-columns-spanned="1" table:number-matrix-rows-spanned="1" table:formula="of:=SUM([.AK23:.AM25]*[.$BI$38:.$BK$40])+SUM([.AK52:.AM54]*[.$BI$42:.$BK$44])" office:value-type="float" office:value="0.508961233415688" calcext:value-type="float">
            <text:p>0.508961233415688</text:p>
          </table:table-cell>
          <table:table-cell table:style-name="ce5" table:number-matrix-columns-spanned="1" table:number-matrix-rows-spanned="1" table:formula="of:=SUM([.AL23:.AN25]*[.$BI$38:.$BK$40])+SUM([.AL52:.AN54]*[.$BI$42:.$BK$44])" office:value-type="float" office:value="0.46713239178822" calcext:value-type="float">
            <text:p>0.46713239178822</text:p>
          </table:table-cell>
          <table:table-cell table:style-name="ce5" table:number-matrix-columns-spanned="1" table:number-matrix-rows-spanned="1" table:formula="of:=SUM([.AM23:.AO25]*[.$BI$38:.$BK$40])+SUM([.AM52:.AO54]*[.$BI$42:.$BK$44])" office:value-type="float" office:value="0.797411525856735" calcext:value-type="float">
            <text:p>0.797411525856735</text:p>
          </table:table-cell>
          <table:table-cell table:style-name="ce5" table:number-matrix-columns-spanned="1" table:number-matrix-rows-spanned="1" table:formula="of:=SUM([.AN23:.AP25]*[.$BI$38:.$BK$40])+SUM([.AN52:.AP54]*[.$BI$42:.$BK$44])" office:value-type="float" office:value="0.332179325231775" calcext:value-type="float">
            <text:p>0.332179325231775</text:p>
          </table:table-cell>
          <table:table-cell table:style-name="ce5" table:number-matrix-columns-spanned="1" table:number-matrix-rows-spanned="1" table:formula="of:=SUM([.AO23:.AQ25]*[.$BI$38:.$BK$40])+SUM([.AO52:.AQ54]*[.$BI$42:.$BK$44])" office:value-type="float" office:value="0.211518551387172" calcext:value-type="float">
            <text:p>0.211518551387172</text:p>
          </table:table-cell>
          <table:table-cell table:style-name="ce5" table:number-matrix-columns-spanned="1" table:number-matrix-rows-spanned="1" table:formula="of:=SUM([.AP23:.AR25]*[.$BI$38:.$BK$40])+SUM([.AP52:.AR54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Q23:.AS25]*[.$BI$38:.$BK$40])+SUM([.AQ52:.AS54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R23:.AT25]*[.$BI$38:.$BK$40])+SUM([.AR52:.AT54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S23:.AU25]*[.$BI$38:.$BK$40])+SUM([.AS52:.AU54]*[.$BI$42:.$BK$44])" office:value-type="float" office:value="0.466393900863627" calcext:value-type="float">
            <text:p>0.466393900863627</text:p>
          </table:table-cell>
          <table:table-cell table:style-name="ce5" table:number-matrix-columns-spanned="1" table:number-matrix-rows-spanned="1" table:formula="of:=SUM([.AT23:.AV25]*[.$BI$38:.$BK$40])+SUM([.AT52:.AV54]*[.$BI$42:.$BK$44])" office:value-type="float" office:value="5.70057950793567" calcext:value-type="float">
            <text:p>5.70057950793567</text:p>
          </table:table-cell>
          <table:table-cell table:style-name="ce5" table:number-matrix-columns-spanned="1" table:number-matrix-rows-spanned="1" table:formula="of:=SUM([.AU23:.AW25]*[.$BI$38:.$BK$40])+SUM([.AU52:.AW54]*[.$BI$42:.$BK$44])" office:value-type="float" office:value="12.8054917575524" calcext:value-type="float">
            <text:p>12.8054917575524</text:p>
          </table:table-cell>
          <table:table-cell table:style-name="ce5" table:number-matrix-columns-spanned="1" table:number-matrix-rows-spanned="1" table:formula="of:=SUM([.AV23:.AX25]*[.$BI$38:.$BK$40])+SUM([.AV52:.AX54]*[.$BI$42:.$BK$44])" office:value-type="float" office:value="24.3267788173708" calcext:value-type="float">
            <text:p>24.3267788173708</text:p>
          </table:table-cell>
          <table:table-cell table:style-name="ce5" table:number-matrix-columns-spanned="1" table:number-matrix-rows-spanned="1" table:formula="of:=SUM([.AW23:.AY25]*[.$BI$38:.$BK$40])+SUM([.AW52:.AY54]*[.$BI$42:.$BK$44])" office:value-type="float" office:value="29.6927210796542" calcext:value-type="float">
            <text:p>29.6927210796542</text:p>
          </table:table-cell>
          <table:table-cell table:style-name="ce5" table:number-matrix-columns-spanned="1" table:number-matrix-rows-spanned="1" table:formula="of:=SUM([.AX23:.AZ25]*[.$BI$38:.$BK$40])+SUM([.AX52:.AZ54]*[.$BI$42:.$BK$44])" office:value-type="float" office:value="29.7875819961823" calcext:value-type="float">
            <text:p>29.7875819961823</text:p>
          </table:table-cell>
          <table:table-cell table:style-name="ce5" table:number-matrix-columns-spanned="1" table:number-matrix-rows-spanned="1" table:formula="of:=SUM([.AY23:.BA25]*[.$BI$38:.$BK$40])+SUM([.AY52:.BA54]*[.$BI$42:.$BK$44])" office:value-type="float" office:value="21.9569966371281" calcext:value-type="float">
            <text:p>21.9569966371281</text:p>
          </table:table-cell>
          <table:table-cell table:style-name="ce5" table:number-matrix-columns-spanned="1" table:number-matrix-rows-spanned="1" table:formula="of:=SUM([.AZ23:.BB25]*[.$BI$38:.$BK$40])+SUM([.AZ52:.BB54]*[.$BI$42:.$BK$44])" office:value-type="float" office:value="11.8791701154744" calcext:value-type="float">
            <text:p>11.8791701154744</text:p>
          </table:table-cell>
          <table:table-cell table:style-name="ce5" table:number-matrix-columns-spanned="1" table:number-matrix-rows-spanned="1" table:formula="of:=SUM([.BA23:.BC25]*[.$BI$38:.$BK$40])+SUM([.BA52:.BC54]*[.$BI$42:.$BK$44])" office:value-type="float" office:value="4.45551132533468" calcext:value-type="float">
            <text:p>4.45551132533468</text:p>
          </table:table-cell>
          <table:table-cell table:style-name="ce5" table:number-matrix-columns-spanned="1" table:number-matrix-rows-spanned="1" table:formula="of:=SUM([.BB23:.BD25]*[.$BI$38:.$BK$40])+SUM([.BB52:.BD54]*[.$BI$42:.$BK$44])" office:value-type="float" office:value="0.630701210551697" calcext:value-type="float">
            <text:p>0.630701210551697</text:p>
          </table:table-cell>
          <table:table-cell table:style-name="ce5" table:number-matrix-columns-spanned="1" table:number-matrix-rows-spanned="1" table:formula="of:=SUM([.BC23:.BE25]*[.$BI$38:.$BK$40])+SUM([.BC52:.BE54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D23:.BF25]*[.$BI$38:.$BK$40])+SUM([.BD52:.BF54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E23:.BG25]*[.$BI$38:.$BK$40])+SUM([.BE52:.BG54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F23:.BH25]*[.$BI$38:.$BK$40])+SUM([.BF52:.BH54]*[.$BI$42:.$BK$44])" office:value-type="float" office:value="0" calcext:value-type="float">
            <text:p>0</text:p>
          </table:table-cell>
          <table:table-cell/>
          <table:table-cell table:style-name="ce7" table:formula="of:=MAX([.BM53:.BN54])" office:value-type="float" office:value="0" calcext:value-type="float">
            <text:p>0</text:p>
          </table:table-cell>
          <table:table-cell table:style-name="ce7"/>
          <table:table-cell table:style-name="ce7" table:formula="of:=MAX([.BO53:.BP54])" office:value-type="float" office:value="0.508961233415688" calcext:value-type="float">
            <text:p>0.508961233415688</text:p>
          </table:table-cell>
          <table:table-cell table:style-name="ce7"/>
          <table:table-cell table:style-name="ce7" table:formula="of:=MAX([.BQ53:.BR54])" office:value-type="float" office:value="0.797411525856735" calcext:value-type="float">
            <text:p>0.797411525856735</text:p>
          </table:table-cell>
          <table:table-cell table:style-name="ce7"/>
          <table:table-cell table:style-name="ce7" table:formula="of:=MAX([.BS53:.BT54])" office:value-type="float" office:value="0.332179325231775" calcext:value-type="float">
            <text:p>0.332179325231775</text:p>
          </table:table-cell>
          <table:table-cell table:style-name="ce7"/>
          <table:table-cell table:style-name="ce7" table:formula="of:=MAX([.BU53:.BV54])" office:value-type="float" office:value="0" calcext:value-type="float">
            <text:p>0</text:p>
          </table:table-cell>
          <table:table-cell table:style-name="ce7"/>
          <table:table-cell table:style-name="ce7" table:formula="of:=MAX([.BW53:.BX54])" office:value-type="float" office:value="1.71586178633184" calcext:value-type="float">
            <text:p>1.71586178633184</text:p>
          </table:table-cell>
          <table:table-cell table:style-name="ce7"/>
          <table:table-cell table:style-name="ce7" table:formula="of:=MAX([.BY53:.BZ54])" office:value-type="float" office:value="17.0688020581767" calcext:value-type="float">
            <text:p>17.0688020581767</text:p>
          </table:table-cell>
          <table:table-cell table:style-name="ce7"/>
          <table:table-cell table:style-name="ce7" table:formula="of:=MAX([.CA53:.CB54])" office:value-type="float" office:value="29.7492434504395" calcext:value-type="float">
            <text:p>29.7492434504395</text:p>
          </table:table-cell>
          <table:table-cell table:style-name="ce7"/>
          <table:table-cell table:style-name="ce7" table:formula="of:=MAX([.CC53:.CD54])" office:value-type="float" office:value="29.7875819961823" calcext:value-type="float">
            <text:p>29.7875819961823</text:p>
          </table:table-cell>
          <table:table-cell table:style-name="ce7"/>
          <table:table-cell table:style-name="ce7" table:formula="of:=MAX([.CE53:.CF54])" office:value-type="float" office:value="11.8791701154744" calcext:value-type="float">
            <text:p>11.8791701154744</text:p>
          </table:table-cell>
          <table:table-cell table:style-name="ce7"/>
          <table:table-cell table:style-name="ce7" table:formula="of:=MAX([.CG53:.CH54])" office:value-type="float" office:value="0.630701210551697" calcext:value-type="float">
            <text:p>0.630701210551697</text:p>
          </table:table-cell>
          <table:table-cell table:style-name="ce7"/>
          <table:table-cell table:style-name="ce7" table:formula="of:=MAX([.CI53:.CJ54])" office:value-type="float" office:value="0" calcext:value-type="float">
            <text:p>0</text:p>
          </table:table-cell>
          <table:table-cell table:style-name="ce7"/>
          <table:table-cell table:style-name="ce7" table:formula="of:=MAX([.CK53:.CL54])" office:value-type="float" office:value="0" calcext:value-type="float">
            <text:p>0</text:p>
          </table:table-cell>
          <table:table-cell table:number-columns-repeated="2"/>
          <table:table-cell office:value-type="float" office:value="0.31619475956428" calcext:value-type="float">
            <text:p>0.31619475956428</text:p>
          </table:table-cell>
          <table:table-cell/>
          <table:table-cell office:value-type="float" office:value="0.214668909315889" calcext:value-type="float">
            <text:p>0.214668909315889</text:p>
          </table:table-cell>
          <table:table-cell/>
          <table:table-cell office:value-type="float" office:value="0.557653018231523" calcext:value-type="float">
            <text:p>0.557653018231523</text:p>
          </table:table-cell>
          <table:table-cell/>
          <table:table-cell office:value-type="float" office:value="0.972356938083149" calcext:value-type="float">
            <text:p>0.972356938083149</text:p>
          </table:table-cell>
          <table:table-cell/>
          <table:table-cell office:value-type="float" office:value="0.153383833933701" calcext:value-type="float">
            <text:p>0.153383833933701</text:p>
          </table:table-cell>
          <table:table-cell/>
          <table:table-cell office:value-type="float" office:value="0.34909107889705" calcext:value-type="float">
            <text:p>0.34909107889705</text:p>
          </table:table-cell>
          <table:table-cell/>
          <table:table-cell office:value-type="float" office:value="0.866938014373101" calcext:value-type="float">
            <text:p>0.866938014373101</text:p>
          </table:table-cell>
          <table:table-cell/>
          <table:table-cell office:value-type="float" office:value="0.995859437692962" calcext:value-type="float">
            <text:p>0.995859437692962</text:p>
          </table:table-cell>
          <table:table-cell/>
          <table:table-cell office:value-type="float" office:value="0.235774804020974" calcext:value-type="float">
            <text:p>0.235774804020974</text:p>
          </table:table-cell>
          <table:table-cell/>
          <table:table-cell office:value-type="float" office:value="0.943353480389351" calcext:value-type="float">
            <text:p>0.943353480389351</text:p>
          </table:table-cell>
          <table:table-cell/>
          <table:table-cell office:value-type="float" office:value="0.964142708218307" calcext:value-type="float">
            <text:p>0.964142708218307</text:p>
          </table:table-cell>
          <table:table-cell/>
          <table:table-cell office:value-type="float" office:value="0.379724804955523" calcext:value-type="float">
            <text:p>0.379724804955523</text:p>
          </table:table-cell>
          <table:table-cell/>
          <table:table-cell office:value-type="float" office:value="0.334494398214046" calcext:value-type="float">
            <text:p>0.334494398214046</text:p>
          </table:table-cell>
          <table:table-cell table:number-columns-repeated="882"/>
        </table:table-row>
        <table:table-row table:style-name="ro1">
          <table:table-cell table:number-columns-repeated="33"/>
          <table:table-cell table:style-name="ce4" table:number-matrix-columns-spanned="1" table:number-matrix-rows-spanned="1" table:formula="of:=SUM([.A24:.C2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B24:.D2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C24:.E2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D24:.F2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E24:.G2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F24:.H2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G24:.I2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H24:.J2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I24:.K2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J24:.L2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K24:.M2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L24:.N2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M24:.O2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N24:.P26]*[.$AD$38:.$AF$40])" office:value-type="float" office:value="0.331759035760128" calcext:value-type="float">
            <text:p>0.331759035760128</text:p>
          </table:table-cell>
          <table:table-cell table:style-name="ce4" table:number-matrix-columns-spanned="1" table:number-matrix-rows-spanned="1" table:formula="of:=SUM([.O24:.Q26]*[.$AD$38:.$AF$40])" office:value-type="float" office:value="2.54888795527972" calcext:value-type="float">
            <text:p>2.54888795527972</text:p>
          </table:table-cell>
          <table:table-cell table:style-name="ce4" table:number-matrix-columns-spanned="1" table:number-matrix-rows-spanned="1" table:formula="of:=SUM([.P24:.R26]*[.$AD$38:.$AF$40])" office:value-type="float" office:value="4.17821763354309" calcext:value-type="float">
            <text:p>4.17821763354309</text:p>
          </table:table-cell>
          <table:table-cell table:style-name="ce4" table:number-matrix-columns-spanned="1" table:number-matrix-rows-spanned="1" table:formula="of:=SUM([.Q24:.S26]*[.$AD$38:.$AF$40])" office:value-type="float" office:value="4.82118132092414" calcext:value-type="float">
            <text:p>4.82118132092414</text:p>
          </table:table-cell>
          <table:table-cell table:style-name="ce4" table:number-matrix-columns-spanned="1" table:number-matrix-rows-spanned="1" table:formula="of:=SUM([.R24:.T26]*[.$AD$38:.$AF$40])" office:value-type="float" office:value="3.42825319919478" calcext:value-type="float">
            <text:p>3.42825319919478</text:p>
          </table:table-cell>
          <table:table-cell table:style-name="ce4" table:number-matrix-columns-spanned="1" table:number-matrix-rows-spanned="1" table:formula="of:=SUM([.S24:.U26]*[.$AD$38:.$AF$40])" office:value-type="float" office:value="1.6534340015534" calcext:value-type="float">
            <text:p>1.6534340015534</text:p>
          </table:table-cell>
          <table:table-cell table:style-name="ce4" table:number-matrix-columns-spanned="1" table:number-matrix-rows-spanned="1" table:formula="of:=SUM([.T24:.V26]*[.$AD$38:.$AF$40])" office:value-type="float" office:value="0.498602402132585" calcext:value-type="float">
            <text:p>0.498602402132585</text:p>
          </table:table-cell>
          <table:table-cell table:style-name="ce4" table:number-matrix-columns-spanned="1" table:number-matrix-rows-spanned="1" table:formula="of:=SUM([.U24:.W2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V24:.X2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W24:.Y2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X24:.Z2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Y24:.AA26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Z24:.AB26]*[.$AD$38:.$AF$40]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SUM([.AH24:.AJ26]*[.$BI$38:.$BK$40])+SUM([.AH53:.AJ55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I24:.AK26]*[.$BI$38:.$BK$40])+SUM([.AI53:.AK55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J24:.AL26]*[.$BI$38:.$BK$40])+SUM([.AJ53:.AL55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K24:.AM26]*[.$BI$38:.$BK$40])+SUM([.AK53:.AM55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L24:.AN26]*[.$BI$38:.$BK$40])+SUM([.AL53:.AN55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M24:.AO26]*[.$BI$38:.$BK$40])+SUM([.AM53:.AO55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N24:.AP26]*[.$BI$38:.$BK$40])+SUM([.AN53:.AP55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O24:.AQ26]*[.$BI$38:.$BK$40])+SUM([.AO53:.AQ55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P24:.AR26]*[.$BI$38:.$BK$40])+SUM([.AP53:.AR55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Q24:.AS26]*[.$BI$38:.$BK$40])+SUM([.AQ53:.AS55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R24:.AT26]*[.$BI$38:.$BK$40])+SUM([.AR53:.AT55]*[.$BI$42:.$BK$44])" office:value-type="float" office:value="0.0262019047946019" calcext:value-type="float">
            <text:p>0.026201904794602</text:p>
          </table:table-cell>
          <table:table-cell table:style-name="ce5" table:number-matrix-columns-spanned="1" table:number-matrix-rows-spanned="1" table:formula="of:=SUM([.AS24:.AU26]*[.$BI$38:.$BK$40])+SUM([.AS53:.AU55]*[.$BI$42:.$BK$44])" office:value-type="float" office:value="1.71586178633184" calcext:value-type="float">
            <text:p>1.71586178633184</text:p>
          </table:table-cell>
          <table:table-cell table:style-name="ce5" table:number-matrix-columns-spanned="1" table:number-matrix-rows-spanned="1" table:formula="of:=SUM([.AT24:.AV26]*[.$BI$38:.$BK$40])+SUM([.AT53:.AV55]*[.$BI$42:.$BK$44])" office:value-type="float" office:value="8.51216758851577" calcext:value-type="float">
            <text:p>8.51216758851577</text:p>
          </table:table-cell>
          <table:table-cell table:style-name="ce5" table:number-matrix-columns-spanned="1" table:number-matrix-rows-spanned="1" table:formula="of:=SUM([.AU24:.AW26]*[.$BI$38:.$BK$40])+SUM([.AU53:.AW55]*[.$BI$42:.$BK$44])" office:value-type="float" office:value="17.0688020581767" calcext:value-type="float">
            <text:p>17.0688020581767</text:p>
          </table:table-cell>
          <table:table-cell table:style-name="ce5" table:number-matrix-columns-spanned="1" table:number-matrix-rows-spanned="1" table:formula="of:=SUM([.AV24:.AX26]*[.$BI$38:.$BK$40])+SUM([.AV53:.AX55]*[.$BI$42:.$BK$44])" office:value-type="float" office:value="27.6685716061545" calcext:value-type="float">
            <text:p>27.6685716061545</text:p>
          </table:table-cell>
          <table:table-cell table:style-name="ce5" table:number-matrix-columns-spanned="1" table:number-matrix-rows-spanned="1" table:formula="of:=SUM([.AW24:.AY26]*[.$BI$38:.$BK$40])+SUM([.AW53:.AY55]*[.$BI$42:.$BK$44])" office:value-type="float" office:value="29.7492434504395" calcext:value-type="float">
            <text:p>29.7492434504395</text:p>
          </table:table-cell>
          <table:table-cell table:style-name="ce5" table:number-matrix-columns-spanned="1" table:number-matrix-rows-spanned="1" table:formula="of:=SUM([.AX24:.AZ26]*[.$BI$38:.$BK$40])+SUM([.AX53:.AZ55]*[.$BI$42:.$BK$44])" office:value-type="float" office:value="26.0583403960807" calcext:value-type="float">
            <text:p>26.0583403960807</text:p>
          </table:table-cell>
          <table:table-cell table:style-name="ce5" table:number-matrix-columns-spanned="1" table:number-matrix-rows-spanned="1" table:formula="of:=SUM([.AY24:.BA26]*[.$BI$38:.$BK$40])+SUM([.AY53:.BA55]*[.$BI$42:.$BK$44])" office:value-type="float" office:value="16.2455595242969" calcext:value-type="float">
            <text:p>16.2455595242969</text:p>
          </table:table-cell>
          <table:table-cell table:style-name="ce5" table:number-matrix-columns-spanned="1" table:number-matrix-rows-spanned="1" table:formula="of:=SUM([.AZ24:.BB26]*[.$BI$38:.$BK$40])+SUM([.AZ53:.BB55]*[.$BI$42:.$BK$44])" office:value-type="float" office:value="7.26778329349616" calcext:value-type="float">
            <text:p>7.26778329349616</text:p>
          </table:table-cell>
          <table:table-cell table:style-name="ce5" table:number-matrix-columns-spanned="1" table:number-matrix-rows-spanned="1" table:formula="of:=SUM([.BA24:.BC26]*[.$BI$38:.$BK$40])+SUM([.BA53:.BC55]*[.$BI$42:.$BK$44])" office:value-type="float" office:value="2.05774176830275" calcext:value-type="float">
            <text:p>2.05774176830275</text:p>
          </table:table-cell>
          <table:table-cell table:style-name="ce5" table:number-matrix-columns-spanned="1" table:number-matrix-rows-spanned="1" table:formula="of:=SUM([.BB24:.BD26]*[.$BI$38:.$BK$40])+SUM([.BB53:.BD55]*[.$BI$42:.$BK$44])" office:value-type="float" office:value="0.0972303028927603" calcext:value-type="float">
            <text:p>0.09723030289276</text:p>
          </table:table-cell>
          <table:table-cell table:style-name="ce5" table:number-matrix-columns-spanned="1" table:number-matrix-rows-spanned="1" table:formula="of:=SUM([.BC24:.BE26]*[.$BI$38:.$BK$40])+SUM([.BC53:.BE55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D24:.BF26]*[.$BI$38:.$BK$40])+SUM([.BD53:.BF55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E24:.BG26]*[.$BI$38:.$BK$40])+SUM([.BE53:.BG55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F24:.BH26]*[.$BI$38:.$BK$40])+SUM([.BF53:.BH55]*[.$BI$42:.$BK$44])" office:value-type="float" office:value="0" calcext:value-type="float">
            <text:p>0</text:p>
          </table:table-cell>
          <table:table-cell/>
          <table:table-cell table:style-name="ce7" table:number-columns-repeated="25"/>
          <table:table-cell table:number-columns-repeated="909"/>
        </table:table-row>
        <table:table-row table:style-name="ro1">
          <table:table-cell table:number-columns-repeated="33"/>
          <table:table-cell table:style-name="ce4" table:number-matrix-columns-spanned="1" table:number-matrix-rows-spanned="1" table:formula="of:=SUM([.A25:.C2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B25:.D2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C25:.E2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D25:.F2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E25:.G2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F25:.H2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G25:.I2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H25:.J2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I25:.K2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J25:.L2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K25:.M2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L25:.N2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M25:.O27]*[.$AD$38:.$AF$40])" office:value-type="float" office:value="0.0186381482554539" calcext:value-type="float">
            <text:p>0.018638148255454</text:p>
          </table:table-cell>
          <table:table-cell table:style-name="ce4" table:number-matrix-columns-spanned="1" table:number-matrix-rows-spanned="1" table:formula="of:=SUM([.N25:.P27]*[.$AD$38:.$AF$40])" office:value-type="float" office:value="1.08647620307514" calcext:value-type="float">
            <text:p>1.08647620307514</text:p>
          </table:table-cell>
          <table:table-cell table:style-name="ce4" table:number-matrix-columns-spanned="1" table:number-matrix-rows-spanned="1" table:formula="of:=SUM([.O25:.Q27]*[.$AD$38:.$AF$40])" office:value-type="float" office:value="3.1789885844839" calcext:value-type="float">
            <text:p>3.1789885844839</text:p>
          </table:table-cell>
          <table:table-cell table:style-name="ce4" table:number-matrix-columns-spanned="1" table:number-matrix-rows-spanned="1" table:formula="of:=SUM([.P25:.R27]*[.$AD$38:.$AF$40])" office:value-type="float" office:value="4.20975050007963" calcext:value-type="float">
            <text:p>4.20975050007963</text:p>
          </table:table-cell>
          <table:table-cell table:style-name="ce4" table:number-matrix-columns-spanned="1" table:number-matrix-rows-spanned="1" table:formula="of:=SUM([.Q25:.S27]*[.$AD$38:.$AF$40])" office:value-type="float" office:value="3.83672985335615" calcext:value-type="float">
            <text:p>3.83672985335615</text:p>
          </table:table-cell>
          <table:table-cell table:style-name="ce4" table:number-matrix-columns-spanned="1" table:number-matrix-rows-spanned="1" table:formula="of:=SUM([.R25:.T27]*[.$AD$38:.$AF$40])" office:value-type="float" office:value="2.07924155485604" calcext:value-type="float">
            <text:p>2.07924155485604</text:p>
          </table:table-cell>
          <table:table-cell table:style-name="ce4" table:number-matrix-columns-spanned="1" table:number-matrix-rows-spanned="1" table:formula="of:=SUM([.S25:.U27]*[.$AD$38:.$AF$40])" office:value-type="float" office:value="0.797327786744808" calcext:value-type="float">
            <text:p>0.797327786744808</text:p>
          </table:table-cell>
          <table:table-cell table:style-name="ce4" table:number-matrix-columns-spanned="1" table:number-matrix-rows-spanned="1" table:formula="of:=SUM([.T25:.V27]*[.$AD$38:.$AF$40])" office:value-type="float" office:value="0.11768886408806" calcext:value-type="float">
            <text:p>0.11768886408806</text:p>
          </table:table-cell>
          <table:table-cell table:style-name="ce4" table:number-matrix-columns-spanned="1" table:number-matrix-rows-spanned="1" table:formula="of:=SUM([.U25:.W2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V25:.X2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W25:.Y2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X25:.Z2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Y25:.AA27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Z25:.AB27]*[.$AD$38:.$AF$40]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SUM([.AH25:.AJ27]*[.$BI$38:.$BK$40])+SUM([.AH54:.AJ56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I25:.AK27]*[.$BI$38:.$BK$40])+SUM([.AI54:.AK56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J25:.AL27]*[.$BI$38:.$BK$40])+SUM([.AJ54:.AL56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K25:.AM27]*[.$BI$38:.$BK$40])+SUM([.AK54:.AM56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L25:.AN27]*[.$BI$38:.$BK$40])+SUM([.AL54:.AN56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M25:.AO27]*[.$BI$38:.$BK$40])+SUM([.AM54:.AO56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N25:.AP27]*[.$BI$38:.$BK$40])+SUM([.AN54:.AP56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O25:.AQ27]*[.$BI$38:.$BK$40])+SUM([.AO54:.AQ56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P25:.AR27]*[.$BI$38:.$BK$40])+SUM([.AP54:.AR56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Q25:.AS27]*[.$BI$38:.$BK$40])+SUM([.AQ54:.AS56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R25:.AT27]*[.$BI$38:.$BK$40])+SUM([.AR54:.AT56]*[.$BI$42:.$BK$44])" office:value-type="float" office:value="0.0555474847587379" calcext:value-type="float">
            <text:p>0.055547484758738</text:p>
          </table:table-cell>
          <table:table-cell table:style-name="ce5" table:number-matrix-columns-spanned="1" table:number-matrix-rows-spanned="1" table:formula="of:=SUM([.AS25:.AU27]*[.$BI$38:.$BK$40])+SUM([.AS54:.AU56]*[.$BI$42:.$BK$44])" office:value-type="float" office:value="3.08764250637041" calcext:value-type="float">
            <text:p>3.08764250637041</text:p>
          </table:table-cell>
          <table:table-cell table:style-name="ce5" table:number-matrix-columns-spanned="1" table:number-matrix-rows-spanned="1" table:formula="of:=SUM([.AT25:.AV27]*[.$BI$38:.$BK$40])+SUM([.AT54:.AV56]*[.$BI$42:.$BK$44])" office:value-type="float" office:value="10.2177972036626" calcext:value-type="float">
            <text:p>10.2177972036626</text:p>
          </table:table-cell>
          <table:table-cell table:style-name="ce5" table:number-matrix-columns-spanned="1" table:number-matrix-rows-spanned="1" table:formula="of:=SUM([.AU25:.AW27]*[.$BI$38:.$BK$40])+SUM([.AU54:.AW56]*[.$BI$42:.$BK$44])" office:value-type="float" office:value="19.1404858055167" calcext:value-type="float">
            <text:p>19.1404858055167</text:p>
          </table:table-cell>
          <table:table-cell table:style-name="ce5" table:number-matrix-columns-spanned="1" table:number-matrix-rows-spanned="1" table:formula="of:=SUM([.AV25:.AX27]*[.$BI$38:.$BK$40])+SUM([.AV54:.AX56]*[.$BI$42:.$BK$44])" office:value-type="float" office:value="26.1285740946342" calcext:value-type="float">
            <text:p>26.1285740946342</text:p>
          </table:table-cell>
          <table:table-cell table:style-name="ce5" table:number-matrix-columns-spanned="1" table:number-matrix-rows-spanned="1" table:formula="of:=SUM([.AW25:.AY27]*[.$BI$38:.$BK$40])+SUM([.AW54:.AY56]*[.$BI$42:.$BK$44])" office:value-type="float" office:value="25.4020943002751" calcext:value-type="float">
            <text:p>25.4020943002751</text:p>
          </table:table-cell>
          <table:table-cell table:style-name="ce5" table:number-matrix-columns-spanned="1" table:number-matrix-rows-spanned="1" table:formula="of:=SUM([.AX25:.AZ27]*[.$BI$38:.$BK$40])+SUM([.AX54:.AZ56]*[.$BI$42:.$BK$44])" office:value-type="float" office:value="18.9254059959492" calcext:value-type="float">
            <text:p>18.9254059959492</text:p>
          </table:table-cell>
          <table:table-cell table:style-name="ce5" table:number-matrix-columns-spanned="1" table:number-matrix-rows-spanned="1" table:formula="of:=SUM([.AY25:.BA27]*[.$BI$38:.$BK$40])+SUM([.AY54:.BA56]*[.$BI$42:.$BK$44])" office:value-type="float" office:value="9.98585697858643" calcext:value-type="float">
            <text:p>9.98585697858643</text:p>
          </table:table-cell>
          <table:table-cell table:style-name="ce5" table:number-matrix-columns-spanned="1" table:number-matrix-rows-spanned="1" table:formula="of:=SUM([.AZ25:.BB27]*[.$BI$38:.$BK$40])+SUM([.AZ54:.BB56]*[.$BI$42:.$BK$44])" office:value-type="float" office:value="3.46915528579703" calcext:value-type="float">
            <text:p>3.46915528579703</text:p>
          </table:table-cell>
          <table:table-cell table:style-name="ce5" table:number-matrix-columns-spanned="1" table:number-matrix-rows-spanned="1" table:formula="of:=SUM([.BA25:.BC27]*[.$BI$38:.$BK$40])+SUM([.BA54:.BC56]*[.$BI$42:.$BK$44])" office:value-type="float" office:value="0.634112799672028" calcext:value-type="float">
            <text:p>0.634112799672028</text:p>
          </table:table-cell>
          <table:table-cell table:style-name="ce5" table:number-matrix-columns-spanned="1" table:number-matrix-rows-spanned="1" table:formula="of:=SUM([.BB25:.BD27]*[.$BI$38:.$BK$40])+SUM([.BB54:.BD56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C25:.BE27]*[.$BI$38:.$BK$40])+SUM([.BC54:.BE56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D25:.BF27]*[.$BI$38:.$BK$40])+SUM([.BD54:.BF56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E25:.BG27]*[.$BI$38:.$BK$40])+SUM([.BE54:.BG56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F25:.BH27]*[.$BI$38:.$BK$40])+SUM([.BF54:.BH56]*[.$BI$42:.$BK$44])" office:value-type="float" office:value="0" calcext:value-type="float">
            <text:p>0</text:p>
          </table:table-cell>
          <table:table-cell/>
          <table:table-cell table:style-name="ce7" table:formula="of:=MAX([.BM55:.BN56])" office:value-type="float" office:value="0" calcext:value-type="float">
            <text:p>0</text:p>
          </table:table-cell>
          <table:table-cell table:style-name="ce7"/>
          <table:table-cell table:style-name="ce7" table:formula="of:=MAX([.BO55:.BP56])" office:value-type="float" office:value="0" calcext:value-type="float">
            <text:p>0</text:p>
          </table:table-cell>
          <table:table-cell table:style-name="ce7"/>
          <table:table-cell table:style-name="ce7" table:formula="of:=MAX([.BQ55:.BR56])" office:value-type="float" office:value="0" calcext:value-type="float">
            <text:p>0</text:p>
          </table:table-cell>
          <table:table-cell table:style-name="ce7"/>
          <table:table-cell table:style-name="ce7" table:formula="of:=MAX([.BS55:.BT56])" office:value-type="float" office:value="0" calcext:value-type="float">
            <text:p>0</text:p>
          </table:table-cell>
          <table:table-cell table:style-name="ce7"/>
          <table:table-cell table:style-name="ce7" table:formula="of:=MAX([.BU55:.BV56])" office:value-type="float" office:value="0" calcext:value-type="float">
            <text:p>0</text:p>
          </table:table-cell>
          <table:table-cell table:style-name="ce7"/>
          <table:table-cell table:style-name="ce7" table:formula="of:=MAX([.BW55:.BX56])" office:value-type="float" office:value="3.69602723228014" calcext:value-type="float">
            <text:p>3.69602723228014</text:p>
          </table:table-cell>
          <table:table-cell table:style-name="ce7"/>
          <table:table-cell table:style-name="ce7" table:formula="of:=MAX([.BY55:.BZ56])" office:value-type="float" office:value="19.1404858055167" calcext:value-type="float">
            <text:p>19.1404858055167</text:p>
          </table:table-cell>
          <table:table-cell table:style-name="ce7"/>
          <table:table-cell table:style-name="ce7" table:formula="of:=MAX([.CA55:.CB56])" office:value-type="float" office:value="26.1285740946342" calcext:value-type="float">
            <text:p>26.1285740946342</text:p>
          </table:table-cell>
          <table:table-cell table:style-name="ce7"/>
          <table:table-cell table:style-name="ce7" table:formula="of:=MAX([.CC55:.CD56])" office:value-type="float" office:value="18.9254059959492" calcext:value-type="float">
            <text:p>18.9254059959492</text:p>
          </table:table-cell>
          <table:table-cell table:style-name="ce7"/>
          <table:table-cell table:style-name="ce7" table:formula="of:=MAX([.CE55:.CF56])" office:value-type="float" office:value="3.46915528579703" calcext:value-type="float">
            <text:p>3.46915528579703</text:p>
          </table:table-cell>
          <table:table-cell table:style-name="ce7"/>
          <table:table-cell table:style-name="ce7" table:formula="of:=MAX([.CG55:.CH56])" office:value-type="float" office:value="0" calcext:value-type="float">
            <text:p>0</text:p>
          </table:table-cell>
          <table:table-cell table:style-name="ce7"/>
          <table:table-cell table:style-name="ce7" table:formula="of:=MAX([.CI55:.CJ56])" office:value-type="float" office:value="0" calcext:value-type="float">
            <text:p>0</text:p>
          </table:table-cell>
          <table:table-cell table:style-name="ce7"/>
          <table:table-cell table:style-name="ce7" table:formula="of:=MAX([.CK55:.CL56])" office:value-type="float" office:value="0" calcext:value-type="float">
            <text:p>0</text:p>
          </table:table-cell>
          <table:table-cell table:number-columns-repeated="2"/>
          <table:table-cell office:value-type="float" office:value="0.90635295352609" calcext:value-type="float">
            <text:p>0.90635295352609</text:p>
          </table:table-cell>
          <table:table-cell/>
          <table:table-cell office:value-type="float" office:value="0.52326504879196" calcext:value-type="float">
            <text:p>0.52326504879196</text:p>
          </table:table-cell>
          <table:table-cell/>
          <table:table-cell office:value-type="float" office:value="0.710812549686627" calcext:value-type="float">
            <text:p>0.710812549686627</text:p>
          </table:table-cell>
          <table:table-cell/>
          <table:table-cell office:value-type="float" office:value="0.313865022636342" calcext:value-type="float">
            <text:p>0.313865022636342</text:p>
          </table:table-cell>
          <table:table-cell/>
          <table:table-cell office:value-type="float" office:value="0.69122785475978" calcext:value-type="float">
            <text:p>0.69122785475978</text:p>
          </table:table-cell>
          <table:table-cell/>
          <table:table-cell office:value-type="float" office:value="0.360250855015234" calcext:value-type="float">
            <text:p>0.360250855015234</text:p>
          </table:table-cell>
          <table:table-cell/>
          <table:table-cell office:value-type="float" office:value="0.48642735619126" calcext:value-type="float">
            <text:p>0.48642735619126</text:p>
          </table:table-cell>
          <table:table-cell/>
          <table:table-cell office:value-type="float" office:value="0.258813650321643" calcext:value-type="float">
            <text:p>0.258813650321643</text:p>
          </table:table-cell>
          <table:table-cell/>
          <table:table-cell office:value-type="float" office:value="0.312171692694057" calcext:value-type="float">
            <text:p>0.312171692694057</text:p>
          </table:table-cell>
          <table:table-cell/>
          <table:table-cell office:value-type="float" office:value="0.930416389971823" calcext:value-type="float">
            <text:p>0.930416389971823</text:p>
          </table:table-cell>
          <table:table-cell/>
          <table:table-cell office:value-type="float" office:value="0.0292528618607429" calcext:value-type="float">
            <text:p>0.029252861860743</text:p>
          </table:table-cell>
          <table:table-cell/>
          <table:table-cell office:value-type="float" office:value="0.230870155837512" calcext:value-type="float">
            <text:p>0.230870155837512</text:p>
          </table:table-cell>
          <table:table-cell/>
          <table:table-cell office:value-type="float" office:value="0.868423914347779" calcext:value-type="float">
            <text:p>0.868423914347779</text:p>
          </table:table-cell>
          <table:table-cell table:number-columns-repeated="882"/>
        </table:table-row>
        <table:table-row table:style-name="ro1">
          <table:table-cell table:number-columns-repeated="33"/>
          <table:table-cell table:style-name="ce4" table:number-matrix-columns-spanned="1" table:number-matrix-rows-spanned="1" table:formula="of:=SUM([.A26:.C28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B26:.D28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C26:.E28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D26:.F28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E26:.G28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F26:.H28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G26:.I28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H26:.J28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I26:.K28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J26:.L28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K26:.M28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L26:.N28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M26:.O28]*[.$AD$38:.$AF$40])" office:value-type="float" office:value="0.0323869051960182" calcext:value-type="float">
            <text:p>0.032386905196018</text:p>
          </table:table-cell>
          <table:table-cell table:style-name="ce4" table:number-matrix-columns-spanned="1" table:number-matrix-rows-spanned="1" table:formula="of:=SUM([.N26:.P28]*[.$AD$38:.$AF$40])" office:value-type="float" office:value="1.4499928752679" calcext:value-type="float">
            <text:p>1.4499928752679</text:p>
          </table:table-cell>
          <table:table-cell table:style-name="ce4" table:number-matrix-columns-spanned="1" table:number-matrix-rows-spanned="1" table:formula="of:=SUM([.O26:.Q28]*[.$AD$38:.$AF$40])" office:value-type="float" office:value="2.97461090022677" calcext:value-type="float">
            <text:p>2.97461090022677</text:p>
          </table:table-cell>
          <table:table-cell table:style-name="ce4" table:number-matrix-columns-spanned="1" table:number-matrix-rows-spanned="1" table:formula="of:=SUM([.P26:.R28]*[.$AD$38:.$AF$40])" office:value-type="float" office:value="3.45908936217629" calcext:value-type="float">
            <text:p>3.45908936217629</text:p>
          </table:table-cell>
          <table:table-cell table:style-name="ce4" table:number-matrix-columns-spanned="1" table:number-matrix-rows-spanned="1" table:formula="of:=SUM([.Q26:.S28]*[.$AD$38:.$AF$40])" office:value-type="float" office:value="2.39523201028077" calcext:value-type="float">
            <text:p>2.39523201028077</text:p>
          </table:table-cell>
          <table:table-cell table:style-name="ce4" table:number-matrix-columns-spanned="1" table:number-matrix-rows-spanned="1" table:formula="of:=SUM([.R26:.T28]*[.$AD$38:.$AF$40])" office:value-type="float" office:value="1.02857878227742" calcext:value-type="float">
            <text:p>1.02857878227742</text:p>
          </table:table-cell>
          <table:table-cell table:style-name="ce4" table:number-matrix-columns-spanned="1" table:number-matrix-rows-spanned="1" table:formula="of:=SUM([.S26:.U28]*[.$AD$38:.$AF$40])" office:value-type="float" office:value="0.17756564660586" calcext:value-type="float">
            <text:p>0.17756564660586</text:p>
          </table:table-cell>
          <table:table-cell table:style-name="ce4" table:number-matrix-columns-spanned="1" table:number-matrix-rows-spanned="1" table:formula="of:=SUM([.T26:.V28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U26:.W28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V26:.X28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W26:.Y28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X26:.Z28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Y26:.AA28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Z26:.AB28]*[.$AD$38:.$AF$40]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SUM([.AH26:.AJ28]*[.$BI$38:.$BK$40])+SUM([.AH55:.AJ57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I26:.AK28]*[.$BI$38:.$BK$40])+SUM([.AI55:.AK57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J26:.AL28]*[.$BI$38:.$BK$40])+SUM([.AJ55:.AL57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K26:.AM28]*[.$BI$38:.$BK$40])+SUM([.AK55:.AM57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L26:.AN28]*[.$BI$38:.$BK$40])+SUM([.AL55:.AN57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M26:.AO28]*[.$BI$38:.$BK$40])+SUM([.AM55:.AO57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N26:.AP28]*[.$BI$38:.$BK$40])+SUM([.AN55:.AP57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O26:.AQ28]*[.$BI$38:.$BK$40])+SUM([.AO55:.AQ57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P26:.AR28]*[.$BI$38:.$BK$40])+SUM([.AP55:.AR57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Q26:.AS28]*[.$BI$38:.$BK$40])+SUM([.AQ55:.AS57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AR26:.AT28]*[.$BI$38:.$BK$40])+SUM([.AR55:.AT57]*[.$BI$42:.$BK$44])" office:value-type="float" office:value="0.0834446955097763" calcext:value-type="float">
            <text:p>0.083444695509776</text:p>
          </table:table-cell>
          <table:table-cell table:style-name="ce5" table:number-matrix-columns-spanned="1" table:number-matrix-rows-spanned="1" table:formula="of:=SUM([.AS26:.AU28]*[.$BI$38:.$BK$40])+SUM([.AS55:.AU57]*[.$BI$42:.$BK$44])" office:value-type="float" office:value="3.69602723228014" calcext:value-type="float">
            <text:p>3.69602723228014</text:p>
          </table:table-cell>
          <table:table-cell table:style-name="ce5" table:number-matrix-columns-spanned="1" table:number-matrix-rows-spanned="1" table:formula="of:=SUM([.AT26:.AV28]*[.$BI$38:.$BK$40])+SUM([.AT55:.AV57]*[.$BI$42:.$BK$44])" office:value-type="float" office:value="9.49748065143403" calcext:value-type="float">
            <text:p>9.49748065143403</text:p>
          </table:table-cell>
          <table:table-cell table:style-name="ce5" table:number-matrix-columns-spanned="1" table:number-matrix-rows-spanned="1" table:formula="of:=SUM([.AU26:.AW28]*[.$BI$38:.$BK$40])+SUM([.AU55:.AW57]*[.$BI$42:.$BK$44])" office:value-type="float" office:value="17.1977331975752" calcext:value-type="float">
            <text:p>17.1977331975752</text:p>
          </table:table-cell>
          <table:table-cell table:style-name="ce5" table:number-matrix-columns-spanned="1" table:number-matrix-rows-spanned="1" table:formula="of:=SUM([.AV26:.AX28]*[.$BI$38:.$BK$40])+SUM([.AV55:.AX57]*[.$BI$42:.$BK$44])" office:value-type="float" office:value="20.2983033001554" calcext:value-type="float">
            <text:p>20.2983033001554</text:p>
          </table:table-cell>
          <table:table-cell table:style-name="ce5" table:number-matrix-columns-spanned="1" table:number-matrix-rows-spanned="1" table:formula="of:=SUM([.AW26:.AY28]*[.$BI$38:.$BK$40])+SUM([.AW55:.AY57]*[.$BI$42:.$BK$44])" office:value-type="float" office:value="18.1413397557714" calcext:value-type="float">
            <text:p>18.1413397557714</text:p>
          </table:table-cell>
          <table:table-cell table:style-name="ce5" table:number-matrix-columns-spanned="1" table:number-matrix-rows-spanned="1" table:formula="of:=SUM([.AX26:.AZ28]*[.$BI$38:.$BK$40])+SUM([.AX55:.AZ57]*[.$BI$42:.$BK$44])" office:value-type="float" office:value="11.2924069744343" calcext:value-type="float">
            <text:p>11.2924069744343</text:p>
          </table:table-cell>
          <table:table-cell table:style-name="ce5" table:number-matrix-columns-spanned="1" table:number-matrix-rows-spanned="1" table:formula="of:=SUM([.AY26:.BA28]*[.$BI$38:.$BK$40])+SUM([.AY55:.BA57]*[.$BI$42:.$BK$44])" office:value-type="float" office:value="4.82944186408769" calcext:value-type="float">
            <text:p>4.82944186408769</text:p>
          </table:table-cell>
          <table:table-cell table:style-name="ce5" table:number-matrix-columns-spanned="1" table:number-matrix-rows-spanned="1" table:formula="of:=SUM([.AZ26:.BB28]*[.$BI$38:.$BK$40])+SUM([.AZ55:.BB57]*[.$BI$42:.$BK$44])" office:value-type="float" office:value="1.07062371049846" calcext:value-type="float">
            <text:p>1.07062371049846</text:p>
          </table:table-cell>
          <table:table-cell table:style-name="ce5" table:number-matrix-columns-spanned="1" table:number-matrix-rows-spanned="1" table:formula="of:=SUM([.BA26:.BC28]*[.$BI$38:.$BK$40])+SUM([.BA55:.BC57]*[.$BI$42:.$BK$44])" office:value-type="float" office:value="0.0972303028927603" calcext:value-type="float">
            <text:p>0.09723030289276</text:p>
          </table:table-cell>
          <table:table-cell table:style-name="ce5" table:number-matrix-columns-spanned="1" table:number-matrix-rows-spanned="1" table:formula="of:=SUM([.BB26:.BD28]*[.$BI$38:.$BK$40])+SUM([.BB55:.BD57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C26:.BE28]*[.$BI$38:.$BK$40])+SUM([.BC55:.BE57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D26:.BF28]*[.$BI$38:.$BK$40])+SUM([.BD55:.BF57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E26:.BG28]*[.$BI$38:.$BK$40])+SUM([.BE55:.BG57]*[.$BI$42:.$BK$44]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[.BF26:.BH28]*[.$BI$38:.$BK$40])+SUM([.BF55:.BH57]*[.$BI$42:.$BK$44])" office:value-type="float" office:value="0" calcext:value-type="float">
            <text:p>0</text:p>
          </table:table-cell>
          <table:table-cell table:number-columns-repeated="935"/>
        </table:table-row>
        <table:table-row table:style-name="ro1">
          <table:table-cell table:number-columns-repeated="33"/>
          <table:table-cell table:style-name="ce4" table:number-matrix-columns-spanned="1" table:number-matrix-rows-spanned="1" table:formula="of:=SUM([.A27:.C29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B27:.D29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C27:.E29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D27:.F29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E27:.G29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F27:.H29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G27:.I29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H27:.J29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I27:.K29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J27:.L29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K27:.M29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L27:.N29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M27:.O29]*[.$AD$38:.$AF$40])" office:value-type="float" office:value="0.0290718381106202" calcext:value-type="float">
            <text:p>0.02907183811062</text:p>
          </table:table-cell>
          <table:table-cell table:style-name="ce4" table:number-matrix-columns-spanned="1" table:number-matrix-rows-spanned="1" table:formula="of:=SUM([.N27:.P29]*[.$AD$38:.$AF$40])" office:value-type="float" office:value="1.05263011068038" calcext:value-type="float">
            <text:p>1.05263011068038</text:p>
          </table:table-cell>
          <table:table-cell table:style-name="ce4" table:number-matrix-columns-spanned="1" table:number-matrix-rows-spanned="1" table:formula="of:=SUM([.O27:.Q29]*[.$AD$38:.$AF$40])" office:value-type="float" office:value="1.72503866172312" calcext:value-type="float">
            <text:p>1.72503866172312</text:p>
          </table:table-cell>
          <table:table-cell table:style-name="ce4" table:number-matrix-columns-spanned="1" table:number-matrix-rows-spanned="1" table:formula="of:=SUM([.P27:.R29]*[.$AD$38:.$AF$40])" office:value-type="float" office:value="1.79918453586793" calcext:value-type="float">
            <text:p>1.79918453586793</text:p>
          </table:table-cell>
          <table:table-cell table:style-name="ce4" table:number-matrix-columns-spanned="1" table:number-matrix-rows-spanned="1" table:formula="of:=SUM([.Q27:.S29]*[.$AD$38:.$AF$40])" office:value-type="float" office:value="0.897992089290681" calcext:value-type="float">
            <text:p>0.897992089290681</text:p>
          </table:table-cell>
          <table:table-cell table:style-name="ce4" table:number-matrix-columns-spanned="1" table:number-matrix-rows-spanned="1" table:formula="of:=SUM([.R27:.T29]*[.$AD$38:.$AF$40])" office:value-type="float" office:value="0.324160543633547" calcext:value-type="float">
            <text:p>0.324160543633547</text:p>
          </table:table-cell>
          <table:table-cell table:style-name="ce4" table:number-matrix-columns-spanned="1" table:number-matrix-rows-spanned="1" table:formula="of:=SUM([.S27:.U29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T27:.V29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U27:.W29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V27:.X29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W27:.Y29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X27:.Z29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Y27:.AA29]*[.$AD$38:.$AF$40]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SUM([.Z27:.AB29]*[.$AD$38:.$AF$40])" office:value-type="float" office:value="0" calcext:value-type="float">
            <text:p>0</text:p>
          </table:table-cell>
          <table:table-cell table:number-columns-repeated="965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onv-example'.A2:'conv-example'.AB30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conv-example'.AH3:'conv-example'.BG28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conv-example'.AH32:'conv-example'.BG57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conv-example'.BM33:'conv-example'.CK56 'conv-example'.BM4:'conv-example'.CK27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conv-example'.CM4:'conv-example'.DK27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conv-example'.CM33:'conv-example'.DK55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</calcext:conditional-formats>
      </table:table>
      <table:table table:name="conv-example (2)" table:style-name="ta2">
        <office:forms form:automatic-focus="false" form:apply-design-mode="false"/>
        <table:table-column table:style-name="co1" table:number-columns-repeated="28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6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" table:number-columns-repeated="2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934" table:default-cell-style-name="Default"/>
        <table:table-row table:style-name="ro1">
          <table:table-cell table:style-name="ce1" office:value-type="string" calcext:value-type="string">
            <text:p>Input</text:p>
          </table:table-cell>
          <table:table-cell table:number-columns-repeated="32"/>
          <table:table-cell table:style-name="ce1" office:value-type="string" calcext:value-type="string">
            <text:p>Conv1</text:p>
          </table:table-cell>
          <table:table-cell table:number-columns-repeated="27"/>
          <table:table-cell table:style-name="ce1"/>
          <table:table-cell/>
          <table:table-cell table:style-name="ce1"/>
          <table:table-cell table:style-name="ce1" office:value-type="string" calcext:value-type="string">
            <text:p>Conv2</text:p>
          </table:table-cell>
          <table:table-cell table:number-columns-repeated="959"/>
        </table:table-row>
        <table:table-row table:style-name="ro1">
          <table:table-cell table:number-columns-repeated="28" table:style-name="ce10" office:value-type="float" office:value="0" calcext:value-type="float">
            <text:p>0.0</text:p>
          </table:table-cell>
          <table:table-cell table:number-columns-repeated="996"/>
        </table:table-row>
        <table:table-row table:style-name="ro1">
          <table:table-cell table:number-columns-repeated="28" table:style-name="ce10" office:value-type="float" office:value="0" calcext:value-type="float">
            <text:p>0.0</text:p>
          </table:table-cell>
          <table:table-cell table:number-columns-repeated="5"/>
          <table:table-cell table:style-name="ce11" table:number-matrix-columns-spanned="1" table:number-matrix-rows-spanned="1" table:formula="of:=SUM([.A2:.C4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B2:.D4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C2:.E4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D2:.F4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E2:.G4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F2:.H4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G2:.I4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H2:.J4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I2:.K4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J2:.L4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K2:.M4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L2:.N4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M2:.O4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N2:.P4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O2:.Q4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P2:.R4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Q2:.S4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R2:.T4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S2:.U4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T2:.V4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U2:.W4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V2:.X4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W2:.Y4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X2:.Z4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Y2:.AA4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Z2:.AB4]*[.$AD$11:.$AF$13])" office:value-type="float" office:value="0" calcext:value-type="float">
            <text:p>0</text:p>
          </table:table-cell>
          <table:table-cell table:number-columns-repeated="5"/>
          <table:table-cell table:style-name="ce12" table:number-columns-repeated="26"/>
          <table:table-cell table:number-columns-repeated="934"/>
        </table:table-row>
        <table:table-row table:style-name="ro2">
          <table:table-cell table:number-columns-repeated="28" table:style-name="ce10" office:value-type="float" office:value="0" calcext:value-type="float">
            <text:p>0.0</text:p>
          </table:table-cell>
          <table:table-cell table:number-columns-repeated="5"/>
          <table:table-cell table:style-name="ce11" table:number-matrix-columns-spanned="1" table:number-matrix-rows-spanned="1" table:formula="of:=SUM([.A3:.C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B3:.D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C3:.E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D3:.F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E3:.G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F3:.H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G3:.I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H3:.J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I3:.K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J3:.L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K3:.M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L3:.N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M3:.O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N3:.P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O3:.Q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P3:.R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Q3:.S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R3:.T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S3:.U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T3:.V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U3:.W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V3:.X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W3:.Y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X3:.Z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Y3:.AA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Z3:.AB5]*[.$AD$11:.$AF$13])" office:value-type="float" office:value="0" calcext:value-type="float">
            <text:p>0</text:p>
          </table:table-cell>
          <table:table-cell table:number-columns-repeated="5"/>
          <table:table-cell table:style-name="ce12" table:number-columns-repeated="2"/>
          <table:table-cell table:style-name="ce12" table:number-matrix-columns-spanned="1" table:number-matrix-rows-spanned="1" table:formula="of:=SUM([.AH3:.AJ5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I3:.AK5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J3:.AL5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K3:.AM5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L3:.AN5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M3:.AO5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N3:.AP5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O3:.AQ5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P3:.AR5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Q3:.AS5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R3:.AT5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S3:.AU5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T3:.AV5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U3:.AW5]*[.$BI$11:.$BK$13])" office:value-type="float" office:value="0" calcext:value-type="float">
            <text:p>0</text:p>
          </table:table-cell>
          <table:table-cell table:style-name="ce15" table:number-matrix-columns-spanned="1" table:number-matrix-rows-spanned="1" table:formula="of:=SUM([.AV3:.AX5]*[.$BI$11:.$BK$13])" office:value-type="float" office:value="0" calcext:value-type="float">
            <text:p>0</text:p>
          </table:table-cell>
          <table:table-cell table:style-name="ce15" table:number-matrix-columns-spanned="1" table:number-matrix-rows-spanned="1" table:formula="of:=SUM([.AW3:.AY5]*[.$BI$11:.$BK$13])" office:value-type="float" office:value="0" calcext:value-type="float">
            <text:p>0</text:p>
          </table:table-cell>
          <table:table-cell table:style-name="ce15" table:number-matrix-columns-spanned="1" table:number-matrix-rows-spanned="1" table:formula="of:=SUM([.AX3:.AZ5]*[.$BI$11:.$BK$13])" office:value-type="float" office:value="0" calcext:value-type="float">
            <text:p>0</text:p>
          </table:table-cell>
          <table:table-cell table:style-name="ce15" table:number-matrix-columns-spanned="1" table:number-matrix-rows-spanned="1" table:formula="of:=SUM([.AY3:.BA5]*[.$BI$11:.$BK$13])" office:value-type="float" office:value="0" calcext:value-type="float">
            <text:p>0</text:p>
          </table:table-cell>
          <table:table-cell table:style-name="ce15" table:number-matrix-columns-spanned="1" table:number-matrix-rows-spanned="1" table:formula="of:=SUM([.AZ3:.BB5]*[.$BI$11:.$BK$13])" office:value-type="float" office:value="0" calcext:value-type="float">
            <text:p>0</text:p>
          </table:table-cell>
          <table:table-cell table:style-name="ce15" table:number-matrix-columns-spanned="1" table:number-matrix-rows-spanned="1" table:formula="of:=SUM([.BA3:.BC5]*[.$BI$11:.$BK$13])" office:value-type="float" office:value="0" calcext:value-type="float">
            <text:p>0</text:p>
          </table:table-cell>
          <table:table-cell table:style-name="ce15" table:number-matrix-columns-spanned="1" table:number-matrix-rows-spanned="1" table:formula="of:=SUM([.BB3:.BD5]*[.$BI$11:.$BK$13])" office:value-type="float" office:value="0" calcext:value-type="float">
            <text:p>0</text:p>
          </table:table-cell>
          <table:table-cell table:style-name="ce15" table:number-matrix-columns-spanned="1" table:number-matrix-rows-spanned="1" table:formula="of:=SUM([.BC3:.BE5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BD3:.BF5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BE3:.BG5]*[.$BI$11:.$BK$13])" office:value-type="float" office:value="0" calcext:value-type="float">
            <text:p>0</text:p>
          </table:table-cell>
          <table:table-cell table:number-columns-repeated="934"/>
        </table:table-row>
        <table:table-row table:style-name="ro2">
          <table:table-cell table:number-columns-repeated="28" table:style-name="ce10" office:value-type="float" office:value="0" calcext:value-type="float">
            <text:p>0.0</text:p>
          </table:table-cell>
          <table:table-cell table:number-columns-repeated="5"/>
          <table:table-cell table:style-name="ce11" table:number-matrix-columns-spanned="1" table:number-matrix-rows-spanned="1" table:formula="of:=SUM([.A4:.C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B4:.D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C4:.E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D4:.F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E4:.G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F4:.H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G4:.I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H4:.J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I4:.K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J4:.L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K4:.M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L4:.N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M4:.O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N4:.P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O4:.Q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P4:.R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Q4:.S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R4:.T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S4:.U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T4:.V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U4:.W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V4:.X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W4:.Y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X4:.Z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Y4:.AA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Z4:.AB6]*[.$AD$11:.$AF$13])" office:value-type="float" office:value="0" calcext:value-type="float">
            <text:p>0</text:p>
          </table:table-cell>
          <table:table-cell table:number-columns-repeated="5"/>
          <table:table-cell table:style-name="ce12" table:number-columns-repeated="2"/>
          <table:table-cell table:style-name="ce13" table:number-matrix-columns-spanned="1" table:number-matrix-rows-spanned="1" table:formula="of:=SUM([.AH4:.AJ6]*[.$BI$11:.$BK$13])" office:value-type="float" office:value="0" calcext:value-type="float">
            <text:p>0</text:p>
          </table:table-cell>
          <table:table-cell table:style-name="ce13" table:number-matrix-columns-spanned="1" table:number-matrix-rows-spanned="1" table:formula="of:=SUM([.AI4:.AK6]*[.$BI$11:.$BK$13])" office:value-type="float" office:value="0" calcext:value-type="float">
            <text:p>0</text:p>
          </table:table-cell>
          <table:table-cell table:style-name="ce13" table:number-matrix-columns-spanned="1" table:number-matrix-rows-spanned="1" table:formula="of:=SUM([.AJ4:.AL6]*[.$BI$11:.$BK$13])" office:value-type="float" office:value="0" calcext:value-type="float">
            <text:p>0</text:p>
          </table:table-cell>
          <table:table-cell table:style-name="ce13" table:number-matrix-columns-spanned="1" table:number-matrix-rows-spanned="1" table:formula="of:=SUM([.AK4:.AM6]*[.$BI$11:.$BK$13])" office:value-type="float" office:value="0" calcext:value-type="float">
            <text:p>0</text:p>
          </table:table-cell>
          <table:table-cell table:style-name="ce13" table:number-matrix-columns-spanned="1" table:number-matrix-rows-spanned="1" table:formula="of:=SUM([.AL4:.AN6]*[.$BI$11:.$BK$13])" office:value-type="float" office:value="0" calcext:value-type="float">
            <text:p>0</text:p>
          </table:table-cell>
          <table:table-cell table:style-name="ce13" table:number-matrix-columns-spanned="1" table:number-matrix-rows-spanned="1" table:formula="of:=SUM([.AM4:.AO6]*[.$BI$11:.$BK$13])" office:value-type="float" office:value="0" calcext:value-type="float">
            <text:p>0</text:p>
          </table:table-cell>
          <table:table-cell table:style-name="ce13" table:number-matrix-columns-spanned="1" table:number-matrix-rows-spanned="1" table:formula="of:=SUM([.AN4:.AP6]*[.$BI$11:.$BK$13])" office:value-type="float" office:value="0" calcext:value-type="float">
            <text:p>0</text:p>
          </table:table-cell>
          <table:table-cell table:style-name="ce13" table:number-matrix-columns-spanned="1" table:number-matrix-rows-spanned="1" table:formula="of:=SUM([.AO4:.AQ6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P4:.AR6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Q4:.AS6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R4:.AT6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S4:.AU6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T4:.AV6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U4:.AW6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V4:.AX6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W4:.AY6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X4:.AZ6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Y4:.BA6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Z4:.BB6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BA4:.BC6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BB4:.BD6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BC4:.BE6]*[.$BI$11:.$BK$13])" office:value-type="float" office:value="0" calcext:value-type="float">
            <text:p>0</text:p>
          </table:table-cell>
          <table:table-cell table:style-name="ce13" table:number-matrix-columns-spanned="1" table:number-matrix-rows-spanned="1" table:formula="of:=SUM([.BD4:.BF6]*[.$BI$11:.$BK$13])" office:value-type="float" office:value="0" calcext:value-type="float">
            <text:p>0</text:p>
          </table:table-cell>
          <table:table-cell table:style-name="ce13" table:number-matrix-columns-spanned="1" table:number-matrix-rows-spanned="1" table:formula="of:=SUM([.BE4:.BG6]*[.$BI$11:.$BK$13])" office:value-type="float" office:value="0" calcext:value-type="float">
            <text:p>0</text:p>
          </table:table-cell>
          <table:table-cell table:number-columns-repeated="934"/>
        </table:table-row>
        <table:table-row table:style-name="ro2">
          <table:table-cell table:number-columns-repeated="28" table:style-name="ce10" office:value-type="float" office:value="0" calcext:value-type="float">
            <text:p>0.0</text:p>
          </table:table-cell>
          <table:table-cell table:number-columns-repeated="5"/>
          <table:table-cell table:style-name="ce11" table:number-matrix-columns-spanned="1" table:number-matrix-rows-spanned="1" table:formula="of:=SUM([.A5:.C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B5:.D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C5:.E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D5:.F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E5:.G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F5:.H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G5:.I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H5:.J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I5:.K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J5:.L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K5:.M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L5:.N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M5:.O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N5:.P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O5:.Q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P5:.R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Q5:.S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R5:.T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S5:.U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T5:.V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U5:.W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V5:.X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W5:.Y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X5:.Z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Y5:.AA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Z5:.AB7]*[.$AD$11:.$AF$13])" office:value-type="float" office:value="0" calcext:value-type="float">
            <text:p>0</text:p>
          </table:table-cell>
          <table:table-cell table:number-columns-repeated="5"/>
          <table:table-cell table:style-name="ce12" table:number-columns-repeated="2"/>
          <table:table-cell table:style-name="ce13" table:number-matrix-columns-spanned="1" table:number-matrix-rows-spanned="1" table:formula="of:=SUM([.AH5:.AJ7]*[.$BI$11:.$BK$13])" office:value-type="float" office:value="0" calcext:value-type="float">
            <text:p>0</text:p>
          </table:table-cell>
          <table:table-cell table:style-name="ce13" table:number-matrix-columns-spanned="1" table:number-matrix-rows-spanned="1" table:formula="of:=SUM([.AI5:.AK7]*[.$BI$11:.$BK$13])" office:value-type="float" office:value="0" calcext:value-type="float">
            <text:p>0</text:p>
          </table:table-cell>
          <table:table-cell table:style-name="ce13" table:number-matrix-columns-spanned="1" table:number-matrix-rows-spanned="1" table:formula="of:=SUM([.AJ5:.AL7]*[.$BI$11:.$BK$13])" office:value-type="float" office:value="0" calcext:value-type="float">
            <text:p>0</text:p>
          </table:table-cell>
          <table:table-cell table:style-name="ce13" table:number-matrix-columns-spanned="1" table:number-matrix-rows-spanned="1" table:formula="of:=SUM([.AK5:.AM7]*[.$BI$11:.$BK$13])" office:value-type="float" office:value="0" calcext:value-type="float">
            <text:p>0</text:p>
          </table:table-cell>
          <table:table-cell table:style-name="ce13" table:number-matrix-columns-spanned="1" table:number-matrix-rows-spanned="1" table:formula="of:=SUM([.AL5:.AN7]*[.$BI$11:.$BK$13])" office:value-type="float" office:value="0" calcext:value-type="float">
            <text:p>0</text:p>
          </table:table-cell>
          <table:table-cell table:style-name="ce13" table:number-matrix-columns-spanned="1" table:number-matrix-rows-spanned="1" table:formula="of:=SUM([.AM5:.AO7]*[.$BI$11:.$BK$13])" office:value-type="float" office:value="0" calcext:value-type="float">
            <text:p>0</text:p>
          </table:table-cell>
          <table:table-cell table:style-name="ce13" table:number-matrix-columns-spanned="1" table:number-matrix-rows-spanned="1" table:formula="of:=SUM([.AN5:.AP7]*[.$BI$11:.$BK$13])" office:value-type="float" office:value="0" calcext:value-type="float">
            <text:p>0</text:p>
          </table:table-cell>
          <table:table-cell table:style-name="ce13" table:number-matrix-columns-spanned="1" table:number-matrix-rows-spanned="1" table:formula="of:=SUM([.AO5:.AQ7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P5:.AR7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Q5:.AS7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R5:.AT7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S5:.AU7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T5:.AV7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U5:.AW7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V5:.AX7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W5:.AY7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X5:.AZ7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Y5:.BA7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Z5:.BB7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BA5:.BC7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BB5:.BD7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BC5:.BE7]*[.$BI$11:.$BK$13])" office:value-type="float" office:value="0" calcext:value-type="float">
            <text:p>0</text:p>
          </table:table-cell>
          <table:table-cell table:style-name="ce13" table:number-matrix-columns-spanned="1" table:number-matrix-rows-spanned="1" table:formula="of:=SUM([.BD5:.BF7]*[.$BI$11:.$BK$13])" office:value-type="float" office:value="0" calcext:value-type="float">
            <text:p>0</text:p>
          </table:table-cell>
          <table:table-cell table:style-name="ce13" table:number-matrix-columns-spanned="1" table:number-matrix-rows-spanned="1" table:formula="of:=SUM([.BE5:.BG7]*[.$BI$11:.$BK$13])" office:value-type="float" office:value="0" calcext:value-type="float">
            <text:p>0</text:p>
          </table:table-cell>
          <table:table-cell table:number-columns-repeated="934"/>
        </table:table-row>
        <table:table-row table:style-name="ro2">
          <table:table-cell table:number-columns-repeated="28" table:style-name="ce10" office:value-type="float" office:value="0" calcext:value-type="float">
            <text:p>0.0</text:p>
          </table:table-cell>
          <table:table-cell table:number-columns-repeated="5"/>
          <table:table-cell table:style-name="ce11" table:number-matrix-columns-spanned="1" table:number-matrix-rows-spanned="1" table:formula="of:=SUM([.A6:.C8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B6:.D8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C6:.E8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D6:.F8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E6:.G8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F6:.H8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G6:.I8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H6:.J8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I6:.K8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J6:.L8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K6:.M8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L6:.N8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M6:.O8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N6:.P8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O6:.Q8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P6:.R8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Q6:.S8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R6:.T8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S6:.U8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T6:.V8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U6:.W8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V6:.X8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W6:.Y8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X6:.Z8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Y6:.AA8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Z6:.AB8]*[.$AD$11:.$AF$13])" office:value-type="float" office:value="0" calcext:value-type="float">
            <text:p>0</text:p>
          </table:table-cell>
          <table:table-cell table:number-columns-repeated="5"/>
          <table:table-cell table:style-name="ce12" table:number-columns-repeated="2"/>
          <table:table-cell table:style-name="ce13" table:number-matrix-columns-spanned="1" table:number-matrix-rows-spanned="1" table:formula="of:=SUM([.AH6:.AJ8]*[.$BI$11:.$BK$13])" office:value-type="float" office:value="0" calcext:value-type="float">
            <text:p>0</text:p>
          </table:table-cell>
          <table:table-cell table:style-name="ce13" table:number-matrix-columns-spanned="1" table:number-matrix-rows-spanned="1" table:formula="of:=SUM([.AI6:.AK8]*[.$BI$11:.$BK$13])" office:value-type="float" office:value="0" calcext:value-type="float">
            <text:p>0</text:p>
          </table:table-cell>
          <table:table-cell table:style-name="ce13" table:number-matrix-columns-spanned="1" table:number-matrix-rows-spanned="1" table:formula="of:=SUM([.AJ6:.AL8]*[.$BI$11:.$BK$13])" office:value-type="float" office:value="0" calcext:value-type="float">
            <text:p>0</text:p>
          </table:table-cell>
          <table:table-cell table:style-name="ce13" table:number-matrix-columns-spanned="1" table:number-matrix-rows-spanned="1" table:formula="of:=SUM([.AK6:.AM8]*[.$BI$11:.$BK$13])" office:value-type="float" office:value="0" calcext:value-type="float">
            <text:p>0</text:p>
          </table:table-cell>
          <table:table-cell table:style-name="ce13" table:number-matrix-columns-spanned="1" table:number-matrix-rows-spanned="1" table:formula="of:=SUM([.AL6:.AN8]*[.$BI$11:.$BK$13])" office:value-type="float" office:value="0" calcext:value-type="float">
            <text:p>0</text:p>
          </table:table-cell>
          <table:table-cell table:style-name="ce13" table:number-matrix-columns-spanned="1" table:number-matrix-rows-spanned="1" table:formula="of:=SUM([.AM6:.AO8]*[.$BI$11:.$BK$13])" office:value-type="float" office:value="0" calcext:value-type="float">
            <text:p>0</text:p>
          </table:table-cell>
          <table:table-cell table:style-name="ce13" table:number-matrix-columns-spanned="1" table:number-matrix-rows-spanned="1" table:formula="of:=SUM([.AN6:.AP8]*[.$BI$11:.$BK$13])" office:value-type="float" office:value="0" calcext:value-type="float">
            <text:p>0</text:p>
          </table:table-cell>
          <table:table-cell table:style-name="ce13" table:number-matrix-columns-spanned="1" table:number-matrix-rows-spanned="1" table:formula="of:=SUM([.AO6:.AQ8]*[.$BI$11:.$BK$13])" office:value-type="float" office:value="0.0352712935913509" calcext:value-type="float">
            <text:p>0.035271293591351</text:p>
          </table:table-cell>
          <table:table-cell table:style-name="ce12" table:number-matrix-columns-spanned="1" table:number-matrix-rows-spanned="1" table:formula="of:=SUM([.AP6:.AR8]*[.$BI$11:.$BK$13])" office:value-type="float" office:value="0.205861024890168" calcext:value-type="float">
            <text:p>0.205861024890168</text:p>
          </table:table-cell>
          <table:table-cell table:style-name="ce12" table:number-matrix-columns-spanned="1" table:number-matrix-rows-spanned="1" table:formula="of:=SUM([.AQ6:.AS8]*[.$BI$11:.$BK$13])" office:value-type="float" office:value="0.603192760587096" calcext:value-type="float">
            <text:p>0.603192760587096</text:p>
          </table:table-cell>
          <table:table-cell table:style-name="ce12" table:number-matrix-columns-spanned="1" table:number-matrix-rows-spanned="1" table:formula="of:=SUM([.AR6:.AT8]*[.$BI$11:.$BK$13])" office:value-type="float" office:value="0.814795988734711" calcext:value-type="float">
            <text:p>0.814795988734711</text:p>
          </table:table-cell>
          <table:table-cell table:style-name="ce12" table:number-matrix-columns-spanned="1" table:number-matrix-rows-spanned="1" table:formula="of:=SUM([.AS6:.AU8]*[.$BI$11:.$BK$13])" office:value-type="float" office:value="1.01136045662527" calcext:value-type="float">
            <text:p>1.01136045662527</text:p>
          </table:table-cell>
          <table:table-cell table:style-name="ce12" table:number-matrix-columns-spanned="1" table:number-matrix-rows-spanned="1" table:formula="of:=SUM([.AT6:.AV8]*[.$BI$11:.$BK$13])" office:value-type="float" office:value="1.01208520850561" calcext:value-type="float">
            <text:p>1.01208520850561</text:p>
          </table:table-cell>
          <table:table-cell table:style-name="ce12" table:number-matrix-columns-spanned="1" table:number-matrix-rows-spanned="1" table:formula="of:=SUM([.AU6:.AW8]*[.$BI$11:.$BK$13])" office:value-type="float" office:value="0.720602371306686" calcext:value-type="float">
            <text:p>0.720602371306686</text:p>
          </table:table-cell>
          <table:table-cell table:style-name="ce12" table:number-matrix-columns-spanned="1" table:number-matrix-rows-spanned="1" table:formula="of:=SUM([.AV6:.AX8]*[.$BI$11:.$BK$13])" office:value-type="float" office:value="0.423498473653072" calcext:value-type="float">
            <text:p>0.423498473653072</text:p>
          </table:table-cell>
          <table:table-cell table:style-name="ce12" table:number-matrix-columns-spanned="1" table:number-matrix-rows-spanned="1" table:formula="of:=SUM([.AW6:.AY8]*[.$BI$11:.$BK$13])" office:value-type="float" office:value="0.142736711097687" calcext:value-type="float">
            <text:p>0.142736711097687</text:p>
          </table:table-cell>
          <table:table-cell table:style-name="ce12" table:number-matrix-columns-spanned="1" table:number-matrix-rows-spanned="1" table:formula="of:=SUM([.AX6:.AZ8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Y6:.BA8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Z6:.BB8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BA6:.BC8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BB6:.BD8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BC6:.BE8]*[.$BI$11:.$BK$13])" office:value-type="float" office:value="0" calcext:value-type="float">
            <text:p>0</text:p>
          </table:table-cell>
          <table:table-cell table:style-name="ce13" table:number-matrix-columns-spanned="1" table:number-matrix-rows-spanned="1" table:formula="of:=SUM([.BD6:.BF8]*[.$BI$11:.$BK$13])" office:value-type="float" office:value="0" calcext:value-type="float">
            <text:p>0</text:p>
          </table:table-cell>
          <table:table-cell table:style-name="ce13" table:number-matrix-columns-spanned="1" table:number-matrix-rows-spanned="1" table:formula="of:=SUM([.BE6:.BG8]*[.$BI$11:.$BK$13])" office:value-type="float" office:value="0" calcext:value-type="float">
            <text:p>0</text:p>
          </table:table-cell>
          <table:table-cell table:number-columns-repeated="934"/>
        </table:table-row>
        <table:table-row table:style-name="ro2">
          <table:table-cell table:number-columns-repeated="28" table:style-name="ce10" office:value-type="float" office:value="0" calcext:value-type="float">
            <text:p>0.0</text:p>
          </table:table-cell>
          <table:table-cell table:number-columns-repeated="5"/>
          <table:table-cell table:style-name="ce11" table:number-matrix-columns-spanned="1" table:number-matrix-rows-spanned="1" table:formula="of:=SUM([.A7:.C9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B7:.D9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C7:.E9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D7:.F9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E7:.G9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F7:.H9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G7:.I9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H7:.J9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I7:.K9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J7:.L9]*[.$AD$11:.$AF$13])" office:value-type="float" office:value="0.324473866821856" calcext:value-type="float">
            <text:p>0.324473866821856</text:p>
          </table:table-cell>
          <table:table-cell table:style-name="ce11" table:number-matrix-columns-spanned="1" table:number-matrix-rows-spanned="1" table:formula="of:=SUM([.K7:.M9]*[.$AD$11:.$AF$13])" office:value-type="float" office:value="0.445520215866541" calcext:value-type="float">
            <text:p>0.445520215866541</text:p>
          </table:table-cell>
          <table:table-cell table:style-name="ce11" table:number-matrix-columns-spanned="1" table:number-matrix-rows-spanned="1" table:formula="of:=SUM([.L7:.N9]*[.$AD$11:.$AF$13])" office:value-type="float" office:value="0.6103374984695" calcext:value-type="float">
            <text:p>0.6103374984695</text:p>
          </table:table-cell>
          <table:table-cell table:style-name="ce11" table:number-matrix-columns-spanned="1" table:number-matrix-rows-spanned="1" table:formula="of:=SUM([.M7:.O9]*[.$AD$11:.$AF$13])" office:value-type="float" office:value="0.720753319115655" calcext:value-type="float">
            <text:p>0.720753319115655</text:p>
          </table:table-cell>
          <table:table-cell table:style-name="ce11" table:number-matrix-columns-spanned="1" table:number-matrix-rows-spanned="1" table:formula="of:=SUM([.N7:.P9]*[.$AD$11:.$AF$13])" office:value-type="float" office:value="0.537676681516487" calcext:value-type="float">
            <text:p>0.537676681516487</text:p>
          </table:table-cell>
          <table:table-cell table:style-name="ce11" table:number-matrix-columns-spanned="1" table:number-matrix-rows-spanned="1" table:formula="of:=SUM([.O7:.Q9]*[.$AD$11:.$AF$13])" office:value-type="float" office:value="0.357601386313095" calcext:value-type="float">
            <text:p>0.357601386313095</text:p>
          </table:table-cell>
          <table:table-cell table:style-name="ce11" table:number-matrix-columns-spanned="1" table:number-matrix-rows-spanned="1" table:formula="of:=SUM([.P7:.R9]*[.$AD$11:.$AF$13])" office:value-type="float" office:value="0.144423105251787" calcext:value-type="float">
            <text:p>0.144423105251787</text:p>
          </table:table-cell>
          <table:table-cell table:style-name="ce11" table:number-matrix-columns-spanned="1" table:number-matrix-rows-spanned="1" table:formula="of:=SUM([.Q7:.S9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R7:.T9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S7:.U9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T7:.V9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U7:.W9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V7:.X9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W7:.Y9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X7:.Z9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Y7:.AA9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Z7:.AB9]*[.$AD$11:.$AF$13])" office:value-type="float" office:value="0" calcext:value-type="float">
            <text:p>0</text:p>
          </table:table-cell>
          <table:table-cell table:number-columns-repeated="5"/>
          <table:table-cell table:style-name="ce12" table:number-columns-repeated="2"/>
          <table:table-cell table:style-name="ce13" table:number-matrix-columns-spanned="1" table:number-matrix-rows-spanned="1" table:formula="of:=SUM([.AH7:.AJ9]*[.$BI$11:.$BK$13])" office:value-type="float" office:value="0.208796277645535" calcext:value-type="float">
            <text:p>0.208796277645535</text:p>
          </table:table-cell>
          <table:table-cell table:style-name="ce13" table:number-matrix-columns-spanned="1" table:number-matrix-rows-spanned="1" table:formula="of:=SUM([.AI7:.AK9]*[.$BI$11:.$BK$13])" office:value-type="float" office:value="0.705366788438823" calcext:value-type="float">
            <text:p>0.705366788438823</text:p>
          </table:table-cell>
          <table:table-cell table:style-name="ce13" table:number-matrix-columns-spanned="1" table:number-matrix-rows-spanned="1" table:formula="of:=SUM([.AJ7:.AL9]*[.$BI$11:.$BK$13])" office:value-type="float" office:value="1.29468184527326" calcext:value-type="float">
            <text:p>1.29468184527326</text:p>
          </table:table-cell>
          <table:table-cell table:style-name="ce13" table:number-matrix-columns-spanned="1" table:number-matrix-rows-spanned="1" table:formula="of:=SUM([.AK7:.AM9]*[.$BI$11:.$BK$13])" office:value-type="float" office:value="2.02725489297605" calcext:value-type="float">
            <text:p>2.02725489297605</text:p>
          </table:table-cell>
          <table:table-cell table:style-name="ce13" table:number-matrix-columns-spanned="1" table:number-matrix-rows-spanned="1" table:formula="of:=SUM([.AL7:.AN9]*[.$BI$11:.$BK$13])" office:value-type="float" office:value="2.37393836480585" calcext:value-type="float">
            <text:p>2.37393836480585</text:p>
          </table:table-cell>
          <table:table-cell table:style-name="ce13" table:number-matrix-columns-spanned="1" table:number-matrix-rows-spanned="1" table:formula="of:=SUM([.AM7:.AO9]*[.$BI$11:.$BK$13])" office:value-type="float" office:value="2.60091314219998" calcext:value-type="float">
            <text:p>2.60091314219998</text:p>
          </table:table-cell>
          <table:table-cell table:style-name="ce13" table:number-matrix-columns-spanned="1" table:number-matrix-rows-spanned="1" table:formula="of:=SUM([.AN7:.AP9]*[.$BI$11:.$BK$13])" office:value-type="float" office:value="2.60091314219998" calcext:value-type="float">
            <text:p>2.60091314219998</text:p>
          </table:table-cell>
          <table:table-cell table:style-name="ce13" table:number-matrix-columns-spanned="1" table:number-matrix-rows-spanned="1" table:formula="of:=SUM([.AO7:.AQ9]*[.$BI$11:.$BK$13])" office:value-type="float" office:value="2.79645465020874" calcext:value-type="float">
            <text:p>2.79645465020874</text:p>
          </table:table-cell>
          <table:table-cell table:style-name="ce12" table:number-matrix-columns-spanned="1" table:number-matrix-rows-spanned="1" table:formula="of:=SUM([.AP7:.AR9]*[.$BI$11:.$BK$13])" office:value-type="float" office:value="3.27320767302476" calcext:value-type="float">
            <text:p>3.27320767302476</text:p>
          </table:table-cell>
          <table:table-cell table:style-name="ce12" table:number-matrix-columns-spanned="1" table:number-matrix-rows-spanned="1" table:formula="of:=SUM([.AQ7:.AS9]*[.$BI$11:.$BK$13])" office:value-type="float" office:value="3.87832123867438" calcext:value-type="float">
            <text:p>3.87832123867438</text:p>
          </table:table-cell>
          <table:table-cell table:style-name="ce12" table:number-matrix-columns-spanned="1" table:number-matrix-rows-spanned="1" table:formula="of:=SUM([.AR7:.AT9]*[.$BI$11:.$BK$13])" office:value-type="float" office:value="4.28820235186142" calcext:value-type="float">
            <text:p>4.28820235186142</text:p>
          </table:table-cell>
          <table:table-cell table:style-name="ce12" table:number-matrix-columns-spanned="1" table:number-matrix-rows-spanned="1" table:formula="of:=SUM([.AS7:.AU9]*[.$BI$11:.$BK$13])" office:value-type="float" office:value="4.62394529716763" calcext:value-type="float">
            <text:p>4.62394529716763</text:p>
          </table:table-cell>
          <table:table-cell table:style-name="ce12" table:number-matrix-columns-spanned="1" table:number-matrix-rows-spanned="1" table:formula="of:=SUM([.AT7:.AV9]*[.$BI$11:.$BK$13])" office:value-type="float" office:value="4.40426103188091" calcext:value-type="float">
            <text:p>4.40426103188091</text:p>
          </table:table-cell>
          <table:table-cell table:style-name="ce12" table:number-matrix-columns-spanned="1" table:number-matrix-rows-spanned="1" table:formula="of:=SUM([.AU7:.AW9]*[.$BI$11:.$BK$13])" office:value-type="float" office:value="3.81241376002899" calcext:value-type="float">
            <text:p>3.81241376002899</text:p>
          </table:table-cell>
          <table:table-cell table:style-name="ce12" table:number-matrix-columns-spanned="1" table:number-matrix-rows-spanned="1" table:formula="of:=SUM([.AV7:.AX9]*[.$BI$11:.$BK$13])" office:value-type="float" office:value="3.17321960387863" calcext:value-type="float">
            <text:p>3.17321960387863</text:p>
          </table:table-cell>
          <table:table-cell table:style-name="ce12" table:number-matrix-columns-spanned="1" table:number-matrix-rows-spanned="1" table:formula="of:=SUM([.AW7:.AY9]*[.$BI$11:.$BK$13])" office:value-type="float" office:value="2.18870365159227" calcext:value-type="float">
            <text:p>2.18870365159227</text:p>
          </table:table-cell>
          <table:table-cell table:style-name="ce12" table:number-matrix-columns-spanned="1" table:number-matrix-rows-spanned="1" table:formula="of:=SUM([.AX7:.AZ9]*[.$BI$11:.$BK$13])" office:value-type="float" office:value="1.09685237016107" calcext:value-type="float">
            <text:p>1.09685237016107</text:p>
          </table:table-cell>
          <table:table-cell table:style-name="ce12" table:number-matrix-columns-spanned="1" table:number-matrix-rows-spanned="1" table:formula="of:=SUM([.AY7:.BA9]*[.$BI$11:.$BK$13])" office:value-type="float" office:value="0.495328775752546" calcext:value-type="float">
            <text:p>0.495328775752546</text:p>
          </table:table-cell>
          <table:table-cell table:style-name="ce12" table:number-matrix-columns-spanned="1" table:number-matrix-rows-spanned="1" table:formula="of:=SUM([.AZ7:.BB9]*[.$BI$11:.$BK$13])" office:value-type="float" office:value="0.0491388660787093" calcext:value-type="float">
            <text:p>0.049138866078709</text:p>
          </table:table-cell>
          <table:table-cell table:style-name="ce12" table:number-matrix-columns-spanned="1" table:number-matrix-rows-spanned="1" table:formula="of:=SUM([.BA7:.BC9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BB7:.BD9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BC7:.BE9]*[.$BI$11:.$BK$13])" office:value-type="float" office:value="0" calcext:value-type="float">
            <text:p>0</text:p>
          </table:table-cell>
          <table:table-cell table:style-name="ce13" table:number-matrix-columns-spanned="1" table:number-matrix-rows-spanned="1" table:formula="of:=SUM([.BD7:.BF9]*[.$BI$11:.$BK$13])" office:value-type="float" office:value="0" calcext:value-type="float">
            <text:p>0</text:p>
          </table:table-cell>
          <table:table-cell table:style-name="ce13" table:number-matrix-columns-spanned="1" table:number-matrix-rows-spanned="1" table:formula="of:=SUM([.BE7:.BG9]*[.$BI$11:.$BK$13])" office:value-type="float" office:value="0" calcext:value-type="float">
            <text:p>0</text:p>
          </table:table-cell>
          <table:table-cell table:number-columns-repeated="934"/>
        </table:table-row>
        <table:table-row table:style-name="ro2">
          <table:table-cell table:number-columns-repeated="11" table:style-name="ce10" office:value-type="float" office:value="0" calcext:value-type="float">
            <text:p>0.0</text:p>
          </table:table-cell>
          <table:table-cell table:style-name="ce10" office:value-type="float" office:value="0.38039219379425" calcext:value-type="float">
            <text:p>0.4</text:p>
          </table:table-cell>
          <table:table-cell table:style-name="ce10" office:value-type="float" office:value="0.376470625400543" calcext:value-type="float">
            <text:p>0.4</text:p>
          </table:table-cell>
          <table:table-cell table:style-name="ce10" office:value-type="float" office:value="0.301960796117782" calcext:value-type="float">
            <text:p>0.3</text:p>
          </table:table-cell>
          <table:table-cell table:style-name="ce10" office:value-type="float" office:value="0.462745130062103" calcext:value-type="float">
            <text:p>0.5</text:p>
          </table:table-cell>
          <table:table-cell table:style-name="ce10" office:value-type="float" office:value="0.239215701818466" calcext:value-type="float">
            <text:p>0.2</text:p>
          </table:table-cell>
          <table:table-cell table:number-columns-repeated="12" table:style-name="ce10" office:value-type="float" office:value="0" calcext:value-type="float">
            <text:p>0.0</text:p>
          </table:table-cell>
          <table:table-cell/>
          <table:table-cell table:style-name="ce1" office:value-type="string" calcext:value-type="string">
            <text:p>filter 1</text:p>
          </table:table-cell>
          <table:table-cell table:number-columns-repeated="3"/>
          <table:table-cell table:style-name="ce11" table:number-matrix-columns-spanned="1" table:number-matrix-rows-spanned="1" table:formula="of:=SUM([.A8:.C10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B8:.D10]*[.$AD$11:.$AF$13])" office:value-type="float" office:value="0.301058205195844" calcext:value-type="float">
            <text:p>0.301058205195844</text:p>
          </table:table-cell>
          <table:table-cell table:style-name="ce11" table:number-matrix-columns-spanned="1" table:number-matrix-rows-spanned="1" table:formula="of:=SUM([.C8:.E10]*[.$AD$11:.$AF$13])" office:value-type="float" office:value="0.577037322904925" calcext:value-type="float">
            <text:p>0.577037322904925</text:p>
          </table:table-cell>
          <table:table-cell table:style-name="ce11" table:number-matrix-columns-spanned="1" table:number-matrix-rows-spanned="1" table:formula="of:=SUM([.D8:.F10]*[.$AD$11:.$AF$13])" office:value-type="float" office:value="1.17614897829315" calcext:value-type="float">
            <text:p>1.17614897829315</text:p>
          </table:table-cell>
          <table:table-cell table:style-name="ce11" table:number-matrix-columns-spanned="1" table:number-matrix-rows-spanned="1" table:formula="of:=SUM([.E8:.G10]*[.$AD$11:.$AF$13])" office:value-type="float" office:value="1.41418483274866" calcext:value-type="float">
            <text:p>1.41418483274866</text:p>
          </table:table-cell>
          <table:table-cell table:style-name="ce11" table:number-matrix-columns-spanned="1" table:number-matrix-rows-spanned="1" table:formula="of:=SUM([.F8:.H10]*[.$AD$11:.$AF$13])" office:value-type="float" office:value="1.64384125339197" calcext:value-type="float">
            <text:p>1.64384125339197</text:p>
          </table:table-cell>
          <table:table-cell table:style-name="ce11" table:number-matrix-columns-spanned="1" table:number-matrix-rows-spanned="1" table:formula="of:=SUM([.G8:.I10]*[.$AD$11:.$AF$13])" office:value-type="float" office:value="1.64384125339197" calcext:value-type="float">
            <text:p>1.64384125339197</text:p>
          </table:table-cell>
          <table:table-cell table:style-name="ce11" table:number-matrix-columns-spanned="1" table:number-matrix-rows-spanned="1" table:formula="of:=SUM([.H8:.J10]*[.$AD$11:.$AF$13])" office:value-type="float" office:value="1.64384125339197" calcext:value-type="float">
            <text:p>1.64384125339197</text:p>
          </table:table-cell>
          <table:table-cell table:style-name="ce11" table:number-matrix-columns-spanned="1" table:number-matrix-rows-spanned="1" table:formula="of:=SUM([.I8:.K10]*[.$AD$11:.$AF$13])" office:value-type="float" office:value="1.64384125339197" calcext:value-type="float">
            <text:p>1.64384125339197</text:p>
          </table:table-cell>
          <table:table-cell table:style-name="ce11" table:number-matrix-columns-spanned="1" table:number-matrix-rows-spanned="1" table:formula="of:=SUM([.J8:.L10]*[.$AD$11:.$AF$13])" office:value-type="float" office:value="1.91208837301321" calcext:value-type="float">
            <text:p>1.91208837301321</text:p>
          </table:table-cell>
          <table:table-cell table:style-name="ce11" table:number-matrix-columns-spanned="1" table:number-matrix-rows-spanned="1" table:formula="of:=SUM([.K8:.M10]*[.$AD$11:.$AF$13])" office:value-type="float" office:value="1.94849978628869" calcext:value-type="float">
            <text:p>1.94849978628869</text:p>
          </table:table-cell>
          <table:table-cell table:style-name="ce11" table:number-matrix-columns-spanned="1" table:number-matrix-rows-spanned="1" table:formula="of:=SUM([.L8:.N10]*[.$AD$11:.$AF$13])" office:value-type="float" office:value="2.20521669466735" calcext:value-type="float">
            <text:p>2.20521669466735</text:p>
          </table:table-cell>
          <table:table-cell table:style-name="ce11" table:number-matrix-columns-spanned="1" table:number-matrix-rows-spanned="1" table:formula="of:=SUM([.M8:.O10]*[.$AD$11:.$AF$13])" office:value-type="float" office:value="2.30585868262348" calcext:value-type="float">
            <text:p>2.30585868262348</text:p>
          </table:table-cell>
          <table:table-cell table:style-name="ce11" table:number-matrix-columns-spanned="1" table:number-matrix-rows-spanned="1" table:formula="of:=SUM([.N8:.P10]*[.$AD$11:.$AF$13])" office:value-type="float" office:value="2.10471342671444" calcext:value-type="float">
            <text:p>2.10471342671444</text:p>
          </table:table-cell>
          <table:table-cell table:style-name="ce11" table:number-matrix-columns-spanned="1" table:number-matrix-rows-spanned="1" table:formula="of:=SUM([.O8:.Q10]*[.$AD$11:.$AF$13])" office:value-type="float" office:value="2.04284866735567" calcext:value-type="float">
            <text:p>2.04284866735567</text:p>
          </table:table-cell>
          <table:table-cell table:style-name="ce11" table:number-matrix-columns-spanned="1" table:number-matrix-rows-spanned="1" table:formula="of:=SUM([.P8:.R10]*[.$AD$11:.$AF$13])" office:value-type="float" office:value="1.68748431941468" calcext:value-type="float">
            <text:p>1.68748431941468</text:p>
          </table:table-cell>
          <table:table-cell table:style-name="ce11" table:number-matrix-columns-spanned="1" table:number-matrix-rows-spanned="1" table:formula="of:=SUM([.Q8:.S10]*[.$AD$11:.$AF$13])" office:value-type="float" office:value="0.870284328886832" calcext:value-type="float">
            <text:p>0.870284328886832</text:p>
          </table:table-cell>
          <table:table-cell table:style-name="ce11" table:number-matrix-columns-spanned="1" table:number-matrix-rows-spanned="1" table:formula="of:=SUM([.R8:.T10]*[.$AD$11:.$AF$13])" office:value-type="float" office:value="0.476772542692245" calcext:value-type="float">
            <text:p>0.476772542692245</text:p>
          </table:table-cell>
          <table:table-cell table:style-name="ce11" table:number-matrix-columns-spanned="1" table:number-matrix-rows-spanned="1" table:formula="of:=SUM([.S8:.U10]*[.$AD$11:.$AF$13])" office:value-type="float" office:value="0.0497194279808085" calcext:value-type="float">
            <text:p>0.049719427980809</text:p>
          </table:table-cell>
          <table:table-cell table:style-name="ce11" table:number-matrix-columns-spanned="1" table:number-matrix-rows-spanned="1" table:formula="of:=SUM([.T8:.V10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U8:.W10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V8:.X10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W8:.Y10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X8:.Z10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Y8:.AA10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Z8:.AB10]*[.$AD$11:.$AF$13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filter 2</text:p>
          </table:table-cell>
          <table:table-cell table:number-columns-repeated="3"/>
          <table:table-cell table:style-name="ce12" table:number-columns-repeated="2"/>
          <table:table-cell table:style-name="ce13" table:number-matrix-columns-spanned="1" table:number-matrix-rows-spanned="1" table:formula="of:=SUM([.AH8:.AJ10]*[.$BI$11:.$BK$13])" office:value-type="float" office:value="1.8086226490388" calcext:value-type="float">
            <text:p>1.8086226490388</text:p>
          </table:table-cell>
          <table:table-cell table:style-name="ce13" table:number-matrix-columns-spanned="1" table:number-matrix-rows-spanned="1" table:formula="of:=SUM([.AI8:.AK10]*[.$BI$11:.$BK$13])" office:value-type="float" office:value="3.56853880709072" calcext:value-type="float">
            <text:p>3.56853880709072</text:p>
          </table:table-cell>
          <table:table-cell table:style-name="ce13" table:number-matrix-columns-spanned="1" table:number-matrix-rows-spanned="1" table:formula="of:=SUM([.AJ8:.AL10]*[.$BI$11:.$BK$13])" office:value-type="float" office:value="5.27525990769859" calcext:value-type="float">
            <text:p>5.27525990769859</text:p>
          </table:table-cell>
          <table:table-cell table:style-name="ce13" table:number-matrix-columns-spanned="1" table:number-matrix-rows-spanned="1" table:formula="of:=SUM([.AK8:.AM10]*[.$BI$11:.$BK$13])" office:value-type="float" office:value="6.63319508060576" calcext:value-type="float">
            <text:p>6.63319508060576</text:p>
          </table:table-cell>
          <table:table-cell table:style-name="ce13" table:number-matrix-columns-spanned="1" table:number-matrix-rows-spanned="1" table:formula="of:=SUM([.AL8:.AN10]*[.$BI$11:.$BK$13])" office:value-type="float" office:value="7.19804006468013" calcext:value-type="float">
            <text:p>7.19804006468013</text:p>
          </table:table-cell>
          <table:table-cell table:style-name="ce13" table:number-matrix-columns-spanned="1" table:number-matrix-rows-spanned="1" table:formula="of:=SUM([.AM8:.AO10]*[.$BI$11:.$BK$13])" office:value-type="float" office:value="7.54048005259654" calcext:value-type="float">
            <text:p>7.54048005259654</text:p>
          </table:table-cell>
          <table:table-cell table:style-name="ce13" table:number-matrix-columns-spanned="1" table:number-matrix-rows-spanned="1" table:formula="of:=SUM([.AN8:.AP10]*[.$BI$11:.$BK$13])" office:value-type="float" office:value="7.54048005259654" calcext:value-type="float">
            <text:p>7.54048005259654</text:p>
          </table:table-cell>
          <table:table-cell table:style-name="ce13" table:number-matrix-columns-spanned="1" table:number-matrix-rows-spanned="1" table:formula="of:=SUM([.AO8:.AQ10]*[.$BI$11:.$BK$13])" office:value-type="float" office:value="7.85402884179578" calcext:value-type="float">
            <text:p>7.85402884179578</text:p>
          </table:table-cell>
          <table:table-cell table:style-name="ce12" table:number-matrix-columns-spanned="1" table:number-matrix-rows-spanned="1" table:formula="of:=SUM([.AP8:.AR10]*[.$BI$11:.$BK$13])" office:value-type="float" office:value="8.6707842986913" calcext:value-type="float">
            <text:p>8.6707842986913</text:p>
          </table:table-cell>
          <table:table-cell table:style-name="ce12" table:number-matrix-columns-spanned="1" table:number-matrix-rows-spanned="1" table:formula="of:=SUM([.AQ8:.AS10]*[.$BI$11:.$BK$13])" office:value-type="float" office:value="9.58868287168997" calcext:value-type="float">
            <text:p>9.58868287168997</text:p>
          </table:table-cell>
          <table:table-cell table:style-name="ce12" table:number-matrix-columns-spanned="1" table:number-matrix-rows-spanned="1" table:formula="of:=SUM([.AR8:.AT10]*[.$BI$11:.$BK$13])" office:value-type="float" office:value="10.3649819208885" calcext:value-type="float">
            <text:p>10.3649819208885</text:p>
          </table:table-cell>
          <table:table-cell table:style-name="ce12" table:number-matrix-columns-spanned="1" table:number-matrix-rows-spanned="1" table:formula="of:=SUM([.AS8:.AU10]*[.$BI$11:.$BK$13])" office:value-type="float" office:value="10.8412491885381" calcext:value-type="float">
            <text:p>10.8412491885381</text:p>
          </table:table-cell>
          <table:table-cell table:style-name="ce12" table:number-matrix-columns-spanned="1" table:number-matrix-rows-spanned="1" table:formula="of:=SUM([.AT8:.AV10]*[.$BI$11:.$BK$13])" office:value-type="float" office:value="10.4131750092149" calcext:value-type="float">
            <text:p>10.4131750092149</text:p>
          </table:table-cell>
          <table:table-cell table:style-name="ce12" table:number-matrix-columns-spanned="1" table:number-matrix-rows-spanned="1" table:formula="of:=SUM([.AU8:.AW10]*[.$BI$11:.$BK$13])" office:value-type="float" office:value="9.47292516829495" calcext:value-type="float">
            <text:p>9.47292516829495</text:p>
          </table:table-cell>
          <table:table-cell table:style-name="ce12" table:number-matrix-columns-spanned="1" table:number-matrix-rows-spanned="1" table:formula="of:=SUM([.AV8:.AX10]*[.$BI$11:.$BK$13])" office:value-type="float" office:value="8.02848984484477" calcext:value-type="float">
            <text:p>8.02848984484477</text:p>
          </table:table-cell>
          <table:table-cell table:style-name="ce12" table:number-matrix-columns-spanned="1" table:number-matrix-rows-spanned="1" table:formula="of:=SUM([.AW8:.AY10]*[.$BI$11:.$BK$13])" office:value-type="float" office:value="5.94374587461688" calcext:value-type="float">
            <text:p>5.94374587461688</text:p>
          </table:table-cell>
          <table:table-cell table:style-name="ce12" table:number-matrix-columns-spanned="1" table:number-matrix-rows-spanned="1" table:formula="of:=SUM([.AX8:.AZ10]*[.$BI$11:.$BK$13])" office:value-type="float" office:value="3.75580070538332" calcext:value-type="float">
            <text:p>3.75580070538332</text:p>
          </table:table-cell>
          <table:table-cell table:style-name="ce12" table:number-matrix-columns-spanned="1" table:number-matrix-rows-spanned="1" table:formula="of:=SUM([.AY8:.BA10]*[.$BI$11:.$BK$13])" office:value-type="float" office:value="1.90210524104439" calcext:value-type="float">
            <text:p>1.90210524104439</text:p>
          </table:table-cell>
          <table:table-cell table:style-name="ce12" table:number-matrix-columns-spanned="1" table:number-matrix-rows-spanned="1" table:formula="of:=SUM([.AZ8:.BB10]*[.$BI$11:.$BK$13])" office:value-type="float" office:value="0.571957606338252" calcext:value-type="float">
            <text:p>0.571957606338252</text:p>
          </table:table-cell>
          <table:table-cell table:style-name="ce12" table:number-matrix-columns-spanned="1" table:number-matrix-rows-spanned="1" table:formula="of:=SUM([.BA8:.BC10]*[.$BI$11:.$BK$13])" office:value-type="float" office:value="0.0538187576628094" calcext:value-type="float">
            <text:p>0.053818757662809</text:p>
          </table:table-cell>
          <table:table-cell table:style-name="ce12" table:number-matrix-columns-spanned="1" table:number-matrix-rows-spanned="1" table:formula="of:=SUM([.BB8:.BD10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BC8:.BE10]*[.$BI$11:.$BK$13])" office:value-type="float" office:value="0" calcext:value-type="float">
            <text:p>0</text:p>
          </table:table-cell>
          <table:table-cell table:style-name="ce13" table:number-matrix-columns-spanned="1" table:number-matrix-rows-spanned="1" table:formula="of:=SUM([.BD8:.BF10]*[.$BI$11:.$BK$13])" office:value-type="float" office:value="0" calcext:value-type="float">
            <text:p>0</text:p>
          </table:table-cell>
          <table:table-cell table:style-name="ce13" table:number-matrix-columns-spanned="1" table:number-matrix-rows-spanned="1" table:formula="of:=SUM([.BE8:.BG10]*[.$BI$11:.$BK$13])" office:value-type="float" office:value="0" calcext:value-type="float">
            <text:p>0</text:p>
          </table:table-cell>
          <table:table-cell table:number-columns-repeated="934"/>
        </table:table-row>
        <table:table-row table:style-name="ro2">
          <table:table-cell table:number-columns-repeated="3" table:style-name="ce10" office:value-type="float" office:value="0" calcext:value-type="float">
            <text:p>0.0</text:p>
          </table:table-cell>
          <table:table-cell table:style-name="ce10" office:value-type="float" office:value="0.352941185235977" calcext:value-type="float">
            <text:p>0.4</text:p>
          </table:table-cell>
          <table:table-cell table:style-name="ce10" office:value-type="float" office:value="0.541176497936248" calcext:value-type="float">
            <text:p>0.5</text:p>
          </table:table-cell>
          <table:table-cell table:number-columns-repeated="6" table:style-name="ce10" office:value-type="float" office:value="0.921568691730499" calcext:value-type="float">
            <text:p>0.9</text:p>
          </table:table-cell>
          <table:table-cell table:number-columns-repeated="2" table:style-name="ce10" office:value-type="float" office:value="0.984313786029815" calcext:value-type="float">
            <text:p>1.0</text:p>
          </table:table-cell>
          <table:table-cell table:style-name="ce10" office:value-type="float" office:value="0.972549080848693" calcext:value-type="float">
            <text:p>1.0</text:p>
          </table:table-cell>
          <table:table-cell table:style-name="ce10" office:value-type="float" office:value="0.996078491210937" calcext:value-type="float">
            <text:p>1.0</text:p>
          </table:table-cell>
          <table:table-cell table:style-name="ce10" office:value-type="float" office:value="0.960784375667572" calcext:value-type="float">
            <text:p>1.0</text:p>
          </table:table-cell>
          <table:table-cell table:style-name="ce10" office:value-type="float" office:value="0.921568691730499" calcext:value-type="float">
            <text:p>0.9</text:p>
          </table:table-cell>
          <table:table-cell table:style-name="ce10" office:value-type="float" office:value="0.745098054409027" calcext:value-type="float">
            <text:p>0.7</text:p>
          </table:table-cell>
          <table:table-cell table:style-name="ce10" office:value-type="float" office:value="0.0823529437184333" calcext:value-type="float">
            <text:p>0.1</text:p>
          </table:table-cell>
          <table:table-cell table:number-columns-repeated="9" table:style-name="ce10" office:value-type="float" office:value="0" calcext:value-type="float">
            <text:p>0.0</text:p>
          </table:table-cell>
          <table:table-cell table:number-columns-repeated="5"/>
          <table:table-cell table:style-name="ce11" table:number-matrix-columns-spanned="1" table:number-matrix-rows-spanned="1" table:formula="of:=SUM([.A9:.C11]*[.$AD$11:.$AF$13])" office:value-type="float" office:value="0.468312774936347" calcext:value-type="float">
            <text:p>0.468312774936347</text:p>
          </table:table-cell>
          <table:table-cell table:style-name="ce11" table:number-matrix-columns-spanned="1" table:number-matrix-rows-spanned="1" table:formula="of:=SUM([.B9:.D11]*[.$AD$11:.$AF$13])" office:value-type="float" office:value="1.21838192700716" calcext:value-type="float">
            <text:p>1.21838192700716</text:p>
          </table:table-cell>
          <table:table-cell table:style-name="ce11" table:number-matrix-columns-spanned="1" table:number-matrix-rows-spanned="1" table:formula="of:=SUM([.C9:.E11]*[.$AD$11:.$AF$13])" office:value-type="float" office:value="1.8252811211593" calcext:value-type="float">
            <text:p>1.8252811211593</text:p>
          </table:table-cell>
          <table:table-cell table:style-name="ce11" table:number-matrix-columns-spanned="1" table:number-matrix-rows-spanned="1" table:formula="of:=SUM([.D9:.F11]*[.$AD$11:.$AF$13])" office:value-type="float" office:value="2.56716866028126" calcext:value-type="float">
            <text:p>2.56716866028126</text:p>
          </table:table-cell>
          <table:table-cell table:style-name="ce11" table:number-matrix-columns-spanned="1" table:number-matrix-rows-spanned="1" table:formula="of:=SUM([.E9:.G11]*[.$AD$11:.$AF$13])" office:value-type="float" office:value="2.72653936244838" calcext:value-type="float">
            <text:p>2.72653936244838</text:p>
          </table:table-cell>
          <table:table-cell table:style-name="ce11" table:number-matrix-columns-spanned="1" table:number-matrix-rows-spanned="1" table:formula="of:=SUM([.F9:.H11]*[.$AD$11:.$AF$13])" office:value-type="float" office:value="2.99765642375087" calcext:value-type="float">
            <text:p>2.99765642375087</text:p>
          </table:table-cell>
          <table:table-cell table:style-name="ce11" table:number-matrix-columns-spanned="1" table:number-matrix-rows-spanned="1" table:formula="of:=SUM([.G9:.I11]*[.$AD$11:.$AF$13])" office:value-type="float" office:value="2.99765642375087" calcext:value-type="float">
            <text:p>2.99765642375087</text:p>
          </table:table-cell>
          <table:table-cell table:style-name="ce11" table:number-matrix-columns-spanned="1" table:number-matrix-rows-spanned="1" table:formula="of:=SUM([.H9:.J11]*[.$AD$11:.$AF$13])" office:value-type="float" office:value="2.99765642375087" calcext:value-type="float">
            <text:p>2.99765642375087</text:p>
          </table:table-cell>
          <table:table-cell table:style-name="ce11" table:number-matrix-columns-spanned="1" table:number-matrix-rows-spanned="1" table:formula="of:=SUM([.I9:.K11]*[.$AD$11:.$AF$13])" office:value-type="float" office:value="2.99765642375087" calcext:value-type="float">
            <text:p>2.99765642375087</text:p>
          </table:table-cell>
          <table:table-cell table:style-name="ce11" table:number-matrix-columns-spanned="1" table:number-matrix-rows-spanned="1" table:formula="of:=SUM([.J9:.L11]*[.$AD$11:.$AF$13])" office:value-type="float" office:value="3.39076880498041" calcext:value-type="float">
            <text:p>3.39076880498041</text:p>
          </table:table-cell>
          <table:table-cell table:style-name="ce11" table:number-matrix-columns-spanned="1" table:number-matrix-rows-spanned="1" table:formula="of:=SUM([.K9:.M11]*[.$AD$11:.$AF$13])" office:value-type="float" office:value="3.49571521127795" calcext:value-type="float">
            <text:p>3.49571521127795</text:p>
          </table:table-cell>
          <table:table-cell table:style-name="ce11" table:number-matrix-columns-spanned="1" table:number-matrix-rows-spanned="1" table:formula="of:=SUM([.L9:.N11]*[.$AD$11:.$AF$13])" office:value-type="float" office:value="3.83498508573182" calcext:value-type="float">
            <text:p>3.83498508573182</text:p>
          </table:table-cell>
          <table:table-cell table:style-name="ce11" table:number-matrix-columns-spanned="1" table:number-matrix-rows-spanned="1" table:formula="of:=SUM([.M9:.O11]*[.$AD$11:.$AF$13])" office:value-type="float" office:value="3.97436481936845" calcext:value-type="float">
            <text:p>3.97436481936845</text:p>
          </table:table-cell>
          <table:table-cell table:style-name="ce11" table:number-matrix-columns-spanned="1" table:number-matrix-rows-spanned="1" table:formula="of:=SUM([.N9:.P11]*[.$AD$11:.$AF$13])" office:value-type="float" office:value="3.70870738943464" calcext:value-type="float">
            <text:p>3.70870738943464</text:p>
          </table:table-cell>
          <table:table-cell table:style-name="ce11" table:number-matrix-columns-spanned="1" table:number-matrix-rows-spanned="1" table:formula="of:=SUM([.O9:.Q11]*[.$AD$11:.$AF$13])" office:value-type="float" office:value="3.57202032015777" calcext:value-type="float">
            <text:p>3.57202032015777</text:p>
          </table:table-cell>
          <table:table-cell table:style-name="ce11" table:number-matrix-columns-spanned="1" table:number-matrix-rows-spanned="1" table:formula="of:=SUM([.P9:.R11]*[.$AD$11:.$AF$13])" office:value-type="float" office:value="3.16014571808102" calcext:value-type="float">
            <text:p>3.16014571808102</text:p>
          </table:table-cell>
          <table:table-cell table:style-name="ce11" table:number-matrix-columns-spanned="1" table:number-matrix-rows-spanned="1" table:formula="of:=SUM([.Q9:.S11]*[.$AD$11:.$AF$13])" office:value-type="float" office:value="2.29810069939762" calcext:value-type="float">
            <text:p>2.29810069939762</text:p>
          </table:table-cell>
          <table:table-cell table:style-name="ce11" table:number-matrix-columns-spanned="1" table:number-matrix-rows-spanned="1" table:formula="of:=SUM([.R9:.T11]*[.$AD$11:.$AF$13])" office:value-type="float" office:value="1.4556504138497" calcext:value-type="float">
            <text:p>1.4556504138497</text:p>
          </table:table-cell>
          <table:table-cell table:style-name="ce11" table:number-matrix-columns-spanned="1" table:number-matrix-rows-spanned="1" table:formula="of:=SUM([.S9:.U11]*[.$AD$11:.$AF$13])" office:value-type="float" office:value="0.535665165027771" calcext:value-type="float">
            <text:p>0.535665165027771</text:p>
          </table:table-cell>
          <table:table-cell table:style-name="ce11" table:number-matrix-columns-spanned="1" table:number-matrix-rows-spanned="1" table:formula="of:=SUM([.T9:.V11]*[.$AD$11:.$AF$13])" office:value-type="float" office:value="0.05445461116963" calcext:value-type="float">
            <text:p>0.05445461116963</text:p>
          </table:table-cell>
          <table:table-cell table:style-name="ce11" table:number-matrix-columns-spanned="1" table:number-matrix-rows-spanned="1" table:formula="of:=SUM([.U9:.W11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V9:.X11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W9:.Y11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X9:.Z11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Y9:.AA11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Z9:.AB11]*[.$AD$11:.$AF$13])" office:value-type="float" office:value="0" calcext:value-type="float">
            <text:p>0</text:p>
          </table:table-cell>
          <table:table-cell table:number-columns-repeated="5"/>
          <table:table-cell table:style-name="ce12" table:number-columns-repeated="2"/>
          <table:table-cell table:style-name="ce12" table:number-matrix-columns-spanned="1" table:number-matrix-rows-spanned="1" table:formula="of:=SUM([.AH9:.AJ11]*[.$BI$11:.$BK$13])" office:value-type="float" office:value="5.06352510437599" calcext:value-type="float">
            <text:p>5.06352510437599</text:p>
          </table:table-cell>
          <table:table-cell table:style-name="ce12" table:number-matrix-columns-spanned="1" table:number-matrix-rows-spanned="1" table:formula="of:=SUM([.AI9:.AK11]*[.$BI$11:.$BK$13])" office:value-type="float" office:value="8.35949160921856" calcext:value-type="float">
            <text:p>8.35949160921856</text:p>
          </table:table-cell>
          <table:table-cell table:style-name="ce12" table:number-matrix-columns-spanned="1" table:number-matrix-rows-spanned="1" table:formula="of:=SUM([.AJ9:.AL11]*[.$BI$11:.$BK$13])" office:value-type="float" office:value="11.5865872957167" calcext:value-type="float">
            <text:p>11.5865872957167</text:p>
          </table:table-cell>
          <table:table-cell table:style-name="ce12" table:number-matrix-columns-spanned="1" table:number-matrix-rows-spanned="1" table:formula="of:=SUM([.AK9:.AM11]*[.$BI$11:.$BK$13])" office:value-type="float" office:value="13.5966621030188" calcext:value-type="float">
            <text:p>13.5966621030188</text:p>
          </table:table-cell>
          <table:table-cell table:style-name="ce12" table:number-matrix-columns-spanned="1" table:number-matrix-rows-spanned="1" table:formula="of:=SUM([.AL9:.AN11]*[.$BI$11:.$BK$13])" office:value-type="float" office:value="14.4560824507307" calcext:value-type="float">
            <text:p>14.4560824507307</text:p>
          </table:table-cell>
          <table:table-cell table:style-name="ce12" table:number-matrix-columns-spanned="1" table:number-matrix-rows-spanned="1" table:formula="of:=SUM([.AM9:.AO11]*[.$BI$11:.$BK$13])" office:value-type="float" office:value="14.8737494731656" calcext:value-type="float">
            <text:p>14.8737494731656</text:p>
          </table:table-cell>
          <table:table-cell table:style-name="ce12" table:number-matrix-columns-spanned="1" table:number-matrix-rows-spanned="1" table:formula="of:=SUM([.AN9:.AP11]*[.$BI$11:.$BK$13])" office:value-type="float" office:value="14.7396426391684" calcext:value-type="float">
            <text:p>14.7396426391684</text:p>
          </table:table-cell>
          <table:table-cell table:style-name="ce12" table:number-matrix-columns-spanned="1" table:number-matrix-rows-spanned="1" table:formula="of:=SUM([.AO9:.AQ11]*[.$BI$11:.$BK$13])" office:value-type="float" office:value="14.6692037673361" calcext:value-type="float">
            <text:p>14.6692037673361</text:p>
          </table:table-cell>
          <table:table-cell table:style-name="ce12" table:number-matrix-columns-spanned="1" table:number-matrix-rows-spanned="1" table:formula="of:=SUM([.AP9:.AR11]*[.$BI$11:.$BK$13])" office:value-type="float" office:value="14.8967877697634" calcext:value-type="float">
            <text:p>14.8967877697634</text:p>
          </table:table-cell>
          <table:table-cell table:style-name="ce12" table:number-matrix-columns-spanned="1" table:number-matrix-rows-spanned="1" table:formula="of:=SUM([.AQ9:.AS11]*[.$BI$11:.$BK$13])" office:value-type="float" office:value="15.1784853823001" calcext:value-type="float">
            <text:p>15.1784853823001</text:p>
          </table:table-cell>
          <table:table-cell table:style-name="ce12" table:number-matrix-columns-spanned="1" table:number-matrix-rows-spanned="1" table:formula="of:=SUM([.AR9:.AT11]*[.$BI$11:.$BK$13])" office:value-type="float" office:value="15.7292639822507" calcext:value-type="float">
            <text:p>15.7292639822507</text:p>
          </table:table-cell>
          <table:table-cell table:style-name="ce12" table:number-matrix-columns-spanned="1" table:number-matrix-rows-spanned="1" table:formula="of:=SUM([.AS9:.AU11]*[.$BI$11:.$BK$13])" office:value-type="float" office:value="15.9227553710714" calcext:value-type="float">
            <text:p>15.9227553710714</text:p>
          </table:table-cell>
          <table:table-cell table:style-name="ce12" table:number-matrix-columns-spanned="1" table:number-matrix-rows-spanned="1" table:formula="of:=SUM([.AT9:.AV11]*[.$BI$11:.$BK$13])" office:value-type="float" office:value="15.5997586882043" calcext:value-type="float">
            <text:p>15.5997586882043</text:p>
          </table:table-cell>
          <table:table-cell table:style-name="ce12" table:number-matrix-columns-spanned="1" table:number-matrix-rows-spanned="1" table:formula="of:=SUM([.AU9:.AW11]*[.$BI$11:.$BK$13])" office:value-type="float" office:value="15.3598512478615" calcext:value-type="float">
            <text:p>15.3598512478615</text:p>
          </table:table-cell>
          <table:table-cell table:style-name="ce12" table:number-matrix-columns-spanned="1" table:number-matrix-rows-spanned="1" table:formula="of:=SUM([.AV9:.AX11]*[.$BI$11:.$BK$13])" office:value-type="float" office:value="14.2291729562586" calcext:value-type="float">
            <text:p>14.2291729562586</text:p>
          </table:table-cell>
          <table:table-cell table:style-name="ce12" table:number-matrix-columns-spanned="1" table:number-matrix-rows-spanned="1" table:formula="of:=SUM([.AW9:.AY11]*[.$BI$11:.$BK$13])" office:value-type="float" office:value="11.7401478826855" calcext:value-type="float">
            <text:p>11.7401478826855</text:p>
          </table:table-cell>
          <table:table-cell table:style-name="ce12" table:number-matrix-columns-spanned="1" table:number-matrix-rows-spanned="1" table:formula="of:=SUM([.AX9:.AZ11]*[.$BI$11:.$BK$13])" office:value-type="float" office:value="8.46797641006322" calcext:value-type="float">
            <text:p>8.46797641006322</text:p>
          </table:table-cell>
          <table:table-cell table:style-name="ce12" table:number-matrix-columns-spanned="1" table:number-matrix-rows-spanned="1" table:formula="of:=SUM([.AY9:.BA11]*[.$BI$11:.$BK$13])" office:value-type="float" office:value="4.89186343257773" calcext:value-type="float">
            <text:p>4.89186343257773</text:p>
          </table:table-cell>
          <table:table-cell table:style-name="ce12" table:number-matrix-columns-spanned="1" table:number-matrix-rows-spanned="1" table:formula="of:=SUM([.AZ9:.BB11]*[.$BI$11:.$BK$13])" office:value-type="float" office:value="1.99791673181064" calcext:value-type="float">
            <text:p>1.99791673181064</text:p>
          </table:table-cell>
          <table:table-cell table:style-name="ce12" table:number-matrix-columns-spanned="1" table:number-matrix-rows-spanned="1" table:formula="of:=SUM([.BA9:.BC11]*[.$BI$11:.$BK$13])" office:value-type="float" office:value="0.574185934481618" calcext:value-type="float">
            <text:p>0.574185934481618</text:p>
          </table:table-cell>
          <table:table-cell table:style-name="ce12" table:number-matrix-columns-spanned="1" table:number-matrix-rows-spanned="1" table:formula="of:=SUM([.BB9:.BD11]*[.$BI$11:.$BK$13])" office:value-type="float" office:value="0.0491388660787093" calcext:value-type="float">
            <text:p>0.049138866078709</text:p>
          </table:table-cell>
          <table:table-cell table:style-name="ce12" table:number-matrix-columns-spanned="1" table:number-matrix-rows-spanned="1" table:formula="of:=SUM([.BC9:.BE11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BD9:.BF11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BE9:.BG11]*[.$BI$11:.$BK$13])" office:value-type="float" office:value="0" calcext:value-type="float">
            <text:p>0</text:p>
          </table:table-cell>
          <table:table-cell table:number-columns-repeated="934"/>
        </table:table-row>
        <table:table-row table:style-name="ro2">
          <table:table-cell table:number-columns-repeated="2" table:style-name="ce10" office:value-type="float" office:value="0" calcext:value-type="float">
            <text:p>0.0</text:p>
          </table:table-cell>
          <table:table-cell table:style-name="ce10" office:value-type="float" office:value="0.549019634723663" calcext:value-type="float">
            <text:p>0.5</text:p>
          </table:table-cell>
          <table:table-cell table:style-name="ce10" office:value-type="float" office:value="0.984313786029815" calcext:value-type="float">
            <text:p>1.0</text:p>
          </table:table-cell>
          <table:table-cell table:number-columns-repeated="14" table:style-name="ce10" office:value-type="float" office:value="0.996078491210937" calcext:value-type="float">
            <text:p>1.0</text:p>
          </table:table-cell>
          <table:table-cell table:style-name="ce10" office:value-type="float" office:value="0.741176486015319" calcext:value-type="float">
            <text:p>0.7</text:p>
          </table:table-cell>
          <table:table-cell table:style-name="ce10" office:value-type="float" office:value="0.0901960805058479" calcext:value-type="float">
            <text:p>0.1</text:p>
          </table:table-cell>
          <table:table-cell table:number-columns-repeated="8" table:style-name="ce10" office:value-type="float" office:value="0" calcext:value-type="float">
            <text:p>0.0</text:p>
          </table:table-cell>
          <table:table-cell/>
          <table:table-cell table:style-name="ce9" office:value-type="float" office:value="0.97884086158159" calcext:value-type="float">
            <text:p>0.98</text:p>
          </table:table-cell>
          <table:table-cell table:style-name="ce9" office:value-type="float" office:value="0.277732471133785" calcext:value-type="float">
            <text:p>0.28</text:p>
          </table:table-cell>
          <table:table-cell table:style-name="ce9" office:value-type="float" office:value="0.940328761080398" calcext:value-type="float">
            <text:p>0.94</text:p>
          </table:table-cell>
          <table:table-cell/>
          <table:table-cell table:style-name="ce11" table:number-matrix-columns-spanned="1" table:number-matrix-rows-spanned="1" table:formula="of:=SUM([.A10:.C12]*[.$AD$11:.$AF$13])" office:value-type="float" office:value="1.06590395865437" calcext:value-type="float">
            <text:p>1.06590395865437</text:p>
          </table:table-cell>
          <table:table-cell table:style-name="ce11" table:number-matrix-columns-spanned="1" table:number-matrix-rows-spanned="1" table:formula="of:=SUM([.B10:.D12]*[.$AD$11:.$AF$13])" office:value-type="float" office:value="2.05311714855794" calcext:value-type="float">
            <text:p>2.05311714855794</text:p>
          </table:table-cell>
          <table:table-cell table:style-name="ce11" table:number-matrix-columns-spanned="1" table:number-matrix-rows-spanned="1" table:formula="of:=SUM([.C10:.E12]*[.$AD$11:.$AF$13])" office:value-type="float" office:value="3.16391607772708" calcext:value-type="float">
            <text:p>3.16391607772708</text:p>
          </table:table-cell>
          <table:table-cell table:style-name="ce11" table:number-matrix-columns-spanned="1" table:number-matrix-rows-spanned="1" table:formula="of:=SUM([.D10:.F12]*[.$AD$11:.$AF$13])" office:value-type="float" office:value="4.2073664713558" calcext:value-type="float">
            <text:p>4.2073664713558</text:p>
          </table:table-cell>
          <table:table-cell table:style-name="ce11" table:number-matrix-columns-spanned="1" table:number-matrix-rows-spanned="1" table:formula="of:=SUM([.E10:.G12]*[.$AD$11:.$AF$13])" office:value-type="float" office:value="4.38520052809718" calcext:value-type="float">
            <text:p>4.38520052809718</text:p>
          </table:table-cell>
          <table:table-cell table:style-name="ce11" table:number-matrix-columns-spanned="1" table:number-matrix-rows-spanned="1" table:formula="of:=SUM([.F10:.H12]*[.$AD$11:.$AF$13])" office:value-type="float" office:value="4.73623562645996" calcext:value-type="float">
            <text:p>4.73623562645996</text:p>
          </table:table-cell>
          <table:table-cell table:style-name="ce11" table:number-matrix-columns-spanned="1" table:number-matrix-rows-spanned="1" table:formula="of:=SUM([.G10:.I12]*[.$AD$11:.$AF$13])" office:value-type="float" office:value="4.73623562645996" calcext:value-type="float">
            <text:p>4.73623562645996</text:p>
          </table:table-cell>
          <table:table-cell table:style-name="ce11" table:number-matrix-columns-spanned="1" table:number-matrix-rows-spanned="1" table:formula="of:=SUM([.H10:.J12]*[.$AD$11:.$AF$13])" office:value-type="float" office:value="4.53553012243429" calcext:value-type="float">
            <text:p>4.53553012243429</text:p>
          </table:table-cell>
          <table:table-cell table:style-name="ce11" table:number-matrix-columns-spanned="1" table:number-matrix-rows-spanned="1" table:formula="of:=SUM([.I10:.K12]*[.$AD$11:.$AF$13])" office:value-type="float" office:value="4.19766984172" calcext:value-type="float">
            <text:p>4.19766984172</text:p>
          </table:table-cell>
          <table:table-cell table:style-name="ce11" table:number-matrix-columns-spanned="1" table:number-matrix-rows-spanned="1" table:formula="of:=SUM([.J10:.L12]*[.$AD$11:.$AF$13])" office:value-type="float" office:value="4.01458922644766" calcext:value-type="float">
            <text:p>4.01458922644766</text:p>
          </table:table-cell>
          <table:table-cell table:style-name="ce11" table:number-matrix-columns-spanned="1" table:number-matrix-rows-spanned="1" table:formula="of:=SUM([.K10:.M12]*[.$AD$11:.$AF$13])" office:value-type="float" office:value="3.84734341418217" calcext:value-type="float">
            <text:p>3.84734341418217</text:p>
          </table:table-cell>
          <table:table-cell table:style-name="ce11" table:number-matrix-columns-spanned="1" table:number-matrix-rows-spanned="1" table:formula="of:=SUM([.L10:.N12]*[.$AD$11:.$AF$13])" office:value-type="float" office:value="3.89769818569868" calcext:value-type="float">
            <text:p>3.89769818569868</text:p>
          </table:table-cell>
          <table:table-cell table:style-name="ce11" table:number-matrix-columns-spanned="1" table:number-matrix-rows-spanned="1" table:formula="of:=SUM([.M10:.O12]*[.$AD$11:.$AF$13])" office:value-type="float" office:value="3.91655612635145" calcext:value-type="float">
            <text:p>3.91655612635145</text:p>
          </table:table-cell>
          <table:table-cell table:style-name="ce11" table:number-matrix-columns-spanned="1" table:number-matrix-rows-spanned="1" table:formula="of:=SUM([.N10:.P12]*[.$AD$11:.$AF$13])" office:value-type="float" office:value="4.10250827634664" calcext:value-type="float">
            <text:p>4.10250827634664</text:p>
          </table:table-cell>
          <table:table-cell table:style-name="ce11" table:number-matrix-columns-spanned="1" table:number-matrix-rows-spanned="1" table:formula="of:=SUM([.O10:.Q12]*[.$AD$11:.$AF$13])" office:value-type="float" office:value="4.47922031825657" calcext:value-type="float">
            <text:p>4.47922031825657</text:p>
          </table:table-cell>
          <table:table-cell table:style-name="ce11" table:number-matrix-columns-spanned="1" table:number-matrix-rows-spanned="1" table:formula="of:=SUM([.P10:.R12]*[.$AD$11:.$AF$13])" office:value-type="float" office:value="4.65405695700313" calcext:value-type="float">
            <text:p>4.65405695700313</text:p>
          </table:table-cell>
          <table:table-cell table:style-name="ce11" table:number-matrix-columns-spanned="1" table:number-matrix-rows-spanned="1" table:formula="of:=SUM([.Q10:.S12]*[.$AD$11:.$AF$13])" office:value-type="float" office:value="4.06316277525405" calcext:value-type="float">
            <text:p>4.06316277525405</text:p>
          </table:table-cell>
          <table:table-cell table:style-name="ce11" table:number-matrix-columns-spanned="1" table:number-matrix-rows-spanned="1" table:formula="of:=SUM([.R10:.T12]*[.$AD$11:.$AF$13])" office:value-type="float" office:value="3.10765126643901" calcext:value-type="float">
            <text:p>3.10765126643901</text:p>
          </table:table-cell>
          <table:table-cell table:style-name="ce11" table:number-matrix-columns-spanned="1" table:number-matrix-rows-spanned="1" table:formula="of:=SUM([.S10:.U12]*[.$AD$11:.$AF$13])" office:value-type="float" office:value="1.52714897588051" calcext:value-type="float">
            <text:p>1.52714897588051</text:p>
          </table:table-cell>
          <table:table-cell table:style-name="ce11" table:number-matrix-columns-spanned="1" table:number-matrix-rows-spanned="1" table:formula="of:=SUM([.T10:.V12]*[.$AD$11:.$AF$13])" office:value-type="float" office:value="0.538690435097474" calcext:value-type="float">
            <text:p>0.538690435097474</text:p>
          </table:table-cell>
          <table:table-cell table:style-name="ce11" table:number-matrix-columns-spanned="1" table:number-matrix-rows-spanned="1" table:formula="of:=SUM([.U10:.W12]*[.$AD$11:.$AF$13])" office:value-type="float" office:value="0.0497194279808085" calcext:value-type="float">
            <text:p>0.049719427980809</text:p>
          </table:table-cell>
          <table:table-cell table:style-name="ce11" table:number-matrix-columns-spanned="1" table:number-matrix-rows-spanned="1" table:formula="of:=SUM([.V10:.X12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W10:.Y12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X10:.Z12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Y10:.AA12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Z10:.AB12]*[.$AD$11:.$AF$13])" office:value-type="float" office:value="0" calcext:value-type="float">
            <text:p>0</text:p>
          </table:table-cell>
          <table:table-cell/>
          <table:table-cell table:style-name="ce9" office:value-type="float" office:value="0.0200812385794774" calcext:value-type="float">
            <text:p>0.02</text:p>
          </table:table-cell>
          <table:table-cell table:style-name="ce9" office:value-type="float" office:value="0.968558750359878" calcext:value-type="float">
            <text:p>0.97</text:p>
          </table:table-cell>
          <table:table-cell table:style-name="ce9" office:value-type="float" office:value="0.410713335006513" calcext:value-type="float">
            <text:p>0.41</text:p>
          </table:table-cell>
          <table:table-cell/>
          <table:table-cell table:style-name="ce12" table:number-columns-repeated="2"/>
          <table:table-cell table:style-name="ce12" table:number-matrix-columns-spanned="1" table:number-matrix-rows-spanned="1" table:formula="of:=SUM([.AH10:.AJ12]*[.$BI$11:.$BK$13])" office:value-type="float" office:value="8.12572779334535" calcext:value-type="float">
            <text:p>8.12572779334535</text:p>
          </table:table-cell>
          <table:table-cell table:style-name="ce12" table:number-matrix-columns-spanned="1" table:number-matrix-rows-spanned="1" table:formula="of:=SUM([.AI10:.AK12]*[.$BI$11:.$BK$13])" office:value-type="float" office:value="12.2933818606852" calcext:value-type="float">
            <text:p>12.2933818606852</text:p>
          </table:table-cell>
          <table:table-cell table:style-name="ce12" table:number-matrix-columns-spanned="1" table:number-matrix-rows-spanned="1" table:formula="of:=SUM([.AJ10:.AL12]*[.$BI$11:.$BK$13])" office:value-type="float" office:value="15.7367684720567" calcext:value-type="float">
            <text:p>15.7367684720567</text:p>
          </table:table-cell>
          <table:table-cell table:style-name="ce12" table:number-matrix-columns-spanned="1" table:number-matrix-rows-spanned="1" table:formula="of:=SUM([.AK10:.AM12]*[.$BI$11:.$BK$13])" office:value-type="float" office:value="16.9845904100994" calcext:value-type="float">
            <text:p>16.9845904100994</text:p>
          </table:table-cell>
          <table:table-cell table:style-name="ce12" table:number-matrix-columns-spanned="1" table:number-matrix-rows-spanned="1" table:formula="of:=SUM([.AL10:.AN12]*[.$BI$11:.$BK$13])" office:value-type="float" office:value="17.2891858953784" calcext:value-type="float">
            <text:p>17.2891858953784</text:p>
          </table:table-cell>
          <table:table-cell table:style-name="ce12" table:number-matrix-columns-spanned="1" table:number-matrix-rows-spanned="1" table:formula="of:=SUM([.AM10:.AO12]*[.$BI$11:.$BK$13])" office:value-type="float" office:value="17.235852390424" calcext:value-type="float">
            <text:p>17.235852390424</text:p>
          </table:table-cell>
          <table:table-cell table:style-name="ce12" table:number-matrix-columns-spanned="1" table:number-matrix-rows-spanned="1" table:formula="of:=SUM([.AN10:.AP12]*[.$BI$11:.$BK$13])" office:value-type="float" office:value="16.8046248994898" calcext:value-type="float">
            <text:p>16.8046248994898</text:p>
          </table:table-cell>
          <table:table-cell table:style-name="ce12" table:number-matrix-columns-spanned="1" table:number-matrix-rows-spanned="1" table:formula="of:=SUM([.AO10:.AQ12]*[.$BI$11:.$BK$13])" office:value-type="float" office:value="16.2746623005076" calcext:value-type="float">
            <text:p>16.2746623005076</text:p>
          </table:table-cell>
          <table:table-cell table:style-name="ce12" table:number-matrix-columns-spanned="1" table:number-matrix-rows-spanned="1" table:formula="of:=SUM([.AP10:.AR12]*[.$BI$11:.$BK$13])" office:value-type="float" office:value="16.0510135152106" calcext:value-type="float">
            <text:p>16.0510135152106</text:p>
          </table:table-cell>
          <table:table-cell table:style-name="ce12" table:number-matrix-columns-spanned="1" table:number-matrix-rows-spanned="1" table:formula="of:=SUM([.AQ10:.AS12]*[.$BI$11:.$BK$13])" office:value-type="float" office:value="15.8358070402722" calcext:value-type="float">
            <text:p>15.8358070402722</text:p>
          </table:table-cell>
          <table:table-cell table:style-name="ce12" table:number-matrix-columns-spanned="1" table:number-matrix-rows-spanned="1" table:formula="of:=SUM([.AR10:.AT12]*[.$BI$11:.$BK$13])" office:value-type="float" office:value="16.0072624808826" calcext:value-type="float">
            <text:p>16.0072624808826</text:p>
          </table:table-cell>
          <table:table-cell table:style-name="ce12" table:number-matrix-columns-spanned="1" table:number-matrix-rows-spanned="1" table:formula="of:=SUM([.AS10:.AU12]*[.$BI$11:.$BK$13])" office:value-type="float" office:value="16.1840769728159" calcext:value-type="float">
            <text:p>16.1840769728159</text:p>
          </table:table-cell>
          <table:table-cell table:style-name="ce12" table:number-matrix-columns-spanned="1" table:number-matrix-rows-spanned="1" table:formula="of:=SUM([.AT10:.AV12]*[.$BI$11:.$BK$13])" office:value-type="float" office:value="16.3418144434754" calcext:value-type="float">
            <text:p>16.3418144434754</text:p>
          </table:table-cell>
          <table:table-cell table:style-name="ce12" table:number-matrix-columns-spanned="1" table:number-matrix-rows-spanned="1" table:formula="of:=SUM([.AU10:.AW12]*[.$BI$11:.$BK$13])" office:value-type="float" office:value="16.919225011585" calcext:value-type="float">
            <text:p>16.919225011585</text:p>
          </table:table-cell>
          <table:table-cell table:style-name="ce12" table:number-matrix-columns-spanned="1" table:number-matrix-rows-spanned="1" table:formula="of:=SUM([.AV10:.AX12]*[.$BI$11:.$BK$13])" office:value-type="float" office:value="16.9614762728919" calcext:value-type="float">
            <text:p>16.9614762728919</text:p>
          </table:table-cell>
          <table:table-cell table:style-name="ce12" table:number-matrix-columns-spanned="1" table:number-matrix-rows-spanned="1" table:formula="of:=SUM([.AW10:.AY12]*[.$BI$11:.$BK$13])" office:value-type="float" office:value="15.9380373842281" calcext:value-type="float">
            <text:p>15.9380373842281</text:p>
          </table:table-cell>
          <table:table-cell table:style-name="ce12" table:number-matrix-columns-spanned="1" table:number-matrix-rows-spanned="1" table:formula="of:=SUM([.AX10:.AZ12]*[.$BI$11:.$BK$13])" office:value-type="float" office:value="13.1048589377743" calcext:value-type="float">
            <text:p>13.1048589377743</text:p>
          </table:table-cell>
          <table:table-cell table:style-name="ce12" table:number-matrix-columns-spanned="1" table:number-matrix-rows-spanned="1" table:formula="of:=SUM([.AY10:.BA12]*[.$BI$11:.$BK$13])" office:value-type="float" office:value="8.78169092197414" calcext:value-type="float">
            <text:p>8.78169092197414</text:p>
          </table:table-cell>
          <table:table-cell table:style-name="ce12" table:number-matrix-columns-spanned="1" table:number-matrix-rows-spanned="1" table:formula="of:=SUM([.AZ10:.BB12]*[.$BI$11:.$BK$13])" office:value-type="float" office:value="4.57118557538985" calcext:value-type="float">
            <text:p>4.57118557538985</text:p>
          </table:table-cell>
          <table:table-cell table:style-name="ce12" table:number-matrix-columns-spanned="1" table:number-matrix-rows-spanned="1" table:formula="of:=SUM([.BA10:.BC12]*[.$BI$11:.$BK$13])" office:value-type="float" office:value="1.73271260966699" calcext:value-type="float">
            <text:p>1.73271260966699</text:p>
          </table:table-cell>
          <table:table-cell table:style-name="ce12" table:number-matrix-columns-spanned="1" table:number-matrix-rows-spanned="1" table:formula="of:=SUM([.BB10:.BD12]*[.$BI$11:.$BK$13])" office:value-type="float" office:value="0.343230288970937" calcext:value-type="float">
            <text:p>0.343230288970937</text:p>
          </table:table-cell>
          <table:table-cell table:style-name="ce12" table:number-matrix-columns-spanned="1" table:number-matrix-rows-spanned="1" table:formula="of:=SUM([.BC10:.BE12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BD10:.BF12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BE10:.BG12]*[.$BI$11:.$BK$13])" office:value-type="float" office:value="0" calcext:value-type="float">
            <text:p>0</text:p>
          </table:table-cell>
          <table:table-cell table:number-columns-repeated="934"/>
        </table:table-row>
        <table:table-row table:style-name="ro2">
          <table:table-cell table:number-columns-repeated="2" table:style-name="ce10" office:value-type="float" office:value="0" calcext:value-type="float">
            <text:p>0.0</text:p>
          </table:table-cell>
          <table:table-cell table:style-name="ce10" office:value-type="float" office:value="0.886274576187133" calcext:value-type="float">
            <text:p>0.9</text:p>
          </table:table-cell>
          <table:table-cell table:style-name="ce10" office:value-type="float" office:value="0.996078491210937" calcext:value-type="float">
            <text:p>1.0</text:p>
          </table:table-cell>
          <table:table-cell table:style-name="ce10" office:value-type="float" office:value="0.815686345100402" calcext:value-type="float">
            <text:p>0.8</text:p>
          </table:table-cell>
          <table:table-cell table:number-columns-repeated="4" table:style-name="ce10" office:value-type="float" office:value="0.780392229557037" calcext:value-type="float">
            <text:p>0.8</text:p>
          </table:table-cell>
          <table:table-cell table:style-name="ce10" office:value-type="float" office:value="0.545098066329956" calcext:value-type="float">
            <text:p>0.5</text:p>
          </table:table-cell>
          <table:table-cell table:number-columns-repeated="5" table:style-name="ce10" office:value-type="float" office:value="0.239215701818466" calcext:value-type="float">
            <text:p>0.2</text:p>
          </table:table-cell>
          <table:table-cell table:style-name="ce10" office:value-type="float" office:value="0.501960813999176" calcext:value-type="float">
            <text:p>0.5</text:p>
          </table:table-cell>
          <table:table-cell table:style-name="ce10" office:value-type="float" office:value="0.870588302612304" calcext:value-type="float">
            <text:p>0.9</text:p>
          </table:table-cell>
          <table:table-cell table:number-columns-repeated="2" table:style-name="ce10" office:value-type="float" office:value="0.996078491210937" calcext:value-type="float">
            <text:p>1.0</text:p>
          </table:table-cell>
          <table:table-cell table:style-name="ce10" office:value-type="float" office:value="0.741176486015319" calcext:value-type="float">
            <text:p>0.7</text:p>
          </table:table-cell>
          <table:table-cell table:style-name="ce10" office:value-type="float" office:value="0.0823529437184333" calcext:value-type="float">
            <text:p>0.1</text:p>
          </table:table-cell>
          <table:table-cell table:number-columns-repeated="7" table:style-name="ce10" office:value-type="float" office:value="0" calcext:value-type="float">
            <text:p>0.0</text:p>
          </table:table-cell>
          <table:table-cell/>
          <table:table-cell table:style-name="ce9" office:value-type="float" office:value="0.71273034969044" calcext:value-type="float">
            <text:p>0.71</text:p>
          </table:table-cell>
          <table:table-cell table:style-name="ce9" office:value-type="float" office:value="0.0476006275479309" calcext:value-type="float">
            <text:p>0.05</text:p>
          </table:table-cell>
          <table:table-cell table:style-name="ce9" office:value-type="float" office:value="0.564484941968196" calcext:value-type="float">
            <text:p>0.56</text:p>
          </table:table-cell>
          <table:table-cell/>
          <table:table-cell table:style-name="ce11" table:number-matrix-columns-spanned="1" table:number-matrix-rows-spanned="1" table:formula="of:=SUM([.A11:.C13]*[.$AD$11:.$AF$13])" office:value-type="float" office:value="1.14366107202863" calcext:value-type="float">
            <text:p>1.14366107202863</text:p>
          </table:table-cell>
          <table:table-cell table:style-name="ce11" table:number-matrix-columns-spanned="1" table:number-matrix-rows-spanned="1" table:formula="of:=SUM([.B11:.D13]*[.$AD$11:.$AF$13])" office:value-type="float" office:value="2.00554582062914" calcext:value-type="float">
            <text:p>2.00554582062914</text:p>
          </table:table-cell>
          <table:table-cell table:style-name="ce11" table:number-matrix-columns-spanned="1" table:number-matrix-rows-spanned="1" table:formula="of:=SUM([.C11:.E13]*[.$AD$11:.$AF$13])" office:value-type="float" office:value="3.12556173605873" calcext:value-type="float">
            <text:p>3.12556173605873</text:p>
          </table:table-cell>
          <table:table-cell table:style-name="ce11" table:number-matrix-columns-spanned="1" table:number-matrix-rows-spanned="1" table:formula="of:=SUM([.D11:.F13]*[.$AD$11:.$AF$13])" office:value-type="float" office:value="3.5768669107347" calcext:value-type="float">
            <text:p>3.5768669107347</text:p>
          </table:table-cell>
          <table:table-cell table:style-name="ce11" table:number-matrix-columns-spanned="1" table:number-matrix-rows-spanned="1" table:formula="of:=SUM([.E11:.G13]*[.$AD$11:.$AF$13])" office:value-type="float" office:value="3.27809685440727" calcext:value-type="float">
            <text:p>3.27809685440727</text:p>
          </table:table-cell>
          <table:table-cell table:style-name="ce11" table:number-matrix-columns-spanned="1" table:number-matrix-rows-spanned="1" table:formula="of:=SUM([.F11:.H13]*[.$AD$11:.$AF$13])" office:value-type="float" office:value="3.22216297186851" calcext:value-type="float">
            <text:p>3.22216297186851</text:p>
          </table:table-cell>
          <table:table-cell table:style-name="ce11" table:number-matrix-columns-spanned="1" table:number-matrix-rows-spanned="1" table:formula="of:=SUM([.G11:.I13]*[.$AD$11:.$AF$13])" office:value-type="float" office:value="3.22216297186851" calcext:value-type="float">
            <text:p>3.22216297186851</text:p>
          </table:table-cell>
          <table:table-cell table:style-name="ce11" table:number-matrix-columns-spanned="1" table:number-matrix-rows-spanned="1" table:formula="of:=SUM([.H11:.J13]*[.$AD$11:.$AF$13])" office:value-type="float" office:value="3.08934295979382" calcext:value-type="float">
            <text:p>3.08934295979382</text:p>
          </table:table-cell>
          <table:table-cell table:style-name="ce11" table:number-matrix-columns-spanned="1" table:number-matrix-rows-spanned="1" table:formula="of:=SUM([.I11:.K13]*[.$AD$11:.$AF$13])" office:value-type="float" office:value="2.90547682118548" calcext:value-type="float">
            <text:p>2.90547682118548</text:p>
          </table:table-cell>
          <table:table-cell table:style-name="ce11" table:number-matrix-columns-spanned="1" table:number-matrix-rows-spanned="1" table:formula="of:=SUM([.J11:.L13]*[.$AD$11:.$AF$13])" office:value-type="float" office:value="2.72321533744193" calcext:value-type="float">
            <text:p>2.72321533744193</text:p>
          </table:table-cell>
          <table:table-cell table:style-name="ce11" table:number-matrix-columns-spanned="1" table:number-matrix-rows-spanned="1" table:formula="of:=SUM([.K11:.M13]*[.$AD$11:.$AF$13])" office:value-type="float" office:value="2.50520369281952" calcext:value-type="float">
            <text:p>2.50520369281952</text:p>
          </table:table-cell>
          <table:table-cell table:style-name="ce11" table:number-matrix-columns-spanned="1" table:number-matrix-rows-spanned="1" table:formula="of:=SUM([.L11:.N13]*[.$AD$11:.$AF$13])" office:value-type="float" office:value="2.50520369281952" calcext:value-type="float">
            <text:p>2.50520369281952</text:p>
          </table:table-cell>
          <table:table-cell table:style-name="ce11" table:number-matrix-columns-spanned="1" table:number-matrix-rows-spanned="1" table:formula="of:=SUM([.M11:.O13]*[.$AD$11:.$AF$13])" office:value-type="float" office:value="2.50520369281952" calcext:value-type="float">
            <text:p>2.50520369281952</text:p>
          </table:table-cell>
          <table:table-cell table:style-name="ce11" table:number-matrix-columns-spanned="1" table:number-matrix-rows-spanned="1" table:formula="of:=SUM([.N11:.P13]*[.$AD$11:.$AF$13])" office:value-type="float" office:value="2.65351935222127" calcext:value-type="float">
            <text:p>2.65351935222127</text:p>
          </table:table-cell>
          <table:table-cell table:style-name="ce11" table:number-matrix-columns-spanned="1" table:number-matrix-rows-spanned="1" table:formula="of:=SUM([.O11:.Q13]*[.$AD$11:.$AF$13])" office:value-type="float" office:value="2.98784395381159" calcext:value-type="float">
            <text:p>2.98784395381159</text:p>
          </table:table-cell>
          <table:table-cell table:style-name="ce11" table:number-matrix-columns-spanned="1" table:number-matrix-rows-spanned="1" table:formula="of:=SUM([.P11:.R13]*[.$AD$11:.$AF$13])" office:value-type="float" office:value="3.90586707006662" calcext:value-type="float">
            <text:p>3.90586707006662</text:p>
          </table:table-cell>
          <table:table-cell table:style-name="ce11" table:number-matrix-columns-spanned="1" table:number-matrix-rows-spanned="1" table:formula="of:=SUM([.Q11:.S13]*[.$AD$11:.$AF$13])" office:value-type="float" office:value="4.38207473178869" calcext:value-type="float">
            <text:p>4.38207473178869</text:p>
          </table:table-cell>
          <table:table-cell table:style-name="ce11" table:number-matrix-columns-spanned="1" table:number-matrix-rows-spanned="1" table:formula="of:=SUM([.R11:.T13]*[.$AD$11:.$AF$13])" office:value-type="float" office:value="4.12107366744165" calcext:value-type="float">
            <text:p>4.12107366744165</text:p>
          </table:table-cell>
          <table:table-cell table:style-name="ce11" table:number-matrix-columns-spanned="1" table:number-matrix-rows-spanned="1" table:formula="of:=SUM([.S11:.U13]*[.$AD$11:.$AF$13])" office:value-type="float" office:value="2.8540269106085" calcext:value-type="float">
            <text:p>2.8540269106085</text:p>
          </table:table-cell>
          <table:table-cell table:style-name="ce11" table:number-matrix-columns-spanned="1" table:number-matrix-rows-spanned="1" table:formula="of:=SUM([.T11:.V13]*[.$AD$11:.$AF$13])" office:value-type="float" office:value="1.36930935789654" calcext:value-type="float">
            <text:p>1.36930935789654</text:p>
          </table:table-cell>
          <table:table-cell table:style-name="ce11" table:number-matrix-columns-spanned="1" table:number-matrix-rows-spanned="1" table:formula="of:=SUM([.U11:.W13]*[.$AD$11:.$AF$13])" office:value-type="float" office:value="0.330968511717175" calcext:value-type="float">
            <text:p>0.330968511717175</text:p>
          </table:table-cell>
          <table:table-cell table:style-name="ce11" table:number-matrix-columns-spanned="1" table:number-matrix-rows-spanned="1" table:formula="of:=SUM([.V11:.X13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W11:.Y13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X11:.Z13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Y11:.AA13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Z11:.AB13]*[.$AD$11:.$AF$13])" office:value-type="float" office:value="0" calcext:value-type="float">
            <text:p>0</text:p>
          </table:table-cell>
          <table:table-cell/>
          <table:table-cell table:style-name="ce9" office:value-type="float" office:value="0.324348414325962" calcext:value-type="float">
            <text:p>0.32</text:p>
          </table:table-cell>
          <table:table-cell table:style-name="ce9" office:value-type="float" office:value="0.864705852048354" calcext:value-type="float">
            <text:p>0.86</text:p>
          </table:table-cell>
          <table:table-cell table:style-name="ce9" office:value-type="float" office:value="0.512775447919827" calcext:value-type="float">
            <text:p>0.51</text:p>
          </table:table-cell>
          <table:table-cell/>
          <table:table-cell table:style-name="ce12" table:number-columns-repeated="2"/>
          <table:table-cell table:style-name="ce12" table:number-matrix-columns-spanned="1" table:number-matrix-rows-spanned="1" table:formula="of:=SUM([.AH11:.AJ13]*[.$BI$11:.$BK$13])" office:value-type="float" office:value="8.81357012698851" calcext:value-type="float">
            <text:p>8.81357012698851</text:p>
          </table:table-cell>
          <table:table-cell table:style-name="ce12" table:number-matrix-columns-spanned="1" table:number-matrix-rows-spanned="1" table:formula="of:=SUM([.AI11:.AK13]*[.$BI$11:.$BK$13])" office:value-type="float" office:value="12.6121605907296" calcext:value-type="float">
            <text:p>12.6121605907296</text:p>
          </table:table-cell>
          <table:table-cell table:style-name="ce12" table:number-matrix-columns-spanned="1" table:number-matrix-rows-spanned="1" table:formula="of:=SUM([.AJ11:.AL13]*[.$BI$11:.$BK$13])" office:value-type="float" office:value="15.0101888282849" calcext:value-type="float">
            <text:p>15.0101888282849</text:p>
          </table:table-cell>
          <table:table-cell table:style-name="ce12" table:number-matrix-columns-spanned="1" table:number-matrix-rows-spanned="1" table:formula="of:=SUM([.AK11:.AM13]*[.$BI$11:.$BK$13])" office:value-type="float" office:value="15.1183099871522" calcext:value-type="float">
            <text:p>15.1183099871522</text:p>
          </table:table-cell>
          <table:table-cell table:style-name="ce12" table:number-matrix-columns-spanned="1" table:number-matrix-rows-spanned="1" table:formula="of:=SUM([.AL11:.AN13]*[.$BI$11:.$BK$13])" office:value-type="float" office:value="14.9050116053011" calcext:value-type="float">
            <text:p>14.9050116053011</text:p>
          </table:table-cell>
          <table:table-cell table:style-name="ce12" table:number-matrix-columns-spanned="1" table:number-matrix-rows-spanned="1" table:formula="of:=SUM([.AM11:.AO13]*[.$BI$11:.$BK$13])" office:value-type="float" office:value="14.6492736047921" calcext:value-type="float">
            <text:p>14.6492736047921</text:p>
          </table:table-cell>
          <table:table-cell table:style-name="ce12" table:number-matrix-columns-spanned="1" table:number-matrix-rows-spanned="1" table:formula="of:=SUM([.AN11:.AP13]*[.$BI$11:.$BK$13])" office:value-type="float" office:value="13.9612623914849" calcext:value-type="float">
            <text:p>13.9612623914849</text:p>
          </table:table-cell>
          <table:table-cell table:style-name="ce12" table:number-matrix-columns-spanned="1" table:number-matrix-rows-spanned="1" table:formula="of:=SUM([.AO11:.AQ13]*[.$BI$11:.$BK$13])" office:value-type="float" office:value="12.835068502371" calcext:value-type="float">
            <text:p>12.835068502371</text:p>
          </table:table-cell>
          <table:table-cell table:style-name="ce12" table:number-matrix-columns-spanned="1" table:number-matrix-rows-spanned="1" table:formula="of:=SUM([.AP11:.AR13]*[.$BI$11:.$BK$13])" office:value-type="float" office:value="11.7188696787326" calcext:value-type="float">
            <text:p>11.7188696787326</text:p>
          </table:table-cell>
          <table:table-cell table:style-name="ce12" table:number-matrix-columns-spanned="1" table:number-matrix-rows-spanned="1" table:formula="of:=SUM([.AQ11:.AS13]*[.$BI$11:.$BK$13])" office:value-type="float" office:value="10.8693963677459" calcext:value-type="float">
            <text:p>10.8693963677459</text:p>
          </table:table-cell>
          <table:table-cell table:style-name="ce12" table:number-matrix-columns-spanned="1" table:number-matrix-rows-spanned="1" table:formula="of:=SUM([.AR11:.AT13]*[.$BI$11:.$BK$13])" office:value-type="float" office:value="10.5559288794954" calcext:value-type="float">
            <text:p>10.5559288794954</text:p>
          </table:table-cell>
          <table:table-cell table:style-name="ce12" table:number-matrix-columns-spanned="1" table:number-matrix-rows-spanned="1" table:formula="of:=SUM([.AS11:.AU13]*[.$BI$11:.$BK$13])" office:value-type="float" office:value="10.7544876545456" calcext:value-type="float">
            <text:p>10.7544876545456</text:p>
          </table:table-cell>
          <table:table-cell table:style-name="ce12" table:number-matrix-columns-spanned="1" table:number-matrix-rows-spanned="1" table:formula="of:=SUM([.AT11:.AV13]*[.$BI$11:.$BK$13])" office:value-type="float" office:value="11.5630436124843" calcext:value-type="float">
            <text:p>11.5630436124843</text:p>
          </table:table-cell>
          <table:table-cell table:style-name="ce12" table:number-matrix-columns-spanned="1" table:number-matrix-rows-spanned="1" table:formula="of:=SUM([.AU11:.AW13]*[.$BI$11:.$BK$13])" office:value-type="float" office:value="13.4218990285792" calcext:value-type="float">
            <text:p>13.4218990285792</text:p>
          </table:table-cell>
          <table:table-cell table:style-name="ce12" table:number-matrix-columns-spanned="1" table:number-matrix-rows-spanned="1" table:formula="of:=SUM([.AV11:.AX13]*[.$BI$11:.$BK$13])" office:value-type="float" office:value="15.6953937443553" calcext:value-type="float">
            <text:p>15.6953937443553</text:p>
          </table:table-cell>
          <table:table-cell table:style-name="ce12" table:number-matrix-columns-spanned="1" table:number-matrix-rows-spanned="1" table:formula="of:=SUM([.AW11:.AY13]*[.$BI$11:.$BK$13])" office:value-type="float" office:value="17.1717846434959" calcext:value-type="float">
            <text:p>17.1717846434959</text:p>
          </table:table-cell>
          <table:table-cell table:style-name="ce12" table:number-matrix-columns-spanned="1" table:number-matrix-rows-spanned="1" table:formula="of:=SUM([.AX11:.AZ13]*[.$BI$11:.$BK$13])" office:value-type="float" office:value="16.473045912446" calcext:value-type="float">
            <text:p>16.473045912446</text:p>
          </table:table-cell>
          <table:table-cell table:style-name="ce12" table:number-matrix-columns-spanned="1" table:number-matrix-rows-spanned="1" table:formula="of:=SUM([.AY11:.BA13]*[.$BI$11:.$BK$13])" office:value-type="float" office:value="12.9344288706219" calcext:value-type="float">
            <text:p>12.9344288706219</text:p>
          </table:table-cell>
          <table:table-cell table:style-name="ce12" table:number-matrix-columns-spanned="1" table:number-matrix-rows-spanned="1" table:formula="of:=SUM([.AZ11:.BB13]*[.$BI$11:.$BK$13])" office:value-type="float" office:value="8.04515351890077" calcext:value-type="float">
            <text:p>8.04515351890077</text:p>
          </table:table-cell>
          <table:table-cell table:style-name="ce12" table:number-matrix-columns-spanned="1" table:number-matrix-rows-spanned="1" table:formula="of:=SUM([.BA11:.BC13]*[.$BI$11:.$BK$13])" office:value-type="float" office:value="3.60657595703562" calcext:value-type="float">
            <text:p>3.60657595703562</text:p>
          </table:table-cell>
          <table:table-cell table:style-name="ce12" table:number-matrix-columns-spanned="1" table:number-matrix-rows-spanned="1" table:formula="of:=SUM([.BB11:.BD13]*[.$BI$11:.$BK$13])" office:value-type="float" office:value="1.05323828821558" calcext:value-type="float">
            <text:p>1.05323828821558</text:p>
          </table:table-cell>
          <table:table-cell table:style-name="ce12" table:number-matrix-columns-spanned="1" table:number-matrix-rows-spanned="1" table:formula="of:=SUM([.BC11:.BE13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BD11:.BF13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BE11:.BG13]*[.$BI$11:.$BK$13])" office:value-type="float" office:value="0" calcext:value-type="float">
            <text:p>0</text:p>
          </table:table-cell>
          <table:table-cell table:number-columns-repeated="934"/>
        </table:table-row>
        <table:table-row table:style-name="ro2">
          <table:table-cell table:number-columns-repeated="2" table:style-name="ce10" office:value-type="float" office:value="0" calcext:value-type="float">
            <text:p>0.0</text:p>
          </table:table-cell>
          <table:table-cell table:style-name="ce10" office:value-type="float" office:value="0.149019613862037" calcext:value-type="float">
            <text:p>0.1</text:p>
          </table:table-cell>
          <table:table-cell table:style-name="ce10" office:value-type="float" office:value="0.321568638086318" calcext:value-type="float">
            <text:p>0.3</text:p>
          </table:table-cell>
          <table:table-cell table:style-name="ce10" office:value-type="float" office:value="0.0509803965687751" calcext:value-type="float">
            <text:p>0.1</text:p>
          </table:table-cell>
          <table:table-cell table:number-columns-repeated="11" table:style-name="ce10" office:value-type="float" office:value="0" calcext:value-type="float">
            <text:p>0.0</text:p>
          </table:table-cell>
          <table:table-cell table:style-name="ce10" office:value-type="float" office:value="0.133333340287208" calcext:value-type="float">
            <text:p>0.1</text:p>
          </table:table-cell>
          <table:table-cell table:style-name="ce10" office:value-type="float" office:value="0.835294187068939" calcext:value-type="float">
            <text:p>0.8</text:p>
          </table:table-cell>
          <table:table-cell table:number-columns-repeated="2" table:style-name="ce10" office:value-type="float" office:value="0.996078491210937" calcext:value-type="float">
            <text:p>1.0</text:p>
          </table:table-cell>
          <table:table-cell table:style-name="ce10" office:value-type="float" office:value="0.450980424880981" calcext:value-type="float">
            <text:p>0.5</text:p>
          </table:table-cell>
          <table:table-cell table:number-columns-repeated="7" table:style-name="ce10" office:value-type="float" office:value="0" calcext:value-type="float">
            <text:p>0.0</text:p>
          </table:table-cell>
          <table:table-cell/>
          <table:table-cell table:style-name="ce9" office:value-type="float" office:value="0.603735892560203" calcext:value-type="float">
            <text:p>0.60</text:p>
          </table:table-cell>
          <table:table-cell table:style-name="ce9" office:value-type="float" office:value="0.327008392812471" calcext:value-type="float">
            <text:p>0.33</text:p>
          </table:table-cell>
          <table:table-cell table:style-name="ce9" office:value-type="float" office:value="0.852998226870451" calcext:value-type="float">
            <text:p>0.85</text:p>
          </table:table-cell>
          <table:table-cell/>
          <table:table-cell table:style-name="ce11" table:number-matrix-columns-spanned="1" table:number-matrix-rows-spanned="1" table:formula="of:=SUM([.A12:.C14]*[.$AD$11:.$AF$13])" office:value-type="float" office:value="0.917508802286136" calcext:value-type="float">
            <text:p>0.917508802286136</text:p>
          </table:table-cell>
          <table:table-cell table:style-name="ce11" table:number-matrix-columns-spanned="1" table:number-matrix-rows-spanned="1" table:formula="of:=SUM([.B12:.D14]*[.$AD$11:.$AF$13])" office:value-type="float" office:value="1.37140256287244" calcext:value-type="float">
            <text:p>1.37140256287244</text:p>
          </table:table-cell>
          <table:table-cell table:style-name="ce11" table:number-matrix-columns-spanned="1" table:number-matrix-rows-spanned="1" table:formula="of:=SUM([.C12:.E14]*[.$AD$11:.$AF$13])" office:value-type="float" office:value="2.06147377754846" calcext:value-type="float">
            <text:p>2.06147377754846</text:p>
          </table:table-cell>
          <table:table-cell table:style-name="ce11" table:number-matrix-columns-spanned="1" table:number-matrix-rows-spanned="1" table:formula="of:=SUM([.D12:.F14]*[.$AD$11:.$AF$13])" office:value-type="float" office:value="2.16698859795282" calcext:value-type="float">
            <text:p>2.16698859795282</text:p>
          </table:table-cell>
          <table:table-cell table:style-name="ce11" table:number-matrix-columns-spanned="1" table:number-matrix-rows-spanned="1" table:formula="of:=SUM([.E12:.G14]*[.$AD$11:.$AF$13])" office:value-type="float" office:value="1.78532792143685" calcext:value-type="float">
            <text:p>1.78532792143685</text:p>
          </table:table-cell>
          <table:table-cell table:style-name="ce11" table:number-matrix-columns-spanned="1" table:number-matrix-rows-spanned="1" table:formula="of:=SUM([.F12:.H14]*[.$AD$11:.$AF$13])" office:value-type="float" office:value="1.71444532309581" calcext:value-type="float">
            <text:p>1.71444532309581</text:p>
          </table:table-cell>
          <table:table-cell table:style-name="ce11" table:number-matrix-columns-spanned="1" table:number-matrix-rows-spanned="1" table:formula="of:=SUM([.G12:.I14]*[.$AD$11:.$AF$13])" office:value-type="float" office:value="1.71444532309581" calcext:value-type="float">
            <text:p>1.71444532309581</text:p>
          </table:table-cell>
          <table:table-cell table:style-name="ce11" table:number-matrix-columns-spanned="1" table:number-matrix-rows-spanned="1" table:formula="of:=SUM([.H12:.J14]*[.$AD$11:.$AF$13])" office:value-type="float" office:value="1.49319145409904" calcext:value-type="float">
            <text:p>1.49319145409904</text:p>
          </table:table-cell>
          <table:table-cell table:style-name="ce11" table:number-matrix-columns-spanned="1" table:number-matrix-rows-spanned="1" table:formula="of:=SUM([.I12:.K14]*[.$AD$11:.$AF$13])" office:value-type="float" office:value="1.14021263984519" calcext:value-type="float">
            <text:p>1.14021263984519</text:p>
          </table:table-cell>
          <table:table-cell table:style-name="ce11" table:number-matrix-columns-spanned="1" table:number-matrix-rows-spanned="1" table:formula="of:=SUM([.J12:.L14]*[.$AD$11:.$AF$13])" office:value-type="float" office:value="0.824943633414854" calcext:value-type="float">
            <text:p>0.824943633414854</text:p>
          </table:table-cell>
          <table:table-cell table:style-name="ce11" table:number-matrix-columns-spanned="1" table:number-matrix-rows-spanned="1" table:formula="of:=SUM([.K12:.M14]*[.$AD$11:.$AF$13])" office:value-type="float" office:value="0.525533476193813" calcext:value-type="float">
            <text:p>0.525533476193813</text:p>
          </table:table-cell>
          <table:table-cell table:style-name="ce11" table:number-matrix-columns-spanned="1" table:number-matrix-rows-spanned="1" table:formula="of:=SUM([.L12:.N14]*[.$AD$11:.$AF$13])" office:value-type="float" office:value="0.525533476193813" calcext:value-type="float">
            <text:p>0.525533476193813</text:p>
          </table:table-cell>
          <table:table-cell table:style-name="ce11" table:number-matrix-columns-spanned="1" table:number-matrix-rows-spanned="1" table:formula="of:=SUM([.M12:.O14]*[.$AD$11:.$AF$13])" office:value-type="float" office:value="0.525533476193813" calcext:value-type="float">
            <text:p>0.525533476193813</text:p>
          </table:table-cell>
          <table:table-cell table:style-name="ce11" table:number-matrix-columns-spanned="1" table:number-matrix-rows-spanned="1" table:formula="of:=SUM([.N12:.P14]*[.$AD$11:.$AF$13])" office:value-type="float" office:value="0.77260026201063" calcext:value-type="float">
            <text:p>0.77260026201063</text:p>
          </table:table-cell>
          <table:table-cell table:style-name="ce11" table:number-matrix-columns-spanned="1" table:number-matrix-rows-spanned="1" table:formula="of:=SUM([.O12:.Q14]*[.$AD$11:.$AF$13])" office:value-type="float" office:value="1.26746880381711" calcext:value-type="float">
            <text:p>1.26746880381711</text:p>
          </table:table-cell>
          <table:table-cell table:style-name="ce11" table:number-matrix-columns-spanned="1" table:number-matrix-rows-spanned="1" table:formula="of:=SUM([.P12:.R14]*[.$AD$11:.$AF$13])" office:value-type="float" office:value="2.4286170511213" calcext:value-type="float">
            <text:p>2.4286170511213</text:p>
          </table:table-cell>
          <table:table-cell table:style-name="ce11" table:number-matrix-columns-spanned="1" table:number-matrix-rows-spanned="1" table:formula="of:=SUM([.Q12:.S14]*[.$AD$11:.$AF$13])" office:value-type="float" office:value="3.7198881555469" calcext:value-type="float">
            <text:p>3.7198881555469</text:p>
          </table:table-cell>
          <table:table-cell table:style-name="ce11" table:number-matrix-columns-spanned="1" table:number-matrix-rows-spanned="1" table:formula="of:=SUM([.R12:.T14]*[.$AD$11:.$AF$13])" office:value-type="float" office:value="4.5278769500793" calcext:value-type="float">
            <text:p>4.5278769500793</text:p>
          </table:table-cell>
          <table:table-cell table:style-name="ce11" table:number-matrix-columns-spanned="1" table:number-matrix-rows-spanned="1" table:formula="of:=SUM([.S12:.U14]*[.$AD$11:.$AF$13])" office:value-type="float" office:value="3.98005667125771" calcext:value-type="float">
            <text:p>3.98005667125771</text:p>
          </table:table-cell>
          <table:table-cell table:style-name="ce11" table:number-matrix-columns-spanned="1" table:number-matrix-rows-spanned="1" table:formula="of:=SUM([.T12:.V14]*[.$AD$11:.$AF$13])" office:value-type="float" office:value="2.38121488723798" calcext:value-type="float">
            <text:p>2.38121488723798</text:p>
          </table:table-cell>
          <table:table-cell table:style-name="ce11" table:number-matrix-columns-spanned="1" table:number-matrix-rows-spanned="1" table:formula="of:=SUM([.U12:.W14]*[.$AD$11:.$AF$13])" office:value-type="float" office:value="0.956054367375136" calcext:value-type="float">
            <text:p>0.956054367375136</text:p>
          </table:table-cell>
          <table:table-cell table:style-name="ce11" table:number-matrix-columns-spanned="1" table:number-matrix-rows-spanned="1" table:formula="of:=SUM([.V12:.X14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W12:.Y14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X12:.Z14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Y12:.AA14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Z12:.AB14]*[.$AD$11:.$AF$13])" office:value-type="float" office:value="0" calcext:value-type="float">
            <text:p>0</text:p>
          </table:table-cell>
          <table:table-cell/>
          <table:table-cell table:style-name="ce9" office:value-type="float" office:value="0.988323238507022" calcext:value-type="float">
            <text:p>0.99</text:p>
          </table:table-cell>
          <table:table-cell table:style-name="ce9" office:value-type="float" office:value="0.485190463917453" calcext:value-type="float">
            <text:p>0.49</text:p>
          </table:table-cell>
          <table:table-cell table:style-name="ce9" office:value-type="float" office:value="0.108703033427082" calcext:value-type="float">
            <text:p>0.11</text:p>
          </table:table-cell>
          <table:table-cell/>
          <table:table-cell table:style-name="ce12" table:number-columns-repeated="2"/>
          <table:table-cell table:style-name="ce12" table:number-matrix-columns-spanned="1" table:number-matrix-rows-spanned="1" table:formula="of:=SUM([.AH12:.AJ14]*[.$BI$11:.$BK$13])" office:value-type="float" office:value="6.12574996561287" calcext:value-type="float">
            <text:p>6.12574996561287</text:p>
          </table:table-cell>
          <table:table-cell table:style-name="ce12" table:number-matrix-columns-spanned="1" table:number-matrix-rows-spanned="1" table:formula="of:=SUM([.AI12:.AK14]*[.$BI$11:.$BK$13])" office:value-type="float" office:value="8.38806352739181" calcext:value-type="float">
            <text:p>8.38806352739181</text:p>
          </table:table-cell>
          <table:table-cell table:style-name="ce12" table:number-matrix-columns-spanned="1" table:number-matrix-rows-spanned="1" table:formula="of:=SUM([.AJ12:.AL14]*[.$BI$11:.$BK$13])" office:value-type="float" office:value="8.77626877256596" calcext:value-type="float">
            <text:p>8.77626877256596</text:p>
          </table:table-cell>
          <table:table-cell table:style-name="ce12" table:number-matrix-columns-spanned="1" table:number-matrix-rows-spanned="1" table:formula="of:=SUM([.AK12:.AM14]*[.$BI$11:.$BK$13])" office:value-type="float" office:value="8.04530539684252" calcext:value-type="float">
            <text:p>8.04530539684252</text:p>
          </table:table-cell>
          <table:table-cell table:style-name="ce12" table:number-matrix-columns-spanned="1" table:number-matrix-rows-spanned="1" table:formula="of:=SUM([.AL12:.AN14]*[.$BI$11:.$BK$13])" office:value-type="float" office:value="7.50007134447875" calcext:value-type="float">
            <text:p>7.50007134447875</text:p>
          </table:table-cell>
          <table:table-cell table:style-name="ce12" table:number-matrix-columns-spanned="1" table:number-matrix-rows-spanned="1" table:formula="of:=SUM([.AM12:.AO14]*[.$BI$11:.$BK$13])" office:value-type="float" office:value="7.25863395746295" calcext:value-type="float">
            <text:p>7.25863395746295</text:p>
          </table:table-cell>
          <table:table-cell table:style-name="ce12" table:number-matrix-columns-spanned="1" table:number-matrix-rows-spanned="1" table:formula="of:=SUM([.AN12:.AP14]*[.$BI$11:.$BK$13])" office:value-type="float" office:value="6.68215531266742" calcext:value-type="float">
            <text:p>6.68215531266742</text:p>
          </table:table-cell>
          <table:table-cell table:style-name="ce12" table:number-matrix-columns-spanned="1" table:number-matrix-rows-spanned="1" table:formula="of:=SUM([.AO12:.AQ14]*[.$BI$11:.$BK$13])" office:value-type="float" office:value="5.88789734914676" calcext:value-type="float">
            <text:p>5.88789734914676</text:p>
          </table:table-cell>
          <table:table-cell table:style-name="ce12" table:number-matrix-columns-spanned="1" table:number-matrix-rows-spanned="1" table:formula="of:=SUM([.AP12:.AR14]*[.$BI$11:.$BK$13])" office:value-type="float" office:value="5.07750059377972" calcext:value-type="float">
            <text:p>5.07750059377972</text:p>
          </table:table-cell>
          <table:table-cell table:style-name="ce12" table:number-matrix-columns-spanned="1" table:number-matrix-rows-spanned="1" table:formula="of:=SUM([.AQ12:.AS14]*[.$BI$11:.$BK$13])" office:value-type="float" office:value="4.50152475392788" calcext:value-type="float">
            <text:p>4.50152475392788</text:p>
          </table:table-cell>
          <table:table-cell table:style-name="ce12" table:number-matrix-columns-spanned="1" table:number-matrix-rows-spanned="1" table:formula="of:=SUM([.AR12:.AT14]*[.$BI$11:.$BK$13])" office:value-type="float" office:value="4.40003360035138" calcext:value-type="float">
            <text:p>4.40003360035138</text:p>
          </table:table-cell>
          <table:table-cell table:style-name="ce12" table:number-matrix-columns-spanned="1" table:number-matrix-rows-spanned="1" table:formula="of:=SUM([.AS12:.AU14]*[.$BI$11:.$BK$13])" office:value-type="float" office:value="4.5876386012213" calcext:value-type="float">
            <text:p>4.5876386012213</text:p>
          </table:table-cell>
          <table:table-cell table:style-name="ce12" table:number-matrix-columns-spanned="1" table:number-matrix-rows-spanned="1" table:formula="of:=SUM([.AT12:.AV14]*[.$BI$11:.$BK$13])" office:value-type="float" office:value="5.34962801598353" calcext:value-type="float">
            <text:p>5.34962801598353</text:p>
          </table:table-cell>
          <table:table-cell table:style-name="ce12" table:number-matrix-columns-spanned="1" table:number-matrix-rows-spanned="1" table:formula="of:=SUM([.AU12:.AW14]*[.$BI$11:.$BK$13])" office:value-type="float" office:value="7.34429004482" calcext:value-type="float">
            <text:p>7.34429004482</text:p>
          </table:table-cell>
          <table:table-cell table:style-name="ce12" table:number-matrix-columns-spanned="1" table:number-matrix-rows-spanned="1" table:formula="of:=SUM([.AV12:.AX14]*[.$BI$11:.$BK$13])" office:value-type="float" office:value="11.1190875844272" calcext:value-type="float">
            <text:p>11.1190875844272</text:p>
          </table:table-cell>
          <table:table-cell table:style-name="ce12" table:number-matrix-columns-spanned="1" table:number-matrix-rows-spanned="1" table:formula="of:=SUM([.AW12:.AY14]*[.$BI$11:.$BK$13])" office:value-type="float" office:value="15.4529880228077" calcext:value-type="float">
            <text:p>15.4529880228077</text:p>
          </table:table-cell>
          <table:table-cell table:style-name="ce12" table:number-matrix-columns-spanned="1" table:number-matrix-rows-spanned="1" table:formula="of:=SUM([.AX12:.AZ14]*[.$BI$11:.$BK$13])" office:value-type="float" office:value="17.7842868363209" calcext:value-type="float">
            <text:p>17.7842868363209</text:p>
          </table:table-cell>
          <table:table-cell table:style-name="ce12" table:number-matrix-columns-spanned="1" table:number-matrix-rows-spanned="1" table:formula="of:=SUM([.AY12:.BA14]*[.$BI$11:.$BK$13])" office:value-type="float" office:value="16.301605585638" calcext:value-type="float">
            <text:p>16.301605585638</text:p>
          </table:table-cell>
          <table:table-cell table:style-name="ce12" table:number-matrix-columns-spanned="1" table:number-matrix-rows-spanned="1" table:formula="of:=SUM([.AZ12:.BB14]*[.$BI$11:.$BK$13])" office:value-type="float" office:value="11.4823610943311" calcext:value-type="float">
            <text:p>11.4823610943311</text:p>
          </table:table-cell>
          <table:table-cell table:style-name="ce12" table:number-matrix-columns-spanned="1" table:number-matrix-rows-spanned="1" table:formula="of:=SUM([.BA12:.BC14]*[.$BI$11:.$BK$13])" office:value-type="float" office:value="5.47056920152276" calcext:value-type="float">
            <text:p>5.47056920152276</text:p>
          </table:table-cell>
          <table:table-cell table:style-name="ce12" table:number-matrix-columns-spanned="1" table:number-matrix-rows-spanned="1" table:formula="of:=SUM([.BB12:.BD14]*[.$BI$11:.$BK$13])" office:value-type="float" office:value="1.94696980773035" calcext:value-type="float">
            <text:p>1.94696980773035</text:p>
          </table:table-cell>
          <table:table-cell table:style-name="ce12" table:number-matrix-columns-spanned="1" table:number-matrix-rows-spanned="1" table:formula="of:=SUM([.BC12:.BE14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BD12:.BF14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BE12:.BG14]*[.$BI$11:.$BK$13])" office:value-type="float" office:value="0" calcext:value-type="float">
            <text:p>0</text:p>
          </table:table-cell>
          <table:table-cell table:number-columns-repeated="934"/>
        </table:table-row>
        <table:table-row table:style-name="ro2">
          <table:table-cell table:number-columns-repeated="17" table:style-name="ce10" office:value-type="float" office:value="0" calcext:value-type="float">
            <text:p>0.0</text:p>
          </table:table-cell>
          <table:table-cell table:style-name="ce10" office:value-type="float" office:value="0.329411774873733" calcext:value-type="float">
            <text:p>0.3</text:p>
          </table:table-cell>
          <table:table-cell table:number-columns-repeated="2" table:style-name="ce10" office:value-type="float" office:value="0.996078491210937" calcext:value-type="float">
            <text:p>1.0</text:p>
          </table:table-cell>
          <table:table-cell table:style-name="ce10" office:value-type="float" office:value="0.917647123336791" calcext:value-type="float">
            <text:p>0.9</text:p>
          </table:table-cell>
          <table:table-cell table:number-columns-repeated="7" table:style-name="ce10" office:value-type="float" office:value="0" calcext:value-type="float">
            <text:p>0.0</text:p>
          </table:table-cell>
          <table:table-cell table:number-columns-repeated="5"/>
          <table:table-cell table:style-name="ce11" table:number-matrix-columns-spanned="1" table:number-matrix-rows-spanned="1" table:formula="of:=SUM([.A13:.C15]*[.$AD$11:.$AF$13])" office:value-type="float" office:value="0.140127428879569" calcext:value-type="float">
            <text:p>0.140127428879569</text:p>
          </table:table-cell>
          <table:table-cell table:style-name="ce11" table:number-matrix-columns-spanned="1" table:number-matrix-rows-spanned="1" table:formula="of:=SUM([.B13:.D15]*[.$AD$11:.$AF$13])" office:value-type="float" office:value="0.343767824659324" calcext:value-type="float">
            <text:p>0.343767824659324</text:p>
          </table:table-cell>
          <table:table-cell table:style-name="ce11" table:number-matrix-columns-spanned="1" table:number-matrix-rows-spanned="1" table:formula="of:=SUM([.C13:.E15]*[.$AD$11:.$AF$13])" office:value-type="float" office:value="0.283114872865015" calcext:value-type="float">
            <text:p>0.283114872865015</text:p>
          </table:table-cell>
          <table:table-cell table:style-name="ce11" table:number-matrix-columns-spanned="1" table:number-matrix-rows-spanned="1" table:formula="of:=SUM([.D13:.F15]*[.$AD$11:.$AF$13])" office:value-type="float" office:value="0.328923434280456" calcext:value-type="float">
            <text:p>0.328923434280456</text:p>
          </table:table-cell>
          <table:table-cell table:style-name="ce11" table:number-matrix-columns-spanned="1" table:number-matrix-rows-spanned="1" table:formula="of:=SUM([.E13:.G15]*[.$AD$11:.$AF$13])" office:value-type="float" office:value="0.0499016953011509" calcext:value-type="float">
            <text:p>0.049901695301151</text:p>
          </table:table-cell>
          <table:table-cell table:style-name="ce11" table:number-matrix-columns-spanned="1" table:number-matrix-rows-spanned="1" table:formula="of:=SUM([.F13:.H1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G13:.I1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H13:.J1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I13:.K1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J13:.L1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K13:.M1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L13:.N1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M13:.O1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N13:.P1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O13:.Q15]*[.$AD$11:.$AF$13])" office:value-type="float" office:value="0.125377174682981" calcext:value-type="float">
            <text:p>0.125377174682981</text:p>
          </table:table-cell>
          <table:table-cell table:style-name="ce11" table:number-matrix-columns-spanned="1" table:number-matrix-rows-spanned="1" table:formula="of:=SUM([.P13:.R15]*[.$AD$11:.$AF$13])" office:value-type="float" office:value="1.28941779264746" calcext:value-type="float">
            <text:p>1.28941779264746</text:p>
          </table:table-cell>
          <table:table-cell table:style-name="ce11" table:number-matrix-columns-spanned="1" table:number-matrix-rows-spanned="1" table:formula="of:=SUM([.Q13:.S15]*[.$AD$11:.$AF$13])" office:value-type="float" office:value="2.83446681237616" calcext:value-type="float">
            <text:p>2.83446681237616</text:p>
          </table:table-cell>
          <table:table-cell table:style-name="ce11" table:number-matrix-columns-spanned="1" table:number-matrix-rows-spanned="1" table:formula="of:=SUM([.R13:.T15]*[.$AD$11:.$AF$13])" office:value-type="float" office:value="4.24962864148052" calcext:value-type="float">
            <text:p>4.24962864148052</text:p>
          </table:table-cell>
          <table:table-cell table:style-name="ce11" table:number-matrix-columns-spanned="1" table:number-matrix-rows-spanned="1" table:formula="of:=SUM([.S13:.U15]*[.$AD$11:.$AF$13])" office:value-type="float" office:value="4.66090858191573" calcext:value-type="float">
            <text:p>4.66090858191573</text:p>
          </table:table-cell>
          <table:table-cell table:style-name="ce11" table:number-matrix-columns-spanned="1" table:number-matrix-rows-spanned="1" table:formula="of:=SUM([.T13:.V15]*[.$AD$11:.$AF$13])" office:value-type="float" office:value="2.75531683459585" calcext:value-type="float">
            <text:p>2.75531683459585</text:p>
          </table:table-cell>
          <table:table-cell table:style-name="ce11" table:number-matrix-columns-spanned="1" table:number-matrix-rows-spanned="1" table:formula="of:=SUM([.U13:.W15]*[.$AD$11:.$AF$13])" office:value-type="float" office:value="1.64948952781823" calcext:value-type="float">
            <text:p>1.64948952781823</text:p>
          </table:table-cell>
          <table:table-cell table:style-name="ce11" table:number-matrix-columns-spanned="1" table:number-matrix-rows-spanned="1" table:formula="of:=SUM([.V13:.X1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W13:.Y1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X13:.Z1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Y13:.AA1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Z13:.AB15]*[.$AD$11:.$AF$13])" office:value-type="float" office:value="0" calcext:value-type="float">
            <text:p>0</text:p>
          </table:table-cell>
          <table:table-cell table:number-columns-repeated="5"/>
          <table:table-cell table:style-name="ce12" table:number-columns-repeated="2"/>
          <table:table-cell table:style-name="ce12" table:number-matrix-columns-spanned="1" table:number-matrix-rows-spanned="1" table:formula="of:=SUM([.AH13:.AJ15]*[.$BI$11:.$BK$13])" office:value-type="float" office:value="2.68126595073459" calcext:value-type="float">
            <text:p>2.68126595073459</text:p>
          </table:table-cell>
          <table:table-cell table:style-name="ce12" table:number-matrix-columns-spanned="1" table:number-matrix-rows-spanned="1" table:formula="of:=SUM([.AI13:.AK15]*[.$BI$11:.$BK$13])" office:value-type="float" office:value="3.43918453945916" calcext:value-type="float">
            <text:p>3.43918453945916</text:p>
          </table:table-cell>
          <table:table-cell table:style-name="ce12" table:number-matrix-columns-spanned="1" table:number-matrix-rows-spanned="1" table:formula="of:=SUM([.AJ13:.AL15]*[.$BI$11:.$BK$13])" office:value-type="float" office:value="3.27534894266717" calcext:value-type="float">
            <text:p>3.27534894266717</text:p>
          </table:table-cell>
          <table:table-cell table:style-name="ce12" table:number-matrix-columns-spanned="1" table:number-matrix-rows-spanned="1" table:formula="of:=SUM([.AK13:.AM15]*[.$BI$11:.$BK$13])" office:value-type="float" office:value="2.62669243423653" calcext:value-type="float">
            <text:p>2.62669243423653</text:p>
          </table:table-cell>
          <table:table-cell table:style-name="ce12" table:number-matrix-columns-spanned="1" table:number-matrix-rows-spanned="1" table:formula="of:=SUM([.AL13:.AN15]*[.$BI$11:.$BK$13])" office:value-type="float" office:value="2.41672370770909" calcext:value-type="float">
            <text:p>2.41672370770909</text:p>
          </table:table-cell>
          <table:table-cell table:style-name="ce12" table:number-matrix-columns-spanned="1" table:number-matrix-rows-spanned="1" table:formula="of:=SUM([.AM13:.AO15]*[.$BI$11:.$BK$13])" office:value-type="float" office:value="2.30824284717881" calcext:value-type="float">
            <text:p>2.30824284717881</text:p>
          </table:table-cell>
          <table:table-cell table:style-name="ce12" table:number-matrix-columns-spanned="1" table:number-matrix-rows-spanned="1" table:formula="of:=SUM([.AN13:.AP15]*[.$BI$11:.$BK$13])" office:value-type="float" office:value="1.94897237032217" calcext:value-type="float">
            <text:p>1.94897237032217</text:p>
          </table:table-cell>
          <table:table-cell table:style-name="ce12" table:number-matrix-columns-spanned="1" table:number-matrix-rows-spanned="1" table:formula="of:=SUM([.AO13:.AQ15]*[.$BI$11:.$BK$13])" office:value-type="float" office:value="1.4731634142998" calcext:value-type="float">
            <text:p>1.4731634142998</text:p>
          </table:table-cell>
          <table:table-cell table:style-name="ce12" table:number-matrix-columns-spanned="1" table:number-matrix-rows-spanned="1" table:formula="of:=SUM([.AP13:.AR15]*[.$BI$11:.$BK$13])" office:value-type="float" office:value="1.03774686341482" calcext:value-type="float">
            <text:p>1.03774686341482</text:p>
          </table:table-cell>
          <table:table-cell table:style-name="ce12" table:number-matrix-columns-spanned="1" table:number-matrix-rows-spanned="1" table:formula="of:=SUM([.AQ13:.AS15]*[.$BI$11:.$BK$13])" office:value-type="float" office:value="0.741419543556914" calcext:value-type="float">
            <text:p>0.741419543556914</text:p>
          </table:table-cell>
          <table:table-cell table:style-name="ce12" table:number-matrix-columns-spanned="1" table:number-matrix-rows-spanned="1" table:formula="of:=SUM([.AR13:.AT15]*[.$BI$11:.$BK$13])" office:value-type="float" office:value="0.73540701675664" calcext:value-type="float">
            <text:p>0.73540701675664</text:p>
          </table:table-cell>
          <table:table-cell table:style-name="ce12" table:number-matrix-columns-spanned="1" table:number-matrix-rows-spanned="1" table:formula="of:=SUM([.AS13:.AU15]*[.$BI$11:.$BK$13])" office:value-type="float" office:value="0.836880640328804" calcext:value-type="float">
            <text:p>0.836880640328804</text:p>
          </table:table-cell>
          <table:table-cell table:style-name="ce12" table:number-matrix-columns-spanned="1" table:number-matrix-rows-spanned="1" table:formula="of:=SUM([.AT13:.AV15]*[.$BI$11:.$BK$13])" office:value-type="float" office:value="1.38226267108642" calcext:value-type="float">
            <text:p>1.38226267108642</text:p>
          </table:table-cell>
          <table:table-cell table:style-name="ce12" table:number-matrix-columns-spanned="1" table:number-matrix-rows-spanned="1" table:formula="of:=SUM([.AU13:.AW15]*[.$BI$11:.$BK$13])" office:value-type="float" office:value="3.30798238723251" calcext:value-type="float">
            <text:p>3.30798238723251</text:p>
          </table:table-cell>
          <table:table-cell table:style-name="ce12" table:number-matrix-columns-spanned="1" table:number-matrix-rows-spanned="1" table:formula="of:=SUM([.AV13:.AX15]*[.$BI$11:.$BK$13])" office:value-type="float" office:value="7.74242360797207" calcext:value-type="float">
            <text:p>7.74242360797207</text:p>
          </table:table-cell>
          <table:table-cell table:style-name="ce12" table:number-matrix-columns-spanned="1" table:number-matrix-rows-spanned="1" table:formula="of:=SUM([.AW13:.AY15]*[.$BI$11:.$BK$13])" office:value-type="float" office:value="13.5408308395359" calcext:value-type="float">
            <text:p>13.5408308395359</text:p>
          </table:table-cell>
          <table:table-cell table:style-name="ce12" table:number-matrix-columns-spanned="1" table:number-matrix-rows-spanned="1" table:formula="of:=SUM([.AX13:.AZ15]*[.$BI$11:.$BK$13])" office:value-type="float" office:value="18.4160969747191" calcext:value-type="float">
            <text:p>18.4160969747191</text:p>
          </table:table-cell>
          <table:table-cell table:style-name="ce12" table:number-matrix-columns-spanned="1" table:number-matrix-rows-spanned="1" table:formula="of:=SUM([.AY13:.BA15]*[.$BI$11:.$BK$13])" office:value-type="float" office:value="18.4491475864164" calcext:value-type="float">
            <text:p>18.4491475864164</text:p>
          </table:table-cell>
          <table:table-cell table:style-name="ce12" table:number-matrix-columns-spanned="1" table:number-matrix-rows-spanned="1" table:formula="of:=SUM([.AZ13:.BB15]*[.$BI$11:.$BK$13])" office:value-type="float" office:value="14.315480834581" calcext:value-type="float">
            <text:p>14.315480834581</text:p>
          </table:table-cell>
          <table:table-cell table:style-name="ce12" table:number-matrix-columns-spanned="1" table:number-matrix-rows-spanned="1" table:formula="of:=SUM([.BA13:.BC15]*[.$BI$11:.$BK$13])" office:value-type="float" office:value="7.40221589741133" calcext:value-type="float">
            <text:p>7.40221589741133</text:p>
          </table:table-cell>
          <table:table-cell table:style-name="ce12" table:number-matrix-columns-spanned="1" table:number-matrix-rows-spanned="1" table:formula="of:=SUM([.BB13:.BD15]*[.$BI$11:.$BK$13])" office:value-type="float" office:value="2.78017837901699" calcext:value-type="float">
            <text:p>2.78017837901699</text:p>
          </table:table-cell>
          <table:table-cell table:style-name="ce12" table:number-matrix-columns-spanned="1" table:number-matrix-rows-spanned="1" table:formula="of:=SUM([.BC13:.BE15]*[.$BI$11:.$BK$13])" office:value-type="float" office:value="0.119337253177186" calcext:value-type="float">
            <text:p>0.119337253177186</text:p>
          </table:table-cell>
          <table:table-cell table:style-name="ce12" table:number-matrix-columns-spanned="1" table:number-matrix-rows-spanned="1" table:formula="of:=SUM([.BD13:.BF15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BE13:.BG15]*[.$BI$11:.$BK$13])" office:value-type="float" office:value="0" calcext:value-type="float">
            <text:p>0</text:p>
          </table:table-cell>
          <table:table-cell table:number-columns-repeated="934"/>
        </table:table-row>
        <table:table-row table:style-name="ro2">
          <table:table-cell table:number-columns-repeated="17" table:style-name="ce10" office:value-type="float" office:value="0" calcext:value-type="float">
            <text:p>0.0</text:p>
          </table:table-cell>
          <table:table-cell table:style-name="ce10" office:value-type="float" office:value="0.329411774873733" calcext:value-type="float">
            <text:p>0.3</text:p>
          </table:table-cell>
          <table:table-cell table:number-columns-repeated="2" table:style-name="ce10" office:value-type="float" office:value="0.996078491210937" calcext:value-type="float">
            <text:p>1.0</text:p>
          </table:table-cell>
          <table:table-cell table:style-name="ce10" office:value-type="float" office:value="0.917647123336791" calcext:value-type="float">
            <text:p>0.9</text:p>
          </table:table-cell>
          <table:table-cell table:number-columns-repeated="7" table:style-name="ce10" office:value-type="float" office:value="0" calcext:value-type="float">
            <text:p>0.0</text:p>
          </table:table-cell>
          <table:table-cell table:number-columns-repeated="5"/>
          <table:table-cell table:style-name="ce11" table:number-matrix-columns-spanned="1" table:number-matrix-rows-spanned="1" table:formula="of:=SUM([.A14:.C1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B14:.D1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C14:.E1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D14:.F1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E14:.G1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F14:.H1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G14:.I1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H14:.J1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I14:.K1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J14:.L1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K14:.M1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L14:.N1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M14:.O1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N14:.P1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O14:.Q16]*[.$AD$11:.$AF$13])" office:value-type="float" office:value="0.354579684799307" calcext:value-type="float">
            <text:p>0.354579684799307</text:p>
          </table:table-cell>
          <table:table-cell table:style-name="ce11" table:number-matrix-columns-spanned="1" table:number-matrix-rows-spanned="1" table:formula="of:=SUM([.P14:.R16]*[.$AD$11:.$AF$13])" office:value-type="float" office:value="1.15681558471106" calcext:value-type="float">
            <text:p>1.15681558471106</text:p>
          </table:table-cell>
          <table:table-cell table:style-name="ce11" table:number-matrix-columns-spanned="1" table:number-matrix-rows-spanned="1" table:formula="of:=SUM([.Q14:.S16]*[.$AD$11:.$AF$13])" office:value-type="float" office:value="2.90803363476272" calcext:value-type="float">
            <text:p>2.90803363476272</text:p>
          </table:table-cell>
          <table:table-cell table:style-name="ce11" table:number-matrix-columns-spanned="1" table:number-matrix-rows-spanned="1" table:formula="of:=SUM([.R14:.T16]*[.$AD$11:.$AF$13])" office:value-type="float" office:value="3.92728446965311" calcext:value-type="float">
            <text:p>3.92728446965311</text:p>
          </table:table-cell>
          <table:table-cell table:style-name="ce11" table:number-matrix-columns-spanned="1" table:number-matrix-rows-spanned="1" table:formula="of:=SUM([.S14:.U16]*[.$AD$11:.$AF$13])" office:value-type="float" office:value="5.12983451828961" calcext:value-type="float">
            <text:p>5.12983451828961</text:p>
          </table:table-cell>
          <table:table-cell table:style-name="ce11" table:number-matrix-columns-spanned="1" table:number-matrix-rows-spanned="1" table:formula="of:=SUM([.T14:.V16]*[.$AD$11:.$AF$13])" office:value-type="float" office:value="3.06706646258029" calcext:value-type="float">
            <text:p>3.06706646258029</text:p>
          </table:table-cell>
          <table:table-cell table:style-name="ce11" table:number-matrix-columns-spanned="1" table:number-matrix-rows-spanned="1" table:formula="of:=SUM([.U14:.W16]*[.$AD$11:.$AF$13])" office:value-type="float" office:value="2.19299196976571" calcext:value-type="float">
            <text:p>2.19299196976571</text:p>
          </table:table-cell>
          <table:table-cell table:style-name="ce11" table:number-matrix-columns-spanned="1" table:number-matrix-rows-spanned="1" table:formula="of:=SUM([.V14:.X16]*[.$AD$11:.$AF$13])" office:value-type="float" office:value="0.120747189307679" calcext:value-type="float">
            <text:p>0.120747189307679</text:p>
          </table:table-cell>
          <table:table-cell table:style-name="ce11" table:number-matrix-columns-spanned="1" table:number-matrix-rows-spanned="1" table:formula="of:=SUM([.W14:.Y1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X14:.Z1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Y14:.AA1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Z14:.AB16]*[.$AD$11:.$AF$13])" office:value-type="float" office:value="0" calcext:value-type="float">
            <text:p>0</text:p>
          </table:table-cell>
          <table:table-cell table:number-columns-repeated="5"/>
          <table:table-cell table:style-name="ce12" table:number-columns-repeated="2"/>
          <table:table-cell table:style-name="ce12" table:number-matrix-columns-spanned="1" table:number-matrix-rows-spanned="1" table:formula="of:=SUM([.AH14:.AJ16]*[.$BI$11:.$BK$13])" office:value-type="float" office:value="0.452052320621163" calcext:value-type="float">
            <text:p>0.452052320621163</text:p>
          </table:table-cell>
          <table:table-cell table:style-name="ce12" table:number-matrix-columns-spanned="1" table:number-matrix-rows-spanned="1" table:formula="of:=SUM([.AI14:.AK16]*[.$BI$11:.$BK$13])" office:value-type="float" office:value="0.416209911828488" calcext:value-type="float">
            <text:p>0.416209911828488</text:p>
          </table:table-cell>
          <table:table-cell table:style-name="ce12" table:number-matrix-columns-spanned="1" table:number-matrix-rows-spanned="1" table:formula="of:=SUM([.AJ14:.AL16]*[.$BI$11:.$BK$13])" office:value-type="float" office:value="0.344762259477773" calcext:value-type="float">
            <text:p>0.344762259477773</text:p>
          </table:table-cell>
          <table:table-cell table:style-name="ce12" table:number-matrix-columns-spanned="1" table:number-matrix-rows-spanned="1" table:formula="of:=SUM([.AK14:.AM16]*[.$BI$11:.$BK$13])" office:value-type="float" office:value="0.054937913599889" calcext:value-type="float">
            <text:p>0.054937913599889</text:p>
          </table:table-cell>
          <table:table-cell table:style-name="ce12" table:number-matrix-columns-spanned="1" table:number-matrix-rows-spanned="1" table:formula="of:=SUM([.AL14:.AN16]*[.$BI$11:.$BK$13])" office:value-type="float" office:value="0.0010020878488628" calcext:value-type="float">
            <text:p>0.001002087848863</text:p>
          </table:table-cell>
          <table:table-cell table:style-name="ce12" table:number-matrix-columns-spanned="1" table:number-matrix-rows-spanned="1" table:formula="of:=SUM([.AM14:.AO16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N14:.AP16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O14:.AQ16]*[.$BI$11:.$BK$13])" office:value-type="float" office:value="0.0090905395426671" calcext:value-type="float">
            <text:p>0.009090539542667</text:p>
          </table:table-cell>
          <table:table-cell table:style-name="ce12" table:number-matrix-columns-spanned="1" table:number-matrix-rows-spanned="1" table:formula="of:=SUM([.AP14:.AR16]*[.$BI$11:.$BK$13])" office:value-type="float" office:value="0.0866038663937535" calcext:value-type="float">
            <text:p>0.086603866393754</text:p>
          </table:table-cell>
          <table:table-cell table:style-name="ce12" table:number-matrix-columns-spanned="1" table:number-matrix-rows-spanned="1" table:formula="of:=SUM([.AQ14:.AS16]*[.$BI$11:.$BK$13])" office:value-type="float" office:value="0.393747116187223" calcext:value-type="float">
            <text:p>0.393747116187223</text:p>
          </table:table-cell>
          <table:table-cell table:style-name="ce12" table:number-matrix-columns-spanned="1" table:number-matrix-rows-spanned="1" table:formula="of:=SUM([.AR14:.AT16]*[.$BI$11:.$BK$13])" office:value-type="float" office:value="1.03485272033781" calcext:value-type="float">
            <text:p>1.03485272033781</text:p>
          </table:table-cell>
          <table:table-cell table:style-name="ce12" table:number-matrix-columns-spanned="1" table:number-matrix-rows-spanned="1" table:formula="of:=SUM([.AS14:.AU16]*[.$BI$11:.$BK$13])" office:value-type="float" office:value="1.7802380062715" calcext:value-type="float">
            <text:p>1.7802380062715</text:p>
          </table:table-cell>
          <table:table-cell table:style-name="ce12" table:number-matrix-columns-spanned="1" table:number-matrix-rows-spanned="1" table:formula="of:=SUM([.AT14:.AV16]*[.$BI$11:.$BK$13])" office:value-type="float" office:value="2.5316165190238" calcext:value-type="float">
            <text:p>2.5316165190238</text:p>
          </table:table-cell>
          <table:table-cell table:style-name="ce12" table:number-matrix-columns-spanned="1" table:number-matrix-rows-spanned="1" table:formula="of:=SUM([.AU14:.AW16]*[.$BI$11:.$BK$13])" office:value-type="float" office:value="4.31521424469951" calcext:value-type="float">
            <text:p>4.31521424469951</text:p>
          </table:table-cell>
          <table:table-cell table:style-name="ce12" table:number-matrix-columns-spanned="1" table:number-matrix-rows-spanned="1" table:formula="of:=SUM([.AV14:.AX16]*[.$BI$11:.$BK$13])" office:value-type="float" office:value="8.4740827087887" calcext:value-type="float">
            <text:p>8.4740827087887</text:p>
          </table:table-cell>
          <table:table-cell table:style-name="ce12" table:number-matrix-columns-spanned="1" table:number-matrix-rows-spanned="1" table:formula="of:=SUM([.AW14:.AY16]*[.$BI$11:.$BK$13])" office:value-type="float" office:value="14.0478956216076" calcext:value-type="float">
            <text:p>14.0478956216076</text:p>
          </table:table-cell>
          <table:table-cell table:style-name="ce12" table:number-matrix-columns-spanned="1" table:number-matrix-rows-spanned="1" table:formula="of:=SUM([.AX14:.AZ16]*[.$BI$11:.$BK$13])" office:value-type="float" office:value="19.3838145512738" calcext:value-type="float">
            <text:p>19.3838145512738</text:p>
          </table:table-cell>
          <table:table-cell table:style-name="ce12" table:number-matrix-columns-spanned="1" table:number-matrix-rows-spanned="1" table:formula="of:=SUM([.AY14:.BA16]*[.$BI$11:.$BK$13])" office:value-type="float" office:value="20.2563035715454" calcext:value-type="float">
            <text:p>20.2563035715454</text:p>
          </table:table-cell>
          <table:table-cell table:style-name="ce12" table:number-matrix-columns-spanned="1" table:number-matrix-rows-spanned="1" table:formula="of:=SUM([.AZ14:.BB16]*[.$BI$11:.$BK$13])" office:value-type="float" office:value="16.1348453660555" calcext:value-type="float">
            <text:p>16.1348453660555</text:p>
          </table:table-cell>
          <table:table-cell table:style-name="ce12" table:number-matrix-columns-spanned="1" table:number-matrix-rows-spanned="1" table:formula="of:=SUM([.BA14:.BC16]*[.$BI$11:.$BK$13])" office:value-type="float" office:value="9.67757638897518" calcext:value-type="float">
            <text:p>9.67757638897518</text:p>
          </table:table-cell>
          <table:table-cell table:style-name="ce12" table:number-matrix-columns-spanned="1" table:number-matrix-rows-spanned="1" table:formula="of:=SUM([.BB14:.BD16]*[.$BI$11:.$BK$13])" office:value-type="float" office:value="3.66062156541067" calcext:value-type="float">
            <text:p>3.66062156541067</text:p>
          </table:table-cell>
          <table:table-cell table:style-name="ce12" table:number-matrix-columns-spanned="1" table:number-matrix-rows-spanned="1" table:formula="of:=SUM([.BC14:.BE16]*[.$BI$11:.$BK$13])" office:value-type="float" office:value="0.741632826682264" calcext:value-type="float">
            <text:p>0.741632826682264</text:p>
          </table:table-cell>
          <table:table-cell table:style-name="ce12" table:number-matrix-columns-spanned="1" table:number-matrix-rows-spanned="1" table:formula="of:=SUM([.BD14:.BF16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BE14:.BG16]*[.$BI$11:.$BK$13])" office:value-type="float" office:value="0" calcext:value-type="float">
            <text:p>0</text:p>
          </table:table-cell>
          <table:table-cell table:number-columns-repeated="934"/>
        </table:table-row>
        <table:table-row table:style-name="ro2">
          <table:table-cell table:number-columns-repeated="16" table:style-name="ce10" office:value-type="float" office:value="0" calcext:value-type="float">
            <text:p>0.0</text:p>
          </table:table-cell>
          <table:table-cell table:style-name="ce10" office:value-type="float" office:value="0.415686309337615" calcext:value-type="float">
            <text:p>0.4</text:p>
          </table:table-cell>
          <table:table-cell table:style-name="ce10" office:value-type="float" office:value="0.615686297416687" calcext:value-type="float">
            <text:p>0.6</text:p>
          </table:table-cell>
          <table:table-cell table:number-columns-repeated="2" table:style-name="ce10" office:value-type="float" office:value="0.996078491210937" calcext:value-type="float">
            <text:p>1.0</text:p>
          </table:table-cell>
          <table:table-cell table:style-name="ce10" office:value-type="float" office:value="0.952941238880157" calcext:value-type="float">
            <text:p>1.0</text:p>
          </table:table-cell>
          <table:table-cell table:style-name="ce10" office:value-type="float" office:value="0.200000017881393" calcext:value-type="float">
            <text:p>0.2</text:p>
          </table:table-cell>
          <table:table-cell table:number-columns-repeated="6" table:style-name="ce10" office:value-type="float" office:value="0" calcext:value-type="float">
            <text:p>0.0</text:p>
          </table:table-cell>
          <table:table-cell table:number-columns-repeated="5"/>
          <table:table-cell table:style-name="ce11" table:number-matrix-columns-spanned="1" table:number-matrix-rows-spanned="1" table:formula="of:=SUM([.A15:.C1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B15:.D1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C15:.E1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D15:.F1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E15:.G1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F15:.H1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G15:.I1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H15:.J1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I15:.K1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J15:.L17]*[.$AD$11:.$AF$13])" office:value-type="float" office:value="0.0836272848702517" calcext:value-type="float">
            <text:p>0.083627284870252</text:p>
          </table:table-cell>
          <table:table-cell table:style-name="ce11" table:number-matrix-columns-spanned="1" table:number-matrix-rows-spanned="1" table:formula="of:=SUM([.K15:.M17]*[.$AD$11:.$AF$13])" office:value-type="float" office:value="0.423435333865591" calcext:value-type="float">
            <text:p>0.423435333865591</text:p>
          </table:table-cell>
          <table:table-cell table:style-name="ce11" table:number-matrix-columns-spanned="1" table:number-matrix-rows-spanned="1" table:formula="of:=SUM([.L15:.N17]*[.$AD$11:.$AF$13])" office:value-type="float" office:value="0.971909778123062" calcext:value-type="float">
            <text:p>0.971909778123062</text:p>
          </table:table-cell>
          <table:table-cell table:style-name="ce11" table:number-matrix-columns-spanned="1" table:number-matrix-rows-spanned="1" table:formula="of:=SUM([.M15:.O17]*[.$AD$11:.$AF$13])" office:value-type="float" office:value="1.33207307261724" calcext:value-type="float">
            <text:p>1.33207307261724</text:p>
          </table:table-cell>
          <table:table-cell table:style-name="ce11" table:number-matrix-columns-spanned="1" table:number-matrix-rows-spanned="1" table:formula="of:=SUM([.N15:.P17]*[.$AD$11:.$AF$13])" office:value-type="float" office:value="1.5948757755823" calcext:value-type="float">
            <text:p>1.5948757755823</text:p>
          </table:table-cell>
          <table:table-cell table:style-name="ce11" table:number-matrix-columns-spanned="1" table:number-matrix-rows-spanned="1" table:formula="of:=SUM([.O15:.Q17]*[.$AD$11:.$AF$13])" office:value-type="float" office:value="1.9131517099453" calcext:value-type="float">
            <text:p>1.9131517099453</text:p>
          </table:table-cell>
          <table:table-cell table:style-name="ce11" table:number-matrix-columns-spanned="1" table:number-matrix-rows-spanned="1" table:formula="of:=SUM([.P15:.R17]*[.$AD$11:.$AF$13])" office:value-type="float" office:value="2.39099572227927" calcext:value-type="float">
            <text:p>2.39099572227927</text:p>
          </table:table-cell>
          <table:table-cell table:style-name="ce11" table:number-matrix-columns-spanned="1" table:number-matrix-rows-spanned="1" table:formula="of:=SUM([.Q15:.S17]*[.$AD$11:.$AF$13])" office:value-type="float" office:value="3.69036017059738" calcext:value-type="float">
            <text:p>3.69036017059738</text:p>
          </table:table-cell>
          <table:table-cell table:style-name="ce11" table:number-matrix-columns-spanned="1" table:number-matrix-rows-spanned="1" table:formula="of:=SUM([.R15:.T17]*[.$AD$11:.$AF$13])" office:value-type="float" office:value="4.36097743085592" calcext:value-type="float">
            <text:p>4.36097743085592</text:p>
          </table:table-cell>
          <table:table-cell table:style-name="ce11" table:number-matrix-columns-spanned="1" table:number-matrix-rows-spanned="1" table:formula="of:=SUM([.S15:.U17]*[.$AD$11:.$AF$13])" office:value-type="float" office:value="5.18655351480414" calcext:value-type="float">
            <text:p>5.18655351480414</text:p>
          </table:table-cell>
          <table:table-cell table:style-name="ce11" table:number-matrix-columns-spanned="1" table:number-matrix-rows-spanned="1" table:formula="of:=SUM([.T15:.V17]*[.$AD$11:.$AF$13])" office:value-type="float" office:value="3.82797198046182" calcext:value-type="float">
            <text:p>3.82797198046182</text:p>
          </table:table-cell>
          <table:table-cell table:style-name="ce11" table:number-matrix-columns-spanned="1" table:number-matrix-rows-spanned="1" table:formula="of:=SUM([.U15:.W17]*[.$AD$11:.$AF$13])" office:value-type="float" office:value="2.49608173220609" calcext:value-type="float">
            <text:p>2.49608173220609</text:p>
          </table:table-cell>
          <table:table-cell table:style-name="ce11" table:number-matrix-columns-spanned="1" table:number-matrix-rows-spanned="1" table:formula="of:=SUM([.V15:.X17]*[.$AD$11:.$AF$13])" office:value-type="float" office:value="0.710768137312204" calcext:value-type="float">
            <text:p>0.710768137312204</text:p>
          </table:table-cell>
          <table:table-cell table:style-name="ce11" table:number-matrix-columns-spanned="1" table:number-matrix-rows-spanned="1" table:formula="of:=SUM([.W15:.Y1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X15:.Z1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Y15:.AA1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Z15:.AB17]*[.$AD$11:.$AF$13])" office:value-type="float" office:value="0" calcext:value-type="float">
            <text:p>0</text:p>
          </table:table-cell>
          <table:table-cell table:number-columns-repeated="5"/>
          <table:table-cell table:style-name="ce12" table:number-columns-repeated="2"/>
          <table:table-cell table:style-name="ce12" table:number-matrix-columns-spanned="1" table:number-matrix-rows-spanned="1" table:formula="of:=SUM([.AH15:.AJ17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I15:.AK17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J15:.AL17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K15:.AM17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L15:.AN17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M15:.AO17]*[.$BI$11:.$BK$13])" office:value-type="float" office:value="0.0247262665612394" calcext:value-type="float">
            <text:p>0.024726266561239</text:p>
          </table:table-cell>
          <table:table-cell table:style-name="ce12" table:number-matrix-columns-spanned="1" table:number-matrix-rows-spanned="1" table:formula="of:=SUM([.AN15:.AP17]*[.$BI$11:.$BK$13])" office:value-type="float" office:value="0.163114549335574" calcext:value-type="float">
            <text:p>0.163114549335574</text:p>
          </table:table-cell>
          <table:table-cell table:style-name="ce12" table:number-matrix-columns-spanned="1" table:number-matrix-rows-spanned="1" table:formula="of:=SUM([.AO15:.AQ17]*[.$BI$11:.$BK$13])" office:value-type="float" office:value="0.623241458415693" calcext:value-type="float">
            <text:p>0.623241458415693</text:p>
          </table:table-cell>
          <table:table-cell table:style-name="ce12" table:number-matrix-columns-spanned="1" table:number-matrix-rows-spanned="1" table:formula="of:=SUM([.AP15:.AR17]*[.$BI$11:.$BK$13])" office:value-type="float" office:value="1.48742581200565" calcext:value-type="float">
            <text:p>1.48742581200565</text:p>
          </table:table-cell>
          <table:table-cell table:style-name="ce12" table:number-matrix-columns-spanned="1" table:number-matrix-rows-spanned="1" table:formula="of:=SUM([.AQ15:.AS17]*[.$BI$11:.$BK$13])" office:value-type="float" office:value="3.04658025408221" calcext:value-type="float">
            <text:p>3.04658025408221</text:p>
          </table:table-cell>
          <table:table-cell table:style-name="ce12" table:number-matrix-columns-spanned="1" table:number-matrix-rows-spanned="1" table:formula="of:=SUM([.AR15:.AT17]*[.$BI$11:.$BK$13])" office:value-type="float" office:value="4.718977492232" calcext:value-type="float">
            <text:p>4.718977492232</text:p>
          </table:table-cell>
          <table:table-cell table:style-name="ce12" table:number-matrix-columns-spanned="1" table:number-matrix-rows-spanned="1" table:formula="of:=SUM([.AS15:.AU17]*[.$BI$11:.$BK$13])" office:value-type="float" office:value="6.15897324899798" calcext:value-type="float">
            <text:p>6.15897324899798</text:p>
          </table:table-cell>
          <table:table-cell table:style-name="ce12" table:number-matrix-columns-spanned="1" table:number-matrix-rows-spanned="1" table:formula="of:=SUM([.AT15:.AV17]*[.$BI$11:.$BK$13])" office:value-type="float" office:value="7.36508411432965" calcext:value-type="float">
            <text:p>7.36508411432965</text:p>
          </table:table-cell>
          <table:table-cell table:style-name="ce12" table:number-matrix-columns-spanned="1" table:number-matrix-rows-spanned="1" table:formula="of:=SUM([.AU15:.AW17]*[.$BI$11:.$BK$13])" office:value-type="float" office:value="9.20035472058723" calcext:value-type="float">
            <text:p>9.20035472058723</text:p>
          </table:table-cell>
          <table:table-cell table:style-name="ce12" table:number-matrix-columns-spanned="1" table:number-matrix-rows-spanned="1" table:formula="of:=SUM([.AV15:.AX17]*[.$BI$11:.$BK$13])" office:value-type="float" office:value="12.5748260660267" calcext:value-type="float">
            <text:p>12.5748260660267</text:p>
          </table:table-cell>
          <table:table-cell table:style-name="ce12" table:number-matrix-columns-spanned="1" table:number-matrix-rows-spanned="1" table:formula="of:=SUM([.AW15:.AY17]*[.$BI$11:.$BK$13])" office:value-type="float" office:value="17.0998986163715" calcext:value-type="float">
            <text:p>17.0998986163715</text:p>
          </table:table-cell>
          <table:table-cell table:style-name="ce12" table:number-matrix-columns-spanned="1" table:number-matrix-rows-spanned="1" table:formula="of:=SUM([.AX15:.AZ17]*[.$BI$11:.$BK$13])" office:value-type="float" office:value="21.1043056105762" calcext:value-type="float">
            <text:p>21.1043056105762</text:p>
          </table:table-cell>
          <table:table-cell table:style-name="ce12" table:number-matrix-columns-spanned="1" table:number-matrix-rows-spanned="1" table:formula="of:=SUM([.AY15:.BA17]*[.$BI$11:.$BK$13])" office:value-type="float" office:value="22.0163292888684" calcext:value-type="float">
            <text:p>22.0163292888684</text:p>
          </table:table-cell>
          <table:table-cell table:style-name="ce12" table:number-matrix-columns-spanned="1" table:number-matrix-rows-spanned="1" table:formula="of:=SUM([.AZ15:.BB17]*[.$BI$11:.$BK$13])" office:value-type="float" office:value="17.7023235308382" calcext:value-type="float">
            <text:p>17.7023235308382</text:p>
          </table:table-cell>
          <table:table-cell table:style-name="ce12" table:number-matrix-columns-spanned="1" table:number-matrix-rows-spanned="1" table:formula="of:=SUM([.BA15:.BC17]*[.$BI$11:.$BK$13])" office:value-type="float" office:value="11.426621223286" calcext:value-type="float">
            <text:p>11.426621223286</text:p>
          </table:table-cell>
          <table:table-cell table:style-name="ce12" table:number-matrix-columns-spanned="1" table:number-matrix-rows-spanned="1" table:formula="of:=SUM([.BB15:.BD17]*[.$BI$11:.$BK$13])" office:value-type="float" office:value="4.66579319856868" calcext:value-type="float">
            <text:p>4.66579319856868</text:p>
          </table:table-cell>
          <table:table-cell table:style-name="ce12" table:number-matrix-columns-spanned="1" table:number-matrix-rows-spanned="1" table:formula="of:=SUM([.BC15:.BE17]*[.$BI$11:.$BK$13])" office:value-type="float" office:value="1.42168810985872" calcext:value-type="float">
            <text:p>1.42168810985872</text:p>
          </table:table-cell>
          <table:table-cell table:style-name="ce12" table:number-matrix-columns-spanned="1" table:number-matrix-rows-spanned="1" table:formula="of:=SUM([.BD15:.BF17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BE15:.BG17]*[.$BI$11:.$BK$13])" office:value-type="float" office:value="0" calcext:value-type="float">
            <text:p>0</text:p>
          </table:table-cell>
          <table:table-cell table:number-columns-repeated="934"/>
        </table:table-row>
        <table:table-row table:style-name="ro2">
          <table:table-cell table:number-columns-repeated="11" table:style-name="ce10" office:value-type="float" office:value="0" calcext:value-type="float">
            <text:p>0.0</text:p>
          </table:table-cell>
          <table:table-cell table:style-name="ce10" office:value-type="float" office:value="0.098039224743843" calcext:value-type="float">
            <text:p>0.1</text:p>
          </table:table-cell>
          <table:table-cell table:style-name="ce10" office:value-type="float" office:value="0.458823561668395" calcext:value-type="float">
            <text:p>0.5</text:p>
          </table:table-cell>
          <table:table-cell table:number-columns-repeated="3" table:style-name="ce10" office:value-type="float" office:value="0.894117712974548" calcext:value-type="float">
            <text:p>0.9</text:p>
          </table:table-cell>
          <table:table-cell table:style-name="ce10" office:value-type="float" office:value="0.99215692281723" calcext:value-type="float">
            <text:p>1.0</text:p>
          </table:table-cell>
          <table:table-cell table:number-columns-repeated="4" table:style-name="ce10" office:value-type="float" office:value="0.996078491210937" calcext:value-type="float">
            <text:p>1.0</text:p>
          </table:table-cell>
          <table:table-cell table:style-name="ce10" office:value-type="float" office:value="0.941176533699035" calcext:value-type="float">
            <text:p>0.9</text:p>
          </table:table-cell>
          <table:table-cell table:number-columns-repeated="6" table:style-name="ce10" office:value-type="float" office:value="0" calcext:value-type="float">
            <text:p>0.0</text:p>
          </table:table-cell>
          <table:table-cell table:number-columns-repeated="5"/>
          <table:table-cell table:style-name="ce11" table:number-matrix-columns-spanned="1" table:number-matrix-rows-spanned="1" table:formula="of:=SUM([.A16:.C18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B16:.D18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C16:.E18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D16:.F18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E16:.G18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F16:.H18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G16:.I18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H16:.J18]*[.$AD$11:.$AF$13])" office:value-type="float" office:value="0.227466205695407" calcext:value-type="float">
            <text:p>0.227466205695407</text:p>
          </table:table-cell>
          <table:table-cell table:style-name="ce11" table:number-matrix-columns-spanned="1" table:number-matrix-rows-spanned="1" table:formula="of:=SUM([.I16:.K18]*[.$AD$11:.$AF$13])" office:value-type="float" office:value="0.48526810895357" calcext:value-type="float">
            <text:p>0.48526810895357</text:p>
          </table:table-cell>
          <table:table-cell table:style-name="ce11" table:number-matrix-columns-spanned="1" table:number-matrix-rows-spanned="1" table:formula="of:=SUM([.J16:.L18]*[.$AD$11:.$AF$13])" office:value-type="float" office:value="1.10486193623362" calcext:value-type="float">
            <text:p>1.10486193623362</text:p>
          </table:table-cell>
          <table:table-cell table:style-name="ce11" table:number-matrix-columns-spanned="1" table:number-matrix-rows-spanned="1" table:formula="of:=SUM([.K16:.M18]*[.$AD$11:.$AF$13])" office:value-type="float" office:value="1.67718725283434" calcext:value-type="float">
            <text:p>1.67718725283434</text:p>
          </table:table-cell>
          <table:table-cell table:style-name="ce11" table:number-matrix-columns-spanned="1" table:number-matrix-rows-spanned="1" table:formula="of:=SUM([.L16:.N18]*[.$AD$11:.$AF$13])" office:value-type="float" office:value="2.2926812418194" calcext:value-type="float">
            <text:p>2.2926812418194</text:p>
          </table:table-cell>
          <table:table-cell table:style-name="ce11" table:number-matrix-columns-spanned="1" table:number-matrix-rows-spanned="1" table:formula="of:=SUM([.M16:.O18]*[.$AD$11:.$AF$13])" office:value-type="float" office:value="2.65104157741855" calcext:value-type="float">
            <text:p>2.65104157741855</text:p>
          </table:table-cell>
          <table:table-cell table:style-name="ce11" table:number-matrix-columns-spanned="1" table:number-matrix-rows-spanned="1" table:formula="of:=SUM([.N16:.P18]*[.$AD$11:.$AF$13])" office:value-type="float" office:value="2.96128893009719" calcext:value-type="float">
            <text:p>2.96128893009719</text:p>
          </table:table-cell>
          <table:table-cell table:style-name="ce11" table:number-matrix-columns-spanned="1" table:number-matrix-rows-spanned="1" table:formula="of:=SUM([.O16:.Q18]*[.$AD$11:.$AF$13])" office:value-type="float" office:value="3.40751238003336" calcext:value-type="float">
            <text:p>3.40751238003336</text:p>
          </table:table-cell>
          <table:table-cell table:style-name="ce11" table:number-matrix-columns-spanned="1" table:number-matrix-rows-spanned="1" table:formula="of:=SUM([.P16:.R18]*[.$AD$11:.$AF$13])" office:value-type="float" office:value="3.71790810116863" calcext:value-type="float">
            <text:p>3.71790810116863</text:p>
          </table:table-cell>
          <table:table-cell table:style-name="ce11" table:number-matrix-columns-spanned="1" table:number-matrix-rows-spanned="1" table:formula="of:=SUM([.Q16:.S18]*[.$AD$11:.$AF$13])" office:value-type="float" office:value="4.60810124701053" calcext:value-type="float">
            <text:p>4.60810124701053</text:p>
          </table:table-cell>
          <table:table-cell table:style-name="ce11" table:number-matrix-columns-spanned="1" table:number-matrix-rows-spanned="1" table:formula="of:=SUM([.R16:.T18]*[.$AD$11:.$AF$13])" office:value-type="float" office:value="4.91231169245321" calcext:value-type="float">
            <text:p>4.91231169245321</text:p>
          </table:table-cell>
          <table:table-cell table:style-name="ce11" table:number-matrix-columns-spanned="1" table:number-matrix-rows-spanned="1" table:formula="of:=SUM([.S16:.U18]*[.$AD$11:.$AF$13])" office:value-type="float" office:value="5.24409191612507" calcext:value-type="float">
            <text:p>5.24409191612507</text:p>
          </table:table-cell>
          <table:table-cell table:style-name="ce11" table:number-matrix-columns-spanned="1" table:number-matrix-rows-spanned="1" table:formula="of:=SUM([.T16:.V18]*[.$AD$11:.$AF$13])" office:value-type="float" office:value="4.11845745651154" calcext:value-type="float">
            <text:p>4.11845745651154</text:p>
          </table:table-cell>
          <table:table-cell table:style-name="ce11" table:number-matrix-columns-spanned="1" table:number-matrix-rows-spanned="1" table:formula="of:=SUM([.U16:.W18]*[.$AD$11:.$AF$13])" office:value-type="float" office:value="2.52652742437263" calcext:value-type="float">
            <text:p>2.52652742437263</text:p>
          </table:table-cell>
          <table:table-cell table:style-name="ce11" table:number-matrix-columns-spanned="1" table:number-matrix-rows-spanned="1" table:formula="of:=SUM([.V16:.X18]*[.$AD$11:.$AF$13])" office:value-type="float" office:value="1.20277131219489" calcext:value-type="float">
            <text:p>1.20277131219489</text:p>
          </table:table-cell>
          <table:table-cell table:style-name="ce11" table:number-matrix-columns-spanned="1" table:number-matrix-rows-spanned="1" table:formula="of:=SUM([.W16:.Y18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X16:.Z18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Y16:.AA18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Z16:.AB18]*[.$AD$11:.$AF$13])" office:value-type="float" office:value="0" calcext:value-type="float">
            <text:p>0</text:p>
          </table:table-cell>
          <table:table-cell table:number-columns-repeated="5"/>
          <table:table-cell table:style-name="ce12" table:number-columns-repeated="2"/>
          <table:table-cell table:style-name="ce12" table:number-matrix-columns-spanned="1" table:number-matrix-rows-spanned="1" table:formula="of:=SUM([.AH16:.AJ18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I16:.AK18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J16:.AL18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K16:.AM18]*[.$BI$11:.$BK$13])" office:value-type="float" office:value="0.0134539978599372" calcext:value-type="float">
            <text:p>0.013453997859937</text:p>
          </table:table-cell>
          <table:table-cell table:style-name="ce12" table:number-matrix-columns-spanned="1" table:number-matrix-rows-spanned="1" table:formula="of:=SUM([.AL16:.AN18]*[.$BI$11:.$BK$13])" office:value-type="float" office:value="0.133206238321378" calcext:value-type="float">
            <text:p>0.133206238321378</text:p>
          </table:table-cell>
          <table:table-cell table:style-name="ce12" table:number-matrix-columns-spanned="1" table:number-matrix-rows-spanned="1" table:formula="of:=SUM([.AM16:.AO18]*[.$BI$11:.$BK$13])" office:value-type="float" office:value="0.70943527535866" calcext:value-type="float">
            <text:p>0.70943527535866</text:p>
          </table:table-cell>
          <table:table-cell table:style-name="ce12" table:number-matrix-columns-spanned="1" table:number-matrix-rows-spanned="1" table:formula="of:=SUM([.AN16:.AP18]*[.$BI$11:.$BK$13])" office:value-type="float" office:value="1.9589279128467" calcext:value-type="float">
            <text:p>1.9589279128467</text:p>
          </table:table-cell>
          <table:table-cell table:style-name="ce12" table:number-matrix-columns-spanned="1" table:number-matrix-rows-spanned="1" table:formula="of:=SUM([.AO16:.AQ18]*[.$BI$11:.$BK$13])" office:value-type="float" office:value="3.6004271015888" calcext:value-type="float">
            <text:p>3.6004271015888</text:p>
          </table:table-cell>
          <table:table-cell table:style-name="ce12" table:number-matrix-columns-spanned="1" table:number-matrix-rows-spanned="1" table:formula="of:=SUM([.AP16:.AR18]*[.$BI$11:.$BK$13])" office:value-type="float" office:value="5.68822173447482" calcext:value-type="float">
            <text:p>5.68822173447482</text:p>
          </table:table-cell>
          <table:table-cell table:style-name="ce12" table:number-matrix-columns-spanned="1" table:number-matrix-rows-spanned="1" table:formula="of:=SUM([.AQ16:.AS18]*[.$BI$11:.$BK$13])" office:value-type="float" office:value="8.30050884613229" calcext:value-type="float">
            <text:p>8.30050884613229</text:p>
          </table:table-cell>
          <table:table-cell table:style-name="ce12" table:number-matrix-columns-spanned="1" table:number-matrix-rows-spanned="1" table:formula="of:=SUM([.AR16:.AT18]*[.$BI$11:.$BK$13])" office:value-type="float" office:value="10.9214121251419" calcext:value-type="float">
            <text:p>10.9214121251419</text:p>
          </table:table-cell>
          <table:table-cell table:style-name="ce12" table:number-matrix-columns-spanned="1" table:number-matrix-rows-spanned="1" table:formula="of:=SUM([.AS16:.AU18]*[.$BI$11:.$BK$13])" office:value-type="float" office:value="13.104202027622" calcext:value-type="float">
            <text:p>13.104202027622</text:p>
          </table:table-cell>
          <table:table-cell table:style-name="ce12" table:number-matrix-columns-spanned="1" table:number-matrix-rows-spanned="1" table:formula="of:=SUM([.AT16:.AV18]*[.$BI$11:.$BK$13])" office:value-type="float" office:value="14.6955077554783" calcext:value-type="float">
            <text:p>14.6955077554783</text:p>
          </table:table-cell>
          <table:table-cell table:style-name="ce12" table:number-matrix-columns-spanned="1" table:number-matrix-rows-spanned="1" table:formula="of:=SUM([.AU16:.AW18]*[.$BI$11:.$BK$13])" office:value-type="float" office:value="15.9731196805629" calcext:value-type="float">
            <text:p>15.9731196805629</text:p>
          </table:table-cell>
          <table:table-cell table:style-name="ce12" table:number-matrix-columns-spanned="1" table:number-matrix-rows-spanned="1" table:formula="of:=SUM([.AV16:.AX18]*[.$BI$11:.$BK$13])" office:value-type="float" office:value="17.4152855336163" calcext:value-type="float">
            <text:p>17.4152855336163</text:p>
          </table:table-cell>
          <table:table-cell table:style-name="ce12" table:number-matrix-columns-spanned="1" table:number-matrix-rows-spanned="1" table:formula="of:=SUM([.AW16:.AY18]*[.$BI$11:.$BK$13])" office:value-type="float" office:value="19.9907495746753" calcext:value-type="float">
            <text:p>19.9907495746753</text:p>
          </table:table-cell>
          <table:table-cell table:style-name="ce12" table:number-matrix-columns-spanned="1" table:number-matrix-rows-spanned="1" table:formula="of:=SUM([.AX16:.AZ18]*[.$BI$11:.$BK$13])" office:value-type="float" office:value="22.185717561051" calcext:value-type="float">
            <text:p>22.185717561051</text:p>
          </table:table-cell>
          <table:table-cell table:style-name="ce12" table:number-matrix-columns-spanned="1" table:number-matrix-rows-spanned="1" table:formula="of:=SUM([.AY16:.BA18]*[.$BI$11:.$BK$13])" office:value-type="float" office:value="22.6726274001189" calcext:value-type="float">
            <text:p>22.6726274001189</text:p>
          </table:table-cell>
          <table:table-cell table:style-name="ce12" table:number-matrix-columns-spanned="1" table:number-matrix-rows-spanned="1" table:formula="of:=SUM([.AZ16:.BB18]*[.$BI$11:.$BK$13])" office:value-type="float" office:value="19.0188445724264" calcext:value-type="float">
            <text:p>19.0188445724264</text:p>
          </table:table-cell>
          <table:table-cell table:style-name="ce12" table:number-matrix-columns-spanned="1" table:number-matrix-rows-spanned="1" table:formula="of:=SUM([.BA16:.BC18]*[.$BI$11:.$BK$13])" office:value-type="float" office:value="12.8928044153942" calcext:value-type="float">
            <text:p>12.8928044153942</text:p>
          </table:table-cell>
          <table:table-cell table:style-name="ce12" table:number-matrix-columns-spanned="1" table:number-matrix-rows-spanned="1" table:formula="of:=SUM([.BB16:.BD18]*[.$BI$11:.$BK$13])" office:value-type="float" office:value="6.06445879511567" calcext:value-type="float">
            <text:p>6.06445879511567</text:p>
          </table:table-cell>
          <table:table-cell table:style-name="ce12" table:number-matrix-columns-spanned="1" table:number-matrix-rows-spanned="1" table:formula="of:=SUM([.BC16:.BE18]*[.$BI$11:.$BK$13])" office:value-type="float" office:value="1.98092703060261" calcext:value-type="float">
            <text:p>1.98092703060261</text:p>
          </table:table-cell>
          <table:table-cell table:style-name="ce12" table:number-matrix-columns-spanned="1" table:number-matrix-rows-spanned="1" table:formula="of:=SUM([.BD16:.BF18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BE16:.BG18]*[.$BI$11:.$BK$13])" office:value-type="float" office:value="0" calcext:value-type="float">
            <text:p>0</text:p>
          </table:table-cell>
          <table:table-cell table:number-columns-repeated="934"/>
        </table:table-row>
        <table:table-row table:style-name="ro2">
          <table:table-cell table:number-columns-repeated="9" table:style-name="ce10" office:value-type="float" office:value="0" calcext:value-type="float">
            <text:p>0.0</text:p>
          </table:table-cell>
          <table:table-cell table:style-name="ce10" office:value-type="float" office:value="0.266666680574417" calcext:value-type="float">
            <text:p>0.3</text:p>
          </table:table-cell>
          <table:table-cell table:style-name="ce10" office:value-type="float" office:value="0.46666669845581" calcext:value-type="float">
            <text:p>0.5</text:p>
          </table:table-cell>
          <table:table-cell table:style-name="ce10" office:value-type="float" office:value="0.86274516582489" calcext:value-type="float">
            <text:p>0.9</text:p>
          </table:table-cell>
          <table:table-cell table:number-columns-repeated="9" table:style-name="ce10" office:value-type="float" office:value="0.996078491210937" calcext:value-type="float">
            <text:p>1.0</text:p>
          </table:table-cell>
          <table:table-cell table:style-name="ce10" office:value-type="float" office:value="0.556862771511077" calcext:value-type="float">
            <text:p>0.6</text:p>
          </table:table-cell>
          <table:table-cell table:number-columns-repeated="6" table:style-name="ce10" office:value-type="float" office:value="0" calcext:value-type="float">
            <text:p>0.0</text:p>
          </table:table-cell>
          <table:table-cell table:number-columns-repeated="5"/>
          <table:table-cell table:style-name="ce11" table:number-matrix-columns-spanned="1" table:number-matrix-rows-spanned="1" table:formula="of:=SUM([.A17:.C19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B17:.D19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C17:.E19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D17:.F19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E17:.G19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F17:.H19]*[.$AD$11:.$AF$13])" office:value-type="float" office:value="0.123768375506854" calcext:value-type="float">
            <text:p>0.123768375506854</text:p>
          </table:table-cell>
          <table:table-cell table:style-name="ce11" table:number-matrix-columns-spanned="1" table:number-matrix-rows-spanned="1" table:formula="of:=SUM([.G17:.I19]*[.$AD$11:.$AF$13])" office:value-type="float" office:value="0.672980325245202" calcext:value-type="float">
            <text:p>0.672980325245202</text:p>
          </table:table-cell>
          <table:table-cell table:style-name="ce11" table:number-matrix-columns-spanned="1" table:number-matrix-rows-spanned="1" table:formula="of:=SUM([.H17:.J19]*[.$AD$11:.$AF$13])" office:value-type="float" office:value="1.32424447956561" calcext:value-type="float">
            <text:p>1.32424447956561</text:p>
          </table:table-cell>
          <table:table-cell table:style-name="ce11" table:number-matrix-columns-spanned="1" table:number-matrix-rows-spanned="1" table:formula="of:=SUM([.I17:.K19]*[.$AD$11:.$AF$13])" office:value-type="float" office:value="1.89295631725301" calcext:value-type="float">
            <text:p>1.89295631725301</text:p>
          </table:table-cell>
          <table:table-cell table:style-name="ce11" table:number-matrix-columns-spanned="1" table:number-matrix-rows-spanned="1" table:formula="of:=SUM([.J17:.L19]*[.$AD$11:.$AF$13])" office:value-type="float" office:value="2.565850780513" calcext:value-type="float">
            <text:p>2.565850780513</text:p>
          </table:table-cell>
          <table:table-cell table:style-name="ce11" table:number-matrix-columns-spanned="1" table:number-matrix-rows-spanned="1" table:formula="of:=SUM([.K17:.M19]*[.$AD$11:.$AF$13])" office:value-type="float" office:value="3.1713672575517" calcext:value-type="float">
            <text:p>3.1713672575517</text:p>
          </table:table-cell>
          <table:table-cell table:style-name="ce11" table:number-matrix-columns-spanned="1" table:number-matrix-rows-spanned="1" table:formula="of:=SUM([.L17:.N19]*[.$AD$11:.$AF$13])" office:value-type="float" office:value="3.96179926924879" calcext:value-type="float">
            <text:p>3.96179926924879</text:p>
          </table:table-cell>
          <table:table-cell table:style-name="ce11" table:number-matrix-columns-spanned="1" table:number-matrix-rows-spanned="1" table:formula="of:=SUM([.M17:.O19]*[.$AD$11:.$AF$13])" office:value-type="float" office:value="4.43425524421113" calcext:value-type="float">
            <text:p>4.43425524421113</text:p>
          </table:table-cell>
          <table:table-cell table:style-name="ce11" table:number-matrix-columns-spanned="1" table:number-matrix-rows-spanned="1" table:formula="of:=SUM([.N17:.P19]*[.$AD$11:.$AF$13])" office:value-type="float" office:value="4.76514304866892" calcext:value-type="float">
            <text:p>4.76514304866892</text:p>
          </table:table-cell>
          <table:table-cell table:style-name="ce11" table:number-matrix-columns-spanned="1" table:number-matrix-rows-spanned="1" table:formula="of:=SUM([.O17:.Q19]*[.$AD$11:.$AF$13])" office:value-type="float" office:value="4.37887609791238" calcext:value-type="float">
            <text:p>4.37887609791238</text:p>
          </table:table-cell>
          <table:table-cell table:style-name="ce11" table:number-matrix-columns-spanned="1" table:number-matrix-rows-spanned="1" table:formula="of:=SUM([.P17:.R19]*[.$AD$11:.$AF$13])" office:value-type="float" office:value="4.21838413115495" calcext:value-type="float">
            <text:p>4.21838413115495</text:p>
          </table:table-cell>
          <table:table-cell table:style-name="ce11" table:number-matrix-columns-spanned="1" table:number-matrix-rows-spanned="1" table:formula="of:=SUM([.Q17:.S19]*[.$AD$11:.$AF$13])" office:value-type="float" office:value="4.48803524593908" calcext:value-type="float">
            <text:p>4.48803524593908</text:p>
          </table:table-cell>
          <table:table-cell table:style-name="ce11" table:number-matrix-columns-spanned="1" table:number-matrix-rows-spanned="1" table:formula="of:=SUM([.R17:.T19]*[.$AD$11:.$AF$13])" office:value-type="float" office:value="4.79426997929561" calcext:value-type="float">
            <text:p>4.79426997929561</text:p>
          </table:table-cell>
          <table:table-cell table:style-name="ce11" table:number-matrix-columns-spanned="1" table:number-matrix-rows-spanned="1" table:formula="of:=SUM([.S17:.U19]*[.$AD$11:.$AF$13])" office:value-type="float" office:value="5.19231904298367" calcext:value-type="float">
            <text:p>5.19231904298367</text:p>
          </table:table-cell>
          <table:table-cell table:style-name="ce11" table:number-matrix-columns-spanned="1" table:number-matrix-rows-spanned="1" table:formula="of:=SUM([.T17:.V19]*[.$AD$11:.$AF$13])" office:value-type="float" office:value="4.52682106315414" calcext:value-type="float">
            <text:p>4.52682106315414</text:p>
          </table:table-cell>
          <table:table-cell table:style-name="ce11" table:number-matrix-columns-spanned="1" table:number-matrix-rows-spanned="1" table:formula="of:=SUM([.U17:.W19]*[.$AD$11:.$AF$13])" office:value-type="float" office:value="2.724247494196" calcext:value-type="float">
            <text:p>2.724247494196</text:p>
          </table:table-cell>
          <table:table-cell table:style-name="ce11" table:number-matrix-columns-spanned="1" table:number-matrix-rows-spanned="1" table:formula="of:=SUM([.V17:.X19]*[.$AD$11:.$AF$13])" office:value-type="float" office:value="1.59516329954653" calcext:value-type="float">
            <text:p>1.59516329954653</text:p>
          </table:table-cell>
          <table:table-cell table:style-name="ce11" table:number-matrix-columns-spanned="1" table:number-matrix-rows-spanned="1" table:formula="of:=SUM([.W17:.Y19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X17:.Z19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Y17:.AA19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Z17:.AB19]*[.$AD$11:.$AF$13])" office:value-type="float" office:value="0" calcext:value-type="float">
            <text:p>0</text:p>
          </table:table-cell>
          <table:table-cell table:number-columns-repeated="5"/>
          <table:table-cell table:style-name="ce12" table:number-columns-repeated="2"/>
          <table:table-cell table:style-name="ce12" table:number-matrix-columns-spanned="1" table:number-matrix-rows-spanned="1" table:formula="of:=SUM([.AH17:.AJ19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I17:.AK19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J17:.AL19]*[.$BI$11:.$BK$13])" office:value-type="float" office:value="0.0410892380143776" calcext:value-type="float">
            <text:p>0.041089238014378</text:p>
          </table:table-cell>
          <table:table-cell table:style-name="ce12" table:number-matrix-columns-spanned="1" table:number-matrix-rows-spanned="1" table:formula="of:=SUM([.AK17:.AM19]*[.$BI$11:.$BK$13])" office:value-type="float" office:value="0.351153743016841" calcext:value-type="float">
            <text:p>0.351153743016841</text:p>
          </table:table-cell>
          <table:table-cell table:style-name="ce12" table:number-matrix-columns-spanned="1" table:number-matrix-rows-spanned="1" table:formula="of:=SUM([.AL17:.AN19]*[.$BI$11:.$BK$13])" office:value-type="float" office:value="1.48889911254823" calcext:value-type="float">
            <text:p>1.48889911254823</text:p>
          </table:table-cell>
          <table:table-cell table:style-name="ce12" table:number-matrix-columns-spanned="1" table:number-matrix-rows-spanned="1" table:formula="of:=SUM([.AM17:.AO19]*[.$BI$11:.$BK$13])" office:value-type="float" office:value="3.50817673818138" calcext:value-type="float">
            <text:p>3.50817673818138</text:p>
          </table:table-cell>
          <table:table-cell table:style-name="ce12" table:number-matrix-columns-spanned="1" table:number-matrix-rows-spanned="1" table:formula="of:=SUM([.AN17:.AP19]*[.$BI$11:.$BK$13])" office:value-type="float" office:value="6.17466082688855" calcext:value-type="float">
            <text:p>6.17466082688855</text:p>
          </table:table-cell>
          <table:table-cell table:style-name="ce12" table:number-matrix-columns-spanned="1" table:number-matrix-rows-spanned="1" table:formula="of:=SUM([.AO17:.AQ19]*[.$BI$11:.$BK$13])" office:value-type="float" office:value="8.90138564642883" calcext:value-type="float">
            <text:p>8.90138564642883</text:p>
          </table:table-cell>
          <table:table-cell table:style-name="ce12" table:number-matrix-columns-spanned="1" table:number-matrix-rows-spanned="1" table:formula="of:=SUM([.AP17:.AR19]*[.$BI$11:.$BK$13])" office:value-type="float" office:value="11.760682140864" calcext:value-type="float">
            <text:p>11.760682140864</text:p>
          </table:table-cell>
          <table:table-cell table:style-name="ce12" table:number-matrix-columns-spanned="1" table:number-matrix-rows-spanned="1" table:formula="of:=SUM([.AQ17:.AS19]*[.$BI$11:.$BK$13])" office:value-type="float" office:value="14.2401120699456" calcext:value-type="float">
            <text:p>14.2401120699456</text:p>
          </table:table-cell>
          <table:table-cell table:style-name="ce12" table:number-matrix-columns-spanned="1" table:number-matrix-rows-spanned="1" table:formula="of:=SUM([.AR17:.AT19]*[.$BI$11:.$BK$13])" office:value-type="float" office:value="16.200182347361" calcext:value-type="float">
            <text:p>16.200182347361</text:p>
          </table:table-cell>
          <table:table-cell table:style-name="ce12" table:number-matrix-columns-spanned="1" table:number-matrix-rows-spanned="1" table:formula="of:=SUM([.AS17:.AU19]*[.$BI$11:.$BK$13])" office:value-type="float" office:value="17.2837870888151" calcext:value-type="float">
            <text:p>17.2837870888151</text:p>
          </table:table-cell>
          <table:table-cell table:style-name="ce12" table:number-matrix-columns-spanned="1" table:number-matrix-rows-spanned="1" table:formula="of:=SUM([.AT17:.AV19]*[.$BI$11:.$BK$13])" office:value-type="float" office:value="17.6911192076042" calcext:value-type="float">
            <text:p>17.6911192076042</text:p>
          </table:table-cell>
          <table:table-cell table:style-name="ce12" table:number-matrix-columns-spanned="1" table:number-matrix-rows-spanned="1" table:formula="of:=SUM([.AU17:.AW19]*[.$BI$11:.$BK$13])" office:value-type="float" office:value="17.4805612149272" calcext:value-type="float">
            <text:p>17.4805612149272</text:p>
          </table:table-cell>
          <table:table-cell table:style-name="ce12" table:number-matrix-columns-spanned="1" table:number-matrix-rows-spanned="1" table:formula="of:=SUM([.AV17:.AX19]*[.$BI$11:.$BK$13])" office:value-type="float" office:value="17.6726474469191" calcext:value-type="float">
            <text:p>17.6726474469191</text:p>
          </table:table-cell>
          <table:table-cell table:style-name="ce12" table:number-matrix-columns-spanned="1" table:number-matrix-rows-spanned="1" table:formula="of:=SUM([.AW17:.AY19]*[.$BI$11:.$BK$13])" office:value-type="float" office:value="19.326645969655" calcext:value-type="float">
            <text:p>19.326645969655</text:p>
          </table:table-cell>
          <table:table-cell table:style-name="ce12" table:number-matrix-columns-spanned="1" table:number-matrix-rows-spanned="1" table:formula="of:=SUM([.AX17:.AZ19]*[.$BI$11:.$BK$13])" office:value-type="float" office:value="21.3089787466105" calcext:value-type="float">
            <text:p>21.3089787466105</text:p>
          </table:table-cell>
          <table:table-cell table:style-name="ce12" table:number-matrix-columns-spanned="1" table:number-matrix-rows-spanned="1" table:formula="of:=SUM([.AY17:.BA19]*[.$BI$11:.$BK$13])" office:value-type="float" office:value="22.1199871211815" calcext:value-type="float">
            <text:p>22.1199871211815</text:p>
          </table:table-cell>
          <table:table-cell table:style-name="ce12" table:number-matrix-columns-spanned="1" table:number-matrix-rows-spanned="1" table:formula="of:=SUM([.AZ17:.BB19]*[.$BI$11:.$BK$13])" office:value-type="float" office:value="19.2060770539659" calcext:value-type="float">
            <text:p>19.2060770539659</text:p>
          </table:table-cell>
          <table:table-cell table:style-name="ce12" table:number-matrix-columns-spanned="1" table:number-matrix-rows-spanned="1" table:formula="of:=SUM([.BA17:.BC19]*[.$BI$11:.$BK$13])" office:value-type="float" office:value="12.7709173987589" calcext:value-type="float">
            <text:p>12.7709173987589</text:p>
          </table:table-cell>
          <table:table-cell table:style-name="ce12" table:number-matrix-columns-spanned="1" table:number-matrix-rows-spanned="1" table:formula="of:=SUM([.BB17:.BD19]*[.$BI$11:.$BK$13])" office:value-type="float" office:value="6.40446652146119" calcext:value-type="float">
            <text:p>6.40446652146119</text:p>
          </table:table-cell>
          <table:table-cell table:style-name="ce12" table:number-matrix-columns-spanned="1" table:number-matrix-rows-spanned="1" table:formula="of:=SUM([.BC17:.BE19]*[.$BI$11:.$BK$13])" office:value-type="float" office:value="1.49939384879045" calcext:value-type="float">
            <text:p>1.49939384879045</text:p>
          </table:table-cell>
          <table:table-cell table:style-name="ce12" table:number-matrix-columns-spanned="1" table:number-matrix-rows-spanned="1" table:formula="of:=SUM([.BD17:.BF19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BE17:.BG19]*[.$BI$11:.$BK$13])" office:value-type="float" office:value="0" calcext:value-type="float">
            <text:p>0</text:p>
          </table:table-cell>
          <table:table-cell table:number-columns-repeated="934"/>
        </table:table-row>
        <table:table-row table:style-name="ro2">
          <table:table-cell table:number-columns-repeated="7" table:style-name="ce10" office:value-type="float" office:value="0" calcext:value-type="float">
            <text:p>0.0</text:p>
          </table:table-cell>
          <table:table-cell table:style-name="ce10" office:value-type="float" office:value="0.14509804546833" calcext:value-type="float">
            <text:p>0.1</text:p>
          </table:table-cell>
          <table:table-cell table:style-name="ce10" office:value-type="float" office:value="0.733333349227905" calcext:value-type="float">
            <text:p>0.7</text:p>
          </table:table-cell>
          <table:table-cell table:style-name="ce10" office:value-type="float" office:value="0.99215692281723" calcext:value-type="float">
            <text:p>1.0</text:p>
          </table:table-cell>
          <table:table-cell table:number-columns-repeated="3" table:style-name="ce10" office:value-type="float" office:value="0.996078491210937" calcext:value-type="float">
            <text:p>1.0</text:p>
          </table:table-cell>
          <table:table-cell table:style-name="ce10" office:value-type="float" office:value="0.874509871006011" calcext:value-type="float">
            <text:p>0.9</text:p>
          </table:table-cell>
          <table:table-cell table:number-columns-repeated="2" table:style-name="ce10" office:value-type="float" office:value="0.807843208312988" calcext:value-type="float">
            <text:p>0.8</text:p>
          </table:table-cell>
          <table:table-cell table:style-name="ce10" office:value-type="float" office:value="0.294117659330368" calcext:value-type="float">
            <text:p>0.3</text:p>
          </table:table-cell>
          <table:table-cell table:style-name="ce10" office:value-type="float" office:value="0.266666680574417" calcext:value-type="float">
            <text:p>0.3</text:p>
          </table:table-cell>
          <table:table-cell table:style-name="ce10" office:value-type="float" office:value="0.843137323856353" calcext:value-type="float">
            <text:p>0.8</text:p>
          </table:table-cell>
          <table:table-cell table:number-columns-repeated="2" table:style-name="ce10" office:value-type="float" office:value="0.996078491210937" calcext:value-type="float">
            <text:p>1.0</text:p>
          </table:table-cell>
          <table:table-cell table:style-name="ce10" office:value-type="float" office:value="0.458823561668395" calcext:value-type="float">
            <text:p>0.5</text:p>
          </table:table-cell>
          <table:table-cell table:number-columns-repeated="6" table:style-name="ce10" office:value-type="float" office:value="0" calcext:value-type="float">
            <text:p>0.0</text:p>
          </table:table-cell>
          <table:table-cell table:number-columns-repeated="5"/>
          <table:table-cell table:style-name="ce11" table:number-matrix-columns-spanned="1" table:number-matrix-rows-spanned="1" table:formula="of:=SUM([.A18:.C20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B18:.D20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C18:.E20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D18:.F20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E18:.G20]*[.$AD$11:.$AF$13])" office:value-type="float" office:value="0.377995321003992" calcext:value-type="float">
            <text:p>0.377995321003992</text:p>
          </table:table-cell>
          <table:table-cell table:style-name="ce11" table:number-matrix-columns-spanned="1" table:number-matrix-rows-spanned="1" table:formula="of:=SUM([.F18:.H20]*[.$AD$11:.$AF$13])" office:value-type="float" office:value="0.959390279953943" calcext:value-type="float">
            <text:p>0.959390279953943</text:p>
          </table:table-cell>
          <table:table-cell table:style-name="ce11" table:number-matrix-columns-spanned="1" table:number-matrix-rows-spanned="1" table:formula="of:=SUM([.G18:.I20]*[.$AD$11:.$AF$13])" office:value-type="float" office:value="1.81889598838852" calcext:value-type="float">
            <text:p>1.81889598838852</text:p>
          </table:table-cell>
          <table:table-cell table:style-name="ce11" table:number-matrix-columns-spanned="1" table:number-matrix-rows-spanned="1" table:formula="of:=SUM([.H18:.J20]*[.$AD$11:.$AF$13])" office:value-type="float" office:value="2.60287565453987" calcext:value-type="float">
            <text:p>2.60287565453987</text:p>
          </table:table-cell>
          <table:table-cell table:style-name="ce11" table:number-matrix-columns-spanned="1" table:number-matrix-rows-spanned="1" table:formula="of:=SUM([.I18:.K20]*[.$AD$11:.$AF$13])" office:value-type="float" office:value="3.31609111749419" calcext:value-type="float">
            <text:p>3.31609111749419</text:p>
          </table:table-cell>
          <table:table-cell table:style-name="ce11" table:number-matrix-columns-spanned="1" table:number-matrix-rows-spanned="1" table:formula="of:=SUM([.J18:.L20]*[.$AD$11:.$AF$13])" office:value-type="float" office:value="3.76746680388001" calcext:value-type="float">
            <text:p>3.76746680388001</text:p>
          </table:table-cell>
          <table:table-cell table:style-name="ce11" table:number-matrix-columns-spanned="1" table:number-matrix-rows-spanned="1" table:formula="of:=SUM([.K18:.M20]*[.$AD$11:.$AF$13])" office:value-type="float" office:value="3.93529753770775" calcext:value-type="float">
            <text:p>3.93529753770775</text:p>
          </table:table-cell>
          <table:table-cell table:style-name="ce11" table:number-matrix-columns-spanned="1" table:number-matrix-rows-spanned="1" table:formula="of:=SUM([.L18:.N20]*[.$AD$11:.$AF$13])" office:value-type="float" office:value="3.79887504573667" calcext:value-type="float">
            <text:p>3.79887504573667</text:p>
          </table:table-cell>
          <table:table-cell table:style-name="ce11" table:number-matrix-columns-spanned="1" table:number-matrix-rows-spanned="1" table:formula="of:=SUM([.M18:.O20]*[.$AD$11:.$AF$13])" office:value-type="float" office:value="3.64633447338458" calcext:value-type="float">
            <text:p>3.64633447338458</text:p>
          </table:table-cell>
          <table:table-cell table:style-name="ce11" table:number-matrix-columns-spanned="1" table:number-matrix-rows-spanned="1" table:formula="of:=SUM([.N18:.P20]*[.$AD$11:.$AF$13])" office:value-type="float" office:value="3.37944116775919" calcext:value-type="float">
            <text:p>3.37944116775919</text:p>
          </table:table-cell>
          <table:table-cell table:style-name="ce11" table:number-matrix-columns-spanned="1" table:number-matrix-rows-spanned="1" table:formula="of:=SUM([.O18:.Q20]*[.$AD$11:.$AF$13])" office:value-type="float" office:value="2.96854012881716" calcext:value-type="float">
            <text:p>2.96854012881716</text:p>
          </table:table-cell>
          <table:table-cell table:style-name="ce11" table:number-matrix-columns-spanned="1" table:number-matrix-rows-spanned="1" table:formula="of:=SUM([.P18:.R20]*[.$AD$11:.$AF$13])" office:value-type="float" office:value="2.92859080614816" calcext:value-type="float">
            <text:p>2.92859080614816</text:p>
          </table:table-cell>
          <table:table-cell table:style-name="ce11" table:number-matrix-columns-spanned="1" table:number-matrix-rows-spanned="1" table:formula="of:=SUM([.Q18:.S20]*[.$AD$11:.$AF$13])" office:value-type="float" office:value="3.55556360874266" calcext:value-type="float">
            <text:p>3.55556360874266</text:p>
          </table:table-cell>
          <table:table-cell table:style-name="ce11" table:number-matrix-columns-spanned="1" table:number-matrix-rows-spanned="1" table:formula="of:=SUM([.R18:.T20]*[.$AD$11:.$AF$13])" office:value-type="float" office:value="4.0868839158097" calcext:value-type="float">
            <text:p>4.0868839158097</text:p>
          </table:table-cell>
          <table:table-cell table:style-name="ce11" table:number-matrix-columns-spanned="1" table:number-matrix-rows-spanned="1" table:formula="of:=SUM([.S18:.U20]*[.$AD$11:.$AF$13])" office:value-type="float" office:value="5.00431317585382" calcext:value-type="float">
            <text:p>5.00431317585382</text:p>
          </table:table-cell>
          <table:table-cell table:style-name="ce11" table:number-matrix-columns-spanned="1" table:number-matrix-rows-spanned="1" table:formula="of:=SUM([.T18:.V20]*[.$AD$11:.$AF$13])" office:value-type="float" office:value="3.8392001610035" calcext:value-type="float">
            <text:p>3.8392001610035</text:p>
          </table:table-cell>
          <table:table-cell table:style-name="ce11" table:number-matrix-columns-spanned="1" table:number-matrix-rows-spanned="1" table:formula="of:=SUM([.U18:.W20]*[.$AD$11:.$AF$13])" office:value-type="float" office:value="2.48460433096674" calcext:value-type="float">
            <text:p>2.48460433096674</text:p>
          </table:table-cell>
          <table:table-cell table:style-name="ce11" table:number-matrix-columns-spanned="1" table:number-matrix-rows-spanned="1" table:formula="of:=SUM([.V18:.X20]*[.$AD$11:.$AF$13])" office:value-type="float" office:value="0.969168776969949" calcext:value-type="float">
            <text:p>0.969168776969949</text:p>
          </table:table-cell>
          <table:table-cell table:style-name="ce11" table:number-matrix-columns-spanned="1" table:number-matrix-rows-spanned="1" table:formula="of:=SUM([.W18:.Y20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X18:.Z20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Y18:.AA20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Z18:.AB20]*[.$AD$11:.$AF$13])" office:value-type="float" office:value="0" calcext:value-type="float">
            <text:p>0</text:p>
          </table:table-cell>
          <table:table-cell table:number-columns-repeated="5"/>
          <table:table-cell table:style-name="ce12" table:number-columns-repeated="2"/>
          <table:table-cell table:style-name="ce12" table:number-matrix-columns-spanned="1" table:number-matrix-rows-spanned="1" table:formula="of:=SUM([.AH18:.AJ20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I18:.AK20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J18:.AL20]*[.$BI$11:.$BK$13])" office:value-type="float" office:value="0.282470210603585" calcext:value-type="float">
            <text:p>0.282470210603585</text:p>
          </table:table-cell>
          <table:table-cell table:style-name="ce12" table:number-matrix-columns-spanned="1" table:number-matrix-rows-spanned="1" table:formula="of:=SUM([.AK18:.AM20]*[.$BI$11:.$BK$13])" office:value-type="float" office:value="1.45103676813195" calcext:value-type="float">
            <text:p>1.45103676813195</text:p>
          </table:table-cell>
          <table:table-cell table:style-name="ce12" table:number-matrix-columns-spanned="1" table:number-matrix-rows-spanned="1" table:formula="of:=SUM([.AL18:.AN20]*[.$BI$11:.$BK$13])" office:value-type="float" office:value="4.23828150375816" calcext:value-type="float">
            <text:p>4.23828150375816</text:p>
          </table:table-cell>
          <table:table-cell table:style-name="ce12" table:number-matrix-columns-spanned="1" table:number-matrix-rows-spanned="1" table:formula="of:=SUM([.AM18:.AO20]*[.$BI$11:.$BK$13])" office:value-type="float" office:value="7.92482375505974" calcext:value-type="float">
            <text:p>7.92482375505974</text:p>
          </table:table-cell>
          <table:table-cell table:style-name="ce12" table:number-matrix-columns-spanned="1" table:number-matrix-rows-spanned="1" table:formula="of:=SUM([.AN18:.AP20]*[.$BI$11:.$BK$13])" office:value-type="float" office:value="11.6461766709979" calcext:value-type="float">
            <text:p>11.6461766709979</text:p>
          </table:table-cell>
          <table:table-cell table:style-name="ce12" table:number-matrix-columns-spanned="1" table:number-matrix-rows-spanned="1" table:formula="of:=SUM([.AO18:.AQ20]*[.$BI$11:.$BK$13])" office:value-type="float" office:value="14.1713641987604" calcext:value-type="float">
            <text:p>14.1713641987604</text:p>
          </table:table-cell>
          <table:table-cell table:style-name="ce12" table:number-matrix-columns-spanned="1" table:number-matrix-rows-spanned="1" table:formula="of:=SUM([.AP18:.AR20]*[.$BI$11:.$BK$13])" office:value-type="float" office:value="15.7517115982459" calcext:value-type="float">
            <text:p>15.7517115982459</text:p>
          </table:table-cell>
          <table:table-cell table:style-name="ce12" table:number-matrix-columns-spanned="1" table:number-matrix-rows-spanned="1" table:formula="of:=SUM([.AQ18:.AS20]*[.$BI$11:.$BK$13])" office:value-type="float" office:value="16.3343876481117" calcext:value-type="float">
            <text:p>16.3343876481117</text:p>
          </table:table-cell>
          <table:table-cell table:style-name="ce12" table:number-matrix-columns-spanned="1" table:number-matrix-rows-spanned="1" table:formula="of:=SUM([.AR18:.AT20]*[.$BI$11:.$BK$13])" office:value-type="float" office:value="16.6051376402178" calcext:value-type="float">
            <text:p>16.6051376402178</text:p>
          </table:table-cell>
          <table:table-cell table:style-name="ce12" table:number-matrix-columns-spanned="1" table:number-matrix-rows-spanned="1" table:formula="of:=SUM([.AS18:.AU20]*[.$BI$11:.$BK$13])" office:value-type="float" office:value="16.1936432455638" calcext:value-type="float">
            <text:p>16.1936432455638</text:p>
          </table:table-cell>
          <table:table-cell table:style-name="ce12" table:number-matrix-columns-spanned="1" table:number-matrix-rows-spanned="1" table:formula="of:=SUM([.AT18:.AV20]*[.$BI$11:.$BK$13])" office:value-type="float" office:value="15.4111335695322" calcext:value-type="float">
            <text:p>15.4111335695322</text:p>
          </table:table-cell>
          <table:table-cell table:style-name="ce12" table:number-matrix-columns-spanned="1" table:number-matrix-rows-spanned="1" table:formula="of:=SUM([.AU18:.AW20]*[.$BI$11:.$BK$13])" office:value-type="float" office:value="13.9045918724572" calcext:value-type="float">
            <text:p>13.9045918724572</text:p>
          </table:table-cell>
          <table:table-cell table:style-name="ce12" table:number-matrix-columns-spanned="1" table:number-matrix-rows-spanned="1" table:formula="of:=SUM([.AV18:.AX20]*[.$BI$11:.$BK$13])" office:value-type="float" office:value="13.4992056465007" calcext:value-type="float">
            <text:p>13.4992056465007</text:p>
          </table:table-cell>
          <table:table-cell table:style-name="ce12" table:number-matrix-columns-spanned="1" table:number-matrix-rows-spanned="1" table:formula="of:=SUM([.AW18:.AY20]*[.$BI$11:.$BK$13])" office:value-type="float" office:value="15.3271432396098" calcext:value-type="float">
            <text:p>15.3271432396098</text:p>
          </table:table-cell>
          <table:table-cell table:style-name="ce12" table:number-matrix-columns-spanned="1" table:number-matrix-rows-spanned="1" table:formula="of:=SUM([.AX18:.AZ20]*[.$BI$11:.$BK$13])" office:value-type="float" office:value="18.6450893860161" calcext:value-type="float">
            <text:p>18.6450893860161</text:p>
          </table:table-cell>
          <table:table-cell table:style-name="ce12" table:number-matrix-columns-spanned="1" table:number-matrix-rows-spanned="1" table:formula="of:=SUM([.AY18:.BA20]*[.$BI$11:.$BK$13])" office:value-type="float" office:value="20.5768158420086" calcext:value-type="float">
            <text:p>20.5768158420086</text:p>
          </table:table-cell>
          <table:table-cell table:style-name="ce12" table:number-matrix-columns-spanned="1" table:number-matrix-rows-spanned="1" table:formula="of:=SUM([.AZ18:.BB20]*[.$BI$11:.$BK$13])" office:value-type="float" office:value="18.5204753568851" calcext:value-type="float">
            <text:p>18.5204753568851</text:p>
          </table:table-cell>
          <table:table-cell table:style-name="ce12" table:number-matrix-columns-spanned="1" table:number-matrix-rows-spanned="1" table:formula="of:=SUM([.BA18:.BC20]*[.$BI$11:.$BK$13])" office:value-type="float" office:value="11.8609836128045" calcext:value-type="float">
            <text:p>11.8609836128045</text:p>
          </table:table-cell>
          <table:table-cell table:style-name="ce12" table:number-matrix-columns-spanned="1" table:number-matrix-rows-spanned="1" table:formula="of:=SUM([.BB18:.BD20]*[.$BI$11:.$BK$13])" office:value-type="float" office:value="5.82755205616793" calcext:value-type="float">
            <text:p>5.82755205616793</text:p>
          </table:table-cell>
          <table:table-cell table:style-name="ce12" table:number-matrix-columns-spanned="1" table:number-matrix-rows-spanned="1" table:formula="of:=SUM([.BC18:.BE20]*[.$BI$11:.$BK$13])" office:value-type="float" office:value="0.903510004936401" calcext:value-type="float">
            <text:p>0.903510004936401</text:p>
          </table:table-cell>
          <table:table-cell table:style-name="ce12" table:number-matrix-columns-spanned="1" table:number-matrix-rows-spanned="1" table:formula="of:=SUM([.BD18:.BF20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BE18:.BG20]*[.$BI$11:.$BK$13])" office:value-type="float" office:value="0" calcext:value-type="float">
            <text:p>0</text:p>
          </table:table-cell>
          <table:table-cell table:number-columns-repeated="934"/>
        </table:table-row>
        <table:table-row table:style-name="ro2">
          <table:table-cell table:number-columns-repeated="6" table:style-name="ce10" office:value-type="float" office:value="0" calcext:value-type="float">
            <text:p>0.0</text:p>
          </table:table-cell>
          <table:table-cell table:style-name="ce10" office:value-type="float" office:value="0.443137288093566" calcext:value-type="float">
            <text:p>0.4</text:p>
          </table:table-cell>
          <table:table-cell table:style-name="ce10" office:value-type="float" office:value="0.858823597431182" calcext:value-type="float">
            <text:p>0.9</text:p>
          </table:table-cell>
          <table:table-cell table:style-name="ce10" office:value-type="float" office:value="0.996078491210937" calcext:value-type="float">
            <text:p>1.0</text:p>
          </table:table-cell>
          <table:table-cell table:style-name="ce10" office:value-type="float" office:value="0.94901967048645" calcext:value-type="float">
            <text:p>0.9</text:p>
          </table:table-cell>
          <table:table-cell table:style-name="ce10" office:value-type="float" office:value="0.890196144580841" calcext:value-type="float">
            <text:p>0.9</text:p>
          </table:table-cell>
          <table:table-cell table:style-name="ce10" office:value-type="float" office:value="0.450980424880981" calcext:value-type="float">
            <text:p>0.5</text:p>
          </table:table-cell>
          <table:table-cell table:style-name="ce10" office:value-type="float" office:value="0.349019616842269" calcext:value-type="float">
            <text:p>0.3</text:p>
          </table:table-cell>
          <table:table-cell table:style-name="ce10" office:value-type="float" office:value="0.121568635106086" calcext:value-type="float">
            <text:p>0.1</text:p>
          </table:table-cell>
          <table:table-cell table:number-columns-repeated="4" table:style-name="ce10" office:value-type="float" office:value="0" calcext:value-type="float">
            <text:p>0.0</text:p>
          </table:table-cell>
          <table:table-cell table:style-name="ce10" office:value-type="float" office:value="0.784313797950744" calcext:value-type="float">
            <text:p>0.8</text:p>
          </table:table-cell>
          <table:table-cell table:style-name="ce10" office:value-type="float" office:value="0.996078491210937" calcext:value-type="float">
            <text:p>1.0</text:p>
          </table:table-cell>
          <table:table-cell table:style-name="ce10" office:value-type="float" office:value="0.945098102092742" calcext:value-type="float">
            <text:p>0.9</text:p>
          </table:table-cell>
          <table:table-cell table:style-name="ce10" office:value-type="float" office:value="0.160784319043159" calcext:value-type="float">
            <text:p>0.2</text:p>
          </table:table-cell>
          <table:table-cell table:number-columns-repeated="6" table:style-name="ce10" office:value-type="float" office:value="0" calcext:value-type="float">
            <text:p>0.0</text:p>
          </table:table-cell>
          <table:table-cell table:number-columns-repeated="5"/>
          <table:table-cell table:style-name="ce11" table:number-matrix-columns-spanned="1" table:number-matrix-rows-spanned="1" table:formula="of:=SUM([.A19:.C21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B19:.D21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C19:.E21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D19:.F21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E19:.G21]*[.$AD$11:.$AF$13])" office:value-type="float" office:value="0.81546473699491" calcext:value-type="float">
            <text:p>0.81546473699491</text:p>
          </table:table-cell>
          <table:table-cell table:style-name="ce11" table:number-matrix-columns-spanned="1" table:number-matrix-rows-spanned="1" table:formula="of:=SUM([.F19:.H21]*[.$AD$11:.$AF$13])" office:value-type="float" office:value="1.7087028696448" calcext:value-type="float">
            <text:p>1.7087028696448</text:p>
          </table:table-cell>
          <table:table-cell table:style-name="ce11" table:number-matrix-columns-spanned="1" table:number-matrix-rows-spanned="1" table:formula="of:=SUM([.G19:.I21]*[.$AD$11:.$AF$13])" office:value-type="float" office:value="2.96344721307748" calcext:value-type="float">
            <text:p>2.96344721307748</text:p>
          </table:table-cell>
          <table:table-cell table:style-name="ce11" table:number-matrix-columns-spanned="1" table:number-matrix-rows-spanned="1" table:formula="of:=SUM([.H19:.J21]*[.$AD$11:.$AF$13])" office:value-type="float" office:value="3.50834690062549" calcext:value-type="float">
            <text:p>3.50834690062549</text:p>
          </table:table-cell>
          <table:table-cell table:style-name="ce11" table:number-matrix-columns-spanned="1" table:number-matrix-rows-spanned="1" table:formula="of:=SUM([.I19:.K21]*[.$AD$11:.$AF$13])" office:value-type="float" office:value="3.68382780170155" calcext:value-type="float">
            <text:p>3.68382780170155</text:p>
          </table:table-cell>
          <table:table-cell table:style-name="ce11" table:number-matrix-columns-spanned="1" table:number-matrix-rows-spanned="1" table:formula="of:=SUM([.J19:.L21]*[.$AD$11:.$AF$13])" office:value-type="float" office:value="3.30457970408664" calcext:value-type="float">
            <text:p>3.30457970408664</text:p>
          </table:table-cell>
          <table:table-cell table:style-name="ce11" table:number-matrix-columns-spanned="1" table:number-matrix-rows-spanned="1" table:formula="of:=SUM([.K19:.M21]*[.$AD$11:.$AF$13])" office:value-type="float" office:value="3.04124000174156" calcext:value-type="float">
            <text:p>3.04124000174156</text:p>
          </table:table-cell>
          <table:table-cell table:style-name="ce11" table:number-matrix-columns-spanned="1" table:number-matrix-rows-spanned="1" table:formula="of:=SUM([.L19:.N21]*[.$AD$11:.$AF$13])" office:value-type="float" office:value="2.4806371055529" calcext:value-type="float">
            <text:p>2.4806371055529</text:p>
          </table:table-cell>
          <table:table-cell table:style-name="ce11" table:number-matrix-columns-spanned="1" table:number-matrix-rows-spanned="1" table:formula="of:=SUM([.M19:.O21]*[.$AD$11:.$AF$13])" office:value-type="float" office:value="2.23206393614736" calcext:value-type="float">
            <text:p>2.23206393614736</text:p>
          </table:table-cell>
          <table:table-cell table:style-name="ce11" table:number-matrix-columns-spanned="1" table:number-matrix-rows-spanned="1" table:formula="of:=SUM([.N19:.P21]*[.$AD$11:.$AF$13])" office:value-type="float" office:value="1.92665414516126" calcext:value-type="float">
            <text:p>1.92665414516126</text:p>
          </table:table-cell>
          <table:table-cell table:style-name="ce11" table:number-matrix-columns-spanned="1" table:number-matrix-rows-spanned="1" table:formula="of:=SUM([.O19:.Q21]*[.$AD$11:.$AF$13])" office:value-type="float" office:value="1.29168152679132" calcext:value-type="float">
            <text:p>1.29168152679132</text:p>
          </table:table-cell>
          <table:table-cell table:style-name="ce11" table:number-matrix-columns-spanned="1" table:number-matrix-rows-spanned="1" table:formula="of:=SUM([.P19:.R21]*[.$AD$11:.$AF$13])" office:value-type="float" office:value="1.28375470371153" calcext:value-type="float">
            <text:p>1.28375470371153</text:p>
          </table:table-cell>
          <table:table-cell table:style-name="ce11" table:number-matrix-columns-spanned="1" table:number-matrix-rows-spanned="1" table:formula="of:=SUM([.Q19:.S21]*[.$AD$11:.$AF$13])" office:value-type="float" office:value="2.43178660663041" calcext:value-type="float">
            <text:p>2.43178660663041</text:p>
          </table:table-cell>
          <table:table-cell table:style-name="ce11" table:number-matrix-columns-spanned="1" table:number-matrix-rows-spanned="1" table:formula="of:=SUM([.R19:.T21]*[.$AD$11:.$AF$13])" office:value-type="float" office:value="3.29096600268079" calcext:value-type="float">
            <text:p>3.29096600268079</text:p>
          </table:table-cell>
          <table:table-cell table:style-name="ce11" table:number-matrix-columns-spanned="1" table:number-matrix-rows-spanned="1" table:formula="of:=SUM([.S19:.U21]*[.$AD$11:.$AF$13])" office:value-type="float" office:value="4.83388484086959" calcext:value-type="float">
            <text:p>4.83388484086959</text:p>
          </table:table-cell>
          <table:table-cell table:style-name="ce11" table:number-matrix-columns-spanned="1" table:number-matrix-rows-spanned="1" table:formula="of:=SUM([.T19:.V21]*[.$AD$11:.$AF$13])" office:value-type="float" office:value="3.43022026968612" calcext:value-type="float">
            <text:p>3.43022026968612</text:p>
          </table:table-cell>
          <table:table-cell table:style-name="ce11" table:number-matrix-columns-spanned="1" table:number-matrix-rows-spanned="1" table:formula="of:=SUM([.U19:.W21]*[.$AD$11:.$AF$13])" office:value-type="float" office:value="2.33770257048206" calcext:value-type="float">
            <text:p>2.33770257048206</text:p>
          </table:table-cell>
          <table:table-cell table:style-name="ce11" table:number-matrix-columns-spanned="1" table:number-matrix-rows-spanned="1" table:formula="of:=SUM([.V19:.X21]*[.$AD$11:.$AF$13])" office:value-type="float" office:value="0.563711114353795" calcext:value-type="float">
            <text:p>0.563711114353795</text:p>
          </table:table-cell>
          <table:table-cell table:style-name="ce11" table:number-matrix-columns-spanned="1" table:number-matrix-rows-spanned="1" table:formula="of:=SUM([.W19:.Y21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X19:.Z21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Y19:.AA21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Z19:.AB21]*[.$AD$11:.$AF$13])" office:value-type="float" office:value="0" calcext:value-type="float">
            <text:p>0</text:p>
          </table:table-cell>
          <table:table-cell table:number-columns-repeated="5"/>
          <table:table-cell table:style-name="ce12" table:number-columns-repeated="2"/>
          <table:table-cell table:style-name="ce12" table:number-matrix-columns-spanned="1" table:number-matrix-rows-spanned="1" table:formula="of:=SUM([.AH19:.AJ21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I19:.AK21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J19:.AL21]*[.$BI$11:.$BK$13])" office:value-type="float" office:value="0.665906037438375" calcext:value-type="float">
            <text:p>0.665906037438375</text:p>
          </table:table-cell>
          <table:table-cell table:style-name="ce12" table:number-matrix-columns-spanned="1" table:number-matrix-rows-spanned="1" table:formula="of:=SUM([.AK19:.AM21]*[.$BI$11:.$BK$13])" office:value-type="float" office:value="2.96768053917144" calcext:value-type="float">
            <text:p>2.96768053917144</text:p>
          </table:table-cell>
          <table:table-cell table:style-name="ce12" table:number-matrix-columns-spanned="1" table:number-matrix-rows-spanned="1" table:formula="of:=SUM([.AL19:.AN21]*[.$BI$11:.$BK$13])" office:value-type="float" office:value="7.0343185209233" calcext:value-type="float">
            <text:p>7.0343185209233</text:p>
          </table:table-cell>
          <table:table-cell table:style-name="ce12" table:number-matrix-columns-spanned="1" table:number-matrix-rows-spanned="1" table:formula="of:=SUM([.AM19:.AO21]*[.$BI$11:.$BK$13])" office:value-type="float" office:value="11.3708790511661" calcext:value-type="float">
            <text:p>11.3708790511661</text:p>
          </table:table-cell>
          <table:table-cell table:style-name="ce12" table:number-matrix-columns-spanned="1" table:number-matrix-rows-spanned="1" table:formula="of:=SUM([.AN19:.AP21]*[.$BI$11:.$BK$13])" office:value-type="float" office:value="14.3164259606035" calcext:value-type="float">
            <text:p>14.3164259606035</text:p>
          </table:table-cell>
          <table:table-cell table:style-name="ce12" table:number-matrix-columns-spanned="1" table:number-matrix-rows-spanned="1" table:formula="of:=SUM([.AO19:.AQ21]*[.$BI$11:.$BK$13])" office:value-type="float" office:value="15.419608969509" calcext:value-type="float">
            <text:p>15.419608969509</text:p>
          </table:table-cell>
          <table:table-cell table:style-name="ce12" table:number-matrix-columns-spanned="1" table:number-matrix-rows-spanned="1" table:formula="of:=SUM([.AP19:.AR21]*[.$BI$11:.$BK$13])" office:value-type="float" office:value="14.4972371728673" calcext:value-type="float">
            <text:p>14.4972371728673</text:p>
          </table:table-cell>
          <table:table-cell table:style-name="ce12" table:number-matrix-columns-spanned="1" table:number-matrix-rows-spanned="1" table:formula="of:=SUM([.AQ19:.AS21]*[.$BI$11:.$BK$13])" office:value-type="float" office:value="12.8876535272497" calcext:value-type="float">
            <text:p>12.8876535272497</text:p>
          </table:table-cell>
          <table:table-cell table:style-name="ce12" table:number-matrix-columns-spanned="1" table:number-matrix-rows-spanned="1" table:formula="of:=SUM([.AR19:.AT21]*[.$BI$11:.$BK$13])" office:value-type="float" office:value="11.1988681574526" calcext:value-type="float">
            <text:p>11.1988681574526</text:p>
          </table:table-cell>
          <table:table-cell table:style-name="ce12" table:number-matrix-columns-spanned="1" table:number-matrix-rows-spanned="1" table:formula="of:=SUM([.AS19:.AU21]*[.$BI$11:.$BK$13])" office:value-type="float" office:value="9.55870749785631" calcext:value-type="float">
            <text:p>9.55870749785631</text:p>
          </table:table-cell>
          <table:table-cell table:style-name="ce12" table:number-matrix-columns-spanned="1" table:number-matrix-rows-spanned="1" table:formula="of:=SUM([.AT19:.AV21]*[.$BI$11:.$BK$13])" office:value-type="float" office:value="8.04667800677758" calcext:value-type="float">
            <text:p>8.04667800677758</text:p>
          </table:table-cell>
          <table:table-cell table:style-name="ce12" table:number-matrix-columns-spanned="1" table:number-matrix-rows-spanned="1" table:formula="of:=SUM([.AU19:.AW21]*[.$BI$11:.$BK$13])" office:value-type="float" office:value="6.7056912801464" calcext:value-type="float">
            <text:p>6.7056912801464</text:p>
          </table:table-cell>
          <table:table-cell table:style-name="ce12" table:number-matrix-columns-spanned="1" table:number-matrix-rows-spanned="1" table:formula="of:=SUM([.AV19:.AX21]*[.$BI$11:.$BK$13])" office:value-type="float" office:value="7.56111340186207" calcext:value-type="float">
            <text:p>7.56111340186207</text:p>
          </table:table-cell>
          <table:table-cell table:style-name="ce12" table:number-matrix-columns-spanned="1" table:number-matrix-rows-spanned="1" table:formula="of:=SUM([.AW19:.AY21]*[.$BI$11:.$BK$13])" office:value-type="float" office:value="11.2005997154074" calcext:value-type="float">
            <text:p>11.2005997154074</text:p>
          </table:table-cell>
          <table:table-cell table:style-name="ce12" table:number-matrix-columns-spanned="1" table:number-matrix-rows-spanned="1" table:formula="of:=SUM([.AX19:.AZ21]*[.$BI$11:.$BK$13])" office:value-type="float" office:value="16.4762774961197" calcext:value-type="float">
            <text:p>16.4762774961197</text:p>
          </table:table-cell>
          <table:table-cell table:style-name="ce12" table:number-matrix-columns-spanned="1" table:number-matrix-rows-spanned="1" table:formula="of:=SUM([.AY19:.BA21]*[.$BI$11:.$BK$13])" office:value-type="float" office:value="19.3083312737366" calcext:value-type="float">
            <text:p>19.3083312737366</text:p>
          </table:table-cell>
          <table:table-cell table:style-name="ce12" table:number-matrix-columns-spanned="1" table:number-matrix-rows-spanned="1" table:formula="of:=SUM([.AZ19:.BB21]*[.$BI$11:.$BK$13])" office:value-type="float" office:value="16.798355274899" calcext:value-type="float">
            <text:p>16.798355274899</text:p>
          </table:table-cell>
          <table:table-cell table:style-name="ce12" table:number-matrix-columns-spanned="1" table:number-matrix-rows-spanned="1" table:formula="of:=SUM([.BA19:.BC21]*[.$BI$11:.$BK$13])" office:value-type="float" office:value="10.2223602908628" calcext:value-type="float">
            <text:p>10.2223602908628</text:p>
          </table:table-cell>
          <table:table-cell table:style-name="ce12" table:number-matrix-columns-spanned="1" table:number-matrix-rows-spanned="1" table:formula="of:=SUM([.BB19:.BD21]*[.$BI$11:.$BK$13])" office:value-type="float" office:value="4.30388666874194" calcext:value-type="float">
            <text:p>4.30388666874194</text:p>
          </table:table-cell>
          <table:table-cell table:style-name="ce12" table:number-matrix-columns-spanned="1" table:number-matrix-rows-spanned="1" table:formula="of:=SUM([.BC19:.BE21]*[.$BI$11:.$BK$13])" office:value-type="float" office:value="0.357845461764332" calcext:value-type="float">
            <text:p>0.357845461764332</text:p>
          </table:table-cell>
          <table:table-cell table:style-name="ce12" table:number-matrix-columns-spanned="1" table:number-matrix-rows-spanned="1" table:formula="of:=SUM([.BD19:.BF21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BE19:.BG21]*[.$BI$11:.$BK$13])" office:value-type="float" office:value="0" calcext:value-type="float">
            <text:p>0</text:p>
          </table:table-cell>
          <table:table-cell table:number-columns-repeated="934"/>
        </table:table-row>
        <table:table-row table:style-name="ro2">
          <table:table-cell table:number-columns-repeated="6" table:style-name="ce10" office:value-type="float" office:value="0" calcext:value-type="float">
            <text:p>0.0</text:p>
          </table:table-cell>
          <table:table-cell table:style-name="ce10" office:value-type="float" office:value="0.662745118141174" calcext:value-type="float">
            <text:p>0.7</text:p>
          </table:table-cell>
          <table:table-cell table:style-name="ce10" office:value-type="float" office:value="0.996078491210937" calcext:value-type="float">
            <text:p>1.0</text:p>
          </table:table-cell>
          <table:table-cell table:style-name="ce10" office:value-type="float" office:value="0.690196096897125" calcext:value-type="float">
            <text:p>0.7</text:p>
          </table:table-cell>
          <table:table-cell table:style-name="ce10" office:value-type="float" office:value="0.243137270212173" calcext:value-type="float">
            <text:p>0.2</text:p>
          </table:table-cell>
          <table:table-cell table:number-columns-repeated="7" table:style-name="ce10" office:value-type="float" office:value="0" calcext:value-type="float">
            <text:p>0.0</text:p>
          </table:table-cell>
          <table:table-cell table:style-name="ce10" office:value-type="float" office:value="0.188235312700271" calcext:value-type="float">
            <text:p>0.2</text:p>
          </table:table-cell>
          <table:table-cell table:style-name="ce10" office:value-type="float" office:value="0.90588241815567" calcext:value-type="float">
            <text:p>0.9</text:p>
          </table:table-cell>
          <table:table-cell table:style-name="ce10" office:value-type="float" office:value="0.996078491210937" calcext:value-type="float">
            <text:p>1.0</text:p>
          </table:table-cell>
          <table:table-cell table:style-name="ce10" office:value-type="float" office:value="0.917647123336791" calcext:value-type="float">
            <text:p>0.9</text:p>
          </table:table-cell>
          <table:table-cell table:number-columns-repeated="7" table:style-name="ce10" office:value-type="float" office:value="0" calcext:value-type="float">
            <text:p>0.0</text:p>
          </table:table-cell>
          <table:table-cell table:number-columns-repeated="5"/>
          <table:table-cell table:style-name="ce11" table:number-matrix-columns-spanned="1" table:number-matrix-rows-spanned="1" table:formula="of:=SUM([.A20:.C22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B20:.D22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C20:.E22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D20:.F22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E20:.G22]*[.$AD$11:.$AF$13])" office:value-type="float" office:value="0.851016018965411" calcext:value-type="float">
            <text:p>0.851016018965411</text:p>
          </table:table-cell>
          <table:table-cell table:style-name="ce11" table:number-matrix-columns-spanned="1" table:number-matrix-rows-spanned="1" table:formula="of:=SUM([.F20:.H22]*[.$AD$11:.$AF$13])" office:value-type="float" office:value="1.96234280345741" calcext:value-type="float">
            <text:p>1.96234280345741</text:p>
          </table:table-cell>
          <table:table-cell table:style-name="ce11" table:number-matrix-columns-spanned="1" table:number-matrix-rows-spanned="1" table:formula="of:=SUM([.G20:.I22]*[.$AD$11:.$AF$13])" office:value-type="float" office:value="2.71993567234626" calcext:value-type="float">
            <text:p>2.71993567234626</text:p>
          </table:table-cell>
          <table:table-cell table:style-name="ce11" table:number-matrix-columns-spanned="1" table:number-matrix-rows-spanned="1" table:formula="of:=SUM([.H20:.J22]*[.$AD$11:.$AF$13])" office:value-type="float" office:value="3.18330332211457" calcext:value-type="float">
            <text:p>3.18330332211457</text:p>
          </table:table-cell>
          <table:table-cell table:style-name="ce11" table:number-matrix-columns-spanned="1" table:number-matrix-rows-spanned="1" table:formula="of:=SUM([.I20:.K22]*[.$AD$11:.$AF$13])" office:value-type="float" office:value="2.57915013666968" calcext:value-type="float">
            <text:p>2.57915013666968</text:p>
          </table:table-cell>
          <table:table-cell table:style-name="ce11" table:number-matrix-columns-spanned="1" table:number-matrix-rows-spanned="1" table:formula="of:=SUM([.J20:.L22]*[.$AD$11:.$AF$13])" office:value-type="float" office:value="1.77353678276598" calcext:value-type="float">
            <text:p>1.77353678276598</text:p>
          </table:table-cell>
          <table:table-cell table:style-name="ce11" table:number-matrix-columns-spanned="1" table:number-matrix-rows-spanned="1" table:formula="of:=SUM([.K20:.M22]*[.$AD$11:.$AF$13])" office:value-type="float" office:value="1.32480545287133" calcext:value-type="float">
            <text:p>1.32480545287133</text:p>
          </table:table-cell>
          <table:table-cell table:style-name="ce11" table:number-matrix-columns-spanned="1" table:number-matrix-rows-spanned="1" table:formula="of:=SUM([.L20:.N22]*[.$AD$11:.$AF$13])" office:value-type="float" office:value="0.652686632342242" calcext:value-type="float">
            <text:p>0.652686632342242</text:p>
          </table:table-cell>
          <table:table-cell table:style-name="ce11" table:number-matrix-columns-spanned="1" table:number-matrix-rows-spanned="1" table:formula="of:=SUM([.M20:.O22]*[.$AD$11:.$AF$13])" office:value-type="float" office:value="0.375398219899138" calcext:value-type="float">
            <text:p>0.375398219899138</text:p>
          </table:table-cell>
          <table:table-cell table:style-name="ce11" table:number-matrix-columns-spanned="1" table:number-matrix-rows-spanned="1" table:formula="of:=SUM([.N20:.P22]*[.$AD$11:.$AF$13])" office:value-type="float" office:value="0.118996347528539" calcext:value-type="float">
            <text:p>0.118996347528539</text:p>
          </table:table-cell>
          <table:table-cell table:style-name="ce11" table:number-matrix-columns-spanned="1" table:number-matrix-rows-spanned="1" table:formula="of:=SUM([.O20:.Q22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P20:.R22]*[.$AD$11:.$AF$13])" office:value-type="float" office:value="0.38724365944352" calcext:value-type="float">
            <text:p>0.38724365944352</text:p>
          </table:table-cell>
          <table:table-cell table:style-name="ce11" table:number-matrix-columns-spanned="1" table:number-matrix-rows-spanned="1" table:formula="of:=SUM([.Q20:.S22]*[.$AD$11:.$AF$13])" office:value-type="float" office:value="2.2152035270808" calcext:value-type="float">
            <text:p>2.2152035270808</text:p>
          </table:table-cell>
          <table:table-cell table:style-name="ce11" table:number-matrix-columns-spanned="1" table:number-matrix-rows-spanned="1" table:formula="of:=SUM([.R20:.T22]*[.$AD$11:.$AF$13])" office:value-type="float" office:value="3.26828048924509" calcext:value-type="float">
            <text:p>3.26828048924509</text:p>
          </table:table-cell>
          <table:table-cell table:style-name="ce11" table:number-matrix-columns-spanned="1" table:number-matrix-rows-spanned="1" table:formula="of:=SUM([.S20:.U22]*[.$AD$11:.$AF$13])" office:value-type="float" office:value="4.6265060005467" calcext:value-type="float">
            <text:p>4.6265060005467</text:p>
          </table:table-cell>
          <table:table-cell table:style-name="ce11" table:number-matrix-columns-spanned="1" table:number-matrix-rows-spanned="1" table:formula="of:=SUM([.T20:.V22]*[.$AD$11:.$AF$13])" office:value-type="float" office:value="2.95653722526888" calcext:value-type="float">
            <text:p>2.95653722526888</text:p>
          </table:table-cell>
          <table:table-cell table:style-name="ce11" table:number-matrix-columns-spanned="1" table:number-matrix-rows-spanned="1" table:formula="of:=SUM([.U20:.W22]*[.$AD$11:.$AF$13])" office:value-type="float" office:value="2.01681086254491" calcext:value-type="float">
            <text:p>2.01681086254491</text:p>
          </table:table-cell>
          <table:table-cell table:style-name="ce11" table:number-matrix-columns-spanned="1" table:number-matrix-rows-spanned="1" table:formula="of:=SUM([.V20:.X22]*[.$AD$11:.$AF$13])" office:value-type="float" office:value="0.157382261381015" calcext:value-type="float">
            <text:p>0.157382261381015</text:p>
          </table:table-cell>
          <table:table-cell table:style-name="ce11" table:number-matrix-columns-spanned="1" table:number-matrix-rows-spanned="1" table:formula="of:=SUM([.W20:.Y22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X20:.Z22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Y20:.AA22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Z20:.AB22]*[.$AD$11:.$AF$13])" office:value-type="float" office:value="0" calcext:value-type="float">
            <text:p>0</text:p>
          </table:table-cell>
          <table:table-cell table:number-columns-repeated="5"/>
          <table:table-cell table:style-name="ce12" table:number-columns-repeated="2"/>
          <table:table-cell table:style-name="ce12" table:number-matrix-columns-spanned="1" table:number-matrix-rows-spanned="1" table:formula="of:=SUM([.AH20:.AJ22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I20:.AK22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J20:.AL22]*[.$BI$11:.$BK$13])" office:value-type="float" office:value="0.843377288032873" calcext:value-type="float">
            <text:p>0.843377288032873</text:p>
          </table:table-cell>
          <table:table-cell table:style-name="ce12" table:number-matrix-columns-spanned="1" table:number-matrix-rows-spanned="1" table:formula="of:=SUM([.AK20:.AM22]*[.$BI$11:.$BK$13])" office:value-type="float" office:value="3.70746298030992" calcext:value-type="float">
            <text:p>3.70746298030992</text:p>
          </table:table-cell>
          <table:table-cell table:style-name="ce12" table:number-matrix-columns-spanned="1" table:number-matrix-rows-spanned="1" table:formula="of:=SUM([.AL20:.AN22]*[.$BI$11:.$BK$13])" office:value-type="float" office:value="7.76906865729414" calcext:value-type="float">
            <text:p>7.76906865729414</text:p>
          </table:table-cell>
          <table:table-cell table:style-name="ce12" table:number-matrix-columns-spanned="1" table:number-matrix-rows-spanned="1" table:formula="of:=SUM([.AM20:.AO22]*[.$BI$11:.$BK$13])" office:value-type="float" office:value="11.3373519706904" calcext:value-type="float">
            <text:p>11.3373519706904</text:p>
          </table:table-cell>
          <table:table-cell table:style-name="ce12" table:number-matrix-columns-spanned="1" table:number-matrix-rows-spanned="1" table:formula="of:=SUM([.AN20:.AP22]*[.$BI$11:.$BK$13])" office:value-type="float" office:value="12.4824266803467" calcext:value-type="float">
            <text:p>12.4824266803467</text:p>
          </table:table-cell>
          <table:table-cell table:style-name="ce12" table:number-matrix-columns-spanned="1" table:number-matrix-rows-spanned="1" table:formula="of:=SUM([.AO20:.AQ22]*[.$BI$11:.$BK$13])" office:value-type="float" office:value="11.2758111711608" calcext:value-type="float">
            <text:p>11.2758111711608</text:p>
          </table:table-cell>
          <table:table-cell table:style-name="ce12" table:number-matrix-columns-spanned="1" table:number-matrix-rows-spanned="1" table:formula="of:=SUM([.AP20:.AR22]*[.$BI$11:.$BK$13])" office:value-type="float" office:value="8.42310565564416" calcext:value-type="float">
            <text:p>8.42310565564416</text:p>
          </table:table-cell>
          <table:table-cell table:style-name="ce12" table:number-matrix-columns-spanned="1" table:number-matrix-rows-spanned="1" table:formula="of:=SUM([.AQ20:.AS22]*[.$BI$11:.$BK$13])" office:value-type="float" office:value="6.3215166701692" calcext:value-type="float">
            <text:p>6.3215166701692</text:p>
          </table:table-cell>
          <table:table-cell table:style-name="ce12" table:number-matrix-columns-spanned="1" table:number-matrix-rows-spanned="1" table:formula="of:=SUM([.AR20:.AT22]*[.$BI$11:.$BK$13])" office:value-type="float" office:value="4.56702855309229" calcext:value-type="float">
            <text:p>4.56702855309229</text:p>
          </table:table-cell>
          <table:table-cell table:style-name="ce12" table:number-matrix-columns-spanned="1" table:number-matrix-rows-spanned="1" table:formula="of:=SUM([.AS20:.AU22]*[.$BI$11:.$BK$13])" office:value-type="float" office:value="3.6003271888793" calcext:value-type="float">
            <text:p>3.6003271888793</text:p>
          </table:table-cell>
          <table:table-cell table:style-name="ce12" table:number-matrix-columns-spanned="1" table:number-matrix-rows-spanned="1" table:formula="of:=SUM([.AT20:.AV22]*[.$BI$11:.$BK$13])" office:value-type="float" office:value="2.66606782271964" calcext:value-type="float">
            <text:p>2.66606782271964</text:p>
          </table:table-cell>
          <table:table-cell table:style-name="ce12" table:number-matrix-columns-spanned="1" table:number-matrix-rows-spanned="1" table:formula="of:=SUM([.AU20:.AW22]*[.$BI$11:.$BK$13])" office:value-type="float" office:value="2.14417681970302" calcext:value-type="float">
            <text:p>2.14417681970302</text:p>
          </table:table-cell>
          <table:table-cell table:style-name="ce12" table:number-matrix-columns-spanned="1" table:number-matrix-rows-spanned="1" table:formula="of:=SUM([.AV20:.AX22]*[.$BI$11:.$BK$13])" office:value-type="float" office:value="4.41339028389071" calcext:value-type="float">
            <text:p>4.41339028389071</text:p>
          </table:table-cell>
          <table:table-cell table:style-name="ce12" table:number-matrix-columns-spanned="1" table:number-matrix-rows-spanned="1" table:formula="of:=SUM([.AW20:.AY22]*[.$BI$11:.$BK$13])" office:value-type="float" office:value="9.88452040459721" calcext:value-type="float">
            <text:p>9.88452040459721</text:p>
          </table:table-cell>
          <table:table-cell table:style-name="ce12" table:number-matrix-columns-spanned="1" table:number-matrix-rows-spanned="1" table:formula="of:=SUM([.AX20:.AZ22]*[.$BI$11:.$BK$13])" office:value-type="float" office:value="15.8607181338536" calcext:value-type="float">
            <text:p>15.8607181338536</text:p>
          </table:table-cell>
          <table:table-cell table:style-name="ce12" table:number-matrix-columns-spanned="1" table:number-matrix-rows-spanned="1" table:formula="of:=SUM([.AY20:.BA22]*[.$BI$11:.$BK$13])" office:value-type="float" office:value="18.7032403658333" calcext:value-type="float">
            <text:p>18.7032403658333</text:p>
          </table:table-cell>
          <table:table-cell table:style-name="ce12" table:number-matrix-columns-spanned="1" table:number-matrix-rows-spanned="1" table:formula="of:=SUM([.AZ20:.BB22]*[.$BI$11:.$BK$13])" office:value-type="float" office:value="15.0973933726031" calcext:value-type="float">
            <text:p>15.0973933726031</text:p>
          </table:table-cell>
          <table:table-cell table:style-name="ce12" table:number-matrix-columns-spanned="1" table:number-matrix-rows-spanned="1" table:formula="of:=SUM([.BA20:.BC22]*[.$BI$11:.$BK$13])" office:value-type="float" office:value="8.65153570632169" calcext:value-type="float">
            <text:p>8.65153570632169</text:p>
          </table:table-cell>
          <table:table-cell table:style-name="ce12" table:number-matrix-columns-spanned="1" table:number-matrix-rows-spanned="1" table:formula="of:=SUM([.BB20:.BD22]*[.$BI$11:.$BK$13])" office:value-type="float" office:value="2.86284485815794" calcext:value-type="float">
            <text:p>2.86284485815794</text:p>
          </table:table-cell>
          <table:table-cell table:style-name="ce12" table:number-matrix-columns-spanned="1" table:number-matrix-rows-spanned="1" table:formula="of:=SUM([.BC20:.BE22]*[.$BI$11:.$BK$13])" office:value-type="float" office:value="0.0623667042992079" calcext:value-type="float">
            <text:p>0.062366704299208</text:p>
          </table:table-cell>
          <table:table-cell table:style-name="ce12" table:number-matrix-columns-spanned="1" table:number-matrix-rows-spanned="1" table:formula="of:=SUM([.BD20:.BF22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BE20:.BG22]*[.$BI$11:.$BK$13])" office:value-type="float" office:value="0" calcext:value-type="float">
            <text:p>0</text:p>
          </table:table-cell>
          <table:table-cell table:number-columns-repeated="934"/>
        </table:table-row>
        <table:table-row table:style-name="ro2">
          <table:table-cell table:number-columns-repeated="6" table:style-name="ce10" office:value-type="float" office:value="0" calcext:value-type="float">
            <text:p>0.0</text:p>
          </table:table-cell>
          <table:table-cell table:style-name="ce10" office:value-type="float" office:value="0.0705882385373115" calcext:value-type="float">
            <text:p>0.1</text:p>
          </table:table-cell>
          <table:table-cell table:style-name="ce10" office:value-type="float" office:value="0.486274540424346" calcext:value-type="float">
            <text:p>0.5</text:p>
          </table:table-cell>
          <table:table-cell table:number-columns-repeated="9" table:style-name="ce10" office:value-type="float" office:value="0" calcext:value-type="float">
            <text:p>0.0</text:p>
          </table:table-cell>
          <table:table-cell table:style-name="ce10" office:value-type="float" office:value="0.329411774873733" calcext:value-type="float">
            <text:p>0.3</text:p>
          </table:table-cell>
          <table:table-cell table:number-columns-repeated="2" table:style-name="ce10" office:value-type="float" office:value="0.996078491210937" calcext:value-type="float">
            <text:p>1.0</text:p>
          </table:table-cell>
          <table:table-cell table:style-name="ce10" office:value-type="float" office:value="0.650980412960052" calcext:value-type="float">
            <text:p>0.7</text:p>
          </table:table-cell>
          <table:table-cell table:number-columns-repeated="7" table:style-name="ce10" office:value-type="float" office:value="0" calcext:value-type="float">
            <text:p>0.0</text:p>
          </table:table-cell>
          <table:table-cell table:number-columns-repeated="5"/>
          <table:table-cell table:style-name="ce11" table:number-matrix-columns-spanned="1" table:number-matrix-rows-spanned="1" table:formula="of:=SUM([.A21:.C23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B21:.D23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C21:.E23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D21:.F23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E21:.G23]*[.$AD$11:.$AF$13])" office:value-type="float" office:value="0.663044293588143" calcext:value-type="float">
            <text:p>0.663044293588143</text:p>
          </table:table-cell>
          <table:table-cell table:style-name="ce11" table:number-matrix-columns-spanned="1" table:number-matrix-rows-spanned="1" table:formula="of:=SUM([.F21:.H23]*[.$AD$11:.$AF$13])" office:value-type="float" office:value="1.39856179315634" calcext:value-type="float">
            <text:p>1.39856179315634</text:p>
          </table:table-cell>
          <table:table-cell table:style-name="ce11" table:number-matrix-columns-spanned="1" table:number-matrix-rows-spanned="1" table:formula="of:=SUM([.G21:.I23]*[.$AD$11:.$AF$13])" office:value-type="float" office:value="1.64783393717684" calcext:value-type="float">
            <text:p>1.64783393717684</text:p>
          </table:table-cell>
          <table:table-cell table:style-name="ce11" table:number-matrix-columns-spanned="1" table:number-matrix-rows-spanned="1" table:formula="of:=SUM([.H21:.J23]*[.$AD$11:.$AF$13])" office:value-type="float" office:value="1.74190378741122" calcext:value-type="float">
            <text:p>1.74190378741122</text:p>
          </table:table-cell>
          <table:table-cell table:style-name="ce11" table:number-matrix-columns-spanned="1" table:number-matrix-rows-spanned="1" table:formula="of:=SUM([.I21:.K23]*[.$AD$11:.$AF$13])" office:value-type="float" office:value="0.743119257027782" calcext:value-type="float">
            <text:p>0.743119257027782</text:p>
          </table:table-cell>
          <table:table-cell table:style-name="ce11" table:number-matrix-columns-spanned="1" table:number-matrix-rows-spanned="1" table:formula="of:=SUM([.J21:.L23]*[.$AD$11:.$AF$13])" office:value-type="float" office:value="0.237992695057079" calcext:value-type="float">
            <text:p>0.237992695057079</text:p>
          </table:table-cell>
          <table:table-cell table:style-name="ce11" table:number-matrix-columns-spanned="1" table:number-matrix-rows-spanned="1" table:formula="of:=SUM([.K21:.M23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L21:.N23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M21:.O23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N21:.P23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O21:.Q23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P21:.R23]*[.$AD$11:.$AF$13])" office:value-type="float" office:value="0.827918749056231" calcext:value-type="float">
            <text:p>0.827918749056231</text:p>
          </table:table-cell>
          <table:table-cell table:style-name="ce11" table:number-matrix-columns-spanned="1" table:number-matrix-rows-spanned="1" table:formula="of:=SUM([.Q21:.S23]*[.$AD$11:.$AF$13])" office:value-type="float" office:value="2.50996269643483" calcext:value-type="float">
            <text:p>2.50996269643483</text:p>
          </table:table-cell>
          <table:table-cell table:style-name="ce11" table:number-matrix-columns-spanned="1" table:number-matrix-rows-spanned="1" table:formula="of:=SUM([.R21:.T23]*[.$AD$11:.$AF$13])" office:value-type="float" office:value="3.66790669864647" calcext:value-type="float">
            <text:p>3.66790669864647</text:p>
          </table:table-cell>
          <table:table-cell table:style-name="ce11" table:number-matrix-columns-spanned="1" table:number-matrix-rows-spanned="1" table:formula="of:=SUM([.S21:.U23]*[.$AD$11:.$AF$13])" office:value-type="float" office:value="4.24831242032205" calcext:value-type="float">
            <text:p>4.24831242032205</text:p>
          </table:table-cell>
          <table:table-cell table:style-name="ce11" table:number-matrix-columns-spanned="1" table:number-matrix-rows-spanned="1" table:formula="of:=SUM([.T21:.V23]*[.$AD$11:.$AF$13])" office:value-type="float" office:value="2.60736804978807" calcext:value-type="float">
            <text:p>2.60736804978807</text:p>
          </table:table-cell>
          <table:table-cell table:style-name="ce11" table:number-matrix-columns-spanned="1" table:number-matrix-rows-spanned="1" table:formula="of:=SUM([.U21:.W23]*[.$AD$11:.$AF$13])" office:value-type="float" office:value="1.49715673707964" calcext:value-type="float">
            <text:p>1.49715673707964</text:p>
          </table:table-cell>
          <table:table-cell table:style-name="ce11" table:number-matrix-columns-spanned="1" table:number-matrix-rows-spanned="1" table:formula="of:=SUM([.V21:.X23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W21:.Y23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X21:.Z23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Y21:.AA23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Z21:.AB23]*[.$AD$11:.$AF$13])" office:value-type="float" office:value="0" calcext:value-type="float">
            <text:p>0</text:p>
          </table:table-cell>
          <table:table-cell table:number-columns-repeated="5"/>
          <table:table-cell table:style-name="ce12" table:number-columns-repeated="2"/>
          <table:table-cell table:style-name="ce12" table:number-matrix-columns-spanned="1" table:number-matrix-rows-spanned="1" table:formula="of:=SUM([.AH21:.AJ23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I21:.AK23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J21:.AL23]*[.$BI$11:.$BK$13])" office:value-type="float" office:value="0.696731750877622" calcext:value-type="float">
            <text:p>0.696731750877622</text:p>
          </table:table-cell>
          <table:table-cell table:style-name="ce12" table:number-matrix-columns-spanned="1" table:number-matrix-rows-spanned="1" table:formula="of:=SUM([.AK21:.AM23]*[.$BI$11:.$BK$13])" office:value-type="float" office:value="3.00474728450355" calcext:value-type="float">
            <text:p>3.00474728450355</text:p>
          </table:table-cell>
          <table:table-cell table:style-name="ce12" table:number-matrix-columns-spanned="1" table:number-matrix-rows-spanned="1" table:formula="of:=SUM([.AL21:.AN23]*[.$BI$11:.$BK$13])" office:value-type="float" office:value="5.62338019024615" calcext:value-type="float">
            <text:p>5.62338019024615</text:p>
          </table:table-cell>
          <table:table-cell table:style-name="ce12" table:number-matrix-columns-spanned="1" table:number-matrix-rows-spanned="1" table:formula="of:=SUM([.AM21:.AO23]*[.$BI$11:.$BK$13])" office:value-type="float" office:value="7.37505385505296" calcext:value-type="float">
            <text:p>7.37505385505296</text:p>
          </table:table-cell>
          <table:table-cell table:style-name="ce12" table:number-matrix-columns-spanned="1" table:number-matrix-rows-spanned="1" table:formula="of:=SUM([.AN21:.AP23]*[.$BI$11:.$BK$13])" office:value-type="float" office:value="7.05159600854308" calcext:value-type="float">
            <text:p>7.05159600854308</text:p>
          </table:table-cell>
          <table:table-cell table:style-name="ce12" table:number-matrix-columns-spanned="1" table:number-matrix-rows-spanned="1" table:formula="of:=SUM([.AO21:.AQ23]*[.$BI$11:.$BK$13])" office:value-type="float" office:value="5.09042584837822" calcext:value-type="float">
            <text:p>5.09042584837822</text:p>
          </table:table-cell>
          <table:table-cell table:style-name="ce12" table:number-matrix-columns-spanned="1" table:number-matrix-rows-spanned="1" table:formula="of:=SUM([.AP21:.AR23]*[.$BI$11:.$BK$13])" office:value-type="float" office:value="2.76050559387612" calcext:value-type="float">
            <text:p>2.76050559387612</text:p>
          </table:table-cell>
          <table:table-cell table:style-name="ce12" table:number-matrix-columns-spanned="1" table:number-matrix-rows-spanned="1" table:formula="of:=SUM([.AQ21:.AS23]*[.$BI$11:.$BK$13])" office:value-type="float" office:value="1.66402638591358" calcext:value-type="float">
            <text:p>1.66402638591358</text:p>
          </table:table-cell>
          <table:table-cell table:style-name="ce12" table:number-matrix-columns-spanned="1" table:number-matrix-rows-spanned="1" table:formula="of:=SUM([.AR21:.AT23]*[.$BI$11:.$BK$13])" office:value-type="float" office:value="0.812950138218784" calcext:value-type="float">
            <text:p>0.812950138218784</text:p>
          </table:table-cell>
          <table:table-cell table:style-name="ce12" table:number-matrix-columns-spanned="1" table:number-matrix-rows-spanned="1" table:formula="of:=SUM([.AS21:.AU23]*[.$BI$11:.$BK$13])" office:value-type="float" office:value="0.425575373481572" calcext:value-type="float">
            <text:p>0.425575373481572</text:p>
          </table:table-cell>
          <table:table-cell table:style-name="ce12" table:number-matrix-columns-spanned="1" table:number-matrix-rows-spanned="1" table:formula="of:=SUM([.AT21:.AV23]*[.$BI$11:.$BK$13])" office:value-type="float" office:value="0.199153946481466" calcext:value-type="float">
            <text:p>0.199153946481466</text:p>
          </table:table-cell>
          <table:table-cell table:style-name="ce12" table:number-matrix-columns-spanned="1" table:number-matrix-rows-spanned="1" table:formula="of:=SUM([.AU21:.AW23]*[.$BI$11:.$BK$13])" office:value-type="float" office:value="1.1141019546439" calcext:value-type="float">
            <text:p>1.1141019546439</text:p>
          </table:table-cell>
          <table:table-cell table:style-name="ce12" table:number-matrix-columns-spanned="1" table:number-matrix-rows-spanned="1" table:formula="of:=SUM([.AV21:.AX23]*[.$BI$11:.$BK$13])" office:value-type="float" office:value="5.17505724687278" calcext:value-type="float">
            <text:p>5.17505724687278</text:p>
          </table:table-cell>
          <table:table-cell table:style-name="ce12" table:number-matrix-columns-spanned="1" table:number-matrix-rows-spanned="1" table:formula="of:=SUM([.AW21:.AY23]*[.$BI$11:.$BK$13])" office:value-type="float" office:value="11.5439891006386" calcext:value-type="float">
            <text:p>11.5439891006386</text:p>
          </table:table-cell>
          <table:table-cell table:style-name="ce12" table:number-matrix-columns-spanned="1" table:number-matrix-rows-spanned="1" table:formula="of:=SUM([.AX21:.AZ23]*[.$BI$11:.$BK$13])" office:value-type="float" office:value="16.8370564802249" calcext:value-type="float">
            <text:p>16.8370564802249</text:p>
          </table:table-cell>
          <table:table-cell table:style-name="ce12" table:number-matrix-columns-spanned="1" table:number-matrix-rows-spanned="1" table:formula="of:=SUM([.AY21:.BA23]*[.$BI$11:.$BK$13])" office:value-type="float" office:value="17.8629978349735" calcext:value-type="float">
            <text:p>17.8629978349735</text:p>
          </table:table-cell>
          <table:table-cell table:style-name="ce12" table:number-matrix-columns-spanned="1" table:number-matrix-rows-spanned="1" table:formula="of:=SUM([.AZ21:.BB23]*[.$BI$11:.$BK$13])" office:value-type="float" office:value="12.8728852088582" calcext:value-type="float">
            <text:p>12.8728852088582</text:p>
          </table:table-cell>
          <table:table-cell table:style-name="ce12" table:number-matrix-columns-spanned="1" table:number-matrix-rows-spanned="1" table:formula="of:=SUM([.BA21:.BC23]*[.$BI$11:.$BK$13])" office:value-type="float" office:value="6.80754973242162" calcext:value-type="float">
            <text:p>6.80754973242162</text:p>
          </table:table-cell>
          <table:table-cell table:style-name="ce12" table:number-matrix-columns-spanned="1" table:number-matrix-rows-spanned="1" table:formula="of:=SUM([.BB21:.BD23]*[.$BI$11:.$BK$13])" office:value-type="float" office:value="1.46575607352716" calcext:value-type="float">
            <text:p>1.46575607352716</text:p>
          </table:table-cell>
          <table:table-cell table:style-name="ce12" table:number-matrix-columns-spanned="1" table:number-matrix-rows-spanned="1" table:formula="of:=SUM([.BC21:.BE23]*[.$BI$11:.$BK$13])" office:value-type="float" office:value="0.00316043073896984" calcext:value-type="float">
            <text:p>0.00316043073897</text:p>
          </table:table-cell>
          <table:table-cell table:style-name="ce12" table:number-matrix-columns-spanned="1" table:number-matrix-rows-spanned="1" table:formula="of:=SUM([.BD21:.BF23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BE21:.BG23]*[.$BI$11:.$BK$13])" office:value-type="float" office:value="0" calcext:value-type="float">
            <text:p>0</text:p>
          </table:table-cell>
          <table:table-cell table:number-columns-repeated="934"/>
        </table:table-row>
        <table:table-row table:style-name="ro2">
          <table:table-cell table:number-columns-repeated="17" table:style-name="ce10" office:value-type="float" office:value="0" calcext:value-type="float">
            <text:p>0.0</text:p>
          </table:table-cell>
          <table:table-cell table:style-name="ce10" office:value-type="float" office:value="0.545098066329956" calcext:value-type="float">
            <text:p>0.5</text:p>
          </table:table-cell>
          <table:table-cell table:style-name="ce10" office:value-type="float" office:value="0.996078491210937" calcext:value-type="float">
            <text:p>1.0</text:p>
          </table:table-cell>
          <table:table-cell table:style-name="ce10" office:value-type="float" office:value="0.933333396911621" calcext:value-type="float">
            <text:p>0.9</text:p>
          </table:table-cell>
          <table:table-cell table:style-name="ce10" office:value-type="float" office:value="0.223529428243637" calcext:value-type="float">
            <text:p>0.2</text:p>
          </table:table-cell>
          <table:table-cell table:number-columns-repeated="7" table:style-name="ce10" office:value-type="float" office:value="0" calcext:value-type="float">
            <text:p>0.0</text:p>
          </table:table-cell>
          <table:table-cell table:number-columns-repeated="5"/>
          <table:table-cell table:style-name="ce11" table:number-matrix-columns-spanned="1" table:number-matrix-rows-spanned="1" table:formula="of:=SUM([.A22:.C24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B22:.D24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C22:.E24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D22:.F24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E22:.G24]*[.$AD$11:.$AF$13])" office:value-type="float" office:value="0.0663761508906377" calcext:value-type="float">
            <text:p>0.066376150890638</text:p>
          </table:table-cell>
          <table:table-cell table:style-name="ce11" table:number-matrix-columns-spanned="1" table:number-matrix-rows-spanned="1" table:formula="of:=SUM([.F22:.H24]*[.$AD$11:.$AF$13])" office:value-type="float" office:value="0.476862582064114" calcext:value-type="float">
            <text:p>0.476862582064114</text:p>
          </table:table-cell>
          <table:table-cell table:style-name="ce11" table:number-matrix-columns-spanned="1" table:number-matrix-rows-spanned="1" table:formula="of:=SUM([.G22:.I24]*[.$AD$11:.$AF$13])" office:value-type="float" office:value="0.204148881988888" calcext:value-type="float">
            <text:p>0.204148881988888</text:p>
          </table:table-cell>
          <table:table-cell table:style-name="ce11" table:number-matrix-columns-spanned="1" table:number-matrix-rows-spanned="1" table:formula="of:=SUM([.H22:.J24]*[.$AD$11:.$AF$13])" office:value-type="float" office:value="0.475985390114158" calcext:value-type="float">
            <text:p>0.475985390114158</text:p>
          </table:table-cell>
          <table:table-cell table:style-name="ce11" table:number-matrix-columns-spanned="1" table:number-matrix-rows-spanned="1" table:formula="of:=SUM([.I22:.K24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J22:.L24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K22:.M24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L22:.N24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M22:.O24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N22:.P24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O22:.Q24]*[.$AD$11:.$AF$13])" office:value-type="float" office:value="0.702469187825849" calcext:value-type="float">
            <text:p>0.702469187825849</text:p>
          </table:table-cell>
          <table:table-cell table:style-name="ce11" table:number-matrix-columns-spanned="1" table:number-matrix-rows-spanned="1" table:formula="of:=SUM([.P22:.R24]*[.$AD$11:.$AF$13])" office:value-type="float" office:value="1.72302889207857" calcext:value-type="float">
            <text:p>1.72302889207857</text:p>
          </table:table-cell>
          <table:table-cell table:style-name="ce11" table:number-matrix-columns-spanned="1" table:number-matrix-rows-spanned="1" table:formula="of:=SUM([.Q22:.S24]*[.$AD$11:.$AF$13])" office:value-type="float" office:value="3.28379189621385" calcext:value-type="float">
            <text:p>3.28379189621385</text:p>
          </table:table-cell>
          <table:table-cell table:style-name="ce11" table:number-matrix-columns-spanned="1" table:number-matrix-rows-spanned="1" table:formula="of:=SUM([.R22:.T24]*[.$AD$11:.$AF$13])" office:value-type="float" office:value="3.97810016186583" calcext:value-type="float">
            <text:p>3.97810016186583</text:p>
          </table:table-cell>
          <table:table-cell table:style-name="ce11" table:number-matrix-columns-spanned="1" table:number-matrix-rows-spanned="1" table:formula="of:=SUM([.S22:.U24]*[.$AD$11:.$AF$13])" office:value-type="float" office:value="3.56113206474917" calcext:value-type="float">
            <text:p>3.56113206474917</text:p>
          </table:table-cell>
          <table:table-cell table:style-name="ce11" table:number-matrix-columns-spanned="1" table:number-matrix-rows-spanned="1" table:formula="of:=SUM([.T22:.V24]*[.$AD$11:.$AF$13])" office:value-type="float" office:value="2.22941133055577" calcext:value-type="float">
            <text:p>2.22941133055577</text:p>
          </table:table-cell>
          <table:table-cell table:style-name="ce11" table:number-matrix-columns-spanned="1" table:number-matrix-rows-spanned="1" table:formula="of:=SUM([.U22:.W24]*[.$AD$11:.$AF$13])" office:value-type="float" office:value="0.796522435852748" calcext:value-type="float">
            <text:p>0.796522435852748</text:p>
          </table:table-cell>
          <table:table-cell table:style-name="ce11" table:number-matrix-columns-spanned="1" table:number-matrix-rows-spanned="1" table:formula="of:=SUM([.V22:.X24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W22:.Y24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X22:.Z24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Y22:.AA24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Z22:.AB24]*[.$AD$11:.$AF$13])" office:value-type="float" office:value="0" calcext:value-type="float">
            <text:p>0</text:p>
          </table:table-cell>
          <table:table-cell table:number-columns-repeated="5"/>
          <table:table-cell table:style-name="ce12" table:number-columns-repeated="2"/>
          <table:table-cell table:style-name="ce12" table:number-matrix-columns-spanned="1" table:number-matrix-rows-spanned="1" table:formula="of:=SUM([.AH22:.AJ24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I22:.AK24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J22:.AL24]*[.$BI$11:.$BK$13])" office:value-type="float" office:value="0.306357193580765" calcext:value-type="float">
            <text:p>0.306357193580765</text:p>
          </table:table-cell>
          <table:table-cell table:style-name="ce12" table:number-matrix-columns-spanned="1" table:number-matrix-rows-spanned="1" table:formula="of:=SUM([.AK22:.AM24]*[.$BI$11:.$BK$13])" office:value-type="float" office:value="1.51852460093662" calcext:value-type="float">
            <text:p>1.51852460093662</text:p>
          </table:table-cell>
          <table:table-cell table:style-name="ce12" table:number-matrix-columns-spanned="1" table:number-matrix-rows-spanned="1" table:formula="of:=SUM([.AL22:.AN24]*[.$BI$11:.$BK$13])" office:value-type="float" office:value="2.58324878423204" calcext:value-type="float">
            <text:p>2.58324878423204</text:p>
          </table:table-cell>
          <table:table-cell table:style-name="ce12" table:number-matrix-columns-spanned="1" table:number-matrix-rows-spanned="1" table:formula="of:=SUM([.AM22:.AO24]*[.$BI$11:.$BK$13])" office:value-type="float" office:value="2.91480392272513" calcext:value-type="float">
            <text:p>2.91480392272513</text:p>
          </table:table-cell>
          <table:table-cell table:style-name="ce12" table:number-matrix-columns-spanned="1" table:number-matrix-rows-spanned="1" table:formula="of:=SUM([.AN22:.AP24]*[.$BI$11:.$BK$13])" office:value-type="float" office:value="2.50323840885614" calcext:value-type="float">
            <text:p>2.50323840885614</text:p>
          </table:table-cell>
          <table:table-cell table:style-name="ce12" table:number-matrix-columns-spanned="1" table:number-matrix-rows-spanned="1" table:formula="of:=SUM([.AO22:.AQ24]*[.$BI$11:.$BK$13])" office:value-type="float" office:value="1.00686612451262" calcext:value-type="float">
            <text:p>1.00686612451262</text:p>
          </table:table-cell>
          <table:table-cell table:style-name="ce12" table:number-matrix-columns-spanned="1" table:number-matrix-rows-spanned="1" table:formula="of:=SUM([.AP22:.AR24]*[.$BI$11:.$BK$13])" office:value-type="float" office:value="0.245432662412643" calcext:value-type="float">
            <text:p>0.245432662412643</text:p>
          </table:table-cell>
          <table:table-cell table:style-name="ce12" table:number-matrix-columns-spanned="1" table:number-matrix-rows-spanned="1" table:formula="of:=SUM([.AQ22:.AS24]*[.$BI$11:.$BK$13])" office:value-type="float" office:value="0.00477918808961402" calcext:value-type="float">
            <text:p>0.004779188089614</text:p>
          </table:table-cell>
          <table:table-cell table:style-name="ce12" table:number-matrix-columns-spanned="1" table:number-matrix-rows-spanned="1" table:formula="of:=SUM([.AR22:.AT24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S22:.AU24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T22:.AV24]*[.$BI$11:.$BK$13])" office:value-type="float" office:value="0.498738151146131" calcext:value-type="float">
            <text:p>0.498738151146131</text:p>
          </table:table-cell>
          <table:table-cell table:style-name="ce12" table:number-matrix-columns-spanned="1" table:number-matrix-rows-spanned="1" table:formula="of:=SUM([.AU22:.AW24]*[.$BI$11:.$BK$13])" office:value-type="float" office:value="2.69554328004177" calcext:value-type="float">
            <text:p>2.69554328004177</text:p>
          </table:table-cell>
          <table:table-cell table:style-name="ce12" table:number-matrix-columns-spanned="1" table:number-matrix-rows-spanned="1" table:formula="of:=SUM([.AV22:.AX24]*[.$BI$11:.$BK$13])" office:value-type="float" office:value="8.02577845002904" calcext:value-type="float">
            <text:p>8.02577845002904</text:p>
          </table:table-cell>
          <table:table-cell table:style-name="ce12" table:number-matrix-columns-spanned="1" table:number-matrix-rows-spanned="1" table:formula="of:=SUM([.AW22:.AY24]*[.$BI$11:.$BK$13])" office:value-type="float" office:value="13.9876019319805" calcext:value-type="float">
            <text:p>13.9876019319805</text:p>
          </table:table-cell>
          <table:table-cell table:style-name="ce12" table:number-matrix-columns-spanned="1" table:number-matrix-rows-spanned="1" table:formula="of:=SUM([.AX22:.AZ24]*[.$BI$11:.$BK$13])" office:value-type="float" office:value="17.8158997855029" calcext:value-type="float">
            <text:p>17.8158997855029</text:p>
          </table:table-cell>
          <table:table-cell table:style-name="ce12" table:number-matrix-columns-spanned="1" table:number-matrix-rows-spanned="1" table:formula="of:=SUM([.AY22:.BA24]*[.$BI$11:.$BK$13])" office:value-type="float" office:value="16.1732044599057" calcext:value-type="float">
            <text:p>16.1732044599057</text:p>
          </table:table-cell>
          <table:table-cell table:style-name="ce12" table:number-matrix-columns-spanned="1" table:number-matrix-rows-spanned="1" table:formula="of:=SUM([.AZ22:.BB24]*[.$BI$11:.$BK$13])" office:value-type="float" office:value="10.2990200253677" calcext:value-type="float">
            <text:p>10.2990200253677</text:p>
          </table:table-cell>
          <table:table-cell table:style-name="ce12" table:number-matrix-columns-spanned="1" table:number-matrix-rows-spanned="1" table:formula="of:=SUM([.BA22:.BC24]*[.$BI$11:.$BK$13])" office:value-type="float" office:value="4.58219773646199" calcext:value-type="float">
            <text:p>4.58219773646199</text:p>
          </table:table-cell>
          <table:table-cell table:style-name="ce12" table:number-matrix-columns-spanned="1" table:number-matrix-rows-spanned="1" table:formula="of:=SUM([.BB22:.BD24]*[.$BI$11:.$BK$13])" office:value-type="float" office:value="0.504660416446022" calcext:value-type="float">
            <text:p>0.504660416446022</text:p>
          </table:table-cell>
          <table:table-cell table:style-name="ce12" table:number-matrix-columns-spanned="1" table:number-matrix-rows-spanned="1" table:formula="of:=SUM([.BC22:.BE24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BD22:.BF24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BE22:.BG24]*[.$BI$11:.$BK$13])" office:value-type="float" office:value="0" calcext:value-type="float">
            <text:p>0</text:p>
          </table:table-cell>
          <table:table-cell table:number-columns-repeated="934"/>
        </table:table-row>
        <table:table-row table:style-name="ro2">
          <table:table-cell table:number-columns-repeated="16" table:style-name="ce10" office:value-type="float" office:value="0" calcext:value-type="float">
            <text:p>0.0</text:p>
          </table:table-cell>
          <table:table-cell table:style-name="ce10" office:value-type="float" office:value="0.823529481887817" calcext:value-type="float">
            <text:p>0.8</text:p>
          </table:table-cell>
          <table:table-cell table:style-name="ce10" office:value-type="float" office:value="0.980392217636108" calcext:value-type="float">
            <text:p>1.0</text:p>
          </table:table-cell>
          <table:table-cell table:style-name="ce10" office:value-type="float" office:value="0.996078491210937" calcext:value-type="float">
            <text:p>1.0</text:p>
          </table:table-cell>
          <table:table-cell table:style-name="ce10" office:value-type="float" office:value="0.658823549747467" calcext:value-type="float">
            <text:p>0.7</text:p>
          </table:table-cell>
          <table:table-cell table:number-columns-repeated="8" table:style-name="ce10" office:value-type="float" office:value="0" calcext:value-type="float">
            <text:p>0.0</text:p>
          </table:table-cell>
          <table:table-cell table:number-columns-repeated="5"/>
          <table:table-cell table:style-name="ce11" table:number-matrix-columns-spanned="1" table:number-matrix-rows-spanned="1" table:formula="of:=SUM([.A23:.C2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B23:.D2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C23:.E2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D23:.F2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E23:.G2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F23:.H2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G23:.I2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H23:.J2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I23:.K2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J23:.L2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K23:.M2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L23:.N2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M23:.O2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N23:.P2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O23:.Q25]*[.$AD$11:.$AF$13])" office:value-type="float" office:value="1.27438208798266" calcext:value-type="float">
            <text:p>1.27438208798266</text:p>
          </table:table-cell>
          <table:table-cell table:style-name="ce11" table:number-matrix-columns-spanned="1" table:number-matrix-rows-spanned="1" table:formula="of:=SUM([.P23:.R25]*[.$AD$11:.$AF$13])" office:value-type="float" office:value="2.26517913761976" calcext:value-type="float">
            <text:p>2.26517913761976</text:p>
          </table:table-cell>
          <table:table-cell table:style-name="ce11" table:number-matrix-columns-spanned="1" table:number-matrix-rows-spanned="1" table:formula="of:=SUM([.Q23:.S25]*[.$AD$11:.$AF$13])" office:value-type="float" office:value="3.98208582414239" calcext:value-type="float">
            <text:p>3.98208582414239</text:p>
          </table:table-cell>
          <table:table-cell table:style-name="ce11" table:number-matrix-columns-spanned="1" table:number-matrix-rows-spanned="1" table:formula="of:=SUM([.R23:.T25]*[.$AD$11:.$AF$13])" office:value-type="float" office:value="3.9044418438741" calcext:value-type="float">
            <text:p>3.9044418438741</text:p>
          </table:table-cell>
          <table:table-cell table:style-name="ce11" table:number-matrix-columns-spanned="1" table:number-matrix-rows-spanned="1" table:formula="of:=SUM([.S23:.U25]*[.$AD$11:.$AF$13])" office:value-type="float" office:value="2.82465671746368" calcext:value-type="float">
            <text:p>2.82465671746368</text:p>
          </table:table-cell>
          <table:table-cell table:style-name="ce11" table:number-matrix-columns-spanned="1" table:number-matrix-rows-spanned="1" table:formula="of:=SUM([.T23:.V25]*[.$AD$11:.$AF$13])" office:value-type="float" office:value="1.58018252472302" calcext:value-type="float">
            <text:p>1.58018252472302</text:p>
          </table:table-cell>
          <table:table-cell table:style-name="ce11" table:number-matrix-columns-spanned="1" table:number-matrix-rows-spanned="1" table:formula="of:=SUM([.U23:.W25]*[.$AD$11:.$AF$13])" office:value-type="float" office:value="0.218799738130842" calcext:value-type="float">
            <text:p>0.218799738130842</text:p>
          </table:table-cell>
          <table:table-cell table:style-name="ce11" table:number-matrix-columns-spanned="1" table:number-matrix-rows-spanned="1" table:formula="of:=SUM([.V23:.X2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W23:.Y2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X23:.Z2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Y23:.AA25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Z23:.AB25]*[.$AD$11:.$AF$13])" office:value-type="float" office:value="0" calcext:value-type="float">
            <text:p>0</text:p>
          </table:table-cell>
          <table:table-cell table:number-columns-repeated="5"/>
          <table:table-cell table:style-name="ce12" table:number-columns-repeated="2"/>
          <table:table-cell table:style-name="ce12" table:number-matrix-columns-spanned="1" table:number-matrix-rows-spanned="1" table:formula="of:=SUM([.AH23:.AJ25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I23:.AK25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J23:.AL25]*[.$BI$11:.$BK$13])" office:value-type="float" office:value="0.0272615702971894" calcext:value-type="float">
            <text:p>0.027261570297189</text:p>
          </table:table-cell>
          <table:table-cell table:style-name="ce12" table:number-matrix-columns-spanned="1" table:number-matrix-rows-spanned="1" table:formula="of:=SUM([.AK23:.AM25]*[.$BI$11:.$BK$13])" office:value-type="float" office:value="0.260143023179704" calcext:value-type="float">
            <text:p>0.260143023179704</text:p>
          </table:table-cell>
          <table:table-cell table:style-name="ce12" table:number-matrix-columns-spanned="1" table:number-matrix-rows-spanned="1" table:formula="of:=SUM([.AL23:.AN25]*[.$BI$11:.$BK$13])" office:value-type="float" office:value="0.547049010058932" calcext:value-type="float">
            <text:p>0.547049010058932</text:p>
          </table:table-cell>
          <table:table-cell table:style-name="ce12" table:number-matrix-columns-spanned="1" table:number-matrix-rows-spanned="1" table:formula="of:=SUM([.AM23:.AO25]*[.$BI$11:.$BK$13])" office:value-type="float" office:value="0.402799724294741" calcext:value-type="float">
            <text:p>0.402799724294741</text:p>
          </table:table-cell>
          <table:table-cell table:style-name="ce12" table:number-matrix-columns-spanned="1" table:number-matrix-rows-spanned="1" table:formula="of:=SUM([.AN23:.AP25]*[.$BI$11:.$BK$13])" office:value-type="float" office:value="0.465119377043481" calcext:value-type="float">
            <text:p>0.465119377043481</text:p>
          </table:table-cell>
          <table:table-cell table:style-name="ce12" table:number-matrix-columns-spanned="1" table:number-matrix-rows-spanned="1" table:formula="of:=SUM([.AO23:.AQ25]*[.$BI$11:.$BK$13])" office:value-type="float" office:value="0.00955837617922805" calcext:value-type="float">
            <text:p>0.009558376179228</text:p>
          </table:table-cell>
          <table:table-cell table:style-name="ce12" table:number-matrix-columns-spanned="1" table:number-matrix-rows-spanned="1" table:formula="of:=SUM([.AP23:.AR25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Q23:.AS25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R23:.AT25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S23:.AU25]*[.$BI$11:.$BK$13])" office:value-type="float" office:value="0.0323623186164619" calcext:value-type="float">
            <text:p>0.032362318616462</text:p>
          </table:table-cell>
          <table:table-cell table:style-name="ce12" table:number-matrix-columns-spanned="1" table:number-matrix-rows-spanned="1" table:formula="of:=SUM([.AT23:.AV25]*[.$BI$11:.$BK$13])" office:value-type="float" office:value="1.33251980348625" calcext:value-type="float">
            <text:p>1.33251980348625</text:p>
          </table:table-cell>
          <table:table-cell table:style-name="ce12" table:number-matrix-columns-spanned="1" table:number-matrix-rows-spanned="1" table:formula="of:=SUM([.AU23:.AW25]*[.$BI$11:.$BK$13])" office:value-type="float" office:value="5.38081439449411" calcext:value-type="float">
            <text:p>5.38081439449411</text:p>
          </table:table-cell>
          <table:table-cell table:style-name="ce15" table:number-matrix-columns-spanned="1" table:number-matrix-rows-spanned="1" table:formula="of:=SUM([.AV23:.AX25]*[.$BI$11:.$BK$13])" office:value-type="float" office:value="11.6702867355155" calcext:value-type="float">
            <text:p>11.6702867355155</text:p>
          </table:table-cell>
          <table:table-cell table:style-name="ce15" table:number-matrix-columns-spanned="1" table:number-matrix-rows-spanned="1" table:formula="of:=SUM([.AW23:.AY25]*[.$BI$11:.$BK$13])" office:value-type="float" office:value="16.624705696499" calcext:value-type="float">
            <text:p>16.624705696499</text:p>
          </table:table-cell>
          <table:table-cell table:style-name="ce15" table:number-matrix-columns-spanned="1" table:number-matrix-rows-spanned="1" table:formula="of:=SUM([.AX23:.AZ25]*[.$BI$11:.$BK$13])" office:value-type="float" office:value="17.7844757508951" calcext:value-type="float">
            <text:p>17.7844757508951</text:p>
          </table:table-cell>
          <table:table-cell table:style-name="ce15" table:number-matrix-columns-spanned="1" table:number-matrix-rows-spanned="1" table:formula="of:=SUM([.AY23:.BA25]*[.$BI$11:.$BK$13])" office:value-type="float" office:value="13.4187011732015" calcext:value-type="float">
            <text:p>13.4187011732015</text:p>
          </table:table-cell>
          <table:table-cell table:style-name="ce15" table:number-matrix-columns-spanned="1" table:number-matrix-rows-spanned="1" table:formula="of:=SUM([.AZ23:.BB25]*[.$BI$11:.$BK$13])" office:value-type="float" office:value="7.35934000034127" calcext:value-type="float">
            <text:p>7.35934000034127</text:p>
          </table:table-cell>
          <table:table-cell table:style-name="ce15" table:number-matrix-columns-spanned="1" table:number-matrix-rows-spanned="1" table:formula="of:=SUM([.BA23:.BC25]*[.$BI$11:.$BK$13])" office:value-type="float" office:value="2.31278439763555" calcext:value-type="float">
            <text:p>2.31278439763555</text:p>
          </table:table-cell>
          <table:table-cell table:style-name="ce15" table:number-matrix-columns-spanned="1" table:number-matrix-rows-spanned="1" table:formula="of:=SUM([.BB23:.BD25]*[.$BI$11:.$BK$13])" office:value-type="float" office:value="0.0869625051859398" calcext:value-type="float">
            <text:p>0.08696250518594</text:p>
          </table:table-cell>
          <table:table-cell table:style-name="ce15" table:number-matrix-columns-spanned="1" table:number-matrix-rows-spanned="1" table:formula="of:=SUM([.BC23:.BE25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BD23:.BF25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BE23:.BG25]*[.$BI$11:.$BK$13])" office:value-type="float" office:value="0" calcext:value-type="float">
            <text:p>0</text:p>
          </table:table-cell>
          <table:table-cell table:number-columns-repeated="934"/>
        </table:table-row>
        <table:table-row table:style-name="ro2">
          <table:table-cell table:number-columns-repeated="16" table:style-name="ce10" office:value-type="float" office:value="0" calcext:value-type="float">
            <text:p>0.0</text:p>
          </table:table-cell>
          <table:table-cell table:style-name="ce10" office:value-type="float" office:value="0.94901967048645" calcext:value-type="float">
            <text:p>0.9</text:p>
          </table:table-cell>
          <table:table-cell table:style-name="ce10" office:value-type="float" office:value="0.996078491210937" calcext:value-type="float">
            <text:p>1.0</text:p>
          </table:table-cell>
          <table:table-cell table:style-name="ce10" office:value-type="float" office:value="0.937254965305328" calcext:value-type="float">
            <text:p>0.9</text:p>
          </table:table-cell>
          <table:table-cell table:style-name="ce10" office:value-type="float" office:value="0.223529428243637" calcext:value-type="float">
            <text:p>0.2</text:p>
          </table:table-cell>
          <table:table-cell table:number-columns-repeated="8" table:style-name="ce10" office:value-type="float" office:value="0" calcext:value-type="float">
            <text:p>0.0</text:p>
          </table:table-cell>
          <table:table-cell table:number-columns-repeated="5"/>
          <table:table-cell table:style-name="ce11" table:number-matrix-columns-spanned="1" table:number-matrix-rows-spanned="1" table:formula="of:=SUM([.A24:.C2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B24:.D2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C24:.E2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D24:.F2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E24:.G2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F24:.H2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G24:.I2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H24:.J2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I24:.K2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J24:.L2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K24:.M2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L24:.N2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M24:.O2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N24:.P26]*[.$AD$11:.$AF$13])" office:value-type="float" office:value="0.29771311430946" calcext:value-type="float">
            <text:p>0.29771311430946</text:p>
          </table:table-cell>
          <table:table-cell table:style-name="ce11" table:number-matrix-columns-spanned="1" table:number-matrix-rows-spanned="1" table:formula="of:=SUM([.O24:.Q26]*[.$AD$11:.$AF$13])" office:value-type="float" office:value="2.26384602916916" calcext:value-type="float">
            <text:p>2.26384602916916</text:p>
          </table:table-cell>
          <table:table-cell table:style-name="ce11" table:number-matrix-columns-spanned="1" table:number-matrix-rows-spanned="1" table:formula="of:=SUM([.P24:.R26]*[.$AD$11:.$AF$13])" office:value-type="float" office:value="3.09681866300811" calcext:value-type="float">
            <text:p>3.09681866300811</text:p>
          </table:table-cell>
          <table:table-cell table:style-name="ce11" table:number-matrix-columns-spanned="1" table:number-matrix-rows-spanned="1" table:formula="of:=SUM([.Q24:.S26]*[.$AD$11:.$AF$13])" office:value-type="float" office:value="4.45890612726366" calcext:value-type="float">
            <text:p>4.45890612726366</text:p>
          </table:table-cell>
          <table:table-cell table:style-name="ce11" table:number-matrix-columns-spanned="1" table:number-matrix-rows-spanned="1" table:formula="of:=SUM([.R24:.T26]*[.$AD$11:.$AF$13])" office:value-type="float" office:value="3.41740516117614" calcext:value-type="float">
            <text:p>3.41740516117614</text:p>
          </table:table-cell>
          <table:table-cell table:style-name="ce11" table:number-matrix-columns-spanned="1" table:number-matrix-rows-spanned="1" table:formula="of:=SUM([.S24:.U26]*[.$AD$11:.$AF$13])" office:value-type="float" office:value="2.04024211639535" calcext:value-type="float">
            <text:p>2.04024211639535</text:p>
          </table:table-cell>
          <table:table-cell table:style-name="ce11" table:number-matrix-columns-spanned="1" table:number-matrix-rows-spanned="1" table:formula="of:=SUM([.T24:.V26]*[.$AD$11:.$AF$13])" office:value-type="float" office:value="0.804199618623243" calcext:value-type="float">
            <text:p>0.804199618623243</text:p>
          </table:table-cell>
          <table:table-cell table:style-name="ce11" table:number-matrix-columns-spanned="1" table:number-matrix-rows-spanned="1" table:formula="of:=SUM([.U24:.W2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V24:.X2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W24:.Y2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X24:.Z2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Y24:.AA26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Z24:.AB26]*[.$AD$11:.$AF$13])" office:value-type="float" office:value="0" calcext:value-type="float">
            <text:p>0</text:p>
          </table:table-cell>
          <table:table-cell table:number-columns-repeated="5"/>
          <table:table-cell table:style-name="ce12" table:number-columns-repeated="2"/>
          <table:table-cell table:style-name="ce12" table:number-matrix-columns-spanned="1" table:number-matrix-rows-spanned="1" table:formula="of:=SUM([.AH24:.AJ26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I24:.AK26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J24:.AL26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K24:.AM26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L24:.AN26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M24:.AO26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N24:.AP26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O24:.AQ26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P24:.AR26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Q24:.AS26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R24:.AT26]*[.$BI$11:.$BK$13])" office:value-type="float" office:value="0.00181810780490684" calcext:value-type="float">
            <text:p>0.001818107804907</text:p>
          </table:table-cell>
          <table:table-cell table:style-name="ce12" table:number-matrix-columns-spanned="1" table:number-matrix-rows-spanned="1" table:formula="of:=SUM([.AS24:.AU26]*[.$BI$11:.$BK$13])" office:value-type="float" office:value="0.257794320412592" calcext:value-type="float">
            <text:p>0.257794320412592</text:p>
          </table:table-cell>
          <table:table-cell table:style-name="ce12" table:number-matrix-columns-spanned="1" table:number-matrix-rows-spanned="1" table:formula="of:=SUM([.AT24:.AV26]*[.$BI$11:.$BK$13])" office:value-type="float" office:value="2.66991975045338" calcext:value-type="float">
            <text:p>2.66991975045338</text:p>
          </table:table-cell>
          <table:table-cell table:style-name="ce12" table:number-matrix-columns-spanned="1" table:number-matrix-rows-spanned="1" table:formula="of:=SUM([.AU24:.AW26]*[.$BI$11:.$BK$13])" office:value-type="float" office:value="8.29763921951525" calcext:value-type="float">
            <text:p>8.29763921951525</text:p>
          </table:table-cell>
          <table:table-cell table:style-name="ce15" table:number-matrix-columns-spanned="1" table:number-matrix-rows-spanned="1" table:formula="of:=SUM([.AV24:.AX26]*[.$BI$11:.$BK$13])" office:value-type="float" office:value="14.1301931710234" calcext:value-type="float">
            <text:p>14.1301931710234</text:p>
          </table:table-cell>
          <table:table-cell table:style-name="ce15" table:number-matrix-columns-spanned="1" table:number-matrix-rows-spanned="1" table:formula="of:=SUM([.AW24:.AY26]*[.$BI$11:.$BK$13])" office:value-type="float" office:value="17.5568204807598" calcext:value-type="float">
            <text:p>17.5568204807598</text:p>
          </table:table-cell>
          <table:table-cell table:style-name="ce15" table:number-matrix-columns-spanned="1" table:number-matrix-rows-spanned="1" table:formula="of:=SUM([.AX24:.AZ26]*[.$BI$11:.$BK$13])" office:value-type="float" office:value="15.5812827070306" calcext:value-type="float">
            <text:p>15.5812827070306</text:p>
          </table:table-cell>
          <table:table-cell table:style-name="ce15" table:number-matrix-columns-spanned="1" table:number-matrix-rows-spanned="1" table:formula="of:=SUM([.AY24:.BA26]*[.$BI$11:.$BK$13])" office:value-type="float" office:value="9.84151693062078" calcext:value-type="float">
            <text:p>9.84151693062078</text:p>
          </table:table-cell>
          <table:table-cell table:style-name="ce15" table:number-matrix-columns-spanned="1" table:number-matrix-rows-spanned="1" table:formula="of:=SUM([.AZ24:.BB26]*[.$BI$11:.$BK$13])" office:value-type="float" office:value="4.34602358593814" calcext:value-type="float">
            <text:p>4.34602358593814</text:p>
          </table:table-cell>
          <table:table-cell table:style-name="ce15" table:number-matrix-columns-spanned="1" table:number-matrix-rows-spanned="1" table:formula="of:=SUM([.BA24:.BC26]*[.$BI$11:.$BK$13])" office:value-type="float" office:value="0.720738160097115" calcext:value-type="float">
            <text:p>0.720738160097115</text:p>
          </table:table-cell>
          <table:table-cell table:style-name="ce15" table:number-matrix-columns-spanned="1" table:number-matrix-rows-spanned="1" table:formula="of:=SUM([.BB24:.BD26]*[.$BI$11:.$BK$13])" office:value-type="float" office:value="0.00439376974253262" calcext:value-type="float">
            <text:p>0.004393769742533</text:p>
          </table:table-cell>
          <table:table-cell table:style-name="ce15" table:number-matrix-columns-spanned="1" table:number-matrix-rows-spanned="1" table:formula="of:=SUM([.BC24:.BE26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BD24:.BF26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BE24:.BG26]*[.$BI$11:.$BK$13])" office:value-type="float" office:value="0" calcext:value-type="float">
            <text:p>0</text:p>
          </table:table-cell>
          <table:table-cell table:number-columns-repeated="934"/>
        </table:table-row>
        <table:table-row table:style-name="ro2">
          <table:table-cell table:number-columns-repeated="15" table:style-name="ce10" office:value-type="float" office:value="0" calcext:value-type="float">
            <text:p>0.0</text:p>
          </table:table-cell>
          <table:table-cell table:style-name="ce10" office:value-type="float" office:value="0.349019616842269" calcext:value-type="float">
            <text:p>0.3</text:p>
          </table:table-cell>
          <table:table-cell table:style-name="ce10" office:value-type="float" office:value="0.984313786029815" calcext:value-type="float">
            <text:p>1.0</text:p>
          </table:table-cell>
          <table:table-cell table:style-name="ce10" office:value-type="float" office:value="0.945098102092742" calcext:value-type="float">
            <text:p>0.9</text:p>
          </table:table-cell>
          <table:table-cell table:style-name="ce10" office:value-type="float" office:value="0.337254911661148" calcext:value-type="float">
            <text:p>0.3</text:p>
          </table:table-cell>
          <table:table-cell table:number-columns-repeated="9" table:style-name="ce10" office:value-type="float" office:value="0" calcext:value-type="float">
            <text:p>0.0</text:p>
          </table:table-cell>
          <table:table-cell table:number-columns-repeated="5"/>
          <table:table-cell table:style-name="ce11" table:number-matrix-columns-spanned="1" table:number-matrix-rows-spanned="1" table:formula="of:=SUM([.A25:.C2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B25:.D2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C25:.E2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D25:.F2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E25:.G2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F25:.H2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G25:.I2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H25:.J2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I25:.K2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J25:.L2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K25:.M2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L25:.N2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M25:.O27]*[.$AD$11:.$AF$13])" office:value-type="float" office:value="0.0167254560207505" calcext:value-type="float">
            <text:p>0.016725456020751</text:p>
          </table:table-cell>
          <table:table-cell table:style-name="ce11" table:number-matrix-columns-spanned="1" table:number-matrix-rows-spanned="1" table:formula="of:=SUM([.N25:.P27]*[.$AD$11:.$AF$13])" office:value-type="float" office:value="0.892517071937038" calcext:value-type="float">
            <text:p>0.892517071937038</text:p>
          </table:table-cell>
          <table:table-cell table:style-name="ce11" table:number-matrix-columns-spanned="1" table:number-matrix-rows-spanned="1" table:formula="of:=SUM([.O25:.Q27]*[.$AD$11:.$AF$13])" office:value-type="float" office:value="2.56353628219037" calcext:value-type="float">
            <text:p>2.56353628219037</text:p>
          </table:table-cell>
          <table:table-cell table:style-name="ce11" table:number-matrix-columns-spanned="1" table:number-matrix-rows-spanned="1" table:formula="of:=SUM([.P25:.R27]*[.$AD$11:.$AF$13])" office:value-type="float" office:value="3.35768950734049" calcext:value-type="float">
            <text:p>3.35768950734049</text:p>
          </table:table-cell>
          <table:table-cell table:style-name="ce11" table:number-matrix-columns-spanned="1" table:number-matrix-rows-spanned="1" table:formula="of:=SUM([.Q25:.S27]*[.$AD$11:.$AF$13])" office:value-type="float" office:value="3.80758545477059" calcext:value-type="float">
            <text:p>3.80758545477059</text:p>
          </table:table-cell>
          <table:table-cell table:style-name="ce11" table:number-matrix-columns-spanned="1" table:number-matrix-rows-spanned="1" table:formula="of:=SUM([.R25:.T27]*[.$AD$11:.$AF$13])" office:value-type="float" office:value="2.50686517900479" calcext:value-type="float">
            <text:p>2.50686517900479</text:p>
          </table:table-cell>
          <table:table-cell table:style-name="ce11" table:number-matrix-columns-spanned="1" table:number-matrix-rows-spanned="1" table:formula="of:=SUM([.S25:.U27]*[.$AD$11:.$AF$13])" office:value-type="float" office:value="1.21987664936139" calcext:value-type="float">
            <text:p>1.21987664936139</text:p>
          </table:table-cell>
          <table:table-cell table:style-name="ce11" table:number-matrix-columns-spanned="1" table:number-matrix-rows-spanned="1" table:formula="of:=SUM([.T25:.V27]*[.$AD$11:.$AF$13])" office:value-type="float" office:value="0.218799738130842" calcext:value-type="float">
            <text:p>0.218799738130842</text:p>
          </table:table-cell>
          <table:table-cell table:style-name="ce11" table:number-matrix-columns-spanned="1" table:number-matrix-rows-spanned="1" table:formula="of:=SUM([.U25:.W2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V25:.X2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W25:.Y2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X25:.Z2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Y25:.AA27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Z25:.AB27]*[.$AD$11:.$AF$13])" office:value-type="float" office:value="0" calcext:value-type="float">
            <text:p>0</text:p>
          </table:table-cell>
          <table:table-cell table:number-columns-repeated="5"/>
          <table:table-cell table:style-name="ce12" table:number-columns-repeated="2"/>
          <table:table-cell table:style-name="ce14" table:number-matrix-columns-spanned="1" table:number-matrix-rows-spanned="1" table:formula="of:=SUM([.AH25:.AJ27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I25:.AK27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J25:.AL27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K25:.AM27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L25:.AN27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M25:.AO27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N25:.AP27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O25:.AQ27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P25:.AR27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Q25:.AS27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R25:.AT27]*[.$BI$11:.$BK$13])" office:value-type="float" office:value="0.0112340508083761" calcext:value-type="float">
            <text:p>0.011234050808376</text:p>
          </table:table-cell>
          <table:table-cell table:style-name="ce12" table:number-matrix-columns-spanned="1" table:number-matrix-rows-spanned="1" table:formula="of:=SUM([.AS25:.AU27]*[.$BI$11:.$BK$13])" office:value-type="float" office:value="0.734709084595679" calcext:value-type="float">
            <text:p>0.734709084595679</text:p>
          </table:table-cell>
          <table:table-cell table:style-name="ce12" table:number-matrix-columns-spanned="1" table:number-matrix-rows-spanned="1" table:formula="of:=SUM([.AT25:.AV27]*[.$BI$11:.$BK$13])" office:value-type="float" office:value="4.12581359134114" calcext:value-type="float">
            <text:p>4.12581359134114</text:p>
          </table:table-cell>
          <table:table-cell table:style-name="ce12" table:number-matrix-columns-spanned="1" table:number-matrix-rows-spanned="1" table:formula="of:=SUM([.AU25:.AW27]*[.$BI$11:.$BK$13])" office:value-type="float" office:value="10.1500278139513" calcext:value-type="float">
            <text:p>10.1500278139513</text:p>
          </table:table-cell>
          <table:table-cell table:style-name="ce15" table:number-matrix-columns-spanned="1" table:number-matrix-rows-spanned="1" table:formula="of:=SUM([.AV25:.AX27]*[.$BI$11:.$BK$13])" office:value-type="float" office:value="14.1905416823415" calcext:value-type="float">
            <text:p>14.1905416823415</text:p>
          </table:table-cell>
          <table:table-cell table:style-name="ce15" table:number-matrix-columns-spanned="1" table:number-matrix-rows-spanned="1" table:formula="of:=SUM([.AW25:.AY27]*[.$BI$11:.$BK$13])" office:value-type="float" office:value="15.59096821607" calcext:value-type="float">
            <text:p>15.59096821607</text:p>
          </table:table-cell>
          <table:table-cell table:style-name="ce15" table:number-matrix-columns-spanned="1" table:number-matrix-rows-spanned="1" table:formula="of:=SUM([.AX25:.AZ27]*[.$BI$11:.$BK$13])" office:value-type="float" office:value="11.4038030422884" calcext:value-type="float">
            <text:p>11.4038030422884</text:p>
          </table:table-cell>
          <table:table-cell table:style-name="ce15" table:number-matrix-columns-spanned="1" table:number-matrix-rows-spanned="1" table:formula="of:=SUM([.AY25:.BA27]*[.$BI$11:.$BK$13])" office:value-type="float" office:value="5.95587919524458" calcext:value-type="float">
            <text:p>5.95587919524458</text:p>
          </table:table-cell>
          <table:table-cell table:style-name="ce15" table:number-matrix-columns-spanned="1" table:number-matrix-rows-spanned="1" table:formula="of:=SUM([.AZ25:.BB27]*[.$BI$11:.$BK$13])" office:value-type="float" office:value="1.73101180601485" calcext:value-type="float">
            <text:p>1.73101180601485</text:p>
          </table:table-cell>
          <table:table-cell table:style-name="ce15" table:number-matrix-columns-spanned="1" table:number-matrix-rows-spanned="1" table:formula="of:=SUM([.BA25:.BC27]*[.$BI$11:.$BK$13])" office:value-type="float" office:value="0.0871166725247724" calcext:value-type="float">
            <text:p>0.087116672524772</text:p>
          </table:table-cell>
          <table:table-cell table:style-name="ce15" table:number-matrix-columns-spanned="1" table:number-matrix-rows-spanned="1" table:formula="of:=SUM([.BB25:.BD27]*[.$BI$11:.$BK$13])" office:value-type="float" office:value="0" calcext:value-type="float">
            <text:p>0</text:p>
          </table:table-cell>
          <table:table-cell table:style-name="ce15" table:number-matrix-columns-spanned="1" table:number-matrix-rows-spanned="1" table:formula="of:=SUM([.BC25:.BE27]*[.$BI$11:.$BK$13])" office:value-type="float" office:value="0" calcext:value-type="float">
            <text:p>0</text:p>
          </table:table-cell>
          <table:table-cell table:style-name="ce14" table:number-matrix-columns-spanned="1" table:number-matrix-rows-spanned="1" table:formula="of:=SUM([.BD25:.BF27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BE25:.BG27]*[.$BI$11:.$BK$13])" office:value-type="float" office:value="0" calcext:value-type="float">
            <text:p>0</text:p>
          </table:table-cell>
          <table:table-cell table:number-columns-repeated="934"/>
        </table:table-row>
        <table:table-row table:style-name="ro2">
          <table:table-cell table:number-columns-repeated="14" table:style-name="ce10" office:value-type="float" office:value="0" calcext:value-type="float">
            <text:p>0.0</text:p>
          </table:table-cell>
          <table:table-cell table:style-name="ce10" office:value-type="float" office:value="0.0196078438311815" calcext:value-type="float">
            <text:p>0.0</text:p>
          </table:table-cell>
          <table:table-cell table:style-name="ce10" office:value-type="float" office:value="0.807843208312988" calcext:value-type="float">
            <text:p>0.8</text:p>
          </table:table-cell>
          <table:table-cell table:style-name="ce10" office:value-type="float" office:value="0.964705944061279" calcext:value-type="float">
            <text:p>1.0</text:p>
          </table:table-cell>
          <table:table-cell table:style-name="ce10" office:value-type="float" office:value="0.615686297416687" calcext:value-type="float">
            <text:p>0.6</text:p>
          </table:table-cell>
          <table:table-cell table:number-columns-repeated="10" table:style-name="ce10" office:value-type="float" office:value="0" calcext:value-type="float">
            <text:p>0.0</text:p>
          </table:table-cell>
          <table:table-cell table:number-columns-repeated="5"/>
          <table:table-cell table:style-name="ce11" table:number-matrix-columns-spanned="1" table:number-matrix-rows-spanned="1" table:formula="of:=SUM([.A26:.C28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B26:.D28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C26:.E28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D26:.F28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E26:.G28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F26:.H28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G26:.I28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H26:.J28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I26:.K28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J26:.L28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K26:.M28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L26:.N28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M26:.O28]*[.$AD$11:.$AF$13])" office:value-type="float" office:value="0.0244486977215329" calcext:value-type="float">
            <text:p>0.024448697721533</text:p>
          </table:table-cell>
          <table:table-cell table:style-name="ce11" table:number-matrix-columns-spanned="1" table:number-matrix-rows-spanned="1" table:formula="of:=SUM([.N26:.P28]*[.$AD$11:.$AF$13])" office:value-type="float" office:value="1.18164708440278" calcext:value-type="float">
            <text:p>1.18164708440278</text:p>
          </table:table-cell>
          <table:table-cell table:style-name="ce11" table:number-matrix-columns-spanned="1" table:number-matrix-rows-spanned="1" table:formula="of:=SUM([.O26:.Q28]*[.$AD$11:.$AF$13])" office:value-type="float" office:value="2.00982439107751" calcext:value-type="float">
            <text:p>2.00982439107751</text:p>
          </table:table-cell>
          <table:table-cell table:style-name="ce11" table:number-matrix-columns-spanned="1" table:number-matrix-rows-spanned="1" table:formula="of:=SUM([.P26:.R28]*[.$AD$11:.$AF$13])" office:value-type="float" office:value="2.83844699556508" calcext:value-type="float">
            <text:p>2.83844699556508</text:p>
          </table:table-cell>
          <table:table-cell table:style-name="ce11" table:number-matrix-columns-spanned="1" table:number-matrix-rows-spanned="1" table:formula="of:=SUM([.Q26:.S28]*[.$AD$11:.$AF$13])" office:value-type="float" office:value="2.42334757598875" calcext:value-type="float">
            <text:p>2.42334757598875</text:p>
          </table:table-cell>
          <table:table-cell table:style-name="ce11" table:number-matrix-columns-spanned="1" table:number-matrix-rows-spanned="1" table:formula="of:=SUM([.R26:.T28]*[.$AD$11:.$AF$13])" office:value-type="float" office:value="1.45758559060665" calcext:value-type="float">
            <text:p>1.45758559060665</text:p>
          </table:table-cell>
          <table:table-cell table:style-name="ce11" table:number-matrix-columns-spanned="1" table:number-matrix-rows-spanned="1" table:formula="of:=SUM([.S26:.U28]*[.$AD$11:.$AF$13])" office:value-type="float" office:value="0.330118888303021" calcext:value-type="float">
            <text:p>0.330118888303021</text:p>
          </table:table-cell>
          <table:table-cell table:style-name="ce11" table:number-matrix-columns-spanned="1" table:number-matrix-rows-spanned="1" table:formula="of:=SUM([.T26:.V28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U26:.W28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V26:.X28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W26:.Y28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X26:.Z28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Y26:.AA28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Z26:.AB28]*[.$AD$11:.$AF$13])" office:value-type="float" office:value="0" calcext:value-type="float">
            <text:p>0</text:p>
          </table:table-cell>
          <table:table-cell table:number-columns-repeated="5"/>
          <table:table-cell table:style-name="ce12" table:number-columns-repeated="2"/>
          <table:table-cell table:style-name="ce12" table:number-matrix-columns-spanned="1" table:number-matrix-rows-spanned="1" table:formula="of:=SUM([.AH26:.AJ28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I26:.AK28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J26:.AL28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K26:.AM28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L26:.AN28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M26:.AO28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N26:.AP28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O26:.AQ28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P26:.AR28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Q26:.AS28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AR26:.AT28]*[.$BI$11:.$BK$13])" office:value-type="float" office:value="0.0223728357407556" calcext:value-type="float">
            <text:p>0.022372835740756</text:p>
          </table:table-cell>
          <table:table-cell table:style-name="ce12" table:number-matrix-columns-spanned="1" table:number-matrix-rows-spanned="1" table:formula="of:=SUM([.AS26:.AU28]*[.$BI$11:.$BK$13])" office:value-type="float" office:value="1.13447293571473" calcext:value-type="float">
            <text:p>1.13447293571473</text:p>
          </table:table-cell>
          <table:table-cell table:style-name="ce12" table:number-matrix-columns-spanned="1" table:number-matrix-rows-spanned="1" table:formula="of:=SUM([.AT26:.AV28]*[.$BI$11:.$BK$13])" office:value-type="float" office:value="4.64745402524818" calcext:value-type="float">
            <text:p>4.64745402524818</text:p>
          </table:table-cell>
          <table:table-cell table:style-name="ce12" table:number-matrix-columns-spanned="1" table:number-matrix-rows-spanned="1" table:formula="of:=SUM([.AU26:.AW28]*[.$BI$11:.$BK$13])" office:value-type="float" office:value="9.33282862245624" calcext:value-type="float">
            <text:p>9.33282862245624</text:p>
          </table:table-cell>
          <table:table-cell table:style-name="ce15" table:number-matrix-columns-spanned="1" table:number-matrix-rows-spanned="1" table:formula="of:=SUM([.AV26:.AX28]*[.$BI$11:.$BK$13])" office:value-type="float" office:value="11.6388945633944" calcext:value-type="float">
            <text:p>11.6388945633944</text:p>
          </table:table-cell>
          <table:table-cell table:style-name="ce15" table:number-matrix-columns-spanned="1" table:number-matrix-rows-spanned="1" table:formula="of:=SUM([.AW26:.AY28]*[.$BI$11:.$BK$13])" office:value-type="float" office:value="11.2030875264666" calcext:value-type="float">
            <text:p>11.2030875264666</text:p>
          </table:table-cell>
          <table:table-cell table:style-name="ce15" table:number-matrix-columns-spanned="1" table:number-matrix-rows-spanned="1" table:formula="of:=SUM([.AX26:.AZ28]*[.$BI$11:.$BK$13])" office:value-type="float" office:value="6.8064710138078" calcext:value-type="float">
            <text:p>6.8064710138078</text:p>
          </table:table-cell>
          <table:table-cell table:style-name="ce15" table:number-matrix-columns-spanned="1" table:number-matrix-rows-spanned="1" table:formula="of:=SUM([.AY26:.BA28]*[.$BI$11:.$BK$13])" office:value-type="float" office:value="2.67557024215843" calcext:value-type="float">
            <text:p>2.67557024215843</text:p>
          </table:table-cell>
          <table:table-cell table:style-name="ce15" table:number-matrix-columns-spanned="1" table:number-matrix-rows-spanned="1" table:formula="of:=SUM([.AZ26:.BB28]*[.$BI$11:.$BK$13])" office:value-type="float" office:value="0.34349057293657" calcext:value-type="float">
            <text:p>0.34349057293657</text:p>
          </table:table-cell>
          <table:table-cell table:style-name="ce15" table:number-matrix-columns-spanned="1" table:number-matrix-rows-spanned="1" table:formula="of:=SUM([.BA26:.BC28]*[.$BI$11:.$BK$13])" office:value-type="float" office:value="0.00439376974253262" calcext:value-type="float">
            <text:p>0.004393769742533</text:p>
          </table:table-cell>
          <table:table-cell table:style-name="ce15" table:number-matrix-columns-spanned="1" table:number-matrix-rows-spanned="1" table:formula="of:=SUM([.BB26:.BD28]*[.$BI$11:.$BK$13])" office:value-type="float" office:value="0" calcext:value-type="float">
            <text:p>0</text:p>
          </table:table-cell>
          <table:table-cell table:style-name="ce15" table:number-matrix-columns-spanned="1" table:number-matrix-rows-spanned="1" table:formula="of:=SUM([.BC26:.BE28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BD26:.BF28]*[.$BI$11:.$BK$13])" office:value-type="float" office:value="0" calcext:value-type="float">
            <text:p>0</text:p>
          </table:table-cell>
          <table:table-cell table:style-name="ce12" table:number-matrix-columns-spanned="1" table:number-matrix-rows-spanned="1" table:formula="of:=SUM([.BE26:.BG28]*[.$BI$11:.$BK$13])" office:value-type="float" office:value="0" calcext:value-type="float">
            <text:p>0</text:p>
          </table:table-cell>
          <table:table-cell table:number-columns-repeated="934"/>
        </table:table-row>
        <table:table-row table:style-name="ro3">
          <table:table-cell table:number-columns-repeated="14" table:style-name="ce10" office:value-type="float" office:value="0" calcext:value-type="float">
            <text:p>0.0</text:p>
          </table:table-cell>
          <table:table-cell table:style-name="ce10" office:value-type="float" office:value="0.0156862754374742" calcext:value-type="float">
            <text:p>0.0</text:p>
          </table:table-cell>
          <table:table-cell table:style-name="ce10" office:value-type="float" office:value="0.458823561668395" calcext:value-type="float">
            <text:p>0.5</text:p>
          </table:table-cell>
          <table:table-cell table:style-name="ce10" office:value-type="float" office:value="0.270588248968124" calcext:value-type="float">
            <text:p>0.3</text:p>
          </table:table-cell>
          <table:table-cell table:number-columns-repeated="11" table:style-name="ce10" office:value-type="float" office:value="0" calcext:value-type="float">
            <text:p>0.0</text:p>
          </table:table-cell>
          <table:table-cell table:number-columns-repeated="5"/>
          <table:table-cell table:style-name="ce11" table:number-matrix-columns-spanned="1" table:number-matrix-rows-spanned="1" table:formula="of:=SUM([.A27:.C29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B27:.D29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C27:.E29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D27:.F29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E27:.G29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F27:.H29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G27:.I29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H27:.J29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I27:.K29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J27:.L29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K27:.M29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L27:.N29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M27:.O29]*[.$AD$11:.$AF$13])" office:value-type="float" office:value="0.0272924857772526" calcext:value-type="float">
            <text:p>0.027292485777253</text:p>
          </table:table-cell>
          <table:table-cell table:style-name="ce11" table:number-matrix-columns-spanned="1" table:number-matrix-rows-spanned="1" table:formula="of:=SUM([.N27:.P29]*[.$AD$11:.$AF$13])" office:value-type="float" office:value="1.02482960627774" calcext:value-type="float">
            <text:p>1.02482960627774</text:p>
          </table:table-cell>
          <table:table-cell table:style-name="ce11" table:number-matrix-columns-spanned="1" table:number-matrix-rows-spanned="1" table:formula="of:=SUM([.O27:.Q29]*[.$AD$11:.$AF$13])" office:value-type="float" office:value="1.33646136053205" calcext:value-type="float">
            <text:p>1.33646136053205</text:p>
          </table:table-cell>
          <table:table-cell table:style-name="ce11" table:number-matrix-columns-spanned="1" table:number-matrix-rows-spanned="1" table:formula="of:=SUM([.P27:.R29]*[.$AD$11:.$AF$13])" office:value-type="float" office:value="1.97752528908563" calcext:value-type="float">
            <text:p>1.97752528908563</text:p>
          </table:table-cell>
          <table:table-cell table:style-name="ce11" table:number-matrix-columns-spanned="1" table:number-matrix-rows-spanned="1" table:formula="of:=SUM([.Q27:.S29]*[.$AD$11:.$AF$13])" office:value-type="float" office:value="1.30814613159175" calcext:value-type="float">
            <text:p>1.30814613159175</text:p>
          </table:table-cell>
          <table:table-cell table:style-name="ce11" table:number-matrix-columns-spanned="1" table:number-matrix-rows-spanned="1" table:formula="of:=SUM([.R27:.T29]*[.$AD$11:.$AF$13])" office:value-type="float" office:value="0.602658905827329" calcext:value-type="float">
            <text:p>0.602658905827329</text:p>
          </table:table-cell>
          <table:table-cell table:style-name="ce11" table:number-matrix-columns-spanned="1" table:number-matrix-rows-spanned="1" table:formula="of:=SUM([.S27:.U29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T27:.V29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U27:.W29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V27:.X29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W27:.Y29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X27:.Z29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Y27:.AA29]*[.$AD$11:.$AF$13])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[.Z27:.AB29]*[.$AD$11:.$AF$13])" office:value-type="float" office:value="0" calcext:value-type="float">
            <text:p>0</text:p>
          </table:table-cell>
          <table:table-cell table:number-columns-repeated="5"/>
          <table:table-cell table:style-name="ce12" table:number-columns-repeated="16"/>
          <table:table-cell table:style-name="ce15" table:number-columns-repeated="8"/>
          <table:table-cell table:style-name="ce12" table:number-columns-repeated="2"/>
          <table:table-cell table:number-columns-repeated="934"/>
        </table:table-row>
        <table:table-row table:style-name="ro2">
          <table:table-cell table:number-columns-repeated="28" table:style-name="ce10" office:value-type="float" office:value="0" calcext:value-type="float">
            <text:p>0.0</text:p>
          </table:table-cell>
          <table:table-cell table:number-columns-repeated="38"/>
          <table:table-cell table:style-name="ce12" table:number-columns-repeated="22"/>
          <table:table-cell table:number-columns-repeated="936"/>
        </table:table-row>
        <table:table-row table:style-name="ro1">
          <table:table-cell table:style-name="ce10" table:number-columns-repeated="28"/>
          <table:table-cell table:number-columns-repeated="13"/>
          <table:table-cell office:value-type="string" calcext:value-type="string">
            <text:p>26 * 26</text:p>
          </table:table-cell>
          <table:table-cell table:number-columns-repeated="34"/>
          <table:table-cell office:value-type="string" calcext:value-type="string">
            <text:p>24 * 24 </text:p>
          </table:table-cell>
          <table:table-cell table:number-columns-repeated="947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onv-example (2)'.A2:'conv-example (2)'.AB30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conv-example (2)'.AH3:'conv-example (2)'.BG28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conv-example (2)'.BM3:'conv-example (2)'.CL3 'conv-example (2)'.BM26:'conv-example (2)'.BN28 'conv-example (2)'.CK5:'conv-example (2)'.CL28 'conv-example (2)'.BO29:'conv-example (2)'.CJ29 'conv-example (2)'.BM10:'conv-example (2)'.CJ23 'conv-example (2)'.BM4:'conv-example (2)'.BN9 'conv-example (2)'.BW5:'conv-example (2)'.CJ9 'conv-example (2)'.BP26:'conv-example (2)'.CB26 'conv-example (2)'.BO27:'conv-example (2)'.CB28 'conv-example (2)'.BM24:'conv-example (2)'.CB25 'conv-example (2)'.BO4:'conv-example (2)'.CL4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conv-example (2)'.BO26:'conv-example (2)'.BO26 'conv-example (2)'.CK26:'conv-example (2)'.CK26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conv-example (2)'.CC24:'conv-example (2)'.CJ28 'conv-example (2)'.CC4:'conv-example (2)'.CJ4 'conv-example (2)'.CK5:'conv-example (2)'.CL9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conv-example (2)'.BO5:'conv-example (2)'.BV9 'conv-example (2)'.CK5:'conv-example (2)'.CL9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51pt 0.74pt 0.51pt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51pt 0.74pt 0.51pt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51pt 0.74pt 0.51pt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v-example_20__28_2_29_" style:display-name="PageStyle_conv-example 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-example" style:display-name="PageStyle_conv-examp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Howard</meta:initial-creator>
    <meta:creation-date>2016-11-14T15:49:31</meta:creation-date>
    <dc:date>2020-01-24T13:13:03.142722062</dc:date>
    <meta:editing-duration>PT6M30S</meta:editing-duration>
    <meta:generator>LibreOffice/6.0.7.3$Linux_X86_64 LibreOffice_project/00m0$Build-3</meta:generator>
    <meta:editing-cycles>3</meta:editing-cycles>
    <meta:document-statistic meta:table-count="2" meta:cell-count="608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